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Unicode MS" svg:font-family="'Arial Unicode MS'" style:font-family-generic="swiss" style:font-pitch="variable"/>
  </office:font-face-decls>
  <office:automatic-styles>
    <style:style style:name="P1" style:family="paragraph" style:parent-style-name="Обычный">
      <style:paragraph-properties fo:margin-left="0cm" fo:margin-right="0cm" fo:text-align="justify" style:justify-single-word="false" fo:text-indent="1cm" style:auto-text-indent="false"/>
      <style:text-properties style:font-name="Times New Roman" style:font-name-complex="Times New Roman"/>
    </style:style>
    <style:style style:name="P2" style:family="paragraph" style:parent-style-name="Обычный">
      <style:paragraph-properties fo:margin-left="0cm" fo:margin-right="0cm" fo:text-align="justify" style:justify-single-word="false" fo:text-indent="1cm" style:auto-text-indent="false">
        <style:tab-stops>
          <style:tab-stop style:position="4.145cm"/>
        </style:tab-stops>
      </style:paragraph-properties>
      <style:text-properties style:font-name="Times New Roman" style:font-name-complex="Times New Roman"/>
    </style:style>
    <style:style style:name="P3" style:family="paragraph" style:parent-style-name="Обычный">
      <style:paragraph-properties fo:margin-left="0cm" fo:margin-right="0cm" fo:text-align="justify" style:justify-single-word="false" fo:text-indent="1cm" style:auto-text-indent="false">
        <style:tab-stops>
          <style:tab-stop style:position="4.68cm"/>
        </style:tab-stops>
      </style:paragraph-properties>
      <style:text-properties style:font-name="Times New Roman" style:font-name-complex="Times New Roman"/>
    </style:style>
    <style:style style:name="P4" style:family="paragraph" style:parent-style-name="Обычный">
      <style:paragraph-properties fo:margin-left="0cm" fo:margin-right="0cm" fo:text-align="justify" style:justify-single-word="false" fo:text-indent="1cm" style:auto-text-indent="false">
        <style:tab-stops>
          <style:tab-stop style:position="3.63cm"/>
        </style:tab-stops>
      </style:paragraph-properties>
      <style:text-properties style:font-name="Times New Roman" style:font-name-complex="Times New Roman"/>
    </style:style>
    <style:style style:name="P5" style:family="paragraph" style:parent-style-name="Обычный">
      <style:paragraph-properties fo:margin-left="0cm" fo:margin-right="0cm" fo:text-align="justify" style:justify-single-word="false" fo:text-indent="1cm" style:auto-text-indent="false">
        <style:tab-stops>
          <style:tab-stop style:position="2.776cm"/>
        </style:tab-stops>
      </style:paragraph-properties>
      <style:text-properties style:font-name="Times New Roman" style:font-name-complex="Times New Roman"/>
    </style:style>
    <style:style style:name="P6" style:family="paragraph" style:parent-style-name="Обычный">
      <style:paragraph-properties fo:margin-left="0cm" fo:margin-right="0cm" fo:text-align="justify" style:justify-single-word="false" fo:text-indent="1cm" style:auto-text-indent="false"/>
      <style:text-properties style:font-name="Times New Roman" fo:language="en" fo:country="US" style:font-name-complex="Times New Roman"/>
    </style:style>
    <style:style style:name="P7" style:family="paragraph" style:parent-style-name="Обычный">
      <style:paragraph-properties fo:margin-left="0cm" fo:margin-right="0cm" fo:text-align="justify" style:justify-single-word="false" fo:text-indent="1cm" style:auto-text-indent="false"/>
    </style:style>
    <style:style style:name="P8" style:family="paragraph" style:parent-style-name="Обычный">
      <style:paragraph-properties fo:margin-left="0cm" fo:margin-right="0cm" fo:text-align="justify" style:justify-single-word="false" fo:text-indent="1cm" style:auto-text-indent="false">
        <style:tab-stops>
          <style:tab-stop style:position="4.145cm"/>
        </style:tab-stops>
      </style:paragraph-properties>
    </style:style>
    <style:style style:name="P9" style:family="paragraph" style:parent-style-name="Обычный" style:master-page-name="MP0">
      <style:paragraph-properties fo:margin-left="0cm" fo:margin-right="0cm" fo:text-align="justify" style:justify-single-word="false" fo:text-indent="1cm" style:auto-text-indent="false" style:page-number="auto" fo:break-before="page"/>
    </style:style>
    <style:style style:name="T1" style:family="text">
      <style:text-properties fo:color="#ff3333" style:font-name="Times New Roman" fo:font-weight="bold" style:font-weight-asian="bold" style:font-name-complex="Times New Roman" style:font-weight-complex="bold"/>
    </style:style>
    <style:style style:name="T2" style:family="text">
      <style:text-properties fo:color="#ff3333" style:font-name="Times New Roman" fo:font-weight="bold" officeooo:rsid="0018fa7b" style:font-weight-asian="bold" style:font-name-complex="Times New Roman" style:font-weight-complex="bold"/>
    </style:style>
    <style:style style:name="T3" style:family="text">
      <style:text-properties fo:color="#ff3333" style:font-name="Times New Roman" fo:font-weight="bold" officeooo:rsid="001a6c4f" style:font-weight-asian="bold" style:font-name-complex="Times New Roman" style:font-weight-complex="bold"/>
    </style:style>
    <style:style style:name="T4" style:family="text">
      <style:text-properties fo:color="#ff3333" style:font-name="Times New Roman" fo:font-weight="bold" officeooo:rsid="001ddb44" style:font-weight-asian="bold" style:font-name-complex="Times New Roman" style:font-weight-complex="bold"/>
    </style:style>
    <style:style style:name="T5" style:family="text">
      <style:text-properties fo:color="#ff3333" style:font-name="Times New Roman" fo:language="en" fo:country="US" fo:font-weight="bold" style:font-weight-asian="bold" style:font-name-complex="Times New Roman" style:font-weight-complex="bold"/>
    </style:style>
    <style:style style:name="T6" style:family="text">
      <style:text-properties style:font-name="Times New Roman" style:font-name-complex="Times New Roman"/>
    </style:style>
    <style:style style:name="T7" style:family="text">
      <style:text-properties style:font-name="Times New Roman" style:font-name-complex="Times New Roman" style:font-style-complex="italic"/>
    </style:style>
    <style:style style:name="T8" style:family="text">
      <style:text-properties style:font-name="Times New Roman" style:font-name-complex="Times New Roman" style:font-style-complex="italic" style:font-weight-complex="bold"/>
    </style:style>
    <style:style style:name="T9" style:family="text">
      <style:text-properties style:font-name="Times New Roman" style:font-name-complex="Times New Roman" style:font-weight-complex="bold"/>
    </style:style>
    <style:style style:name="T10" style:family="text">
      <style:text-properties style:font-name="Times New Roman" officeooo:rsid="00176e53" style:font-name-complex="Times New Roman"/>
    </style:style>
    <style:style style:name="T11" style:family="text">
      <style:text-properties style:font-name="Times New Roman" officeooo:rsid="001c031b" style:font-name-complex="Times New Roman"/>
    </style:style>
    <style:style style:name="T12" style:family="text">
      <style:text-properties style:font-name="Times New Roman" fo:language="en" fo:country="US" style:font-name-complex="Times New Roman"/>
    </style:style>
    <style:style style:name="T13" style:family="text">
      <style:text-properties style:font-name="Times New Roman" fo:language="en" fo:country="US" style:font-name-complex="Times New Roman" style:font-weight-complex="bold"/>
    </style:style>
    <style:style style:name="T14" style:family="text">
      <style:text-properties style:font-name="Times New Roman" fo:language="en" fo:country="US" style:font-name-complex="Times New Roman" style:font-style-complex="italic"/>
    </style:style>
    <style:style style:name="T15" style:family="text">
      <style:text-properties fo:color="#009900" style:font-name="Times New Roman" fo:language="en" fo:country="US" fo:font-weight="bold" style:font-weight-asian="bold" style:font-name-complex="Times New Roman" style:font-weight-complex="bold"/>
    </style:style>
    <style:style style:name="T16" style:family="text">
      <style:text-properties fo:color="#009900" style:font-name="Times New Roman" fo:font-weight="bold" style:font-weight-asian="bold" style:font-name-complex="Times New Roman" style:font-weight-complex="bold"/>
    </style:style>
    <style:style style:name="T17" style:family="text">
      <style:text-properties style:use-window-font-color="true" style:font-name="Times New Roman" style:font-name-complex="Times New Roman"/>
    </style:style>
    <style:style style:name="T18" style:family="text">
      <style:text-properties style:use-window-font-color="true" style:font-name="Times New Roman" style:font-name-complex="Times New Roman" style:font-weight-complex="bold"/>
    </style:style>
    <style:style style:name="T19" style:family="text">
      <style:text-properties fo:font-variant="small-caps" style:font-name="Times New Roman" style:font-name-complex="Times New Roman"/>
    </style:style>
    <style:style style:name="T20" style:family="text">
      <style:text-properties fo:font-variant="small-caps" style:font-name="Times New Roman" style:font-name-complex="Times New Roman" style:font-weight-complex="bold"/>
    </style:style>
    <style:style style:name="T21" style:family="text">
      <style:text-properties fo:font-variant="small-caps" style:font-name="Times New Roman" fo:language="en" fo:country="US" style:font-name-complex="Times New Roman"/>
    </style:style>
    <style:style style:name="T22" style:family="text">
      <style:text-properties fo:language="ru" fo:country="RU" officeooo:rsid="001717bf"/>
    </style:style>
    <style:style style:name="T23" style:family="text">
      <style:text-properties officeooo:rsid="0018a7d7"/>
    </style:style>
    <style:style style:name="T24" style:family="text">
      <style:text-properties officeooo:rsid="001a6c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Основной_20_шрифт_20_абзаца"><text:span text:style-name="T1">Абазаъашы</text:span></text:span><text:span text:style-name="Основной_20_шрифт_20_абзаца"><text:span text:style-name="T6"> — Мальва мавританская, просвирник мавританский — </text:span></text:span><text:span text:style-name="Основной_20_шрифт_20_абзаца"><text:span text:style-name="T15">Malva mauritiana L</text:span></text:span><text:span text:style-name="Основной_20_шрифт_20_абзаца"><text:span text:style-name="T6">. </text:span></text:span><text:span text:style-name="Основной_20_шрифт_20_абзаца"><text:span text:style-name="T7">Рис. 1</text:span></text:span></text:p>
      <text:p text:style-name="P1">Однолетнее травянистое растение. Стебель без боковых побегов до 20 — 25 см высотой. Листья имеют округлую форму. Мальва цветет весной, летом и осенью; лепестки достигают 20 — 25 мм. длины.</text:p>
      <text:p text:style-name="P1">Растет на огородах, лугах, в степях; плоды округлой формы, съедобны.</text:p>
      <text:p text:style-name="P1">Абазины выращивают мальву как декоративное, лекарственное растение.</text:p>
      <text:p text:style-name="P1"/>
      <text:p text:style-name="P7"><text:span text:style-name="Основной_20_шрифт_20_абзаца"><text:span text:style-name="T1">Абрикос</text:span></text:span><text:span text:style-name="Основной_20_шрифт_20_абзаца"><text:span text:style-name="T6"> — Абрикос обыкновенный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 </text:span></text:span><text:span text:style-name="Основной_20_шрифт_20_абзаца"><text:span text:style-name="T7">Рис. 1а.</text:span></text:span></text:p>
      <text:p text:style-name="P7"><text:span text:style-name="Основной_20_шрифт_20_абзаца"><text:span text:style-name="T6">Дерево до 8 м высоты. Молодые побеги голые, красновато-коричневые, блестящие; кора ствола темно-серая, глубоко трещиноватая; почки удлиненные, слабо опушенные; листья яйцевидной формы до 5 — 10 см длины, </text:span></text:span><text:span text:style-name="Основной_20_шрифт_20_абзаца"><text:span text:style-name="T7">4-</text:span></text:span><text:span text:style-name="Основной_20_шрифт_20_абзаца"><text:span text:style-name="T6">8 см ширины. Цветение идет до распускания листьев; цветки белые одиночные; плоды округлые, с боков сжатые до 2 — 5 см длины; молодые плоды опушенные, зрелые — ярко-желтые. В КЧР выращивают как ценное плодовое дерево.</text:span></text:span></text:p>
      <text:p text:style-name="P1">Медонос.</text:p>
      <text:p text:style-name="P1"/>
      <text:p text:style-name="P7"><text:span text:style-name="Основной_20_шрифт_20_абзаца"><text:span text:style-name="T1">Абрикос</text:span></text:span><text:span text:style-name="Основной_20_шрифт_20_абзаца"><text:span text:style-name="T6"> — Плод абрикоса обыкновенного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7"><text:span text:style-name="Основной_20_шрифт_20_абзаца"><text:span text:style-name="T6">В семени абрикоса до 25% белка, 50% жирного масла, высушенный без косточек плод содержит до 80% сахара; богат витамином </text:span></text:span><text:span text:style-name="Основной_20_шрифт_20_абзаца"><text:span text:style-name="T12">P</text:span></text:span><text:span text:style-name="Основной_20_шрифт_20_абзаца"><text:span text:style-name="T6"> (витамина </text:span></text:span><text:span text:style-name="Основной_20_шрифт_20_абзаца"><text:span text:style-name="T12">C</text:span></text:span><text:span text:style-name="Основной_20_шрифт_20_абзаца"><text:span text:style-name="T6"> в нем мало).</text:span></text:span></text:p>
      <text:p text:style-name="P1">Ценное плодовое дерево, ценна также древесина. Созревшие плоды кушают, из плодов выжимают мякоть и сушат для чая. Сушеные без косточки абрикосы содержат до 80% сахара и раньше служили для народов Средней Азии почти единственным (наряду с сушеными дынями) источником сахара.</text:p>
      <text:p text:style-name="P1"/>
      <text:p text:style-name="P7"><text:span text:style-name="Основной_20_шрифт_20_абзаца"><text:span text:style-name="T1">АбрикосцIла</text:span></text:span><text:span text:style-name="Основной_20_шрифт_20_абзаца"><text:span text:style-name="T6"> — Абрикос обыкновенный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Уапшы Абрикос.</text:p>
      <text:p text:style-name="P1"/>
      <text:p text:style-name="P7"><text:span text:style-name="Основной_20_шрифт_20_абзаца"><text:span text:style-name="T1">Авос</text:span></text:span><text:span text:style-name="Основной_20_шрифт_20_абзаца"><text:span text:style-name="T6"> — Овес посевной — </text:span></text:span><text:span text:style-name="Основной_20_шрифт_20_абзаца"><text:span text:style-name="T15">Aven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IатшакIапсачIвы.</text:p>
      <text:p text:style-name="P1"/>
      <text:p text:style-name="P7"><text:span text:style-name="Основной_20_шрифт_20_абзаца"><text:span text:style-name="T1">а-Агш</text:span></text:span><text:span text:style-name="Основной_20_шрифт_20_абзаца"><text:span text:style-name="T6"> (абх.) — Ива козь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capr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Агш</text:span></text:span><text:span text:style-name="Основной_20_шрифт_20_абзаца"><text:span text:style-name="T6"> (абх.) — Ива бел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alb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ахъвакIахвхва.</text:p>
      <text:p text:style-name="P1"/>
      <text:p text:style-name="P7"><text:span text:style-name="Основной_20_шрифт_20_абзаца"><text:span text:style-name="T1">АгътIа</text:span></text:span><text:span text:style-name="Основной_20_шрифт_20_абзаца"><text:span text:style-name="T6"> — Топол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Быстрорастущее дерево. Предпочитает богатую и влажную почву, достигая в хороших условиях до 30 — 35 м высоты. В лесных культурах и защитных насаждениях встречаются несколько видов: </text:span></text:span><text:span text:style-name="Основной_20_шрифт_20_абзаца"><text:span text:style-name="T12">m</text:span></text:span><text:span text:style-name="Основной_20_шрифт_20_абзаца"><text:span text:style-name="T6"> бальзамический, </text:span></text:span><text:span text:style-name="Основной_20_шрифт_20_абзаца"><text:span text:style-name="T12">m</text:span></text:span><text:span text:style-name="Основной_20_шрифт_20_абзаца"><text:span text:style-name="T6"> канадский, </text:span></text:span><text:span text:style-name="Основной_20_шрифт_20_абзаца"><text:span text:style-name="T12">m</text:span></text:span><text:span text:style-name="Основной_20_шрифт_20_абзаца"><text:span text:style-name="T6"> черный, </text:span></text:span><text:span text:style-name="Основной_20_шрифт_20_абзаца"><text:span text:style-name="T12">m</text:span></text:span><text:span text:style-name="Основной_20_шрифт_20_абзаца"><text:span text:style-name="T6"> пирамидальный, </text:span></text:span><text:span text:style-name="Основной_20_шрифт_20_абзаца"><text:span text:style-name="T12">m</text:span></text:span><text:span text:style-name="Основной_20_шрифт_20_абзаца"><text:span text:style-name="T6"> китайский. Различаются по форме листовой пластинки опушенности, по длине черешка и т. д.</text:span></text:span></text:p>
      <text:p text:style-name="P1">Размножается черенками, однако более устойчивые и долголетние насаждения образуются из семян.</text:p>
      <text:p text:style-name="P1">Древесина используется на топливо, хозяйственные постройки и в бумажной промышленности.</text:p>
      <text:p text:style-name="P1"/>
      <text:p text:style-name="P7"><text:span text:style-name="Основной_20_шрифт_20_абзаца"><text:span text:style-name="T1">АгътIаквайчIва</text:span></text:span><text:span text:style-name="Основной_20_шрифт_20_абзаца"><text:span text:style-name="T6"> — Тополь черный, осокор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text:span></text:span></text:p>
      <text:p text:style-name="P1">Высокое дерево, достигающее до 25 м высоты. Молодые побеги желто-серые; кора стволов темно-серая; края листьев пильчатые, на длинных черешках; семя с белым пушком.</text:p>
      <text:p text:style-name="P1">В КЧР растет в поймах рек Подкумка, Кумы, Кубани, Лабы, Белой.</text:p>
      <text:p text:style-name="P1">Лекарственное растение, используют почки тополя в виде настоя при ожогах и ревматизме.</text:p>
      <text:p text:style-name="P1">Декоративен. Используется для озеленения дорог, улиц, берегов. Дает легкую малоценную древесину, дубильные вещества, краску, эфирные масла.</text:p>
      <text:p text:style-name="P1"/>
      <text:p text:style-name="P7"><text:span text:style-name="Основной_20_шрифт_20_абзаца"><text:span text:style-name="T1">Агът</text:span></text:span><text:span text:style-name="Основной_20_шрифт_20_абзаца"><text:span text:style-name="T5">I</text:span></text:span><text:span text:style-name="Основной_20_шрифт_20_абзаца"><text:span text:style-name="T1">ац</text:span></text:span><text:span text:style-name="Основной_20_шрифт_20_абзаца"><text:span text:style-name="T5">I</text:span></text:span><text:span text:style-name="Основной_20_шрифт_20_абзаца"><text:span text:style-name="T1">ла</text:span></text:span><text:span text:style-name="Основной_20_шрифт_20_абзаца"><text:span text:style-name="T6"> — Топол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Уапшы АгътIа.</text:p>
      <text:p text:style-name="P1"/>
      <text:p text:style-name="P7"><text:span text:style-name="Основной_20_шрифт_20_абзаца"><text:span text:style-name="T1">АгътIашкIвокIва</text:span></text:span><text:span text:style-name="Основной_20_шрифт_20_абзаца"><text:span text:style-name="T6"> — Тополь белолистка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ысота дерева достигает 15 — 25 м, кора стволов белая, молодые побеги беловойлочные; листья темно-зеленые, 5 — 7 лопастные семена покрыты пушком.</text:p>
      <text:p text:style-name="P1">Белый тополь растет по берегам Подкумка, Кубани, Кумы, на улицах, в лесах.</text:p>
      <text:p text:style-name="P1">Дерево лекарственное, используют почки при геморрое, а кора и молодые побеги — как противоглистное средство. Имеет красивую крону. Пригоден для озеленения. Дает строительную древесину. Размножается корневыми отпрысками, черенками и семенами.</text:p>
      <text:p text:style-name="P1"/>
      <text:p text:style-name="P7"><text:span text:style-name="Основной_20_шрифт_20_абзаца"><text:span text:style-name="T1">АгътIацIлашкIвокIва</text:span></text:span><text:span text:style-name="Основной_20_шрифт_20_абзаца"><text:span text:style-name="T6"> — Тополь белый, серебристый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гътIашкIвокIва.</text:p>
      <text:p text:style-name="P1"/>
      <text:p text:style-name="P7"><text:span text:style-name="Основной_20_шрифт_20_абзаца"><text:span text:style-name="T1">Адапкъына</text:span></text:span><text:span text:style-name="Основной_20_шрифт_20_абзаца"><text:span text:style-name="T6"> — Мелколепестник канадский — </text:span></text:span><text:span text:style-name="Основной_20_шрифт_20_абзаца"><text:span text:style-name="T15">Erigeron</text:span></text:span><text:span text:style-name="Основной_20_шрифт_20_абзаца"><text:span text:style-name="T16"> </text:span></text:span><text:span text:style-name="Основной_20_шрифт_20_абзаца"><text:span text:style-name="T15">canad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Американский сорняк высотой до 100 — 150 см. Растение внизу опушено только крупными волосками. Нижние стеблевые листья мелкозубчатые.</text:p>
      <text:p text:style-name="P1">Однолетник. Цветет белым цветом в июне-сентябре.</text:p>
      <text:p text:style-name="P1">В КЧР встречается на сорных местах, полях. Поднимается до среднего горного пояса.</text:p>
      <text:p text:style-name="P1">Родина: Северная Америка.</text:p>
      <text:p text:style-name="P1"/>
      <text:p text:style-name="P7"><text:span text:style-name="Основной_20_шрифт_20_абзаца"><text:span text:style-name="T1">АдахIвра</text:span></text:span><text:span text:style-name="Основной_20_шрифт_20_абзаца"><text:span text:style-name="T6"> — Ряска тройчатая — </text:span></text:span><text:span text:style-name="Основной_20_шрифт_20_абзаца"><text:span text:style-name="T15">Lemna</text:span></text:span><text:span text:style-name="Основной_20_шрифт_20_абзаца"><text:span text:style-name="T16"> </text:span></text:span><text:span text:style-name="Основной_20_шрифт_20_абзаца"><text:span text:style-name="T15">trisul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ластинки (стебли) продолговатые, ланцетные, тонкие, прозрачные, погруженные в воду, соединенные группами.</text:p>
      <text:p text:style-name="P1">Произрастает в стоячей воде. В КЧР встречается во всех степных и лесных районах.</text:p>
      <text:p text:style-name="P1">По пищевым свойствам не отличается от ряски маленькой.</text:p>
      <text:p text:style-name="P1"/>
      <text:p text:style-name="P7"><text:span text:style-name="Основной_20_шрифт_20_абзаца"><text:span text:style-name="T1">АдахIвра</text:span></text:span><text:span text:style-name="Основной_20_шрифт_20_абзаца"><text:span text:style-name="T6"> — Калужница полуоткрытая — </text:span></text:span><text:span text:style-name="Основной_20_шрифт_20_абзаца"><text:span text:style-name="T15">Trollius</text:span></text:span><text:span text:style-name="Основной_20_шрифт_20_абзаца"><text:span text:style-name="T16"> </text:span></text:span><text:span text:style-name="Основной_20_шрифт_20_абзаца"><text:span text:style-name="T15">patulus</text:span></text:span><text:span text:style-name="Основной_20_шрифт_20_абзаца"><text:span text:style-name="T16"> </text:span></text:span><text:span text:style-name="Основной_20_шрифт_20_абзаца"><text:span text:style-name="T15">Salisb</text:span></text:span><text:span text:style-name="Основной_20_шрифт_20_абзаца"><text:span text:style-name="T6">.</text:span></text:span></text:p>
      <text:p text:style-name="P1">Ядовитое многолетнее растение до 10 — 15 см высотой. Стебли прямые, листья почти прикорневые, округлые или почковидные. Цветки крупные, желтые, глянцевидные. Цветет с конца апреля до половины июня.</text:p>
      <text:p text:style-name="P1">Растет в КЧР на заболоченных местах, сырых лугах, по берегам водоемов.</text:p>
      <text:p text:style-name="P1">Съедобные нераспустившиеся цветочные бутоны, отваривают и маринуют в уксусе.</text:p>
      <text:p text:style-name="P1"/>
      <text:p text:style-name="P7"><text:span text:style-name="Основной_20_шрифт_20_абзаца"><text:span text:style-name="T1">АдахIврадза</text:span></text:span><text:span text:style-name="Основной_20_шрифт_20_абзаца"><text:span text:style-name="T6"> — Ряска маленькая — </text:span></text:span><text:span text:style-name="Основной_20_шрифт_20_абзаца"><text:span text:style-name="T15">Lemna</text:span></text:span><text:span text:style-name="Основной_20_шрифт_20_абзаца"><text:span text:style-name="T16"> </text:span></text:span><text:span text:style-name="Основной_20_шрифт_20_абзаца"><text:span text:style-name="T15">min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ластинки (стебли) яйцевидные, толстоватые, плавающие на поверхности воды. Обитает в озерах, прудах, заводях.</text:p>
      <text:p text:style-name="P1">В КЧР обычен в степных, реже — лесных районах. На зиму ряска опускается на дно, а весной всплывает и размножается в основном вегетативно.</text:p>
      <text:p text:style-name="P1">Из ряски можно готовить салаты, варить супы. В сухом веществе ее содержатся белки (38%), жиры (5%) и многие важные для жизнедеятельности организма элементы.</text:p>
      <text:p text:style-name="P1">Ряска очень продуктивна, за летний сезон можно заготовить до 70 ц зеленой массы с гектара.</text:p>
      <text:p text:style-name="P1"/>
      <text:p text:style-name="P7"><text:span text:style-name="Основной_20_шрифт_20_абзаца"><text:span text:style-name="T1">АдахIвра</text:span></text:span><text:span text:style-name="Основной_20_шрифт_20_абзаца"><text:span text:style-name="T6"> — Калужница болотная — </text:span></text:span><text:span text:style-name="Основной_20_шрифт_20_абзаца"><text:span text:style-name="T15">Caltha</text:span></text:span><text:span text:style-name="Основной_20_шрифт_20_абзаца"><text:span text:style-name="T16"> </text:span></text:span><text:span text:style-name="Основной_20_шрифт_20_абзаца"><text:span text:style-name="T15">palu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до 10 — 50 см высотой. Листья круглые, цветки крупные, желтые. Цветет с конца апреля до половины июня.</text:p>
      <text:p text:style-name="P1">Растет в КЧР на сырых лугах, по берегам водоемов.</text:p>
      <text:p text:style-name="P1">Съедобны нераспустившиеся цветочные бутоны, которые обваривают кипятком и маринуют в уксусе.</text:p>
      <text:p text:style-name="P1"/>
      <text:p text:style-name="P7"><text:span text:style-name="Основной_20_шрифт_20_абзаца"><text:span text:style-name="T1">АдгьагIвымсага</text:span></text:span><text:span text:style-name="Основной_20_шрифт_20_абзаца"><text:span text:style-name="T6"> — Спаржа — </text:span></text:span><text:span text:style-name="Основной_20_шрифт_20_абзаца"><text:span text:style-name="T15">Asparag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Четыре вида этого рода произрастают в наших краях. Все они имеют одно название по-абазински, хотя они имеют разные признаки по высоте стебля, ветвлению; по ветвлению кладодии и их длине. Из четырех видов пищевое значение имеет только один.</text:p>
      <text:p text:style-name="P1"/>
      <text:p text:style-name="P7"><text:soft-page-break/><text:span text:style-name="Основной_20_шрифт_20_абзаца"><text:span text:style-name="T1">АдгьагIвымсага</text:span></text:span><text:span text:style-name="Основной_20_шрифт_20_абзаца"><text:span text:style-name="T6"> — Спаржа аптечная — </text:span></text:span><text:span text:style-name="Основной_20_шрифт_20_абзаца"><text:span text:style-name="T15">Asparagus</text:span></text:span><text:span text:style-name="Основной_20_шрифт_20_абзаца"><text:span text:style-name="T16"> </text:span></text:span><text:span text:style-name="Основной_20_шрифт_20_абзаца"><text:span text:style-name="T15">a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text:span></text:span></text:p>
      <text:p text:style-name="P1">Многолетнее травянистое растение высотой до 150 см. Цветение начинает в мае и кончает в июне; цветки по 2 на длинных цветоножках; роль листа выполняют игловидные зеленые веточки (кладодии); они 1 — 3 см длины, тонкие, по 3 — 6 в пучке.</text:p>
      <text:p text:style-name="P1">Встречается в КЧР по лугам и кустарникам. С 18 века спаржа в нашей стране выращивается как овощное растение, но мало. В большом количестве выращивается во Франции и Америке.</text:p>
      <text:p text:style-name="P1">Веточки спаржи содержат витамины, их кушают в вареном и консервированном виде, используют их и для салатов, супов; можно использовать и как лекарственное растение при болезнях почек, сердца, при ревматизме, мочевого пузыря и мочевыводящих путей.</text:p>
      <text:p text:style-name="P1"/>
      <text:p text:style-name="P7"><text:span text:style-name="Основной_20_шрифт_20_абзаца"><text:span text:style-name="T1">Адгьаджыш</text:span></text:span><text:span text:style-name="Основной_20_шрифт_20_абзаца"><text:span text:style-name="T6"> — Чеснок обыкновен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ыш.</text:p>
      <text:p text:style-name="P1"/>
      <text:p text:style-name="P7"><text:span text:style-name="Основной_20_шрифт_20_абзаца"><text:span text:style-name="T1">Адгьакъаб</text:span></text:span><text:span text:style-name="Основной_20_шрифт_20_абзаца"><text:span text:style-name="T6"> — Тыква обыкновенная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ое растение с ползучими стеблями и сердцевидными листьями. Известно много сортов тыквы, отличающихся формой, величиной, цветом плодов, а также семенами. В диком виде не встречается.</text:p>
      <text:p text:style-name="P1">В КЧР возделывается в огородной и полевой культуре. Цветет в июне-июле. Плоды созревают в августе-октябре. Абазины, черкесы, карачаевцы и ногайцы тыкву употребляют в вареном и жареном виде с молоком и кислым молоком. Готовят из нее вкусные блюда: рисовая каша с тыквой, суп с тыквой на молоке, печеные пироги.</text:p>
      <text:p text:style-name="P1">В медицине используются семена.</text:p>
      <text:p text:style-name="P1"/>
      <text:p text:style-name="P7"><text:span text:style-name="Основной_20_шрифт_20_абзаца"><text:span text:style-name="T1">Адгьакъван</text:span></text:span><text:span text:style-name="Основной_20_шрифт_20_абзаца"><text:span text:style-name="T6"> — Кориандр, кишнец, кинза — </text:span></text:span><text:span text:style-name="Основной_20_шрифт_20_абзаца"><text:span text:style-name="T15">Coriandr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В хозяйствах КЧР очень мало его выращивают. Иногда встречается как сорняк. В семенах содержится эфирное масло. Из масла получают ряд ценных душистых веществ с запахом розы, фиалки, резеды, ландыша.</text:p>
      <text:p text:style-name="P1">Семена кориандра, а иногда его зелень входят в состав некоторых пряных приправ к кушаньям.</text:p>
      <text:p text:style-name="P1">Цветы медоносны.</text:p>
      <text:p text:style-name="P1"/>
      <text:p text:style-name="P7"><text:span text:style-name="Основной_20_шрифт_20_абзаца"><text:span text:style-name="T1">АдгьакIакIырса</text:span></text:span><text:span text:style-name="Основной_20_шрифт_20_абзаца"><text:span text:style-name="T6"> — Купырь дубровный — </text:span></text:span><text:span text:style-name="Основной_20_шрифт_20_абзаца"><text:span text:style-name="T15">Anthriscus</text:span></text:span><text:span text:style-name="Основной_20_шрифт_20_абзаца"><text:span text:style-name="T16"> </text:span></text:span><text:span text:style-name="Основной_20_шрифт_20_абзаца"><text:span text:style-name="T15">nemoros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text:span></text:span><text:span text:style-name="Основной_20_шрифт_20_абзаца"><text:span text:style-name="T6">.</text:span></text:span></text:p>
      <text:p text:style-name="P1">Уапшы КIакIырсачва.</text:p>
      <text:p text:style-name="P1"/>
      <text:p text:style-name="P7"><text:span text:style-name="Основной_20_шрифт_20_абзаца"><text:span text:style-name="T1">АдгьахIвра</text:span></text:span><text:span text:style-name="Основной_20_шрифт_20_абзаца"><text:span text:style-name="T6"> — Злаковые растения.</text:span></text:span></text:p>
      <text:p text:style-name="P1">Виды злаковых растений, в состав которых входят пырей ползучий, коротконожка, ежа сборная и др.</text:p>
      <text:p text:style-name="P1">Дают хорошее сено для животных.</text:p>
      <text:p text:style-name="P1"/>
      <text:p text:style-name="P7"><text:span text:style-name="Основной_20_шрифт_20_абзаца"><text:span text:style-name="T1">Адгьылбамбий</text:span></text:span><text:span text:style-name="Основной_20_шрифт_20_абзаца"><text:span text:style-name="T6"> — Козлобородник — </text:span></text:span><text:span text:style-name="Основной_20_шрифт_20_абзаца"><text:span text:style-name="T15">Tragopog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хъабамбий.</text:p>
      <text:p text:style-name="P1"/>
      <text:p text:style-name="P7"><text:span text:style-name="Основной_20_шрифт_20_абзаца"><text:span text:style-name="T1">Адгьылжвумп</text:span></text:span><text:span text:style-name="Основной_20_шрифт_20_абзаца"><text:span text:style-name="T6"> — Земляника лесная, отклоненная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ves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до 5 — 20 см высотой с ползучими укореняющимися побегами. Зрелые плоды ярко-красные, цветки белые. Цветет в мае — июне, плодоносит в конце июня — июле.</text:p>
      <text:p text:style-name="P7"><text:span text:style-name="Основной_20_шрифт_20_абзаца"><text:span text:style-name="T6">В КЧР растет во всех районах: в лесах, на лесных полянах, в кустарниках. По вкусу и аромату, полезным свойствам ягоды земляники считаются одним из лучших. Их используют в пищу свежими с молоком и сливками; готовят варенье, повидло, мармелад; сушат, делают смокву, начинку для тортов, пирогов, конфет; используют для ароматизации лимонадов, заваривают чаи. Плоды содержат сахара (6%), лимонную и яблочную кислоту (1,5%), витамина </text:span></text:span><text:span text:style-name="Основной_20_шрифт_20_абзаца"><text:span text:style-name="T12">C</text:span></text:span><text:span text:style-name="Основной_20_шрифт_20_абзаца"><text:span text:style-name="T6"> (50 %), каротин, соли, железа, кальция.</text:span></text:span></text:p>
      <text:p text:style-name="P1"/>
      <text:p text:style-name="P7"><text:span text:style-name="Основной_20_шрифт_20_абзаца"><text:span text:style-name="T1">Адгьылжвумп</text:span></text:span><text:span text:style-name="Основной_20_шрифт_20_абзаца"><text:span text:style-name="T6"> — Клубника, полуница, клубника полевая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moschata</text:span></text:span><text:span text:style-name="Основной_20_шрифт_20_абзаца"><text:span text:style-name="T16"> </text:span></text:span><text:span text:style-name="Основной_20_шрифт_20_абзаца"><text:span text:style-name="T15">Duch</text:span></text:span><text:span text:style-name="Основной_20_шрифт_20_абзаца"><text:span text:style-name="T6">.</text:span></text:span></text:p>
      <text:p text:style-name="P1"><text:soft-page-break/>Травянистый многолетник 5 — 25 см высотой. Стебли цветоносные. Цветки белые. Плоды шаровидные, желтовато-белые, лишь на верхней части красноватые. Цветет во второй половине мая — в июне. Плодоносит с конца июня до начала августа.</text:p>
      <text:p text:style-name="P1">Вкусные, мясистые, сладкие ягоды широко используют в пищу, подобно землянике лесной, и собирают в большом количестве. В ягодах содержатся сахара (12%), свободные кислоты (0,55%), азотосодержащие вещества (1,49%), воды (около 82%).</text:p>
      <text:p text:style-name="P1"/>
      <text:p text:style-name="P7"><text:span text:style-name="Основной_20_шрифт_20_абзаца"><text:span text:style-name="T1">Адгьылпкъына</text:span></text:span><text:span text:style-name="Основной_20_шрифт_20_абзаца"><text:span text:style-name="T6"> — Портулак огородный — </text:span></text:span><text:span text:style-name="Основной_20_шрифт_20_абзаца"><text:span text:style-name="T15">Portulaca</text:span></text:span><text:span text:style-name="Основной_20_шрифт_20_абзаца"><text:span text:style-name="T16"> </text:span></text:span><text:span text:style-name="Основной_20_шрифт_20_абзаца"><text:span text:style-name="T15">olera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ыбгъахъвшв.</text:p>
      <text:p text:style-name="P1"/>
      <text:p text:style-name="P7"><text:span text:style-name="Основной_20_шрифт_20_абзаца"><text:span text:style-name="T1">Адгьылраса</text:span></text:span><text:span text:style-name="Основной_20_шрифт_20_абзаца"><text:span text:style-name="T6"> — Земляной орех, китайский орех — </text:span></text:span><text:span text:style-name="Основной_20_шрифт_20_абзаца"><text:span text:style-name="T15">Arachis</text:span></text:span><text:span text:style-name="Основной_20_шрифт_20_абзаца"><text:span text:style-name="T16"> </text:span></text:span><text:span text:style-name="Основной_20_шрифт_20_абзаца"><text:span text:style-name="T15">hupoga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высотой до 70 см. Цветки одиночные, цветоножка после цветения разрастается и зарывает завязь в почву. Плод — двухсемянной боб образуется в земле. Семена содержат более 50% жирного масла, употребляются в пищу и для получения масла. Вегетативная масса — хороший белковый корм для животных.</text:p>
      <text:p text:style-name="P1">Возделывается в Индии, Китае, Африке, Америке, в России — в низовьях Волги, Днепра, Дона, Терека. Арахис дает с 1 га до 40 ц сена.</text:p>
      <text:p text:style-name="P1">Родина — Бразилия.</text:p>
      <text:p text:style-name="P1"/>
      <text:p text:style-name="P7"><text:span text:style-name="Основной_20_шрифт_20_абзаца"><text:span text:style-name="T1">Адгьылраса</text:span></text:span><text:span text:style-name="Основной_20_шрифт_20_абзаца"><text:span text:style-name="T6"> — Каштан настоящий — </text:span></text:span><text:span text:style-name="Основной_20_шрифт_20_абзаца"><text:span text:style-name="T15">Castane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Дерево высотой до 20 — 30 м с огромной шаровидной кроной. В диком и культурном состоянии встречается в Карачаево-Черкесии.</text:p>
      <text:p text:style-name="P1">Размножается семенами и вегетативно. Плоды — орехи. Съедобны. Абазины их жарят и едят. Плоды содержат крахмал, сахар, жир, белки. Древесина используется для изготовления винных бочек, фанеры. В плодоношение вступает относительно поздно.</text:p>
      <text:p text:style-name="P1"/>
      <text:p text:style-name="P7"><text:span text:style-name="Основной_20_шрифт_20_абзаца"><text:span text:style-name="T1">Адгьылраса</text:span></text:span><text:span text:style-name="Основной_20_шрифт_20_абзаца"><text:span text:style-name="T6"> — Плод каштана настоящего — </text:span></text:span><text:span text:style-name="Основной_20_шрифт_20_абзаца"><text:span text:style-name="T15">Castane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Адгьылрасадза</text:span></text:span><text:span text:style-name="Основной_20_шрифт_20_абзаца"><text:span text:style-name="T6"> — Земляной орех, китайский орех — </text:span></text:span><text:span text:style-name="Основной_20_шрифт_20_абзаца"><text:span text:style-name="T15">Arachis</text:span></text:span><text:span text:style-name="Основной_20_шрифт_20_абзаца"><text:span text:style-name="T16"> </text:span></text:span><text:span text:style-name="Основной_20_шрифт_20_абзаца"><text:span text:style-name="T15">hupoga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дгьылраса.</text:p>
      <text:p text:style-name="P1"/>
      <text:p text:style-name="P7"><text:span text:style-name="Основной_20_шрифт_20_абзаца"><text:span text:style-name="T1">АдгьылхIа</text:span></text:span><text:span text:style-name="Основной_20_шрифт_20_абзаца"><text:span text:style-name="T6"> — Топинамбур, земляная груша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tubero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ШIрыкIва.</text:p>
      <text:p text:style-name="P1"/>
      <text:p text:style-name="P7"><text:span text:style-name="Основной_20_шрифт_20_абзаца"><text:span text:style-name="T1">АдгьылхIврапшдза</text:span></text:span><text:span text:style-name="Основной_20_шрифт_20_абзаца"><text:span text:style-name="T6"> — Люпин — </text:span></text:span><text:span text:style-name="Основной_20_шрифт_20_абзаца"><text:span text:style-name="T15">Lup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до 1,5 м высотой. Стебли многочисленные, листья с 5 — 16 цельнокрайными листочками. Листовые черешки длинные. Цветки на цветоножках собраны в удлиненных верхушечных кистях. Чашечка с 5 зубцами. Венчик из 5 белых лепестков. Плод — боб.</text:p>
      <text:p text:style-name="P1">Цветет с июня по июль. Дает хорошее зеленое удобрение, для чего зеленую массу запахивают.</text:p>
      <text:p text:style-name="P1">Дает очень питательное сено и идет в смеси на силос.</text:p>
      <text:p text:style-name="P1"/>
      <text:p text:style-name="P7"><text:bookmark-start text:name="bookmark0"/><text:span text:style-name="Основной_20_шрифт_20_абзаца"><text:span text:style-name="T1">Аджь</text:span></text:span><text:span text:style-name="Основной_20_шрифт_20_абзаца"><text:span text:style-name="T6"> — Дуб — </text:span></text:span><text:span text:style-name="Основной_20_шрифт_20_абзаца"><text:span text:style-name="T15">Quer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bookmark-end text:name="bookmark0"/></text:p>
      <text:p text:style-name="P1">Уапшы ДжьычIвы.</text:p>
      <text:p text:style-name="P1"/>
      <text:p text:style-name="P7"><text:span text:style-name="Основной_20_шрифт_20_абзаца"><text:span text:style-name="T1">Аджьальыда</text:span></text:span><text:span text:style-name="Основной_20_шрифт_20_абзаца"><text:span text:style-name="T6"> — Гребенник обыкновенный — </text:span></text:span><text:span text:style-name="Основной_20_шрифт_20_абзаца"><text:span text:style-name="T15">Cynosurus</text:span></text:span><text:span text:style-name="Основной_20_шрифт_20_абзаца"><text:span text:style-name="T16"> </text:span></text:span><text:span text:style-name="Основной_20_шрифт_20_абзаца"><text:span text:style-name="T15">crist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встречающееся на субальпийских лугах КЧР Лучше развивается на лугах с влажными богатыми почвами, переносит и засуху. На сухих почвах дает низкий травостой, поэтому более пригоден для пастбищного использования. Хорошо поедается всеми видами животных, выносит и вытаптывание.</text:p>
      <text:p text:style-name="P1">Рекомендуется для устройства газонов как декоративное растение.</text:p>
      <text:p text:style-name="P1"/>
      <text:p text:style-name="P7"><text:span text:style-name="Основной_20_шрифт_20_абзаца"><text:span text:style-name="T1">Аджьальыда</text:span></text:span><text:span text:style-name="Основной_20_шрифт_20_абзаца"><text:span text:style-name="T6"> — Живучка — </text:span></text:span><text:span text:style-name="Основной_20_шрифт_20_абзаца"><text:span text:style-name="T15">Ajug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В этот род объединяются многолетние травянистые растения. Высотой они достигают до 10 — 40 см. Стебель прямо поднимается. Листья расположенные у основания стебля крупнее, чем верхние. Цветки имеют в основном голубую, синюю, фиолетовую, редко белую окраску.</text:p>
      <text:p text:style-name="P1">Растут на сухих склонах, лугах, каменистых склонах, лесах. Многие виды медоносные, встречаются среди них и ядовитые.</text:p>
      <text:p text:style-name="P1"/>
      <text:p text:style-name="P7"><text:span text:style-name="Основной_20_шрифт_20_абзаца"><text:span text:style-name="T1">Аджьаркъвыд</text:span></text:span><text:span text:style-name="Основной_20_шрифт_20_абзаца"><text:span text:style-name="T6"> — Горох турецкий — </text:span></text:span><text:span text:style-name="Основной_20_шрифт_20_абзаца"><text:span text:style-name="T15">Cicer</text:span></text:span><text:span text:style-name="Основной_20_шрифт_20_абзаца"><text:span text:style-name="T16"> </text:span></text:span><text:span text:style-name="Основной_20_шрифт_20_абзаца"><text:span text:style-name="T15">ariet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ыркIылаш.</text:p>
      <text:p text:style-name="P1"/>
      <text:p text:style-name="P7"><text:span text:style-name="Основной_20_шрифт_20_абзаца"><text:span text:style-name="T1">АдзагIв</text:span></text:span><text:span text:style-name="Основной_20_шрифт_20_абзаца"><text:span text:style-name="T6"> — Донник — </text:span></text:span><text:span text:style-name="Основной_20_шрифт_20_абзаца"><text:span text:style-name="T15">Melilo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4.</text:span></text:span></text:p>
      <text:p text:style-name="P1">Одно- или двухлетнее растение. При растирании между пальцами издают резкий специфический запах. Стебель прямой, ветвистый, с троичными листьями, белыми или желтыми цветками. Корневая система толстая, длинная.</text:p>
      <text:p text:style-name="P1">В этот род включаются несколько видов. Скотом поедаются хорошо.</text:p>
      <text:p text:style-name="P1">Медонос. Растет на сенокосах, лугах, среди кустарников.</text:p>
      <text:p text:style-name="P1"/>
      <text:p text:style-name="P7"><text:span text:style-name="Основной_20_шрифт_20_абзаца"><text:span text:style-name="T1">АдзагIвгIважь</text:span></text:span><text:span text:style-name="Основной_20_шрифт_20_абзаца"><text:span text:style-name="T6"> — Донник лекарственный или желтый (буркун) — </text:span></text:span><text:span text:style-name="Основной_20_шрифт_20_абзаца"><text:span text:style-name="T15">Melilotus</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ее растение высотой до 1 м. Стебель в верхней части волосистый. Листья тройчатые, цветки желтые, поникающие в кистях. Плод — боб, голый, тупой. Сухие соцветия издают аромат.</text:p>
      <text:p text:style-name="P1">Растет на травянистых склонах, в кустарниках, по берегам речек, в посевах, на полях, обочинах дорог и мусорных местах.</text:p>
      <text:p text:style-name="P1">Трава донника употребляется в парфюмерной и ликеро-водочной промышленности и для отдушки некоторых сортов табака.</text:p>
      <text:p text:style-name="P1">Растение лекарственное, медоносное.</text:p>
      <text:p text:style-name="P1"/>
      <text:p text:style-name="P7"><text:span text:style-name="Основной_20_шрифт_20_абзаца"><text:span text:style-name="T1">АдзагIвшкIвакIва</text:span></text:span><text:span text:style-name="Основной_20_шрифт_20_абзаца"><text:span text:style-name="T6"> — Донник белый — </text:span></text:span><text:span text:style-name="Основной_20_шрифт_20_абзаца"><text:span text:style-name="T15">Melilotus</text:span></text:span><text:span text:style-name="Основной_20_шрифт_20_абзаца"><text:span text:style-name="T16"> </text:span></text:span><text:span text:style-name="Основной_20_шрифт_20_абзаца"><text:span text:style-name="T15">albus</text:span></text:span><text:span text:style-name="Основной_20_шрифт_20_абзаца"><text:span text:style-name="T16"> </text:span></text:span><text:span text:style-name="Основной_20_шрифт_20_абзаца"><text:span text:style-name="T15">Desr</text:span></text:span><text:span text:style-name="Основной_20_шрифт_20_абзаца"><text:span text:style-name="T6">.</text:span></text:span></text:p>
      <text:p text:style-name="P1">Двухлетнее растение высотой до 1,5 м. Стебель в нижней части иногда краснеющий, верхней — волосистый. Листья тройчатые, листочки яйцевидные, цветки белые в рыхлых кистях.</text:p>
      <text:p text:style-name="P1">Растет в кустарниках, на сорных местах, в посевах, вдоль дорог. Относится к ядовитым растениям, вызывающим кровоизлияние у животных.</text:p>
      <text:p text:style-name="P1"/>
      <text:p text:style-name="P7"><text:span text:style-name="Основной_20_шрифт_20_абзаца"><text:span text:style-name="T1">АдзытакI</text:span></text:span><text:span text:style-name="Основной_20_шрифт_20_абзаца"><text:span text:style-name="T6"> — Водосбор — </text:span></text:span><text:span text:style-name="Основной_20_шрифт_20_абзаца"><text:span text:style-name="T15">Aguil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ое растение высотой до 60 см. Листья дважды тройчатые с крупнолопастными сегментами. Цветки голубые.</text:p>
      <text:p text:style-name="P1">В КЧР встречается только в субальпийском поясе, на сырых местах.</text:p>
      <text:p text:style-name="P1">Кормового значения не имеет.</text:p>
      <text:p text:style-name="P1">Высокодекоративен. Медонос. Ядовит.</text:p>
      <text:p text:style-name="P1"/>
      <text:p text:style-name="P7"><text:span text:style-name="Основной_20_шрифт_20_абзаца"><text:span text:style-name="T1">а-Ажа</text:span></text:span><text:span text:style-name="Основной_20_шрифт_20_абзаца"><text:span text:style-name="T9"> </text:span></text:span><text:span text:style-name="Основной_20_шрифт_20_абзаца"><text:span text:style-name="T6">(абх.) — Ясень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ачIвы.</text:p>
      <text:p text:style-name="P1"/>
      <text:p text:style-name="P7"><text:span text:style-name="Основной_20_шрифт_20_абзаца"><text:span text:style-name="T1">а-Ажс</text:span></text:span><text:span text:style-name="Основной_20_шрифт_20_абзаца"><text:span text:style-name="T6"> (абх.) — Ежевика сизая, ожина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аларчIва.</text:p>
      <text:p text:style-name="P1"/>
      <text:p text:style-name="P7"><text:span text:style-name="Основной_20_шрифт_20_абзаца"><text:span text:style-name="T1">АжвыхIврахвышхва</text:span></text:span><text:span text:style-name="Основной_20_шрифт_20_абзаца"><text:span text:style-name="T9"> </text:span></text:span><text:span text:style-name="Основной_20_шрифт_20_абзаца"><text:span text:style-name="T6">— Заразиха — </text:span></text:span><text:span text:style-name="Основной_20_шрифт_20_абзаца"><text:span text:style-name="T15">Orobanch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род заразихи входят вредные растения. Как другие растения они не могут создавать себе пищу, а питаются соками растений. Это двухлетники и многолетники. Высота их доходит от 10 до 70 см. Нет у них листьев. Цветки собраны в колосовидное соцветие. Стебли простые, реже ветвистые.</text:p>
      <text:p text:style-name="P1">Паразитируют как культурные, так и дикие виды растений.</text:p>
      <text:p text:style-name="P1">Растет на лугах, сенокосах, в кустарниках.</text:p>
      <text:p text:style-name="P1"/>
      <text:p text:style-name="P7"><text:span text:style-name="Основной_20_шрифт_20_абзаца"><text:span text:style-name="T1">а-Ажь</text:span></text:span><text:span text:style-name="Основной_20_шрифт_20_абзаца"><text:span text:style-name="T6"> (абх.) — Виноград культурный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text:p>
      <text:p text:style-name="P7"><text:span text:style-name="Основной_20_шрифт_20_абзаца"><text:span text:style-name="T1">Ажьайачмен</text:span></text:span><text:span text:style-name="Основной_20_шрифт_20_абзаца"><text:span text:style-name="T6"> — Ячмень заячи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leporinum</text:span></text:span><text:span text:style-name="Основной_20_шрифт_20_абзаца"><text:span text:style-name="T16"> </text:span></text:span><text:span text:style-name="Основной_20_шрифт_20_абзаца"><text:span text:style-name="T15">Link</text:span></text:span><text:span text:style-name="Основной_20_шрифт_20_абзаца"><text:span text:style-name="T6">.</text:span></text:span></text:p>
      <text:p text:style-name="P1">Однолетник до 15 — 40 см высоты с ломким колосом 4 — 7 см длины. Цветет в апреле — июне.</text:p>
      <text:p text:style-name="P1">Растение дикое. Растет на сухих местах, у дорог, на сбитых пастбищах до предгорной части. Удовлетворительно поедается скотом до цветения.</text:p>
      <text:p text:style-name="P1"/>
      <text:p text:style-name="P7"><text:span text:style-name="Основной_20_шрифт_20_абзаца"><text:span text:style-name="T1">АжьакIамбыста</text:span></text:span><text:span text:style-name="Основной_20_шрифт_20_абзаца"><text:span text:style-name="T6"> — Очиток едкий — </text:span></text:span><text:span text:style-name="Основной_20_шрифт_20_абзаца"><text:span text:style-name="T15">Sedum</text:span></text:span><text:span text:style-name="Основной_20_шрифт_20_абзаца"><text:span text:style-name="T16"> </text:span></text:span><text:span text:style-name="Основной_20_шрифт_20_абзаца"><text:span text:style-name="T15">ac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ахчына.</text:p>
      <text:p text:style-name="P1"/>
      <text:p text:style-name="P7"><text:span text:style-name="Основной_20_шрифт_20_абзаца"><text:span text:style-name="T1">АжьакIамбыста</text:span></text:span><text:span text:style-name="Основной_20_шрифт_20_абзаца"><text:span text:style-name="T6"> — Очиток пурпурный, скрипун, толстолистник — </text:span></text:span><text:span text:style-name="Основной_20_шрифт_20_абзаца"><text:span text:style-name="T15">Sedum</text:span></text:span><text:span text:style-name="Основной_20_шрифт_20_абзаца"><text:span text:style-name="T16"> </text:span></text:span><text:span text:style-name="Основной_20_шрифт_20_абзаца"><text:span text:style-name="T15">teleph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до 15 — 60 см высотой. Цветет с конца июля до начала сентября.</text:p>
      <text:p text:style-name="P1">В КЧР растет на лугах, среди кустарников, по берегам рек, в береговых колках, на скалах.</text:p>
      <text:p text:style-name="P7"><text:span text:style-name="Основной_20_шрифт_20_абзаца"><text:span text:style-name="T6">В пищу употребляются мясистые сочные верхние листья и молодые побеги, богатые витамином </text:span></text:span><text:span text:style-name="Основной_20_шрифт_20_абзаца"><text:span text:style-name="T12">C</text:span></text:span><text:span text:style-name="Основной_20_шрифт_20_абзаца"><text:span text:style-name="T6">. Листья используются для салатов, вместо капусты для щей и похлебок.</text:span></text:span></text:p>
      <text:p text:style-name="P1">Декоративное растение. Медонос.</text:p>
      <text:p text:style-name="P1"/>
      <text:p text:style-name="P7"><text:span text:style-name="Основной_20_шрифт_20_абзаца"><text:span text:style-name="T1">АжьапцIа</text:span></text:span><text:span text:style-name="Основной_20_шрифт_20_абзаца"><text:span text:style-name="T6"> — Ветреница, анемона — </text:span></text:span><text:span text:style-name="Основной_20_шрифт_20_абзаца"><text:span text:style-name="T15">Anemon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с прикорневыми и стеблевыми мутовчатыми пальчатораздельными листьями. Цветки различной окраски одиночные или в зонтиковидных соцветиях, плоды — орешки. Цветет ранней весной.</text:p>
      <text:p text:style-name="P1">Растет на сырых лугах, в лесах, балках.</text:p>
      <text:p text:style-name="P1">Декоративное растение, нуждается в охране.</text:p>
      <text:p text:style-name="P1">Медонос.</text:p>
      <text:p text:style-name="P1"/>
      <text:p text:style-name="P7"><text:span text:style-name="Основной_20_шрифт_20_абзаца"><text:span text:style-name="T1">АжьапцIамцы</text:span></text:span><text:span text:style-name="Основной_20_шрифт_20_абзаца"><text:span text:style-name="T6"> — Прострел албанский — </text:span></text:span><text:span text:style-name="Основной_20_шрифт_20_абзаца"><text:span text:style-name="T15">Pulsatilla</text:span></text:span><text:span text:style-name="Основной_20_шрифт_20_абзаца"><text:span text:style-name="T16"> </text:span></text:span><text:span text:style-name="Основной_20_шрифт_20_абзаца"><text:span text:style-name="T15">albana</text:span></text:span><text:span text:style-name="Основной_20_шрифт_20_абзаца"><text:span text:style-name="T16"> (</text:span></text:span><text:span text:style-name="Основной_20_шрифт_20_абзаца"><text:span text:style-name="T15">Stev</text:span></text:span><text:span text:style-name="Основной_20_шрифт_20_абзаца"><text:span text:style-name="T16">.) </text:span></text:span><text:span text:style-name="Основной_20_шрифт_20_абзаца"><text:span text:style-name="T15">Berht</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Presl</text:span></text:span><text:span text:style-name="Основной_20_шрифт_20_абзаца"><text:span text:style-name="T6">.</text:span></text:span></text:p>
      <text:p text:style-name="P1">Невысокое до 5 — 15 см высотой высокогорное растение. Цветет ранней весной, в конце апреля по май, одновременно с появлением листьев. Цветки поникающие. Плод — орешек.</text:p>
      <text:p text:style-name="P1">Растение декоративное.</text:p>
      <text:p text:style-name="P1">Как многолетник и за декоративность заслуживает введения в культуру.</text:p>
      <text:p text:style-name="P1"/>
      <text:p text:style-name="P7"><text:span text:style-name="Основной_20_шрифт_20_абзаца"><text:span text:style-name="T1">АжьапцIахвыц</text:span></text:span><text:span text:style-name="Основной_20_шрифт_20_абзаца"><text:span text:style-name="T6"> — Ветреница, анемона нарциссоцветная — </text:span></text:span><text:span text:style-name="Основной_20_шрифт_20_абзаца"><text:span text:style-name="T15">Anemone</text:span></text:span><text:span text:style-name="Основной_20_шрифт_20_абзаца"><text:span text:style-name="T16"> </text:span></text:span><text:span text:style-name="Основной_20_шрифт_20_абзаца"><text:span text:style-name="T15">narcissiflo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5.</text:span></text:span></text:p>
      <text:p text:style-name="P1">Ядовитое, высокогорное растение до 30 см высотой. Стебли прямостоячие. Листья в прикорневой розетке на длинных черешках 3 — 5 раздельные. Цветки белые в щитке на длинных цветоножках.</text:p>
      <text:p text:style-name="P1">Обычное растение альпийских лугов. Вид декоративен.</text:p>
      <text:p text:style-name="P1"/>
      <text:p text:style-name="P7"><text:span text:style-name="Основной_20_шрифт_20_абзаца"><text:span text:style-name="T1">Ажьаркъвыд</text:span></text:span><text:span text:style-name="Основной_20_шрифт_20_абзаца"><text:span text:style-name="T9"> </text:span></text:span><text:span text:style-name="Основной_20_шрифт_20_абзаца"><text:span text:style-name="T6">— Чина луговая — </text:span></text:span><text:span text:style-name="Основной_20_шрифт_20_абзаца"><text:span text:style-name="T15">Lathyrus</text:span></text:span><text:span text:style-name="Основной_20_шрифт_20_абзаца"><text:span text:style-name="T16"> </text:span></text:span><text:span text:style-name="Основной_20_шрифт_20_абзаца"><text:span text:style-name="T15">prat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30 — 80 см высотой. Листья крупные с 3 — 5 парами листочков. Венчик желтый. Цветет со второй половины мая по август.</text:p>
      <text:p text:style-name="P1">В КЧР растет в лесах, травянистых склонах, на лугах, иногда поднимается до альпийского пояса.</text:p>
      <text:p text:style-name="P1">Молодые стебли и семена съедобны в сыром и вареном виде. Дает хорошее сено.</text:p>
      <text:p text:style-name="P1"/>
      <text:p text:style-name="P7"><text:span text:style-name="Основной_20_шрифт_20_абзаца"><text:span text:style-name="T1">а-Ажьапшь</text:span></text:span><text:span text:style-name="Основной_20_шрифт_20_абзаца"><text:span text:style-name="T9"> </text:span></text:span><text:span text:style-name="Основной_20_шрифт_20_абзаца"><text:span text:style-name="T6">(абх.) — Сорт винограда культурного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жьархIаскIьын</text:span></text:span><text:span text:style-name="Основной_20_шрифт_20_абзаца"><text:span text:style-name="T6"> (абх.) — Цикорий обыкновенный — </text:span></text:span><text:span text:style-name="Основной_20_шрифт_20_абзаца"><text:span text:style-name="T15">Cichorium</text:span></text:span><text:span text:style-name="Основной_20_шрифт_20_абзаца"><text:span text:style-name="T16"> </text:span></text:span><text:span text:style-name="Основной_20_шрифт_20_абзаца"><text:span text:style-name="T15">inty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дах.</text:p>
      <text:p text:style-name="P1"/>
      <text:p text:style-name="P7"><text:span text:style-name="Основной_20_шрифт_20_абзаца"><text:span text:style-name="T1">АжьахIвра</text:span></text:span><text:span text:style-name="Основной_20_шрифт_20_абзаца"><text:span text:style-name="T6"> — Ковыль — </text:span></text:span><text:span text:style-name="Основной_20_шрифт_20_абзаца"><text:span text:style-name="T15">Sti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ормового значения виды ковыля не имеют В степных районах семена проходят шкуру овец и засоряют мясо.</text:p>
      <text:p text:style-name="P1"/>
      <text:p text:style-name="P7"><text:span text:style-name="Основной_20_шрифт_20_абзаца"><text:span text:style-name="T1">АжьахIвра</text:span></text:span><text:span text:style-name="Основной_20_шрифт_20_абзаца"><text:span text:style-name="T6"> — Свинорой пальчатый, пальчатая трава, собачий зуб, бермудская трава — </text:span></text:span><text:soft-page-break/><text:span text:style-name="Основной_20_шрифт_20_абзаца"><text:span text:style-name="T15">Cynodon</text:span></text:span><text:span text:style-name="Основной_20_шрифт_20_абзаца"><text:span text:style-name="T16"> </text:span></text:span><text:span text:style-name="Основной_20_шрифт_20_абзаца"><text:span text:style-name="T15">dactyl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Многолетний корневидный злаковый сорняк. Стебли коленчатоприподнимающиеся, хорошо облиственные и оканчиваются пальчатым соцветием из 3 — 8 колосовидных веточек. Корневища жесткие, могут выходить на поверхность и снова заглубляются в почву.</text:p>
      <text:p text:style-name="P1">В КЧР произрастает на лугах, выпасах, целинных землях и полях. Обычен в низменностях.</text:p>
      <text:p text:style-name="P1">Размножается семенами и корневищами.</text:p>
      <text:p text:style-name="P1"/>
      <text:p text:style-name="P7"><text:span text:style-name="Основной_20_шрифт_20_абзаца"><text:span text:style-name="T1">АжьахIвра</text:span></text:span><text:span text:style-name="Основной_20_шрифт_20_абзаца"><text:span text:style-name="T6"> — Горноколосник колючий, молодило, репка — </text:span></text:span><text:span text:style-name="Основной_20_шрифт_20_абзаца"><text:span text:style-name="T15">Orostach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6">.</text:span></text:span></text:p>
      <text:p text:style-name="P1">Травянистый двухлетник, развивающийся в первый год, гладкие мясистые листья. На второй год из тонкой шишки развивается стебель с многоцветной кистью. Цветки зеленовато-желтые, почти сидячие. Цветет в июле — августе.</text:p>
      <text:p text:style-name="P1">Растет в горах по каменистым склонам, на скалах.</text:p>
      <text:p text:style-name="P1">В пищу используют однолетние растения (шишки). Образующие их листочки очень сочные, с кислым вкусом.</text:p>
      <text:p text:style-name="P1"/>
      <text:p text:style-name="P7"><text:span text:style-name="Основной_20_шрифт_20_абзаца"><text:span text:style-name="T1">АжьахIвра</text:span></text:span><text:span text:style-name="Основной_20_шрифт_20_абзаца"><text:span text:style-name="T6"> — Кислица обыкновенная — </text:span></text:span><text:span text:style-name="Основной_20_шрифт_20_абзаца"><text:span text:style-name="T15">Oxalis</text:span></text:span><text:span text:style-name="Основной_20_шрифт_20_абзаца"><text:span text:style-name="T16"> </text:span></text:span><text:span text:style-name="Основной_20_шрифт_20_абзаца"><text:span text:style-name="T15">acetose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жьаштым</text:span></text:span><text:span text:style-name="Основной_20_шрифт_20_абзаца"><text:span text:style-name="T6"> — Осока заячья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lepor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ой до 30 — 60 см, светлозеленое. Соцветие из 8 — 10 колосовидных веточек. Животными поедается удовлетворительно. Цветет с мая по июль.</text:p>
      <text:p text:style-name="P1">В КЧР растет на лугах в верхнем лесном и высокогорном луговом поясе.</text:p>
      <text:p text:style-name="P1"/>
      <text:p text:style-name="P7"><text:span text:style-name="Основной_20_шрифт_20_абзаца"><text:span text:style-name="T1">АзкъвашвхIа</text:span></text:span><text:span text:style-name="Основной_20_шрифт_20_абзаца"><text:span text:style-name="T6"> — Мак сомнительный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dub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зпкъына</text:span></text:span><text:span text:style-name="Основной_20_шрифт_20_абзаца"><text:span text:style-name="T6"> — Чистец весенний — </text:span></text:span><text:span text:style-name="Основной_20_шрифт_20_абзаца"><text:span text:style-name="T15">Ficaria</text:span></text:span><text:span text:style-name="Основной_20_шрифт_20_абзаца"><text:span text:style-name="T16"> </text:span></text:span><text:span text:style-name="Основной_20_шрифт_20_абзаца"><text:span text:style-name="T15">verna</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Многолетнее травянистое растение до 10 — 25 см высотой. Стебли хорошо развиты. Листья округло-сердцевидные. Цветет в апреле — мае до распускания листвы на деревьях.</text:p>
      <text:p text:style-name="P1">Растет в лесах и под кустарниками, встречается до среднегорного пояса.</text:p>
      <text:p text:style-name="P1"/>
      <text:p text:style-name="P7"><text:span text:style-name="Основной_20_шрифт_20_абзаца"><text:span text:style-name="T1">Айашвы</text:span></text:span><text:span text:style-name="Основной_20_шрифт_20_абзаца"><text:span text:style-name="T9"> </text:span></text:span><text:span text:style-name="Основной_20_шрифт_20_абзаца"><text:span text:style-name="T6">— Чемерица Лобеля — </text:span></text:span><text:span text:style-name="Основной_20_шрифт_20_абзаца"><text:span text:style-name="T15">Veratrum</text:span></text:span><text:span text:style-name="Основной_20_шрифт_20_абзаца"><text:span text:style-name="T16"> </text:span></text:span><text:span text:style-name="Основной_20_шрифт_20_абзаца"><text:span text:style-name="T15">lobelianum</text:span></text:span><text:span text:style-name="Основной_20_шрифт_20_абзаца"><text:span text:style-name="T16"> </text:span></text:span><text:span text:style-name="Основной_20_шрифт_20_абзаца"><text:span text:style-name="T15">Bernh</text:span></text:span><text:span text:style-name="Основной_20_шрифт_20_абзаца"><text:span text:style-name="T6">.</text:span></text:span></text:p>
      <text:p text:style-name="P1">Многолетнее растение высотой до 1,5 м и выше. Листья крупные, охватывающие стебель. Цветки многочисленные, темно-зеленые, собраны в мебельчатое соцветие 20 — 60 см длины. Корневище располагается на глубине 10 — 20 см.</text:p>
      <text:p text:style-name="P1">Растение ядовитое, содержит ядовитое вещество протовератрин. Известны случаи отравления животных почти во всех районах нашей области.</text:p>
      <text:p text:style-name="P1">Представитель горных лугов. Растет на лугах, сенокосах, среди кустарников, на опушках леса.</text:p>
      <text:p text:style-name="P1"/>
      <text:p text:style-name="P7"><text:span text:style-name="Основной_20_шрифт_20_абзаца"><text:span text:style-name="T1">Айва</text:span></text:span><text:span text:style-name="Основной_20_шрифт_20_абзаца"><text:span text:style-name="T9"> </text:span></text:span><text:span text:style-name="Основной_20_шрифт_20_абзаца"><text:span text:style-name="T6">— Плод айвы обыкновенной — </text:span></text:span><text:span text:style-name="Основной_20_шрифт_20_абзаца"><text:span text:style-name="T15">Cydonia</text:span></text:span><text:span text:style-name="Основной_20_шрифт_20_абзаца"><text:span text:style-name="T16"> </text:span></text:span><text:span text:style-name="Основной_20_шрифт_20_абзаца"><text:span text:style-name="T15">oblong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9">.</text:span></text:span></text:p>
      <text:p text:style-name="P1"/>
      <text:p text:style-name="P7"><text:span text:style-name="Основной_20_шрифт_20_абзаца"><text:span text:style-name="T1">Айва</text:span></text:span><text:span text:style-name="Основной_20_шрифт_20_абзаца"><text:span text:style-name="T9"> </text:span></text:span><text:span text:style-name="Основной_20_шрифт_20_абзаца"><text:span text:style-name="T6">— Айва обыкновенная — </text:span></text:span><text:span text:style-name="Основной_20_шрифт_20_абзаца"><text:span text:style-name="T15">Cydonia</text:span></text:span><text:span text:style-name="Основной_20_шрифт_20_абзаца"><text:span text:style-name="T16"> </text:span></text:span><text:span text:style-name="Основной_20_шрифт_20_абзаца"><text:span text:style-name="T15">oblong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Айуа</text:span></text:span><text:span text:style-name="Основной_20_шрифт_20_абзаца"><text:span text:style-name="T6"> — Айва обыкновенная — </text:span></text:span><text:span text:style-name="Основной_20_шрифт_20_абзаца"><text:span text:style-name="T15">Cydonia</text:span></text:span><text:span text:style-name="Основной_20_шрифт_20_абзаца"><text:span text:style-name="T16"> </text:span></text:span><text:span text:style-name="Основной_20_шрифт_20_абзаца"><text:span text:style-name="T15">oblong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9">. </text:span></text:span><text:span text:style-name="Основной_20_шрифт_20_абзаца"><text:span text:style-name="T7">Рис. 6.</text:span></text:span></text:p>
      <text:p text:style-name="P1">Растет как дерево и как кустарник высотой до 5 м; молодые побеги опушенные, серовато-зеленые, старая кора стебля отслаивается; листья очередные, яйцевидные; цветки пятичленные, розовые;</text:p>
      <text:p text:style-name="P1">Родина: Кавказ, Малая Азия, Средняя Азия;</text:p>
      <text:p text:style-name="P1">На Северном Кавказе встречается в Дагестане, может расти в КЧР; плод яблокообразный. Молодые плоды густоопушенные, спелые — сероватые, съедобны.</text:p>
      <text:p text:style-name="P1"/>
      <text:p text:style-name="P7"><text:span text:style-name="Основной_20_шрифт_20_абзаца"><text:span text:style-name="T1">АйвацIла</text:span></text:span><text:span text:style-name="Основной_20_шрифт_20_абзаца"><text:span text:style-name="T9"> </text:span></text:span><text:span text:style-name="Основной_20_шрифт_20_абзаца"><text:span text:style-name="T6">— Айва обыкновенная — </text:span></text:span><text:span text:style-name="Основной_20_шрифт_20_абзаца"><text:span text:style-name="T15">Cydonia</text:span></text:span><text:span text:style-name="Основной_20_шрифт_20_абзаца"><text:span text:style-name="T16"> </text:span></text:span><text:span text:style-name="Основной_20_шрифт_20_абзаца"><text:span text:style-name="T15">oblong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Айуа.</text:p>
      <text:p text:style-name="P1"/>
      <text:p text:style-name="P7"><text:soft-page-break/><text:span text:style-name="Основной_20_шрифт_20_абзаца"><text:span text:style-name="T1">Акаца</text:span></text:span><text:span text:style-name="Основной_20_шрифт_20_абзаца"><text:span text:style-name="T6"> — Акация белая, робиния лже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pseudoacac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7.</text:span></text:span></text:p>
      <text:p text:style-name="P1">Дерево высотой до 30 м. Все растение голое, покрыты волосками лишь только цветоножки; цветки в поникающих кистях, венчик белый или розовый Г Цветение начинает в мае месяце.</text:p>
      <text:p text:style-name="P1">Выращивают в декоративных насаждениях и лесополосах.</text:p>
      <text:p text:style-name="P1">Медоносное растение.</text:p>
      <text:p text:style-name="P1">Родина: Северная Америка.</text:p>
      <text:p text:style-name="P1">Древесина высокого качества, плотная, тяжелая, устойчива против гниения. Используется в столярном и токарном деле, строительстве.</text:p>
      <text:p text:style-name="P1">В коре — дубильные и красильные вещества. В цветках — эфирное масло.</text:p>
      <text:p text:style-name="P1">Медонос.</text:p>
      <text:p text:style-name="P1"/>
      <text:p text:style-name="P7"><text:span text:style-name="Основной_20_шрифт_20_абзаца"><text:span text:style-name="T1">АкацагIважь</text:span></text:span><text:span text:style-name="Основной_20_шрифт_20_абзаца"><text:span text:style-name="T9"> </text:span></text:span><text:span text:style-name="Основной_20_шрифт_20_абзаца"><text:span text:style-name="T6">— Акация желтая, робиния щетинистоволосиста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hispid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ысокий кустарник с зеленовато-желтой корой, с колючими прилистниками; цветки желтые </text:span></text:span><text:span text:style-name="Основной_20_шрифт_20_абзаца"><text:span text:style-name="T9">в </text:span></text:span><text:span text:style-name="Основной_20_шрифт_20_абзаца"><text:span text:style-name="T6">небольших пучках. Цветет в мае — июне.</text:span></text:span></text:p>
      <text:p text:style-name="P1">Родина: Северная Америка. В нашей республике выращивается у домов, в парках.</text:p>
      <text:p text:style-name="P7"><text:span text:style-name="Основной_20_шрифт_20_абзаца"><text:span text:style-name="T9">Желтая акация </text:span></text:span><text:span text:style-name="Основной_20_шрифт_20_абзаца"><text:span text:style-name="T6">незаменима для полезащит</text:span></text:span><text:span text:style-name="Основной_20_шрифт_20_абзаца"><text:span text:style-name="T9">ных насаждений.</text:span></text:span></text:p>
      <text:p text:style-name="P1"/>
      <text:p text:style-name="P7"><text:span text:style-name="Основной_20_шрифт_20_абзаца"><text:span text:style-name="T1">АкацацIла</text:span></text:span><text:span text:style-name="Основной_20_шрифт_20_абзаца"><text:span text:style-name="T9"> </text:span></text:span><text:span text:style-name="Основной_20_шрифт_20_абзаца"><text:span text:style-name="T6">— Акация белая, робиния лже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pseudoacac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9">Уапшы Акаца.</text:span></text:span></text:p>
      <text:p text:style-name="P1"/>
      <text:p text:style-name="P7"><text:span text:style-name="Основной_20_шрифт_20_абзаца"><text:span text:style-name="T1">АкацагIважь</text:span></text:span><text:span text:style-name="Основной_20_шрифт_20_абзаца"><text:span text:style-name="T9"> </text:span></text:span><text:span text:style-name="Основной_20_шрифт_20_абзаца"><text:span text:style-name="T6">— Карагана древовидная, акация желтая, челинга — </text:span></text:span><text:span text:style-name="Основной_20_шрифт_20_абзаца"><text:span text:style-name="T15">Caragana</text:span></text:span><text:span text:style-name="Основной_20_шрифт_20_абзаца"><text:span text:style-name="T16"> </text:span></text:span><text:span text:style-name="Основной_20_шрифт_20_абзаца"><text:span text:style-name="T15">arborescens</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 </text:span></text:span><text:span text:style-name="Основной_20_шрифт_20_абзаца"><text:span text:style-name="T7">Рис. 8.</text:span></text:span></text:p>
      <text:p text:style-name="P1">Высокий (1 — 3 м) кустарник. Листья перистые. Цветки желтые, собраны пучками по 2 — 5, реже одиночные. Цветет в мае — июне, Плод — боб, при созревании скручивается, разбрасывая семена.</text:p>
      <text:p text:style-name="P1">Растет в КЧР в лесах, на лесных опушках, открытых степных склонах, каменистых осыпях.</text:p>
      <text:p text:style-name="P1">Съедобны незрелые бобы караганы. В голодные годы в пищу употреблялись семена. В них содержатся азотистые вещества (до 25%), в том числе белки (до 19%), жиры (до 8%). Листья используют вместо кофе.</text:p>
      <text:p text:style-name="P1">Ценный декоративный кустарник.</text:p>
      <text:p text:style-name="P1"/>
      <text:p text:style-name="P7"><text:span text:style-name="Основной_20_шрифт_20_абзаца"><text:span text:style-name="T1">Аквзы</text:span></text:span><text:span text:style-name="Основной_20_шрифт_20_абзаца"><text:span text:style-name="T6"> — Окопник лекарственный — </text:span></text:span><text:span text:style-name="Основной_20_шрифт_20_абзаца"><text:span text:style-name="T15">Symphy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щтанчIвцIычв.</text:p>
      <text:p text:style-name="P1"/>
      <text:p text:style-name="P7"><text:span text:style-name="Основной_20_шрифт_20_абзаца"><text:span text:style-name="T1">Ак</text:span></text:span><text:span text:style-name="Основной_20_шрифт_20_абзаца"><text:span text:style-name="T5">I</text:span></text:span><text:span text:style-name="Основной_20_шрифт_20_абзаца"><text:span text:style-name="T1">вык</text:span></text:span><text:span text:style-name="Основной_20_шрифт_20_абзаца"><text:span text:style-name="T5">I</text:span></text:span><text:span text:style-name="Основной_20_шрифт_20_абзаца"><text:span text:style-name="T1">важвумп</text:span></text:span><text:span text:style-name="Основной_20_шрифт_20_абзаца"><text:span text:style-name="T6"> — Белладонна, красовка — </text:span></text:span><text:span text:style-name="Основной_20_шрифт_20_абзаца"><text:span text:style-name="T15">Atropa</text:span></text:span><text:span text:style-name="Основной_20_шрифт_20_абзаца"><text:span text:style-name="T16"> </text:span></text:span><text:span text:style-name="Основной_20_шрифт_20_абзаца"><text:span text:style-name="T15">belladon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Рис. 9.</text:span></text:span></text:p>
      <text:p text:style-name="P1">Ядовитое многолетнее растение 0,5 — 1,5 м высоты. Стебель прямой, листья широкие, яйцевидные. Венчик темно-фиолетовый. Цветет в июле — августе. Плод — ягода.</text:p>
      <text:p text:style-name="P1">Во флоре встречается в горных лесах на осветленных местах. Растение содержит алкалоиды.</text:p>
      <text:p text:style-name="P1">Возделывается в специализированных совхозах. Препараты из листьев применяются как болеутоляющие, наркотические, противоспазматические средства.</text:p>
      <text:p text:style-name="P1"/>
      <text:p text:style-name="P7"><text:span text:style-name="Основной_20_шрифт_20_абзаца"><text:span text:style-name="T1">а-Алымшьдзахуа</text:span></text:span><text:span text:style-name="Основной_20_шрифт_20_абзаца"><text:span text:style-name="T6"> (абх.) — Ломонос винограднолистный — </text:span></text:span><text:span text:style-name="Основной_20_шрифт_20_абзаца"><text:span text:style-name="T15">Clematis</text:span></text:span><text:span text:style-name="Основной_20_шрифт_20_абзаца"><text:span text:style-name="T16"> </text:span></text:span><text:span text:style-name="Основной_20_шрифт_20_абзаца"><text:span text:style-name="T15">vit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с длинными лазящими стволами. Листья перистые, продолговато-ланцетные, сидящие на довольно длинных черешках.</text:p>
      <text:p text:style-name="P1">Цветки — щитковидно-метельчатое соцветие, венчик белый. Плод — семянка.</text:p>
      <text:p text:style-name="P1">Растет в лесах, на опушках, среди кустарников. В народной медицине находит применение.</text:p>
      <text:p text:style-name="P1"/>
      <text:p text:style-name="P7"><text:span text:style-name="Основной_20_шрифт_20_абзаца"><text:span text:style-name="T1">Алмастхъабра</text:span></text:span><text:span text:style-name="Основной_20_шрифт_20_абзаца"><text:span text:style-name="T6"> — Повилика — </text:span></text:span><text:span text:style-name="Основной_20_шрифт_20_абзаца"><text:span text:style-name="T15">Cuscu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аххыл.</text:p>
      <text:p text:style-name="P1"/>
      <text:p text:style-name="P7"><text:span text:style-name="Основной_20_шрифт_20_абзаца"><text:span text:style-name="T1">Алмастхъабра</text:span></text:span><text:span text:style-name="Основной_20_шрифт_20_абзаца"><text:span text:style-name="T6"> —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лтIа</text:span></text:span><text:span text:style-name="Основной_20_шрифт_20_абзаца"><text:span text:style-name="T6"> (шкар.) — Ольха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Gaerth</text:span></text:span><text:span text:style-name="Основной_20_шрифт_20_абзаца"><text:span text:style-name="T6">.</text:span></text:span></text:p>
      <text:p text:style-name="P1">Уапшы АлчIвы.</text:p>
      <text:p text:style-name="P1"><text:soft-page-break/></text:p>
      <text:p text:style-name="P7"><text:span text:style-name="Основной_20_шрифт_20_абзаца"><text:span text:style-name="T1">АлтIаквайчIва</text:span></text:span><text:span text:style-name="Основной_20_шрифт_20_абзаца"><text:span text:style-name="T6"> — Ольха клейкая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glut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Gaerth</text:span></text:span><text:span text:style-name="Основной_20_шрифт_20_абзаца"><text:span text:style-name="T6">.</text:span></text:span></text:p>
      <text:p text:style-name="P1">Уапшы АлчIвквайчIва.</text:p>
      <text:p text:style-name="P1"/>
      <text:p text:style-name="P7"><text:span text:style-name="Основной_20_шрифт_20_абзаца"><text:span text:style-name="T1">АлтIашкIвокIва</text:span></text:span><text:span text:style-name="Основной_20_шрифт_20_абзаца"><text:span text:style-name="T6"> — Ольха серая, белая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inc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АлчIвшкIвокIва.</text:p>
      <text:p text:style-name="P1"/>
      <text:p text:style-name="P7"><text:span text:style-name="Основной_20_шрифт_20_абзаца"><text:span text:style-name="T1">АлчIвы</text:span></text:span><text:span text:style-name="Основной_20_шрифт_20_абзаца"><text:span text:style-name="T6"> — Ольха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Gaerth</text:span></text:span><text:span text:style-name="Основной_20_шрифт_20_абзаца"><text:span text:style-name="T6">.</text:span></text:span></text:p>
      <text:p text:style-name="P1">Деревянистые виды растений, среди них есть виды, достигающие 10, 20, 30 м высоты; в наших краях растут 4 вида вдоль рек, ручьев, в горах на каменистых россыпях; цветет ранней весной до распускания листьев, цветки сидят по две; из древесины получают фанеру, идет на дрова, абазины делают из ольхи мелкую посуду.</text:p>
      <text:p text:style-name="P1"/>
      <text:p text:style-name="P7"><text:span text:style-name="Основной_20_шрифт_20_абзаца"><text:span text:style-name="T1">АлчIвквайчIва</text:span></text:span><text:span text:style-name="Основной_20_шрифт_20_абзаца"><text:span text:style-name="T6"> — Ольха клейкая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glut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Gaerth</text:span></text:span><text:span text:style-name="Основной_20_шрифт_20_абзаца"><text:span text:style-name="T6">. </text:span></text:span><text:span text:style-name="Основной_20_шрифт_20_абзаца"><text:span text:style-name="T7">Рис. 10.</text:span></text:span></text:p>
      <text:p text:style-name="P1">Этот наиболее ценный вид, чем остальные виды ольхи, достигает до 30 м высоты и до 80 см в диаметре. Кора темно-бурая. Молодые побеги, почки и листья клейкие; листья округлые черешковые, 5 — 9 см длины. Хорошо растет на избыточно увлажненных местах.</text:p>
      <text:p text:style-name="P1">Древесина находит применение.</text:p>
      <text:p text:style-name="P1">Родина: Кавказ, Европа, Малая Азия.</text:p>
      <text:p text:style-name="P1"/>
      <text:p text:style-name="P7"><text:span text:style-name="Основной_20_шрифт_20_абзаца"><text:span text:style-name="T1">АлчIвшкIвокIва</text:span></text:span><text:span text:style-name="Основной_20_шрифт_20_абзаца"><text:span text:style-name="T9"> </text:span></text:span><text:span text:style-name="Основной_20_шрифт_20_абзаца"><text:span text:style-name="T6">— Ольха серая, ольха белая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inc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 </text:span></text:span><text:span text:style-name="Основной_20_шрифт_20_абзаца"><text:span text:style-name="T7">Рис. 11.</text:span></text:span></text:p>
      <text:p text:style-name="P1">Дерево средней величины, достигающее до 25 м высоты и 30 см в диаметре; кора светло-серая; лист яйцевидный; цветет раньше всех древесных пород.</text:p>
      <text:p text:style-name="P1">Очень ценна ольха как почвозащитное и водоохранное растение; древесина идет на мелкие поделки, дрова; древесный уголь ольхи идет для рисования и пороха. По берегам рек, оврагов вместе с березой растет в наших краях.</text:p>
      <text:p text:style-name="P1">Родина: Кавказ, Европа, Запад, Сибирь.</text:p>
      <text:p text:style-name="P1"/>
      <text:p text:style-name="P7"><text:span text:style-name="Основной_20_шрифт_20_абзаца"><text:span text:style-name="T1">АлшIы</text:span></text:span><text:span text:style-name="Основной_20_шрифт_20_абзаца"><text:span text:style-name="T9"> </text:span></text:span><text:span text:style-name="Основной_20_шрифт_20_абзаца"><text:span text:style-name="T6">— Ольха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лчIвы.</text:p>
      <text:p text:style-name="P1"/>
      <text:p text:style-name="P7"><text:span text:style-name="Основной_20_шрифт_20_абзаца"><text:span text:style-name="T1">АлшIкIвайчIва</text:span></text:span><text:span text:style-name="Основной_20_шрифт_20_абзаца"><text:span text:style-name="T9"> </text:span></text:span><text:span text:style-name="Основной_20_шрифт_20_абзаца"><text:span text:style-name="T6">— Ольха клейкая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glut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Gaerth</text:span></text:span><text:span text:style-name="Основной_20_шрифт_20_абзаца"><text:span text:style-name="T6">.</text:span></text:span></text:p>
      <text:p text:style-name="P1">Уапшы АлчIвквайчIва.</text:p>
      <text:p text:style-name="P1"/>
      <text:p text:style-name="P7"><text:span text:style-name="Основной_20_шрифт_20_абзаца"><text:span text:style-name="T1">АлшIшкIвокIва</text:span></text:span><text:span text:style-name="Основной_20_шрифт_20_абзаца"><text:span text:style-name="T9"> </text:span></text:span><text:span text:style-name="Основной_20_шрифт_20_абзаца"><text:span text:style-name="T6">— Ольха серая, белая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inc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АлчIвшкIвокIва.</text:p>
      <text:p text:style-name="P1"/>
      <text:p text:style-name="P7"><text:span text:style-name="Основной_20_шрифт_20_абзаца"><text:span text:style-name="T1">Амар</text:span></text:span><text:span text:style-name="Основной_20_шрифт_20_абзаца"><text:span text:style-name="T9"> </text:span></text:span><text:span text:style-name="Основной_20_шрифт_20_абзаца"><text:span text:style-name="T6">(абх.) — Лютик кавказский — </text:span></text:span><text:span text:style-name="Основной_20_шрифт_20_абзаца"><text:span text:style-name="T15">Ranunculus</text:span></text:span><text:span text:style-name="Основной_20_шрифт_20_абзаца"><text:span text:style-name="T16"> </text:span></text:span><text:span text:style-name="Основной_20_шрифт_20_абзаца"><text:span text:style-name="T15">caucasicus</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 </text:span></text:span><text:span text:style-name="Основной_20_шрифт_20_абзаца"><text:span text:style-name="T7">Рис. 12.</text:span></text:span></text:p>
      <text:p text:style-name="P1">Многолетнее травянистое растение высотой до 70 см. Прикорневые листья яйцевидные, трехраздельные. Цветки до 2,5 мм в диаметре. Семянки до 5 мм длины с крючковидно-изогнутым носиком.</text:p>
      <text:p text:style-name="P1">Растет в альпийском поясе, на лугах.</text:p>
      <text:p text:style-name="P1"/>
      <text:p text:style-name="P7"><text:span text:style-name="Основной_20_шрифт_20_абзаца"><text:span text:style-name="T1">Амдагвыра</text:span></text:span><text:span text:style-name="Основной_20_шрифт_20_абзаца"><text:span text:style-name="T6"> — Свербига восточная — </text:span></text:span><text:span text:style-name="Основной_20_шрифт_20_абзаца"><text:span text:style-name="T15">Bunias</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Амжа</text:span></text:span><text:span text:style-name="Основной_20_шрифт_20_абзаца"><text:span text:style-name="T6"> (абх.) — Шелковица, тутовое дерево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Амтва</text:span></text:span><text:span text:style-name="Основной_20_шрифт_20_абзаца"><text:span text:style-name="T6"> (абх.) — Шелковица белая, тутовое дерево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шкIвокIва.</text:p>
      <text:p text:style-name="P1"/>
      <text:p text:style-name="P7"><text:span text:style-name="Основной_20_шрифт_20_абзаца"><text:span text:style-name="T1">Андыдз</text:span></text:span><text:span text:style-name="Основной_20_шрифт_20_абзаца"><text:span text:style-name="T6"> — Девясил высоки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hele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ндыза.</text:p>
      <text:p text:style-name="P1"/>
      <text:p text:style-name="P7"><text:span text:style-name="Основной_20_шрифт_20_абзаца"><text:span text:style-name="T1">Андыза</text:span></text:span><text:span text:style-name="Основной_20_шрифт_20_абзаца"><text:span text:style-name="T6"> — Девясил высоки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hele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3.</text:span></text:span></text:p>
      <text:p text:style-name="P1"><text:soft-page-break/>Многолетник 60 — 200 см высотой с толстым мясистым корневищем. Листья крупные, нижние до 50 см длиной, снизу войлочные, сверху гладкие. Цветки желтые в корзинках.</text:p>
      <text:p text:style-name="P1">В КЧР растет по берегам рек, озер, влажных местах и в лесах. Можно использовать в пищу корневище. Препараты из корневищ и корней, собираемых осенью, вначале пожелтения листьев, или ранней весной, применяются как отхаркивающее, мочегонное и желудочное средство.</text:p>
      <text:p text:style-name="P1">Абазины получали сахарный сироп из мелконарезанных корней девясила высокого путем варки с кислым молоком. Употребляли сироп вместо свекловичного сахара.</text:p>
      <text:p text:style-name="P1"/>
      <text:p text:style-name="P7"><text:span text:style-name="Основной_20_шрифт_20_абзаца"><text:span text:style-name="T1">Андызхъаду</text:span></text:span><text:span text:style-name="Основной_20_шрифт_20_абзаца"><text:span text:style-name="T6"> — Девясил крупно-цветковы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grandiflor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Уапшы Хъамартан.</text:p>
      <text:p text:style-name="P1"/>
      <text:p text:style-name="P7"><text:span text:style-name="Основной_20_шрифт_20_абзаца"><text:span text:style-name="T1">Андзыш</text:span></text:span><text:span text:style-name="Основной_20_шрифт_20_абзаца"><text:span text:style-name="T9"> </text:span></text:span><text:span text:style-name="Основной_20_шрифт_20_абзаца"><text:span text:style-name="T6">— Коровяк — </text:span></text:span><text:span text:style-name="Основной_20_шрифт_20_абзаца"><text:span text:style-name="T15">Verbas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4.</text:span></text:span></text:p>
      <text:p text:style-name="P1">Во флоре КЧР род этот представлен более 6 видами. Это двухлетние и многолетние растения. Стебли прямостоячие, слабо ветвистые. Листья крупные. Цветки собраны пучками 2 — 9 или одиночные.</text:p>
      <text:p text:style-name="P1">Цветут с июня по август. Кормового значения не имеют.</text:p>
      <text:p text:style-name="P1"/>
      <text:p text:style-name="P7"><text:span text:style-name="Основной_20_шрифт_20_абзаца"><text:span text:style-name="T1">АндзышхIагIа</text:span></text:span><text:span text:style-name="Основной_20_шрифт_20_абзаца"><text:span text:style-name="T9"> </text:span></text:span><text:span text:style-name="Основной_20_шрифт_20_абзаца"><text:span text:style-name="T6">— Коровяк высокий — </text:span></text:span><text:span text:style-name="Основной_20_шрифт_20_абзаца"><text:span text:style-name="T15">Verbascum</text:span></text:span><text:span text:style-name="Основной_20_шрифт_20_абзаца"><text:span text:style-name="T16"> </text:span></text:span><text:span text:style-name="Основной_20_шрифт_20_абзаца"><text:span text:style-name="T15">tharsiforme</text:span></text:span><text:span text:style-name="Основной_20_шрифт_20_абзаца"><text:span text:style-name="T16"> </text:span></text:span><text:span text:style-name="Основной_20_шрифт_20_абзаца"><text:span text:style-name="T15">Schrad</text:span></text:span><text:span text:style-name="Основной_20_шрифт_20_абзаца"><text:span text:style-name="T6">.</text:span></text:span></text:p>
      <text:p text:style-name="P1">Однолетнее растение высотой до 20 — 120 см. Все растение зеленое. Стебли крепкие, слабо ветвистые. Листья крупные, ланцетовидные. Цветки собраны пучками.</text:p>
      <text:p text:style-name="P1">В КЧР встречается на лесных опушках и полянах в горном поясе. Кормового значения не имеет, растение лекарственное.</text:p>
      <text:p text:style-name="P1"/>
      <text:p text:style-name="P7"><text:span text:style-name="Основной_20_шрифт_20_абзаца"><text:span text:style-name="T1">Андзышбаба</text:span></text:span><text:span text:style-name="Основной_20_шрифт_20_абзаца"><text:span text:style-name="T9"> </text:span></text:span><text:span text:style-name="Основной_20_шрифт_20_абзаца"><text:span text:style-name="T6">— Коровяк раскидистый — </text:span></text:span><text:span text:style-name="Основной_20_шрифт_20_абзаца"><text:span text:style-name="T15">Verbascum</text:span></text:span><text:span text:style-name="Основной_20_шрифт_20_абзаца"><text:span text:style-name="T16"> </text:span></text:span><text:span text:style-name="Основной_20_шрифт_20_абзаца"><text:span text:style-name="T15">laxum</text:span></text:span><text:span text:style-name="Основной_20_шрифт_20_абзаца"><text:span text:style-name="T16"> </text:span></text:span><text:span text:style-name="Основной_20_шрифт_20_абзаца"><text:span text:style-name="T15">Filar</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Jav</text:span></text:span><text:span text:style-name="Основной_20_шрифт_20_абзаца"><text:span text:style-name="T7">.</text:span></text:span></text:p>
      <text:p text:style-name="P1">Многолетнее травянистое растение высотой до 50 — 80 см. Все растение зеленое, мелкие волоски на стебле и листьях.</text:p>
      <text:p text:style-name="P1">Стеблевые листья зубчатые, остаются на стебле и после отмирания прикорневых.</text:p>
      <text:p text:style-name="P1">В КЧР встречается по опушкам, в кустарниках от низменности до верхнегорного пояса.</text:p>
      <text:p text:style-name="P1"/>
      <text:p text:style-name="P7"><text:span text:style-name="Основной_20_шрифт_20_абзаца"><text:span text:style-name="T1">Ани-анпси</text:span></text:span><text:span text:style-name="Основной_20_шрифт_20_абзаца"><text:span text:style-name="T9"> </text:span></text:span><text:span text:style-name="Основной_20_шрифт_20_абзаца"><text:span text:style-name="T6">— Мать-и-мачеха — </text:span></text:span><text:span text:style-name="Основной_20_шрифт_20_абзаца"><text:span text:style-name="T15">Tussilag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астение высотой до 10 — 35 см. Листья округлые, зубчатые; с обеих сторон покрыты войлочком; цветет в апреле — мае; растет на глинистых обнажениях.</text:p>
      <text:p text:style-name="P1">Растение лекарственное и медонос.</text:p>
      <text:p text:style-name="P1"/>
      <text:p text:style-name="P7"><text:span text:style-name="Основной_20_шрифт_20_абзаца"><text:span text:style-name="T1">АнтIыра</text:span></text:span><text:span text:style-name="Основной_20_шрифт_20_абзаца"><text:span text:style-name="T9"> </text:span></text:span><text:span text:style-name="Основной_20_шрифт_20_абзаца"><text:span text:style-name="T6">— Жимолость обыкновенная — </text:span></text:span><text:span text:style-name="Основной_20_шрифт_20_абзаца"><text:span text:style-name="T15">Lonicera</text:span></text:span><text:span text:style-name="Основной_20_шрифт_20_абзаца"><text:span text:style-name="T16"> </text:span></text:span><text:span text:style-name="Основной_20_шрифт_20_абзаца"><text:span text:style-name="T15">xylost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3 м высоты. Молодые листочки, цветоножки и веточки мягковолосистые. Взрослые листья овальные, по краю реснитчатые, тускло-зеленые, на коротких черешках. Цветки белые, позже желтеющие, двугубые, сидят попарно на цветоносе. Цветет в мае — июне. Ягоды красные,</text:p>
      <text:p text:style-name="P1">снизу попарно сросшиеся, шарообразные, созревают в июле — августе и позже.</text:p>
      <text:p text:style-name="P1">Растет в лесах Кавказа. Разводится в садах и парках как декоративное и используется для закрепления склонов, оврагов, оползней. Древесина твердая и идет на мелкие поделки.</text:p>
      <text:p text:style-name="P1"/>
      <text:p text:style-name="P7"><text:span text:style-name="Основной_20_шрифт_20_абзаца"><text:span text:style-name="T1">Апельсин</text:span></text:span><text:span text:style-name="Основной_20_шрифт_20_абзаца"><text:span text:style-name="T6"> — Апельсин — </text:span></text:span><text:span text:style-name="Основной_20_шрифт_20_абзаца"><text:span text:style-name="T15">Citrus</text:span></text:span><text:span text:style-name="Основной_20_шрифт_20_абзаца"><text:span text:style-name="T16"> </text:span></text:span><text:span text:style-name="Основной_20_шрифт_20_абзаца"><text:span text:style-name="T15">sin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Iамы.</text:p>
      <text:p text:style-name="P1"/>
      <text:p text:style-name="P7"><text:span text:style-name="Основной_20_шрифт_20_абзаца"><text:span text:style-name="T1">а-Апса</text:span></text:span><text:span text:style-name="Основной_20_шрифт_20_абзаца"><text:span text:style-name="T6"> (абх.) — Пихта кавказская — </text:span></text:span><text:span text:style-name="Основной_20_шрифт_20_абзаца"><text:span text:style-name="T15">Abies</text:span></text:span><text:span text:style-name="Основной_20_шрифт_20_абзаца"><text:span text:style-name="T16"> </text:span></text:span><text:span text:style-name="Основной_20_шрифт_20_абзаца"><text:span text:style-name="T15">nordmanniana</text:span></text:span><text:span text:style-name="Основной_20_шрифт_20_абзаца"><text:span text:style-name="T16"> (</text:span></text:span><text:span text:style-name="Основной_20_шрифт_20_абзаца"><text:span text:style-name="T15">Stev</text:span></text:span><text:span text:style-name="Основной_20_шрифт_20_абзаца"><text:span text:style-name="T16">.) </text:span></text:span><text:span text:style-name="Основной_20_шрифт_20_абзаца"><text:span text:style-name="T15">Spach</text:span></text:span><text:span text:style-name="Основной_20_шрифт_20_абзаца"><text:span text:style-name="T6">.</text:span></text:span></text:p>
      <text:p text:style-name="P1">Дает ценную древесину, скипидар, терпентин и др. продукты. Декоративна, имеются формы с разной кроной.</text:p>
      <text:p text:style-name="P1"/>
      <text:p text:style-name="P7"><text:span text:style-name="Основной_20_шрифт_20_абзаца"><text:span text:style-name="T1">АпсацIла</text:span></text:span><text:span text:style-name="Основной_20_шрифт_20_абзаца"><text:span text:style-name="T6"> — Пихта кавказская — </text:span></text:span><text:span text:style-name="Основной_20_шрифт_20_абзаца"><text:span text:style-name="T15">Abie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Хвойное дерево высотой до 15 м. Это крупное, очень теневыносливое с густой кроной дерево обычен в лесах Урупа, Преградной, Теберды (Джамагат). Молодые побеги красноватые. Кора стволов серая, гладкая. Хвоя линейная, на верхушке закрученная.</text:p>
      <text:p text:style-name="P1"><text:soft-page-break/>Разводится семенами и отводками. Используется в зеленом строительстве. Древесину употребляют в строительном деле и целлюлозном производстве. Из смолы коры получают пихтовый бальзам, имеющий широкое применение.</text:p>
      <text:p text:style-name="P1"/>
      <text:p text:style-name="P7"><text:span text:style-name="Основной_20_шрифт_20_абзаца"><text:span text:style-name="T1">АпсацIла</text:span></text:span><text:span text:style-name="Основной_20_шрифт_20_абзаца"><text:span text:style-name="T6"> — Ель — </text:span></text:span><text:span text:style-name="Основной_20_шрифт_20_абзаца"><text:span text:style-name="T15">Picea</text:span></text:span><text:span text:style-name="Основной_20_шрифт_20_абзаца"><text:span text:style-name="T16"> </text:span></text:span><text:span text:style-name="Основной_20_шрифт_20_абзаца"><text:span text:style-name="T15">Diet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ысокие вечнозеленые деревья с густой кроной, серой, гладкой корой и короткой, густой хвоей.</text:p>
      <text:p text:style-name="P1">Ели очень декоративны и служат лучшим украшением садов и парков. Это основная порода, дающая древесину для строительства, производства бумаги, искусственных волокон. Из нее также получают скипидар, канифоль, смолу. Кора используется для дубления кожи.</text:p>
      <text:p text:style-name="P1"/>
      <text:p text:style-name="P7"><text:span text:style-name="Основной_20_шрифт_20_абзаца"><text:span text:style-name="T1">АпсацIла</text:span></text:span><text:span text:style-name="Основной_20_шрифт_20_абзаца"><text:span text:style-name="T6"> — Ель колючая — </text:span></text:span><text:span text:style-name="Основной_20_шрифт_20_абзаца"><text:span text:style-name="T15">Picea</text:span></text:span><text:span text:style-name="Основной_20_шрифт_20_абзаца"><text:span text:style-name="T16"> </text:span></text:span><text:span text:style-name="Основной_20_шрифт_20_абзаца"><text:span text:style-name="T15">pungens</text:span></text:span><text:span text:style-name="Основной_20_шрифт_20_абзаца"><text:span text:style-name="T16"> </text:span></text:span><text:span text:style-name="Основной_20_шрифт_20_абзаца"><text:span text:style-name="T15">Emgelm</text:span></text:span><text:span text:style-name="Основной_20_шрифт_20_абзаца"><text:span text:style-name="T6">.</text:span></text:span></text:p>
      <text:p text:style-name="P1">Дерево до 30 м высоты. Молодые побеги красноватые, голые. Кора стволов и ветвей серовато-бурая, вначале гладкая, позже трещиноватая, чешуйчатая. Хвоя четырехгранная, изогнутая, на верхушке острая, сильно колючая, сизо-зеленая, реже темно-зеленая. Шишки цилиндрические, коричнево-бурые. Семена клиновидные, бурые, с крылом.</text:p>
      <text:p text:style-name="P1">Очень декоративна, с конусовидной кроной и серебристой хвоей. Широко используется в парковом строительстве, в озеленении улиц, дорог. Древесина идет в строительном деле.</text:p>
      <text:p text:style-name="P1">К почве нетребовательна, засухо- и дымоустойчива.</text:p>
      <text:p text:style-name="P1"/>
      <text:p text:style-name="P7"><text:span text:style-name="Основной_20_шрифт_20_абзаца"><text:span text:style-name="T1">АпсацIшкIвокIва</text:span></text:span><text:span text:style-name="Основной_20_шрифт_20_абзаца"><text:span text:style-name="T9"> </text:span></text:span><text:span text:style-name="Основной_20_шрифт_20_абзаца"><text:span text:style-name="T6">— Ель обыкновенная — </text:span></text:span><text:span text:style-name="Основной_20_шрифт_20_абзаца"><text:span text:style-name="T15">Picea</text:span></text:span><text:span text:style-name="Основной_20_шрифт_20_абзаца"><text:span text:style-name="T16"> </text:span></text:span><text:span text:style-name="Основной_20_шрифт_20_абзаца"><text:span text:style-name="T15">albi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30 м высоты. Молодые побеги рыжеватые, голые или рассеяно опушенные. Кора стволов темно-бурая или темно-серая, трещиновидная, отслаивающаяся. Шишки продолговато-цилиндрические, зрелые — бурые, поникающие. Семена яйцевидно-клиновидные, темно-бурые.</text:p>
      <text:p text:style-name="P1">Декоративна. Крона пирамидальная, темно-зеленая. Используется для одиночных, групповых и аллейных посадок, для устройства живых изгородей, озеленения дорог, улиц, усадьб. Неприхотлива, к почвам малотребовательна, но страдает от засухи. Древесина идет на различные поделки, используется в строительстве.</text:p>
      <text:p text:style-name="P1">Размножается семенами.</text:p>
      <text:p text:style-name="P1"/>
      <text:p text:style-name="P7"><text:span text:style-name="Основной_20_шрифт_20_абзаца"><text:span text:style-name="T1">АпхазтIама</text:span></text:span><text:span text:style-name="Основной_20_шрифт_20_абзаца"><text:span text:style-name="T9"> </text:span></text:span><text:span text:style-name="Основной_20_шрифт_20_абзаца"><text:span text:style-name="T6">— Плод айвы обыкновенной — </text:span></text:span><text:span text:style-name="Основной_20_шрифт_20_абзаца"><text:span text:style-name="T15">Cydonia</text:span></text:span><text:span text:style-name="Основной_20_шрифт_20_абзаца"><text:span text:style-name="T16"> </text:span></text:span><text:span text:style-name="Основной_20_шрифт_20_абзаца"><text:span text:style-name="T15">oblong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Айуа.</text:p>
      <text:p text:style-name="P1"/>
      <text:p text:style-name="P7"><text:span text:style-name="Основной_20_шрифт_20_абзаца"><text:span text:style-name="T1">АпхазтIама</text:span></text:span><text:span text:style-name="Основной_20_шрифт_20_абзаца"><text:span text:style-name="T9"> </text:span></text:span><text:span text:style-name="Основной_20_шрифт_20_абзаца"><text:span text:style-name="T6">— Айва обыкновенная — </text:span></text:span><text:span text:style-name="Основной_20_шрифт_20_абзаца"><text:span text:style-name="T15">Cydonia</text:span></text:span><text:span text:style-name="Основной_20_шрифт_20_абзаца"><text:span text:style-name="T16"> </text:span></text:span><text:span text:style-name="Основной_20_шрифт_20_абзаца"><text:span text:style-name="T15">oblong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Айуа.</text:p>
      <text:p text:style-name="P1"/>
      <text:p text:style-name="P7"><text:span text:style-name="Основной_20_шрифт_20_абзаца"><text:span text:style-name="T1">АпхъагIайыра</text:span></text:span><text:span text:style-name="Основной_20_шрифт_20_абзаца"><text:span text:style-name="T9"> </text:span></text:span><text:span text:style-name="Основной_20_шрифт_20_абзаца"><text:span text:style-name="T6">— Фиалка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5.</text:span></text:span></text:p>
      <text:p text:style-name="P1">В КЧР растут более 15 видов рода фиалки. Травянистые растения высотой от 5 до 20 см. Среди них есть однолетние растения; цветки разного цвета, цветут в марте — апреле; плод — коробочка; стебли маленькие, многие виды имеют ползучие стебли; фиалка ценится в цветоводстве за раннее цветение, она хороша в групповых, одна и вместе с другими цветущими; из цветков фиалки получают эфирные масла, идущие для получения духов; с этой целью выращивают фиалку во Франции, Италии.</text:p>
      <text:p text:style-name="P1"/>
      <text:p text:style-name="P7"><text:span text:style-name="Основной_20_шрифт_20_абзаца"><text:span text:style-name="T1">а-Апш</text:span></text:span><text:span text:style-name="Основной_20_шрифт_20_абзаца"><text:span text:style-name="T9"> </text:span></text:span><text:span text:style-name="Основной_20_шрифт_20_абзаца"><text:span text:style-name="T6">(абх.) — Кукуруза — </text:span></text:span><text:span text:style-name="Основной_20_шрифт_20_абзаца"><text:span text:style-name="T15">Zea</text:span></text:span><text:span text:style-name="Основной_20_шрифт_20_абзаца"><text:span text:style-name="T16"> </text:span></text:span><text:span text:style-name="Основной_20_шрифт_20_абзаца"><text:span text:style-name="T15">may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Нартыхв.</text:p>
      <text:p text:style-name="P1"/>
      <text:p text:style-name="P7"><text:span text:style-name="Основной_20_шрифт_20_абзаца"><text:span text:style-name="T1">Араш</text:span></text:span><text:span text:style-name="Основной_20_шрифт_20_абзаца"><text:span text:style-name="T9"> </text:span></text:span><text:span text:style-name="Основной_20_шрифт_20_абзаца"><text:span text:style-name="T6">— Вяз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laevis</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6">.</text:span></text:span></text:p>
      <text:p text:style-name="P1">Уапшы Рашы.</text:p>
      <text:p text:style-name="P1"/>
      <text:p text:style-name="P7"><text:span text:style-name="Основной_20_шрифт_20_абзаца"><text:span text:style-name="T1">АрбацIыхъва</text:span></text:span><text:span text:style-name="Основной_20_шрифт_20_абзаца"><text:span text:style-name="T9"> </text:span></text:span><text:span text:style-name="Основной_20_шрифт_20_абзаца"><text:span text:style-name="T6">—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Тажвхъабра.</text:p>
      <text:p text:style-name="P1"/>
      <text:p text:style-name="P7"><text:span text:style-name="Основной_20_шрифт_20_абзаца"><text:span text:style-name="T1">Арбасыгь</text:span></text:span><text:span text:style-name="Основной_20_шрифт_20_абзаца"><text:span text:style-name="T9"> </text:span></text:span><text:span text:style-name="Основной_20_шрифт_20_абзаца"><text:span text:style-name="T6">— Погремок малый — </text:span></text:span><text:span text:style-name="Основной_20_шрифт_20_абзаца"><text:span text:style-name="T15">Rhinantites</text:span></text:span><text:span text:style-name="Основной_20_шрифт_20_абзаца"><text:span text:style-name="T16"> </text:span></text:span><text:span text:style-name="Основной_20_шрифт_20_абзаца"><text:span text:style-name="T15">Linn</text:span></text:span><text:span text:style-name="Основной_20_шрифт_20_абзаца"><text:span text:style-name="T6">.</text:span></text:span></text:p>
      <text:p text:style-name="P1"><text:soft-page-break/>Однолетний полупаразит, сорняк высотой до 20 — 50 см. Стебли прямые. Листья ланцетные. Корни недоразвиты, присасываются к корням злаковых растений и сосут соки. Цветет в августе — сентябре.</text:p>
      <text:p text:style-name="P1">У нас растет лишь только на лугах, встречается в верхнем горном поясе. Размножается семенами.</text:p>
      <text:p text:style-name="P1"/>
      <text:p text:style-name="P7"><text:span text:style-name="Основной_20_шрифт_20_абзаца"><text:span text:style-name="T1">Артмакъ</text:span></text:span><text:span text:style-name="Основной_20_шрифт_20_абзаца"><text:span text:style-name="T9"> </text:span></text:span><text:span text:style-name="Основной_20_шрифт_20_абзаца"><text:span text:style-name="T6">— Пастушья сумка — </text:span></text:span><text:span text:style-name="Основной_20_шрифт_20_абзаца"><text:span text:style-name="T15">Capsella</text:span></text:span><text:span text:style-name="Основной_20_шрифт_20_абзаца"><text:span text:style-name="T16"> </text:span></text:span><text:span text:style-name="Основной_20_шрифт_20_абзаца"><text:span text:style-name="T15">bursa</text:span></text:span><text:span text:style-name="Основной_20_шрифт_20_абзаца"><text:span text:style-name="T16"> </text:span></text:span><text:span text:style-name="Основной_20_шрифт_20_абзаца"><text:span text:style-name="T15">pasto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Уапшы Рахвхча артмакъ.</text:p>
      <text:p text:style-name="P1"/>
      <text:p text:style-name="P7"><text:span text:style-name="Основной_20_шрифт_20_абзаца"><text:span text:style-name="T1">Астра</text:span></text:span><text:span text:style-name="Основной_20_шрифт_20_абзаца"><text:span text:style-name="T9"> </text:span></text:span><text:span text:style-name="Основной_20_шрифт_20_абзаца"><text:span text:style-name="T6">— Астра — </text:span></text:span><text:span text:style-name="Основной_20_шрифт_20_абзаца"><text:span text:style-name="T15">Ast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е и многолетние цветковые растения. Большое декоративное значение имеют однолетние астры китайские. Кустики высотой 15 — 80 см. Соцветие — корзинка, цветки простые, махровые, различной величины и окраски. Размножают посевом семян в марте — апреле в защитном грунте для выращивания рассады.</text:p>
      <text:p text:style-name="P1">Многие многолетние формы астры цветут до поздней осени и очень холодостойки.</text:p>
      <text:p text:style-name="P1"/>
      <text:p text:style-name="P7"><text:span text:style-name="Основной_20_шрифт_20_абзаца"><text:span text:style-name="T1">Аха</text:span></text:span><text:span text:style-name="Основной_20_шрифт_20_абзаца"><text:span text:style-name="T6"> — Сирения стручочковая — </text:span></text:span><text:span text:style-name="Основной_20_шрифт_20_абзаца"><text:span text:style-name="T15">Syrenia</text:span></text:span><text:span text:style-name="Основной_20_шрифт_20_абзаца"><text:span text:style-name="T16"> </text:span></text:span><text:span text:style-name="Основной_20_шрифт_20_абзаца"><text:span text:style-name="T15">siliculosa</text:span></text:span><text:span text:style-name="Основной_20_шрифт_20_абзаца"><text:span text:style-name="T16"> </text:span></text:span><text:span text:style-name="Основной_20_шрифт_20_абзаца"><text:span text:style-name="T15">Andrz</text:span></text:span><text:span text:style-name="Основной_20_шрифт_20_абзаца"><text:span text:style-name="T6">.</text:span></text:span></text:p>
      <text:p text:style-name="P1">Двухлетнее растение высотой до 40 — 70 см. Стебель покрыт волосками. Листья линейные, цельнокрайние. Плод — стручки, на коротких ножках, линейные.</text:p>
      <text:p text:style-name="P1">Растет в предгорной части на сухих склонах, сорных местах.</text:p>
      <text:p text:style-name="P1"/>
      <text:p text:style-name="P7"><text:span text:style-name="Основной_20_шрифт_20_абзаца"><text:span text:style-name="T1">а-Ахьа</text:span></text:span><text:span text:style-name="Основной_20_шрифт_20_абзаца"><text:span text:style-name="T6"> (абх.) — Каштан посевной, каштан культурный — </text:span></text:span><text:span text:style-name="Основной_20_шрифт_20_абзаца"><text:span text:style-name="T15">Castane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Адгьылраса.</text:p>
      <text:p text:style-name="P1"/>
      <text:p text:style-name="P7"><text:span text:style-name="Основной_20_шрифт_20_абзаца"><text:span text:style-name="T1">а-Ахьарпара</text:span></text:span><text:span text:style-name="Основной_20_шрифт_20_абзаца"><text:span text:style-name="T9"> </text:span></text:span><text:span text:style-name="Основной_20_шрифт_20_абзаца"><text:span text:style-name="T6">(абх.) — Плод каштана посевного, каштана культурного — </text:span></text:span><text:span text:style-name="Основной_20_шрифт_20_абзаца"><text:span text:style-name="T15">Castane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АхIхъабра</text:span></text:span><text:span text:style-name="Основной_20_шрифт_20_абзаца"><text:span text:style-name="T9"> </text:span></text:span><text:span text:style-name="Основной_20_шрифт_20_абзаца"><text:span text:style-name="T6">— Лилия белая — </text:span></text:span><text:span text:style-name="Основной_20_шрифт_20_абзаца"><text:span text:style-name="T15">Lilium</text:span></text:span><text:span text:style-name="Основной_20_шрифт_20_абзаца"><text:span text:style-name="T16"> </text:span></text:span><text:span text:style-name="Основной_20_шрифт_20_абзаца"><text:span text:style-name="T15">candid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до 80 см высотой. Цветки чистобелые с сильным ароматом. Цветет в июне. Любителями цветоводами выращивается как декоративное растение.</text:p>
      <text:p text:style-name="P1">Используют луковицы в пищу как и луковицы других видов лилий.</text:p>
      <text:p text:style-name="P1">Медонос.</text:p>
      <text:p text:style-name="P1"/>
      <text:p text:style-name="P7"><text:span text:style-name="Основной_20_шрифт_20_абзаца"><text:span text:style-name="T1">а-Ацва-цла</text:span></text:span><text:span text:style-name="Основной_20_шрифт_20_абзаца"><text:span text:style-name="T9"> </text:span></text:span><text:span text:style-name="Основной_20_шрифт_20_абзаца"><text:span text:style-name="T6">(абх.) — Яблоня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Miller</text:span></text:span><text:span text:style-name="Основной_20_шрифт_20_абзаца"><text:span text:style-name="T6">.</text:span></text:span></text:p>
      <text:p text:style-name="P1">Уапшы ЧIва.</text:p>
      <text:p text:style-name="P1"/>
      <text:p text:style-name="P7"><text:span text:style-name="Основной_20_шрифт_20_абзаца"><text:span text:style-name="T1">а-Ацва</text:span></text:span><text:span text:style-name="Основной_20_шрифт_20_абзаца"><text:span text:style-name="T9"> </text:span></text:span><text:span text:style-name="Основной_20_шрифт_20_абзаца"><text:span text:style-name="T6">(абх.) — Плод яблони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Miller</text:span></text:span><text:span text:style-name="Основной_20_шрифт_20_абзаца"><text:span text:style-name="T6">.</text:span></text:span></text:p>
      <text:p text:style-name="P1"/>
      <text:p text:style-name="P7"><text:span text:style-name="Основной_20_шрифт_20_абзаца"><text:span text:style-name="T1">а-Ацыцындра</text:span></text:span><text:span text:style-name="Основной_20_шрифт_20_абзаца"><text:span text:style-name="T6"> (абх.) — Дюшеснея индийская — </text:span></text:span><text:span text:style-name="Основной_20_шрифт_20_абзаца"><text:span text:style-name="T15">Duchesnea</text:span></text:span><text:span text:style-name="Основной_20_шрифт_20_абзаца"><text:span text:style-name="T16"> </text:span></text:span><text:span text:style-name="Основной_20_шрифт_20_абзаца"><text:span text:style-name="T15">indica</text:span></text:span><text:span text:style-name="Основной_20_шрифт_20_абзаца"><text:span text:style-name="T16"> (</text:span></text:span><text:span text:style-name="Основной_20_шрифт_20_абзаца"><text:span text:style-name="T15">Andrews</text:span></text:span><text:span text:style-name="Основной_20_шрифт_20_абзаца"><text:span text:style-name="T16">) </text:span></text:span><text:span text:style-name="Основной_20_шрифт_20_абзаца"><text:span text:style-name="T15">Focke</text:span></text:span><text:span text:style-name="Основной_20_шрифт_20_абзаца"><text:span text:style-name="T6">.</text:span></text:span></text:p>
      <text:p text:style-name="P1">Заносное растение из тропической Азии. Стебли длинные, ползучие, укореняющиеся в узлах, от которых отходит по 1 листу и одноцветковому цветоносу Листья тройчатые, их листочки яйцевидные, крупнозубчатые. Плоды ярко-красные, сочные. Цветет и плодоносит почти круглый год.</text:p>
      <text:p text:style-name="P1">Весьма обычное растение низменностей и предгорий до 400 м. Декоративна.</text:p>
      <text:p text:style-name="P1"/>
      <text:p text:style-name="P7"><text:span text:style-name="Основной_20_шрифт_20_абзаца"><text:span text:style-name="T1">Аштым</text:span></text:span><text:span text:style-name="Основной_20_шрифт_20_абзаца"><text:span text:style-name="T6"> — Осока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6.</text:span></text:span></text:p>
      <text:p text:style-name="P1">Это — наиболее многочисленный по числу видов род. В КНР встречается более 20 видов, а в России около 400 видов. Всего же видов около 1500.</text:p>
      <text:p text:style-name="P1">Осоки — обычно многолетние растения с корневищами. Трехгранные надземные стебли и трехрядные линейные листья. Цветки невзрачные, собраны в колоски или метелки. Многие виды имеют кормовое значение.</text:p>
      <text:p text:style-name="P1">Встречаются осоки на сырых местах, луговых склонах, лесах, степях, по берегам рек, канавам, у прудов.</text:p>
      <text:p text:style-name="P1"/>
      <text:p text:style-name="P7"><text:soft-page-break/><text:span text:style-name="Основной_20_шрифт_20_абзаца"><text:span text:style-name="T1">Аштымбаба</text:span></text:span><text:span text:style-name="Основной_20_шрифт_20_абзаца"><text:span text:style-name="T6"> — Осока многолистная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polyphylla</text:span></text:span><text:span text:style-name="Основной_20_шрифт_20_абзаца"><text:span text:style-name="T16"> </text:span></text:span><text:span text:style-name="Основной_20_шрифт_20_абзаца"><text:span text:style-name="T15">Kar</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Kir</text:span></text:span><text:span text:style-name="Основной_20_шрифт_20_абзаца"><text:span text:style-name="T6">.</text:span></text:span></text:p>
      <text:p text:style-name="P1">Многолетнее травянистое растение высотой 50 — 100 см. Соцветие простое. Листья 3 — 5 мм ширины. Цветет с мая по июнь. Скотом поедается удовлетворительно.</text:p>
      <text:p text:style-name="P1">В КЧР встречается в лесах и кустарниках от предгорного равнинного до среднего горного пояса.</text:p>
      <text:p text:style-name="P1"/>
      <text:p text:style-name="P7"><text:span text:style-name="Основной_20_шрифт_20_абзаца"><text:span text:style-name="T1">АштымсагIа</text:span></text:span><text:span text:style-name="Основной_20_шрифт_20_абзаца"><text:span text:style-name="T6"> — Осока приземистая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supin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Wahl</text:span></text:span><text:span text:style-name="Основной_20_шрифт_20_абзаца"><text:span text:style-name="T6">.</text:span></text:span></text:p>
      <text:p text:style-name="P1">Многолетнее растение, бледно-зеленое, высотой до 20 — 40 см. Листья волосистые.</text:p>
      <text:p text:style-name="P1">Кормовое растение.</text:p>
      <text:p text:style-name="P1">В КЧР встречается в лесах, в кустарниках и чаще на лугах от предгорий до верхнего горного пояса.</text:p>
      <text:p text:style-name="P1"/>
      <text:p text:style-name="P7"><text:span text:style-name="Основной_20_шрифт_20_абзаца"><text:span text:style-name="T1">Ашхъых</text:span></text:span><text:span text:style-name="Основной_20_шрифт_20_абзаца"><text:span text:style-name="T6"> — Алтей — </text:span></text:span><text:span text:style-name="Основной_20_шрифт_20_абзаца"><text:span text:style-name="T15">Altha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тахъвайду.</text:p>
      <text:p text:style-name="P1"/>
      <text:p text:style-name="P7"><text:span text:style-name="Основной_20_шрифт_20_абзаца"><text:span text:style-name="T1">Ашыгьажь</text:span></text:span><text:span text:style-name="Основной_20_шрифт_20_абзаца"><text:span text:style-name="T9"> </text:span></text:span><text:span text:style-name="Основной_20_шрифт_20_абзаца"><text:span text:style-name="T6">— Мальва приземистая, просвирник приземистый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pusilla</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Уапшы МатахъвайсыгIа.</text:p>
      <text:p text:style-name="P1"/>
      <text:p text:style-name="P7"><text:span text:style-name="Основной_20_шрифт_20_абзаца"><text:span text:style-name="T1">АшыхIвра</text:span></text:span><text:span text:style-name="Основной_20_шрифт_20_абзаца"><text:span text:style-name="T9"> </text:span></text:span><text:span text:style-name="Основной_20_шрифт_20_абзаца"><text:span text:style-name="T6">— Мальва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тахъвай.</text:p>
      <text:p text:style-name="P1"/>
      <text:p text:style-name="P7"><text:span text:style-name="Основной_20_шрифт_20_абзаца"><text:span text:style-name="T1">АшвыхIвра</text:span></text:span><text:span text:style-name="Основной_20_шрифт_20_абзаца"><text:span text:style-name="T9"> </text:span></text:span><text:span text:style-name="Основной_20_шрифт_20_абзаца"><text:span text:style-name="T6">— Мальва, просвирник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тахъвай.</text:p>
      <text:p text:style-name="P1">Молодые побеги и листья используют в пищу в сыром и отваренном виде.</text:p>
      <text:p text:style-name="P1"/>
      <text:p text:style-name="P7"><text:span text:style-name="Основной_20_шрифт_20_абзаца"><text:span text:style-name="T1">АщтанчIвдыгь</text:span></text:span><text:span text:style-name="Основной_20_шрифт_20_абзаца"><text:span text:style-name="T9"> </text:span></text:span><text:span text:style-name="Основной_20_шрифт_20_абзаца"><text:span text:style-name="T6">— Ясенец — </text:span></text:span><text:span text:style-name="Основной_20_шрифт_20_абзаца"><text:span text:style-name="T15">Dictam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
      <text:p text:style-name="P7"><text:span text:style-name="Основной_20_шрифт_20_абзаца"><text:span text:style-name="T1">АщтанчIвцIычв</text:span></text:span><text:span text:style-name="Основной_20_шрифт_20_абзаца"><text:span text:style-name="T9"> </text:span></text:span><text:span text:style-name="Основной_20_шрифт_20_абзаца"><text:span text:style-name="T6">— Окопник лекарственный — </text:span></text:span><text:span text:style-name="Основной_20_шрифт_20_абзаца"><text:span text:style-name="T15">Symphy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до 40 — 100 см высотой. Растение развивает большую подземную листву. В США введено в культуру как силосное растение. Цветки грязновато-фиолетовые. Цветет в мае — июне.</text:p>
      <text:p text:style-name="P1">В КЧР растет на влажных лугах, в канавах у дорог, по берегам рек. Листья окопника идут на салаты и супы.</text:p>
      <text:p text:style-name="P1">Корни, собираемые осенью, применяются в медицине для приготовления вяжущих и ранозаживляющих средств.</text:p>
      <text:p text:style-name="P1"/>
      <text:p text:style-name="P7"><text:span text:style-name="Основной_20_шрифт_20_абзаца"><text:span text:style-name="T1">АщтанчIвыхш</text:span></text:span><text:span text:style-name="Основной_20_шрифт_20_абзаца"><text:span text:style-name="T9"> </text:span></text:span><text:span text:style-name="Основной_20_шрифт_20_абзаца"><text:span text:style-name="T6">— Молочай — </text:span></text:span><text:span text:style-name="Основной_20_шрифт_20_абзаца"><text:span text:style-name="T15">Euphorb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итанкIыкIа.</text:p>
      <text:p text:style-name="P1"/>
      <text:p text:style-name="P7"><text:span text:style-name="Основной_20_шрифт_20_абзаца"><text:span text:style-name="T1">АщтанчIвыхъвшв</text:span></text:span><text:span text:style-name="Основной_20_шрифт_20_абзаца"><text:span text:style-name="T9"> — </text:span></text:span><text:span text:style-name="Основной_20_шрифт_20_абзаца"><text:span text:style-name="T6">Валериана лекарственная — </text:span></text:span><text:span text:style-name="Основной_20_шрифт_20_абзаца"><text:span text:style-name="T15">Valerian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text:span></text:span><text:span text:style-name="Основной_20_шрифт_20_абзаца"><text:span text:style-name="T16">. </text:span></text:span><text:span text:style-name="Основной_20_шрифт_20_абзаца"><text:span text:style-name="T15">J</text:span></text:span><text:span text:style-name="Основной_20_шрифт_20_абзаца"><text:span text:style-name="T16">.)</text:span></text:span><text:span text:style-name="Основной_20_шрифт_20_абзаца"><text:span text:style-name="T9">.</text:span></text:span></text:p>
      <text:p text:style-name="P1">Уапшы ГвыхьхIвра.</text:p>
      <text:p text:style-name="P1"/>
      <text:p text:style-name="P7"><text:span text:style-name="Основной_20_шрифт_20_абзаца"><text:span text:style-name="T1">АщтанчIвкIакIырса</text:span></text:span><text:span text:style-name="Основной_20_шрифт_20_абзаца"><text:span text:style-name="T9"> </text:span></text:span><text:span text:style-name="Основной_20_шрифт_20_абзаца"><text:span text:style-name="T6">— Болиголов пятнистый — </text:span></text:span><text:span text:style-name="Основной_20_шрифт_20_абзаца"><text:span text:style-name="T15">Conium</text:span></text:span><text:span text:style-name="Основной_20_шрифт_20_абзаца"><text:span text:style-name="T16"> </text:span></text:span><text:span text:style-name="Основной_20_шрифт_20_абзаца"><text:span text:style-name="T15">macul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 </text:span></text:span><text:span text:style-name="Основной_20_шрифт_20_абзаца"><text:span text:style-name="T7">Рис. 17.</text:span></text:span></text:p>
      <text:p text:style-name="P1">Травянистое многолетнее растение до 1 м высоты с высокими стеблями, покрытыми коричнево-пурпуровыми пятнами. Листья сложные, дважды-трижды перистые, рассеченные. Цветки мелкие, белые, в сложных зонтиках. Плод — двухсемянка без носика. Растет среди кустарников по долинам рек, на сорных местах. Цветет с мая до осени. Очень ядовитое растение, нельзя позволять детям делать из полого стебля свистульки и брать их в рот.</text:p>
      <text:p text:style-name="P1">Болиголов содержит ядовитое вещество кониин. Известны случаи отравления крупного рогатого скота, лошадей и овец при поедании болиголова.(В 1963 г. в Новосибирской области отравились овцы). Заболевшие животные были возбуждены, пугливы, падали и лежали на боку с запрокинутой назад головой.</text:p>
      <text:p text:style-name="P1"/>
      <text:p text:style-name="P7"><text:bookmark-start text:name="bookmark1"/><text:span text:style-name="Основной_20_шрифт_20_абзаца"><text:span text:style-name="T1">АщтанчIвыхъвш</text:span></text:span><text:bookmark-end text:name="bookmark1"/><text:span text:style-name="Основной_20_шрифт_20_абзаца"><text:span text:style-name="T6"> — Свербига восточная, обыкновенная — </text:span></text:span><text:span text:style-name="Основной_20_шрифт_20_абзаца"><text:span text:style-name="T15">Bunias</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Уапшы Паднаджь.</text:p>
      <text:p text:style-name="P1">Мясистые листья абазины употребляют в пищу, едят также молодые цветоносные стебли (до цветения), счищая предварительно волосистую кожицу. Из зелени свербиги можно готовить щи, супы, пюре. В Англии свербига культивируется наряду с другими овощами.</text:p>
      <text:p text:style-name="P1"/>
      <text:p text:style-name="P7"><text:span text:style-name="Основной_20_шрифт_20_абзаца"><text:span text:style-name="T1">АщтанчIвыхIвра</text:span></text:span><text:span text:style-name="Основной_20_шрифт_20_абзаца"><text:span text:style-name="T9"> </text:span></text:span><text:span text:style-name="Основной_20_шрифт_20_абзаца"><text:span text:style-name="T6">— Чемерица Лобеля — </text:span></text:span><text:span text:style-name="Основной_20_шрифт_20_абзаца"><text:span text:style-name="T15">Veratrum</text:span></text:span><text:span text:style-name="Основной_20_шрифт_20_абзаца"><text:span text:style-name="T16"> </text:span></text:span><text:span text:style-name="Основной_20_шрифт_20_абзаца"><text:span text:style-name="T15">lobelianum</text:span></text:span><text:span text:style-name="Основной_20_шрифт_20_абзаца"><text:span text:style-name="T16"> </text:span></text:span><text:span text:style-name="Основной_20_шрифт_20_абзаца"><text:span text:style-name="T15">Bernh</text:span></text:span><text:span text:style-name="Основной_20_шрифт_20_абзаца"><text:span text:style-name="T6">.</text:span></text:span></text:p>
      <text:p text:style-name="P1">Уапшы Айашвы.</text:p>
      <text:p text:style-name="P1">Животные отравляются на пастбище и в стойловый период, чаще коровы, козы, овцы и лошади. Из-за сильной ядовитости в медицине не применяется.</text:p>
      <text:p text:style-name="P1"/>
      <text:p text:style-name="P7"><text:span text:style-name="Основной_20_шрифт_20_абзаца"><text:span text:style-name="T1">БагацIыхъва</text:span></text:span><text:span text:style-name="Основной_20_шрифт_20_абзаца"><text:span text:style-name="T9"> </text:span></text:span><text:span text:style-name="Основной_20_шрифт_20_абзаца"><text:span text:style-name="T6">— Лисохвост луговой — </text:span></text:span><text:span text:style-name="Основной_20_шрифт_20_абзаца"><text:span text:style-name="T15">Alopecurus</text:span></text:span><text:span text:style-name="Основной_20_шрифт_20_абзаца"><text:span text:style-name="T16"> </text:span></text:span><text:span text:style-name="Основной_20_шрифт_20_абзаца"><text:span text:style-name="T15">prat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 </text:span></text:span><text:span text:style-name="Основной_20_шрифт_20_абзаца"><text:span text:style-name="T7">Рис. 18.</text:span></text:span></text:p>
      <text:p text:style-name="P1">Многолетнее растение до 1 м высотой. Стебель прямой. Листья 7-9 мм шириной, шероховатые, влагалища вздутые. Колоски одноцветковые, сидят группами на коротких ножках.</text:p>
      <text:p text:style-name="P1">Цветет в июне. Растет на заливных лугах. Отличная кормовая трава, хорошо отрастает после косьбы и травливания.</text:p>
      <text:p text:style-name="P1">Высевается на сено с другими видами растений.</text:p>
      <text:p text:style-name="P1"/>
      <text:p text:style-name="P7"><text:span text:style-name="Основной_20_шрифт_20_абзаца"><text:span text:style-name="T1">БагьхIвра</text:span></text:span><text:span text:style-name="Основной_20_шрифт_20_абзаца"><text:span text:style-name="T9"> </text:span></text:span><text:span text:style-name="Основной_20_шрифт_20_абзаца"><text:span text:style-name="T6">— Тысячелистник обыкновенный — </text:span></text:span><text:span text:style-name="Основной_20_шрифт_20_абзаца"><text:span text:style-name="T15">Achill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выртахъвшв.</text:p>
      <text:p text:style-name="P1"/>
      <text:p text:style-name="P7"><text:span text:style-name="Основной_20_шрифт_20_абзаца"><text:span text:style-name="T1">а-Бадр-йабач</text:span></text:span><text:span text:style-name="Основной_20_шрифт_20_абзаца"><text:span text:style-name="T9"> </text:span></text:span><text:span text:style-name="Основной_20_шрифт_20_абзаца"><text:span text:style-name="T6">(абх.) — Портулак огородный — </text:span></text:span><text:span text:style-name="Основной_20_шрифт_20_абзаца"><text:span text:style-name="T15">Portulaca</text:span></text:span><text:span text:style-name="Основной_20_шрифт_20_абзаца"><text:span text:style-name="T16"> </text:span></text:span><text:span text:style-name="Основной_20_шрифт_20_абзаца"><text:span text:style-name="T15">olera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Бадражан</text:span></text:span><text:span text:style-name="Основной_20_шрифт_20_абзаца"><text:span text:style-name="T9"> — </text:span></text:span><text:span text:style-name="Основной_20_шрифт_20_абзаца"><text:span text:style-name="T6">Помидор обыкновенный культурный — </text:span></text:span><text:span text:style-name="Основной_20_шрифт_20_абзаца"><text:span text:style-name="T15">Lycopersicum</text:span></text:span><text:span text:style-name="Основной_20_шрифт_20_абзаца"><text:span text:style-name="T16"> </text:span></text:span><text:span text:style-name="Основной_20_шрифт_20_абзаца"><text:span text:style-name="T15">esculenton</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ПIатIражан.</text:p>
      <text:p text:style-name="P1"/>
      <text:p text:style-name="P7"><text:span text:style-name="Основной_20_шрифт_20_абзаца"><text:span text:style-name="T1">Бадражан</text:span></text:span><text:span text:style-name="Основной_20_шрифт_20_абзаца"><text:span text:style-name="T9"> — </text:span></text:span><text:span text:style-name="Основной_20_шрифт_20_абзаца"><text:span text:style-name="T6">Плод-ягода помидора обыкновенного, культурного — </text:span></text:span><text:span text:style-name="Основной_20_шрифт_20_абзаца"><text:span text:style-name="T15">Lycopersicum</text:span></text:span><text:span text:style-name="Основной_20_шрифт_20_абзаца"><text:span text:style-name="T16"> </text:span></text:span><text:span text:style-name="Основной_20_шрифт_20_абзаца"><text:span text:style-name="T15">esculenton</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Баджа</text:span></text:span><text:span text:style-name="Основной_20_шрифт_20_абзаца"><text:span text:style-name="T9"> </text:span></text:span><text:span text:style-name="Основной_20_шрифт_20_абзаца"><text:span text:style-name="T6">— Горчица полевая — </text:span></text:span><text:span text:style-name="Основной_20_шрифт_20_абзаца"><text:span text:style-name="T15">Sinapi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аднаджьдагв.</text:p>
      <text:p text:style-name="P1"/>
      <text:p text:style-name="P7"><text:span text:style-name="Основной_20_шрифт_20_абзаца"><text:span text:style-name="T1">БаджьакIьайдза</text:span></text:span><text:span text:style-name="Основной_20_шрифт_20_абзаца"><text:span text:style-name="T9"> </text:span></text:span><text:span text:style-name="Основной_20_шрифт_20_абзаца"><text:span text:style-name="T6">— Куриное просо — </text:span></text:span><text:span text:style-name="Основной_20_шрифт_20_абзаца"><text:span text:style-name="T15">Echinochloa</text:span></text:span><text:span text:style-name="Основной_20_шрифт_20_абзаца"><text:span text:style-name="T16"> </text:span></text:span><text:span text:style-name="Основной_20_шрифт_20_абзаца"><text:span text:style-name="T15">crus</text:span></text:span><text:span text:style-name="Основной_20_шрифт_20_абзаца"><text:span text:style-name="T16">-</text:span></text:span><text:span text:style-name="Основной_20_шрифт_20_абзаца"><text:span text:style-name="T15">gal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Roem. ex Schult</text:span></text:span><text:span text:style-name="Основной_20_шрифт_20_абзаца"><text:span text:style-name="T6">.</text:span></text:span></text:p>
      <text:p text:style-name="P1">Однолетний злаковый сорняк высотой 40 — 100 см. Стебли плоские, ветвящиеся и несут метелку. Зерновки по размерам схожи с просом посевным. Повсеместно засоряет все яровые, пропашные, рис и просо. Произрастает на полях, в огородах, садах и на пустырях.</text:p>
      <text:p text:style-name="P1">В сыром виде и как сено скотом поедается хорошо, в особенности до образования семян.</text:p>
      <text:p text:style-name="P1"/>
      <text:p text:style-name="P7"><text:span text:style-name="Основной_20_шрифт_20_абзаца"><text:span text:style-name="T1">а-Бажвш</text:span></text:span><text:span text:style-name="Основной_20_шрифт_20_абзаца"><text:span text:style-name="T9"> </text:span></text:span><text:span text:style-name="Основной_20_шрифт_20_абзаца"><text:span text:style-name="T6">(абх.) — Сорт белого винограда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Байау</text:span></text:span><text:span text:style-name="Основной_20_шрифт_20_абзаца"><text:span text:style-name="T9"> </text:span></text:span><text:span text:style-name="Основной_20_шрифт_20_абзаца"><text:span text:style-name="T6">— Скумпия кожевенная, париковое дерево — </text:span></text:span><text:span text:style-name="Основной_20_шрифт_20_абзаца"><text:span text:style-name="T15">Cotinus</text:span></text:span><text:span text:style-name="Основной_20_шрифт_20_абзаца"><text:span text:style-name="T16"> </text:span></text:span><text:span text:style-name="Основной_20_шрифт_20_абзаца"><text:span text:style-name="T15">coggygria</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text:span></text:span></text:p>
      <text:p text:style-name="P1">Кустарник или дерево до 10 м высоты. Кора ветвей и стволов тонкая, буровато-серая. Листья очередные, овальные. Цветки в метельчатых соцветиях. Плод — сухая костянка.</text:p>
      <text:p text:style-name="P1">Родина: Европа, Кавказ, Малая и Передняя Азия, Китай. В КНР распространена в предгорьях.</text:p>
      <text:p text:style-name="P1">Декоративна, с пушистыми соцветиями и красивыми листьями. Засухоустойчива. Размножается семенами, черенками, отводками и делением куста. В листьях дубильные вещества.</text:p>
      <text:p text:style-name="P1"/>
      <text:p text:style-name="P7"><text:span text:style-name="Основной_20_шрифт_20_абзаца"><text:span text:style-name="T1">БайаухIвра</text:span></text:span><text:span text:style-name="Основной_20_шрифт_20_абзаца"><text:span text:style-name="T9"> </text:span></text:span><text:span text:style-name="Основной_20_шрифт_20_абзаца"><text:span text:style-name="T6">— Безвременник, зимовик — </text:span></text:span><text:span text:style-name="Основной_20_шрифт_20_абзаца"><text:span text:style-name="T15">Colch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9.</text:span></text:span></text:p>
      <text:p text:style-name="P1">Многолетнее ядовитое растение. Во флоре КЧР 3 вида. Клубнелуковица яйцевидная. Цветы розовые или фиолетовые, распускаются осенью. Плоды созревают в июне-июле следующего года. В клубнелуковицах и семенах содержится сильно ядовитое вещество — алкалоид колхицин.</text:p>
      <text:p text:style-name="P1">В КЧР растет на сырых лугах, лужайках.</text:p>
      <text:p text:style-name="P1"/>
      <text:p text:style-name="P7"><text:span text:style-name="Основной_20_шрифт_20_абзаца"><text:span text:style-name="T1">Баклажан</text:span></text:span><text:span text:style-name="Основной_20_шрифт_20_абзаца"><text:span text:style-name="T9"> </text:span></text:span><text:span text:style-name="Основной_20_шрифт_20_абзаца"><text:span text:style-name="T6">— Баклажан — </text:span></text:span><text:span text:style-name="Основной_20_шрифт_20_абзаца"><text:span text:style-name="T15">Solanum</text:span></text:span><text:span text:style-name="Основной_20_шрифт_20_абзаца"><text:span text:style-name="T16"> </text:span></text:span><text:span text:style-name="Основной_20_шрифт_20_абзаца"><text:span text:style-name="T15">melonge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Однолетнее овощное растение с устойчивым стеблем, крупными мясистыми плодами округлой или грушевидной формы, темно-фиолетовой окраски. Растение теплолюбивое, в открытом грунте возделывается, требует увлажненную почву.</text:p>
      <text:p text:style-name="P1">Плоды употребляют в жареном, тушеном и фаршированном виде, а также для консервирования.</text:p>
      <text:p text:style-name="P1"/>
      <text:p text:style-name="P7"><text:span text:style-name="Основной_20_шрифт_20_абзаца"><text:span text:style-name="T1">Бальыг</text:span></text:span><text:span text:style-name="Основной_20_шрифт_20_абзаца"><text:span text:style-name="T5">ъа</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Редис</text:span></text:span><text:span text:style-name="Основной_20_шрифт_20_абзаца"><text:span text:style-name="T12">, </text:span></text:span><text:span text:style-name="Основной_20_шрифт_20_абзаца"><text:span text:style-name="T6">редиска</text:span></text:span><text:span text:style-name="Основной_20_шрифт_20_абзаца"><text:span text:style-name="T12"> — </text:span></text:span><text:span text:style-name="Основной_20_шрифт_20_абзаца"><text:span text:style-name="T15">Raphanus sativus var. radicula Pers</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Цыца</text:span></text:span><text:span text:style-name="Основной_20_шрифт_20_абзаца"><text:span text:style-name="T12">.</text:span></text:span></text:p>
      <text:p text:style-name="P6"/>
      <text:p text:style-name="P7"><text:span text:style-name="Основной_20_шрифт_20_абзаца"><text:span text:style-name="T1">Бальыгъаквайч</text:span></text:span><text:span text:style-name="Основной_20_шрифт_20_абзаца"><text:span text:style-name="T5">I</text:span></text:span><text:span text:style-name="Основной_20_шрифт_20_абзаца"><text:span text:style-name="T1">ва</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Редиска</text:span></text:span><text:span text:style-name="Основной_20_шрифт_20_абзаца"><text:span text:style-name="T12"> — </text:span></text:span><text:span text:style-name="Основной_20_шрифт_20_абзаца"><text:span text:style-name="T15">Raphanus sativus 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Цыцаквайч</text:span></text:span><text:span text:style-name="Основной_20_шрифт_20_абзаца"><text:span text:style-name="T12">I</text:span></text:span><text:span text:style-name="Основной_20_шрифт_20_абзаца"><text:span text:style-name="T6">ва</text:span></text:span><text:span text:style-name="Основной_20_шрифт_20_абзаца"><text:span text:style-name="T12">.</text:span></text:span></text:p>
      <text:p text:style-name="P6"/>
      <text:p text:style-name="P7"><text:span text:style-name="Основной_20_шрифт_20_абзаца"><text:span text:style-name="T1">Бальыгъашк</text:span></text:span><text:span text:style-name="Основной_20_шрифт_20_абзаца"><text:span text:style-name="T5">I</text:span></text:span><text:span text:style-name="Основной_20_шрифт_20_абзаца"><text:span text:style-name="T1">вок</text:span></text:span><text:span text:style-name="Основной_20_шрифт_20_абзаца"><text:span text:style-name="T5">I</text:span></text:span><text:span text:style-name="Основной_20_шрифт_20_абзаца"><text:span text:style-name="T1">ва</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Редиска</text:span></text:span><text:span text:style-name="Основной_20_шрифт_20_абзаца"><text:span text:style-name="T12"> — </text:span></text:span><text:span text:style-name="Основной_20_шрифт_20_абзаца"><text:span text:style-name="T15">Raphanus sativus var. radicula Pers</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Цыцашк</text:span></text:span><text:span text:style-name="Основной_20_шрифт_20_абзаца"><text:span text:style-name="T12">I</text:span></text:span><text:span text:style-name="Основной_20_шрифт_20_абзаца"><text:span text:style-name="T6">вок</text:span></text:span><text:span text:style-name="Основной_20_шрифт_20_абзаца"><text:span text:style-name="T12">I</text:span></text:span><text:span text:style-name="Основной_20_шрифт_20_абзаца"><text:span text:style-name="T6">ва</text:span></text:span><text:span text:style-name="Основной_20_шрифт_20_абзаца"><text:span text:style-name="T12">.</text:span></text:span></text:p>
      <text:p text:style-name="P6"/>
      <text:p text:style-name="P7"><text:span text:style-name="Основной_20_шрифт_20_абзаца"><text:span text:style-name="T1">Бальыкъакъапщы</text:span></text:span><text:span text:style-name="Основной_20_шрифт_20_абзаца"><text:span text:style-name="T12"> — </text:span></text:span><text:span text:style-name="Основной_20_шрифт_20_абзаца"><text:span text:style-name="T6">Редиска</text:span></text:span><text:span text:style-name="Основной_20_шрифт_20_абзаца"><text:span text:style-name="T12"> — </text:span></text:span><text:span text:style-name="Основной_20_шрифт_20_абзаца"><text:span text:style-name="T15">Raphanus sativus var. radicula Pers</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Цыцакъапщы</text:span></text:span><text:span text:style-name="Основной_20_шрифт_20_абзаца"><text:span text:style-name="T12">.</text:span></text:span></text:p>
      <text:p text:style-name="P6"/>
      <text:p text:style-name="P7"><text:span text:style-name="Основной_20_шрифт_20_абзаца"><text:span text:style-name="T1">Бамбий</text:span></text:span><text:span text:style-name="Основной_20_шрифт_20_абзаца"><text:span text:style-name="T12"> — </text:span></text:span><text:span text:style-name="Основной_20_шрифт_20_абзаца"><text:span text:style-name="T6">Хлопчатник</text:span></text:span><text:span text:style-name="Основной_20_шрифт_20_абзаца"><text:span text:style-name="T12"> </text:span></text:span><text:span text:style-name="Основной_20_шрифт_20_абзаца"><text:span text:style-name="T6">обыкновенный</text:span></text:span><text:span text:style-name="Основной_20_шрифт_20_абзаца"><text:span text:style-name="T12">, </text:span></text:span><text:span text:style-name="Основной_20_шрифт_20_абзаца"><text:span text:style-name="T6">длинноволокнистый</text:span></text:span><text:span text:style-name="Основной_20_шрифт_20_абзаца"><text:span text:style-name="T12"> — </text:span></text:span><text:span text:style-name="Основной_20_шрифт_20_абзаца"><text:span text:style-name="T15">Gossypium hirsutum L</text:span></text:span><text:span text:style-name="Основной_20_шрифт_20_абзаца"><text:span text:style-name="T12">. </text:span></text:span><text:span text:style-name="Основной_20_шрифт_20_абзаца"><text:span text:style-name="T7">Рис</text:span></text:span><text:span text:style-name="Основной_20_шрифт_20_абзаца"><text:span text:style-name="T14">. 20.</text:span></text:span></text:p>
      <text:p text:style-name="P1">Кустарник до 1,5 м высотой. Имеет 3-5 лопастые большие листья; цветки бледно-желтые; коробочка крупная с 5 — 11 семенами, крупные, покрыты пушком; в наших краях хлопчатник не растет, хорошо развивается в государствах Средней Азии, там его называют белым золотом.</text:p>
      <text:p text:style-name="P1">Родина: Мексика.</text:p>
      <text:p text:style-name="P1"/>
      <text:p text:style-name="P7"><text:span text:style-name="Основной_20_шрифт_20_абзаца"><text:span text:style-name="T1">БамбихаццIагIв</text:span></text:span><text:span text:style-name="Основной_20_шрифт_20_абзаца"><text:span text:style-name="T6"> — Хлопчатник египетский, перуанский — </text:span></text:span><text:span text:style-name="Основной_20_шрифт_20_абзаца"><text:span text:style-name="T15">Gossypium</text:span></text:span><text:span text:style-name="Основной_20_шрифт_20_абзаца"><text:span text:style-name="T16"> </text:span></text:span><text:span text:style-name="Основной_20_шрифт_20_абзаца"><text:span text:style-name="T15">barbad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1.</text:span></text:span></text:p>
      <text:p text:style-name="P1">Кустарник до 3 м высотой. Листья 3-5 лопастные; цветки большие, лимонно-желтые; коробочки мелкие с 5-8 семенами, семена голые.</text:p>
      <text:p text:style-name="P1">Родина: Перу.</text:p>
      <text:p text:style-name="P1"/>
      <text:p text:style-name="P7"><text:span text:style-name="Основной_20_шрифт_20_абзаца"><text:span text:style-name="T1">Бамбук</text:span></text:span><text:span text:style-name="Основной_20_шрифт_20_абзаца"><text:span text:style-name="T6"> — Бамбук — </text:span></text:span><text:span text:style-name="Основной_20_шрифт_20_абзаца"><text:span text:style-name="T15">Bambusa</text:span></text:span><text:span text:style-name="Основной_20_шрифт_20_абзаца"><text:span text:style-name="T16"> </text:span></text:span><text:span text:style-name="Основной_20_шрифт_20_абзаца"><text:span text:style-name="T15">Schred</text:span></text:span><text:span text:style-name="Основной_20_шрифт_20_абзаца"><text:span text:style-name="T6">.</text:span></text:span></text:p>
      <text:p text:style-name="P1">Уапшы Калам (абх.).</text:p>
      <text:p text:style-name="P1"/>
      <text:p text:style-name="P7"><text:span text:style-name="Основной_20_шрифт_20_абзаца"><text:span text:style-name="T1">Баражвей</text:span></text:span><text:span text:style-name="Основной_20_шрифт_20_абзаца"><text:span text:style-name="T9"> </text:span></text:span><text:span text:style-name="Основной_20_шрифт_20_абзаца"><text:span text:style-name="T6">— Бузина черная — </text:span></text:span><text:span text:style-name="Основной_20_шрифт_20_абзаца"><text:span text:style-name="T15">Sambuc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Iуп.</text:p>
      <text:p text:style-name="P1"/>
      <text:p text:style-name="P7"><text:span text:style-name="Основной_20_шрифт_20_абзаца"><text:span text:style-name="T1">Барбарис</text:span></text:span><text:span text:style-name="Основной_20_шрифт_20_абзаца"><text:span text:style-name="T9"> </text:span></text:span><text:span text:style-name="Основной_20_шрифт_20_абзаца"><text:span text:style-name="T6">— Барбарис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тгIансольыкъв.</text:p>
      <text:p text:style-name="P1"/>
      <text:p text:style-name="P7"><text:span text:style-name="Основной_20_шрифт_20_абзаца"><text:span text:style-name="T1">Барбарис</text:span></text:span><text:span text:style-name="Основной_20_шрифт_20_абзаца"><text:span text:style-name="T9"> </text:span></text:span><text:span text:style-name="Основной_20_шрифт_20_абзаца"><text:span text:style-name="T6">— Плод барбариса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тгIансольыкъв.</text:p>
      <text:p text:style-name="P1"/>
      <text:p text:style-name="P7"><text:span text:style-name="Основной_20_шрифт_20_абзаца"><text:span text:style-name="T1">Барбарисмыгъ</text:span></text:span><text:span text:style-name="Основной_20_шрифт_20_абзаца"><text:span text:style-name="T9"> </text:span></text:span><text:span text:style-name="Основной_20_шрифт_20_абзаца"><text:span text:style-name="T6">— Барбарис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гъквайчIва.</text:p>
      <text:p text:style-name="P1"/>
      <text:p text:style-name="P7"><text:span text:style-name="Основной_20_шрифт_20_абзаца"><text:span text:style-name="T1">БатыргIан</text:span></text:span><text:span text:style-name="Основной_20_шрифт_20_абзаца"><text:span text:style-name="T9"> </text:span></text:span><text:span text:style-name="Основной_20_шрифт_20_абзаца"><text:span text:style-name="T6">— Борщевик — </text:span></text:span><text:span text:style-name="Основной_20_шрифт_20_абзаца"><text:span text:style-name="T15">Heracl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2.</text:span></text:span></text:p>
      <text:p text:style-name="P1">Разновидностей несколько. Это крупные от 50 до 300 см растения. Листья очень крупные, трубчатые или перисторассеченные. Корни толстые. Цветки в основном беловатые или желтоватые, мелкие, но собранные в крупные зонтики, многолучевые.</text:p>
      <text:p text:style-name="P1">Встречаются по балкам, на лесных полянах, опушках, на каменистых склонах и осыпях. Борщевик идет на силос.</text:p>
      <text:p text:style-name="P1"/>
      <text:p text:style-name="P7"><text:span text:style-name="Основной_20_шрифт_20_абзаца"><text:span text:style-name="T1">БатыргIан</text:span></text:span><text:span text:style-name="Основной_20_шрифт_20_абзаца"><text:span text:style-name="T6"> — Борщевик рассеченный, пучка — </text:span></text:span><text:span text:style-name="Основной_20_шрифт_20_абзаца"><text:span text:style-name="T15">Heracleum</text:span></text:span><text:span text:style-name="Основной_20_шрифт_20_абзаца"><text:span text:style-name="T16"> </text:span></text:span><text:span text:style-name="Основной_20_шрифт_20_абзаца"><text:span text:style-name="T15">dissectum</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6">.</text:span></text:span></text:p>
      <text:p text:style-name="P1"><text:soft-page-break/>Крупные двухлетние, многолетние растения 80 — 200 см высотой. Прикорневые листья большие (35 — 90 см длиной и 40 — 60 см шириной) на длинных черешках, стеблевые мелкие. Цветки белые. Цветет в июне-августе.</text:p>
      <text:p text:style-name="P1">Растет у нас в лесах, на лесных полянах, в кустарниках, лугах. Встречается и на травянистых субальпийских лугах.</text:p>
      <text:p text:style-name="P1">Молодые стебли, очищенные от кожицы, съедобны в сыром виде, их используют для приготовления борща, щей, салатов. В пищу можно употреблять и соцветия.</text:p>
      <text:p text:style-name="P1"/>
      <text:p text:style-name="P7"><text:span text:style-name="Основной_20_шрифт_20_абзаца"><text:span text:style-name="T1">БатыргIандза</text:span></text:span><text:span text:style-name="Основной_20_шрифт_20_абзаца"><text:span text:style-name="T6"> — Борщевик жесткий — </text:span></text:span><text:span text:style-name="Основной_20_шрифт_20_абзаца"><text:span text:style-name="T15">Heracleum</text:span></text:span><text:span text:style-name="Основной_20_шрифт_20_абзаца"><text:span text:style-name="T16"> </text:span></text:span><text:span text:style-name="Основной_20_шрифт_20_абзаца"><text:span text:style-name="T15">asperum</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ик высотой до 100 — 300 см. Листья сверху голые или с редкими волосками вдоль главной жилки, снизу беловатые. Лепестки белые. Лучи зонтика и стебли коротко шероховато-опушенные.</text:p>
      <text:p text:style-name="P1">Встречается на лесных полянах, по опушкам, травянистым склонам.</text:p>
      <text:p text:style-name="P1">Скотом поедается в виде силоса.</text:p>
      <text:p text:style-name="P1"/>
      <text:p text:style-name="P7"><text:span text:style-name="Основной_20_шрифт_20_абзаца"><text:span text:style-name="T1">Баца</text:span></text:span><text:span text:style-name="Основной_20_шрифт_20_абзаца"><text:span text:style-name="T6"> — Хворостина, лоза.</text:span></text:span></text:p>
      <text:p text:style-name="P1">Вырастает с корня или нижних стволов кустарника.</text:p>
      <text:p text:style-name="P1"/>
      <text:p text:style-name="P7"><text:span text:style-name="Основной_20_шрифт_20_абзаца"><text:span text:style-name="T1">а-Бацв</text:span></text:span><text:span text:style-name="Основной_20_шрифт_20_абзаца"><text:span text:style-name="T6"> (абх.) — Мушмула германская — </text:span></text:span><text:span text:style-name="Основной_20_шрифт_20_абзаца"><text:span text:style-name="T15">Mespilus</text:span></text:span><text:span text:style-name="Основной_20_шрифт_20_абзаца"><text:span text:style-name="T16"> </text:span></text:span><text:span text:style-name="Основной_20_шрифт_20_абзаца"><text:span text:style-name="T15">german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или дерево до 6 м высотой. Ветви с колючками. Листья продолговатые, цельнокрайние или мелкозубчатые. Цветки одиночные на концах веточек. Лепестки яйцевидные, белые. Цветет в апреле-сентябре, плоды созревают в августе-сентябре.</text:p>
      <text:p text:style-name="P1">Растет в нижней полосе лесного пояса, в лесах, среди кустарников, по опушкам, на освещенных местах.</text:p>
      <text:p text:style-name="P1"/>
      <text:p text:style-name="P7"><text:span text:style-name="Основной_20_шрифт_20_абзаца"><text:span text:style-name="T1">Башы</text:span></text:span><text:span text:style-name="Основной_20_шрифт_20_абзаца"><text:span text:style-name="T6"> — Луговые злаки.</text:span></text:span></text:p>
      <text:p text:style-name="P1">Перезимовавшие и высохшие на своем корню луговые злаки. Их обычно больше среди кустарников и в особенности среди колючих (терн, шиповник).</text:p>
      <text:p text:style-name="P1">Раньше абазины, черкесы, карачаевцы и ногайцы собирали эту траву для утепления обуви (чувяк) на зиму.</text:p>
      <text:p text:style-name="P1"/>
      <text:p text:style-name="P7"><text:span text:style-name="Основной_20_шрифт_20_абзаца"><text:span text:style-name="T1">а-Бгызыр</text:span></text:span><text:span text:style-name="Основной_20_шрифт_20_абзаца"><text:span text:style-name="T6"> (абх.) — Кизил обыкновенный, кизил мужской — </text:span></text:span><text:span text:style-name="Основной_20_шрифт_20_абзаца"><text:span text:style-name="T15">Cornus</text:span></text:span><text:span text:style-name="Основной_20_шрифт_20_абзаца"><text:span text:style-name="T16"> </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Зары.</text:p>
      <text:p text:style-name="P1"/>
      <text:p text:style-name="P7"><text:span text:style-name="Основной_20_шрифт_20_абзаца"><text:span text:style-name="T1">Бгъькъвзана</text:span></text:span><text:span text:style-name="Основной_20_шрифт_20_абзаца"><text:span text:style-name="T9"> </text:span></text:span><text:span text:style-name="Основной_20_шрифт_20_абзаца"><text:span text:style-name="T6">— Зверобой продырявленный или обыкнов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багъьа.</text:p>
      <text:p text:style-name="P1"/>
      <text:p text:style-name="P7"><text:span text:style-name="Основной_20_шрифт_20_абзаца"><text:span text:style-name="T1">БгъькIьазыз</text:span></text:span><text:span text:style-name="Основной_20_шрифт_20_абзаца"><text:span text:style-name="T9"> </text:span></text:span><text:span text:style-name="Основной_20_шрифт_20_абзаца"><text:span text:style-name="T6">— Тополь белый, серебристый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гъьтIашкIвокIва.</text:p>
      <text:p text:style-name="P1"/>
      <text:p text:style-name="P7"><text:span text:style-name="Основной_20_шрифт_20_абзаца"><text:span text:style-name="T1">Бгъьыда</text:span></text:span><text:span text:style-name="Основной_20_шрифт_20_абзаца"><text:span text:style-name="T6"> — Заразиха — </text:span></text:span><text:span text:style-name="Основной_20_шрифт_20_абзаца"><text:span text:style-name="T15">Orobanch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жвыхIврахвышхва.</text:p>
      <text:p text:style-name="P1"/>
      <text:p text:style-name="P7"><text:span text:style-name="Основной_20_шрифт_20_абзаца"><text:span text:style-name="T1">Бгъьыда</text:span></text:span><text:span text:style-name="Основной_20_шрифт_20_абзаца"><text:span text:style-name="T6"> — Кактус.</text:span></text:span></text:p>
      <text:p text:style-name="P7"><text:span text:style-name="Основной_20_шрифт_20_абзаца"><text:span text:style-name="T17">Уапшы </text:span></text:span><text:span text:style-name="Основной_20_шрифт_20_абзаца"><text:span text:style-name="T18">Мгъыбыгъь.</text:span></text:span></text:p>
      <text:p text:style-name="P1">Тропическое и субтропическое растение. Приспособлен к существованию в полупустынях и пустынях, где незначительны осадки. Большинство кактусов имеют утолщенные мясистые стебли колоновидной, шаровидной формы, покрытые острыми колючками, видоизмененными листьями. В комнатной культуре выращиваются кактусы с красивыми цветками.</text:p>
      <text:p text:style-name="P1"/>
      <text:p text:style-name="P7"><text:span text:style-name="Основной_20_шрифт_20_абзаца"><text:span text:style-name="T1">БгъьыжвпIа</text:span></text:span><text:span text:style-name="Основной_20_шрифт_20_абзаца"><text:span text:style-name="T9"> </text:span></text:span><text:span text:style-name="Основной_20_шрифт_20_абзаца"><text:span text:style-name="T6">— Очиток едкий — </text:span></text:span><text:span text:style-name="Основной_20_шрифт_20_абзаца"><text:span text:style-name="T15">Sedum</text:span></text:span><text:span text:style-name="Основной_20_шрифт_20_абзаца"><text:span text:style-name="T16"> </text:span></text:span><text:span text:style-name="Основной_20_шрифт_20_абзаца"><text:span text:style-name="T15">ac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цIачIвры.</text:p>
      <text:p text:style-name="P1"/>
      <text:p text:style-name="P7"><text:span text:style-name="Основной_20_шрифт_20_абзаца"><text:span text:style-name="T1">Бгъьыдахаха</text:span></text:span><text:span text:style-name="Основной_20_шрифт_20_абзаца"><text:span text:style-name="T9"> </text:span></text:span><text:span text:style-name="Основной_20_шрифт_20_абзаца"><text:span text:style-name="T6">— Хвощ ветвистый — </text:span></text:span><text:span text:style-name="Основной_20_шрифт_20_абзаца"><text:span text:style-name="T15">Eguisetum</text:span></text:span><text:span text:style-name="Основной_20_шрифт_20_абзаца"><text:span text:style-name="T16"> </text:span></text:span><text:span text:style-name="Основной_20_шрифт_20_абзаца"><text:span text:style-name="T15">ramosissimum</text:span></text:span><text:span text:style-name="Основной_20_шрифт_20_абзаца"><text:span text:style-name="T16"> </text:span></text:span><text:span text:style-name="Основной_20_шрифт_20_абзаца"><text:span text:style-name="T15">Desf</text:span></text:span><text:span text:style-name="Основной_20_шрифт_20_абзаца"><text:span text:style-name="T6">.</text:span></text:span></text:p>
      <text:p text:style-name="P1"><text:soft-page-break/>Многолетник 10 — 15 см высотой. Спороносящие и вегетативные стебли одинаковые, вырастают одновременно, в нижней части сильно ветвистые. Цветет в мае-июле.</text:p>
      <text:p text:style-name="P1">Растет на влажных речных песках, галечниках, поднимается до среднегорного пояса. Скотом не поедается.</text:p>
      <text:p text:style-name="P1"/>
      <text:p text:style-name="P7"><text:span text:style-name="Основной_20_шрифт_20_абзаца"><text:span text:style-name="T1">Бгъьыгьажь</text:span></text:span><text:span text:style-name="Основной_20_шрифт_20_абзаца"><text:span text:style-name="T9"> </text:span></text:span><text:span text:style-name="Основной_20_шрифт_20_абзаца"><text:span text:style-name="T6">— Торица обыкновенная — </text:span></text:span><text:span text:style-name="Основной_20_шрифт_20_абзаца"><text:span text:style-name="T15">Spergula</text:span></text:span><text:span text:style-name="Основной_20_шрифт_20_абзаца"><text:span text:style-name="T16"> </text:span></text:span><text:span text:style-name="Основной_20_шрифт_20_абзаца"><text:span text:style-name="T15">Boenn</text:span></text:span><text:span text:style-name="Основной_20_шрифт_20_абзаца"><text:span text:style-name="T6">.</text:span></text:span></text:p>
      <text:p text:style-name="P1">Сорное однолетнее растение до 15 — 40 см высотой. Стебли приподнимающиеся, ветвистые. Листья нитевидные, расположены на стебле мутовками по 8 — 10. Венчик белый. Плод — семянка.</text:p>
      <text:p text:style-name="P1">Цветет в июне-июле. Растет на пашне, по сорным местам.</text:p>
      <text:p text:style-name="P1"/>
      <text:p text:style-name="P7"><text:span text:style-name="Основной_20_шрифт_20_абзаца"><text:span text:style-name="T1">Бгъьызкь</text:span></text:span><text:span text:style-name="Основной_20_шрифт_20_абзаца"><text:span text:style-name="T9"> </text:span></text:span><text:span text:style-name="Основной_20_шрифт_20_абзаца"><text:span text:style-name="T6">— Тысячелистник обыкновенный — </text:span></text:span><text:span text:style-name="Основной_20_шрифт_20_абзаца"><text:span text:style-name="T15">Fchille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ой от 20 до 80 см с ползучим корневищем, от которого отходят подземные побеги. Стебли прямые, заканчиваются щитком, веточки которого несут цветоносные корзинки с мелкими белыми цветками. Листья очередные, стеблевые — сидячие, прикорневые — черешковые. Плоды — семянки. Цветет с июня до конца лета.</text:p>
      <text:p text:style-name="P1">В КЧР растет по полям, по краям дорог, сухим лугам, опушкам лесов, степным склонам.</text:p>
      <text:p text:style-name="P1">Абазины сок тысячелистника применяли как ранозаживляющее и кровоостанавливающее средство.</text:p>
      <text:p text:style-name="P1">В медицине используют траву тысячелистника.</text:p>
      <text:p text:style-name="P1"/>
      <text:p text:style-name="P7"><text:span text:style-name="Основной_20_шрифт_20_абзаца"><text:span text:style-name="T1">Бгъьыпшдза</text:span></text:span><text:span text:style-name="Основной_20_шрифт_20_абзаца"><text:span text:style-name="T9"> </text:span></text:span><text:span text:style-name="Основной_20_шрифт_20_абзаца"><text:span text:style-name="T6">— Василистник — </text:span></text:span><text:span text:style-name="Основной_20_шрифт_20_абзаца"><text:span text:style-name="T15">Thalict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ое многолетнее растение до 60 см высоты. Стебли прямые, корневая система развита. Листья дважды перистые, прижатые к стеблю. Цветет в мае-июне. Соцветие сжатое. Плод — орешки.</text:p>
      <text:p text:style-name="P1">Растет в кустарниках и на влажных местах, встречается и в среднегорье.</text:p>
      <text:p text:style-name="P1">Медонос.</text:p>
      <text:p text:style-name="P1"/>
      <text:p text:style-name="P7"><text:span text:style-name="Основной_20_шрифт_20_абзаца"><text:span text:style-name="T1">Бгъьычвкъьа</text:span></text:span><text:span text:style-name="Основной_20_шрифт_20_абзаца"><text:span text:style-name="T6"> — Кислица обыкновенная — </text:span></text:span><text:span text:style-name="Основной_20_шрифт_20_абзаца"><text:span text:style-name="T15">Oxalis</text:span></text:span><text:span text:style-name="Основной_20_шрифт_20_абзаца"><text:span text:style-name="T16"> </text:span></text:span><text:span text:style-name="Основной_20_шрифт_20_абзаца"><text:span text:style-name="T15">acetose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къыда.</text:p>
      <text:p text:style-name="P1"/>
      <text:p text:style-name="P7"><text:span text:style-name="Основной_20_шрифт_20_абзаца"><text:span text:style-name="T1">Бгъьычвкъьа</text:span></text:span><text:span text:style-name="Основной_20_шрифт_20_абзаца"><text:span text:style-name="T6"> — Щавель кисл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acet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аранчIвы.</text:p>
      <text:p text:style-name="P1"/>
      <text:p text:style-name="P7"><text:span text:style-name="Основной_20_шрифт_20_абзаца"><text:span text:style-name="T1">Бгъьыцырцыр</text:span></text:span><text:span text:style-name="Основной_20_шрифт_20_абзаца"><text:span text:style-name="T6"> — Лютик</text:span></text:span><text:span text:style-name="Основной_20_шрифт_20_абзаца"><text:span text:style-name="T19"> </text:span></text:span><text:span text:style-name="Основной_20_шрифт_20_абзаца"><text:span text:style-name="T6">— </text:span></text:span><text:span text:style-name="Основной_20_шрифт_20_абзаца"><text:span text:style-name="T15">Ranunc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од многолетних растений с прямыми или ползучими и укореняющимися стеблями и золотисто-желтыми цветками. Во флоре КЧР много видов лютика. Наиболее распространены из сорных: лютик ползучий, растет по лугам, полям, огородам на пониженных местах, размножается семенами и укореняющимися побегами (стеблями).</text:p>
      <text:p text:style-name="P1">Растет лютик на лугах, пашнях, скалах, по канавам, сырым местам, вдоль ручьев, рек.</text:p>
      <text:p text:style-name="P1">Многие виды ядовиты, известны массовые отравления скота.</text:p>
      <text:p text:style-name="P1"/>
      <text:p text:style-name="P7"><text:span text:style-name="Основной_20_шрифт_20_абзаца"><text:span text:style-name="T1">а-Бжарца</text:span></text:span><text:span text:style-name="Основной_20_шрифт_20_абзаца"><text:span text:style-name="T6"> (абх.) — Горец почечуйный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persic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до 80 см высотой. Стебли приподнимающиеся, ветвистые. Листья ланцетные. Кисти конечные и на пазушных цветоносах густые. Семянки плоские, реже трехгранные, черные, блестящие.</text:p>
      <text:p text:style-name="P1">Растет на низменности, по долинам рек, на влажных местах.</text:p>
      <text:p text:style-name="P1">Медонос.</text:p>
      <text:p text:style-name="P1">Находит применение в народной медицине.</text:p>
      <text:p text:style-name="P1"/>
      <text:p text:style-name="P7"><text:span text:style-name="Основной_20_шрифт_20_абзаца"><text:span text:style-name="T1">Бжьандахв</text:span></text:span><text:span text:style-name="Основной_20_шрифт_20_абзаца"><text:span text:style-name="T6"> — Василек — </text:span></text:span><text:span text:style-name="Основной_20_шрифт_20_абзаца"><text:span text:style-name="T15">Centaur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 или многолетнее растение с крупными корзинками различной окраски на верхушке стеблей. Растет в степях, в кустарниках; на лугах и луговых склонах, каменистых местах и в составе травостоя альпийских и субальпийских лугов. Многие виды рода вошли в культуру как <text:soft-page-break/>декоративные. Особо кормового значения не имеют, но в составе сена скотом поедается. В их числе есть и медоносы.</text:p>
      <text:p text:style-name="P1">Из 37 видов васильков Северо-Западного Кавказа во флоре КЧР около 17.</text:p>
      <text:p text:style-name="P1"/>
      <text:p text:style-name="P7"><text:span text:style-name="Основной_20_шрифт_20_абзаца"><text:span text:style-name="T1">Бжьандахвдза</text:span></text:span><text:span text:style-name="Основной_20_шрифт_20_абзаца"><text:span text:style-name="T9"> </text:span></text:span><text:span text:style-name="Основной_20_шрифт_20_абзаца"><text:span text:style-name="T6">— Василек синий — </text:span></text:span><text:span text:style-name="Основной_20_шрифт_20_абзаца"><text:span text:style-name="T15">Centaurea</text:span></text:span><text:span text:style-name="Основной_20_шрифт_20_абзаца"><text:span text:style-name="T16"> </text:span></text:span><text:span text:style-name="Основной_20_шрифт_20_абзаца"><text:span text:style-name="T15">cya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и двухлетнее растение до 50 см высотой. Корень слабый, стержневой. Стебель прямой, ветвистый. Листья очередные, серо-зеленые. Цветки собраны в соцветия — корзинки. Плод — семянка буровато-серая с хохолком.</text:p>
      <text:p text:style-name="P1">Цветет в июне-июле, плоды созревают в августе. В медицине используют синие красивые воронковидные цветки, неправильно называемые «лепестками».</text:p>
      <text:p text:style-name="P1">В КЧР произрастает на полях как сорняк яровых и озимых культур, прежде всего ржи, реже пшеницы, льна, ячменя, многолетних трав.</text:p>
      <text:p text:style-name="P1"/>
      <text:p text:style-name="P7"><text:span text:style-name="Основной_20_шрифт_20_абзаца"><text:span text:style-name="T1">Бжьандахвпсахъвабыгъь</text:span></text:span><text:span text:style-name="Основной_20_шрифт_20_абзаца"><text:span text:style-name="T9"> — </text:span></text:span><text:span text:style-name="Основной_20_шрифт_20_абзаца"><text:span text:style-name="T6">Василек иволистный — </text:span></text:span><text:span text:style-name="Основной_20_шрифт_20_абзаца"><text:span text:style-name="T15">Centaurea</text:span></text:span><text:span text:style-name="Основной_20_шрифт_20_абзаца"><text:span text:style-name="T16"> </text:span></text:span><text:span text:style-name="Основной_20_шрифт_20_абзаца"><text:span text:style-name="T15">salicifoli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ее растение высотой до 70 см. Корень стержневой, ветвистый. Стебель крепкий. Листья очередные. Цветки розоватые или белые.</text:p>
      <text:p text:style-name="P1">Цветет в июле-сентябре. Плоды — семянки, созревают в октябре-ноябре. В КЧР растет в лесах, на полянах и в особенности на лугах. Встречается в низменностях и до среднегорного пояса.</text:p>
      <text:p text:style-name="P1"/>
      <text:p text:style-name="P7"><text:span text:style-name="Основной_20_шрифт_20_абзаца"><text:span text:style-name="T1">Бжьандахвхаха</text:span></text:span><text:span text:style-name="Основной_20_шрифт_20_абзаца"><text:span text:style-name="T9"> </text:span></text:span><text:span text:style-name="Основной_20_шрифт_20_абзаца"><text:span text:style-name="T6">— Василек раскидистый — </text:span></text:span><text:span text:style-name="Основной_20_шрифт_20_абзаца"><text:span text:style-name="T15">Centaurea</text:span></text:span><text:span text:style-name="Основной_20_шрифт_20_абзаца"><text:span text:style-name="T16"> </text:span></text:span><text:span text:style-name="Основной_20_шрифт_20_абзаца"><text:span text:style-name="T15">diffusa</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Многолетнее растение до 45 см высотой. Корень слабый, но ветвистый, стержневой. Стебель прямой, острошероховатый, слабопаутинистый. Листья очередные, зеленоватые. Цветки бледно-розовые или белые. Семянки с едва заметным хохолком.</text:p>
      <text:p text:style-name="P1">Цветет в июне-августе. Семянки созревают в октябре. В КЧР встречается на сухих открытых местах, сбитых пастбищах и полях до среднегорного пояса. Скотом слабо поедается.</text:p>
      <text:p text:style-name="P1"/>
      <text:p text:style-name="P7"><text:span text:style-name="Основной_20_шрифт_20_абзаца"><text:span text:style-name="T1">БжьандахвшкIвокIва</text:span></text:span><text:span text:style-name="Основной_20_шрифт_20_абзаца"><text:span text:style-name="T9"> </text:span></text:span><text:span text:style-name="Основной_20_шрифт_20_абзаца"><text:span text:style-name="T6">— Василек белолистый — </text:span></text:span><text:span text:style-name="Основной_20_шрифт_20_абзаца"><text:span text:style-name="T15">Centaurea</text:span></text:span><text:span text:style-name="Основной_20_шрифт_20_абзаца"><text:span text:style-name="T16"> </text:span></text:span><text:span text:style-name="Основной_20_шрифт_20_абзаца"><text:span text:style-name="T15">leucophyll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ее растение до 30 см высотой. Корень стержневой. Стебель значительно короче листьев. Все листья перисторассеченные, сверху густо-паутинистые, снизу беловойлочные. Плод — семянка.</text:p>
      <text:p text:style-name="P1">Цветет в июне-июле, плоды созревают в сентябре. В КЧР растет в основном на каменистых местах. Поднимается до верхнего горного пояса. Кормового значения не имеет.</text:p>
      <text:p text:style-name="P1"/>
      <text:p text:style-name="P7"><text:span text:style-name="Основной_20_шрифт_20_абзаца"><text:span text:style-name="T1">а-БжьынцIы</text:span></text:span><text:span text:style-name="Основной_20_шрифт_20_абзаца"><text:span text:style-name="T6"> — Азалия желтая — </text:span></text:span><text:span text:style-name="Основной_20_шрифт_20_абзаца"><text:span text:style-name="T15">Azalea</text:span></text:span><text:span text:style-name="Основной_20_шрифт_20_абзаца"><text:span text:style-name="T16"> </text:span></text:span><text:span text:style-name="Основной_20_шрифт_20_абзаца"><text:span text:style-name="T15">pon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3.</text:span></text:span></text:p>
      <text:p text:style-name="P1">Кустарник до 2 м высотой; стебель ветвистый; цветет желтыми цветами, листья ланцетные; растет по опушкам леса.</text:p>
      <text:p text:style-name="P1"/>
      <text:p text:style-name="P7"><text:span text:style-name="Основной_20_шрифт_20_абзаца"><text:span text:style-name="T1">Блахъбгъьы</text:span></text:span><text:span text:style-name="Основной_20_шрифт_20_абзаца"><text:span text:style-name="T6"> — Дриада кавказская — </text:span></text:span><text:span text:style-name="Основной_20_шрифт_20_абзаца"><text:span text:style-name="T15">Drya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Juz</text:span></text:span><text:span text:style-name="Основной_20_шрифт_20_абзаца"><text:span text:style-name="T7">. Рис. 24.</text:span></text:span></text:p>
      <text:p text:style-name="P1">Самый маленький кустарник во флоре КЧР Вечнозеленый кустарник. Высота от 5 до 15 см. Листья ланцетовидные, надрезанные по краю. Снизу листья серовойлочные, сверху зеленые. Цветет в июне-июле, лепестки белые.</text:p>
      <text:p text:style-name="P1">Растет в альпийском поясе, на щебенистых и каменистых местах. Декоративна.</text:p>
      <text:p text:style-name="P1"/>
      <text:p text:style-name="P7"><text:span text:style-name="Основной_20_шрифт_20_абзаца"><text:span text:style-name="T1">а-Биа</text:span></text:span><text:span text:style-name="Основной_20_шрифт_20_абзаца"><text:span text:style-name="T6"> (абх.) — Айва обыкновенная — </text:span></text:span><text:span text:style-name="Основной_20_шрифт_20_абзаца"><text:span text:style-name="T15">Cydonia</text:span></text:span><text:span text:style-name="Основной_20_шрифт_20_абзаца"><text:span text:style-name="T16"> </text:span></text:span><text:span text:style-name="Основной_20_шрифт_20_абзаца"><text:span text:style-name="T15">oblong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Дерево или кустарник до 5 м высотой. Листья яйцевидные, цельнокройные до 12 см длины и 7 см ширины, черешки густовойлочные. Лепестки розовые, яйцевидные. Плод крупный, овальный до 12 см длины. Цветет в апреле-мае. Плоды созревают в сентябре-октябре.</text:p>
      <text:p text:style-name="P1">Растет в нижнем лесном поясе. По-видимому, одичавшее. Плоды съедобны, находят в народной медицине применение.</text:p>
      <text:p text:style-name="P1"/>
      <text:p text:style-name="P7"><text:span text:style-name="Основной_20_шрифт_20_абзаца"><text:span text:style-name="T1">Бнаджьузым</text:span></text:span><text:span text:style-name="Основной_20_шрифт_20_абзаца"><text:span text:style-name="T6"> — Виноград лесной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silvestris</text:span></text:span><text:span text:style-name="Основной_20_шрифт_20_абзаца"><text:span text:style-name="T16"> </text:span></text:span><text:span text:style-name="Основной_20_шрифт_20_абзаца"><text:span text:style-name="T15">J</text:span></text:span><text:span text:style-name="Основной_20_шрифт_20_абзаца"><text:span text:style-name="T16">. </text:span></text:span><text:span text:style-name="Основной_20_шрифт_20_абзаца"><text:span text:style-name="T15">F</text:span></text:span><text:span text:style-name="Основной_20_шрифт_20_абзаца"><text:span text:style-name="T16">. </text:span></text:span><text:span text:style-name="Основной_20_шрифт_20_абзаца"><text:span text:style-name="T15">Gmel</text:span></text:span><text:span text:style-name="Основной_20_шрифт_20_абзаца"><text:span text:style-name="T6">. </text:span></text:span><text:span text:style-name="Основной_20_шрифт_20_абзаца"><text:span text:style-name="T7">Рис. 25.</text:span></text:span></text:p>
      <text:p text:style-name="P1">Лиана до 30 м высотой со стеблями, побеги зеленовато-бурые; кора стеблей серовато-бурая; листья яйцевидные 3 — 5 лопастные, сверху тусклые, голые, снизу опушенные; плод — <text:soft-page-break/>шаровидная ягода.</text:p>
      <text:p text:style-name="P1">В наших краях растет в поименных лесах реки Кумы.</text:p>
      <text:p text:style-name="P1">Плоды съедобные.</text:p>
      <text:p text:style-name="P1">Родина: Европа, Иран, Кавказ, Малая Азия.</text:p>
      <text:p text:style-name="P1"/>
      <text:p text:style-name="P7"><text:span text:style-name="Основной_20_шрифт_20_абзаца"><text:span text:style-name="T1">Бнажвумпмц</text:span></text:span><text:span text:style-name="Основной_20_шрифт_20_абзаца"><text:span text:style-name="T6"> — Костяника каменн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saxati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с длинными укореняющимися побегами. Плоды красные. Цветет в июне, начале июля. Плодоносит в августе-сентябре.</text:p>
      <text:p text:style-name="P1">В КЧР растет в светлохвойных лесах Урупа, Зеленчука, Даусуза, Теберды, на травянистых склонах, лугах.</text:p>
      <text:p text:style-name="P7"><text:span text:style-name="Основной_20_шрифт_20_абзаца"><text:span text:style-name="T6">Съедобные ягоды. Их едят сырыми, варят приятное кисловатое варенье и делают хороший морс, желе, маринады. Высушенные и размолотые в порошок семена служат приправой к пище. В листьях и плодах содержится витамин </text:span></text:span><text:span text:style-name="Основной_20_шрифт_20_абзаца"><text:span text:style-name="T12">C</text:span></text:span><text:span text:style-name="Основной_20_шрифт_20_абзаца"><text:span text:style-name="T6">.</text:span></text:span></text:p>
      <text:p text:style-name="P1"/>
      <text:p text:style-name="P7"><text:span text:style-name="Основной_20_шрифт_20_абзаца"><text:span text:style-name="T1">Бнажвумпмц</text:span></text:span><text:span text:style-name="Основной_20_шрифт_20_абзаца"><text:span text:style-name="T6"> — Плоды костяники каменной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saxati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Бнакъармыш</text:span></text:span><text:span text:style-name="Основной_20_шрифт_20_абзаца"><text:span text:style-name="T6"> — Незабудка лесная — </text:span></text:span><text:span text:style-name="Основной_20_шрифт_20_абзаца"><text:span text:style-name="T15">Myosotis</text:span></text:span><text:span text:style-name="Основной_20_шрифт_20_абзаца"><text:span text:style-name="T16"> </text:span></text:span><text:span text:style-name="Основной_20_шрифт_20_абзаца"><text:span text:style-name="T15">silvatica</text:span></text:span><text:span text:style-name="Основной_20_шрифт_20_абзаца"><text:span text:style-name="T16"> </text:span></text:span><text:span text:style-name="Основной_20_шрифт_20_абзаца"><text:span text:style-name="T15">Hoffm</text:span></text:span><text:span text:style-name="Основной_20_шрифт_20_абзаца"><text:span text:style-name="T6">.</text:span></text:span></text:p>
      <text:p text:style-name="P1">Однолетник и двухлетник до 20 — 30 см высотой. Стебли прямые. Цветки темно-голубые. Цветет в апреле-июне.</text:p>
      <text:p text:style-name="P1">Растет лишь только в лесах, выходит и на лесные полянки, опушки. Декоративна, заслуживает введение в культуру. Теневынослива.</text:p>
      <text:p text:style-name="P1"/>
      <text:p text:style-name="P7"><text:span text:style-name="Основной_20_шрифт_20_абзаца"><text:span text:style-name="T1">Бнакъамыш</text:span></text:span><text:span text:style-name="Основной_20_шрифт_20_абзаца"><text:span text:style-name="T6"> — Камыш лесной — </text:span></text:span><text:span text:style-name="Основной_20_шрифт_20_абзаца"><text:span text:style-name="T15">Scirpus</text:span></text:span><text:span text:style-name="Основной_20_шрифт_20_абзаца"><text:span text:style-name="T16"> </text:span></text:span><text:span text:style-name="Основной_20_шрифт_20_абзаца"><text:span text:style-name="T15">siliva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астение до 80 см высотой. Стебель тупо-трехгранный, гладкий, прямой, полый, многолистный. Цветки мелкие. Плод — трехгранный орешек.</text:p>
      <text:p text:style-name="P1">Растет по низким берегам, канавам. Многолетнее, цветет в июне-июле. Находит применение в строительстве: используют для утепления кошар.</text:p>
      <text:p text:style-name="P1"/>
      <text:p text:style-name="P7"><text:span text:style-name="Основной_20_шрифт_20_абзаца"><text:span text:style-name="T1">БнакIакIырса</text:span></text:span><text:span text:style-name="Основной_20_шрифт_20_абзаца"><text:span text:style-name="T9"> </text:span></text:span><text:span text:style-name="Основной_20_шрифт_20_абзаца"><text:span text:style-name="T6">— Купырь лесной — </text:span></text:span><text:span text:style-name="Основной_20_шрифт_20_абзаца"><text:span text:style-name="T15">Anthriscus</text:span></text:span><text:span text:style-name="Основной_20_шрифт_20_абзаца"><text:span text:style-name="T16"> </text:span></text:span><text:span text:style-name="Основной_20_шрифт_20_абзаца"><text:span text:style-name="T15">silve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offm</text:span></text:span><text:span text:style-name="Основной_20_шрифт_20_абзаца"><text:span text:style-name="T6">.</text:span></text:span></text:p>
      <text:p text:style-name="P1">Двухлетник и многолетник до 120 см высотой. Корень слабо утолщенный, веретеновидный. Стебель прямой, внизу слабо шероховатый. Плод с шапочкой из волосков. Цветет в мае-июле.</text:p>
      <text:p text:style-name="P1">Встречается в среднегорном поясе на сорных местах и в лесах.</text:p>
      <text:p text:style-name="P1"/>
      <text:p text:style-name="P7"><text:span text:style-name="Основной_20_шрифт_20_абзаца"><text:span text:style-name="T1">Бнаматахъвай</text:span></text:span><text:span text:style-name="Основной_20_шрифт_20_абзаца"><text:span text:style-name="T9"> </text:span></text:span><text:span text:style-name="Основной_20_шрифт_20_абзаца"><text:span text:style-name="T6">— Мальва лесная, просвирник лесной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silve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и двухлетнее растение до 20 — 50 см высотой. Стебли прямые, листья округлые, черешковые. Цветет в мае-июле. Лепестки фиолетовые. Плоды голые, округлые с ребрышками.</text:p>
      <text:p text:style-name="P7"><text:span text:style-name="Основной_20_шрифт_20_абзаца"><text:span text:style-name="T6">Растет на сорных местах от низменности до среднегорья. Лекарственное и медоносное растение. Растение содержит растительную слизь, витамин </text:span></text:span><text:span text:style-name="Основной_20_шрифт_20_абзаца"><text:span text:style-name="T12">C</text:span></text:span><text:span text:style-name="Основной_20_шрифт_20_абзаца"><text:span text:style-name="T6">, каротин. Цветки, листья и трава, собранные во время цветения, применяются как обволакивающие и отхаркивающие средства.</text:span></text:span></text:p>
      <text:p text:style-name="P1"/>
      <text:p text:style-name="P7"><text:span text:style-name="Основной_20_шрифт_20_абзаца"><text:span text:style-name="T1">Бнапкъына</text:span></text:span><text:span text:style-name="Основной_20_шрифт_20_абзаца"><text:span text:style-name="T9"> </text:span></text:span><text:span text:style-name="Основной_20_шрифт_20_абзаца"><text:span text:style-name="T6">— Купена лекарственная — </text:span></text:span><text:span text:style-name="Основной_20_шрифт_20_абзаца"><text:span text:style-name="T15">Polygona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all</text:span></text:span><text:span text:style-name="Основной_20_шрифт_20_абзаца"><text:span text:style-name="T6">.</text:span></text:span></text:p>
      <text:p text:style-name="P1">Уапшы Шитанжвумп.</text:p>
      <text:p text:style-name="P1"/>
      <text:p text:style-name="P7"><text:span text:style-name="Основной_20_шрифт_20_абзаца"><text:span text:style-name="T1">Бнапсахъва</text:span></text:span><text:span text:style-name="Основной_20_шрифт_20_абзаца"><text:span text:style-name="T9"> </text:span></text:span><text:span text:style-name="Основной_20_шрифт_20_абзаца"><text:span text:style-name="T6">— Ива прутевидн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vim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Бнараса</text:span></text:span><text:span text:style-name="Основной_20_шрифт_20_абзаца"><text:span text:style-name="T9"> </text:span></text:span><text:span text:style-name="Основной_20_шрифт_20_абзаца"><text:span text:style-name="T6">— Орешник, лещина обыкновенная — </text:span></text:span><text:span text:style-name="Основной_20_шрифт_20_абзаца"><text:span text:style-name="T15">Corylos</text:span></text:span><text:span text:style-name="Основной_20_шрифт_20_абзаца"><text:span text:style-name="T16"> </text:span></text:span><text:span text:style-name="Основной_20_шрифт_20_абзаца"><text:span text:style-name="T15">ovellana</text:span></text:span><text:span text:style-name="Основной_20_шрифт_20_абзаца"><text:span text:style-name="T6">.</text:span></text:span></text:p>
      <text:p text:style-name="P1">Уапшы Раса.</text:p>
      <text:p text:style-name="P1"/>
      <text:p text:style-name="P7"><text:span text:style-name="Основной_20_шрифт_20_абзаца"><text:span text:style-name="T1">Бнараса</text:span></text:span><text:span text:style-name="Основной_20_шрифт_20_абзаца"><text:span text:style-name="T9"> </text:span></text:span><text:span text:style-name="Основной_20_шрифт_20_абзаца"><text:span text:style-name="T6">— Плод орешника, лещины обыкновенной — </text:span></text:span><text:span text:style-name="Основной_20_шрифт_20_абзаца"><text:span text:style-name="T15">Corylos</text:span></text:span><text:span text:style-name="Основной_20_шрифт_20_абзаца"><text:span text:style-name="T16"> </text:span></text:span><text:span text:style-name="Основной_20_шрифт_20_абзаца"><text:span text:style-name="T15">o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Бнарахана</text:span></text:span><text:span text:style-name="Основной_20_шрифт_20_абзаца"><text:span text:style-name="T9"> </text:span></text:span><text:span text:style-name="Основной_20_шрифт_20_абзаца"><text:span text:style-name="T6">(абх.) — Мята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Бнауадабыгъь</text:span></text:span><text:span text:style-name="Основной_20_шрифт_20_абзаца"><text:span text:style-name="T9"> </text:span></text:span><text:span text:style-name="Основной_20_шрифт_20_абзаца"><text:span text:style-name="T6">— Мать-и-мачеха обыкновенная — </text:span></text:span><text:span text:style-name="Основной_20_шрифт_20_абзаца"><text:span text:style-name="T15">Tussilago</text:span></text:span><text:span text:style-name="Основной_20_шрифт_20_абзаца"><text:span text:style-name="T16"> </text:span></text:span><text:span text:style-name="Основной_20_шрифт_20_абзаца"><text:span text:style-name="T15">farfa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ни-Анпси.</text:p>
      <text:p text:style-name="P1"><text:soft-page-break/></text:p>
      <text:p text:style-name="P7"><text:span text:style-name="Основной_20_шрифт_20_абзаца"><text:span text:style-name="T1">БнахIа</text:span></text:span><text:span text:style-name="Основной_20_шрифт_20_абзаца"><text:span text:style-name="T9"> </text:span></text:span><text:span text:style-name="Основной_20_шрифт_20_абзаца"><text:span text:style-name="T6">— Плод груши кавказской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1"/>
      <text:p text:style-name="P7"><text:span text:style-name="Основной_20_шрифт_20_абзаца"><text:span text:style-name="T1">БнахIа</text:span></text:span><text:span text:style-name="Основной_20_шрифт_20_абзаца"><text:span text:style-name="T9"> </text:span></text:span><text:span text:style-name="Основной_20_шрифт_20_абзаца"><text:span text:style-name="T6">— Груша кавказская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An</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 </text:span></text:span><text:span text:style-name="Основной_20_шрифт_20_абзаца"><text:span text:style-name="T7">Рис. 26.</text:span></text:span></text:p>
      <text:p text:style-name="P1">Растет в лесах КЧР, высокое дерево до 15 — 20 м; кора буроватая; цветки белые, сидят большими группами; плоды шаровидные, зрелые — желтые.</text:p>
      <text:p text:style-name="P1">Абазины плоды груши собирают и засыпают в воде, настои пьют как сладкую воду, употребляют в сыром и сушенном виде; из древесины получают ложки, чашки и многие другие, используют на дрова.</text:p>
      <text:p text:style-name="P1">Родина: Кавказ.</text:p>
      <text:p text:style-name="P1">Медоносное и лекарственное растение.</text:p>
      <text:p text:style-name="P1"/>
      <text:p text:style-name="P7"><text:span text:style-name="Основной_20_шрифт_20_абзаца"><text:span text:style-name="T1">БнахIацIла</text:span></text:span><text:span text:style-name="Основной_20_шрифт_20_абзаца"><text:span text:style-name="T9"> </text:span></text:span><text:span text:style-name="Основной_20_шрифт_20_абзаца"><text:span text:style-name="T6">— Груша кавказская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An</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1">Уапшы БнахIа.</text:p>
      <text:p text:style-name="P1"/>
      <text:p text:style-name="P7"><text:span text:style-name="Основной_20_шрифт_20_абзаца"><text:span text:style-name="T1">БнахIврапаса</text:span></text:span><text:span text:style-name="Основной_20_шрифт_20_абзаца"><text:span text:style-name="T9"> </text:span></text:span><text:span text:style-name="Основной_20_шрифт_20_абзаца"><text:span text:style-name="T6">— Фиалка лесная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silvestris</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Невысокое до 5 — 10 см многолетнее растение с очень короткими побегами, розеткой прикорневых листьев. Цветет в мае-июне. Лепестки голубые, сидят в пазухах стеблевых листьев.</text:p>
      <text:p text:style-name="P1">Вид встречается очень часто в лесах до среднегорного пояса. Декоративен.</text:p>
      <text:p text:style-name="P1"/>
      <text:p text:style-name="P7"><text:span text:style-name="Основной_20_шрифт_20_абзаца"><text:span text:style-name="T1">БнахIвыхIврдагв</text:span></text:span><text:span text:style-name="Основной_20_шрифт_20_абзаца"><text:span text:style-name="T9"> </text:span></text:span><text:span text:style-name="Основной_20_шрифт_20_абзаца"><text:span text:style-name="T6">— Мать-и-мачеха обыкновенная — </text:span></text:span><text:span text:style-name="Основной_20_шрифт_20_абзаца"><text:span text:style-name="T15">Tussilago</text:span></text:span><text:span text:style-name="Основной_20_шрифт_20_абзаца"><text:span text:style-name="T16"> </text:span></text:span><text:span text:style-name="Основной_20_шрифт_20_абзаца"><text:span text:style-name="T15">farfa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БнахIвыхIвлакта</text:span></text:span><text:span text:style-name="Основной_20_шрифт_20_абзаца"><text:span text:style-name="T9"> </text:span></text:span><text:span text:style-name="Основной_20_шрифт_20_абзаца"><text:span text:style-name="T6">— Мать-и-мачеха обыкновенная — </text:span></text:span><text:span text:style-name="Основной_20_шрифт_20_абзаца"><text:span text:style-name="T15">Tussilago</text:span></text:span><text:span text:style-name="Основной_20_шрифт_20_абзаца"><text:span text:style-name="T16"> </text:span></text:span><text:span text:style-name="Основной_20_шрифт_20_абзаца"><text:span text:style-name="T15">farfa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БнахIвыхIвчва</text:span></text:span><text:span text:style-name="Основной_20_шрифт_20_абзаца"><text:span text:style-name="T9"> </text:span></text:span><text:span text:style-name="Основной_20_шрифт_20_абзаца"><text:span text:style-name="T6">— Мать-и-мачеха обыкновенная — </text:span></text:span><text:span text:style-name="Основной_20_шрифт_20_абзаца"><text:span text:style-name="T15">Tussilago</text:span></text:span><text:span text:style-name="Основной_20_шрифт_20_абзаца"><text:span text:style-name="T16"> </text:span></text:span><text:span text:style-name="Основной_20_шрифт_20_абзаца"><text:span text:style-name="T15">farfa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
      <text:p text:style-name="P7"><text:span text:style-name="Основной_20_шрифт_20_абзаца"><text:span text:style-name="T1">БначадыгIва</text:span></text:span><text:span text:style-name="Основной_20_шрифт_20_абзаца"><text:span text:style-name="T9"> — Плоды </text:span></text:span><text:span text:style-name="Основной_20_шрифт_20_абзаца"><text:span text:style-name="T6">черешни, вишни птичьи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Плоды-костянки употребляют как в сыром виде, так и в сушеном. В большом количестве идут они на приготовление разного рода консервов, варений, компотов и фруктовых вин.</text:p>
      <text:p text:style-name="P1"/>
      <text:p text:style-name="P7"><text:span text:style-name="Основной_20_шрифт_20_абзаца"><text:span text:style-name="T1">БначадыгIва</text:span></text:span><text:span text:style-name="Основной_20_шрифт_20_абзаца"><text:span text:style-name="T9"> — </text:span></text:span><text:span text:style-name="Основной_20_шрифт_20_абзаца"><text:span text:style-name="T6">Черешня, вишня птичь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ЧадыгIва.</text:p>
      <text:p text:style-name="P1"/>
      <text:p text:style-name="P7"><text:span text:style-name="Основной_20_шрифт_20_абзаца"><text:span text:style-name="T1">БначвхIвра</text:span></text:span><text:span text:style-name="Основной_20_шрифт_20_абзаца"><text:span text:style-name="T9"> </text:span></text:span><text:span text:style-name="Основной_20_шрифт_20_абзаца"><text:span text:style-name="T6">— Зубровка душистая — </text:span></text:span><text:span text:style-name="Основной_20_шрифт_20_абзаца"><text:span text:style-name="T15">Hierochloe</text:span></text:span><text:span text:style-name="Основной_20_шрифт_20_абзаца"><text:span text:style-name="T16"> </text:span></text:span><text:span text:style-name="Основной_20_шрифт_20_абзаца"><text:span text:style-name="T15">odor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Wahlb</text:span></text:span><text:span text:style-name="Основной_20_шрифт_20_абзаца"><text:span text:style-name="T6">.</text:span></text:span></text:p>
      <text:p text:style-name="P1">Многолетнее травянистое растение до 20 — 50 см высотой. Стебель прямостоячий, листья линейные. Образует корневища, плотная, ветвистая. Цветет в мае-июле. Метелка яйцевидная, рыхлая. Колоски блестящие, коричнево-бурые.</text:p>
      <text:p text:style-name="P1">Растет на лугах, по долинам рек. Кормовой вид, используется также для приготовления настоек. Содержит кумарин.</text:p>
      <text:p text:style-name="P1"/>
      <text:p text:style-name="P7"><text:span text:style-name="Основной_20_шрифт_20_абзаца"><text:span text:style-name="T1">БначIва</text:span></text:span><text:span text:style-name="Основной_20_шрифт_20_абзаца"><text:span text:style-name="T9"> </text:span></text:span><text:span text:style-name="Основной_20_шрифт_20_абзаца"><text:span text:style-name="T6">— Яблоня лесная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silvest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Обычно не выше 8 — 10 м дерево или кустарник с растопыренными побегами. Листья на черешках, листовые пластинки округлые, по краям</text:p>
      <text:p text:style-name="P1">пильчатые. Побеги с колючками, опушенные. Цветки розовые. Плод шаровидный.</text:p>
      <text:p text:style-name="P1">В лесах КЧР вид стал редкостью. Порода зимостойкая, неприхотливая к климату и почвам. Древесина имеет применение в столярном и токарном деле.</text:p>
      <text:p text:style-name="P1">Медонос, снабжающий пчел взятком в виде пыльцы и нектара.</text:p>
      <text:p text:style-name="P1"/>
      <text:p text:style-name="P7"><text:span text:style-name="Основной_20_шрифт_20_абзаца"><text:span text:style-name="T1">БначIва</text:span></text:span><text:span text:style-name="Основной_20_шрифт_20_абзаца"><text:span text:style-name="T9"> </text:span></text:span><text:span text:style-name="Основной_20_шрифт_20_абзаца"><text:span text:style-name="T6">— Плод яблони лесной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silvest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Плод — яблоко в диаметре 2,5 см, желто-зеленое. На вкус кисловатый. Народы республики собирают лесные яблоки, едят в сыром виде, сушат, делают компоты, морс, варенье.</text:p>
      <text:p text:style-name="P1"/>
      <text:p text:style-name="P7"><text:span text:style-name="Основной_20_шрифт_20_абзаца"><text:span text:style-name="T1">БначIвасагIа</text:span></text:span><text:span text:style-name="Основной_20_шрифт_20_абзаца"><text:span text:style-name="T9"> </text:span></text:span><text:span text:style-name="Основной_20_шрифт_20_абзаца"><text:span text:style-name="T6">— Яблоня низкорослая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pumil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Эта разновидность сибирской яблони. Кора стволов серая. Листья яйцевидные, с <text:soft-page-break/>остроконечием, по краям пильчатые. Цветки белые, в зонтиковидных соцветиях, плоды шаровидные, зрелые краснеющие, съедобны.</text:p>
      <text:p text:style-name="P1">Представляет интерес для селекции. Можно использовать для посадок живых изгородей, декоративность средняя.</text:p>
      <text:p text:style-name="P1"/>
      <text:p text:style-name="P7"><text:span text:style-name="Основной_20_шрифт_20_абзаца"><text:span text:style-name="T1">БначIвацIла</text:span></text:span><text:span text:style-name="Основной_20_шрифт_20_абзаца"><text:span text:style-name="T9"> </text:span></text:span><text:span text:style-name="Основной_20_шрифт_20_абзаца"><text:span text:style-name="T6">— Яблоня лесная (дикая)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silvest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БначIва.</text:p>
      <text:p text:style-name="P1"/>
      <text:p text:style-name="P7"><text:span text:style-name="Основной_20_шрифт_20_абзаца"><text:span text:style-name="T1">БнашвцIа</text:span></text:span><text:span text:style-name="Основной_20_шрифт_20_абзаца"><text:span text:style-name="T9"> (шкар.) </text:span></text:span><text:span text:style-name="Основной_20_шрифт_20_абзаца"><text:span text:style-name="T6">— Береза — </text:span></text:span><text:span text:style-name="Основной_20_шрифт_20_абзаца"><text:span text:style-name="T15">Be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ыхI.</text:p>
      <text:p text:style-name="P1">Иногда шкароовцы называют березу малоизвестным словом «бнашвцIа» (Айсанов Дж., 1996)</text:p>
      <text:p text:style-name="P1"/>
      <text:p text:style-name="P7"><text:span text:style-name="Основной_20_шрифт_20_абзаца"><text:span text:style-name="T1">Бнаъаштым</text:span></text:span><text:span text:style-name="Основной_20_шрифт_20_абзаца"><text:span text:style-name="T9"> </text:span></text:span><text:span text:style-name="Основной_20_шрифт_20_абзаца"><text:span text:style-name="T6">— Осока лесная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silvatica</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Травянистый многолетник высотой 30 — 60 см. Стебель гладкий. Кормовое растение. Цветет в мае-июле.</text:p>
      <text:p text:style-name="P1">В КЧР обычно встречается в тенистых лесах от предгорий до среднего горного пояса.</text:p>
      <text:p text:style-name="P1"/>
      <text:p text:style-name="P7"><text:span text:style-name="Основной_20_шрифт_20_абзаца"><text:span text:style-name="T1">Брикос</text:span></text:span><text:span text:style-name="Основной_20_шрифт_20_абзаца"><text:span text:style-name="T9"> </text:span></text:span><text:span text:style-name="Основной_20_шрифт_20_абзаца"><text:span text:style-name="T6">— Плод абрикоса обыкновенного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Уапшы Абрикос.</text:p>
      <text:p text:style-name="P1"/>
      <text:p text:style-name="P7"><text:span text:style-name="Основной_20_шрифт_20_абзаца"><text:span text:style-name="T1">Брикос</text:span></text:span><text:span text:style-name="Основной_20_шрифт_20_абзаца"><text:span text:style-name="T9"> </text:span></text:span><text:span text:style-name="Основной_20_шрифт_20_абзаца"><text:span text:style-name="T6">— Абрикос обыкновенный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am</text:span></text:span><text:span text:style-name="Основной_20_шрифт_20_абзаца"><text:span text:style-name="T6">.</text:span></text:span></text:p>
      <text:p text:style-name="P1">Уапшы Абрикос.</text:p>
      <text:p text:style-name="P1"/>
      <text:p text:style-name="P7"><text:span text:style-name="Основной_20_шрифт_20_абзаца"><text:span text:style-name="T1">Брикосдыгь</text:span></text:span><text:span text:style-name="Основной_20_шрифт_20_абзаца"><text:span text:style-name="T9"> </text:span></text:span><text:span text:style-name="Основной_20_шрифт_20_абзаца"><text:span text:style-name="T6">— Персик обыкновенный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Дерево сходное с абрикосом, но с розовыми или красноватыми цветками. Плод крупный, шаровидный с сильно развитым пушком. Косточки срастаются с мякотью, поверхность косточки сильно морщинистая.</text:p>
      <text:p text:style-name="P1">Родина: Китай.</text:p>
      <text:p text:style-name="P1">Возделывается в Абхазии, выращивается в КЧР, плоды держатся до глубокой осени на деревьях.</text:p>
      <text:p text:style-name="P1"/>
      <text:p text:style-name="P7"><text:span text:style-name="Основной_20_шрифт_20_абзаца"><text:span text:style-name="T1">Брикосдыгь</text:span></text:span><text:span text:style-name="Основной_20_шрифт_20_абзаца"><text:span text:style-name="T9"> </text:span></text:span><text:span text:style-name="Основной_20_шрифт_20_абзаца"><text:span text:style-name="T6">— Плод персика обыкновенного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БрикосцIла</text:span></text:span><text:span text:style-name="Основной_20_шрифт_20_абзаца"><text:span text:style-name="T9"> </text:span></text:span><text:span text:style-name="Основной_20_шрифт_20_абзаца"><text:span text:style-name="T6">— Абрикос обыкновенный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am</text:span></text:span><text:span text:style-name="Основной_20_шрифт_20_абзаца"><text:span text:style-name="T6">.</text:span></text:span></text:p>
      <text:p text:style-name="P1">Уапшы Абрикос.</text:p>
      <text:p text:style-name="P1"/>
      <text:p text:style-name="P7"><text:span text:style-name="Основной_20_шрифт_20_абзаца"><text:span text:style-name="T1">Брусника</text:span></text:span><text:span text:style-name="Основной_20_шрифт_20_абзаца"><text:span text:style-name="T9"> </text:span></text:span><text:span text:style-name="Основной_20_шрифт_20_абзаца"><text:span text:style-name="T6">— Брусника — </text:span></text:span><text:span text:style-name="Основной_20_шрифт_20_абзаца"><text:span text:style-name="T15">Rhodococcum</text:span></text:span><text:span text:style-name="Основной_20_шрифт_20_абзаца"><text:span text:style-name="T16"> </text:span></text:span><text:span text:style-name="Основной_20_шрифт_20_абзаца"><text:span text:style-name="T15">vitis</text:span></text:span><text:span text:style-name="Основной_20_шрифт_20_абзаца"><text:span text:style-name="T16">-</text:span></text:span><text:span text:style-name="Основной_20_шрифт_20_абзаца"><text:span text:style-name="T15">ida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Avr</text:span></text:span><text:span text:style-name="Основной_20_шрифт_20_абзаца"><text:span text:style-name="T19">.</text:span></text:span></text:p>
      <text:p text:style-name="P1">Название кустарника и плода.</text:p>
      <text:p text:style-name="P1"/>
      <text:p text:style-name="P7"><text:span text:style-name="Основной_20_шрифт_20_абзаца"><text:span text:style-name="T1">Бурак</text:span></text:span><text:span text:style-name="Основной_20_шрифт_20_абзаца"><text:span text:style-name="T9"> </text:span></text:span><text:span text:style-name="Основной_20_шрифт_20_абзаца"><text:span text:style-name="T6">— Сахарная свекла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ФачыгIвсандрыйа.</text:p>
      <text:p text:style-name="P1"/>
      <text:p text:style-name="P7"><text:span text:style-name="Основной_20_шрифт_20_абзаца"><text:span text:style-name="T1">Бурак</text:span></text:span><text:span text:style-name="Основной_20_шрифт_20_абзаца"><text:span text:style-name="T9"> </text:span></text:span><text:span text:style-name="Основной_20_шрифт_20_абзаца"><text:span text:style-name="T6">— Кормовая свекла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Рахвсандрыйа.</text:p>
      <text:p text:style-name="P1"/>
      <text:p text:style-name="P7"><text:span text:style-name="Основной_20_шрифт_20_абзаца"><text:span text:style-name="T1">Бураккъапщы</text:span></text:span><text:span text:style-name="Основной_20_шрифт_20_абзаца"><text:span text:style-name="T9"> </text:span></text:span><text:span text:style-name="Основной_20_шрифт_20_абзаца"><text:span text:style-name="T6">— Столовая свекла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ее овощное растение, разводимое ради мясистых корнеплодов темно-красного цвета, плоской, круглой или удлиненной формы. Употребляется в вареном или маринованном виде, в супах, соусах, гарнирах, винегретах.</text:p>
      <text:p text:style-name="P1">Имеются две формы: корнеплодная (сорта Египетская, Бордо, Эклипс) и листовая — манголод.</text:p>
      <text:p text:style-name="P1"/>
      <text:p text:style-name="P7"><text:span text:style-name="Основной_20_шрифт_20_абзаца"><text:span text:style-name="T1">БуракхъагIа</text:span></text:span><text:span text:style-name="Основной_20_шрифт_20_абзаца"><text:span text:style-name="T9"> </text:span></text:span><text:span text:style-name="Основной_20_шрифт_20_абзаца"><text:span text:style-name="T6">— Свекла обыкновенн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Сандрыйа.</text:p>
      <text:p text:style-name="P1"><text:soft-page-break/></text:p>
      <text:p text:style-name="P7"><text:span text:style-name="Основной_20_шрифт_20_абзаца"><text:span text:style-name="T1">Бурч</text:span></text:span><text:span text:style-name="Основной_20_шрифт_20_абзаца"><text:span text:style-name="T9"> </text:span></text:span><text:span text:style-name="Основной_20_шрифт_20_абзаца"><text:span text:style-name="T6">— Перец черный — </text:span></text:span><text:span text:style-name="Основной_20_шрифт_20_абзаца"><text:span text:style-name="T15">Piper</text:span></text:span><text:span text:style-name="Основной_20_шрифт_20_абзаца"><text:span text:style-name="T16"> </text:span></text:span><text:span text:style-name="Основной_20_шрифт_20_абзаца"><text:span text:style-name="T15">nig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Чыбджьы.</text:p>
      <text:p text:style-name="P1"/>
      <text:p text:style-name="P7"><text:span text:style-name="Основной_20_шрифт_20_абзаца"><text:span text:style-name="T1">Бурьян</text:span></text:span><text:span text:style-name="Основной_20_шрифт_20_абзаца"><text:span text:style-name="T9"> </text:span></text:span><text:span text:style-name="Основной_20_шрифт_20_абзаца"><text:span text:style-name="T6">— Мусорные растения, сорные растения.</text:span></text:span></text:p>
      <text:p text:style-name="P1">Общее название мусорных растений, встречающихся около заборов, построек, вдоль дорог и оросителей. Часто это высокорослые, колючие, широколистные, жесткие и непоедаемые домашними животными растения (лопух, осоты, чертополохи, крапива и др.).</text:p>
      <text:p text:style-name="P1">Бурьяном также называется совокупность полевых сорных растений на огородах, пашнях (мари, осоты, бодяк и др.).</text:p>
      <text:p text:style-name="P1"/>
      <text:p text:style-name="P7"><text:span text:style-name="Основной_20_шрифт_20_абзаца"><text:span text:style-name="T1">Брюква</text:span></text:span><text:span text:style-name="Основной_20_шрифт_20_абзаца"><text:span text:style-name="T9"> </text:span></text:span><text:span text:style-name="Основной_20_шрифт_20_абзаца"><text:span text:style-name="T6">— Брюква, рапс — </text:span></text:span><text:span text:style-name="Основной_20_шрифт_20_абзаца"><text:span text:style-name="T15">Brassica</text:span></text:span><text:span text:style-name="Основной_20_шрифт_20_абзаца"><text:span text:style-name="T16"> </text:span></text:span><text:span text:style-name="Основной_20_шрифт_20_абзаца"><text:span text:style-name="T15">tap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ахвкIамбыста.</text:p>
      <text:p text:style-name="P1"/>
      <text:p text:style-name="P7"><text:span text:style-name="Основной_20_шрифт_20_абзаца"><text:span text:style-name="T1">а-Бхэа</text:span></text:span><text:span text:style-name="Основной_20_шрифт_20_абзаца"><text:span text:style-name="T9"> </text:span></text:span><text:span text:style-name="Основной_20_шрифт_20_абзаца"><text:span text:style-name="T6">(абх.) — Слива домашняя — </text:span></text:span><text:span text:style-name="Основной_20_шрифт_20_абзаца"><text:span text:style-name="T15">Pry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аса.</text:p>
      <text:p text:style-name="P1"/>
      <text:p text:style-name="P7"><text:span text:style-name="Основной_20_шрифт_20_абзаца"><text:span text:style-name="T1">Бхваса</text:span></text:span><text:span text:style-name="Основной_20_шрифт_20_абзаца"><text:span text:style-name="T9"> </text:span></text:span><text:span text:style-name="Основной_20_шрифт_20_абзаца"><text:span text:style-name="T6">(абх.) — Алыча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ivaricata</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6">. </text:span></text:span><text:span text:style-name="Основной_20_шрифт_20_абзаца"><text:span text:style-name="T7">Рис. 27.</text:span></text:span></text:p>
      <text:p text:style-name="P1">Небольшое растопыренно ветвистое дерево или кустарник с ветвями, лишенными колючек. Листья продолговатые, по краю остропильчатые, сверху голые, снизу слабоопушенные. Лепестки белые. Плод — костянка, шаровидная, желтая, оранжево-желтая, красная, сочная, кислая или сладко-кислая.</text:p>
      <text:p text:style-name="P1">Растет по опушкам, на вырубках, среди кустарников, нередко на открытых склонах и на скалистых местообитаниях.</text:p>
      <text:p text:style-name="P1">Растение медоносное.</text:p>
      <text:p text:style-name="P1"/>
      <text:p text:style-name="P7"><text:span text:style-name="Основной_20_шрифт_20_абзаца"><text:span text:style-name="T1">БыгъьчвчIвы</text:span></text:span><text:span text:style-name="Основной_20_шрифт_20_абзаца"><text:span text:style-name="T9"> </text:span></text:span><text:span text:style-name="Основной_20_шрифт_20_абзаца"><text:span text:style-name="T6">— Щавель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ыцаранчIв.</text:p>
      <text:p text:style-name="P1"/>
      <text:p text:style-name="P7"><text:span text:style-name="Основной_20_шрифт_20_абзаца"><text:span text:style-name="T1">БыгъьшкIвокIва</text:span></text:span><text:span text:style-name="Основной_20_шрифт_20_абзаца"><text:span text:style-name="T9"> </text:span></text:span><text:span text:style-name="Основной_20_шрифт_20_абзаца"><text:span text:style-name="T6">— Василек — </text:span></text:span><text:span text:style-name="Основной_20_шрифт_20_абзаца"><text:span text:style-name="T15">Centaur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Бжьандахв.</text:p>
      <text:p text:style-name="P1"/>
      <text:p text:style-name="P7"><text:span text:style-name="Основной_20_шрифт_20_абзаца"><text:span text:style-name="T1">а-Бынраса</text:span></text:span><text:span text:style-name="Основной_20_шрифт_20_абзаца"><text:span text:style-name="T9"> </text:span></text:span><text:span text:style-name="Основной_20_шрифт_20_абзаца"><text:span text:style-name="T6">(абх.) — Орешник, лещина обыкновенная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a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аса.</text:p>
      <text:p text:style-name="P1"/>
      <text:p text:style-name="P7"><text:span text:style-name="Основной_20_шрифт_20_абзаца"><text:span text:style-name="T1">БыхъвхIврапаса</text:span></text:span><text:span text:style-name="Основной_20_шрифт_20_абзаца"><text:span text:style-name="T9"> </text:span></text:span><text:span text:style-name="Основной_20_шрифт_20_абзаца"><text:span text:style-name="T6">— Фиалка скальная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oreades</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Высокогорный декоративный вид до 5 — 10 см высотой. Многолетник с сильно разветвленным корневищем. Стебель укороченный со скученными у основания листьями. Цветет в июне-июле. Венчик желтый.</text:p>
      <text:p text:style-name="P1">Растет на лугах альпийского пояса. Растение декоративное, заслуживает введение в культуру.</text:p>
      <text:p text:style-name="P1"/>
      <text:p text:style-name="P7"><text:span text:style-name="Основной_20_шрифт_20_абзаца"><text:span text:style-name="T1">Виноград</text:span></text:span><text:span text:style-name="Основной_20_шрифт_20_абзаца"><text:span text:style-name="T9"> </text:span></text:span><text:span text:style-name="Основной_20_шрифт_20_абзаца"><text:span text:style-name="T6">— Виноград культурный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узым.</text:p>
      <text:p text:style-name="P1"/>
      <text:p text:style-name="P7"><text:span text:style-name="Основной_20_шрифт_20_абзаца"><text:span text:style-name="T1">Виноград</text:span></text:span><text:span text:style-name="Основной_20_шрифт_20_абзаца"><text:span text:style-name="T9"> </text:span></text:span><text:span text:style-name="Основной_20_шрифт_20_абзаца"><text:span text:style-name="T6">— Плод винограда культурного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узым.</text:p>
      <text:p text:style-name="P1"/>
      <text:p text:style-name="P7"><text:span text:style-name="Основной_20_шрифт_20_абзаца"><text:span text:style-name="T1">Вишна</text:span></text:span><text:span text:style-name="Основной_20_шрифт_20_абзаца"><text:span text:style-name="T9"> </text:span></text:span><text:span text:style-name="Основной_20_шрифт_20_абзаца"><text:span text:style-name="T6">— Вишня обыкновенная, садова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 </text:span></text:span><text:span text:style-name="Основной_20_шрифт_20_абзаца"><text:span text:style-name="T7">Рис. 28.</text:span></text:span></text:p>
      <text:p text:style-name="P7"><text:span text:style-name="Основной_20_шрифт_20_абзаца"><text:span text:style-name="T6">Вишня в КЧР растет как дерево и как кустарник высотой до 5 м. Листья блестящие, пильчатые; вишня цветет в апреле-мае; плод — сочная костянка, красная, розовая, светло-желтая; в плодах содержится сахар, витамин </text:span></text:span><text:span text:style-name="Основной_20_шрифт_20_абзаца"><text:span text:style-name="T12">B</text:span></text:span><text:span text:style-name="Основной_20_шрифт_20_абзаца"><text:span text:style-name="T6">1.</text:span></text:span></text:p>
      <text:p text:style-name="P1">В Японии цветение вишни — большой национальный праздник; абазины кору вишни используют вместо краски; выращивают на оврагах, склонах балок.</text:p>
      <text:p text:style-name="P1"><text:soft-page-break/></text:p>
      <text:p text:style-name="P7"><text:span text:style-name="Основной_20_шрифт_20_абзаца"><text:span text:style-name="T1">Вишна</text:span></text:span><text:span text:style-name="Основной_20_шрифт_20_абзаца"><text:span text:style-name="T9"> </text:span></text:span><text:span text:style-name="Основной_20_шрифт_20_абзаца"><text:span text:style-name="T6">(гIашIалра) — Плод вишни обыкновенной, садовой вишни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Вишна.</text:p>
      <text:p text:style-name="P1"/>
      <text:p text:style-name="P7"><text:span text:style-name="Основной_20_шрифт_20_абзаца"><text:span text:style-name="T1">ВишнацIла</text:span></text:span><text:span text:style-name="Основной_20_шрифт_20_абзаца"><text:span text:style-name="T9"> </text:span></text:span><text:span text:style-name="Основной_20_шрифт_20_абзаца"><text:span text:style-name="T6">— Вишня обыкновенная, садова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Вишна.</text:p>
      <text:p text:style-name="P1"/>
      <text:p text:style-name="P7"><text:span text:style-name="Основной_20_шрифт_20_абзаца"><text:span text:style-name="T1">Вишнаду</text:span></text:span><text:span text:style-name="Основной_20_шрифт_20_абзаца"><text:span text:style-name="T9"> </text:span></text:span><text:span text:style-name="Основной_20_шрифт_20_абзаца"><text:span text:style-name="T6">— Вишня птичья (культурная), черешня птичья (культурна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РхъачадыгIва.</text:p>
      <text:p text:style-name="P1"/>
      <text:p text:style-name="P7"><text:span text:style-name="Основной_20_шрифт_20_абзаца"><text:span text:style-name="T1">Вишнаду</text:span></text:span><text:span text:style-name="Основной_20_шрифт_20_абзаца"><text:span text:style-name="T9"> </text:span></text:span><text:span text:style-name="Основной_20_шрифт_20_абзаца"><text:span text:style-name="T6">— Плод черешни птичьей (культурной), вишни птичьей (культурной)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
      <text:p text:style-name="P7"><text:span text:style-name="Основной_20_шрифт_20_абзаца"><text:span text:style-name="T1">Вишначвада</text:span></text:span><text:span text:style-name="Основной_20_шрифт_20_абзаца"><text:span text:style-name="T9"> </text:span></text:span><text:span text:style-name="Основной_20_шрифт_20_абзаца"><text:span text:style-name="T6">— Плод черешни птичьей (культурной), вишни птичьей (культурной)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
      <text:p text:style-name="P7"><text:span text:style-name="Основной_20_шрифт_20_абзаца"><text:span text:style-name="T1">Вишначвада</text:span></text:span><text:span text:style-name="Основной_20_шрифт_20_абзаца"><text:span text:style-name="T9"> </text:span></text:span><text:span text:style-name="Основной_20_шрифт_20_абзаца"><text:span text:style-name="T6">— Вишня птичья (культурная), черешня птичья (культурна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
      <text:p text:style-name="P7"><text:span text:style-name="Основной_20_шрифт_20_абзаца"><text:span text:style-name="T1">Вишнаайша</text:span></text:span><text:span text:style-name="Основной_20_шрифт_20_абзаца"><text:span text:style-name="T9"> </text:span></text:span><text:span text:style-name="Основной_20_шрифт_20_абзаца"><text:span text:style-name="T6">— Вишня птичья, черешня птичь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РхъачадыгIва.</text:p>
      <text:p text:style-name="P1"/>
      <text:p text:style-name="P7"><text:span text:style-name="Основной_20_шрифт_20_абзаца"><text:span text:style-name="T1">Гвоздика</text:span></text:span><text:span text:style-name="Основной_20_шрифт_20_абзаца"><text:span text:style-name="T9"> </text:span></text:span><text:span text:style-name="Основной_20_шрифт_20_абзаца"><text:span text:style-name="T6">— Гвоздика — </text:span></text:span><text:span text:style-name="Основной_20_шрифт_20_абзаца"><text:span text:style-name="T15">Dianth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ин из красивейших родов флоры КЧР Многие заслуживают введения в культуру.</text:p>
      <text:p text:style-name="P1"/>
      <text:p text:style-name="P7"><text:span text:style-name="Основной_20_шрифт_20_абзаца"><text:span text:style-name="T1">Георгин</text:span></text:span><text:span text:style-name="Основной_20_шрифт_20_абзаца"><text:span text:style-name="T9"> </text:span></text:span><text:span text:style-name="Основной_20_шрифт_20_абзаца"><text:span text:style-name="T6">— Георгин — </text:span></text:span><text:span text:style-name="Основной_20_шрифт_20_абзаца"><text:span text:style-name="T15">Georgin</text:span></text:span><text:span text:style-name="Основной_20_шрифт_20_абзаца"><text:span text:style-name="T16"> </text:span></text:span><text:span text:style-name="Основной_20_шрифт_20_абзаца"><text:span text:style-name="T15">Cav</text:span></text:span><text:span text:style-name="Основной_20_шрифт_20_абзаца"><text:span text:style-name="T6">.</text:span></text:span></text:p>
      <text:p text:style-name="P1">Уапшы КъагIараду.</text:p>
      <text:p text:style-name="P1"/>
      <text:p text:style-name="P7"><text:span text:style-name="Основной_20_шрифт_20_абзаца"><text:span text:style-name="T1">Гранат</text:span></text:span><text:span text:style-name="Основной_20_шрифт_20_абзаца"><text:span text:style-name="T9"> </text:span></text:span><text:span text:style-name="Основной_20_шрифт_20_абзаца"><text:span text:style-name="T6">— Гранат — </text:span></text:span><text:span text:style-name="Основной_20_шрифт_20_абзаца"><text:span text:style-name="T15">Pun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5 м высотой. Лепестки ярко-красные. Плод гранат (ягодообразный) с кожистым околоплодником, созревают плоды в августе-октябре. Семена окружены сочным покровом.</text:p>
      <text:p text:style-name="P1">Растет в садовой культуре Сочи-Адлер. Выращивают ради плодов, декоративен и имеет лекарственное значение.</text:p>
      <text:p text:style-name="P1">Родина — Закавказье, Средняя и Малая Азия, на восток до Гималаев.</text:p>
      <text:p text:style-name="P1"/>
      <text:p text:style-name="P7"><text:span text:style-name="Основной_20_шрифт_20_абзаца"><text:span text:style-name="T1">Гранат</text:span></text:span><text:span text:style-name="Основной_20_шрифт_20_абзаца"><text:span text:style-name="T9"> </text:span></text:span><text:span text:style-name="Основной_20_шрифт_20_абзаца"><text:span text:style-name="T6">— Плод граната — </text:span></text:span><text:span text:style-name="Основной_20_шрифт_20_абзаца"><text:span text:style-name="T15">Pun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Гречиха</text:span></text:span><text:span text:style-name="Основной_20_шрифт_20_абзаца"><text:span text:style-name="T9"> </text:span></text:span><text:span text:style-name="Основной_20_шрифт_20_абзаца"><text:span text:style-name="T6">— Гречиха посевная, стреловидная — </text:span></text:span><text:span text:style-name="Основной_20_шрифт_20_абзаца"><text:span text:style-name="T15">Fagopyrum</text:span></text:span><text:span text:style-name="Основной_20_шрифт_20_абзаца"><text:span text:style-name="T16"> </text:span></text:span><text:span text:style-name="Основной_20_шрифт_20_абзаца"><text:span text:style-name="T15">sagittatum</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6">.</text:span></text:span></text:p>
      <text:p text:style-name="P1">Уапшы ГречкIа.</text:p>
      <text:p text:style-name="P1"/>
      <text:p text:style-name="P7"><text:span text:style-name="Основной_20_шрифт_20_абзаца"><text:span text:style-name="T1">ГречкIа</text:span></text:span><text:span text:style-name="Основной_20_шрифт_20_абзаца"><text:span text:style-name="T9"> </text:span></text:span><text:span text:style-name="Основной_20_шрифт_20_абзаца"><text:span text:style-name="T6">— Гречиха посевная, гречиха стреловидная — </text:span></text:span><text:span text:style-name="Основной_20_шрифт_20_абзаца"><text:span text:style-name="T15">Fagopyrum</text:span></text:span><text:span text:style-name="Основной_20_шрифт_20_абзаца"><text:span text:style-name="T16"> </text:span></text:span><text:span text:style-name="Основной_20_шрифт_20_абзаца"><text:span text:style-name="T15">sagittatum</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6">.</text:span></text:span></text:p>
      <text:p text:style-name="P1">Однолетнее растение до 30 — 150 см высотой. Корневая система стержневая, Стебель прямой, несколько ребристый. Листья широкие, верхние — сидячие, нижние — черешковые. Соцветие — кисть. Цветки обоеполые. Венчик бледно-розовый.</text:p>
      <text:p text:style-name="P1">Гречиха выращивается как крупяная культура. Родиной считают Восточную Азию, откуда она была занесена в Европу монголами.</text:p>
      <text:p text:style-name="P1">Гречиха является ценным медоносным растением. С 1 га посева пчелы могут собрать 2 — 3 ц меда. Она служит и зеленым удобрением (стебли запаливаются).</text:p>
      <text:p text:style-name="P1">Семена трехгранные, идут для получения муки, солома идет на корм скоту</text:p>
      <text:p text:style-name="P1"/>
      <text:p text:style-name="P7"><text:span text:style-name="Основной_20_шрифт_20_абзаца"><text:span text:style-name="T1">Гумей</text:span></text:span><text:span text:style-name="Основной_20_шрифт_20_абзаца"><text:span text:style-name="T6"> — Сорго алеппское, гумай — </text:span></text:span><text:span text:style-name="Основной_20_шрифт_20_абзаца"><text:span text:style-name="T15">Sorgum</text:span></text:span><text:span text:style-name="Основной_20_шрифт_20_абзаца"><text:span text:style-name="T16"> </text:span></text:span><text:span text:style-name="Основной_20_шрифт_20_абзаца"><text:span text:style-name="T15">helep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Уапшы Гвымай.</text:p>
      <text:p text:style-name="P1"/>
      <text:p text:style-name="P7"><text:soft-page-break/><text:span text:style-name="Основной_20_шрифт_20_абзаца"><text:span text:style-name="T1">а-Гуил</text:span></text:span><text:span text:style-name="Основной_20_шрифт_20_абзаца"><text:span text:style-name="T6"> (абх.) — Роза, шиповник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гвырчIвымыгъ.</text:p>
      <text:p text:style-name="P1"/>
      <text:p text:style-name="P7"><text:span text:style-name="Основной_20_шрифт_20_абзаца"><text:span text:style-name="T1">а-Гш</text:span></text:span><text:span text:style-name="Основной_20_шрифт_20_абзаца"><text:span text:style-name="T6"> (абх.) — Топол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Гырраса</text:span></text:span><text:span text:style-name="Основной_20_шрифт_20_абзаца"><text:span text:style-name="T6"> — Орех грецки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r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29.</text:span></text:span></text:p>
      <text:p text:style-name="P7"><text:span text:style-name="Основной_20_шрифт_20_абзаца"><text:span text:style-name="T6">Дерево высотой</text:span></text:span><text:span text:style-name="Основной_20_шрифт_20_абзаца"><text:span text:style-name="T19"> </text:span></text:span><text:span text:style-name="Основной_20_шрифт_20_абзаца"><text:span text:style-name="T6">до 30 м, до 2 м в диаметре. Ветви гладкие, кора на стволах глубокотрещиновата; листья большие, распускаются в апреле; плод — орехи сухие. Созревают в конце августа.</text:span></text:span></text:p>
      <text:p text:style-name="P1">Выращивают ради орехов и древесины, орехи идут в пищу в свежем и поджаренном виде, для производства кондитерских изделий; кора, листья и плодовые оболочки содержат дубильные вещества.</text:p>
      <text:p text:style-name="P1">Родина: Балканы, Малая, Центральная и Восточная Азия.</text:p>
      <text:p text:style-name="P1">Декоративен. Выращивается в парках, вдоль дорог, в уличных посадках. Дает красивую, легко палирующуюся древесину, краску, масло. Размножается семенами.</text:p>
      <text:p text:style-name="P1"/>
      <text:p text:style-name="P7"><text:span text:style-name="Основной_20_шрифт_20_абзаца"><text:span text:style-name="T1">Гырраса</text:span></text:span><text:span text:style-name="Основной_20_шрифт_20_абзаца"><text:span text:style-name="T9"> </text:span></text:span><text:span text:style-name="Основной_20_шрифт_20_абзаца"><text:span text:style-name="T6">— Плод грецкого ореха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r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лоды продолговатые. Орех на конце заостренный, с двумя тупыми ребрами, колется по шву, внутри с 4 неполными перегородками, скорлупа тонкая. Вес одного ореха от 5 до 80 г, содержит много ценных питательных веществ: жира, много белка, из них готовят пищевые и техническое масла, ореховые сливки, варенье.</text:p>
      <text:p text:style-name="P1"/>
      <text:p text:style-name="P7"><text:span text:style-name="Основной_20_шрифт_20_абзаца"><text:span text:style-name="T1">ГыррасаквайчIва</text:span></text:span><text:span text:style-name="Основной_20_шрифт_20_абзаца"><text:span text:style-name="T9"> </text:span></text:span><text:span text:style-name="Основной_20_шрифт_20_абзаца"><text:span text:style-name="T6">— Орех черны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ора стволов почти черная, трещиноватая. Листья с 15 — 23 листочками, широколанцетные. Плоды чаще по 2.</text:p>
      <text:p text:style-name="P1">В КЧР выращивается повсеместно как плодовое и декоративное растение. Имеет мощную раскидистую крону, красивые крупные листья. Пригодно для одиночных и групповых аллейных посадок, на улицах, вдоль дорог. Размножается семенами.</text:p>
      <text:p text:style-name="P1"/>
      <text:p text:style-name="P7"><text:span text:style-name="Основной_20_шрифт_20_абзаца"><text:span text:style-name="T1">Гыррасачвыш</text:span></text:span><text:span text:style-name="Основной_20_шрифт_20_абзаца"><text:span text:style-name="T9"> </text:span></text:span><text:span text:style-name="Основной_20_шрифт_20_абзаца"><text:span text:style-name="T6">— Орех серы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ciner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25 м высоты. Кора стволов серая. Листья с 11 — 19 листочками, яйцевидно-ланцетные.</text:p>
      <text:p text:style-name="P1">Очень декоративен с шатровидной кроной. В КЧР выращивается в парках, аллейных и уличных посадках. К почвам малотребователен, морозоустойчив. Размножается семенами.</text:p>
      <text:p text:style-name="P1"/>
      <text:p text:style-name="P7"><text:span text:style-name="Основной_20_шрифт_20_абзаца"><text:span text:style-name="T1">Гвагван</text:span></text:span><text:span text:style-name="Основной_20_шрифт_20_абзаца"><text:span text:style-name="T9"> </text:span></text:span><text:span text:style-name="Основной_20_шрифт_20_абзаца"><text:span text:style-name="T6">— Труднопроходимые заросли терна, сливы колючей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хIвы.</text:p>
      <text:p text:style-name="P1"/>
      <text:p text:style-name="P7"><text:span text:style-name="Основной_20_шрифт_20_абзаца"><text:span text:style-name="T1">ГвагвыщпынцIа</text:span></text:span><text:span text:style-name="Основной_20_шрифт_20_абзаца"><text:span text:style-name="T9"> </text:span></text:span><text:span text:style-name="Основной_20_шрифт_20_абзаца"><text:span text:style-name="T6">— Мышиный гиацинт — </text:span></text:span><text:span text:style-name="Основной_20_шрифт_20_абзаца"><text:span text:style-name="T15">Muscar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В этот род входят растения луковичные, достигающие до 10 — 35 см высоты. Стебли сочные и толстые. Листья в основном большие ланцетные. Цветут с мая. Встречаются на склонах, пашнях, в степи, среди кустарников.</text:p>
      <text:p text:style-name="P1">Многие из них медоносные.</text:p>
      <text:p text:style-name="P1"/>
      <text:p text:style-name="P7"><text:span text:style-name="Основной_20_шрифт_20_абзаца"><text:span text:style-name="T1">Гвагвыщхваш</text:span></text:span><text:span text:style-name="Основной_20_шрифт_20_абзаца"><text:span text:style-name="T9"> </text:span></text:span><text:span text:style-name="Основной_20_шрифт_20_абзаца"><text:span text:style-name="T6">— Мышиный гиацинт — </text:span></text:span><text:span text:style-name="Основной_20_шрифт_20_абзаца"><text:span text:style-name="T15">Muscari</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ГвагвыщпынцIа.</text:p>
      <text:p text:style-name="P1"/>
      <text:p text:style-name="P7"><text:span text:style-name="Основной_20_шрифт_20_абзаца"><text:span text:style-name="T1">ГвагвыщхIвра</text:span></text:span><text:span text:style-name="Основной_20_шрифт_20_абзаца"><text:span text:style-name="T9"> </text:span></text:span><text:span text:style-name="Основной_20_шрифт_20_абзаца"><text:span text:style-name="T6">— Крапива двудомн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dio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аца.</text:p>
      <text:p text:style-name="P1"/>
      <text:p text:style-name="P7"><text:span text:style-name="Основной_20_шрифт_20_абзаца"><text:span text:style-name="T1">Гвадз</text:span></text:span><text:span text:style-name="Основной_20_шрифт_20_абзаца"><text:span text:style-name="T9"> </text:span></text:span><text:span text:style-name="Основной_20_шрифт_20_абзаца"><text:span text:style-name="T6">— Полба, пшеница-полба — </text:span></text:span><text:span text:style-name="Основной_20_шрифт_20_абзаца"><text:span text:style-name="T15">Triticum</text:span></text:span><text:span text:style-name="Основной_20_шрифт_20_абзаца"><text:span text:style-name="T16"> </text:span></text:span><text:span text:style-name="Основной_20_шрифт_20_абзаца"><text:span text:style-name="T15">spel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Человек выращивает как зерновую культуру с давних времен. Достигают до 120 см высоты. Стебли поднимаются прямо. Листья линейные, длинные. В июне выбрасывает колос, он доходит до 15 см длины. Корень расходится на мелкие нити.</text:p>
      <text:p text:style-name="P1"><text:soft-page-break/>Пшеница — основная пищевая культура. В России ее выращивают в основном на Кавказе и в странах СНГ — Украина, Казахстан.</text:p>
      <text:p text:style-name="P1"/>
      <text:p text:style-name="P7"><text:span text:style-name="Основной_20_шрифт_20_абзаца"><text:span text:style-name="T1">Гвадзчхъа</text:span></text:span><text:span text:style-name="Основной_20_шрифт_20_абзаца"><text:span text:style-name="T9"> </text:span></text:span><text:span text:style-name="Основной_20_шрифт_20_абзаца"><text:span text:style-name="T6">— Костер безостый — </text:span></text:span><text:span text:style-name="Основной_20_шрифт_20_абзаца"><text:span text:style-name="T15">Zerna</text:span></text:span><text:span text:style-name="Основной_20_шрифт_20_абзаца"><text:span text:style-name="T16"> </text:span></text:span><text:span text:style-name="Основной_20_шрифт_20_абзаца"><text:span text:style-name="T15">inerm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акIьа.</text:p>
      <text:p text:style-name="P1"/>
      <text:p text:style-name="P7"><text:span text:style-name="Основной_20_шрифт_20_абзаца"><text:span text:style-name="T1">Гвымай</text:span></text:span><text:span text:style-name="Основной_20_шрифт_20_абзаца"><text:span text:style-name="T9"> </text:span></text:span><text:span text:style-name="Основной_20_шрифт_20_абзаца"><text:span text:style-name="T6">— Гумай, джонсонова трава — </text:span></text:span><text:span text:style-name="Основной_20_шрифт_20_абзаца"><text:span text:style-name="T15">Sorgum</text:span></text:span><text:span text:style-name="Основной_20_шрифт_20_абзаца"><text:span text:style-name="T16"> </text:span></text:span><text:span text:style-name="Основной_20_шрифт_20_абзаца"><text:span text:style-name="T15">helep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Злостный многолетний корневищный, карантинный, злаковый сорняк высотой до 2,5 м. Размножается семенами и корневищами. Листья линейные, соцветие метелка. Корневище ветвистое.</text:p>
      <text:p text:style-name="P1">Засоряет все посевы. Дает хорошую кормовую массу.</text:p>
      <text:p text:style-name="P1"/>
      <text:p text:style-name="P7"><text:span text:style-name="Основной_20_шрифт_20_абзаца"><text:span text:style-name="T1">Гвырмыджь</text:span></text:span><text:span text:style-name="Основной_20_шрифт_20_абзаца"><text:span text:style-name="T9"> </text:span></text:span><text:span text:style-name="Основной_20_шрифт_20_абзаца"><text:span text:style-name="T6">— Герань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к и многолетник. Высота 20 — 60 см. Цветки крупные, разной окраски, лепестки свободные. Корневая система хорошо развита. Листья крупные.</text:p>
      <text:p text:style-name="P1">Встречаются на лугах, по травянистым склонам, на сорных местах, в кустарниках.</text:p>
      <text:p text:style-name="P1">Скотом поедается плохо, некоторые виды ядовиты.</text:p>
      <text:p text:style-name="P1"/>
      <text:p text:style-name="P7"><text:span text:style-name="Основной_20_шрифт_20_абзаца"><text:span text:style-name="T1">Гвырмыджьхаха</text:span></text:span><text:span text:style-name="Основной_20_шрифт_20_абзаца"><text:span text:style-name="T9"> </text:span></text:span><text:span text:style-name="Основной_20_шрифт_20_абзаца"><text:span text:style-name="T6">— Герань раскидистая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divaricatum</text:span></text:span><text:span text:style-name="Основной_20_шрифт_20_абзаца"><text:span text:style-name="T16"> </text:span></text:span><text:span text:style-name="Основной_20_шрифт_20_абзаца"><text:span text:style-name="T15">Ehrh</text:span></text:span><text:span text:style-name="Основной_20_шрифт_20_абзаца"><text:span text:style-name="T6">.</text:span></text:span></text:p>
      <text:p text:style-name="P1">Однолетнее растение высотой 20 — 25 см. Цветет с мая по июнь. Корни тонкие, легко вырывающиеся. Листья 3 — 10 см ширины, 5-раздельные на крупно и тупозубчатые доли.</text:p>
      <text:p text:style-name="P7"><text:span text:style-name="Основной_20_шрифт_20_абзаца"><text:span text:style-name="T6">Встречается </text:span></text:span><text:span text:style-name="Основной_20_шрифт_20_абзаца"><text:span text:style-name="T9">в </text:span></text:span><text:span text:style-name="Основной_20_шрифт_20_абзаца"><text:span text:style-name="T6">лесах и кустарниках.</text:span></text:span></text:p>
      <text:p text:style-name="P1">Кормовое значение не имеет.</text:p>
      <text:p text:style-name="P1"/>
      <text:p text:style-name="P7"><text:span text:style-name="Основной_20_шрифт_20_абзаца"><text:span text:style-name="T1">Гвыхьхъвшв</text:span></text:span><text:span text:style-name="Основной_20_шрифт_20_абзаца"><text:span text:style-name="T9"> </text:span></text:span><text:span text:style-name="Основной_20_шрифт_20_абзаца"><text:span text:style-name="T6">— Анис обыкновенный — </text:span></text:span><text:span text:style-name="Основной_20_шрифт_20_абзаца"><text:span text:style-name="T15">Anis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Gaerth</text:span></text:span><text:span text:style-name="Основной_20_шрифт_20_абзаца"><text:span text:style-name="T6">.</text:span></text:span></text:p>
      <text:p text:style-name="P7"><text:span text:style-name="Основной_20_шрифт_20_абзаца"><text:span text:style-name="T6">Однолетнее эфироносное растение высотой от 20 до 50 см. Цветет в июне-июле. Цветки мелкие, собраны </text:span></text:span><text:span text:style-name="Основной_20_шрифт_20_абзаца"><text:span text:style-name="T9">в </text:span></text:span><text:span text:style-name="Основной_20_шрифт_20_абзаца"><text:span text:style-name="T6">соцветие зонтик, они с 7 — 15 рассеянно опущенными лучами.</text:span></text:span></text:p>
      <text:p text:style-name="P1">Семена в медицине используют для изготовления отхаркивающих средств, в хлебопечении — как пряность. Эфирное масло употребляется в парфюмерии, а жирное масло, добываемое экстракцией — для технических целей (в мыловарении).</text:p>
      <text:p text:style-name="P1"/>
      <text:p text:style-name="P7"><text:span text:style-name="Основной_20_шрифт_20_абзаца"><text:span text:style-name="T1">Гвыхьхъвшвы</text:span></text:span><text:span text:style-name="Основной_20_шрифт_20_абзаца"><text:span text:style-name="T9"> </text:span></text:span><text:span text:style-name="Основной_20_шрифт_20_абзаца"><text:span text:style-name="T6">— Толокнянка обыкновенная — </text:span></text:span><text:span text:style-name="Основной_20_шрифт_20_абзаца"><text:span text:style-name="T15">Arctostaphylos</text:span></text:span><text:span text:style-name="Основной_20_шрифт_20_абзаца"><text:span text:style-name="T16"> </text:span></text:span><text:span text:style-name="Основной_20_шрифт_20_абзаца"><text:span text:style-name="T15">uva</text:span></text:span><text:span text:style-name="Основной_20_шрифт_20_абзаца"><text:span text:style-name="T16">-</text:span></text:span><text:span text:style-name="Основной_20_шрифт_20_абзаца"><text:span text:style-name="T15">urs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preng</text:span></text:span><text:span text:style-name="Основной_20_шрифт_20_абзаца"><text:span text:style-name="T6">.</text:span></text:span></text:p>
      <text:p text:style-name="P1">Вечнозеленый распростертый кустарничек до 20 — 120 см длиной. Ягода шаровидная, красная. Цветет в мае-июне. Плодоносит в июле-сентябре.</text:p>
      <text:p text:style-name="P1">Обитает в сосново-лиственных лесах горной части. Мучнистые ягоды употребляются в свежем виде, а в Норвегии после размола часто используются как примесь к хлебу.</text:p>
      <text:p text:style-name="P1">Лекарственное растение.</text:p>
      <text:p text:style-name="P1"/>
      <text:p text:style-name="P7"><text:span text:style-name="Основной_20_шрифт_20_абзаца"><text:span text:style-name="T1">ГвыхьхIвра</text:span></text:span><text:span text:style-name="Основной_20_шрифт_20_абзаца"><text:span text:style-name="T9"> </text:span></text:span><text:span text:style-name="Основной_20_шрифт_20_абзаца"><text:span text:style-name="T6">— Валериана лекарственная — </text:span></text:span><text:span text:style-name="Основной_20_шрифт_20_абзаца"><text:span text:style-name="T15">Valerian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text:span></text:span><text:span text:style-name="Основной_20_шрифт_20_абзаца"><text:span text:style-name="T16">. </text:span></text:span><text:span text:style-name="Основной_20_шрифт_20_абзаца"><text:span text:style-name="T15">i</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30.</text:span></text:span></text:p>
      <text:p text:style-name="P1">Травянистый многолетник до 60 — 150 см высотой с коротким корневищем, от которого отходят утолщенные корни.</text:p>
      <text:p text:style-name="P1">Стебель бороздчатый, полный, прямой. Листья супротивные, непарно-перисто-рассеченные, нижние черешковые, верхние сидячие. Цветки розоватые или беловатые, душистые. Плод — семянка.</text:p>
      <text:p text:style-name="P1">Растет в КЧР на влажных лугах, в редких лесах, на болоте. Цветет с середины мая по август.</text:p>
      <text:p text:style-name="P1">Лекарственное растение.</text:p>
      <text:p text:style-name="P1">Лекарственным сырьем считается корневище. Препараты валерианы понижают возбудимость центральной нервной системы, действуют успокаивающе, снимают спазмы гладкомышечных органов и несколько расширяют коронарные сосуды сердца.</text:p>
      <text:p text:style-name="P1"/>
      <text:p text:style-name="P7"><text:span text:style-name="Основной_20_шрифт_20_абзаца"><text:span text:style-name="T1">ГвыхьъазагIва</text:span></text:span><text:span text:style-name="Основной_20_шрифт_20_абзаца"><text:span text:style-name="T9"> </text:span></text:span><text:span text:style-name="Основной_20_шрифт_20_абзаца"><text:span text:style-name="T6">— Дрема белая — </text:span></text:span><text:span text:style-name="Основной_20_шрифт_20_абзаца"><text:span text:style-name="T15">Melandri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16">) </text:span></text:span><text:span text:style-name="Основной_20_шрифт_20_абзаца"><text:span text:style-name="T15">Garcke</text:span></text:span><text:span text:style-name="Основной_20_шрифт_20_абзаца"><text:span text:style-name="T6">.</text:span></text:span></text:p>
      <text:p text:style-name="P1">Уапшы Чвыбгъа.</text:p>
      <text:p text:style-name="P1"/>
      <text:p text:style-name="P7"><text:span text:style-name="Основной_20_шрифт_20_абзаца"><text:span text:style-name="T1">Гъауыж</text:span></text:span><text:span text:style-name="Основной_20_шрифт_20_абзаца"><text:span text:style-name="T9"> </text:span></text:span><text:span text:style-name="Основной_20_шрифт_20_абзаца"><text:span text:style-name="T6">— Отава.</text:span></text:span></text:p>
      <text:p text:style-name="P1"><text:soft-page-break/>Надземная часть травянистых растений, отросшая после скашивания или стравливания. Свойство травянистых растений восстанавливать надземную часть после скашивания или стравливания скотом называется отавностью.</text:p>
      <text:p text:style-name="P1">На сенокосах отавность растений измеряется в процентах — отношением урожая второго или третьего укоса к урожаю первого.</text:p>
      <text:p text:style-name="P1">В КЧР широко используются территории с отавой для осеннего выпаса скота.</text:p>
      <text:p text:style-name="P1"/>
      <text:p text:style-name="P7"><text:span text:style-name="Основной_20_шрифт_20_абзаца"><text:span text:style-name="T1">Гънгвадз</text:span></text:span><text:span text:style-name="Основной_20_шрифт_20_абзаца"><text:span text:style-name="T9"> </text:span></text:span><text:span text:style-name="Основной_20_шрифт_20_абзаца"><text:span text:style-name="T6">— Озимая пшеница — </text:span></text:span><text:span text:style-name="Основной_20_шрифт_20_абзаца"><text:span text:style-name="T15">Tri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шеница высеваемая осенью. На Кавказе она дает высокий урожай, он связан с выпадением осадков на период роста.</text:p>
      <text:p text:style-name="P1"/>
      <text:p text:style-name="P7"><text:span text:style-name="Основной_20_шрифт_20_абзаца"><text:span text:style-name="T1">Гънячмен</text:span></text:span><text:span text:style-name="Основной_20_шрифт_20_абзаца"><text:span text:style-name="T9"> </text:span></text:span><text:span text:style-name="Основной_20_шрифт_20_абзаца"><text:span text:style-name="T6">— Ячмень озимы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зделывается в районах с мягкими зимами: в Крыму, Средней Азии, на Кавказе. В севообороте размещают после яровой пшеницы, лучше после пропашных культур. Особенно отзывчив на качество обработки почвы. Вегетационный период 60 — 90 дней. Сеют рядовым способом в ранние сроки.</text:p>
      <text:p text:style-name="P1"/>
      <text:p text:style-name="P7"><text:span text:style-name="Основной_20_шрифт_20_абзаца"><text:span text:style-name="T1">ГънкъагIа</text:span></text:span><text:span text:style-name="Основной_20_шрифт_20_абзаца"><text:span text:style-name="T9"> </text:span></text:span><text:span text:style-name="Основной_20_шрифт_20_абзаца"><text:span text:style-name="T6">— Подснежник — </text:span></text:span><text:span text:style-name="Основной_20_шрифт_20_абзаца"><text:span text:style-name="T15">Galanth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коративные растения до 10 — 20 см высоты. Во флоре КЧР — единственный вид этого рода. Листья до 15 мм шир., плоские с сизым налетом. Луковица 1,5 см в диам. Цветет очень рано, иногда в середине февраля, цветки белые, паникающие.</text:p>
      <text:p text:style-name="P1">Растет в нижнем и среднегорном поясах, в лесах и кустарниках. Растение декоративное. Медоносное и ядовитое.</text:p>
      <text:p text:style-name="P1"/>
      <text:p text:style-name="P7"><text:span text:style-name="Основной_20_шрифт_20_абзаца"><text:span text:style-name="T1">ГънкъагIа</text:span></text:span><text:span text:style-name="Основной_20_шрифт_20_абзаца"><text:span text:style-name="T9"> </text:span></text:span><text:span text:style-name="Основной_20_шрифт_20_абзаца"><text:span text:style-name="T6">— Зимовник кавказский — </text:span></text:span><text:span text:style-name="Основной_20_шрифт_20_абзаца"><text:span text:style-name="T15">Helleborus</text:span></text:span><text:span text:style-name="Основной_20_шрифт_20_абзаца"><text:span text:style-name="T16"> </text:span></text:span><text:span text:style-name="Основной_20_шрифт_20_абзаца"><text:span text:style-name="T15">caucasicus</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Br</text:span></text:span><text:span text:style-name="Основной_20_шрифт_20_абзаца"><text:span text:style-name="T9">. </text:span></text:span><text:span text:style-name="Основной_20_шрифт_20_абзаца"><text:span text:style-name="T7">Рис. 31.</text:span></text:span></text:p>
      <text:p text:style-name="P1">Лекарственное, медоносное, ядовитое растение высотой до 50 см. Цветет с января по апрель.</text:p>
      <text:p text:style-name="P1">Во флоре КЧР растет в светлых дубовых, грабовых лесах, среди кустарников, по опушкам, на открытых склонах. Предпочитает известняки.</text:p>
      <text:p text:style-name="P1"/>
      <text:p text:style-name="P7"><text:span text:style-name="Основной_20_шрифт_20_абзаца"><text:span text:style-name="T1">ГънлачвхIа</text:span></text:span><text:span text:style-name="Основной_20_шрифт_20_абзаца"><text:span text:style-name="T9"> </text:span></text:span><text:span text:style-name="Основной_20_шрифт_20_абзаца"><text:span text:style-name="T6">— Ячмень обыкновенны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Йачмен.</text:p>
      <text:p text:style-name="P1"/>
      <text:p text:style-name="P7"><text:span text:style-name="Основной_20_шрифт_20_абзаца"><text:span text:style-name="T1">ГъныхIвра</text:span></text:span><text:span text:style-name="Основной_20_шрифт_20_абзаца"><text:span text:style-name="T9"> </text:span></text:span><text:span text:style-name="Основной_20_шрифт_20_абзаца"><text:span text:style-name="T6">— Звездчатка, мокрица, мокрец — </text:span></text:span><text:span text:style-name="Основной_20_шрифт_20_абзаца"><text:span text:style-name="T15">Stellaria</text:span></text:span><text:span text:style-name="Основной_20_шрифт_20_абзаца"><text:span text:style-name="T16"> </text:span></text:span><text:span text:style-name="Основной_20_шрифт_20_абзаца"><text:span text:style-name="T15">med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Cyr</text:span></text:span><text:span text:style-name="Основной_20_шрифт_20_абзаца"><text:span text:style-name="T6">.</text:span></text:span></text:p>
      <text:p text:style-name="P1">Однолетник 8 — 30 см высотой. Стебель ветвистый, слабый, лежачий или приподнимающийся. Листья яйцевидные. Лепестки белые, иногда их не бывает. Цветет с мая по сентябрь. Под снегом зимует в зеленом состоянии.</text:p>
      <text:p text:style-name="P1">Растет в огородах, садах, по берегам рек, оврагам, тенистым местам у заборов.</text:p>
      <text:p text:style-name="P1">В пищу используют в сыром виде для салата и вареном для приготовления щей, пюре.</text:p>
      <text:p text:style-name="P1"/>
      <text:p text:style-name="P7"><text:span text:style-name="Основной_20_шрифт_20_абзаца"><text:span text:style-name="T1">Гъныхв</text:span></text:span><text:span text:style-name="Основной_20_шрифт_20_абзаца"><text:span text:style-name="T9"> </text:span></text:span><text:span text:style-name="Основной_20_шрифт_20_абзаца"><text:span text:style-name="T6">— Пастернак посевной — </text:span></text:span><text:span text:style-name="Основной_20_шрифт_20_абзаца"><text:span text:style-name="T15">Pastinaca</text:span></text:span><text:span text:style-name="Основной_20_шрифт_20_абзаца"><text:span text:style-name="T16"> </text:span></text:span><text:span text:style-name="Основной_20_шрифт_20_абзаца"><text:span text:style-name="T15">sativ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астение высотой до 100 см. Корень мясистый. Листья блестящие. Соцветие зонтик с 7 — 20 лучами.</text:p>
      <text:p text:style-name="P1">Вид только в культуре.</text:p>
      <text:p text:style-name="P1">Медонос.</text:p>
      <text:p text:style-name="P1"/>
      <text:p text:style-name="P7"><text:span text:style-name="Основной_20_шрифт_20_абзаца"><text:span text:style-name="T1">Гъьанджь</text:span></text:span><text:span text:style-name="Основной_20_шрифт_20_абзаца"><text:span text:style-name="T9"> </text:span></text:span><text:span text:style-name="Основной_20_шрифт_20_абзаца"><text:span text:style-name="T6">— Погремок — </text:span></text:span><text:span text:style-name="Основной_20_шрифт_20_абзаца"><text:span text:style-name="T15">Rhinantit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2.</text:span></text:span></text:p>
      <text:p text:style-name="P1">Однолетние полупаразитные сорняки, распространены в КЧР почти повсеместно: на лугах, лесных полянах, среди посевов озимой ржи и пшеницы. Корни у погремка недоразвиты, присасываются к корням диких и культурных злаков и сосут соки. Стебли четырехгранные, цветки собраны. Колосовидное соцветие. Размножаются семенами.</text:p>
      <text:p text:style-name="P1"/>
      <text:p text:style-name="P7"><text:span text:style-name="Основной_20_шрифт_20_абзаца"><text:span text:style-name="T1">Гъьар</text:span></text:span><text:span text:style-name="Основной_20_шрифт_20_абзаца"><text:span text:style-name="T9"> </text:span></text:span><text:span text:style-name="Основной_20_шрифт_20_абзаца"><text:span text:style-name="T6">— Погремок — </text:span></text:span><text:span text:style-name="Основной_20_шрифт_20_абзаца"><text:span text:style-name="T15">Rhinantit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ъьанджь.</text:p>
      <text:p text:style-name="P1"/>
      <text:p text:style-name="P7"><text:soft-page-break/><text:span text:style-name="Основной_20_шрифт_20_абзаца"><text:span text:style-name="T1">ГъьасабыгъьцIара</text:span></text:span><text:span text:style-name="Основной_20_шрифт_20_абзаца"><text:span text:style-name="T9"> </text:span></text:span><text:span text:style-name="Основной_20_шрифт_20_абзаца"><text:span text:style-name="T6">— Клен платановидный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plata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25 м высоты. Кора молодых ветвей красноватая или бурова-</text:p>
      <text:p text:style-name="P1">то-серая. Листья пальчатолопастные, сверху темно-зеленые, снизу более светлые. Соцветие щитковидное, прямостоячее. Цветки зеленовато-желтые. Родина: Европа, Кавказ.</text:p>
      <text:p text:style-name="P1">Растет в предгорных и среднегорных лесах Карачаево-Черкесии. Можно использовать в лесопосадках, парковом и городском зеленом строительстве, в одиночных, групповых и аллейных посадках. Древесина твердая, блестящая, дает мебельный материал.</text:p>
      <text:p text:style-name="P1">Медоносное дерево.</text:p>
      <text:p text:style-name="P1"/>
      <text:p text:style-name="P7"><text:span text:style-name="Основной_20_шрифт_20_абзаца"><text:span text:style-name="T1">Гъьасалашара</text:span></text:span><text:span text:style-name="Основной_20_шрифт_20_абзаца"><text:span text:style-name="T6"> — Клен светлый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laetum</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6">.</text:span></text:span></text:p>
      <text:p text:style-name="P1">Дерево до 20 м высоты. Молодые побеги голые, зеленоватые с сизым</text:p>
      <text:p text:style-name="P1">налетом. Листья пальчато-лопастные, одноцветные, плотные. Соцветие щитковидное, голое. Цветки зеленоватые. В пределах республики встречается в среднегорных лесах по опушкам к западу от Теберды.</text:p>
      <text:p text:style-name="P1">Родина: Кавказ, Малая и Передняя Азия.</text:p>
      <text:p text:style-name="P1">Красивое парковое и аллейное дерево, пригодное для одиночных и групповых посадок. Неприхотливо, к почвам малотребовательно. Размножается семенами. Находит применение в мебельной промышленности. Древесина твердая, идет на изготовление лыж, лопат, мебели.</text:p>
      <text:p text:style-name="P1"/>
      <text:p text:style-name="P7"><text:span text:style-name="Основной_20_шрифт_20_абзаца"><text:span text:style-name="T1">Гъьаца</text:span></text:span><text:span text:style-name="Основной_20_шрифт_20_абзаца"><text:span text:style-name="T6"> — Граб кавказский — </text:span></text:span><text:span text:style-name="Основной_20_шрифт_20_абзаца"><text:span text:style-name="T15">Carpinus</text:span></text:span><text:span text:style-name="Основной_20_шрифт_20_абзаца"><text:span text:style-name="T16"> </text:span></text:span><text:span text:style-name="Основной_20_шрифт_20_абзаца"><text:span text:style-name="T15">caucasicus</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6">.</text:span></text:span></text:p>
      <text:p text:style-name="P1">Уапшы Хьаца.</text:p>
      <text:p text:style-name="P1"/>
      <text:p text:style-name="P7"><text:span text:style-name="Основной_20_шрифт_20_абзаца"><text:span text:style-name="T1">Гъьаша</text:span></text:span><text:span text:style-name="Основной_20_шрифт_20_абзаца"><text:span text:style-name="T6"> — Пузырник — </text:span></text:span><text:span text:style-name="Основной_20_шрифт_20_абзаца"><text:span text:style-name="T15">Colut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3.</text:span></text:span></text:p>
      <text:p text:style-name="P1">Кустарник до 4 м высотой. Листья перистые. Цветки ярко-желтые в кистях. Плод — бобы, длиной до 6 см, пузыровидно вздутые.</text:p>
      <text:p text:style-name="P1">Родина: Западная Европа.</text:p>
      <text:p text:style-name="P1">Растет в садах, парках. В семенах содержится алколоид, отмечены отравления кур семенами пузырника.</text:p>
      <text:p text:style-name="P1"/>
      <text:p text:style-name="P7"><text:span text:style-name="Основной_20_шрифт_20_абзаца"><text:span text:style-name="T1">Гьатан</text:span></text:span><text:span text:style-name="Основной_20_шрифт_20_абзаца"><text:span text:style-name="T9"> </text:span></text:span><text:span text:style-name="Основной_20_шрифт_20_абзаца"><text:span text:style-name="T6">— Лен — </text:span></text:span><text:span text:style-name="Основной_20_шрифт_20_абзаца"><text:span text:style-name="T15">L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икорастущие виды, в их числе однолетники и многолетники. Невысокие растения от 5 до 50 см. Стебли всегда прямые. Листья линейные или узколинейные. Цветут разными цветами: белыми, голубыми, желтыми. Плод — коробочка.</text:p>
      <text:p text:style-name="P1">Растут в лесах, кустарниках, на лугах, сухих склонах, встречаются до высокогорий. Среди этого вида есть медоносы, ядовитые и декоративные.</text:p>
      <text:p text:style-name="P1"/>
      <text:p text:style-name="P7"><text:span text:style-name="Основной_20_шрифт_20_абзаца"><text:span text:style-name="T1">Гьатан</text:span></text:span><text:span text:style-name="Основной_20_шрифт_20_абзаца"><text:span text:style-name="T9"> </text:span></text:span><text:span text:style-name="Основной_20_шрифт_20_абзаца"><text:span text:style-name="T6">— Лен культурный — </text:span></text:span><text:span text:style-name="Основной_20_шрифт_20_абзаца"><text:span text:style-name="T15">Linum</text:span></text:span><text:span text:style-name="Основной_20_шрифт_20_абзаца"><text:span text:style-name="T16"> </text:span></text:span><text:span text:style-name="Основной_20_шрифт_20_абзаца"><text:span text:style-name="T15">usitatissim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достигающее до 30 — 60 см с тонким прямостоячим стеблем, листья очередные, линейные. Цветки голубые. Плод — шарообразная коробочка. Цветет с июня до августа.</text:p>
      <text:p text:style-name="P1">Широко возделывается как прядильное и масличное растение, существуют до 20 видов льна. Среди них и есть виды дающие масло.</text:p>
      <text:p text:style-name="P1">Растение лекарственное.</text:p>
      <text:p text:style-name="P1"/>
      <text:p text:style-name="P7"><text:span text:style-name="Основной_20_шрифт_20_абзаца"><text:span text:style-name="T1">Гьатанхъвыш</text:span></text:span><text:span text:style-name="Основной_20_шрифт_20_абзаца"><text:span text:style-name="T9"> </text:span></text:span><text:span text:style-name="Основной_20_шрифт_20_абзаца"><text:span text:style-name="T6">— Рыжик — </text:span></text:span><text:span text:style-name="Основной_20_шрифт_20_абзаца"><text:span text:style-name="T15">Camelina</text:span></text:span><text:span text:style-name="Основной_20_шрифт_20_абзаца"><text:span text:style-name="T16"> </text:span></text:span><text:span text:style-name="Основной_20_шрифт_20_абзаца"><text:span text:style-name="T15">Crantz</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Злостный сорняк посевов, хорошо приспособлен к существованию в льняных посевах. Внешним видом напоминает лен, сходны также и семена.</text:p>
      <text:p text:style-name="P1">Возделывается два вида рыжика: яровой, семена которого содержат до 45% жирного масла, используемого в пищу и для технических целей; растение скороспелое и нетребовательное к почвенно-климатическим условиям и озимый рыжик с грубым стеблем и мелкими семенами, масличность семян ниже, чем у рыжика ярового.</text:p>
      <text:p text:style-name="P1"/>
      <text:p text:style-name="P7"><text:span text:style-name="Основной_20_шрифт_20_абзаца"><text:span text:style-name="T1">Гьынкъапщы</text:span></text:span><text:span text:style-name="Основной_20_шрифт_20_абзаца"><text:span text:style-name="T9"> </text:span></text:span><text:span text:style-name="Основной_20_шрифт_20_абзаца"><text:span text:style-name="T6">— Чернокорень лекарственный — </text:span></text:span><text:span text:style-name="Основной_20_шрифт_20_абзаца"><text:span text:style-name="T15">Cynogloss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oft-page-break/><text:span text:style-name="Основной_20_шрифт_20_абзаца"><text:span text:style-name="T1">а-Гьыл</text:span></text:span><text:span text:style-name="Основной_20_шрифт_20_абзаца"><text:span text:style-name="T9"> </text:span></text:span><text:span text:style-name="Основной_20_шрифт_20_абзаца"><text:span text:style-name="T6">(абх.) — Роза, шиповник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гвырчIвымыгъ.</text:p>
      <text:p text:style-name="P1"/>
      <text:p text:style-name="P7"><text:span text:style-name="Основной_20_шрифт_20_абзаца"><text:span text:style-name="T1">Гьын</text:span></text:span><text:span text:style-name="Основной_20_шрифт_20_абзаца"><text:span text:style-name="T9"> </text:span></text:span><text:span text:style-name="Основной_20_шрифт_20_абзаца"><text:span text:style-name="T6">— Хрен деревенский — </text:span></text:span><text:span text:style-name="Основной_20_шрифт_20_абзаца"><text:span text:style-name="T15">Armoracia</text:span></text:span><text:span text:style-name="Основной_20_шрифт_20_абзаца"><text:span text:style-name="T16"> </text:span></text:span><text:span text:style-name="Основной_20_шрифт_20_абзаца"><text:span text:style-name="T15">Gaertn</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Scherb</text:span></text:span><text:span text:style-name="Основной_20_шрифт_20_абзаца"><text:span text:style-name="T6">.</text:span></text:span></text:p>
      <text:p text:style-name="P1">Многолетнее растение до 50-150 см высотой. Прикорневые листья крупные, нижние стеблевые надрезанные, верхние линейные. Лепестки белые. Плод — стручочек до 30 мм длины.</text:p>
      <text:p text:style-name="P1">Возделывается как вкусовое ради корней, встречается одичало.</text:p>
      <text:p text:style-name="P1">Медонос, имеет лекарственное значение.</text:p>
      <text:p text:style-name="P1"/>
      <text:p text:style-name="P7"><text:span text:style-name="Основной_20_шрифт_20_абзаца"><text:span text:style-name="T1">Гьын</text:span></text:span><text:span text:style-name="Основной_20_шрифт_20_абзаца"><text:span text:style-name="T6"> — Чабрец, тимьян — </text:span></text:span><text:span text:style-name="Основной_20_шрифт_20_абзаца"><text:span text:style-name="T15">Thy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Уапшы Рхъаквт</text:span></text:span><text:span text:style-name="Основной_20_шрифт_20_абзаца"><text:span text:style-name="T12">I</text:span></text:span><text:span text:style-name="Основной_20_шрифт_20_абзаца"><text:span text:style-name="T6">ухъвшв.</text:span></text:span></text:p>
      <text:p text:style-name="P1"/>
      <text:p text:style-name="P7"><text:span text:style-name="Основной_20_шрифт_20_абзаца"><text:span text:style-name="T1">ГIайыра</text:span></text:span><text:span text:style-name="Основной_20_шрифт_20_абзаца"><text:span text:style-name="T9"> </text:span></text:span><text:span text:style-name="Основной_20_шрифт_20_абзаца"><text:span text:style-name="T6">— Растения дикой и культурной флоры. Они обеспечивают жизненность на планете Земля, пищу всем остальным живым существам. Дают кислород в процессе фотосинтеза.</text:span></text:span></text:p>
      <text:p text:style-name="P1"/>
      <text:p text:style-name="P7"><text:span text:style-name="Основной_20_шрифт_20_абзаца"><text:span text:style-name="T1">ГIапынгвадз</text:span></text:span><text:span text:style-name="Основной_20_шрифт_20_абзаца"><text:span text:style-name="T9"> </text:span></text:span><text:span text:style-name="Основной_20_шрифт_20_абзаца"><text:span text:style-name="T6">— Пшеница яровая — </text:span></text:span><text:span text:style-name="Основной_20_шрифт_20_абзаца"><text:span text:style-name="T15">Tri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Яровая пшеница — одна из древнейших сельскохозяйственных культур земного шара.</text:p>
      <text:p text:style-name="P1">Высевают семена пшеницы рано весной, а в июле и августе скашивают и обмолачивают. В предгорных районах Карачаево-Черкесии она дает низкие урожаи. Основными районами возделывания считаются Сибирь, Казахстан, Поволжье.</text:p>
      <text:p text:style-name="P1"/>
      <text:p text:style-name="P7"><text:span text:style-name="Основной_20_шрифт_20_абзаца"><text:span text:style-name="T1">ГIапынячмен</text:span></text:span><text:span text:style-name="Основной_20_шрифт_20_абзаца"><text:span text:style-name="T9"> </text:span></text:span><text:span text:style-name="Основной_20_шрифт_20_абзаца"><text:span text:style-name="T6">— Ячмень ярово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зделывается во всех районах. Он очень кустится. На зерно убирают в стадии восковой спелости, для пивоварения — при полной спелости. Урожай ячменя ярового меньше озимого. Известны более 90 рационированных сортов ярового ячменя. Средняя урожайность 10 — 18 ц/га, рекордная — до 45 ц/га.</text:p>
      <text:p text:style-name="P1"/>
      <text:p text:style-name="P7"><text:span text:style-name="Основной_20_шрифт_20_абзаца"><text:span text:style-name="T1">ГIапынлачвхIа</text:span></text:span><text:span text:style-name="Основной_20_шрифт_20_абзаца"><text:span text:style-name="T9"> — </text:span></text:span><text:span text:style-name="Основной_20_шрифт_20_абзаца"><text:span text:style-name="T6">Ячмень обыкновенны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Йачмен.</text:p>
      <text:p text:style-name="P1"/>
      <text:p text:style-name="P7"><text:span text:style-name="Основной_20_шрифт_20_абзаца"><text:span text:style-name="T1">ГIатша</text:span></text:span><text:span text:style-name="Основной_20_шрифт_20_абзаца"><text:span text:style-name="T9"> </text:span></text:span><text:span text:style-name="Основной_20_шрифт_20_абзаца"><text:span text:style-name="T6">— Овес посевной — </text:span></text:span><text:span text:style-name="Основной_20_шрифт_20_абзаца"><text:span text:style-name="T15">Aven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IатшакIапсачIвы.</text:p>
      <text:p text:style-name="P1"/>
      <text:p text:style-name="P7"><text:span text:style-name="Основной_20_шрифт_20_абзаца"><text:span text:style-name="T1">ГIатшакIапсачIвы</text:span></text:span><text:span text:style-name="Основной_20_шрифт_20_абзаца"><text:span text:style-name="T9"> — </text:span></text:span><text:span text:style-name="Основной_20_шрифт_20_абзаца"><text:span text:style-name="T6">Овес посевной — </text:span></text:span><text:span text:style-name="Основной_20_шрифт_20_абзаца"><text:span text:style-name="T15">Aven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тебли прямостоячие, травянистые, обычно с голыми узлами, листья тоже голые. Листья линейные, длинные.</text:p>
      <text:p text:style-name="P1">Зерно используется для кормления крупного рогатого скота (особенно молодняка), лошадей. Из зерна получают крупу, толокно, муку для кисели, галет, суррогат кофе.</text:p>
      <text:p text:style-name="P7"><text:span text:style-name="Основной_20_шрифт_20_абзаца"><text:span text:style-name="T6">Овсяная солома и полова отличаются высокими кормовыми достоинствами. Овес используется </text:span></text:span><text:span text:style-name="Основной_20_шрифт_20_абзаца"><text:span text:style-name="T9">в </text:span></text:span><text:span text:style-name="Основной_20_шрифт_20_абзаца"><text:span text:style-name="T6">посевах на сено в смеси с викой и чиной.</text:span></text:span></text:p>
      <text:p text:style-name="P7"><text:span text:style-name="Основной_20_шрифт_20_абзаца"><text:span text:style-name="T6">Первые упоминания о культуре овса в Древней Греции относится к </text:span></text:span><text:span text:style-name="Основной_20_шрифт_20_абзаца"><text:span text:style-name="T9">IV </text:span></text:span><text:span text:style-name="Основной_20_шрифт_20_абзаца"><text:span text:style-name="T6">веку до н.э. (П. М. Жуковский).</text:span></text:span></text:p>
      <text:p text:style-name="P1"/>
      <text:p text:style-name="P7"><text:span text:style-name="Основной_20_шрифт_20_абзаца"><text:span text:style-name="T1">Г</text:span></text:span><text:span text:style-name="Основной_20_шрифт_20_абзаца"><text:span text:style-name="T5">I</text:span></text:span><text:span text:style-name="Основной_20_шрифт_20_абзаца"><text:span text:style-name="T1">атшамцыра</text:span></text:span><text:span text:style-name="Основной_20_шрифт_20_абзаца"><text:span text:style-name="T9"> — </text:span></text:span><text:span text:style-name="Основной_20_шрифт_20_абзаца"><text:span text:style-name="T6">Овес, овсюг — </text:span></text:span><text:span text:style-name="Основной_20_шрифт_20_абзаца"><text:span text:style-name="T15">Avena</text:span></text:span><text:span text:style-name="Основной_20_шрифт_20_абзаца"><text:span text:style-name="T16"> </text:span></text:span><text:span text:style-name="Основной_20_шрифт_20_абзаца"><text:span text:style-name="T15">fatu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орное однолетнее растение до 80 — 120 см высотой. Стебель прямостоячий, листья линейные, влагалища нижних листьев волосистые. Метелка раскидистая с длинными веточками. Цветет в июне.</text:p>
      <text:p text:style-name="P1">Растет повсеместно. Удовлетворительно поедается животными.</text:p>
      <text:p text:style-name="P1"/>
      <text:p text:style-name="P7"><text:span text:style-name="Основной_20_шрифт_20_абзаца"><text:span text:style-name="T1">ГIвагванахIвра</text:span></text:span><text:span text:style-name="Основной_20_шрифт_20_абзаца"><text:span text:style-name="T9"> </text:span></text:span><text:span text:style-name="Основной_20_шрифт_20_абзаца"><text:span text:style-name="T6">— Горец птичий, спорыш, травка-муравка, гречишка птичья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avicul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хIвра.</text:p>
      <text:p text:style-name="P1"/>
      <text:p text:style-name="P7"><text:span text:style-name="Основной_20_шрифт_20_абзаца"><text:span text:style-name="T1">ГIвагванарыгIв</text:span></text:span><text:span text:style-name="Основной_20_шрифт_20_абзаца"><text:span text:style-name="T9"> </text:span></text:span><text:span text:style-name="Основной_20_шрифт_20_абзаца"><text:span text:style-name="T6">— Буквица крупноцветковая — </text:span></text:span><text:span text:style-name="Основной_20_шрифт_20_абзаца"><text:span text:style-name="T15">Betonica</text:span></text:span><text:span text:style-name="Основной_20_шрифт_20_абзаца"><text:span text:style-name="T16"> </text:span></text:span><text:span text:style-name="Основной_20_шрифт_20_абзаца"><text:span text:style-name="T15">grandiflora</text:span></text:span><text:span text:style-name="Основной_20_шрифт_20_абзаца"><text:span text:style-name="T16"> </text:span></text:span><text:span text:style-name="Основной_20_шрифт_20_абзаца"><text:span text:style-name="T15">Wiild</text:span></text:span><text:span text:style-name="Основной_20_шрифт_20_абзаца"><text:span text:style-name="T6">.</text:span></text:span></text:p>
      <text:p text:style-name="P1"><text:soft-page-break/>Уапшы МгIварыгIв.</text:p>
      <text:p text:style-name="P1"/>
      <text:p text:style-name="P7"><text:span text:style-name="Основной_20_шрифт_20_абзаца"><text:span text:style-name="T1">ГIважьхIвра</text:span></text:span><text:span text:style-name="Основной_20_шрифт_20_абзаца"><text:span text:style-name="T9"> </text:span></text:span><text:span text:style-name="Основной_20_шрифт_20_абзаца"><text:span text:style-name="T6">— Зверобой продырявленный или обыкнов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ХIврагIважь.</text:p>
      <text:p text:style-name="P1"/>
      <text:p text:style-name="P7"><text:span text:style-name="Основной_20_шрифт_20_абзаца"><text:span text:style-name="T1">ГIвнапсыгъ</text:span></text:span><text:span text:style-name="Основной_20_шрифт_20_абзаца"><text:span text:style-name="T9"> </text:span></text:span><text:span text:style-name="Основной_20_шрифт_20_абзаца"><text:span text:style-name="T6">— Топол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гътIа.</text:p>
      <text:p text:style-name="P1">Выравнивается вдоль дорог, парках и полезащитных полосах.</text:p>
      <text:p text:style-name="P1"/>
      <text:p text:style-name="P7"><text:span text:style-name="Основной_20_шрифт_20_абзаца"><text:span text:style-name="T1">ГIвнацаранчIв</text:span></text:span><text:span text:style-name="Основной_20_шрифт_20_абзаца"><text:span text:style-name="T9"> </text:span></text:span><text:span text:style-name="Основной_20_шрифт_20_абзаца"><text:span text:style-name="T6">— Щавель домашни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domesticum</text:span></text:span><text:span text:style-name="Основной_20_шрифт_20_абзаца"><text:span text:style-name="T16"> </text:span></text:span><text:span text:style-name="Основной_20_шрифт_20_абзаца"><text:span text:style-name="T15">Hartm</text:span></text:span><text:span text:style-name="Основной_20_шрифт_20_абзаца"><text:span text:style-name="T6">.</text:span></text:span></text:p>
      <text:p text:style-name="P1">Многолетник до 1 м высотой.</text:p>
      <text:p text:style-name="P1">Стебель крепкий, корневая система развита хорошо. Листья продолговатые, вверху заостренные, по краю курчавые. Цветет в мае-июне.</text:p>
      <text:p text:style-name="P1">Растение равнин и предгорий. Выращивается на огородах. Используют в сыром и высушенном виде.</text:p>
      <text:p text:style-name="P1"/>
      <text:p text:style-name="P7"><text:span text:style-name="Основной_20_шрифт_20_абзаца"><text:span text:style-name="T1">ГIвымсарга</text:span></text:span><text:span text:style-name="Основной_20_шрифт_20_абзаца"><text:span text:style-name="T9"> </text:span></text:span><text:span text:style-name="Основной_20_шрифт_20_абзаца"><text:span text:style-name="T6">— Полынь обыкновенная, чернобыльник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4.</text:span></text:span></text:p>
      <text:p text:style-name="P1">Растение около 1 м высотой. Стебель бороздчатый, кверху ветвистый, красноватый. Листья очередные, глубоко перисторассеченные, с верхней стороны серые от войлочного опушения.</text:p>
      <text:p text:style-name="P1">Многолетнее, цветет в июле-августе. Очень плодовитое растение (одно растение дает сотни тысяч семян). Цветки в корзинках, желтые.</text:p>
      <text:p text:style-name="P1">Растет в садах и огородах, у дорог и заборов, по сорным местам и в зарослях бурьяна, по берегам рек.</text:p>
      <text:p text:style-name="P1">Трава и корни находят применение в народной медицине и быту.</text:p>
      <text:p text:style-name="P1"/>
      <text:p text:style-name="P7"><text:span text:style-name="Основной_20_шрифт_20_абзаца"><text:span text:style-name="T1">ГIвымсага</text:span></text:span><text:span text:style-name="Основной_20_шрифт_20_абзаца"><text:span text:style-name="T9"> </text:span></text:span><text:span text:style-name="Основной_20_шрифт_20_абзаца"><text:span text:style-name="T6">— Полынь обыкновенн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Iвымсарга.</text:p>
      <text:p text:style-name="P1"/>
      <text:p text:style-name="P7"><text:span text:style-name="Основной_20_шрифт_20_абзаца"><text:span text:style-name="T1">ГIвымсага</text:span></text:span><text:span text:style-name="Основной_20_шрифт_20_абзаца"><text:span text:style-name="T9"> </text:span></text:span><text:span text:style-name="Основной_20_шрифт_20_абзаца"><text:span text:style-name="T6">— Вейники — </text:span></text:span><text:span text:style-name="Основной_20_шрифт_20_абзаца"><text:span text:style-name="T15">Calamagrostis</text:span></text:span><text:span text:style-name="Основной_20_шрифт_20_абзаца"><text:span text:style-name="T16"> </text:span></text:span><text:span text:style-name="Основной_20_шрифт_20_абзаца"><text:span text:style-name="T15">Adans</text:span></text:span><text:span text:style-name="Основной_20_шрифт_20_абзаца"><text:span text:style-name="T6">.</text:span></text:span></text:p>
      <text:p text:style-name="P1">Многолетние корневищевые и кустовые злаки. В КЧР их несколько видов, растущих на сорных местах, лугах, степях, сенокосах, пастбищах.</text:p>
      <text:p text:style-name="P1">Благодаря высокорослости и хорошей олиственности веники дают много зеленой массы, но при уборке после колошения, сено получается грубое, посредственного и даже низкого качества.</text:p>
      <text:p text:style-name="P1"/>
      <text:p text:style-name="P7"><text:span text:style-name="Основной_20_шрифт_20_абзаца"><text:span text:style-name="T1">ГIвымсага</text:span></text:span><text:span text:style-name="Основной_20_шрифт_20_абзаца"><text:span text:style-name="T9"> </text:span></text:span><text:span text:style-name="Основной_20_шрифт_20_абзаца"><text:span text:style-name="T6">— Сорго веничное — </text:span></text:span><text:span text:style-name="Основной_20_шрифт_20_абзаца"><text:span text:style-name="T15">Sorgum</text:span></text:span><text:span text:style-name="Основной_20_шрифт_20_абзаца"><text:span text:style-name="T16"> </text:span></text:span><text:span text:style-name="Основной_20_шрифт_20_абзаца"><text:span text:style-name="T15">vulgate</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Уапшы УатрагIвымсага.</text:p>
      <text:p text:style-name="P1"/>
      <text:p text:style-name="P7"><text:span text:style-name="Основной_20_шрифт_20_абзаца"><text:span text:style-name="T1">Г</text:span></text:span><text:span text:style-name="Основной_20_шрифт_20_абзаца"><text:span text:style-name="T5">I</text:span></text:span><text:span text:style-name="Основной_20_шрифт_20_абзаца"><text:span text:style-name="T1">вымсагахаха</text:span></text:span><text:span text:style-name="Основной_20_шрифт_20_абзаца"><text:span text:style-name="T9"> </text:span></text:span><text:span text:style-name="Основной_20_шрифт_20_абзаца"><text:span text:style-name="T6">— Полынь метельчат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scoparia</text:span></text:span><text:span text:style-name="Основной_20_шрифт_20_абзаца"><text:span text:style-name="T16"> </text:span></text:span><text:span text:style-name="Основной_20_шрифт_20_абзаца"><text:span text:style-name="T15">Galdst</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Kit</text:span></text:span><text:span text:style-name="Основной_20_шрифт_20_абзаца"><text:span text:style-name="T6">.</text:span></text:span></text:p>
      <text:p text:style-name="P1">Однолетник с тонким вертикальным корнем. Стебель прямостоячий, ветвистый, голый, темно-красный. Молодые листья мягкоопушенные. Цветет в августе-сентябре.</text:p>
      <text:p text:style-name="P1">Растет на степях и сорных местах, в низменном и горном поясах.</text:p>
      <text:p text:style-name="P1"/>
      <text:p text:style-name="P7"><text:span text:style-name="Основной_20_шрифт_20_абзаца"><text:span text:style-name="T1">ГIвымсагахъагIа</text:span></text:span><text:span text:style-name="Основной_20_шрифт_20_абзаца"><text:span text:style-name="T9"> </text:span></text:span><text:span text:style-name="Основной_20_шрифт_20_абзаца"><text:span text:style-name="T6">— Сорго сахарное — </text:span></text:span><text:span text:style-name="Основной_20_шрифт_20_абзаца"><text:span text:style-name="T15">Sorgum</text:span></text:span><text:span text:style-name="Основной_20_шрифт_20_абзаца"><text:span text:style-name="T16"> </text:span></text:span><text:span text:style-name="Основной_20_шрифт_20_абзаца"><text:span text:style-name="T15">saccha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Растение высотой до 2 м. Стебель прямой, листья линейные. Семена темно-желтые. Соцветие метельчатое.</text:p>
      <text:p text:style-name="P1">Выращивается ради сочных стеблей для добывания патоки сиропа, а также для использования на силос. В стеблях содержится до 15% сахара, а в соке стеблей до 24%.</text:p>
      <text:p text:style-name="P1">Сорго сахарное идет не только на силос, но и на зеленый корм и сено.</text:p>
      <text:p text:style-name="P1"/>
      <text:p text:style-name="P7"><text:span text:style-name="Основной_20_шрифт_20_абзаца"><text:span text:style-name="T1">ГIвымсагацIла</text:span></text:span><text:span text:style-name="Основной_20_шрифт_20_абзаца"><text:span text:style-name="T9"> </text:span></text:span><text:span text:style-name="Основной_20_шрифт_20_абзаца"><text:span text:style-name="T6">— Береза — </text:span></text:span><text:span text:style-name="Основной_20_шрифт_20_абзаца"><text:span text:style-name="T15">Be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ыхI.</text:p>
      <text:p text:style-name="P1"/>
      <text:p text:style-name="P7"><text:span text:style-name="Основной_20_шрифт_20_абзаца"><text:span text:style-name="T1">ГIвымсагаайша</text:span></text:span><text:span text:style-name="Основной_20_шрифт_20_абзаца"><text:span text:style-name="T9"> </text:span></text:span><text:span text:style-name="Основной_20_шрифт_20_абзаца"><text:span text:style-name="T6">— Полынь горьк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absinth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йша.</text:p>
      <text:p text:style-name="P1"><text:soft-page-break/></text:p>
      <text:p text:style-name="P7"><text:span text:style-name="Основной_20_шрифт_20_абзаца"><text:span text:style-name="T1">ГIвбзихъвш</text:span></text:span><text:span text:style-name="Основной_20_шрифт_20_абзаца"><text:span text:style-name="T9"> </text:span></text:span><text:span text:style-name="Основной_20_шрифт_20_абзаца"><text:span text:style-name="T6">— Девясил высоки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hele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ндыза.</text:p>
      <text:p text:style-name="P1"/>
      <text:p text:style-name="P7"><text:span text:style-name="Основной_20_шрифт_20_абзаца"><text:span text:style-name="T1">Г</text:span></text:span><text:span text:style-name="Основной_20_шрифт_20_абзаца"><text:span text:style-name="T5">I</text:span></text:span><text:bookmark-start text:name="bookmark2"/><text:span text:style-name="Основной_20_шрифт_20_абзаца"><text:span text:style-name="T1">вычIвгIвысрдагв</text:span></text:span><text:span text:style-name="Основной_20_шрифт_20_абзаца"><text:span text:style-name="T9"> — Чий — </text:span></text:span><text:span text:style-name="Основной_20_шрифт_20_абзаца"><text:span text:style-name="T15">Lasiagrostis</text:span></text:span><text:span text:style-name="Основной_20_шрифт_20_абзаца"><text:span text:style-name="T16"> </text:span></text:span><text:span text:style-name="Основной_20_шрифт_20_абзаца"><text:span text:style-name="T15">Link</text:span></text:span><text:span text:style-name="Основной_20_шрифт_20_абзаца"><text:span text:style-name="T9">.</text:span></text:span><text:bookmark-end text:name="bookmark2"/></text:p>
      <text:p text:style-name="P1">Многолетнее травянистое растение до 40 — 80 см высотой. Образует рыхлые дерновины. Листья свернутые. Метелка узкая, сжатая.</text:p>
      <text:p text:style-name="P1">Растет в кустарниках и сухих лесах.</text:p>
      <text:p text:style-name="P1"/>
      <text:p text:style-name="P7"><text:span text:style-name="Основной_20_шрифт_20_абзаца"><text:span text:style-name="T1">Г</text:span></text:span><text:span text:style-name="Основной_20_шрифт_20_абзаца"><text:span text:style-name="T5">I</text:span></text:span><text:span text:style-name="Основной_20_шрифт_20_абзаца"><text:span text:style-name="T1">вычIвгIвысхъвш</text:span></text:span><text:span text:style-name="Основной_20_шрифт_20_абзаца"><text:span text:style-name="T6"> — Валериана лекарственная — </text:span></text:span><text:span text:style-name="Основной_20_шрифт_20_абзаца"><text:span text:style-name="T15">Valerian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S</text:span></text:span><text:span text:style-name="Основной_20_шрифт_20_абзаца"><text:span text:style-name="T16">. </text:span></text:span><text:span text:style-name="Основной_20_шрифт_20_абзаца"><text:span text:style-name="T15">J</text:span></text:span><text:span text:style-name="Основной_20_шрифт_20_абзаца"><text:span text:style-name="T16">.)</text:span></text:span><text:span text:style-name="Основной_20_шрифт_20_абзаца"><text:span text:style-name="T6">.</text:span></text:span></text:p>
      <text:p text:style-name="P1">Уапшы ГвыхьхIвра.</text:p>
      <text:p text:style-name="P2"/>
      <text:p text:style-name="P8"><text:span text:style-name="Основной_20_шрифт_20_абзаца"><text:span text:style-name="T1">Дадий</text:span></text:span><text:span text:style-name="Основной_20_шрифт_20_абзаца"><text:span text:style-name="T9"> </text:span></text:span><text:span text:style-name="Основной_20_шрифт_20_абзаца"><text:span text:style-name="T6">—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Рхъачай.</text:p>
      <text:p text:style-name="P1"/>
      <text:p text:style-name="P7"><text:span text:style-name="Основной_20_шрифт_20_абзаца"><text:span text:style-name="T1">Дадийхъа</text:span></text:span><text:span text:style-name="Основной_20_шрифт_20_абзаца"><text:span text:style-name="T9"> </text:span></text:span><text:span text:style-name="Основной_20_шрифт_20_абзаца"><text:span text:style-name="T6">— Крестовик луговой — </text:span></text:span><text:span text:style-name="Основной_20_шрифт_20_абзаца"><text:span text:style-name="T15">Senecio</text:span></text:span><text:span text:style-name="Основной_20_шрифт_20_абзаца"><text:span text:style-name="T16"> </text:span></text:span><text:span text:style-name="Основной_20_шрифт_20_абзаца"><text:span text:style-name="T15">ajcoba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5.</text:span></text:span></text:p>
      <text:p text:style-name="P1">Двухлетнее растение высотой 30 — 60 см. Стебель прямой, листья нижние на длинных черешках, яйцевидные или лировидные, перистораздельные, стеблевые — перисторассеченные на дольки. Цветки желтые в корзинках, собранных в щитковидную метелку.</text:p>
      <text:p text:style-name="P1">В КЧР растет на лугах, в степях, среди кустарников.</text:p>
      <text:p text:style-name="P1"/>
      <text:p text:style-name="P7"><text:span text:style-name="Основной_20_шрифт_20_абзаца"><text:span text:style-name="T1">Дадихъа</text:span></text:span><text:span text:style-name="Основной_20_шрифт_20_абзаца"><text:span text:style-name="T9"> </text:span></text:span><text:span text:style-name="Основной_20_шрифт_20_абзаца"><text:span text:style-name="T6">— Трехреберник непахучий — </text:span></text:span><text:span text:style-name="Основной_20_шрифт_20_абзаца"><text:span text:style-name="T15">Tripleurospermum</text:span></text:span><text:span text:style-name="Основной_20_шрифт_20_абзаца"><text:span text:style-name="T16"> </text:span></text:span><text:span text:style-name="Основной_20_шрифт_20_абзаца"><text:span text:style-name="T15">inodo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h</text:span></text:span><text:span text:style-name="Основной_20_шрифт_20_абзаца"><text:span text:style-name="T16">. </text:span></text:span><text:span text:style-name="Основной_20_шрифт_20_абзаца"><text:span text:style-name="T15">Bip</text:span></text:span><text:span text:style-name="Основной_20_шрифт_20_абзаца"><text:span text:style-name="T6">.</text:span></text:span></text:p>
      <text:p text:style-name="P1">Однолетник и двухлетник до 30 — 70 см высотой с тонким корнем. Стебель ветвистый. Листья рассеченные на нитеводные дольки. Корзинки часто многочисленные. Цветет в июне-сентябре.</text:p>
      <text:p text:style-name="P1">Встречается на полях, лугах и сорных местах до среднегорного пояса.</text:p>
      <text:p text:style-name="P1"/>
      <text:p text:style-name="P7"><text:span text:style-name="Основной_20_шрифт_20_абзаца"><text:span text:style-name="T1">Дадихъабжь</text:span></text:span><text:span text:style-name="Основной_20_шрифт_20_абзаца"><text:span text:style-name="T6"> — Герань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вырмыджь.</text:p>
      <text:p text:style-name="P1"/>
      <text:p text:style-name="P7"><text:span text:style-name="Основной_20_шрифт_20_абзаца"><text:span text:style-name="T1">Дахалина</text:span></text:span><text:span text:style-name="Основной_20_шрифт_20_абзаца"><text:span text:style-name="T6"> —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хъачай.</text:p>
      <text:p text:style-name="P1"/>
      <text:p text:style-name="P7"><text:span text:style-name="Основной_20_шрифт_20_абзаца"><text:span text:style-name="T1">ДахьатхIапа</text:span></text:span><text:span text:style-name="Основной_20_шрифт_20_абзаца"><text:span text:style-name="T6"> — Белена черная, бесиво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6.</text:span></text:span></text:p>
      <text:p text:style-name="P1">Довольно известное, очень распространенное в КЧР, двухлетнее травянистое сорное растение. В первый год дает розетку прикорневых листьев, на второй год выбрасывает стебель. Цветки довольно крупные. Венчик — грязно-желтоватый с фиалетовыми жилками, в середине фиалетовый. Листья мягкие, клейкие, продолговато-яйцевидные, крупно выемчато-зубчатые. Цветет с начала мая до осени. Плод — коробочка с крышечкой, многосемянная. Растет на огородах, полях, на дорогах и улицах селений, на пустырях.</text:p>
      <text:p text:style-name="P1">Очень ядовитое растение, сорняк с тяжелым неприятным запахом. Лекарственное.</text:p>
      <text:p text:style-name="P1"/>
      <text:p text:style-name="P7"><text:span text:style-name="Основной_20_шрифт_20_абзаца"><text:span text:style-name="T1">Дыргъыгъ</text:span></text:span><text:span text:style-name="Основной_20_шрифт_20_абзаца"><text:span text:style-name="T6"> — Бузина черная — </text:span></text:span><text:span text:style-name="Основной_20_шрифт_20_абзаца"><text:span text:style-name="T15">Sambuc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Iуп.</text:p>
      <text:p text:style-name="P1"/>
      <text:p text:style-name="P7"><text:span text:style-name="Основной_20_шрифт_20_абзаца"><text:span text:style-name="T1">а-Дырзы</text:span></text:span><text:span text:style-name="Основной_20_шрифт_20_абзаца"><text:span text:style-name="T6"> (абх.) — Щавель альпийски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alp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7.</text:span></text:span></text:p>
      <text:p text:style-name="P1">Многолетнее травянистое растение до 1,5 м высотой. Корневище мощное, ползучее. Стебель одиночный, прямой. Листья длинночерешковые, широко округлые. Соцветие — сжатая метелка. Цветет в июне-августе.</text:p>
      <text:p text:style-name="P1">Растет в альпийском поясе и в безлесных долинах верхнего лесного пояса.</text:p>
      <text:p text:style-name="P1"/>
      <text:p text:style-name="P7"><text:span text:style-name="Основной_20_шрифт_20_абзаца"><text:span text:style-name="T1">а-Дырзы</text:span></text:span><text:span text:style-name="Основной_20_шрифт_20_абзаца"><text:span text:style-name="T6"> (абх.) — Щавель конский, щавель курчав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crispus</text:span></text:span><text:span text:style-name="Основной_20_шрифт_20_абзаца"><text:span text:style-name="T16"> </text:span></text:span><text:span text:style-name="Основной_20_шрифт_20_абзаца"><text:span text:style-name="T15">L</text:span></text:span><text:bookmark-start text:name="bookmark3"/><text:span text:style-name="Основной_20_шрифт_20_абзаца"><text:span text:style-name="T6">.</text:span></text:span><text:bookmark-end text:name="bookmark3"/></text:p>
      <text:p text:style-name="P1">Уапшы ТшыцаранчIв.</text:p>
      <text:p text:style-name="P1"/>
      <text:p text:style-name="P7"><text:soft-page-break/><text:span text:style-name="Основной_20_шрифт_20_абзаца"><text:span text:style-name="T1">Дыхвкыб</text:span></text:span><text:span text:style-name="Основной_20_шрифт_20_абзаца"><text:span text:style-name="T6"> — Сирень обыкновенная — </text:span></text:span><text:span text:style-name="Основной_20_шрифт_20_абзаца"><text:span text:style-name="T15">Syring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джьгыткыб.</text:p>
      <text:p text:style-name="P1"/>
      <text:p text:style-name="P7"><text:span text:style-name="Основной_20_шрифт_20_абзаца"><text:span text:style-name="T1">ДыхвхIвра</text:span></text:span><text:span text:style-name="Основной_20_шрифт_20_абзаца"><text:span text:style-name="T6"> — Лабазник шестилепестный — </text:span></text:span><text:span text:style-name="Основной_20_шрифт_20_абзаца"><text:span text:style-name="T15">Filipendula</text:span></text:span><text:span text:style-name="Основной_20_шрифт_20_абзаца"><text:span text:style-name="T16"> </text:span></text:span><text:span text:style-name="Основной_20_шрифт_20_абзаца"><text:span text:style-name="T15">Adans</text:span></text:span><text:span text:style-name="Основной_20_шрифт_20_абзаца"><text:span text:style-name="T6">.</text:span></text:span></text:p>
      <text:p text:style-name="P1">Уапшы Сатаней.</text:p>
      <text:p text:style-name="P1"/>
      <text:p text:style-name="P7"><text:span text:style-name="Основной_20_шрифт_20_абзаца"><text:span text:style-name="T1">Дыхвчхъа</text:span></text:span><text:span text:style-name="Основной_20_шрифт_20_абзаца"><text:span text:style-name="T6"> — Душистый колосок — </text:span></text:span><text:span text:style-name="Основной_20_шрифт_20_абзаца"><text:span text:style-name="T15">Anthoxanthum</text:span></text:span><text:span text:style-name="Основной_20_шрифт_20_абзаца"><text:span text:style-name="T16"> </text:span></text:span><text:span text:style-name="Основной_20_шрифт_20_абзаца"><text:span text:style-name="T15">od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Многолетник до 50 см высотой. Корневище короткое, образующее рыхлую дерновину. Стебли многочисленные, прямостоячие. Стеблевые листья короче нижних, листовые влагалища волосистые. Колоски одноцветковые. Цветет в мае.</text:p>
      <text:p text:style-name="P1">Растет на лугах, травянистых склонах.</text:p>
      <text:p text:style-name="P1">Кормовая трава среднего достоинства.</text:p>
      <text:p text:style-name="P1"/>
      <text:p text:style-name="P7"><text:span text:style-name="Основной_20_шрифт_20_абзаца"><text:span text:style-name="T1">а-Джаква</text:span></text:span><text:span text:style-name="Основной_20_шрифт_20_абзаца"><text:span text:style-name="T6"> (абх.) — Зимовник кавказский — </text:span></text:span><text:span text:style-name="Основной_20_шрифт_20_абзаца"><text:span text:style-name="T15">Helleborus</text:span></text:span><text:span text:style-name="Основной_20_шрифт_20_абзаца"><text:span text:style-name="T16"> </text:span></text:span><text:span text:style-name="Основной_20_шрифт_20_абзаца"><text:span text:style-name="T15">caucasicus</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Br</text:span></text:span><text:span text:style-name="Основной_20_шрифт_20_абзаца"><text:span text:style-name="T6">.</text:span></text:span></text:p>
      <text:p text:style-name="P1">Многолетнее травянистое растение высотой до 60 см. Прикорневые листья длинночерешковые, пальчаторассеченные. Околоцветник сильно варьирует.</text:p>
      <text:p text:style-name="P1">Растет в нижнем лесном поясе до 1000 м. Широко распространенное растение, встречающееся в светлых дубовых, грабовых лесах, среди кустарников, по опушкам, на открытых склонах. Предпочитает известняки.</text:p>
      <text:p text:style-name="P1"/>
      <text:p text:style-name="P7"><text:span text:style-name="Основной_20_шрифт_20_абзаца"><text:span text:style-name="T1">А-Джампаз</text:span></text:span><text:span text:style-name="Основной_20_шрифт_20_абзаца"><text:span text:style-name="T6"> (абх.) — Лаконос американский, жирная трава — </text:span></text:span><text:span text:style-name="Основной_20_шрифт_20_абзаца"><text:span text:style-name="T15">Phytolacca</text:span></text:span><text:span text:style-name="Основной_20_шрифт_20_абзаца"><text:span text:style-name="T16"> </text:span></text:span><text:span text:style-name="Основной_20_шрифт_20_абзаца"><text:span text:style-name="T15">americ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8.</text:span></text:span></text:p>
      <text:p text:style-name="P1">Многолетнее растение до 3 м высоты. Стебли прямостоячие, ветвистые, часто краснеющие. Листья яйцевидные, короткочерешковые, цельнокрайние, голые. Кисти супротивные. Цветки около 5 мм длины. Листочки белые, овальные, позже краснеющие. Плоды округлые, черно-фиолетовые, сочные.</text:p>
      <text:p text:style-name="P1">Растет во всем лесном поясе, преимущественно на открытых полянах, на опушках.</text:p>
      <text:p text:style-name="P1">Растение применяется в народной медицине.</text:p>
      <text:p text:style-name="P1">Декоративное.</text:p>
      <text:p text:style-name="P1"/>
      <text:p text:style-name="P7"><text:span text:style-name="Основной_20_шрифт_20_абзаца"><text:span text:style-name="T1">Джарджын</text:span></text:span><text:span text:style-name="Основной_20_шрифт_20_абзаца"><text:span text:style-name="T6"> — Жимолость — </text:span></text:span><text:span text:style-name="Основной_20_шрифт_20_абзаца"><text:span text:style-name="T15">Lonic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встречается 4 вида жимолости, в том числе жимолость татарская — в культуре (разводится в садах). Все они представлены как кустарники. Достигают высоты до 5 м.</text:p>
      <text:p text:style-name="P1">Растут в лесах, на опушках, в кустарниках, по берегам рек. Цветут с мая по июль, плоды созревают в августе-сентябре. Декоративны, медоносы.</text:p>
      <text:p text:style-name="P1"/>
      <text:p text:style-name="P7"><text:span text:style-name="Основной_20_шрифт_20_абзаца"><text:span text:style-name="T1">Джыда</text:span></text:span><text:span text:style-name="Основной_20_шрифт_20_абзаца"><text:span text:style-name="T6"> — Лох узколистный, дикая маслина — </text:span></text:span><text:span text:style-name="Основной_20_шрифт_20_абзаца"><text:span text:style-name="T15">Elaeagnus</text:span></text:span><text:span text:style-name="Основной_20_шрифт_20_абзаца"><text:span text:style-name="T16"> </text:span></text:span><text:span text:style-name="Основной_20_шрифт_20_абзаца"><text:span text:style-name="T15">angus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мыхбгъь.</text:p>
      <text:p text:style-name="P1"/>
      <text:p text:style-name="P7"><text:span text:style-name="Основной_20_шрифт_20_абзаца"><text:span text:style-name="T1">Джамадзыдзы</text:span></text:span><text:span text:style-name="Основной_20_шрифт_20_абзаца"><text:span text:style-name="T6"> (абх.) — Бирючина обыкновенная — </text:span></text:span><text:span text:style-name="Основной_20_шрифт_20_абзаца"><text:span text:style-name="T15">Jgustr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ьацI.</text:p>
      <text:p text:style-name="P1"/>
      <text:p text:style-name="P7"><text:span text:style-name="Основной_20_шрифт_20_абзаца"><text:span text:style-name="T1">Джугара</text:span></text:span><text:span text:style-name="Основной_20_шрифт_20_абзаца"><text:span text:style-name="T6"> — Джугара, сорго поникшее — </text:span></text:span><text:span text:style-name="Основной_20_шрифт_20_абзаца"><text:span text:style-name="T15">Sorgum</text:span></text:span><text:span text:style-name="Основной_20_шрифт_20_абзаца"><text:span text:style-name="T16"> </text:span></text:span><text:span text:style-name="Основной_20_шрифт_20_абзаца"><text:span text:style-name="T15">cernuum</text:span></text:span><text:span text:style-name="Основной_20_шрифт_20_абзаца"><text:span text:style-name="T16"> </text:span></text:span><text:span text:style-name="Основной_20_шрифт_20_абзаца"><text:span text:style-name="T15">Host</text:span></text:span><text:span text:style-name="Основной_20_шрифт_20_абзаца"><text:span text:style-name="T6">.</text:span></text:span></text:p>
      <text:p text:style-name="P1">Уапшы Джыгвара.</text:p>
      <text:p text:style-name="P1"/>
      <text:p text:style-name="P7"><text:span text:style-name="Основной_20_шрифт_20_абзаца"><text:span text:style-name="T1">Джыгвара</text:span></text:span><text:span text:style-name="Основной_20_шрифт_20_абзаца"><text:span text:style-name="T6"> — Джугара, сорго поникшее — </text:span></text:span><text:span text:style-name="Основной_20_шрифт_20_абзаца"><text:span text:style-name="T15">Sorgum</text:span></text:span><text:span text:style-name="Основной_20_шрифт_20_абзаца"><text:span text:style-name="T16"> </text:span></text:span><text:span text:style-name="Основной_20_шрифт_20_абзаца"><text:span text:style-name="T15">cernuum</text:span></text:span><text:span text:style-name="Основной_20_шрифт_20_абзаца"><text:span text:style-name="T16"> </text:span></text:span><text:span text:style-name="Основной_20_шрифт_20_абзаца"><text:span text:style-name="T15">Host</text:span></text:span><text:span text:style-name="Основной_20_шрифт_20_абзаца"><text:span text:style-name="T6">.</text:span></text:span></text:p>
      <text:p text:style-name="P1">Выращивается на зерно, сравнительно низкорослое, слабо кустящееся.</text:p>
      <text:p text:style-name="P1">Сердцевина стебля полусухая. Центральная жилка листа светлая. Зерно открытое и легко обрушивается. Очень походит на сорго веничное.</text:p>
      <text:p text:style-name="P1">Выращивается в республиках Средней Азии.</text:p>
      <text:p text:style-name="P1"/>
      <text:p text:style-name="P7"><text:span text:style-name="Основной_20_шрифт_20_абзаца"><text:span text:style-name="T1">Джыш</text:span></text:span><text:span text:style-name="Основной_20_шрифт_20_абзаца"><text:span text:style-name="T9"> </text:span></text:span><text:span text:style-name="Основной_20_шрифт_20_абзаца"><text:span text:style-name="T6">— Чеснок обыкновен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вощное растение со сложной луковицей, состоящей из спирально расположенных зубков. Размножают вегетативно, путем посадки зубков (весной и осенью). Требователен к структуре, <text:soft-page-break/>влажности и плодородию почвы.</text:p>
      <text:p text:style-name="P1">Культура чеснока очень древняя. Свыше 4 тыс. лет назад его употребляли в пищу и применяли как лечебное средство. В медицине известен со времен Гиппократа.</text:p>
      <text:p text:style-name="P1">Сейчас луковицы чеснока широко используют в колбасном производстве, консервной промышленности для засолки и маринования огурцов, томатов, грибов в натуральном виде — в салатах, соусах, маринадах, первых и вторых блюдах.</text:p>
      <text:p text:style-name="P1"/>
      <text:p text:style-name="P7"><text:span text:style-name="Основной_20_шрифт_20_абзаца"><text:span text:style-name="T1">Джыш</text:span></text:span><text:span text:style-name="Основной_20_шрифт_20_абзаца"><text:span text:style-name="T9"> </text:span></text:span><text:span text:style-name="Основной_20_шрифт_20_абзаца"><text:span text:style-name="T6">— Чеснок обыкновен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ыш.</text:p>
      <text:p text:style-name="P1"/>
      <text:p text:style-name="P7"><text:span text:style-name="Основной_20_шрифт_20_абзаца"><text:span text:style-name="T1">Джышхъагьажь</text:span></text:span><text:span text:style-name="Основной_20_шрифт_20_абзаца"><text:span text:style-name="T9"> </text:span></text:span><text:span text:style-name="Основной_20_шрифт_20_абзаца"><text:span text:style-name="T6">— Озимый чеснок обыкновен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Чеснок сажают осенью, головки его разделяют на отдельные зубки, высаживают их на глубину 4 — 5 см, а если посадку производят весной — на 3 — 4 см глубины.</text:p>
      <text:p text:style-name="P1">Луковицы, оставшиеся осенью в почве, прорастают весной и дают шарообразные соцветия.</text:p>
      <text:p text:style-name="P1"/>
      <text:p text:style-name="P7"><text:span text:style-name="Основной_20_шрифт_20_абзаца"><text:span text:style-name="T1">Джьагвында</text:span></text:span><text:span text:style-name="Основной_20_шрифт_20_абзаца"><text:span text:style-name="T9"> </text:span></text:span><text:span text:style-name="Основной_20_шрифт_20_абзаца"><text:span text:style-name="T6">— Свекла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Сандрыйа.</text:p>
      <text:p text:style-name="P1"/>
      <text:p text:style-name="P7"><text:span text:style-name="Основной_20_шрифт_20_абзаца"><text:span text:style-name="T1">Джьагвындакъапщы</text:span></text:span><text:span text:style-name="Основной_20_шрифт_20_абзаца"><text:span text:style-name="T9"> </text:span></text:span><text:span text:style-name="Основной_20_шрифт_20_абзаца"><text:span text:style-name="T6">— Свекла столов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Бурак, сандрыйакъапщы.</text:p>
      <text:p text:style-name="P1"/>
      <text:p text:style-name="P7"><text:span text:style-name="Основной_20_шрифт_20_абзаца"><text:span text:style-name="T1">ДжьагвындахъагIа</text:span></text:span><text:span text:style-name="Основной_20_шрифт_20_абзаца"><text:span text:style-name="T9"> </text:span></text:span><text:span text:style-name="Основной_20_шрифт_20_абзаца"><text:span text:style-name="T6">— Свекла обыкновенн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Бурак, сандрыйа.</text:p>
      <text:p text:style-name="P1"/>
      <text:p text:style-name="P7"><text:span text:style-name="Основной_20_шрифт_20_абзаца"><text:span text:style-name="T1">ДжьаджьашхIва</text:span></text:span><text:span text:style-name="Основной_20_шрифт_20_абзаца"><text:span text:style-name="T6"> — Марь белая, марь обыкновенная, «лебеда» — </text:span></text:span><text:span text:style-name="Основной_20_шрифт_20_абзаца"><text:span text:style-name="T15">Chenopodi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Яровый однолетник до 20 — 150 см высотой. Семена расположены горизонтально, голые. Листья яйцевидные. Цветки в клубочках на концах ветвей. Цветет в июле-августе.</text:p>
      <text:p text:style-name="P1">Растет в КЧР на огородах, полях и в горных местах. Обычное сорное растение. Молодые побеги и листья используются для салатов, выпечки хлеба. В голодные и неурожайные годы она служила важнейшим пищевым суррогатом. В США молодые листья отваривают вместо шпината.</text:p>
      <text:p text:style-name="P1"/>
      <text:p text:style-name="P7"><text:span text:style-name="Основной_20_шрифт_20_абзаца"><text:span text:style-name="T1">ДжьаджьышхIва</text:span></text:span><text:span text:style-name="Основной_20_шрифт_20_абзаца"><text:span text:style-name="T6"> — Щирица белая — </text:span></text:span><text:span text:style-name="Основной_20_шрифт_20_абзаца"><text:span text:style-name="T15">Amaranthus</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рымхIвра.</text:p>
      <text:p text:style-name="P1"/>
      <text:p text:style-name="P7"><text:span text:style-name="Основной_20_шрифт_20_абзаца"><text:span text:style-name="T1">ДжьаджьахIвра</text:span></text:span><text:span text:style-name="Основной_20_шрифт_20_абзаца"><text:span text:style-name="T6"> — Лебеда раскидистая — </text:span></text:span><text:span text:style-name="Основной_20_шрифт_20_абзаца"><text:span text:style-name="T15">Atriplex</text:span></text:span><text:span text:style-name="Основной_20_шрифт_20_абзаца"><text:span text:style-name="T16"> </text:span></text:span><text:span text:style-name="Основной_20_шрифт_20_абзаца"><text:span text:style-name="T15">pa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до 30 — 60 см высотой. Листья продолговатые. Цветет с июля до сентября. Цветки в колосовидных соцветиях.</text:p>
      <text:p text:style-name="P1">В КЧР встречается в посевах, на сорных местах, обрывах, открытых склонах и по берегам рек.</text:p>
      <text:p text:style-name="P1">Съедобны молодые листья и всходы, содержащие витамины. Используется для салатов.</text:p>
      <text:p text:style-name="P1"/>
      <text:p text:style-name="P7"><text:span text:style-name="Основной_20_шрифт_20_абзаца"><text:span text:style-name="T1">ДжьалгIын</text:span></text:span><text:span text:style-name="Основной_20_шрифт_20_абзаца"><text:span text:style-name="T6"> — Гребенщик, гребенчук, тамарикс — </text:span></text:span><text:span text:style-name="Основной_20_шрифт_20_абзаца"><text:span text:style-name="T15">Tamari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арлашв.</text:p>
      <text:p text:style-name="P1"/>
      <text:p text:style-name="P7"><text:span text:style-name="Основной_20_шрифт_20_абзаца"><text:span text:style-name="T1">ДжьалымхIа</text:span></text:span><text:span text:style-name="Основной_20_шрифт_20_абзаца"><text:span text:style-name="T6"> — Фиалка полевая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Murr</text:span></text:span><text:span text:style-name="Основной_20_шрифт_20_абзаца"><text:span text:style-name="T6">.</text:span></text:span></text:p>
      <text:p text:style-name="P1"/>
      <text:p text:style-name="P7"><text:span text:style-name="Основной_20_шрифт_20_абзаца"><text:span text:style-name="T1">Джьапкъ</text:span></text:span><text:span text:style-name="Основной_20_шрифт_20_абзаца"><text:span text:style-name="T6"> — Стебель, ботва.</text:span></text:span></text:p>
      <text:p text:style-name="P1">Подразумеваются многие культурные растения (подсолнечник, кукуруза, свекла).</text:p>
      <text:p text:style-name="P1"/>
      <text:p text:style-name="P7"><text:span text:style-name="Основной_20_шрифт_20_абзаца"><text:span text:style-name="T1">ДжьаргьанхIвра</text:span></text:span><text:span text:style-name="Основной_20_шрифт_20_абзаца"><text:span text:style-name="T6"> — Рогоз — </text:span></text:span><text:span text:style-name="Основной_20_шрифт_20_абзаца"><text:span text:style-name="T15">Typh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ымхIардагв.</text:p>
      <text:p text:style-name="P1"/>
      <text:p text:style-name="P7"><text:span text:style-name="Основной_20_шрифт_20_абзаца"><text:span text:style-name="T1">Джьаугьальа</text:span></text:span><text:span text:style-name="Основной_20_шрифт_20_абзаца"><text:span text:style-name="T6"> — Перекати-поле.</text:span></text:span></text:p>
      <text:p text:style-name="P1">Сорное растение; при сильном ветре все растение срывается и катится по полю; перекати-<text:soft-page-break/>поле кормового значения не имеет; на лугах, степях перекати-поле растет как сорняк.</text:p>
      <text:p text:style-name="P1"/>
      <text:p text:style-name="P7"><text:span text:style-name="Основной_20_шрифт_20_абзаца"><text:span text:style-name="T1">Джьымпщы</text:span></text:span><text:span text:style-name="Основной_20_шрифт_20_абзаца"><text:span text:style-name="T6"> — Лук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 видов этого рода растут в наших краях, многие из них однолетние растения; корни утолщены в виде луковицы; народы КЧР лук используют как приправу к пище.</text:p>
      <text:p text:style-name="P1">Растет на лугах, степях, в кустарниках, на хорошо прогреваемых местах.</text:p>
      <text:p text:style-name="P1"/>
      <text:p text:style-name="P7"><text:span text:style-name="Основной_20_шрифт_20_абзаца"><text:span text:style-name="T1">Джьымпщхвыц</text:span></text:span><text:span text:style-name="Основной_20_шрифт_20_абзаца"><text:span text:style-name="T9"> </text:span></text:span><text:span text:style-name="Основной_20_шрифт_20_абзаца"><text:span text:style-name="T6">— Лук репчат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ce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ымпщхъаду.</text:p>
      <text:p text:style-name="P1"/>
      <text:p text:style-name="P7"><text:span text:style-name="Основной_20_шрифт_20_абзаца"><text:span text:style-name="T1">Джьымпщхъаду</text:span></text:span><text:span text:style-name="Основной_20_шрифт_20_абзаца"><text:span text:style-name="T9"> </text:span></text:span><text:span text:style-name="Основной_20_шрифт_20_абзаца"><text:span text:style-name="T6">— Лук репчат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ce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39.</text:span></text:span></text:p>
      <text:p text:style-name="P7"><text:span text:style-name="Основной_20_шрифт_20_абзаца"><text:span text:style-name="T6">Выращивается издавна как овощное растение. В большом количестве лук выращивают в КЧР в колхозах, совхозах и на приусадебных участках. В пищу и при солении используют перо лука и луковицу. В луковицах содержится фруктоза, сахароза, эфирное масло, инулин, витамины </text:span></text:span><text:span text:style-name="Основной_20_шрифт_20_абзаца"><text:span text:style-name="T12">C</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1.</text:span></text:span></text:p>
      <text:p text:style-name="P1">Абазины печеный лук накладывают на нарыв для созревания и вывода гноя, также кладут сок на раны и ожоги для быстрого заживления; соком лука лечат насморк и выводят с кожи веснушки, родимые пятна.</text:p>
      <text:p text:style-name="P1"/>
      <text:p text:style-name="P7"><text:span text:style-name="Основной_20_шрифт_20_абзаца"><text:span text:style-name="T1">Джьымпщыщайдза</text:span></text:span><text:span text:style-name="Основной_20_шрифт_20_абзаца"><text:span text:style-name="T9"> </text:span></text:span><text:span text:style-name="Основной_20_шрифт_20_абзаца"><text:span text:style-name="T6">— Шафран — </text:span></text:span><text:span text:style-name="Основной_20_шрифт_20_абзаца"><text:span text:style-name="T15">Cro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выга.</text:p>
      <text:p text:style-name="P1"/>
      <text:p text:style-name="P7"><text:span text:style-name="Основной_20_шрифт_20_абзаца"><text:span text:style-name="T1">Джьымса</text:span></text:span><text:span text:style-name="Основной_20_шрифт_20_абзаца"><text:span text:style-name="T9"> </text:span></text:span><text:span text:style-name="Основной_20_шрифт_20_абзаца"><text:span text:style-name="T6">— Очиток пурпурный, скрипун — </text:span></text:span><text:span text:style-name="Основной_20_шрифт_20_абзаца"><text:span text:style-name="T15">Sedum</text:span></text:span><text:span text:style-name="Основной_20_шрифт_20_абзаца"><text:span text:style-name="T16"> </text:span></text:span><text:span text:style-name="Основной_20_шрифт_20_абзаца"><text:span text:style-name="T15">teleph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жьакIамбыста.</text:p>
      <text:p text:style-name="P1"/>
      <text:p text:style-name="P7"><text:span text:style-name="Основной_20_шрифт_20_абзаца"><text:span text:style-name="T1">Джьымсапрышвт</text:span></text:span><text:span text:style-name="Основной_20_шрифт_20_абзаца"><text:span text:style-name="T9"> </text:span></text:span><text:span text:style-name="Основной_20_шрифт_20_абзаца"><text:span text:style-name="T6">— Ежа сборная — </text:span></text:span><text:span text:style-name="Основной_20_шрифт_20_абзаца"><text:span text:style-name="T15">Dactylis</text:span></text:span><text:span text:style-name="Основной_20_шрифт_20_абзаца"><text:span text:style-name="T16"> </text:span></text:span><text:span text:style-name="Основной_20_шрифт_20_абзаца"><text:span text:style-name="T15">glomer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Джьмадыдз</text:span></text:span><text:span text:style-name="Основной_20_шрифт_20_абзаца"><text:span text:style-name="T9"> </text:span></text:span><text:span text:style-name="Основной_20_шрифт_20_абзаца"><text:span text:style-name="T6">— Рододендрон желтый — </text:span></text:span><text:span text:style-name="Основной_20_шрифт_20_абзаца"><text:span text:style-name="T15">Rhododendron</text:span></text:span><text:span text:style-name="Основной_20_шрифт_20_абзаца"><text:span text:style-name="T16"> </text:span></text:span><text:span text:style-name="Основной_20_шрифт_20_абзаца"><text:span text:style-name="T15">luteum</text:span></text:span><text:span text:style-name="Основной_20_шрифт_20_абзаца"><text:span text:style-name="T16"> </text:span></text:span><text:span text:style-name="Основной_20_шрифт_20_абзаца"><text:span text:style-name="T15">Sweet</text:span></text:span><text:span text:style-name="Основной_20_шрифт_20_абзаца"><text:span text:style-name="T6">.</text:span></text:span></text:p>
      <text:p text:style-name="P1">Уапшы Кыбуау.</text:p>
      <text:p text:style-name="P1"/>
      <text:p text:style-name="P7"><text:span text:style-name="Основной_20_шрифт_20_абзаца"><text:span text:style-name="T1">ДжьмакъвылтIи</text:span></text:span><text:span text:style-name="Основной_20_шрифт_20_абзаца"><text:span text:style-name="T9"> </text:span></text:span><text:span text:style-name="Основной_20_шрифт_20_абзаца"><text:span text:style-name="T6">— Головчатка гигантская, цефалярия гигантская — </text:span></text:span><text:span text:style-name="Основной_20_шрифт_20_абзаца"><text:span text:style-name="T15">Cephalaria</text:span></text:span><text:span text:style-name="Основной_20_шрифт_20_абзаца"><text:span text:style-name="T16"> </text:span></text:span><text:span text:style-name="Основной_20_шрифт_20_абзаца"><text:span text:style-name="T15">gigantea</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16">) </text:span></text:span><text:span text:style-name="Основной_20_шрифт_20_абзаца"><text:span text:style-name="T15">Bobr</text:span></text:span><text:span text:style-name="Основной_20_шрифт_20_абзаца"><text:span text:style-name="T6">.</text:span></text:span></text:p>
      <text:p text:style-name="P1">Многолетнее растение высотой 1,5 — 2,5 м. Корневая система развита хорошо. Стебель прямостоячий.</text:p>
      <text:p text:style-name="P1">Листья перистые, доли перистых листьев заостренные.</text:p>
      <text:p text:style-name="P1">Цветет с июня по август. Венчик желтый или бледно-желтый. Плод — семянка.</text:p>
      <text:p text:style-name="P1">Растет на горных лугах.</text:p>
      <text:p text:style-name="P1"/>
      <text:p text:style-name="P7"><text:span text:style-name="Основной_20_шрифт_20_абзаца"><text:span text:style-name="T1">ДжьмакIакIырса</text:span></text:span><text:span text:style-name="Основной_20_шрифт_20_абзаца"><text:span text:style-name="T9"> </text:span></text:span><text:span text:style-name="Основной_20_шрифт_20_абзаца"><text:span text:style-name="T6">— Бутень розовый — </text:span></text:span><text:span text:style-name="Основной_20_шрифт_20_абзаца"><text:span text:style-name="T15">Chaerophyllum</text:span></text:span><text:span text:style-name="Основной_20_шрифт_20_абзаца"><text:span text:style-name="T16"> </text:span></text:span><text:span text:style-name="Основной_20_шрифт_20_абзаца"><text:span text:style-name="T15">roseum</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ик 40 — 60 см высотой. Стебель раскидистый. Корневая система хорошо развита. Листья перисторассеченные на дольки. Лепестки розовые или бледнорозовые, цветки в зонтиках. Цветет в июле-августе.</text:p>
      <text:p text:style-name="P1">В КЧР растет только в составе альпийского высокотравия.</text:p>
      <text:p text:style-name="P1"/>
      <text:p text:style-name="P7"><text:span text:style-name="Основной_20_шрифт_20_абзаца"><text:span text:style-name="T1">Джьмапсахъва</text:span></text:span><text:span text:style-name="Основной_20_шрифт_20_абзаца"><text:span text:style-name="T6"> — Ива бредина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capr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6 м высоты. Побеги опушенные, позже краснеющие. Листья эллиптические, по краю слабозубчатые. Цветет до распускания листьев.</text:p>
      <text:p text:style-name="P1">Размножается семенами и черенками.</text:p>
      <text:p text:style-name="P1">Родина: Европа, Кавказ, Центральная Азия.</text:p>
      <text:p text:style-name="P1">В КЧР встречается в лесах, зарослях кустарников, по берегам рек. Хороший медонос, дубитель. Идет на изготовления угля, черной краски. Используется в медицине.</text:p>
      <text:p text:style-name="P1"/>
      <text:p text:style-name="P7"><text:span text:style-name="Основной_20_шрифт_20_абзаца"><text:span text:style-name="T1">ДжьмахIвра</text:span></text:span><text:span text:style-name="Основной_20_шрифт_20_абзаца"><text:span text:style-name="T6"> — Короставник горный — </text:span></text:span><text:span text:style-name="Основной_20_шрифт_20_абзаца"><text:span text:style-name="T15">Knautia</text:span></text:span><text:span text:style-name="Основной_20_шрифт_20_абзаца"><text:span text:style-name="T16"> </text:span></text:span><text:span text:style-name="Основной_20_шрифт_20_абзаца"><text:span text:style-name="T15">montan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 </text:span></text:span><text:span text:style-name="Основной_20_шрифт_20_абзаца"><text:span text:style-name="T15">Dc</text:span></text:span><text:span text:style-name="Основной_20_шрифт_20_абзаца"><text:span text:style-name="T6">.</text:span></text:span></text:p>
      <text:p text:style-name="P1">Двухлетнее травянистое растение. Высота от 1 до 2 м. Венчик белый или бледно-желтый. <text:soft-page-break/>Наружные листочки узкие, ланцетные. Семянка 5 — 6 мм длины. Цветет с июня по август. Встречается в лесах и на лугах. Овцы и козы охотно поедают в виде сена.</text:p>
      <text:p text:style-name="P1">Растение медоносное.</text:p>
      <text:p text:style-name="P1"/>
      <text:p text:style-name="P7"><text:span text:style-name="Основной_20_шрифт_20_абзаца"><text:span text:style-name="T1">Джьмащамхъа</text:span></text:span><text:span text:style-name="Основной_20_шрифт_20_абзаца"><text:span text:style-name="T6"> — Скабиоза кавказская — </text:span></text:span><text:span text:style-name="Основной_20_шрифт_20_абзаца"><text:span text:style-name="T15">Scabiosa</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ее травянистое растение. Стебель прямостоячий. Стеблевые листья перистораздельные, прикорневые — цельные, ланцетные.</text:p>
      <text:p text:style-name="P1">Цветки собраны в одиночные корзинки до 3 — 4 см в диаметре, синие или голубые.</text:p>
      <text:p text:style-name="P1">Цветет в августе. Скабиозы имеют декоративное значение, но они очень редко или совсем не встречаются в наших садах и парках.</text:p>
      <text:p text:style-name="P1"/>
      <text:p text:style-name="P7"><text:span text:style-name="Основной_20_шрифт_20_абзаца"><text:span text:style-name="T1">ДжьмащамхьагIважь</text:span></text:span><text:span text:style-name="Основной_20_шрифт_20_абзаца"><text:span text:style-name="T6"> — Скабиоза бледно-желтая — </text:span></text:span><text:span text:style-name="Основной_20_шрифт_20_абзаца"><text:span text:style-name="T15">Scabiosa</text:span></text:span><text:span text:style-name="Основной_20_шрифт_20_абзаца"><text:span text:style-name="T16"> </text:span></text:span><text:span text:style-name="Основной_20_шрифт_20_абзаца"><text:span text:style-name="T15">ochroleu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ик и многолетник до 30 — 80 см высотой. Средние стеблевые листья перисторассеченные на доли.</text:p>
      <text:p text:style-name="P1">Ареал большой, растет на сухих лугах и степных местах, поднимается до среднегорного пояса.</text:p>
      <text:p text:style-name="P1">Растение декоративное, идет для посадки на горках, газонах.</text:p>
      <text:p text:style-name="P1">Медонос.</text:p>
      <text:p text:style-name="P1"/>
      <text:p text:style-name="P7"><text:span text:style-name="Основной_20_шрифт_20_абзаца"><text:span text:style-name="T1">ДжьмащапI</text:span></text:span><text:span text:style-name="Основной_20_шрифт_20_абзаца"><text:span text:style-name="T6"> — Оносма кавказская — </text:span></text:span><text:span text:style-name="Основной_20_шрифт_20_абзаца"><text:span text:style-name="T15">Onosma</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Levin</text:span></text:span><text:span text:style-name="Основной_20_шрифт_20_абзаца"><text:span text:style-name="T6">.</text:span></text:span></text:p>
      <text:p text:style-name="P1">Полукустарник, зеленое или серо-зеленое растение. Стеблевые листья до 15 мм ширины. Стебли простые, иногда ветвистые, ниже середины изогнутые. Цветет с июня по август. Встречается на каменистых склонах.</text:p>
      <text:p text:style-name="P1">Все растение покрыто жесткими волосками. Скотом не поедается. Вид третичной эпохи, декоративен.</text:p>
      <text:p text:style-name="P1"/>
      <text:p text:style-name="P7"><text:span text:style-name="Основной_20_шрифт_20_абзаца"><text:span text:style-name="T1">Джьузым</text:span></text:span><text:span text:style-name="Основной_20_шрифт_20_абзаца"><text:span text:style-name="T6"> — Плод винограда культурного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Существует множество сортов винограда, отличающихся окраской ягод, сахаристостью, кислотностью, ароматом и качеством получаемого вина; в нем содержится витамины </text:span></text:span><text:span text:style-name="Основной_20_шрифт_20_абзаца"><text:span text:style-name="T12">B</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2, </text:span></text:span><text:span text:style-name="Основной_20_шрифт_20_абзаца"><text:span text:style-name="T12">B</text:span></text:span><text:span text:style-name="Основной_20_шрифт_20_абзаца"><text:span text:style-name="T6">6, </text:span></text:span><text:span text:style-name="Основной_20_шрифт_20_абзаца"><text:span text:style-name="T12">B</text:span></text:span><text:span text:style-name="Основной_20_шрифт_20_абзаца"><text:span text:style-name="T6">12, </text:span></text:span><text:span text:style-name="Основной_20_шрифт_20_абзаца"><text:span text:style-name="T12">P</text:span></text:span><text:span text:style-name="Основной_20_шрифт_20_абзаца"><text:span text:style-name="T6">, </text:span></text:span><text:span text:style-name="Основной_20_шрифт_20_абзаца"><text:span text:style-name="T12">PP</text:span></text:span><text:span text:style-name="Основной_20_шрифт_20_абзаца"><text:span text:style-name="T6">; плоды используются в свежем и сушеном виде.</text:span></text:span></text:p>
      <text:p text:style-name="P1"/>
      <text:p text:style-name="P7"><text:span text:style-name="Основной_20_шрифт_20_абзаца"><text:span text:style-name="T1">Джьузым</text:span></text:span><text:span text:style-name="Основной_20_шрифт_20_абзаца"><text:span text:style-name="T9"> </text:span></text:span><text:span text:style-name="Основной_20_шрифт_20_абзаца"><text:span text:style-name="T6">— Виноград культурный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тебли лианы высотой до 30 м. Человек выращивает издавна. Листья у виноградов по краю зубчатые, 3 — 5 лопастные; цветки мелкие, зеленоватые; плоды — ягоды.</text:p>
      <text:p text:style-name="P1">Плоды используются в свежем и сушеном виде; получают различные вина.</text:p>
      <text:p text:style-name="P1"/>
      <text:p text:style-name="P7"><text:span text:style-name="Основной_20_шрифт_20_абзаца"><text:span text:style-name="T1">Джьузым</text:span></text:span><text:span text:style-name="Основной_20_шрифт_20_абзаца"><text:span text:style-name="T9"> </text:span></text:span><text:span text:style-name="Основной_20_шрифт_20_абзаца"><text:span text:style-name="T6">— Изюм.</text:span></text:span></text:p>
      <text:p text:style-name="P1">Высушенные на солнце ягоды винограда, имеющие семена (Тагоби, Челенги, Маска, Ангур, Кальян, Султани и смеси разных сортов).</text:p>
      <text:p text:style-name="P1"/>
      <text:p text:style-name="P7"><text:span text:style-name="Основной_20_шрифт_20_абзаца"><text:span text:style-name="T1">Джьугьальа</text:span></text:span><text:span text:style-name="Основной_20_шрифт_20_абзаца"><text:span text:style-name="T6"> — Колючник обыкновенный — </text:span></text:span><text:span text:style-name="Основной_20_шрифт_20_абзаца"><text:span text:style-name="T15">Carlin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тносится к роду колючник. Двухлетник высотой до 25 — 60 см. Корневая система толстая. Стебли очень ветвистые, прямые. Цветет с июня по август. Цветки мелкие, собраны в колючки. Венчик имеет различную окраску.</text:p>
      <text:p text:style-name="P1">Растет на сухих лугах, на опушках. Осенью подземная часть отмирает, а надземная часть подхватывается ветром и катится по полю.</text:p>
      <text:p text:style-name="P1"/>
      <text:p text:style-name="P7"><text:span text:style-name="Основной_20_шрифт_20_абзаца"><text:span text:style-name="T1">Джьумар</text:span></text:span><text:span text:style-name="Основной_20_шрифт_20_абзаца"><text:span text:style-name="T9"> </text:span></text:span><text:span text:style-name="Основной_20_шрифт_20_абзаца"><text:span text:style-name="T6">— Манжетка — </text:span></text:span><text:span text:style-name="Основной_20_шрифт_20_абзаца"><text:span text:style-name="T15">Alchem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ой до 15 — 60 см. Листья округлой формы, разделенные на доли и в особенности прикорневые. Растет на сырых местах, лугах, каменистых склонах, на опушках леса. Цветут с июня по август. Удовлетворительно поедается скотом в зеленой массе и в сене.</text:p>
      <text:p text:style-name="P1">Декоративна.</text:p>
      <text:p text:style-name="P1"/>
      <text:p text:style-name="P7"><text:soft-page-break/><text:span text:style-name="Основной_20_шрифт_20_абзаца"><text:span text:style-name="T1">ДжьузымшкIвокIва</text:span></text:span><text:span text:style-name="Основной_20_шрифт_20_абзаца"><text:span text:style-name="T9"> </text:span></text:span><text:span text:style-name="Основной_20_шрифт_20_абзаца"><text:span text:style-name="T6">— Один из сортов винограда культурного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узым.</text:p>
      <text:p text:style-name="P1"/>
      <text:p text:style-name="P7"><text:span text:style-name="Основной_20_шрифт_20_абзаца"><text:span text:style-name="T1">Джьузымкъапщы</text:span></text:span><text:span text:style-name="Основной_20_шрифт_20_абзаца"><text:span text:style-name="T9"> </text:span></text:span><text:span text:style-name="Основной_20_шрифт_20_абзаца"><text:span text:style-name="T6">— Один из сортов винограда культурного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узым.</text:p>
      <text:p text:style-name="P1"/>
      <text:p text:style-name="P7"><text:span text:style-name="Основной_20_шрифт_20_абзаца"><text:span text:style-name="T1">ДжьчIвы</text:span></text:span><text:span text:style-name="Основной_20_шрифт_20_абзаца"><text:span text:style-name="T9"> </text:span></text:span><text:span text:style-name="Основной_20_шрифт_20_абзаца"><text:span text:style-name="T6">— Дуб — </text:span></text:span><text:span text:style-name="Основной_20_шрифт_20_абзаца"><text:span text:style-name="T15">Quer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ычIвы.</text:p>
      <text:p text:style-name="P1"/>
      <text:p text:style-name="P7"><text:span text:style-name="Основной_20_шрифт_20_абзаца"><text:span text:style-name="T1">Джьсы</text:span></text:span><text:span text:style-name="Основной_20_шрифт_20_абзаца"><text:span text:style-name="T6"> — Дубняк.</text:span></text:span></text:p>
      <text:p text:style-name="P1">Сплошные заросли молодого дуба без примеси других видов деревянистых растений.</text:p>
      <text:p text:style-name="P1"/>
      <text:p text:style-name="P7"><text:span text:style-name="Основной_20_шрифт_20_абзаца"><text:span text:style-name="T1">ДжьчIвыбна</text:span></text:span><text:span text:style-name="Основной_20_шрифт_20_абзаца"><text:span text:style-name="T6"> — Дубовая роща.</text:span></text:span></text:p>
      <text:p text:style-name="P1">Она образуется в природе редко. Всегда в составе леса присутствуют и другие виды.</text:p>
      <text:p text:style-name="P1"/>
      <text:p text:style-name="P7"><text:span text:style-name="Основной_20_шрифт_20_абзаца"><text:span text:style-name="T1">Джьымсашвыга</text:span></text:span><text:span text:style-name="Основной_20_шрифт_20_абзаца"><text:span text:style-name="T6"> — Прострел раскрытый или сон-трава — </text:span></text:span><text:span text:style-name="Основной_20_шрифт_20_абзаца"><text:span text:style-name="T15">Pulsatilla</text:span></text:span><text:span text:style-name="Основной_20_шрифт_20_абзаца"><text:span text:style-name="T16"> </text:span></text:span><text:span text:style-name="Основной_20_шрифт_20_абзаца"><text:span text:style-name="T15">pat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 </text:span></text:span><text:span text:style-name="Основной_20_шрифт_20_абзаца"><text:span text:style-name="T7">Рис. 40.</text:span></text:span></text:p>
      <text:p text:style-name="P1">Многолетник 10 — 50 см высотой. Особенно много встречается в сосновых лесах. Цветет ранней весной, под цветком имеет три мутовчато расположенных листа. Цветет белыми цветами.</text:p>
      <text:p text:style-name="P1">Растение декоративное, обладает красильными свойствами.</text:p>
      <text:p text:style-name="P1"/>
      <text:p text:style-name="P7"><text:span text:style-name="Основной_20_шрифт_20_абзаца"><text:span text:style-name="T1">Джьымщы</text:span></text:span><text:span text:style-name="Основной_20_шрифт_20_абзаца"><text:span text:style-name="T6"> — Нарцисс ложный — </text:span></text:span><text:span text:style-name="Основной_20_шрифт_20_абзаца"><text:span text:style-name="T15">Narcissus</text:span></text:span><text:span text:style-name="Основной_20_шрифт_20_абзаца"><text:span text:style-name="T16"> </text:span></text:span><text:span text:style-name="Основной_20_шрифт_20_абзаца"><text:span text:style-name="T15">pseudo</text:span></text:span><text:span text:style-name="Основной_20_шрифт_20_абзаца"><text:span text:style-name="T16">-</text:span></text:span><text:span text:style-name="Основной_20_шрифт_20_абзаца"><text:span text:style-name="T15">narcis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41.</text:span></text:span></text:p>
      <text:p text:style-name="P1">Растение до 20 — 25 см высотой. Луковица крупная, шаровидная до 4 см шириной. Стебель цветоносный Цветет ранней весной. Листья широколанцетные, туповатые. Цветки желтые, одиночные.</text:p>
      <text:p text:style-name="P1">Растет на каменистых и сухих склонах.</text:p>
      <text:p text:style-name="P1">Высокодекоративен, подлежит охране.</text:p>
      <text:p text:style-name="P1"/>
      <text:p text:style-name="P7"><text:span text:style-name="Основной_20_шрифт_20_абзаца"><text:span text:style-name="T1">Джьымщайдза</text:span></text:span><text:span text:style-name="Основной_20_шрифт_20_абзаца"><text:span text:style-name="T6"> — Лук зеленый.</text:span></text:span></text:p>
      <text:p text:style-name="P1">Выращивается как приправа, употребляют и в свежем виде.</text:p>
      <text:p text:style-name="P1"/>
      <text:p text:style-name="P7"><text:span text:style-name="Основной_20_шрифт_20_абзаца"><text:span text:style-name="T1">Джьымщщайдза</text:span></text:span><text:span text:style-name="Основной_20_шрифт_20_абзаца"><text:span text:style-name="T6"> — Лилия белая — </text:span></text:span><text:span text:style-name="Основной_20_шрифт_20_абзаца"><text:span text:style-name="T15">Lilium</text:span></text:span><text:span text:style-name="Основной_20_шрифт_20_абзаца"><text:span text:style-name="T16"> </text:span></text:span><text:span text:style-name="Основной_20_шрифт_20_абзаца"><text:span text:style-name="T15">candid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хIхъабра.</text:p>
      <text:p text:style-name="P1"/>
      <text:p text:style-name="P7"><text:span text:style-name="Основной_20_шрифт_20_абзаца"><text:span text:style-name="T1">Джьымщщайдза</text:span></text:span><text:span text:style-name="Основной_20_шрифт_20_абзаца"><text:span text:style-name="T6"> — Тюльпан — </text:span></text:span><text:span text:style-name="Основной_20_шрифт_20_абзаца"><text:span text:style-name="T15">Tul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42.</text:span></text:span></text:p>
      <text:p text:style-name="P1">Высокодекоративный род. Во флоре КЧР их 2 вида. Многолетники высотой до 10 — 40 см. Цветки обычно одиночные, желтые. Листья длинные, линейные.</text:p>
      <text:p text:style-name="P1">Луковица шаровидная.</text:p>
      <text:p text:style-name="P1">Встречаются чаще в степях, кустарниках, на сухих степных склонах. Заслуживают введения в культуру.</text:p>
      <text:p text:style-name="P1"/>
      <text:p text:style-name="P7"><text:span text:style-name="Основной_20_шрифт_20_абзаца"><text:span text:style-name="T1">Джьымщщайдза</text:span></text:span><text:span text:style-name="Основной_20_шрифт_20_абзаца"><text:span text:style-name="T6"> — Лилия — </text:span></text:span><text:span text:style-name="Основной_20_шрифт_20_абзаца"><text:span text:style-name="T15">Li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е травянистые растения высотой до 100 см. Во флоре КЧР встречается 5 видов. Лилия белая — в культуре, она и медонос. Остальные четыре вида — кавказская, однобратственная, кессельринга и шовица растут в лесах, на лесных опушках, лугах.</text:p>
      <text:p text:style-name="P1">Широко можно использовать в декоративных посадках и для срезки цветов.</text:p>
      <text:p text:style-name="P1"/>
      <text:p text:style-name="P7"><text:span text:style-name="Основной_20_шрифт_20_абзаца"><text:span text:style-name="T1">ДжьычIвчважвпIа</text:span></text:span><text:span text:style-name="Основной_20_шрифт_20_абзаца"><text:span text:style-name="T6"> — Дуб пробковый — </text:span></text:span><text:span text:style-name="Основной_20_шрифт_20_абзаца"><text:span text:style-name="T15">Quercus</text:span></text:span><text:span text:style-name="Основной_20_шрифт_20_абзаца"><text:span text:style-name="T16"> </text:span></text:span><text:span text:style-name="Основной_20_шрифт_20_абзаца"><text:span text:style-name="T15">sub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ечнозеленое дерево до 20 м высоты. Листья цельнокрайние, сверху зеленые, снизу густоопушенные. Кора стволов с толстым пробковым слоем.</text:p>
      <text:p text:style-name="P1">В лесах КЧР не растет и не культивируется. Выращивается в Грузии и Абхазии для получения пробки.</text:p>
      <text:p text:style-name="P1">Родина: Западное Средиземноморье.</text:p>
      <text:p text:style-name="P1"/>
      <text:p text:style-name="P7"><text:soft-page-break/><text:span text:style-name="Основной_20_шрифт_20_абзаца"><text:span text:style-name="T1">ДжьычIвы</text:span></text:span><text:span text:style-name="Основной_20_шрифт_20_абзаца"><text:span text:style-name="T6"> — Дуб — </text:span></text:span><text:span text:style-name="Основной_20_шрифт_20_абзаца"><text:span text:style-name="T15">Quer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43.</text:span></text:span></text:p>
      <text:p text:style-name="P1">Дерево высотой до 30 м. Видов этого рода много. Значение имеет черешковый, обычный вид лесов КЧР Листья плотные, лопастные. Цветет одновременно с распусканием листьев. Плодоносит на 6-ой год. Светолюбив, засухоустойчив, к влаге нетребователен. Размножается семенами и порослью от пня.</text:p>
      <text:p text:style-name="P1">Древесина очень прочная. Ценный строительный и поделочный материал. Абазины кору дуба используют для дубления кожи. Более 100 лет используется в полезащитном лесоразведении в качестве главной породы. Ценен в зеленом строительстве.</text:p>
      <text:p text:style-name="P1"/>
      <text:p text:style-name="P7"><text:span text:style-name="Основной_20_шрифт_20_абзаца"><text:span text:style-name="T1">Джьыш</text:span></text:span><text:span text:style-name="Основной_20_шрифт_20_абзаца"><text:span text:style-name="T6"> — Чеснок обыкновен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ыш.</text:p>
      <text:p text:style-name="P1"/>
      <text:p text:style-name="P7"><text:span text:style-name="Основной_20_шрифт_20_абзаца"><text:span text:style-name="T1">ДжьышхIвра</text:span></text:span><text:span text:style-name="Основной_20_шрифт_20_абзаца"><text:span text:style-name="T6"> — Ярутка полевая — </text:span></text:span><text:span text:style-name="Основной_20_шрифт_20_абзаца"><text:span text:style-name="T15">Thlaspi</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ыуачва.</text:p>
      <text:p text:style-name="P1"/>
      <text:p text:style-name="P7"><text:span text:style-name="Основной_20_шрифт_20_абзаца"><text:span text:style-name="T1">ДжьышIы</text:span></text:span><text:span text:style-name="Основной_20_шрифт_20_абзаца"><text:span text:style-name="T6"> — Дуб — </text:span></text:span><text:span text:style-name="Основной_20_шрифт_20_абзаца"><text:span text:style-name="T15">Quer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ычIвы.</text:p>
      <text:p text:style-name="P1"/>
      <text:p text:style-name="P7"><text:span text:style-name="Основной_20_шрифт_20_абзаца"><text:span text:style-name="T1">Джьышхъагьажь</text:span></text:span><text:span text:style-name="Основной_20_шрифт_20_абзаца"><text:span text:style-name="T6"> — Чеснок обыкновен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ыш.</text:p>
      <text:p text:style-name="P1"/>
      <text:p text:style-name="P7"><text:span text:style-name="Основной_20_шрифт_20_абзаца"><text:span text:style-name="T1">Джвджвага</text:span></text:span><text:span text:style-name="Основной_20_шрифт_20_абзаца"><text:span text:style-name="T6"> — Мыльнянка лекарственная — </text:span></text:span><text:span text:style-name="Основной_20_шрифт_20_абзаца"><text:span text:style-name="T15">Saponaria</text:span></text:span><text:span text:style-name="Основной_20_шрифт_20_абзаца"><text:span text:style-name="T16"> </text:span></text:span><text:span text:style-name="Основной_20_шрифт_20_абзаца"><text:span text:style-name="T15">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до 40 — 80 см высотой. Все растение шероховатое. Цветки белые или розовые.</text:p>
      <text:p text:style-name="P1">Растет в кустарниках, на лесных опушках, в долинах рек. Применяются корневища для мытья в их отваре шерстяных тканей, для приготовления лекарств. В корнях содержит сапонин.</text:p>
      <text:p text:style-name="P1">Лекарственное, ядовитое, декоративное растение.</text:p>
      <text:p text:style-name="P1"/>
      <text:p text:style-name="P7"><text:span text:style-name="Основной_20_шрифт_20_абзаца"><text:span text:style-name="T1">Дзадзы</text:span></text:span><text:span text:style-name="Основной_20_шрифт_20_абзаца"><text:span text:style-name="T6"> — Живокость — </text:span></text:span><text:span text:style-name="Основной_20_шрифт_20_абзаца"><text:span text:style-name="T15">Delphi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44.</text:span></text:span></text:p>
      <text:p text:style-name="P1">Растение до 20 — 50 см высотой. Во флоре КЧР несколько видов живокости. Стебли прямые, в верхней части ветвистые. Листья перистые с линейными дольками. Цветки ярко-желтые, реже бледно-голубые, белые.</text:p>
      <text:p text:style-name="P1">Растут на полях как сорняк, встречаются и на лугах.</text:p>
      <text:p text:style-name="P1"/>
      <text:p text:style-name="P7"><text:span text:style-name="Основной_20_шрифт_20_абзаца"><text:span text:style-name="T1">Дзарлашв</text:span></text:span><text:span text:style-name="Основной_20_шрифт_20_абзаца"><text:span text:style-name="T6"> — Гребенник обыкновенный — </text:span></text:span><text:span text:style-name="Основной_20_шрифт_20_абзаца"><text:span text:style-name="T15">Cynosurus</text:span></text:span><text:span text:style-name="Основной_20_шрифт_20_абзаца"><text:span text:style-name="T16"> </text:span></text:span><text:span text:style-name="Основной_20_шрифт_20_абзаца"><text:span text:style-name="T15">crist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а 20 — 60 см. Образует дерновины. Стебли многочисленные без волосков. Плодущие стебельки раскидистые, как у клена, видимо и название от этого исходит.</text:p>
      <text:p text:style-name="P1">Растет на сенокосах, лугах, пастбищах. Хорошее кормовое растение.</text:p>
      <text:p text:style-name="P1"/>
      <text:p text:style-name="P7"><text:span text:style-name="Основной_20_шрифт_20_абзаца"><text:span text:style-name="T1">Дзарлашв</text:span></text:span><text:span text:style-name="Основной_20_шрифт_20_абзаца"><text:span text:style-name="T6"> — Горец змеиный, раковые шейки, змеиный корень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bistor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шIысхъвшвы.</text:p>
      <text:p text:style-name="P1"/>
      <text:p text:style-name="P7"><text:span text:style-name="Основной_20_шрифт_20_абзаца"><text:span text:style-name="T1">Дзарлашвпшдза</text:span></text:span><text:span text:style-name="Основной_20_шрифт_20_абзаца"><text:span text:style-name="T6"> — Горец змеиный, раковые шейки, змеиный корень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bistor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шIысхъвшвы.</text:p>
      <text:p text:style-name="P1"/>
      <text:p text:style-name="P7"><text:span text:style-name="Основной_20_шрифт_20_абзаца"><text:span text:style-name="T1">а-Дзизва</text:span></text:span><text:span text:style-name="Основной_20_шрифт_20_абзаца"><text:span text:style-name="T6"> (абх.) — Наперстянка Шишкина — </text:span></text:span><text:span text:style-name="Основной_20_шрифт_20_абзаца"><text:span text:style-name="T15">Digitalis</text:span></text:span><text:span text:style-name="Основной_20_шрифт_20_абзаца"><text:span text:style-name="T16"> </text:span></text:span><text:span text:style-name="Основной_20_шрифт_20_абзаца"><text:span text:style-name="T15">schischkinii</text:span></text:span><text:span text:style-name="Основной_20_шрифт_20_абзаца"><text:span text:style-name="T16"> </text:span></text:span><text:span text:style-name="Основной_20_шрифт_20_абзаца"><text:span text:style-name="T15">Jvanina</text:span></text:span><text:span text:style-name="Основной_20_шрифт_20_абзаца"><text:span text:style-name="T6">.</text:span></text:span></text:p>
      <text:p text:style-name="P1">Многолетник до 50 — 120 см высотой. Стебли прямостоячие, листья ланцетно-линейные. Цветки в длинных густых кистях. Венчик желтый. Плод — коробочка, яйцевидная, острая.</text:p>
      <text:p text:style-name="P1">Обычный вид лесного пояса. Растет в светлых лесах, на полянах, на опушках, среди кустарников.</text:p>
      <text:p text:style-name="P1">Растение лекарственное, заслуживает введение в культуру Медонос.</text:p>
      <text:p text:style-name="P1"/>
      <text:p text:style-name="P7"><text:soft-page-break/><text:span text:style-name="Основной_20_шрифт_20_абзаца"><text:span text:style-name="T1">ДзхIвымц</text:span></text:span><text:span text:style-name="Основной_20_шрифт_20_абзаца"><text:span text:style-name="T6"> — Можжевельник обыкновенный — </text:span></text:span><text:span text:style-name="Основной_20_шрифт_20_абзаца"><text:span text:style-name="T15">Juniperus</text:span></text:span><text:span text:style-name="Основной_20_шрифт_20_абзаца"><text:span text:style-name="T16"> </text:span></text:span><text:span text:style-name="Основной_20_шрифт_20_абзаца"><text:span text:style-name="T15">commu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3 м высотой. Хвоя колючая 1 см длины. Ягоды 5 — 7 мм в диаметре, мясистые, сизо-черного цвета. Цветет в мае-июне, семена созревают в августе.</text:p>
      <text:p text:style-name="P1">Растет в негустых лесах, по их опушкам. Из зрелых плодов получают можжевельниковый сахар.</text:p>
      <text:p text:style-name="P1">В прошлом в Англии, Голландии, Германии из ягод приготовляли сахар. Из них делают и морс.</text:p>
      <text:p text:style-name="P1"/>
      <text:p text:style-name="P7"><text:span text:style-name="Основной_20_шрифт_20_абзаца"><text:span text:style-name="T1">Дзыжвга</text:span></text:span><text:span text:style-name="Основной_20_шрифт_20_абзаца"><text:span text:style-name="T6"> — Наперстянка — </text:span></text:span><text:span text:style-name="Основной_20_шрифт_20_абзаца"><text:span text:style-name="T15">Digit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45.</text:span></text:span></text:p>
      <text:p text:style-name="P1">Во флоре республики 4 вида наперстянки: три из них — в дикой флоре,</text:p>
      <text:p text:style-name="P1">а наперстянка пурпурная возделывается как лекарственное и декоративное. Все виды — многолетники до 20 — 150 см высотой. Стебли прямостоячие с хорошо развитой корневой системой. Листья узкие 2 — 6 мм шириной. Венчик разной окраски — от белого до красного цвета.</text:p>
      <text:p text:style-name="P1">Растут в основном в лесах и на скалах.</text:p>
      <text:p text:style-name="P1">Все наперстянки ядовиты, декоративны; наперстянки: пурпурная, ржавая и шишкина — лекарственные.</text:p>
      <text:p text:style-name="P1"/>
      <text:p text:style-name="P7"><text:span text:style-name="Основной_20_шрифт_20_абзаца"><text:span text:style-name="T1">Дзыжвга</text:span></text:span><text:span text:style-name="Основной_20_шрифт_20_абзаца"><text:span text:style-name="T6"> —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ДзыгIайыра</text:span></text:span><text:span text:style-name="Основной_20_шрифт_20_абзаца"><text:span text:style-name="T6"> — Водоросль.</text:span></text:span></text:p>
      <text:p text:style-name="P1">Низшие растения, содержащие хлорофилл, живущие в пресных и соленых водоемах, микроскопически мелкие и более крупные, не расчлененные на стебли, листья и корни, никогда не образующие цветков.</text:p>
      <text:p text:style-name="P1">По окраске водоросли бывают зеленые, красные и бурые. Их используют в пищу, на корм скоту, на удобрение.</text:p>
      <text:p text:style-name="P1"/>
      <text:p text:style-name="P7"><text:span text:style-name="Основной_20_шрифт_20_абзаца"><text:span text:style-name="T1">Дзыжвумп</text:span></text:span><text:span text:style-name="Основной_20_шрифт_20_абзаца"><text:span text:style-name="T6"> — Лапчатка гусиная — </text:span></text:span><text:span text:style-name="Основной_20_шрифт_20_абзаца"><text:span text:style-name="T15">Potentilla</text:span></text:span><text:span text:style-name="Основной_20_шрифт_20_абзаца"><text:span text:style-name="T16"> </text:span></text:span><text:span text:style-name="Основной_20_шрифт_20_абзаца"><text:span text:style-name="T15">anser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с ползучими и укореняющимися побегами. Лепестки желтые. Листья перистые, снизу белые от тонких прижатых волосков. Цветет с мая до начала сентября. Лепестки желтые.</text:p>
      <text:p text:style-name="P1">В КЧР растет на сырых лугах, лесных полянах, по берегам рек, речек, прудов, в огородах, вдоль дорог.</text:p>
      <text:p text:style-name="P1">Употребляют в пищу корневище в вареном виде, молодые побеги и листья — в виде салата, из высушенных корней можно получить муку.</text:p>
      <text:p text:style-name="P1"/>
      <text:p text:style-name="P7"><text:span text:style-name="Основной_20_шрифт_20_абзаца"><text:span text:style-name="T1">а-Дзыкрын</text:span></text:span><text:span text:style-name="Основной_20_шрифт_20_абзаца"><text:span text:style-name="T6"> (абх.) — Фиалка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пхъагIайыра.</text:p>
      <text:p text:style-name="P1"/>
      <text:p text:style-name="P7"><text:span text:style-name="Основной_20_шрифт_20_абзаца"><text:span text:style-name="T1">ДзыкIыгIв</text:span></text:span><text:span text:style-name="Основной_20_шрифт_20_абзаца"><text:span text:style-name="T6"> — Водосбор обыкновенный — </text:span></text:span><text:span text:style-name="Основной_20_шрифт_20_абзаца"><text:span text:style-name="T15">Aguilegi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ой до 40 — 60 см. Стебли прямостоячие, листья дважды тройчатые с клиновидными крупнолопастными сегментами. Цветет в июне-августе. Цветки голубые 2 — 3,5 см длины. Шпоры крючковидные.</text:p>
      <text:p text:style-name="P1">Растет на лугах.</text:p>
      <text:p text:style-name="P1">Высокодекоративен, ядовит, медонос.</text:p>
      <text:p text:style-name="P1"/>
      <text:p text:style-name="P7"><text:span text:style-name="Основной_20_шрифт_20_абзаца"><text:span text:style-name="T1">ДзытакI</text:span></text:span><text:span text:style-name="Основной_20_шрифт_20_абзаца"><text:span text:style-name="T6"> — Водосбор обыкновенный — </text:span></text:span><text:span text:style-name="Основной_20_шрифт_20_абзаца"><text:span text:style-name="T15">Aguilegi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ыкIыгIв.</text:p>
      <text:p text:style-name="P1"/>
      <text:p text:style-name="P7"><text:span text:style-name="Основной_20_шрифт_20_абзаца"><text:span text:style-name="T1">Дзыхъырдзцал</text:span></text:span><text:span text:style-name="Основной_20_шрифт_20_абзаца"><text:span text:style-name="T6"> — Кувшинка белая, водяная лилия — </text:span></text:span><text:span text:style-name="Основной_20_шрифт_20_абзаца"><text:span text:style-name="T15">Nymphaea</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46.</text:span></text:span></text:p>
      <text:p text:style-name="P1">Многолетник до 1 м высотой. Несколько широких листьев и соцветие находятся на поверхности воды. Цветет обычно в мае-июле; цветки белоснежные до 18 см в диаметре.</text:p>
      <text:p text:style-name="P1">Встречается в озерах и речных затонах.</text:p>
      <text:p text:style-name="P1"><text:soft-page-break/>Во флоре КЧР — единственная в роде кувшинка.</text:p>
      <text:p text:style-name="P1"/>
      <text:p text:style-name="P7"><text:span text:style-name="Основной_20_шрифт_20_абзаца"><text:span text:style-name="T1">ДзхIвы</text:span></text:span><text:span text:style-name="Основной_20_шрифт_20_абзаца"><text:span text:style-name="T6"> — Терн, слива колюча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чень колючий кустарник высотой до 4 м; кора стволов темно-серая, слаборастрескивающаяся; листья продолговатые, темно-зеленые, пильчатые; цветет в апреле-мае до распускания листьев; цветки белые; плоды — черно-сизые костянки, используют для приготовления вина, кваса, уксуса, идет в пищу и в сыром виде.</text:p>
      <text:p text:style-name="P1">Растет в лесах, на опушках, по оврагам, в кустарниковых зарослях.</text:p>
      <text:p text:style-name="P1">Абазины используют для устройства живых изгородей, закрепления склонов, берегов, в одиночных посадках.</text:p>
      <text:p text:style-name="P1">Медоносное растение.</text:p>
      <text:p text:style-name="P1">Родина: Европа, Кавказ, Малая и Передняя Азия.</text:p>
      <text:p text:style-name="P1"/>
      <text:p text:style-name="P7"><text:span text:style-name="Основной_20_шрифт_20_абзаца"><text:span text:style-name="T1">ДзхIвы</text:span></text:span><text:span text:style-name="Основной_20_шрифт_20_абзаца"><text:span text:style-name="T6"> — Плод терна, сливы колючей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ДзхIвымцы</text:span></text:span><text:span text:style-name="Основной_20_шрифт_20_абзаца"><text:span text:style-name="T6"> — Жестер Палласа — </text:span></text:span><text:span text:style-name="Основной_20_шрифт_20_абзаца"><text:span text:style-name="T15">Rhamnus</text:span></text:span><text:span text:style-name="Основной_20_шрифт_20_абзаца"><text:span text:style-name="T16"> </text:span></text:span><text:span text:style-name="Основной_20_шрифт_20_абзаца"><text:span text:style-name="T15">pallasii</text:span></text:span><text:span text:style-name="Основной_20_шрифт_20_абзаца"><text:span text:style-name="T16"> </text:span></text:span><text:span text:style-name="Основной_20_шрифт_20_абзаца"><text:span text:style-name="T15">Fisch</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высотой до 2 м. Листья очередные (расположены пучками), линейные. Цветет в апреле-мае. Плоды черные, сочные, созревают в августе-сентябре.</text:p>
      <text:p text:style-name="P1">В КЧР растет на щебнистых местах среднегорья. Пригоден для озеленения склонов.</text:p>
      <text:p text:style-name="P1"/>
      <text:p text:style-name="P7"><text:span text:style-name="Основной_20_шрифт_20_абзаца"><text:span text:style-name="T1">ДзхIвымыг</text:span></text:span><text:span text:style-name="Основной_20_шрифт_20_абзаца"><text:span text:style-name="T2">ъ</text:span></text:span><text:span text:style-name="Основной_20_шрифт_20_абзаца"><text:span text:style-name="T6"> — Терн, слива колюча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хIвы.</text:p>
      <text:p text:style-name="P1"/>
      <text:p text:style-name="P7"><text:span text:style-name="Основной_20_шрифт_20_абзаца"><text:span text:style-name="T1">Дзынгвадз</text:span></text:span><text:span text:style-name="Основной_20_шрифт_20_абзаца"><text:span text:style-name="T6"> — Озимая пшеница — </text:span></text:span><text:span text:style-name="Основной_20_шрифт_20_абзаца"><text:span text:style-name="T15">Tri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емена высевают осенью, кустится, остается под снегом, весной дает 3 — 4 стебля. Созревает раньше яровой, при нормальной зимовке дает большой урожай. Сорта пшеницы районированы. Озимая пшеница занимает больше площади в хозяйствах. Она — основная зерновая продовольственная культура.</text:p>
      <text:p text:style-name="P1"/>
      <text:p text:style-name="P7"><text:span text:style-name="Основной_20_шрифт_20_абзаца"><text:span text:style-name="T1">Дзысарыкъ</text:span></text:span><text:span text:style-name="Основной_20_шрифт_20_абзаца"><text:span text:style-name="T6"> — Гравилат речной — </text:span></text:span><text:span text:style-name="Основной_20_шрифт_20_абзаца"><text:span text:style-name="T15">Geum</text:span></text:span><text:span text:style-name="Основной_20_шрифт_20_абзаца"><text:span text:style-name="T16"> </text:span></text:span><text:span text:style-name="Основной_20_шрифт_20_абзаца"><text:span text:style-name="T15">riv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20 — 80 см высотой. Цветет в конце мая до начала июля. Цветки белые, колокольчатые, поникающие.</text:p>
      <text:p text:style-name="P1">Растет в КЧР на сырых лугах, на лесных полянах, по берегам рек.</text:p>
      <text:p text:style-name="P1">В пищу используются листья и корни, последние (корни) идут как пряная приправа к кушаньям.</text:p>
      <text:p text:style-name="P1"/>
      <text:p text:style-name="P7"><text:span text:style-name="Основной_20_шрифт_20_абзаца"><text:span text:style-name="T1">Дзытшпжвумп</text:span></text:span><text:span text:style-name="Основной_20_шрифт_20_абзаца"><text:span text:style-name="T6"> — Лапчатка гусиная — </text:span></text:span><text:span text:style-name="Основной_20_шрифт_20_абзаца"><text:span text:style-name="T15">Potentilla</text:span></text:span><text:span text:style-name="Основной_20_шрифт_20_абзаца"><text:span text:style-name="T16"> </text:span></text:span><text:span text:style-name="Основной_20_шрифт_20_абзаца"><text:span text:style-name="T15">anser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ыжвумп.</text:p>
      <text:p text:style-name="P1"/>
      <text:p text:style-name="P7"><text:span text:style-name="Основной_20_шрифт_20_абзаца"><text:span text:style-name="T1">ДзыхIв</text:span></text:span><text:span text:style-name="Основной_20_шрифт_20_абзаца"><text:span text:style-name="T6"> — Терн, слива колюча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хIвы.</text:p>
      <text:p text:style-name="P1"/>
      <text:p text:style-name="P7"><text:span text:style-name="Основной_20_шрифт_20_абзаца"><text:span text:style-name="T1">ДзыхIв</text:span></text:span><text:span text:style-name="Основной_20_шрифт_20_абзаца"><text:span text:style-name="T6"> — Плод терна, сливы колючей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хIвы.</text:p>
      <text:p text:style-name="P1"/>
      <text:p text:style-name="P7"><text:span text:style-name="Основной_20_шрифт_20_абзаца"><text:span text:style-name="T1">ДзыхIвра</text:span></text:span><text:span text:style-name="Основной_20_шрифт_20_абзаца"><text:span text:style-name="T6"> — Виды растений, произрастающие в водоемах. Видовой состав в различных местообитаниях различный, каждый вид приспосабливается к определенной среде.</text:span></text:span></text:p>
      <text:p text:style-name="P1"/>
      <text:p text:style-name="P7"><text:span text:style-name="Основной_20_шрифт_20_абзаца"><text:span text:style-name="T1">ДзыхIвы</text:span></text:span><text:span text:style-name="Основной_20_шрифт_20_абзаца"><text:span text:style-name="T6"> — Можжевельник казацкий — </text:span></text:span><text:span text:style-name="Основной_20_шрифт_20_абзаца"><text:span text:style-name="T15">Juniperus</text:span></text:span><text:span text:style-name="Основной_20_шрифт_20_абзаца"><text:span text:style-name="T16"> </text:span></text:span><text:span text:style-name="Основной_20_шрифт_20_абзаца"><text:span text:style-name="T15">sab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телющийся двудомный кустарник около 0,5 м высотой. Листья мелкие, чешуевидные, черепитчатоналегающие друг на друга. Плод — ягода с одним семенем.</text:p>
      <text:p text:style-name="P1">Растет в высокогорных каменистых местах, на скалах, осыпях.</text:p>
      <text:p text:style-name="P1">В пищу используют ягоды в сыром и сушеном виде. Из семян получают эфирное масло.</text:p>
      <text:p text:style-name="P1">Растение декоративное, ядовитое.</text:p>
      <text:p text:style-name="P1"><text:soft-page-break/></text:p>
      <text:p text:style-name="P7"><text:span text:style-name="Основной_20_шрифт_20_абзаца"><text:span text:style-name="T1">ДзыхIврапшдза</text:span></text:span><text:span text:style-name="Основной_20_шрифт_20_абзаца"><text:span text:style-name="T6"> — Горец почечуйный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persic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Бжарца (абх.)</text:p>
      <text:p text:style-name="P1"/>
      <text:p text:style-name="P7"><text:span text:style-name="Основной_20_шрифт_20_абзаца"><text:span text:style-name="T1">ДзыхIвыцIла</text:span></text:span><text:span text:style-name="Основной_20_шрифт_20_абзаца"><text:span text:style-name="T6"> — Терн, слива колюча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хIвы.</text:p>
      <text:p text:style-name="P1"/>
      <text:p text:style-name="P7"><text:span text:style-name="Основной_20_шрифт_20_абзаца"><text:span text:style-name="T1">Дзычыбджь</text:span></text:span><text:span text:style-name="Основной_20_шрифт_20_абзаца"><text:span text:style-name="T6"> — Горец перечный, водяной перец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hydropip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47.</text:span></text:span></text:p>
      <text:p text:style-name="P1">Однолетнее травянистое растение высотой до 60 см. Листья продолговато-ланцетные до 1,5 см ширины. Цветет с июня по август. Листочки околоцветника с железками, зеленые. Семянки плоские, черные.</text:p>
      <text:p text:style-name="P1">Встречается в КЧР на заболоченных местах и по берегам водоемов.</text:p>
      <text:p text:style-name="P1">Растение лекарственное и ядовитое.</text:p>
      <text:p text:style-name="P1"/>
      <text:p text:style-name="P7"><text:span text:style-name="Основной_20_шрифт_20_абзаца"><text:span text:style-name="T1">Жалгъан</text:span></text:span><text:span text:style-name="Основной_20_шрифт_20_абзаца"><text:span text:style-name="T6"> — Гребенщик, гребенчук, тамарикс — </text:span></text:span><text:span text:style-name="Основной_20_шрифт_20_абзаца"><text:span text:style-name="T15">Tamari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Кустарник до 3 м высотой. Цветет в мае — июне, цветки 5-членные.</text:p>
      <text:p text:style-name="P1">Во флоре КЧР растет единственный вид из рода гребенщика — тамарикс многоветвистый.</text:p>
      <text:p text:style-name="P1">Растет в долинах рек, до нижнего горного пояса. Декоративен, пригоден для закрепления песков и озеленения засоленных мест, для одиночной посадки в газоне. В суровые зимы отмерзает, но быстро отрастает</text:p>
      <text:p text:style-name="P1"/>
      <text:p text:style-name="P7"><text:span text:style-name="Основной_20_шрифт_20_абзаца"><text:span text:style-name="T1">ЖакIьа</text:span></text:span><text:span text:style-name="Основной_20_шрифт_20_абзаца"><text:span text:style-name="T6"> — Костер — </text:span></text:span><text:span text:style-name="Основной_20_шрифт_20_абзаца"><text:span text:style-name="T15">Bro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этот род включаются несколько видов. Это многолетние травянистые растения, хорошо поедающиеся скотом. Дает хорошее сено. Корневая система расходится на тонкие нити. Стебель прямостоячий, листья узкие, линейные.</text:p>
      <text:p text:style-name="P1">Растут на сенокосах, лугах, на сухих склонах. Виды не переносят вытаптывание.</text:p>
      <text:p text:style-name="P1"/>
      <text:p text:style-name="P7"><text:span text:style-name="Основной_20_шрифт_20_абзаца"><text:span text:style-name="T1">ЖакIьаалпIла</text:span></text:span><text:span text:style-name="Основной_20_шрифт_20_абзаца"><text:span text:style-name="T6"> — Дурнишник колючий — </text:span></text:span><text:span text:style-name="Основной_20_шрифт_20_абзаца"><text:span text:style-name="T15">Xanthium</text:span></text:span><text:span text:style-name="Основной_20_шрифт_20_абзаца"><text:span text:style-name="T16"> </text:span></text:span><text:span text:style-name="Основной_20_шрифт_20_абзаца"><text:span text:style-name="T15">spino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гъышкIвокIва.</text:p>
      <text:p text:style-name="P1"/>
      <text:p text:style-name="P7"><text:span text:style-name="Основной_20_шрифт_20_абзаца"><text:span text:style-name="T1">а-Жамрахушь</text:span></text:span><text:span text:style-name="Основной_20_шрифт_20_абзаца"><text:span text:style-name="T6"> (абх.) — Щавель туполистн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obtusifol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ое сорное растение до 1 м высотой. Стебли прямостоячие, в верхней части ветвистые. Листья продолговатые, у основания сердцевидные. Цветет в апреле — сентябре. Цветки в расставленных мутовках.</text:p>
      <text:p text:style-name="P1">Растет в лесном поясе до 2000 м над уровнем моря. Преимущественно во влажных типах леса, на опушках, полянах, у ручейков, реже на лугах.</text:p>
      <text:p text:style-name="P1"/>
      <text:p text:style-name="P7"><text:span text:style-name="Основной_20_шрифт_20_абзаца"><text:span text:style-name="T1">ЖачIвы</text:span></text:span><text:span text:style-name="Основной_20_шрифт_20_абзаца"><text:span text:style-name="T6"> — Ясень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48.</text:span></text:span></text:p>
      <text:p text:style-name="P1">Дерево с твердой древесиной. Имеет 65 видов. Побеги гладкие, почки супротивные, черные, бурые или коричневые; листья супротивные, непарноперистосложные, появляются после цветения; плод — односемянка с крылаткой. Листья и кора ясеней абазины используют против малярии, из древесины делают сани, топорища, лыжи, используют как дрова.</text:p>
      <text:p text:style-name="P1"/>
      <text:p text:style-name="P7"><text:span text:style-name="Основной_20_шрифт_20_абзаца"><text:span text:style-name="T1">ЖачIвыхIагIа</text:span></text:span><text:span text:style-name="Основной_20_шрифт_20_абзаца"><text:span text:style-name="T6"> — Ясень высокий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excelsi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49.</text:span></text:span></text:p>
      <text:p text:style-name="P1">Высокое дерево до 30 м. Кора темно-серая, молодые побеги зеленые, почки черные; листья из 7 — 15 ланцетных голых темно-зеленых листочков; плод — семянка с крылаткой; в лесах КЧР не образует чистых насаждений, а растет с буком, дубом. Древесина используется на изготовление различной мебели.</text:p>
      <text:p text:style-name="P1">Декоративен.</text:p>
      <text:p text:style-name="P1">Родина: Европа, Кавказ, Малая Азия.</text:p>
      <text:p text:style-name="P1"/>
      <text:p text:style-name="P7"><text:span text:style-name="Основной_20_шрифт_20_абзаца"><text:span text:style-name="T1">ЖачIвыцIла</text:span></text:span><text:span text:style-name="Основной_20_шрифт_20_абзаца"><text:span text:style-name="T6"> — Ясень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ачIвы.</text:p>
      <text:p text:style-name="P1"/>
      <text:p text:style-name="P7"><text:soft-page-break/><text:span text:style-name="Основной_20_шрифт_20_абзаца"><text:span text:style-name="T1">ЖачIвшкIвокIва</text:span></text:span><text:span text:style-name="Основной_20_шрифт_20_абзаца"><text:span text:style-name="T6"> — Ясень цветочный, белый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or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50.</text:span></text:span></text:p>
      <text:p text:style-name="P7"><text:span text:style-name="Основной_20_шрифт_20_абзаца"><text:span text:style-name="T6">Дерево до 7 м высотой</text:span></text:span><text:span text:style-name="Основной_20_шрифт_20_абзаца"><text:span text:style-name="T19">. </text:span></text:span><text:span text:style-name="Основной_20_шрифт_20_абзаца"><text:span text:style-name="T6">Кора дерева серая; молодые побеги зеленовато-серые; листья сложные с 5 — 7 листочками; цветки 4-членные, белые.</text:span></text:span></text:p>
      <text:p text:style-name="P1">Родина: Юж. Европа, Кавказ, Малая и Передняя Азия.</text:p>
      <text:p text:style-name="P1">Декоративен.</text:p>
      <text:p text:style-name="P1"/>
      <text:p text:style-name="P7"><text:span text:style-name="Основной_20_шрифт_20_абзаца"><text:span text:style-name="T1">ЖашIхIагIа</text:span></text:span><text:span text:style-name="Основной_20_шрифт_20_абзаца"><text:span text:style-name="T6"> — Ясень высокий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excelsi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ачIвыхIагIа.</text:p>
      <text:p text:style-name="P1"/>
      <text:p text:style-name="P7"><text:span text:style-name="Основной_20_шрифт_20_абзаца"><text:span text:style-name="T1">ЖашIшкIвокIва</text:span></text:span><text:span text:style-name="Основной_20_шрифт_20_абзаца"><text:span text:style-name="T6"> — Ясень цветочный, белый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or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ачIвшкIвокIва.</text:p>
      <text:p text:style-name="P1"/>
      <text:p text:style-name="P7"><text:span text:style-name="Основной_20_шрифт_20_абзаца"><text:span text:style-name="T1">ЖашIы</text:span></text:span><text:span text:style-name="Основной_20_шрифт_20_абзаца"><text:span text:style-name="T6"> — Ясень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ачIвы.</text:p>
      <text:p text:style-name="P1"/>
      <text:p text:style-name="P7"><text:span text:style-name="Основной_20_шрифт_20_абзаца"><text:span text:style-name="T1">ЖитIа</text:span></text:span><text:span text:style-name="Основной_20_шрифт_20_абзаца"><text:span text:style-name="T6"> — Рожь посевная — </text:span></text:span><text:span text:style-name="Основной_20_шрифт_20_абзаца"><text:span text:style-name="T15">Secale</text:span></text:span><text:span text:style-name="Основной_20_шрифт_20_абзаца"><text:span text:style-name="T16"> </text:span></text:span><text:span text:style-name="Основной_20_шрифт_20_абзаца"><text:span text:style-name="T15">cere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к и многолетник. Корневая система мочковатая. Стебель — соломина полая, длинная с 5 — 7 междоузлами, поднимается прямо. Соцветие — колос. Колоски 2 — 3 цветковые. Зерно-удлиненное с морщинистой поверхностью.</text:p>
      <text:p text:style-name="P1">Из зерна получают муку, идущую на хлеб. Ржаная мука также идет для откорма свиней, а отруби — для кормления крупного рогатого скота. Солома и полова употребляются в качестве примесей при силосовании сочных кормов. Солома идет и для получения матов и шляп.</text:p>
      <text:p text:style-name="P1"/>
      <text:p text:style-name="P7"><text:span text:style-name="Основной_20_шрифт_20_абзаца"><text:span text:style-name="T1">Жузым</text:span></text:span><text:span text:style-name="Основной_20_шрифт_20_абзаца"><text:span text:style-name="T6"> — Плод винограда культурного — </text:span></text:span><text:span text:style-name="Основной_20_шрифт_20_абзаца"><text:span text:style-name="T15">Vitr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узым.</text:p>
      <text:p text:style-name="P1"/>
      <text:p text:style-name="P7"><text:span text:style-name="Основной_20_шрифт_20_абзаца"><text:span text:style-name="T1">Жузым</text:span></text:span><text:span text:style-name="Основной_20_шрифт_20_абзаца"><text:span text:style-name="T6"> — Виноград культурный — </text:span></text:span><text:span text:style-name="Основной_20_шрифт_20_абзаца"><text:span text:style-name="T15">Vitr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узым.</text:p>
      <text:p text:style-name="P1"/>
      <text:p text:style-name="P7"><text:span text:style-name="Основной_20_шрифт_20_абзаца"><text:span text:style-name="T1">Жузымкъапщы</text:span></text:span><text:span text:style-name="Основной_20_шрифт_20_абзаца"><text:span text:style-name="T6"> — Один из сортов винограда культурного — </text:span></text:span><text:span text:style-name="Основной_20_шрифт_20_абзаца"><text:span text:style-name="T15">Vitr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ЖузымшкIвокIва</text:span></text:span><text:span text:style-name="Основной_20_шрифт_20_абзаца"><text:span text:style-name="T6"> — Один из сортов винограда культурного — </text:span></text:span><text:span text:style-name="Основной_20_шрифт_20_абзаца"><text:span text:style-name="T15">Vitr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Жумар</text:span></text:span><text:span text:style-name="Основной_20_шрифт_20_абзаца"><text:span text:style-name="T6"> — Манжетка — </text:span></text:span><text:span text:style-name="Основной_20_шрифт_20_абзаца"><text:span text:style-name="T15">Alchem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ЖыргагIв</text:span></text:span><text:span text:style-name="Основной_20_шрифт_20_абзаца"><text:span text:style-name="T6"> — Облепиха крушиновидная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мыкъ.</text:p>
      <text:p text:style-name="P1"/>
      <text:p text:style-name="P7"><text:span text:style-name="Основной_20_шрифт_20_абзаца"><text:span text:style-name="T1">ЖыргагIв</text:span></text:span><text:span text:style-name="Основной_20_шрифт_20_абзаца"><text:span text:style-name="T6"> — Плод облепихи крушиновидной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Жц</text:span></text:span><text:span text:style-name="Основной_20_шрифт_20_абзаца"><text:span text:style-name="T6"> (абх.) — Ежевика, малина, костяника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Маахыр (абх.).</text:p>
      <text:p text:style-name="P1"/>
      <text:p text:style-name="P7"><text:span text:style-name="Основной_20_шрифт_20_абзаца"><text:span text:style-name="T1">а-Жэыргы</text:span></text:span><text:span text:style-name="Основной_20_шрифт_20_абзаца"><text:span text:style-name="T6"> (абх.) — Можжевельник — </text:span></text:span><text:span text:style-name="Основной_20_шрифт_20_абзаца"><text:span text:style-name="T15">Junipe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два вида. Растет на скалах и каменистых местах.</text:p>
      <text:p text:style-name="P1"/>
      <text:p text:style-name="P7"><text:span text:style-name="Основной_20_шрифт_20_абзаца"><text:span text:style-name="T1">ЖвгIвандхъапшыл</text:span></text:span><text:span text:style-name="Основной_20_шрифт_20_абзаца"><text:span text:style-name="T6"> — Мак снотворный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somnife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ашвхIа.</text:p>
      <text:p text:style-name="P1"/>
      <text:p text:style-name="P7"><text:span text:style-name="Основной_20_шрифт_20_абзаца"><text:span text:style-name="T1">Жвумп</text:span></text:span><text:span text:style-name="Основной_20_шрифт_20_абзаца"><text:span text:style-name="T6"> — Земляника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ves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51.</text:span></text:span></text:p>
      <text:p text:style-name="P1"/>
      <text:p text:style-name="P7"><text:span text:style-name="Основной_20_шрифт_20_абзаца"><text:span text:style-name="T1">Жвумп</text:span></text:span><text:span text:style-name="Основной_20_шрифт_20_абзаца"><text:span text:style-name="T6"> — Плоды земляники лесной, клубники полевой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viridis</text:span></text:span><text:span text:style-name="Основной_20_шрифт_20_абзаца"><text:span text:style-name="T16"> </text:span></text:span><text:span text:style-name="Основной_20_шрифт_20_абзаца"><text:span text:style-name="T15">Duch</text:span></text:span><text:span text:style-name="Основной_20_шрифт_20_абзаца"><text:span text:style-name="T6">.</text:span></text:span></text:p>
      <text:p text:style-name="P1">Уапшы Адгьылжвумп.</text:p>
      <text:p text:style-name="P1"/>
      <text:p text:style-name="P7"><text:soft-page-break/><text:span text:style-name="Основной_20_шрифт_20_абзаца"><text:span text:style-name="T1">Жвумп</text:span></text:span><text:span text:style-name="Основной_20_шрифт_20_абзаца"><text:span text:style-name="T6"> — Плоды земляники лесной, отклоненной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ves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Адгьылжвумп.</text:p>
      <text:p text:style-name="P1"/>
      <text:p text:style-name="P7"><text:span text:style-name="Основной_20_шрифт_20_абзаца"><text:span text:style-name="T1">Жвумпду</text:span></text:span><text:span text:style-name="Основной_20_шрифт_20_абзаца"><text:span text:style-name="T6"> — Клубника полевая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moschata</text:span></text:span><text:span text:style-name="Основной_20_шрифт_20_абзаца"><text:span text:style-name="T16"> </text:span></text:span><text:span text:style-name="Основной_20_шрифт_20_абзаца"><text:span text:style-name="T15">Duch</text:span></text:span><text:span text:style-name="Основной_20_шрифт_20_абзаца"><text:span text:style-name="T6">.</text:span></text:span></text:p>
      <text:p text:style-name="P1">Уапшы Адгьылжвумп.</text:p>
      <text:p text:style-name="P1"/>
      <text:p text:style-name="P7"><text:bookmark-start text:name="bookmark4"/><text:span text:style-name="Основной_20_шрифт_20_абзаца"><text:span text:style-name="T1">ЖвумпквайчIва</text:span></text:span><text:span text:style-name="Основной_20_шрифт_20_абзаца"><text:span text:style-name="T6"> —</text:span></text:span><text:bookmark-end text:name="bookmark4"/><text:span text:style-name="Основной_20_шрифт_20_абзаца"><text:span text:style-name="T6"> Шелковица черная, тут черный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52.</text:span></text:span></text:p>
      <text:p text:style-name="P1">Дерево до 10 — 12 м высотой, кора черного цвета, толстая трещиноватая; молодые побеги волосистые; листья темно-зеленые, снизу сильно опушенные; черешок листа цилиндрический; плоды — кисло-сладкие, съедобные, получают сироп.</text:p>
      <text:p text:style-name="P1">Листья идут для выкармливания шелкопряда. Находит применение что и белая шелковица.</text:p>
      <text:p text:style-name="P1"/>
      <text:p text:style-name="P7"><text:span text:style-name="Основной_20_шрифт_20_абзаца"><text:span text:style-name="T1">ЖвумпквайчIва</text:span></text:span><text:span text:style-name="Основной_20_шрифт_20_абзаца"><text:span text:style-name="T6"> — Вороний глаз обыкновенный, вороний глаз четырехлистный — </text:span></text:span><text:span text:style-name="Основной_20_шрифт_20_абзаца"><text:span text:style-name="T15">Paris</text:span></text:span><text:span text:style-name="Основной_20_шрифт_20_абзаца"><text:span text:style-name="T16"> </text:span></text:span><text:span text:style-name="Основной_20_шрифт_20_абзаца"><text:span text:style-name="T15">guadr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нджьала.</text:p>
      <text:p text:style-name="P1"/>
      <text:p text:style-name="P7"><text:span text:style-name="Основной_20_шрифт_20_абзаца"><text:span text:style-name="T1">ЖвумпцIла</text:span></text:span><text:span text:style-name="Основной_20_шрифт_20_абзаца"><text:span text:style-name="T6"> — Шелковица, тут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шкIвокIва</text:p>
      <text:p text:style-name="P1"/>
      <text:p text:style-name="P7"><text:span text:style-name="Основной_20_шрифт_20_абзаца"><text:span text:style-name="T1">ЖвумпцIлаквайчIва</text:span></text:span><text:span text:style-name="Основной_20_шрифт_20_абзаца"><text:span text:style-name="T6"> — Шелковица черная, тутовое дерево черное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лачыльа.</text:p>
      <text:p text:style-name="P1"/>
      <text:p text:style-name="P7"><text:span text:style-name="Основной_20_шрифт_20_абзаца"><text:span text:style-name="T1">ЖвумпцIлашкIвокIва</text:span></text:span><text:span text:style-name="Основной_20_шрифт_20_абзаца"><text:span text:style-name="T6"> — Шелковица белая, тутовое дерево белое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лачыльа.</text:p>
      <text:p text:style-name="P1"/>
      <text:p text:style-name="P7"><text:span text:style-name="Основной_20_шрифт_20_абзаца"><text:span text:style-name="T1">ЖвумпшкIвокIва</text:span></text:span><text:span text:style-name="Основной_20_шрифт_20_абзаца"><text:span text:style-name="T6"> — Шелковица белая, тут белый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53.</text:span></text:span></text:p>
      <text:p text:style-name="P1">Дерево до 15 — 18 м высотой, кора сероватая с широкими трещинками; листья лопастные, крупнопильчатые, слегка опушенные, светло-зеленые. Цветет в мае-июне. Плоды — ягоды белые, сладкого вкуса, созревают в июле — августе. Идут в пищу, варят варенья, желе, пастилу. Древесина используется для изготовления мебели.</text:p>
      <text:p text:style-name="P1">Разводится в садах, парках, уличных посадках и в защитных лесных полосах.</text:p>
      <text:p text:style-name="P1"/>
      <text:p text:style-name="P7"><text:span text:style-name="Основной_20_шрифт_20_абзаца"><text:span text:style-name="T1">ЖвумпшIырпшы</text:span></text:span><text:span text:style-name="Основной_20_шрифт_20_абзаца"><text:span text:style-name="T6"> — Лапчатка гусиная — </text:span></text:span><text:span text:style-name="Основной_20_шрифт_20_абзаца"><text:span text:style-name="T15">Potentilla</text:span></text:span><text:span text:style-name="Основной_20_шрифт_20_абзаца"><text:span text:style-name="T16"> </text:span></text:span><text:span text:style-name="Основной_20_шрифт_20_абзаца"><text:span text:style-name="T15">anser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ыжвумп.</text:p>
      <text:p text:style-name="P1"/>
      <text:p text:style-name="P7"><text:span text:style-name="Основной_20_шрифт_20_абзаца"><text:span text:style-name="T1">Жвыбыз</text:span></text:span><text:span text:style-name="Основной_20_шрифт_20_абзаца"><text:span text:style-name="T6"> — Подорожник средний — </text:span></text:span><text:span text:style-name="Основной_20_шрифт_20_абзаца"><text:span text:style-name="T15">Plantago</text:span></text:span><text:span text:style-name="Основной_20_шрифт_20_абзаца"><text:span text:style-name="T16"> </text:span></text:span><text:span text:style-name="Основной_20_шрифт_20_абзаца"><text:span text:style-name="T15">med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й бесстебельный сорняк до 50 см высотой с розеткой листьев на коротких черешках, ланцетные. Цветонос, имеет вид колоса.</text:p>
      <text:p text:style-name="P1">Распространен повсеместно на полях, лугах, выгонах, дорогах, опушках леса, дворах.</text:p>
      <text:p text:style-name="P1">Удовлетворительно поедается скотом в зеленом виде и в сене.</text:p>
      <text:p text:style-name="P1"/>
      <text:p text:style-name="P7"><text:span text:style-name="Основной_20_шрифт_20_абзаца"><text:span text:style-name="T1">Жвынткъьы</text:span></text:span><text:span text:style-name="Основной_20_шрифт_20_абзаца"><text:span text:style-name="T6"> — Порезник закавказский — </text:span></text:span><text:span text:style-name="Основной_20_шрифт_20_абзаца"><text:span text:style-name="T15">Libanotis</text:span></text:span><text:span text:style-name="Основной_20_шрифт_20_абзаца"><text:span text:style-name="T16"> </text:span></text:span><text:span text:style-name="Основной_20_шрифт_20_абзаца"><text:span text:style-name="T15">transcaucasica</text:span></text:span><text:span text:style-name="Основной_20_шрифт_20_абзаца"><text:span text:style-name="T16"> </text:span></text:span><text:span text:style-name="Основной_20_шрифт_20_абзаца"><text:span text:style-name="T15">schischk</text:span></text:span><text:span text:style-name="Основной_20_шрифт_20_абзаца"><text:span text:style-name="T6">.</text:span></text:span></text:p>
      <text:p text:style-name="P1">Уапшы Чвырцхва.</text:p>
      <text:p text:style-name="P1"/>
      <text:p text:style-name="P7"><text:span text:style-name="Основной_20_шрифт_20_абзаца"><text:span text:style-name="T1">ЖвумпаларчIва</text:span></text:span><text:span text:style-name="Основной_20_шрифт_20_абзаца"><text:span text:style-name="T6"> — Ежевика сиз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олукустарник 50 — 150 см высотой, стебли раскинутые, с короткими шипами. Листья тройчатые. Венчик белый. Плоды — ягоды крупные, синевато-черные с сизым налетом. Цветет в мае — августе. Ягоды созревают через месяц после цветения.</text:p>
      <text:p text:style-name="P1">Плоды съедобны, употребляются в свежем виде. Кроме того из них варят варенье, сиропы, кисели, морсы, делают начинку для пирогов, тортов, конфет, сушат на зиму.</text:p>
      <text:p text:style-name="P1">Хороший медонос, дающий взяток все лето.</text:p>
      <text:p text:style-name="P1">Растет в лесах, оврагах, по берегам рек, на вырубках, на пойменных лугах.</text:p>
      <text:p text:style-name="P1"/>
      <text:p text:style-name="P7"><text:span text:style-name="Основной_20_шрифт_20_абзаца"><text:span text:style-name="T1">а-Жьаркуыд</text:span></text:span><text:span text:style-name="Основной_20_шрифт_20_абзаца"><text:span text:style-name="T6"> (абх.) — Горох турецкий, нут бараний — </text:span></text:span><text:span text:style-name="Основной_20_шрифт_20_абзаца"><text:span text:style-name="T15">Cicer</text:span></text:span><text:span text:style-name="Основной_20_шрифт_20_абзаца"><text:span text:style-name="T16"> </text:span></text:span><text:span text:style-name="Основной_20_шрифт_20_абзаца"><text:span text:style-name="T15">ariet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Уапшы Трыквкъвыд.</text:p>
      <text:p text:style-name="P1"/>
      <text:p text:style-name="P7"><text:span text:style-name="Основной_20_шрифт_20_абзаца"><text:span text:style-name="T1">а-Жьархаскьын</text:span></text:span><text:span text:style-name="Основной_20_шрифт_20_абзаца"><text:span text:style-name="T6"> (абх.) — Цикорий обыкновенный — </text:span></text:span><text:span text:style-name="Основной_20_шрифт_20_абзаца"><text:span text:style-name="T15">Cichorium</text:span></text:span><text:span text:style-name="Основной_20_шрифт_20_абзаца"><text:span text:style-name="T16"> </text:span></text:span><text:span text:style-name="Основной_20_шрифт_20_абзаца"><text:span text:style-name="T15">inty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ЖьахIвра</text:span></text:span><text:span text:style-name="Основной_20_шрифт_20_абзаца"><text:span text:style-name="T6"> —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ажвхъабра.</text:p>
      <text:p text:style-name="P1"/>
      <text:p text:style-name="P7"><text:span text:style-name="Основной_20_шрифт_20_абзаца"><text:span text:style-name="T1">а-Жьгара</text:span></text:span><text:span text:style-name="Основной_20_шрифт_20_абзаца"><text:span text:style-name="T6"> (абх.) — Сорт винограда культурного — </text:span></text:span><text:span text:style-name="Основной_20_шрифт_20_абзаца"><text:span text:style-name="T15">Vitis</text:span></text:span><text:span text:style-name="Основной_20_шрифт_20_абзаца"><text:span text:style-name="T16"> </text:span></text:span><text:span text:style-name="Основной_20_шрифт_20_абзаца"><text:span text:style-name="T15">vinif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Жсмыг</text:span></text:span><text:span text:style-name="Основной_20_шрифт_20_абзаца"><text:span text:style-name="T6"> (абх.) — Ежевика сизая, ожина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аларчIва.</text:p>
      <text:p text:style-name="P1"/>
      <text:p text:style-name="P7"><text:span text:style-name="Основной_20_шрифт_20_абзаца"><text:span text:style-name="T1">Жьуражвла</text:span></text:span><text:span text:style-name="Основной_20_шрифт_20_абзаца"><text:span text:style-name="T6"> — Кульбаба осенняя — </text:span></text:span><text:span text:style-name="Основной_20_шрифт_20_абзаца"><text:span text:style-name="T15">Leontodon</text:span></text:span><text:span text:style-name="Основной_20_шрифт_20_абзаца"><text:span text:style-name="T16"> </text:span></text:span><text:span text:style-name="Основной_20_шрифт_20_абзаца"><text:span text:style-name="T15">autum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Название происходит из-за волосков семени, служащие для распространения.</text:p>
      <text:p text:style-name="P1"/>
      <text:p text:style-name="P7"><text:span text:style-name="Основной_20_шрифт_20_абзаца"><text:span text:style-name="T1">а-Жьынцэры</text:span></text:span><text:span text:style-name="Основной_20_шрифт_20_абзаца"><text:span text:style-name="T6"> (абх.) — Смородина — </text:span></text:span><text:span text:style-name="Основной_20_шрифт_20_абзаца"><text:span text:style-name="T15">Rib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Ягодный кустарник. Плоды смородины обычно красные, иногда черные. Их собирают в большом количестве, употребляют в пищу в свежем виде и варят варенье.</text:p>
      <text:p text:style-name="P1"/>
      <text:p text:style-name="P7"><text:span text:style-name="Основной_20_шрифт_20_абзаца"><text:span text:style-name="T1">Заповедник</text:span></text:span><text:span text:style-name="Основной_20_шрифт_20_абзаца"><text:span text:style-name="T6"> — Территория, где охраняются растительность и животный мир; в таких заповедных местах охраняются растения и животные, представляющие большой интерес; в заповедниках запрещается всякая хозяйственная деятельность. Таким является и Тебердинский; там охраняются и изучаются растительные и животные виды, ставшие на грани гибели (исчезновения); в целях охраны животных в КЧР организованы десятки заказников.</text:span></text:span></text:p>
      <text:p text:style-name="P1"/>
      <text:p text:style-name="P7"><text:span text:style-name="Основной_20_шрифт_20_абзаца"><text:span text:style-name="T1">а-</text:span></text:span><text:span text:style-name="Основной_20_шрифт_20_абзаца"><text:span text:style-name="T4">З</text:span></text:span><text:span text:style-name="Основной_20_шрифт_20_абзаца"><text:span text:style-name="T1">аракьа</text:span></text:span><text:span text:style-name="Основной_20_шрифт_20_абзаца"><text:span text:style-name="T6"> (абх.) — Подсолнечник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Ценная масленичная и кормовая культура. Существуют районированные сорта. Жмых подсолнечника используется для откорма скота и птицы.</text:p>
      <text:p text:style-name="P1"/>
      <text:p text:style-name="P7"><text:span text:style-name="Основной_20_шрифт_20_абзаца"><text:span text:style-name="T1">Зары</text:span></text:span><text:span text:style-name="Основной_20_шрифт_20_абзаца"><text:span text:style-name="T6"> — Кизил обыкновенный, мужской — </text:span></text:span><text:span text:style-name="Основной_20_шрифт_20_абзаца"><text:span text:style-name="T15">Cornus</text:span></text:span><text:span text:style-name="Основной_20_шрифт_20_абзаца"><text:span text:style-name="T16"> </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54.</text:span></text:span></text:p>
      <text:p text:style-name="P1">Высокий кустарник, родственный терну; кора кизила отслаивается, красно-коричневая, листья супротивные; цветки желтые, в пучках; плоды — костянки, овальные, темно-красные, съедобные, получают варенье, соки, сиропы, мясистую часть сушат.</text:p>
      <text:p text:style-name="P1">Абазины выращивают на приусадебных участках.</text:p>
      <text:p text:style-name="P1">Древесина кизила очень твердая, из нее делают трости, заносок, ручки для молотка и др.</text:p>
      <text:p text:style-name="P1">Родина: Япония, Корея, Кавказ, Южная Европа.</text:p>
      <text:p text:style-name="P1"/>
      <text:p text:style-name="P7"><text:span text:style-name="Основной_20_шрифт_20_абзаца"><text:span text:style-name="T1">Зары</text:span></text:span><text:span text:style-name="Основной_20_шрифт_20_абзаца"><text:span text:style-name="T9"> </text:span></text:span><text:span text:style-name="Основной_20_шрифт_20_абзаца"><text:span text:style-name="T6">— Плод кизила обыкновенного, мужского — </text:span></text:span><text:span text:style-name="Основной_20_шрифт_20_абзаца"><text:span text:style-name="T15">Cornus</text:span></text:span><text:span text:style-name="Основной_20_шрифт_20_абзаца"><text:span text:style-name="T16"> </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Зары.</text:p>
      <text:p text:style-name="P1"/>
      <text:p text:style-name="P7"><text:span text:style-name="Основной_20_шрифт_20_абзаца"><text:span text:style-name="T1">Зарымцы</text:span></text:span><text:span text:style-name="Основной_20_шрифт_20_абзаца"><text:span text:style-name="T9"> </text:span></text:span><text:span text:style-name="Основной_20_шрифт_20_абзаца"><text:span text:style-name="T6">— Свидина, дерен кроваво-красный — </text:span></text:span><text:span text:style-name="Основной_20_шрифт_20_абзаца"><text:span text:style-name="T15">Cornus</text:span></text:span><text:span text:style-name="Основной_20_шрифт_20_абзаца"><text:span text:style-name="T16"> </text:span></text:span><text:span text:style-name="Основной_20_шрифт_20_абзаца"><text:span text:style-name="T15">sanguin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ЗарышIырпшы.</text:p>
      <text:p text:style-name="P1"/>
      <text:p text:style-name="P7"><text:span text:style-name="Основной_20_шрифт_20_абзаца"><text:span text:style-name="T1">Зархвыц</text:span></text:span><text:span text:style-name="Основной_20_шрифт_20_абзаца"><text:span text:style-name="T9"> </text:span></text:span><text:span text:style-name="Основной_20_шрифт_20_абзаца"><text:span text:style-name="T6">— Кизильник цельнокрайний — </text:span></text:span><text:span text:style-name="Основной_20_шрифт_20_абзаца"><text:span text:style-name="T15">Cotoneaster</text:span></text:span><text:span text:style-name="Основной_20_шрифт_20_абзаца"><text:span text:style-name="T16"> </text:span></text:span><text:span text:style-name="Основной_20_шрифт_20_абзаца"><text:span text:style-name="T15">integerrim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55.</text:span></text:span></text:p>
      <text:p text:style-name="P1">Декоративный низкий кустарник 1,5 м высотой. Соцветие поникающее, кистевидное. Цветет в июне — начале июля. Плодоносит в августе — сентябре. Зрелые плоды красные.</text:p>
      <text:p text:style-name="P1">Съедобны плоды-ягоды, но вкусовые достоинства низкие, промышленного значения не имеет.</text:p>
      <text:p text:style-name="P1">Растет на открытых склонах, осыпях, в луговых степях.</text:p>
      <text:p text:style-name="P1"/>
      <text:p text:style-name="P7"><text:span text:style-name="Основной_20_шрифт_20_абзаца"><text:span text:style-name="T1">ЗарыцIла</text:span></text:span><text:span text:style-name="Основной_20_шрифт_20_абзаца"><text:span text:style-name="T6"> — Кизил обыкновенный, мужской — </text:span></text:span><text:span text:style-name="Основной_20_шрифт_20_абзаца"><text:span text:style-name="T15">Cornus</text:span></text:span><text:span text:style-name="Основной_20_шрифт_20_абзаца"><text:span text:style-name="T16"> </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Зары.</text:p>
      <text:p text:style-name="P1"/>
      <text:p text:style-name="P7"><text:span text:style-name="Основной_20_шрифт_20_абзаца"><text:span text:style-name="T1">ЗарышIырпшы</text:span></text:span><text:span text:style-name="Основной_20_шрифт_20_абзаца"><text:span text:style-name="T6"> — Свидина, дерен кроваво-красный — </text:span></text:span><text:span text:style-name="Основной_20_шрифт_20_абзаца"><text:span text:style-name="T15">Cornus</text:span></text:span><text:span text:style-name="Основной_20_шрифт_20_абзаца"><text:span text:style-name="T16"> </text:span></text:span><text:span text:style-name="Основной_20_шрифт_20_абзаца"><text:span text:style-name="T15">sanguin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56.</text:span></text:span></text:p>
      <text:p text:style-name="P1"><text:soft-page-break/>Кустарник до 4 м высотой. Кора стволов буровато-серая. Листья яйцевидные. Цветки в щитковидных соцветиях. Лепестки белые. Цветет в мае — июне. Плод — шаровидная костянка, зрелая — черная. Размножается семенами и черенками.</text:p>
      <text:p text:style-name="P1">Растет в лесах, в поймах рек. Декоративна. Выращивается повсеместно.</text:p>
      <text:p text:style-name="P1"/>
      <text:p text:style-name="P7"><text:span text:style-name="Основной_20_шрифт_20_абзаца"><text:span text:style-name="T1">Заркыб</text:span></text:span><text:span text:style-name="Основной_20_шрифт_20_абзаца"><text:span text:style-name="T6"> — Кизил обыкновенный, мужской — </text:span></text:span><text:span text:style-name="Основной_20_шрифт_20_абзаца"><text:span text:style-name="T15">Cornus</text:span></text:span><text:span text:style-name="Основной_20_шрифт_20_абзаца"><text:span text:style-name="T16"> </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Зары.</text:p>
      <text:p text:style-name="P1"/>
      <text:p text:style-name="P7"><text:span text:style-name="Основной_20_шрифт_20_абзаца"><text:span text:style-name="T1">ЗгIваъажвхIвра</text:span></text:span><text:span text:style-name="Основной_20_шрифт_20_абзаца"><text:span text:style-name="T6"> — Мята длиннолистн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log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Уапшы ТшыхIвра.</text:p>
      <text:p text:style-name="P1"/>
      <text:p text:style-name="P7"><text:span text:style-name="Основной_20_шрифт_20_абзаца"><text:span text:style-name="T1">ЗгIвахвышхва</text:span></text:span><text:span text:style-name="Основной_20_шрифт_20_абзаца"><text:span text:style-name="T6"> — Заразиха, волчок — </text:span></text:span><text:span text:style-name="Основной_20_шрифт_20_абзаца"><text:span text:style-name="T15">Orobanch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или многолетнее паразитное растение, лишенное зеленой окраски. Стебли простые или ветвящиеся с зачатками листьев. Цветки крупные, одиночные. Заразиха присасывается к корням растений и питается их соками. Одно растение образует от 100 до 150 тыс. мелких семян, разносимых ветром и водой, в почве сохраняются до 6 лет.</text:p>
      <text:p text:style-name="P1">Наиболее распрасграненны: Заразихи — подсолнечниковая, ветвистая, капустная, египетская.</text:p>
      <text:p text:style-name="P1"/>
      <text:p text:style-name="P7"><text:span text:style-name="Основной_20_шрифт_20_абзаца"><text:span text:style-name="T1">Йачмен</text:span></text:span><text:span text:style-name="Основной_20_шрифт_20_абзаца"><text:span text:style-name="T6"> — Ячмень обыкновенный — </text:span></text:span><text:span text:style-name="Основной_20_шрифт_20_абзаца"><text:span text:style-name="T15">Harde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культурное растение до 30 — 70 см высотой. Колос неломкий, многогранный как и у ярового ячменя.</text:p>
      <text:p text:style-name="P1">Выращивается в КЧР ради получения зерна, солома идет на корм животным. Ячмень — вторая зерновая культура после пшеницы.</text:p>
      <text:p text:style-name="P1"/>
      <text:p text:style-name="P7"><text:span text:style-name="Основной_20_шрифт_20_абзаца"><text:span text:style-name="T1">Йачмен</text:span></text:span><text:span text:style-name="Основной_20_шрифт_20_абзаца"><text:span text:style-name="T9"> </text:span></text:span><text:span text:style-name="Основной_20_шрифт_20_абзаца"><text:span text:style-name="T6">— Ячмень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Ценная зерновая культура разностороннего использования. В Северных районах возделывается как продовольственная культура, в центральных и южных — как зернофуражная, в западных — для пивоварения. Ячмень используется также для приготовления крупы.</text:p>
      <text:p text:style-name="P1">Различают 2 подвида: Ячмень двухрядный, зерно формируется только в колосках средних рядов. Используется для пивоварения, и ячмень многорядный, у которого все цветки плодоносны. У этого вида различают 6-гранные формы, используемые в спиртокурении, 4-гранные, которые идут для продовольственных и кормовых целей.</text:p>
      <text:p text:style-name="P1"/>
      <text:p text:style-name="P7"><text:span text:style-name="Основной_20_шрифт_20_абзаца"><text:span text:style-name="T1">ЙачIвахвыц</text:span></text:span><text:span text:style-name="Основной_20_шрифт_20_абзаца"><text:span text:style-name="T9"> </text:span></text:span><text:span text:style-name="Основной_20_шрифт_20_абзаца"><text:span text:style-name="T6">— Звездчатка — </text:span></text:span><text:span text:style-name="Основной_20_шрифт_20_абзаца"><text:span text:style-name="T15">Stell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этот род входят однолетники и многолетники, достигающие до 10 — 50 см длины. Корневая система у большинства слабая. Стебли тонкие, лежачие или восходящие. Листья простые, заостренные, черешковые, сидят в основном супротивно.</text:p>
      <text:p text:style-name="P1">Растут на лугах, сенокосах, кустарниках. Слабо поедаются скотом. Среди них есть и сорняки.</text:p>
      <text:p text:style-name="P1"/>
      <text:p text:style-name="P7"><text:span text:style-name="Основной_20_шрифт_20_абзаца"><text:span text:style-name="T1">Йучач</text:span></text:span><text:span text:style-name="Основной_20_шрифт_20_абзаца"><text:span text:style-name="T9"> </text:span></text:span><text:span text:style-name="Основной_20_шрифт_20_абзаца"><text:span text:style-name="T6">— Ракитник волосистый — </text:span></text:span><text:span text:style-name="Основной_20_шрифт_20_абзаца"><text:span text:style-name="T15">Cytisus</text:span></text:span><text:span text:style-name="Основной_20_шрифт_20_абзаца"><text:span text:style-name="T16"> </text:span></text:span><text:span text:style-name="Основной_20_шрифт_20_абзаца"><text:span text:style-name="T15">hirsutissimus</text:span></text:span><text:span text:style-name="Основной_20_шрифт_20_абзаца"><text:span text:style-name="T16"> </text:span></text:span><text:span text:style-name="Основной_20_шрифт_20_абзаца"><text:span text:style-name="T15">Koch</text:span></text:span><text:span text:style-name="Основной_20_шрифт_20_абзаца"><text:span text:style-name="T6">.</text:span></text:span></text:p>
      <text:p text:style-name="P1">Кустарник высотой до 20 — 40 см с опушенными побегами. Листья тройчатые, листочки яйцевидные. Цветки желтые, собраны в колосовидные соцветия. Плод — боб, черный с редкими волосками.</text:p>
      <text:p text:style-name="P1">Нетребователен к почве, размножается семенами и корневыми отпрысками.</text:p>
      <text:p text:style-name="P1">Растет на каменистых местах, щебнистых склонах.</text:p>
      <text:p text:style-name="P1">Медонос.</text:p>
      <text:p text:style-name="P1"/>
      <text:p text:style-name="P7"><text:span text:style-name="Основной_20_шрифт_20_абзаца"><text:span text:style-name="T1">а-Какан</text:span></text:span><text:span text:style-name="Основной_20_шрифт_20_абзаца"><text:span text:style-name="T9"> </text:span></text:span><text:span text:style-name="Основной_20_шрифт_20_абзаца"><text:span text:style-name="T6">(абх.) — Орех грецки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r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Выращивают абазины орех грецкий давно, используют плоды в пищу.</text:p>
      <text:p text:style-name="P1"/>
      <text:p text:style-name="P7"><text:span text:style-name="Основной_20_шрифт_20_абзаца"><text:span text:style-name="T1">а-Калам</text:span></text:span><text:span text:style-name="Основной_20_шрифт_20_абзаца"><text:span text:style-name="T9"> </text:span></text:span><text:span text:style-name="Основной_20_шрифт_20_абзаца"><text:span text:style-name="T6">(абх.) — Бамбук — </text:span></text:span><text:span text:style-name="Основной_20_шрифт_20_абзаца"><text:span text:style-name="T15">Bambusa</text:span></text:span><text:span text:style-name="Основной_20_шрифт_20_абзаца"><text:span text:style-name="T16"> </text:span></text:span><text:span text:style-name="Основной_20_шрифт_20_абзаца"><text:span text:style-name="T15">Schred</text:span></text:span><text:span text:style-name="Основной_20_шрифт_20_абзаца"><text:span text:style-name="T6">.</text:span></text:span></text:p>
      <text:p text:style-name="P1">Многолетнее растение высотой до 40 м. Из числа деревянистых, бамбук самое <text:soft-page-break/>быстрорастущее дерево.</text:p>
      <text:p text:style-name="P1">На Кавказе растет 60 — 70 лет. Абазины использовали для приготовления палок.</text:p>
      <text:p text:style-name="P1"/>
      <text:p text:style-name="P7"><text:span text:style-name="Основной_20_шрифт_20_абзаца"><text:span text:style-name="T1">а-Кама</text:span></text:span><text:span text:style-name="Основной_20_шрифт_20_абзаца"><text:span text:style-name="T9"> </text:span></text:span><text:span text:style-name="Основной_20_шрифт_20_абзаца"><text:span text:style-name="T6">(абх.) — Укроп пахучий, укроп огородный — </text:span></text:span><text:span text:style-name="Основной_20_шрифт_20_абзаца"><text:span text:style-name="T15">Anethum</text:span></text:span><text:span text:style-name="Основной_20_шрифт_20_абзаца"><text:span text:style-name="T16"> </text:span></text:span><text:span text:style-name="Основной_20_шрифт_20_абзаца"><text:span text:style-name="T15">graveol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Абазины выращивают на приусадебных участках, используют для солки и в виде приправы к пище.</text:p>
      <text:p text:style-name="P1"/>
      <text:p text:style-name="P7"><text:span text:style-name="Основной_20_шрифт_20_абзаца"><text:span text:style-name="T1">Каштан</text:span></text:span><text:span text:style-name="Основной_20_шрифт_20_абзаца"><text:span text:style-name="T9"> </text:span></text:span><text:span text:style-name="Основной_20_шрифт_20_абзаца"><text:span text:style-name="T6">— Каштан посевной, каштан культурный — </text:span></text:span><text:span text:style-name="Основной_20_шрифт_20_абзаца"><text:span text:style-name="T15">Castane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Адгьылраса.</text:p>
      <text:p text:style-name="P1"/>
      <text:p text:style-name="P7"><text:span text:style-name="Основной_20_шрифт_20_абзаца"><text:span text:style-name="T1">КацацIла</text:span></text:span><text:span text:style-name="Основной_20_шрифт_20_абзаца"><text:span text:style-name="T9"> </text:span></text:span><text:span text:style-name="Основной_20_шрифт_20_абзаца"><text:span text:style-name="T6">— 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аца</text:span></text:span><text:span text:style-name="Основной_20_шрифт_20_абзаца"><text:span text:style-name="T9"> </text:span></text:span><text:span text:style-name="Основной_20_шрифт_20_абзаца"><text:span text:style-name="T6">— Акация белая, робиния лже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Pseudoacac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Акаца.</text:p>
      <text:p text:style-name="P1"/>
      <text:p text:style-name="P7"><text:span text:style-name="Основной_20_шрифт_20_абзаца"><text:span text:style-name="T1">Каца</text:span></text:span><text:span text:style-name="Основной_20_шрифт_20_абзаца"><text:span text:style-name="T9"> </text:span></text:span><text:span text:style-name="Основной_20_шрифт_20_абзаца"><text:span text:style-name="T6">— 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
      <text:p text:style-name="P7"><text:span text:style-name="Основной_20_шрифт_20_абзаца"><text:span text:style-name="T1">а-Кацахуыр</text:span></text:span><text:span text:style-name="Основной_20_шрифт_20_абзаца"><text:span text:style-name="T9"> </text:span></text:span><text:span text:style-name="Основной_20_шрифт_20_абзаца"><text:span text:style-name="T6">(абх.) — Барбарис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Абазины используют барбарисовое масло как лекарственное средство. В пищу идут и кислые листья барбариса.</text:p>
      <text:p text:style-name="P1"/>
      <text:p text:style-name="P7"><text:span text:style-name="Основной_20_шрифт_20_абзаца"><text:span text:style-name="T1">а-Карклаш</text:span></text:span><text:span text:style-name="Основной_20_шрифт_20_абзаца"><text:span text:style-name="T9"> </text:span></text:span><text:span text:style-name="Основной_20_шрифт_20_абзаца"><text:span text:style-name="T6">(абх.) — Горох турецкий — </text:span></text:span><text:span text:style-name="Основной_20_шрифт_20_абзаца"><text:span text:style-name="T15">Cicer</text:span></text:span><text:span text:style-name="Основной_20_шрифт_20_абзаца"><text:span text:style-name="T16"> </text:span></text:span><text:span text:style-name="Основной_20_шрифт_20_абзаца"><text:span text:style-name="T15">ariet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С глубокой древности используется горох как пищевое растение. Надземная часть идет на корм животным, содержит много белка.</text:p>
      <text:p text:style-name="P1"/>
      <text:p text:style-name="P7"><text:span text:style-name="Основной_20_шрифт_20_абзаца"><text:span text:style-name="T1">а-Карпыжэ</text:span></text:span><text:span text:style-name="Основной_20_шрифт_20_абзаца"><text:span text:style-name="T9"> </text:span></text:span><text:span text:style-name="Основной_20_шрифт_20_абзаца"><text:span text:style-name="T6">(абх.) — Арбуз обыкновенный — </text:span></text:span><text:span text:style-name="Основной_20_шрифт_20_абзаца"><text:span text:style-name="T15">Citrull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Schrad</text:span></text:span><text:span text:style-name="Основной_20_шрифт_20_абзаца"><text:span text:style-name="T6">.</text:span></text:span></text:p>
      <text:p text:style-name="P1">В КЧР вид не выращивается, арбуз требователен к свету и теплу.</text:p>
      <text:p text:style-name="P1"/>
      <text:p text:style-name="P7"><text:span text:style-name="Основной_20_шрифт_20_абзаца"><text:span text:style-name="T1">а-Картош</text:span></text:span><text:span text:style-name="Основной_20_шрифт_20_абзаца"><text:span text:style-name="T9"> </text:span></text:span><text:span text:style-name="Основной_20_шрифт_20_абзаца"><text:span text:style-name="T6">(абх.) — Картофель — </text:span></text:span><text:span text:style-name="Основной_20_шрифт_20_абзаца"><text:span text:style-name="T15">Solanum</text:span></text:span><text:span text:style-name="Основной_20_шрифт_20_абзаца"><text:span text:style-name="T16"> </text:span></text:span><text:span text:style-name="Основной_20_шрифт_20_абзаца"><text:span text:style-name="T15">tubero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Выращивают как пищевое растение. Из картофеля получают муку, спирт, идет и на корм животным.</text:p>
      <text:p text:style-name="P1"/>
      <text:p text:style-name="P7"><text:span text:style-name="Основной_20_шрифт_20_абзаца"><text:span text:style-name="T1">Кипарис</text:span></text:span><text:span text:style-name="Основной_20_шрифт_20_абзаца"><text:span text:style-name="T9"> </text:span></text:span><text:span text:style-name="Основной_20_шрифт_20_абзаца"><text:span text:style-name="T6">— Кипарис — </text:span></text:span><text:span text:style-name="Основной_20_шрифт_20_абзаца"><text:span text:style-name="T15">Cupressum</text:span></text:span><text:span text:style-name="Основной_20_шрифт_20_абзаца"><text:span text:style-name="T16"> </text:span></text:span><text:span text:style-name="Основной_20_шрифт_20_абзаца"><text:span text:style-name="T15">Tourn</text:span></text:span><text:span text:style-name="Основной_20_шрифт_20_абзаца"><text:span text:style-name="T6">.</text:span></text:span></text:p>
      <text:p text:style-name="P1">Дерево до 30 м высотой; молодые побеги плосковатые, голые, зеленые, позже буровато-красноватые; кора ветвей и стволов коричневая, гладкая, старая — трещиноватая, темная; хвоя накрест супротивная, с верхней стороны темно-зеленая; шишки шаровидные, зрелые — светло-коричневые; семена с двумя широкими крыльями.</text:p>
      <text:p text:style-name="P1">Родина: Япония; высокодекоративный вид, пригоден для одиночных и групповых посадок в Карачаево-Черкесии.</text:p>
      <text:p text:style-name="P1"/>
      <text:p text:style-name="P7"><text:span text:style-name="Основной_20_шрифт_20_абзаца"><text:span text:style-name="T1">а-Киркуц</text:span></text:span><text:span text:style-name="Основной_20_шрифт_20_абзаца"><text:span text:style-name="T6"> (абх.) — Держи-дерево колючее — </text:span></text:span><text:span text:style-name="Основной_20_шрифт_20_абзаца"><text:span text:style-name="T15">Paliurus</text:span></text:span><text:span text:style-name="Основной_20_шрифт_20_абзаца"><text:span text:style-name="T16"> </text:span></text:span><text:span text:style-name="Основной_20_шрифт_20_абзаца"><text:span text:style-name="T15">spina</text:span></text:span><text:span text:style-name="Основной_20_шрифт_20_абзаца"><text:span text:style-name="T16">-</text:span></text:span><text:span text:style-name="Основной_20_шрифт_20_абзаца"><text:span text:style-name="T15">christi</text:span></text:span><text:span text:style-name="Основной_20_шрифт_20_абзаца"><text:span text:style-name="T16"> </text:span></text:span><text:span text:style-name="Основной_20_шрифт_20_абзаца"><text:span text:style-name="T15">Miller</text:span></text:span><text:span text:style-name="Основной_20_шрифт_20_абзаца"><text:span text:style-name="T6">. </text:span></text:span><text:span text:style-name="Основной_20_шрифт_20_абзаца"><text:span text:style-name="T7">Рис. 57.</text:span></text:span></text:p>
      <text:p text:style-name="P1">Кустарник с многочисленными прямыми стеблями до 3 м высотой. Листья короткочерешковые, сверху темно-зеленые, снизу светло-зеленые. Цветки в кистевидные соцветия, мелкие желтоватые. Цветет в июне — июле.</text:p>
      <text:p text:style-name="P1">Растет в приморской полосе и на предгорьях Абхазии. Встречается на сухих местообитаниях, в лесах, приморских песках, скалистых и обнаженных склонах.</text:p>
      <text:p text:style-name="P1">Растение медоносное.</text:p>
      <text:p text:style-name="P1">Находит применение в народной медицине.</text:p>
      <text:p text:style-name="P1"/>
      <text:p text:style-name="P7"><text:span text:style-name="Основной_20_шрифт_20_абзаца"><text:span text:style-name="T1">а-Киркуц</text:span></text:span><text:span text:style-name="Основной_20_шрифт_20_абзаца"><text:span text:style-name="T6"> (абх.) — Жестер мелкоплодный — </text:span></text:span><text:span text:style-name="Основной_20_шрифт_20_абзаца"><text:span text:style-name="T15">Rhamnus</text:span></text:span><text:span text:style-name="Основной_20_шрифт_20_абзаца"><text:span text:style-name="T16"> </text:span></text:span><text:span text:style-name="Основной_20_шрифт_20_абзаца"><text:span text:style-name="T15">microcarpa</text:span></text:span><text:span text:style-name="Основной_20_шрифт_20_абзаца"><text:span text:style-name="T16"> </text:span></text:span><text:span text:style-name="Основной_20_шрифт_20_абзаца"><text:span text:style-name="T15">Boiss</text:span></text:span><text:span text:style-name="Основной_20_шрифт_20_абзаца"><text:span text:style-name="T6">. </text:span></text:span><text:span text:style-name="Основной_20_шрифт_20_абзаца"><text:span text:style-name="T7">Рис. 58.</text:span></text:span></text:p>
      <text:p text:style-name="P1">Мелкий кустарник с распростертыми ветвями. Листья овальные, на верхушке тупые. Цветет в мае — июне. Цветки двудомные. Плод — костянка, мелкая, яйцевидная.</text:p>
      <text:p text:style-name="P1">Растет в лесном и альпийском поясах, в трещинах известковых скал.</text:p>
      <text:p text:style-name="P1"/>
      <text:p text:style-name="P7"><text:soft-page-break/><text:span text:style-name="Основной_20_шрифт_20_абзаца"><text:span text:style-name="T1">Клевер</text:span></text:span><text:span text:style-name="Основной_20_шрифт_20_абзаца"><text:span text:style-name="T6"> — Клевер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бгъьыкI.</text:p>
      <text:p text:style-name="P1">Все виды клевера отлично поедаются животными как в зеленой массе, так и в сене.</text:p>
      <text:p text:style-name="P1"/>
      <text:p text:style-name="P7"><text:span text:style-name="Основной_20_шрифт_20_абзаца"><text:span text:style-name="T1">КкIвуба</text:span></text:span><text:span text:style-name="Основной_20_шрифт_20_абзаца"><text:span text:style-name="T6"> (шкар.) — Гриб.</text:span></text:span></text:p>
      <text:p text:style-name="P1">Очень большая группа низших растений, не содержащих хлорофилла и питающихся готовыми органическими веществами.</text:p>
      <text:p text:style-name="P1">Грибы сапрофиты. Кроме шляпочных грибов бывают и грибы плесенные, дрожжи, ржавчины головни, гниение древесины, различных пятнистостей растений и многие другие.</text:p>
      <text:p text:style-name="P1">Размножаются спорами.</text:p>
      <text:p text:style-name="P1">Грибы вызывают разложение растительных остатков, они — важные участники процессов почвообразования.</text:p>
      <text:p text:style-name="P1"/>
      <text:p text:style-name="P7"><text:span text:style-name="Основной_20_шрифт_20_абзаца"><text:span text:style-name="T1">а-Какубаа</text:span></text:span><text:span text:style-name="Основной_20_шрифт_20_абзаца"><text:span text:style-name="T6"> (абх.) — Гриб.</text:span></text:span></text:p>
      <text:p text:style-name="P1">Разновидностей гриба во флоре КЧР много, среди них съедобные, ядовитые и вредные.</text:p>
      <text:p text:style-name="P1"/>
      <text:p text:style-name="P7"><text:span text:style-name="Основной_20_шрифт_20_абзаца"><text:span text:style-name="T1">а-Куны</text:span></text:span><text:span text:style-name="Основной_20_шрифт_20_абзаца"><text:span text:style-name="T6"> (абх.) — Лен (дикие виды) — </text:span></text:span><text:span text:style-name="Основной_20_шрифт_20_абзаца"><text:span text:style-name="T15">L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расиво цветущие виды, во флоре КЧР встречаются на сухих склонах, лугах.</text:p>
      <text:p text:style-name="P1"/>
      <text:p text:style-name="P7"><text:span text:style-name="Основной_20_шрифт_20_абзаца"><text:span text:style-name="T1">а-Купсха</text:span></text:span><text:span text:style-name="Основной_20_шрифт_20_абзаца"><text:span text:style-name="T6"> (абх.) — Сорт груши обыкновенной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Куыц</text:span></text:span><text:span text:style-name="Основной_20_шрифт_20_абзаца"><text:span text:style-name="T6"> (абх.) — </text:span></text:span><text:span text:style-name="Основной_20_шрифт_20_абзаца"><text:span text:style-name="T9">Акация желтая, карагана древовидная </text:span></text:span><text:span text:style-name="Основной_20_шрифт_20_абзаца"><text:span text:style-name="T6">— </text:span></text:span><text:span text:style-name="Основной_20_шрифт_20_абзаца"><text:span text:style-name="T15">Caragana</text:span></text:span><text:span text:style-name="Основной_20_шрифт_20_абзаца"><text:span text:style-name="T16"> </text:span></text:span><text:span text:style-name="Основной_20_шрифт_20_абзаца"><text:span text:style-name="T15">arboresc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В лесах Монголии — обычный представитель. В наших краях выращивается вблизи строений человека.</text:p>
      <text:p text:style-name="P1"/>
      <text:p text:style-name="P7"><text:span text:style-name="Основной_20_шрифт_20_абзаца"><text:span text:style-name="T1">КыбгIважь</text:span></text:span><text:span text:style-name="Основной_20_шрифт_20_абзаца"><text:span text:style-name="T6"> — Дрок — </text:span></text:span><text:span text:style-name="Основной_20_шрифт_20_абзаца"><text:span text:style-name="T15">Genis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отмечено 3 вида дрока. Все три вида кустарнички от 10 до 30 см высотой. Листья и стебли опушены. Цветет в июне — июле. Из цветков дрока красильного получают лак, из листьев, стволиков и цветков — желтую краску для льняных и бумажных тканей. Соцветие — в рыхлой кисти. Плод — боб.</text:p>
      <text:p text:style-name="P1">Декоративен, хорош для создания цветочных бордюров.</text:p>
      <text:p text:style-name="P1"/>
      <text:p text:style-name="P7"><text:span text:style-name="Основной_20_шрифт_20_абзаца"><text:span text:style-name="T1">Кыб</text:span></text:span><text:span text:style-name="Основной_20_шрифт_20_абзаца"><text:span text:style-name="T6"> — Кустарник.</text:span></text:span></text:p>
      <text:p text:style-name="P1">Древесное растение с многими стволиками. По высоте различают низкие (жимолость, смородина, сирень) и высокие (черемуха, рябина).</text:p>
      <text:p text:style-name="P1">Кустарники имеют большое значение, особенно плодовые (смородина, малина, калина) и технические (скумпия, бересклет).</text:p>
      <text:p text:style-name="P1">В лесных насаждениях они составляют подлесок. В защитных и озеленительных насаждениях их используют в живых изгородях, бордюрах (низкие живые изгороди высотой до 0,5 м).</text:p>
      <text:p text:style-name="P1"/>
      <text:p text:style-name="P7"><text:span text:style-name="Основной_20_шрифт_20_абзаца"><text:span text:style-name="T1">Кыбкъвыд</text:span></text:span><text:span text:style-name="Основной_20_шрифт_20_абзаца"><text:span text:style-name="T6"> — Ракитник кавказский — </text:span></text:span><text:span text:style-name="Основной_20_шрифт_20_абзаца"><text:span text:style-name="T15">Cytisus</text:span></text:span><text:span text:style-name="Основной_20_шрифт_20_абзаца"><text:span text:style-name="T16"> </text:span></text:span><text:span text:style-name="Основной_20_шрифт_20_абзаца"><text:span text:style-name="T15">caucasicus</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6">. </text:span></text:span><text:span text:style-name="Основной_20_шрифт_20_абзаца"><text:span text:style-name="T7">Рис. 59.</text:span></text:span></text:p>
      <text:p text:style-name="P1">Кустарник высотой до 170 см с пряными ветвями. Листья перистые, листочки на черешках. Цветет в мае июле. Цветки желтые в колосовидных кистях. Плод — боб пушистый.</text:p>
      <text:p text:style-name="P1">Растет на каменистых местах среднегорного пояса.</text:p>
      <text:p text:style-name="P1">Медонос.</text:p>
      <text:p text:style-name="P1"/>
      <text:p text:style-name="P7"><text:span text:style-name="Основной_20_шрифт_20_абзаца"><text:span text:style-name="T1">КыбхIвра</text:span></text:span><text:span text:style-name="Основной_20_шрифт_20_абзаца"><text:span text:style-name="T6"> — Зверобой изящ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elegans</text:span></text:span><text:span text:style-name="Основной_20_шрифт_20_абзаца"><text:span text:style-name="T16"> </text:span></text:span><text:span text:style-name="Основной_20_шрифт_20_абзаца"><text:span text:style-name="T15">Steph</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Уапшы ЧайгIважь.</text:p>
      <text:p text:style-name="P1"/>
      <text:p text:style-name="P7"><text:span text:style-name="Основной_20_шрифт_20_абзаца"><text:span text:style-name="T1">КыбхIвра</text:span></text:span><text:span text:style-name="Основной_20_шрифт_20_абзаца"><text:span text:style-name="T6"> — Зверобой продырявленный, обыкнов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Кыбуау</text:span></text:span><text:span text:style-name="Основной_20_шрифт_20_абзаца"><text:span text:style-name="T6"> — Рододендрон желтый — </text:span></text:span><text:span text:style-name="Основной_20_шрифт_20_абзаца"><text:span text:style-name="T15">Rhododendron</text:span></text:span><text:span text:style-name="Основной_20_шрифт_20_абзаца"><text:span text:style-name="T16"> </text:span></text:span><text:span text:style-name="Основной_20_шрифт_20_абзаца"><text:span text:style-name="T15">luteum</text:span></text:span><text:span text:style-name="Основной_20_шрифт_20_абзаца"><text:span text:style-name="T16"> </text:span></text:span><text:span text:style-name="Основной_20_шрифт_20_абзаца"><text:span text:style-name="T15">D</text:span></text:span><text:span text:style-name="Основной_20_шрифт_20_абзаца"><text:span text:style-name="T16">. </text:span></text:span><text:span text:style-name="Основной_20_шрифт_20_абзаца"><text:span text:style-name="T15">Don</text:span></text:span><text:span text:style-name="Основной_20_шрифт_20_абзаца"><text:span text:style-name="T6">.</text:span></text:span></text:p>
      <text:p text:style-name="P1"><text:soft-page-break/>Кустарник высотой до 2 м. Листья продолговато-яйцевидные, тонкие; цветки оранжевые или желтые. Рододендрон желтый — ядовитое растение.</text:p>
      <text:p text:style-name="P1">Растет на горных лугах и пастбищах.</text:p>
      <text:p text:style-name="P1">Родина: Восточная Европа, Кавказ, Малая Азия; на Северном Кавказе встречается по опушкам горных лесов.</text:p>
      <text:p text:style-name="P1"/>
      <text:p text:style-name="P7"><text:span text:style-name="Основной_20_шрифт_20_абзаца"><text:span text:style-name="T1">Кыбалайы</text:span></text:span><text:span text:style-name="Основной_20_шрифт_20_абзаца"><text:span text:style-name="T6"> — Барбарис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гъквайчIва.</text:p>
      <text:p text:style-name="P1"/>
      <text:p text:style-name="P7"><text:span text:style-name="Основной_20_шрифт_20_абзаца"><text:span text:style-name="T1">Кылбышв</text:span></text:span><text:span text:style-name="Основной_20_шрифт_20_абзаца"><text:span text:style-name="T6"> — Бедренец камнеломковый — </text:span></text:span><text:span text:style-name="Основной_20_шрифт_20_абзаца"><text:span text:style-name="T15">Pimpinella</text:span></text:span><text:span text:style-name="Основной_20_шрифт_20_абзаца"><text:span text:style-name="T16"> </text:span></text:span><text:span text:style-name="Основной_20_шрифт_20_абзаца"><text:span text:style-name="T15">saxifrag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ормовое многолетнее растение 20 — 60 см высотой. Стебель с острыми ребрами. Листья черешковые, перистые. Цветет с половины июня до августа. Цветки белые. Плод до 2,5 мм длины.</text:p>
      <text:p text:style-name="P1">Во флоре КЧР растет на суходальных лугах, травянистых склонах, в лесах, на опушках, полях, по дорогам.</text:p>
      <text:p text:style-name="P1">С ранней весны и до осени в пищу используют молодые листья для салатов, винегретов, супов. Корни употребляют в качестве приправы.</text:p>
      <text:p text:style-name="P1">Медонос.</text:p>
      <text:p text:style-name="P1"/>
      <text:p text:style-name="P7"><text:span text:style-name="Основной_20_шрифт_20_абзаца"><text:span text:style-name="T1">а-Кырклыш</text:span></text:span><text:span text:style-name="Основной_20_шрифт_20_абзаца"><text:span text:style-name="T6"> (абх.) — Горох турецкий — </text:span></text:span><text:span text:style-name="Основной_20_шрифт_20_абзаца"><text:span text:style-name="T15">Cicer</text:span></text:span><text:span text:style-name="Основной_20_шрифт_20_абзаца"><text:span text:style-name="T16"> </text:span></text:span><text:span text:style-name="Основной_20_шрифт_20_абзаца"><text:span text:style-name="T15">ariet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ырбыджьалыцI</text:span></text:span><text:span text:style-name="Основной_20_шрифт_20_абзаца"><text:span text:style-name="T6"> — Костер береговой — </text:span></text:span><text:span text:style-name="Основной_20_шрифт_20_абзаца"><text:span text:style-name="T15">Zerna</text:span></text:span><text:span text:style-name="Основной_20_шрифт_20_абзаца"><text:span text:style-name="T16"> </text:span></text:span><text:span text:style-name="Основной_20_шрифт_20_абзаца"><text:span text:style-name="T15">riparia</text:span></text:span><text:span text:style-name="Основной_20_шрифт_20_абзаца"><text:span text:style-name="T16"> (</text:span></text:span><text:span text:style-name="Основной_20_шрифт_20_абзаца"><text:span text:style-name="T15">Rehm</text:span></text:span><text:span text:style-name="Основной_20_шрифт_20_абзаца"><text:span text:style-name="T16">.) </text:span></text:span><text:span text:style-name="Основной_20_шрифт_20_абзаца"><text:span text:style-name="T15">Nevski</text:span></text:span><text:span text:style-name="Основной_20_шрифт_20_абзаца"><text:span text:style-name="T6">.</text:span></text:span></text:p>
      <text:p text:style-name="P1">Многолетнее травянистое растение до 130 — 140 см высотой. Корневища длинные. Цветет в мае — июле. Метелка раскидистая до 15 см длины.</text:p>
      <text:p text:style-name="P1">В КЧР встречается на лугах, полях, целинных склонах, поднимается до горного пояса. Возделывается как укосная и пастбищная трава. Хорошо поедается всеми видами животных.</text:p>
      <text:p text:style-name="P1"/>
      <text:p text:style-name="P7"><text:span text:style-name="Основной_20_шрифт_20_абзаца"><text:span text:style-name="T1">КвтIагъьхъа</text:span></text:span><text:span text:style-name="Основной_20_шрифт_20_абзаца"><text:span text:style-name="T6"> — Синеголовник плосколистный — </text:span></text:span><text:span text:style-name="Основной_20_шрифт_20_абзаца"><text:span text:style-name="T15">Eryngium</text:span></text:span><text:span text:style-name="Основной_20_шрифт_20_абзаца"><text:span text:style-name="T16"> </text:span></text:span><text:span text:style-name="Основной_20_шрифт_20_абзаца"><text:span text:style-name="T15">pl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Псыгъбыгъь.</text:p>
      <text:p text:style-name="P1"/>
      <text:p text:style-name="P7"><text:span text:style-name="Основной_20_шрифт_20_абзаца"><text:span text:style-name="T1">КвтIумырц</text:span></text:span><text:span text:style-name="Основной_20_шрифт_20_абзаца"><text:span text:style-name="T6"> — Паслен черный — </text:span></text:span><text:span text:style-name="Основной_20_шрифт_20_абзаца"><text:span text:style-name="T15">Solanum</text:span></text:span><text:span text:style-name="Основной_20_шрифт_20_абзаца"><text:span text:style-name="T16"> </text:span></text:span><text:span text:style-name="Основной_20_шрифт_20_абзаца"><text:span text:style-name="T15">nig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60.</text:span></text:span></text:p>
      <text:p text:style-name="P7"><text:span text:style-name="Основной_20_шрифт_20_абзаца"><text:span text:style-name="T6">Однолетнее травянистое растение. Стебель простой, обычно ветвистый в верхней части, достигает высотой до 15 — 70 см. Листья цельнокрайние с 3 зубцами по сторонам листа. Цветет летом и осенью до самых заморозков. Цветки белые, звездчатые. Ягода — </text:span></text:span><text:span text:style-name="Основной_20_шрифт_20_абзаца"><text:span text:style-name="T9">8-</text:span></text:span><text:span text:style-name="Основной_20_шрифт_20_абзаца"><text:span text:style-name="T6">9 мм в диаметре. Черные спелые ягоды паслена съедобны, а зеленые плоды, листья и стебли ядовиты.</text:span></text:span></text:p>
      <text:p text:style-name="P1">Растет в садах, балках, на огородах и сорных местах.</text:p>
      <text:p text:style-name="P1">Из ягод паслена делают начинку для пирогов.</text:p>
      <text:p text:style-name="P1"/>
      <text:p text:style-name="P7"><text:span text:style-name="Основной_20_шрифт_20_абзаца"><text:span text:style-name="T1">КвтIумырцмыгъ</text:span></text:span><text:span text:style-name="Основной_20_шрифт_20_абзаца"><text:span text:style-name="T6"> — Паслен колючий — </text:span></text:span><text:span text:style-name="Основной_20_шрифт_20_абзаца"><text:span text:style-name="T15">Solanum</text:span></text:span><text:span text:style-name="Основной_20_шрифт_20_абзаца"><text:span text:style-name="T16"> </text:span></text:span><text:span text:style-name="Основной_20_шрифт_20_абзаца"><text:span text:style-name="T15">rostratum</text:span></text:span><text:span text:style-name="Основной_20_шрифт_20_абзаца"><text:span text:style-name="T16"> </text:span></text:span><text:span text:style-name="Основной_20_шрифт_20_абзаца"><text:span text:style-name="T15">Dunnal</text:span></text:span><text:span text:style-name="Основной_20_шрифт_20_абзаца"><text:span text:style-name="T6">. </text:span></text:span><text:span text:style-name="Основной_20_шрифт_20_абзаца"><text:span text:style-name="T7">Рис. 61.</text:span></text:span></text:p>
      <text:p text:style-name="P1">Однолетний карантинный сорняк высотой 60 — 150 см, нередко образует кусты. Все части растения покрыты грубыми, острыми колючками.</text:p>
      <text:p text:style-name="P1">Цветки желтые. Плоды — одногнездные полусухие шарообразные ягоды, содержат до 70 семян.</text:p>
      <text:p text:style-name="P1">Растет в посевах пропашных культур, занесен из Америки.</text:p>
      <text:p text:style-name="P1"/>
      <text:p text:style-name="P7"><text:span text:style-name="Основной_20_шрифт_20_абзаца"><text:span text:style-name="T1">КвтIурпсыга</text:span></text:span><text:span text:style-name="Основной_20_шрифт_20_абзаца"><text:span text:style-name="T6"> — Паслен сладко-горький — </text:span></text:span><text:span text:style-name="Основной_20_шрифт_20_абзаца"><text:span text:style-name="T15">Solanum</text:span></text:span><text:span text:style-name="Основной_20_шрифт_20_абзаца"><text:span text:style-name="T16"> </text:span></text:span><text:span text:style-name="Основной_20_шрифт_20_абзаца"><text:span text:style-name="T15">dulcama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62.</text:span></text:span></text:p>
      <text:p text:style-name="P1">Кустарничек. Стебель деревянистый у основания, голый, ветвистый, иногда лежачий. Побеги длинные, нетолстые, травянистого вида, угловатые. Листья длинно-черешковые, цельные, яйцевидные, верхние — троичаторассеченные с крупными верхними и мелкими боковыми сегментами. Цветки лиловые, поникающие на длинном цветоносе. Плод — яйцевидная ярко-красная ягода.</text:p>
      <text:p text:style-name="P1">Растет среди кустарников, по берегам водоемов, на лощинках, на сырых мусорных местах.</text:p>
      <text:p text:style-name="P1">Ядовитое растение. При поедании скотом может вызвать отравление. На силос не годен, так как не теряет в нем своих ядовитых свойств.</text:p>
      <text:p text:style-name="P1"/>
      <text:p text:style-name="P7"><text:soft-page-break/><text:span text:style-name="Основной_20_шрифт_20_абзаца"><text:span text:style-name="T1">КвтIухъвбыгъь</text:span></text:span><text:span text:style-name="Основной_20_шрифт_20_абзаца"><text:span text:style-name="T6"> — Папоротник мужской, щитовник мужской — </text:span></text:span><text:span text:style-name="Основной_20_шрифт_20_абзаца"><text:span text:style-name="T15">Dryopteris</text:span></text:span><text:span text:style-name="Основной_20_шрифт_20_абзаца"><text:span text:style-name="T16"> </text:span></text:span><text:span text:style-name="Основной_20_шрифт_20_абзаца"><text:span text:style-name="T15">filix</text:span></text:span><text:span text:style-name="Основной_20_шрифт_20_абзаца"><text:span text:style-name="T16">-</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ott</text:span></text:span><text:span text:style-name="Основной_20_шрифт_20_абзаца"><text:span text:style-name="T6">.</text:span></text:span></text:p>
      <text:p text:style-name="P1">Уапшы Мгвыхьхъвшв.</text:p>
      <text:p text:style-name="P1"/>
      <text:p text:style-name="P7"><text:span text:style-name="Основной_20_шрифт_20_абзаца"><text:span text:style-name="T1">КвтIухъвшв</text:span></text:span><text:span text:style-name="Основной_20_шрифт_20_абзаца"><text:span text:style-name="T6"> — Чабрец, тимьян — </text:span></text:span><text:span text:style-name="Основной_20_шрифт_20_абзаца"><text:span text:style-name="T15">Thy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На Северном Кавказе растут до 15 видов этого рода. Высота их достигает до 10 — 35 см. Листья мелкие, продолговатые. Все они имеют приятный запах, встречаются на сухих склонах, лугах и в кустарниках. Удовлетворительно поедается скотом.</text:p>
      <text:p text:style-name="P1">Многолетники. В КЧР растут повсеместно.</text:p>
      <text:p text:style-name="P1"/>
      <text:p text:style-name="P7"><text:span text:style-name="Основной_20_шрифт_20_абзаца"><text:span text:style-name="T1">КвтIухъвшв</text:span></text:span><text:span text:style-name="Основной_20_шрифт_20_абзаца"><text:span text:style-name="T6"> — Чабер рыхлоцветковый — </text:span></text:span><text:span text:style-name="Основной_20_шрифт_20_абзаца"><text:span text:style-name="T15">Satureja</text:span></text:span><text:span text:style-name="Основной_20_шрифт_20_абзаца"><text:span text:style-name="T16"> </text:span></text:span><text:span text:style-name="Основной_20_шрифт_20_абзаца"><text:span text:style-name="T15">laxifeora</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Roch</text:span></text:span><text:span text:style-name="Основной_20_шрифт_20_абзаца"><text:span text:style-name="T6">.</text:span></text:span></text:p>
      <text:p text:style-name="P1">Однолетнее травянистое растение высотой 30 — 40 см. Корневая система не крепкая. Листья ланцетнолинейные или продолговатые. Соцветие рыхлое, продолговатое. Цветки с приятным запахом.</text:p>
      <text:p text:style-name="P1">Абазины, черкесы выращивают и высушивают в тени. Измельчают листья или мелят их, подобная мука служит приправой ко многим кушаниям.</text:p>
      <text:p text:style-name="P1"/>
      <text:p text:style-name="P7"><text:span text:style-name="Основной_20_шрифт_20_абзаца"><text:span text:style-name="T1">КвтIухIвра</text:span></text:span><text:span text:style-name="Основной_20_шрифт_20_абзаца"><text:span text:style-name="T6"> — Пастушья сумка — </text:span></text:span><text:span text:style-name="Основной_20_шрифт_20_абзаца"><text:span text:style-name="T15">Capsella</text:span></text:span><text:span text:style-name="Основной_20_шрифт_20_абзаца"><text:span text:style-name="T16"> </text:span></text:span><text:span text:style-name="Основной_20_шрифт_20_абзаца"><text:span text:style-name="T15">bursa</text:span></text:span><text:span text:style-name="Основной_20_шрифт_20_абзаца"><text:span text:style-name="T16"> </text:span></text:span><text:span text:style-name="Основной_20_шрифт_20_абзаца"><text:span text:style-name="T15">pasto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Уапшы Рахвхча артмакъ.</text:p>
      <text:p text:style-name="P1"/>
      <text:p text:style-name="P7"><text:span text:style-name="Основной_20_шрифт_20_абзаца"><text:span text:style-name="T1">КвтIушырдза</text:span></text:span><text:span text:style-name="Основной_20_шрифт_20_абзаца"><text:span text:style-name="T6"> — Куриное просо — </text:span></text:span><text:span text:style-name="Основной_20_шрифт_20_абзаца"><text:span text:style-name="T15">Echinochloa</text:span></text:span><text:span text:style-name="Основной_20_шрифт_20_абзаца"><text:span text:style-name="T16"> </text:span></text:span><text:span text:style-name="Основной_20_шрифт_20_абзаца"><text:span text:style-name="T15">crus</text:span></text:span><text:span text:style-name="Основной_20_шрифт_20_абзаца"><text:span text:style-name="T16">-</text:span></text:span><text:span text:style-name="Основной_20_шрифт_20_абзаца"><text:span text:style-name="T15">gal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Roem</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Schult</text:span></text:span><text:span text:style-name="Основной_20_шрифт_20_абзаца"><text:span text:style-name="T6">. </text:span></text:span><text:span text:style-name="Основной_20_шрифт_20_абзаца"><text:span text:style-name="T7">Рис. 63.</text:span></text:span></text:p>
      <text:p text:style-name="P1">Уапшы БаджьакIьайдза.</text:p>
      <text:p text:style-name="P1"/>
      <text:p text:style-name="P7"><text:span text:style-name="Основной_20_шрифт_20_абзаца"><text:span text:style-name="T1">КвтIущамх</text:span></text:span><text:span text:style-name="Основной_20_шрифт_20_абзаца"><text:span text:style-name="T6"> — Резак поручейниковидный — </text:span></text:span><text:span text:style-name="Основной_20_шрифт_20_абзаца"><text:span text:style-name="T15">Falcaria</text:span></text:span><text:span text:style-name="Основной_20_шрифт_20_абзаца"><text:span text:style-name="T16"> </text:span></text:span><text:span text:style-name="Основной_20_шрифт_20_абзаца"><text:span text:style-name="T15">sioides</text:span></text:span><text:span text:style-name="Основной_20_шрифт_20_абзаца"><text:span text:style-name="T16"> (</text:span></text:span><text:span text:style-name="Основной_20_шрифт_20_абзаца"><text:span text:style-name="T15">Wib</text:span></text:span><text:span text:style-name="Основной_20_шрифт_20_абзаца"><text:span text:style-name="T16">.) </text:span></text:span><text:span text:style-name="Основной_20_шрифт_20_абзаца"><text:span text:style-name="T15">Aschers</text:span></text:span><text:span text:style-name="Основной_20_шрифт_20_абзаца"><text:span text:style-name="T6">.</text:span></text:span></text:p>
      <text:p text:style-name="P1">Двухлетник или многолетник высотой 30 — 60 см. Стебли прямые, растопыренно ветвистые. Листья рассеченные. Цветет в июне — июле. Цветки белые. Зонтики 5 — 10 лучевые.</text:p>
      <text:p text:style-name="P1">В КЧР растет на сухих лугах, в посевах. Встречается и в горном поясе.</text:p>
      <text:p text:style-name="P1"/>
      <text:p text:style-name="P7"><text:span text:style-name="Основной_20_шрифт_20_абзаца"><text:span text:style-name="T1">КвтIущамх</text:span></text:span><text:span text:style-name="Основной_20_шрифт_20_абзаца"><text:span text:style-name="T6"> — Свинорой пальчатый — </text:span></text:span><text:span text:style-name="Основной_20_шрифт_20_абзаца"><text:span text:style-name="T15">Cynodon</text:span></text:span><text:span text:style-name="Основной_20_шрифт_20_абзаца"><text:span text:style-name="T16"> </text:span></text:span><text:span text:style-name="Основной_20_шрифт_20_абзаца"><text:span text:style-name="T15">dactyl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Уапшы АжьахIвра.</text:p>
      <text:p text:style-name="P1"/>
      <text:p text:style-name="P7"><text:span text:style-name="Основной_20_шрифт_20_абзаца"><text:span text:style-name="T1">КвтIущамх</text:span></text:span><text:span text:style-name="Основной_20_шрифт_20_абзаца"><text:span text:style-name="T6"> — Герань лесная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silva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64.</text:span></text:span></text:p>
      <text:p text:style-name="P1">Многолетнее травянистое растение 30 — 60 см высотой. Стебли прямые. Листья мелко лопастные. Цветет в мае — июле. Цветки в щетковидных соцветиях, фиолетовые, редко белые, обладают сильным приятным ароматом.</text:p>
      <text:p text:style-name="P1">В КЧР растет в.лесах и на лугах, поднимается до субальпийского пояса.</text:p>
      <text:p text:style-name="P1">Декоративна.</text:p>
      <text:p text:style-name="P1"/>
      <text:p text:style-name="P7"><text:span text:style-name="Основной_20_шрифт_20_абзаца"><text:span text:style-name="T1">КвтIущыга</text:span></text:span><text:span text:style-name="Основной_20_шрифт_20_абзаца"><text:span text:style-name="T6"> — Купена лекарственная — </text:span></text:span><text:span text:style-name="Основной_20_шрифт_20_абзаца"><text:span text:style-name="T15">Polygona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All</text:span></text:span><text:span text:style-name="Основной_20_шрифт_20_абзаца"><text:span text:style-name="T6">.</text:span></text:span></text:p>
      <text:p text:style-name="P1">Уапшы Шитанжвумп.</text:p>
      <text:p text:style-name="P1"/>
      <text:p text:style-name="P7"><text:span text:style-name="Основной_20_шрифт_20_абзаца"><text:span text:style-name="T1">КвтIущыга</text:span></text:span><text:span text:style-name="Основной_20_шрифт_20_абзаца"><text:span text:style-name="T6"> — Плод бирючины обыкновенной — </text:span></text:span><text:span text:style-name="Основной_20_шрифт_20_абзаца"><text:span text:style-name="T15">Ligustr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ЛьацI.</text:p>
      <text:p text:style-name="P1"/>
      <text:p text:style-name="P7"><text:span text:style-name="Основной_20_шрифт_20_абзаца"><text:span text:style-name="T1">КвтIущыга</text:span></text:span><text:span text:style-name="Основной_20_шрифт_20_абзаца"><text:span text:style-name="T6"> — Бирючина обыкновенная — </text:span></text:span><text:span text:style-name="Основной_20_шрифт_20_абзаца"><text:span text:style-name="T15">Ligustr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ЛьацI.</text:p>
      <text:p text:style-name="P1"/>
      <text:p text:style-name="P7"><text:span text:style-name="Основной_20_шрифт_20_абзаца"><text:span text:style-name="T1">Квыджьмажвумп</text:span></text:span><text:span text:style-name="Основной_20_шрифт_20_абзаца"><text:span text:style-name="T6"> — Волчеягодник обыкновенный, волчьи ягоды, волчье лыко — </text:span></text:span><text:span text:style-name="Основной_20_шрифт_20_абзаца"><text:span text:style-name="T15">Daphne</text:span></text:span><text:span text:style-name="Основной_20_шрифт_20_абзаца"><text:span text:style-name="T16"> </text:span></text:span><text:span text:style-name="Основной_20_шрифт_20_абзаца"><text:span text:style-name="T15">mezer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65.</text:span></text:span></text:p>
      <text:p text:style-name="P1">Кустарник до 70 см высотой. Листья очередные, зеленые, гладкие, цельнокрайние. Цветет в мае — первой половине июня. Цветки розовые, сидячие, душистые, распускаются до развития листьев. Плодоносит в августе. Плод — ярко-красная, овальная костянка.</text:p>
      <text:p text:style-name="P1">Весьма ядовиты кора и ягоды. Признаки отравления — воспаление горла, судороги.</text:p>
      <text:p text:style-name="P1">Растет в тенистых лесах, на лесных полянах.</text:p>
      <text:p text:style-name="P1"><text:soft-page-break/></text:p>
      <text:p text:style-name="P7"><text:span text:style-name="Основной_20_шрифт_20_абзаца"><text:span text:style-name="T1">Квыджьмаъала</text:span></text:span><text:span text:style-name="Основной_20_шрифт_20_абзаца"><text:span text:style-name="T6"> — Адонис весенний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ver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даба.</text:p>
      <text:p text:style-name="P1"/>
      <text:p text:style-name="P7"><text:span text:style-name="Основной_20_шрифт_20_абзаца"><text:span text:style-name="T1">Квыджьмалакьапщ</text:span></text:span><text:span text:style-name="Основной_20_шрифт_20_абзаца"><text:span text:style-name="T6"> — Адонис летний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aestiv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ид из рода адонис, однолетнее растение высотой до 10 — 50 см. Листья светло-зеленые, </text:span></text:span><text:span text:style-name="Основной_20_шрифт_20_абзаца"><text:span text:style-name="T9">2</text:span></text:span><text:span text:style-name="Основной_20_шрифт_20_абзаца"><text:span text:style-name="T6"> — 3 раза рассеченные; цветение начинает в апреле и заканчивает в июле, лепестки коричнево-красные.</text:span></text:span></text:p>
      <text:p text:style-name="P1">Растет на лугах, в степях. Скотом не поедается.</text:p>
      <text:p text:style-name="P1">Ядовитое растение.</text:p>
      <text:p text:style-name="P1"/>
      <text:p text:style-name="P7"><text:span text:style-name="Основной_20_шрифт_20_абзаца"><text:span text:style-name="T1">Квыджьмалапшдза</text:span></text:span><text:span text:style-name="Основной_20_шрифт_20_абзаца"><text:span text:style-name="T6"> — Адонис, горицвет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ver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даба.</text:p>
      <text:p text:style-name="P1"/>
      <text:p text:style-name="P7"><text:span text:style-name="Основной_20_шрифт_20_абзаца"><text:span text:style-name="T1">Квыджьмарпсыга</text:span></text:span><text:span text:style-name="Основной_20_шрифт_20_абзаца"><text:span text:style-name="T6"> — Волчеягодник обыкновенный, волчье лыко, волчьи ягоды — </text:span></text:span><text:span text:style-name="Основной_20_шрифт_20_абзаца"><text:span text:style-name="T15">Daphne</text:span></text:span><text:span text:style-name="Основной_20_шрифт_20_абзаца"><text:span text:style-name="T16"> </text:span></text:span><text:span text:style-name="Основной_20_шрифт_20_абзаца"><text:span text:style-name="T15">mezer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выджьмажвумп.</text:p>
      <text:p text:style-name="P1"/>
      <text:p text:style-name="P7"><text:span text:style-name="Основной_20_шрифт_20_абзаца"><text:span text:style-name="T1">КвыджьмацIыхъва</text:span></text:span><text:span text:style-name="Основной_20_шрифт_20_абзаца"><text:span text:style-name="T6"> — Ячменеволоснец европейский — </text:span></text:span><text:span text:style-name="Основной_20_шрифт_20_абзаца"><text:span text:style-name="T15">Hordelymus</text:span></text:span><text:span text:style-name="Основной_20_шрифт_20_абзаца"><text:span text:style-name="T16"> </text:span></text:span><text:span text:style-name="Основной_20_шрифт_20_абзаца"><text:span text:style-name="T15">europae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arz</text:span></text:span><text:span text:style-name="Основной_20_шрифт_20_абзаца"><text:span text:style-name="T6">.</text:span></text:span></text:p>
      <text:p text:style-name="P1">Многолетнее травянистое растение 60 — 150 см высотой. Образует рыхлые дерновины. Стебли прямые, листья линейные 6 — 10 мм ширины. Соцветие — колос неломкий.</text:p>
      <text:p text:style-name="P1">Растет в лесах, на лужайках. В молодом возрасте хорошо поедается скотом.</text:p>
      <text:p text:style-name="P1"/>
      <text:p text:style-name="P7"><text:span text:style-name="Основной_20_шрифт_20_абзаца"><text:span text:style-name="T1">Квыджьмащыга</text:span></text:span><text:span text:style-name="Основной_20_шрифт_20_абзаца"><text:span text:style-name="T6"> — Волчеягодник обыкновенный, волчье лыко, волчьи ягоды — </text:span></text:span><text:span text:style-name="Основной_20_шрифт_20_абзаца"><text:span text:style-name="T15">Daphne</text:span></text:span><text:span text:style-name="Основной_20_шрифт_20_абзаца"><text:span text:style-name="T16"> </text:span></text:span><text:span text:style-name="Основной_20_шрифт_20_абзаца"><text:span text:style-name="T15">mezer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выджьмажвумп.</text:p>
      <text:p text:style-name="P1"/>
      <text:p text:style-name="P7"><text:span text:style-name="Основной_20_шрифт_20_абзаца"><text:span text:style-name="T1">Къаб</text:span></text:span><text:span text:style-name="Основной_20_шрифт_20_абзаца"><text:span text:style-name="T6"> — Тыква обыкновенная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бщеизвестное травянистое растение с ползучими стеблями и сердцевидными пятилопастными листьями. Известно много сортов, отличающихся формой, величиной, цветом плодов, а также семенами.</text:p>
      <text:p text:style-name="P1">В диком виде не встречается. В КЧР широко возделывается в огородной и полевой культуре. Народы КЧР едят тыкву в вареном, жареном виде с молоком и айраном. В пищу применяются истолченные семена в виде кашицы́ с сахаром и медом. Жареные — как семечки.</text:p>
      <text:p text:style-name="P1">Семена тыквы в сыром виде обладают противоглистными свойствами.</text:p>
      <text:p text:style-name="P1"/>
      <text:p text:style-name="P7"><text:span text:style-name="Основной_20_шрифт_20_абзаца"><text:span text:style-name="T1">Кьаббап</text:span></text:span><text:span text:style-name="Основной_20_шрифт_20_абзаца"><text:span text:style-name="T6"> — Тыква обыкновенная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б.</text:p>
      <text:p text:style-name="P1"/>
      <text:p text:style-name="P7"><text:span text:style-name="Основной_20_шрифт_20_абзаца"><text:span text:style-name="T1">Къабгвы</text:span></text:span><text:span text:style-name="Основной_20_шрифт_20_абзаца"><text:span text:style-name="T6"> — Семена тыквы обыкновенной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Абазины, перед тем как варить тыкву, раскалывают и достают семена, затем их жарят и употребляют как семечки.</text:p>
      <text:p text:style-name="P1"/>
      <text:p text:style-name="P7"><text:span text:style-name="Основной_20_шрифт_20_абзаца"><text:span text:style-name="T1">КъабгIважь</text:span></text:span><text:span text:style-name="Основной_20_шрифт_20_абзаца"><text:span text:style-name="T6"> — Тыква крупная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maxima</text:span></text:span><text:span text:style-name="Основной_20_шрифт_20_абзаца"><text:span text:style-name="T16"> </text:span></text:span><text:span text:style-name="Основной_20_шрифт_20_абзаца"><text:span text:style-name="T15">Duch</text:span></text:span><text:span text:style-name="Основной_20_шрифт_20_абзаца"><text:span text:style-name="T6">.</text:span></text:span></text:p>
      <text:p text:style-name="P1">Однолетнее травянистое растение с цилиндрическим, полым и стелющимся стеблем. Листья опушены грубыми волосками. Пластинка листа почковидная. Цветки однодомные, очень крупные, оранжево-желтые. Плоды крупные, сферические, гладкие или бороздчатые, различной окраски. Семена крупные, белые, гладкие.</text:p>
      <text:p text:style-name="P1">Родина: Перу, Боливия, Северн. Чили.</text:p>
      <text:p text:style-name="P1"/>
      <text:p text:style-name="P7"><text:span text:style-name="Основной_20_шрифт_20_абзаца"><text:span text:style-name="T1">Къабкъьакъьа</text:span></text:span><text:span text:style-name="Основной_20_шрифт_20_абзаца"><text:span text:style-name="T6"> — Патиссоны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овые тыквы — формы обыкновенной с короткими плетями и с небольшими фигурными плодами, употребляемыми в виде молодых завязей для тушения, поджаривания и для приготовления консервов. Выращивают рассадой. Требовательны к теплу и к плодородию почвы.</text:p>
      <text:p text:style-name="P1"><text:soft-page-break/></text:p>
      <text:p text:style-name="P7"><text:span text:style-name="Основной_20_шрифт_20_абзаца"><text:span text:style-name="T1">КъагIараду</text:span></text:span><text:span text:style-name="Основной_20_шрифт_20_абзаца"><text:span text:style-name="T6"> — Георгин — </text:span></text:span><text:span text:style-name="Основной_20_шрифт_20_абзаца"><text:span text:style-name="T15">Georgina</text:span></text:span><text:span text:style-name="Основной_20_шрифт_20_абзаца"><text:span text:style-name="T16"> </text:span></text:span><text:span text:style-name="Основной_20_шрифт_20_абзаца"><text:span text:style-name="T15">Cav</text:span></text:span><text:span text:style-name="Основной_20_шрифт_20_абзаца"><text:span text:style-name="T6">.</text:span></text:span></text:p>
      <text:p text:style-name="P1">Многолетнее растение 0,3 — 2 м высотой с корневыми клубнями. Листья крупные, перистые. Соцветие — корзинка.</text:p>
      <text:p text:style-name="P1">Выращивают во дворе как цветок, в парках, между деревьями, на улицах. Осенью выкапывают клубни и оставляют в подвалах, а с наступлением весны высаживают их.</text:p>
      <text:p text:style-name="P1"/>
      <text:p text:style-name="P7"><text:span text:style-name="Основной_20_шрифт_20_абзаца"><text:span text:style-name="T1">КъагIашкIвокIва</text:span></text:span><text:span text:style-name="Основной_20_шрифт_20_абзаца"><text:span text:style-name="T6"> — Лабазник — </text:span></text:span><text:span text:style-name="Основной_20_шрифт_20_абзаца"><text:span text:style-name="T15">Filipendula</text:span></text:span><text:span text:style-name="Основной_20_шрифт_20_абзаца"><text:span text:style-name="T16"> </text:span></text:span><text:span text:style-name="Основной_20_шрифт_20_абзаца"><text:span text:style-name="T15">Adans</text:span></text:span><text:span text:style-name="Основной_20_шрифт_20_абзаца"><text:span text:style-name="T6">.</text:span></text:span></text:p>
      <text:p text:style-name="P1">Уапшы Сатаней.</text:p>
      <text:p text:style-name="P1"/>
      <text:p text:style-name="P7"><text:span text:style-name="Основной_20_шрифт_20_абзаца"><text:span text:style-name="T1">Къадаба</text:span></text:span><text:span text:style-name="Основной_20_шрифт_20_абзаца"><text:span text:style-name="T6"> — Прозанник крапчатый — </text:span></text:span><text:span text:style-name="Основной_20_шрифт_20_абзаца"><text:span text:style-name="T15">Achyrophorus</text:span></text:span><text:span text:style-name="Основной_20_шрифт_20_абзаца"><text:span text:style-name="T16"> </text:span></text:span><text:span text:style-name="Основной_20_шрифт_20_абзаца"><text:span text:style-name="T15">macul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text:span></text:span></text:p>
      <text:p text:style-name="P1">Многолетнее растение 30 — 120 см высотой, покрытое жесткими волосками. Корзинка одиночная с желтыми цветками. Цветет во второй половине июня, в августе.</text:p>
      <text:p text:style-name="P1">Растет в КЧР на <text:span text:style-name="T22">л</text:span>угах, в лесах, на лесных полянках и опушках.</text:p>
      <text:p text:style-name="P1">В пищу используют свежие прикорневые листья как примесь к другим овощам.</text:p>
      <text:p text:style-name="P1"/>
      <text:p text:style-name="P7"><text:span text:style-name="Основной_20_шрифт_20_абзаца"><text:span text:style-name="T1">Къадаба</text:span></text:span><text:span text:style-name="Основной_20_шрифт_20_абзаца"><text:span text:style-name="T6"> — Адонис весенний, горицвет весенний, черногорка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ver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66.</text:span></text:span></text:p>
      <text:p text:style-name="P1">Цветки очень крупные до 6 см, светло-желтые, снизу буроватые. Стебель простой или с верхстоячими ветвями до 15 — 50 см высоты. Нижние стеблевые листья в виде чешуй, остальные сидячие, многораздельные, доли их узколинейные, почти нитевидные.</text:p>
      <text:p text:style-name="P1">Многолетник с ветвистым корневищем. Цветет с начала апреля до начала мая. Встречается по степям, сухим склонам.</text:p>
      <text:p text:style-name="P1">Ядовитое, высокоценное лекарственное растение.</text:p>
      <text:p text:style-name="P1">После приема водных настоев и препарата адонизида, получаемых из травы этого растения, усиливаются сокращения сердца, регулируется ритм сердцебиения.</text:p>
      <text:p text:style-name="P1">В народной медицине трава горицвета давно применяется при сердечной водянке.</text:p>
      <text:p text:style-name="P1"/>
      <text:p text:style-name="P7"><text:span text:style-name="Основной_20_шрифт_20_абзаца"><text:span text:style-name="T1">Къадабахъакъапщ</text:span></text:span><text:span text:style-name="Основной_20_шрифт_20_абзаца"><text:span text:style-name="T6"> — Адонис летний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aestiv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Однолетнее травянистое растение 10 — 15 см высотой. Стебли прямые, неветвистые. Листья светло-зеленые, рассеченные. Цветет в марте — мае. Цветок кирпично-красный. Плод — орешек.</text:p>
      <text:p text:style-name="P1">Растет в степях, на сухих лугах и в посевах от низменности до горного пояса.</text:p>
      <text:p text:style-name="P1">Растение медоносное, ядовитое.</text:p>
      <text:p text:style-name="P1"/>
      <text:p text:style-name="P7"><text:span text:style-name="Основной_20_шрифт_20_абзаца"><text:span text:style-name="T1">Къажмыж</text:span></text:span><text:span text:style-name="Основной_20_шрифт_20_абзаца"><text:span text:style-name="T6"> — Бессмертник песчаный — </text:span></text:span><text:span text:style-name="Основной_20_шрифт_20_абзаца"><text:span text:style-name="T15">Helichrysum</text:span></text:span><text:span text:style-name="Основной_20_шрифт_20_абзаца"><text:span text:style-name="T16"> </text:span></text:span><text:span text:style-name="Основной_20_шрифт_20_абзаца"><text:span text:style-name="T15">arena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Во флоре КЧР род представлен в единственном числе. Многолетнее травянистое растение высотой 15 — 30 см сероватого цвета от густого войлочного опушения. Прикорневые листья продолговатые. Цветочные корзинки лимонно-желтые, собраны в верхушечное щитковидное соцветие. Цветет с конца июня до сентября. Как лекарственное сырье используются не вполне распустившиеся щитковидные соцветия. Запах сырья слабый, вкус горько-пряный.</text:p>
      <text:p text:style-name="P1">В КЧР растет на каменистых, сухих местах в горной части, на склонах.</text:p>
      <text:p text:style-name="P1">Декоративен, заслуживает введения в культуру.</text:p>
      <text:p text:style-name="P1"/>
      <text:p text:style-name="P7"><text:span text:style-name="Основной_20_шрифт_20_абзаца"><text:span text:style-name="T1">Къазанчай</text:span></text:span><text:span text:style-name="Основной_20_шрифт_20_абзаца"><text:span text:style-name="T6"> —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хъачай.</text:p>
      <text:p text:style-name="P1"/>
      <text:p text:style-name="P7"><text:span text:style-name="Основной_20_шрифт_20_абзаца"><text:span text:style-name="T1">Къазмыкъ</text:span></text:span><text:span text:style-name="Основной_20_шрифт_20_абзаца"><text:span text:style-name="T6"> — Облепиха крушиновидная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67.</text:span></text:span></text:p>
      <text:p text:style-name="P1">Кустарник с колючими шипами до 1 — 3 м высотой. Листья линейные, сидячие, серовато-темно-зеленые.</text:p>
      <text:p text:style-name="P1">Плод — шарообразная костянка, голая, оранжевая или красноватая. Плоды сидят на коротких ножках.</text:p>
      <text:p text:style-name="P1">Облепиха растет по берегам ручьев, горных речек, озер, образуя труднопроходимые заросли. Разводят в садах как декоративное и ягодное растение. Плоды облепихи используют в пищу в сыром виде. Из них делают желе, кисели, пастилу, примешивают к муке для получения особого хлеба. Древесина идет на токарные поделки. Из молодых побегов и листьев получают черную <text:soft-page-break/>краску, а из плодов — желтую.</text:p>
      <text:p text:style-name="P1">Масленое, ягодное, лекарственное растение.</text:p>
      <text:p text:style-name="P1">Медонос.</text:p>
      <text:p text:style-name="P1"/>
      <text:p text:style-name="P7"><text:span text:style-name="Основной_20_шрифт_20_абзаца"><text:span text:style-name="T1">Къазмыкъ</text:span></text:span><text:span text:style-name="Основной_20_шрифт_20_абзаца"><text:span text:style-name="T6"> — Плод облепихи крушиновидной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ъазмыкъмыг</text:span></text:span><text:span text:style-name="Основной_20_шрифт_20_абзаца"><text:span text:style-name="T3">ъ</text:span></text:span><text:span text:style-name="Основной_20_шрифт_20_абзаца"><text:span text:style-name="T6"> — Облепиха крушиновидная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мыкъ.</text:p>
      <text:p text:style-name="P1"/>
      <text:p text:style-name="P7"><text:span text:style-name="Основной_20_шрифт_20_абзаца"><text:span text:style-name="T1">Къазмых</text:span></text:span><text:span text:style-name="Основной_20_шрифт_20_абзаца"><text:span text:style-name="T6"> — Плод облепихи крушиновидной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 плодах содержится сахар, яблочная, лимонная и винная кислоты, жирные масла, витамины </text:span></text:span><text:span text:style-name="Основной_20_шрифт_20_абзаца"><text:span text:style-name="T12">B</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2, </text:span></text:span><text:span text:style-name="Основной_20_шрифт_20_абзаца"><text:span text:style-name="T12">B</text:span></text:span><text:span text:style-name="Основной_20_шрифт_20_абзаца"><text:span text:style-name="T6">6, </text:span></text:span><text:span text:style-name="Основной_20_шрифт_20_абзаца"><text:span text:style-name="T12">E</text:span></text:span><text:span text:style-name="Основной_20_шрифт_20_абзаца"><text:span text:style-name="T6">, каротин и др.</text:span></text:span></text:p>
      <text:p text:style-name="P1"/>
      <text:p text:style-name="P7"><text:span text:style-name="Основной_20_шрифт_20_абзаца"><text:span text:style-name="T1">Къазмых</text:span></text:span><text:span text:style-name="Основной_20_шрифт_20_абзаца"><text:span text:style-name="T9"> — </text:span></text:span><text:span text:style-name="Основной_20_шрифт_20_абзаца"><text:span text:style-name="T6">Облепиха крушиновидная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Къазмыкъ.</text:p>
      <text:p text:style-name="P1"/>
      <text:p text:style-name="P7"><text:span text:style-name="Основной_20_шрифт_20_абзаца"><text:span text:style-name="T1">Къазмыхбыгъь</text:span></text:span><text:span text:style-name="Основной_20_шрифт_20_абзаца"><text:span text:style-name="T9"> </text:span></text:span><text:span text:style-name="Основной_20_шрифт_20_абзаца"><text:span text:style-name="T6">— Лох узколистный, джида, дикая маслина — </text:span></text:span><text:span text:style-name="Основной_20_шрифт_20_абзаца"><text:span text:style-name="T15">Elaeagnus</text:span></text:span><text:span text:style-name="Основной_20_шрифт_20_абзаца"><text:span text:style-name="T16"> </text:span></text:span><text:span text:style-name="Основной_20_шрифт_20_абзаца"><text:span text:style-name="T15">angus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text:span></text:span><text:span text:style-name="Основной_20_шрифт_20_абзаца"><text:span text:style-name="T8">68</text:span></text:span><text:span text:style-name="Основной_20_шрифт_20_абзаца"><text:span text:style-name="T7">.</text:span></text:span></text:p>
      <text:p text:style-name="P1">Кустарник высотой до 5 м. Ветви темно-бурые с длинными колючками. Листья, черешки и ветви покрыты серебристыми чешуйками. Цветки мелкие, оранжевые, медоносные. Плод — одногнездная костянка, окруженная съедобной сухой мякотью. Корневая система мощная.</text:p>
      <text:p text:style-name="P1">Размножается семенами, корневыми отпрысками, порослью. Растет в лесах. Используется для озеленения и живых изгородей.</text:p>
      <text:p text:style-name="P1"/>
      <text:p text:style-name="P7"><text:span text:style-name="Основной_20_шрифт_20_абзаца"><text:span text:style-name="T1">Къазмыхкыб</text:span></text:span><text:span text:style-name="Основной_20_шрифт_20_абзаца"><text:span text:style-name="T9"> </text:span></text:span><text:span text:style-name="Основной_20_шрифт_20_абзаца"><text:span text:style-name="T6">— Облепиха крушиновидная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мых.</text:p>
      <text:p text:style-name="P1"/>
      <text:p text:style-name="P7"><text:span text:style-name="Основной_20_шрифт_20_абзаца"><text:span text:style-name="T1">Къазмыхмыгъ</text:span></text:span><text:span text:style-name="Основной_20_шрифт_20_абзаца"><text:span text:style-name="T9"> </text:span></text:span><text:span text:style-name="Основной_20_шрифт_20_абзаца"><text:span text:style-name="T6">— Облепиха крушиновидная — </text:span></text:span><text:span text:style-name="Основной_20_шрифт_20_абзаца"><text:span text:style-name="T15">Hippophae</text:span></text:span><text:span text:style-name="Основной_20_шрифт_20_абзаца"><text:span text:style-name="T16"> </text:span></text:span><text:span text:style-name="Основной_20_шрифт_20_абзаца"><text:span text:style-name="T15">rhamn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мыкъ.</text:p>
      <text:p text:style-name="P1"/>
      <text:p text:style-name="P7"><text:span text:style-name="Основной_20_шрифт_20_абзаца"><text:span text:style-name="T1">Къазмыхмцы</text:span></text:span><text:span text:style-name="Основной_20_шрифт_20_абзаца"><text:span text:style-name="T9"> </text:span></text:span><text:span text:style-name="Основной_20_шрифт_20_абзаца"><text:span text:style-name="T6">— Лох узколистный, маслина дикая — </text:span></text:span><text:span text:style-name="Основной_20_шрифт_20_абзаца"><text:span text:style-name="T15">Elaeagnus</text:span></text:span><text:span text:style-name="Основной_20_шрифт_20_абзаца"><text:span text:style-name="T16"> </text:span></text:span><text:span text:style-name="Основной_20_шрифт_20_абзаца"><text:span text:style-name="T15">angus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ъазмыхшIырпшы</text:span></text:span><text:span text:style-name="Основной_20_шрифт_20_абзаца"><text:span text:style-name="T6"> — Лох узколистный, дикая маслина — </text:span></text:span><text:span text:style-name="Основной_20_шрифт_20_абзаца"><text:span text:style-name="T15">Elaeagnus</text:span></text:span><text:span text:style-name="Основной_20_шрифт_20_абзаца"><text:span text:style-name="T16"> </text:span></text:span><text:span text:style-name="Основной_20_шрифт_20_абзаца"><text:span text:style-name="T15">angus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мыхбыгъь.</text:p>
      <text:p text:style-name="P1"/>
      <text:p text:style-name="P7"><text:span text:style-name="Основной_20_шрифт_20_абзаца"><text:span text:style-name="T1">КъазхIвра</text:span></text:span><text:span text:style-name="Основной_20_шрифт_20_абзаца"><text:span text:style-name="T6"> — Спорыш, птичья гречиха, горец птичий, свиная трава, гусятница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avicul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69.</text:span></text:span></text:p>
      <text:p text:style-name="P1">Однолетнее растение 10 — 40 см высотой, стебли приподнимающиеся или лежащие; листья очередные 1 — 4 см длиной; цветки очень мелкие, белые или розовые; сидят по 3 — 4 в пазухах листьев.</text:p>
      <text:p text:style-name="P1">Растет на дорогах, во дворах, огородах, пашнях, пастбищах.</text:p>
      <text:p text:style-name="P1">Молодые стебли и листья спорыша можно использовать в пищу в виде салата и для варки супов; в свежей траве содержится 4,4% протеина и 5,3% клетчатки.</text:p>
      <text:p text:style-name="P1">Нет государства, где спорыш не применялся как лекарственное растение.</text:p>
      <text:p text:style-name="P1">В Алжире используют при лихорадке.</text:p>
      <text:p text:style-name="P1">Народы КЧР используют траву спорыша при желчных камнях и камнях мочевого пузыря, при воспалениях легких.</text:p>
      <text:p text:style-name="P1"/>
      <text:p text:style-name="P7"><text:span text:style-name="Основной_20_шрифт_20_абзаца"><text:span text:style-name="T1">КъазхIвра</text:span></text:span><text:span text:style-name="Основной_20_шрифт_20_абзаца"><text:span text:style-name="T6"> — Клевер ползучий, белы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rep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с ползучими стеблями. Листья на длинных черешках с выемкой на верхушке. Головка до 2 см в диаметре. Венчик белый или розовый.</text:p>
      <text:p text:style-name="P1">Растет на влажных лугах, галечниках, при берегах.</text:p>
      <text:p text:style-name="P1">В пищу употребляются высушенные и измельченные цветочные головки, которыми заправляют супы. Молодые стебли и листья в свежем виде употребляются как салат, в вареном как <text:soft-page-break/>шпинат. Собирают клевер с весны до осени, заготавливают в сушеном, квашеном виде.</text:p>
      <text:p text:style-name="P7"><text:span text:style-name="Основной_20_шрифт_20_абзаца"><text:span text:style-name="T6">Клевер хороший медонос. Цветки и листья содержат витамины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E</text:span></text:span><text:span text:style-name="Основной_20_шрифт_20_абзаца"><text:span text:style-name="T6">, </text:span></text:span><text:span text:style-name="Основной_20_шрифт_20_абзаца"><text:span text:style-name="T12">P</text:span></text:span><text:span text:style-name="Основной_20_шрифт_20_абзаца"><text:span text:style-name="T6">. Отличный кормовой вид.</text:span></text:span></text:p>
      <text:p text:style-name="P1"/>
      <text:p text:style-name="P7"><text:span text:style-name="Основной_20_шрифт_20_абзаца"><text:span text:style-name="T1">Къакъий</text:span></text:span><text:span text:style-name="Основной_20_шрифт_20_абзаца"><text:span text:style-name="T12"> — </text:span></text:span><text:span text:style-name="Основной_20_шрифт_20_абзаца"><text:span text:style-name="T6">Нут</text:span></text:span><text:span text:style-name="Основной_20_шрифт_20_абзаца"><text:span text:style-name="T12"> — </text:span></text:span><text:span text:style-name="Основной_20_шрифт_20_абзаца"><text:span text:style-name="T15">Cicer arietinum L</text:span></text:span><text:span text:style-name="Основной_20_шрифт_20_абзаца"><text:span text:style-name="T12">.</text:span></text:span></text:p>
      <text:p text:style-name="P1">Однолетнее растение. Зерно используется в пищу и на корм животным. Семена по форме округлые, содержат много белка. Нут теплолюбив, чем горох. Устойчив к заморозкам. Не поражается грибами, дает высокий урожай.</text:p>
      <text:p text:style-name="P1">Возделывают в основном в государствах Средней Азии, на Северном Кавказе. Сеют рано.</text:p>
      <text:p text:style-name="P1">Районированы на кормовые и пищевые сорта. Средний урожай 9 — 15 ц/га, передовые хозяйства дают до 30 — 50 ц/га.</text:p>
      <text:p text:style-name="P1"/>
      <text:p text:style-name="P7"><text:span text:style-name="Основной_20_шрифт_20_абзаца"><text:span text:style-name="T1">КъалгIан</text:span></text:span><text:span text:style-name="Основной_20_шрифт_20_абзаца"><text:span text:style-name="T6"> — Лапчатка прямостоячая — </text:span></text:span><text:span text:style-name="Основной_20_шрифт_20_абзаца"><text:span text:style-name="T15">Potentilla</text:span></text:span><text:span text:style-name="Основной_20_шрифт_20_абзаца"><text:span text:style-name="T16"> </text:span></text:span><text:span text:style-name="Основной_20_шрифт_20_абзаца"><text:span text:style-name="T15">erec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70.</text:span></text:span></text:p>
      <text:p text:style-name="P1">Многолетнее травянистое растение; корень цилиндрический, деревянистый, красно-бурого цвета; стебли поднимаются прямо, кверху ветвистые высотой до 15 — 50 см. Стеблевые листья тройчатые, сидячие, прикорневые с длинными черешками; цветки одиночные, мелкие золотисто-желтые; цветет в июне — августе; растет на лугах, пастбищах.</text:p>
      <text:p text:style-name="P1">Лекарственное растение. С этой целью используется корень, он идет и для дубления кожи и окрашивания тканей в красный цвет.</text:p>
      <text:p text:style-name="P1"/>
      <text:p text:style-name="P7"><text:span text:style-name="Основной_20_шрифт_20_абзаца"><text:span text:style-name="T1">КъалгIан</text:span></text:span><text:span text:style-name="Основной_20_шрифт_20_абзаца"><text:span text:style-name="T6"> — Лапчатка — </text:span></text:span><text:span text:style-name="Основной_20_шрифт_20_абзаца"><text:span text:style-name="T15">Potent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Более 20 видов этого рода растут в КЧР; все они многолетние растения высотой не более 60 см; период цветения различный, начинают в мае и заканчивают в августе; у многих лапчаток стебли прямостоячие, ветвистые.</text:p>
      <text:p text:style-name="P1"/>
      <text:p text:style-name="P7"><text:span text:style-name="Основной_20_шрифт_20_абзаца"><text:span text:style-name="T1">Къальардагв</text:span></text:span><text:span text:style-name="Основной_20_шрифт_20_абзаца"><text:span text:style-name="T6"> — Ландыш майский — </text:span></text:span><text:span text:style-name="Основной_20_шрифт_20_абзаца"><text:span text:style-name="T15">Convallaria</text:span></text:span><text:span text:style-name="Основной_20_шрифт_20_абзаца"><text:span text:style-name="T16"> </text:span></text:span><text:span text:style-name="Основной_20_шрифт_20_абзаца"><text:span text:style-name="T15">maj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дах.</text:p>
      <text:p text:style-name="P1"/>
      <text:p text:style-name="P7"><text:span text:style-name="Основной_20_шрифт_20_абзаца"><text:span text:style-name="T1">КъальарчIыхв</text:span></text:span><text:span text:style-name="Основной_20_шрифт_20_абзаца"><text:span text:style-name="T6"> — Борец, аконит — </text:span></text:span><text:span text:style-name="Основной_20_шрифт_20_абзаца"><text:span text:style-name="T15">Aconi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е травянистые растения с прямостоячим стеблем высотой до 1 — 2 м. Корневище утолщенное в виде одного, двух или ряда сросшихся друг с другом темно-бурых клубней. Листья рассеченные. Цветки шлемовидные, окрашенные в разные цвета, но преобладают синие, фиолетовые.</text:p>
      <text:p text:style-name="P1">В нашей стране произрастают более 60 видов, все растения ядовиты. На горных лугах и пастбищах КЧР были отмечены случаи отравления и гибели крупного рогатого скота.</text:p>
      <text:p text:style-name="P1"/>
      <text:p text:style-name="P7"><text:span text:style-name="Основной_20_шрифт_20_абзаца"><text:span text:style-name="T1">Къальар</text:span></text:span><text:span text:style-name="Основной_20_шрифт_20_абзаца"><text:span text:style-name="T6"> — Лук победный, черемша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victori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ид из рода лук-чеснок, стебель до 30 — 70 см высотой; листья широкие (2 — 8 см), черешковые; цветет в июне — июле; растет под пологом горных лесов, ценное пищевое растение, оно содержит витамин </text:span></text:span><text:span text:style-name="Основной_20_шрифт_20_абзаца"><text:span text:style-name="T12">C</text:span></text:span><text:span text:style-name="Основной_20_шрифт_20_абзаца"><text:span text:style-name="T6">, каротин, белок, эфирные масла и др. вещества.</text:span></text:span></text:p>
      <text:p text:style-name="P1">Абазины черемшу варят, меняя воду, чтобы удалить запах чеснока, а затем заливают уксусом или маслом с перцем и употребляют в пищу.</text:p>
      <text:p text:style-name="P1"/>
      <text:p text:style-name="P7"><text:span text:style-name="Основной_20_шрифт_20_абзаца"><text:span text:style-name="T1">Къама</text:span></text:span><text:span text:style-name="Основной_20_шрифт_20_абзаца"><text:span text:style-name="T6"> — Мак сомнительный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dub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ашвхIалакта.</text:p>
      <text:p text:style-name="P1"/>
      <text:p text:style-name="P7"><text:span text:style-name="Основной_20_шрифт_20_абзаца"><text:span text:style-name="T1">Къамыш</text:span></text:span><text:span text:style-name="Основной_20_шрифт_20_абзаца"><text:span text:style-name="T6"> — Камыш озерный — </text:span></text:span><text:span text:style-name="Основной_20_шрифт_20_абзаца"><text:span text:style-name="T15">Scirpus</text:span></text:span><text:span text:style-name="Основной_20_шрифт_20_абзаца"><text:span text:style-name="T16"> </text:span></text:span><text:span text:style-name="Основной_20_шрифт_20_абзаца"><text:span text:style-name="T15">lacu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71.</text:span></text:span></text:p>
      <text:p text:style-name="P1">Многолетнее растение высотой до 1,5 — 2 м. Корневая система развита хорошо. Стебель цилиндрический, гладкий. Цветет в июне — июле. Цветки мелкие, собраны в метельчатое соцветие. Плод трехгранный, гладкий.</text:p>
      <text:p text:style-name="P1">В КЧР растет в прибрежной полосе озер, речных заводей, по болотам.</text:p>
      <text:p text:style-name="P1">Стебли широко используются на плетение матов, корзин. Абазины раньше использовали стебли для покрытия домов и сараев.</text:p>
      <text:p text:style-name="P1"/>
      <text:p text:style-name="P7"><text:soft-page-break/><text:span text:style-name="Основной_20_шрифт_20_абзаца"><text:span text:style-name="T1">КъамышгIвзы</text:span></text:span><text:span text:style-name="Основной_20_шрифт_20_абзаца"><text:span text:style-name="T6"> — Рогоз широколистный — </text:span></text:span><text:span text:style-name="Основной_20_шрифт_20_абзаца"><text:span text:style-name="T15">Typha</text:span></text:span><text:span text:style-name="Основной_20_шрифт_20_абзаца"><text:span text:style-name="T16"> </text:span></text:span><text:span text:style-name="Основной_20_шрифт_20_абзаца"><text:span text:style-name="T15">la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мышквайчIва.</text:p>
      <text:p text:style-name="P1"/>
      <text:p text:style-name="P7"><text:span text:style-name="Основной_20_шрифт_20_абзаца"><text:span text:style-name="T1">КъамышквайчIва</text:span></text:span><text:span text:style-name="Основной_20_шрифт_20_абзаца"><text:span text:style-name="T6"> — Рогоз широколистный — </text:span></text:span><text:span text:style-name="Основной_20_шрифт_20_абзаца"><text:span text:style-name="T15">Typha</text:span></text:span><text:span text:style-name="Основной_20_шрифт_20_абзаца"><text:span text:style-name="T16"> </text:span></text:span><text:span text:style-name="Основной_20_шрифт_20_абзаца"><text:span text:style-name="T15">la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72.</text:span></text:span></text:p>
      <text:p text:style-name="P1">Многолетнее травянистое растение высотой до 2 — 2,5 м. Листья 1 — 2 см шириной. Цветет с мая до августа.</text:p>
      <text:p text:style-name="P1">Мужское (верхнее) соцветие соприкасается с женским. Женские цветки без прицветников.</text:p>
      <text:p text:style-name="P1">Встречается в КЧР по берегам тихих речек, в озерах, болотах. Листья используются для плетеных изделий, матов и подвязочного материала.</text:p>
      <text:p text:style-name="P1"/>
      <text:p text:style-name="P7"><text:span text:style-name="Основной_20_шрифт_20_абзаца"><text:span text:style-name="T1">КъамышхъагIа</text:span></text:span><text:span text:style-name="Основной_20_шрифт_20_абзаца"><text:span text:style-name="T6"> — Сахарный тростник — </text:span></text:span><text:span text:style-name="Основной_20_шрифт_20_абзаца"><text:span text:style-name="T15">Saccharum</text:span></text:span><text:span text:style-name="Основной_20_шрифт_20_абзаца"><text:span text:style-name="T16"> </text:span></text:span><text:span text:style-name="Основной_20_шрифт_20_абзаца"><text:span text:style-name="T15">officina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4 — 6 м высотой. Древняя культура Индии. Широко распространен в Средней и Южной Америке, в Австралии, Африке и других тропических и субтропических странах. Испытывается эта культура в Таджикистане и Узбекистане.</text:p>
      <text:p text:style-name="P1">Возделывается в однолетней культуре для получения из сока стеблей сахара.</text:p>
      <text:p text:style-name="P1">В КЧР не выращивается.</text:p>
      <text:p text:style-name="P1"/>
      <text:p text:style-name="P7"><text:span text:style-name="Основной_20_шрифт_20_абзаца"><text:span text:style-name="T1">КъамышхъагIа</text:span></text:span><text:span text:style-name="Основной_20_шрифт_20_абзаца"><text:span text:style-name="T6"> — Тростник — </text:span></text:span><text:span text:style-name="Основной_20_шрифт_20_абзаца"><text:span text:style-name="T15">Phragmite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Высокое до 3,5 м высоты, многолетнее травянистое растение с крупной до 30 см длины метелкой. Листья широкие. Растет на болотах, по берегам рек, канав, ручьев и как сорные во влажных местах.</text:p>
      <text:p text:style-name="P1">Абазины издавна использовали для покрытия домов, сараев. Растение идет на силос.</text:p>
      <text:p text:style-name="P7"><text:span text:style-name="Основной_20_шрифт_20_абзаца"><text:span text:style-name="T6">Лекарственное растение. Обнаружен в листьях витамин </text:span></text:span><text:span text:style-name="Основной_20_шрифт_20_абзаца"><text:span text:style-name="T12">A</text:span></text:span><text:span text:style-name="Основной_20_шрифт_20_абзаца"><text:span text:style-name="T6">.</text:span></text:span></text:p>
      <text:p text:style-name="P1"/>
      <text:p text:style-name="P7"><text:span text:style-name="Основной_20_шрифт_20_абзаца"><text:span text:style-name="T1">КъамышхIагIа</text:span></text:span><text:span text:style-name="Основной_20_шрифт_20_абзаца"><text:span text:style-name="T6"> — Бамбук — </text:span></text:span><text:span text:style-name="Основной_20_шрифт_20_абзаца"><text:span text:style-name="T15">Bambusa</text:span></text:span><text:span text:style-name="Основной_20_шрифт_20_абзаца"><text:span text:style-name="T16"> </text:span></text:span><text:span text:style-name="Основной_20_шрифт_20_абзаца"><text:span text:style-name="T15">Schred</text:span></text:span><text:span text:style-name="Основной_20_шрифт_20_абзаца"><text:span text:style-name="T6">.</text:span></text:span></text:p>
      <text:p text:style-name="P1">Многолетнее быстрорастущее травянистое растение с сильно одеревеневающим стеблем до 30 м высотой. Распространен в тропических странах, на Черноморском побережье Кавказа, Крыма.</text:p>
      <text:p text:style-name="P1">Стебли бамбука идут на изготовление ведер, кружек, водопроводных труб, мебели. Волокна из стеблей — на плетение ковров, веревок, циновок. Молодые побеги употребляются в пищу.</text:p>
      <text:p text:style-name="P1"/>
      <text:p text:style-name="P7"><text:span text:style-name="Основной_20_шрифт_20_абзаца"><text:span text:style-name="T1">Къанджьала</text:span></text:span><text:span text:style-name="Основной_20_шрифт_20_абзаца"><text:span text:style-name="T6"> — Вороний глаз обыкновенный, вороний глаз четырехлистный — </text:span></text:span><text:span text:style-name="Основной_20_шрифт_20_абзаца"><text:span text:style-name="T15">Paris</text:span></text:span><text:span text:style-name="Основной_20_шрифт_20_абзаца"><text:span text:style-name="T16"> </text:span></text:span><text:span text:style-name="Основной_20_шрифт_20_абзаца"><text:span text:style-name="T15">guadr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ядовитое растение 10 — 25 см высотой. Стебель — прямой. Листья в мутовке по 4. иногда и 5 — 8, цветок желтый. Цветет в мае — июне.</text:p>
      <text:p text:style-name="P1">Растет в тенистых лесах. Все части растения ядовиты, особенно корневище и черные блестящие ягоды, созревающие во второй половине лета. Имеет неприятный запах и вкус, потому обычно не поедается животными.</text:p>
      <text:p text:style-name="P1"/>
      <text:p text:style-name="P7"><text:span text:style-name="Основной_20_шрифт_20_абзаца"><text:span text:style-name="T1">КъанджьащапIы</text:span></text:span><text:span text:style-name="Основной_20_шрифт_20_абзаца"><text:span text:style-name="T6"> — Воронья лапка — </text:span></text:span><text:span text:style-name="Основной_20_шрифт_20_абзаца"><text:span text:style-name="T15">Coronopus</text:span></text:span><text:span text:style-name="Основной_20_шрифт_20_абзаца"><text:span text:style-name="T16"> (</text:span></text:span><text:span text:style-name="Основной_20_шрифт_20_абзаца"><text:span text:style-name="T15">Rupr</text:span></text:span><text:span text:style-name="Основной_20_шрифт_20_абзаца"><text:span text:style-name="T16">.) </text:span></text:span><text:span text:style-name="Основной_20_шрифт_20_абзаца"><text:span text:style-name="T15">Gaertn</text:span></text:span><text:span text:style-name="Основной_20_шрифт_20_абзаца"><text:span text:style-name="T6">.</text:span></text:span></text:p>
      <text:p text:style-name="P1">Двухлетник высотой 10 — 30 см. Стебель прямой. Листья перистые. Цветет в апреле — мае. Соцветие укороченное. Лепестки белые. Плод почковидный.</text:p>
      <text:p text:style-name="P1">Во флоре КЧР не встречается, растет на песчаных местах.</text:p>
      <text:p text:style-name="P1"/>
      <text:p text:style-name="P7"><text:span text:style-name="Основной_20_шрифт_20_абзаца"><text:span text:style-name="T1">Къандзидза</text:span></text:span><text:span text:style-name="Основной_20_шрифт_20_абзаца"><text:span text:style-name="T6"> — Ромашка аптечная, ромашка обрезная — </text:span></text:span><text:span text:style-name="Основной_20_шрифт_20_абзаца"><text:span text:style-name="T15">Matricaria</text:span></text:span><text:span text:style-name="Основной_20_шрифт_20_абзаца"><text:span text:style-name="T16"> </text:span></text:span><text:span text:style-name="Основной_20_шрифт_20_абзаца"><text:span text:style-name="T15">chamom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73.</text:span></text:span></text:p>
      <text:p text:style-name="P1">Уапшы ФгIвычвгьа.</text:p>
      <text:p text:style-name="P1"/>
      <text:p text:style-name="P7"><text:span text:style-name="Основной_20_шрифт_20_абзаца"><text:span text:style-name="T1">Къандзидзалакта</text:span></text:span><text:span text:style-name="Основной_20_шрифт_20_абзаца"><text:span text:style-name="T6"> — Трехреберник непахучий, ромашка непахучая — </text:span></text:span><text:span text:style-name="Основной_20_шрифт_20_абзаца"><text:span text:style-name="T15">Tripleurospermum</text:span></text:span><text:span text:style-name="Основной_20_шрифт_20_абзаца"><text:span text:style-name="T16"> </text:span></text:span><text:span text:style-name="Основной_20_шрифт_20_абзаца"><text:span text:style-name="T15">inodo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h</text:span></text:span><text:span text:style-name="Основной_20_шрифт_20_абзаца"><text:span text:style-name="T16">. </text:span></text:span><text:span text:style-name="Основной_20_шрифт_20_абзаца"><text:span text:style-name="T15">Bip</text:span></text:span><text:span text:style-name="Основной_20_шрифт_20_абзаца"><text:span text:style-name="T6">. </text:span></text:span><text:span text:style-name="Основной_20_шрифт_20_абзаца"><text:span text:style-name="T7">Рис. 74.</text:span></text:span></text:p>
      <text:p text:style-name="P1">Однолетник или двухлетник высотой до 60 см с тонким корнем. Стебель ветвистый. Листья рассечены на линейные дольки. Соцветие — корзинка; последние обычно многочисленные. Язычки белые.</text:p>
      <text:p text:style-name="P1">В КЧР встречается на полях, лугах и сорных местах, в среднегорном поясе.</text:p>
      <text:p text:style-name="P1"/>
      <text:p text:style-name="P7"><text:soft-page-break/><text:span text:style-name="Основной_20_шрифт_20_абзаца"><text:span text:style-name="T1">Къандзидзахъа</text:span></text:span><text:span text:style-name="Основной_20_шрифт_20_абзаца"><text:span text:style-name="T6"> — Нивяник обыкновенный — </text:span></text:span><text:span text:style-name="Основной_20_шрифт_20_абзаца"><text:span text:style-name="T15">Leucanthem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Уапшы КъандзидзахIагIа.</text:p>
      <text:p text:style-name="P1"/>
      <text:p text:style-name="P7"><text:span text:style-name="Основной_20_шрифт_20_абзаца"><text:span text:style-name="T1">Къандзидзахъаду</text:span></text:span><text:span text:style-name="Основной_20_шрифт_20_абзаца"><text:span text:style-name="T6"> — Нивяник обыкновенный — </text:span></text:span><text:span text:style-name="Основной_20_шрифт_20_абзаца"><text:span text:style-name="T15">Leucanthem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Уапшы КъандзидзахIагIа.</text:p>
      <text:p text:style-name="P1"/>
      <text:p text:style-name="P7"><text:span text:style-name="Основной_20_шрифт_20_абзаца"><text:span text:style-name="T1">КъандзидзахIагIа</text:span></text:span><text:span text:style-name="Основной_20_шрифт_20_абзаца"><text:span text:style-name="T9"> </text:span></text:span><text:span text:style-name="Основной_20_шрифт_20_абзаца"><text:span text:style-name="T6">— Нивяник обыкновенный — </text:span></text:span><text:span text:style-name="Основной_20_шрифт_20_абзаца"><text:span text:style-name="T15">Leucanthem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 </text:span></text:span><text:span text:style-name="Основной_20_шрифт_20_абзаца"><text:span text:style-name="T7">Рис. 75.</text:span></text:span></text:p>
      <text:p text:style-name="P1">Многолетник до 60 см высотой. Стебли прямые, простые или маловетвистые, бороздчатые. Нижние листья широкие, зубчатые, клиновидно суженные в черешок. Стеблевые листья сидячие. Цветет в июне — августе. Корзинка одна, реже две-три на концах ветвей.</text:p>
      <text:p text:style-name="P1">Ножки их длинные, безлистные. Язычковые цветки бесплодные, срединные — плодущие плоды, семянки без хохолка.</text:p>
      <text:p text:style-name="P1">Встречается по лугам, полянам, среди кустарников. Заслуживает широкого применения в качестве декоративного. Излюбленное растение для букетов.</text:p>
      <text:p text:style-name="P1"/>
      <text:p text:style-name="P7"><text:span text:style-name="Основной_20_шрифт_20_абзаца"><text:span text:style-name="T1">Къараба</text:span></text:span><text:span text:style-name="Основной_20_шрифт_20_абзаца"><text:span text:style-name="T6"> — Одуванчик лекарственный — </text:span></text:span><text:span text:style-name="Основной_20_шрифт_20_абзаца"><text:span text:style-name="T15">Taraxac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Wigg</text:span></text:span><text:span text:style-name="Основной_20_шрифт_20_абзаца"><text:span text:style-name="T6">. </text:span></text:span><text:span text:style-name="Основной_20_шрифт_20_абзаца"><text:span text:style-name="T7">Рис. 76.</text:span></text:span></text:p>
      <text:p text:style-name="P1">Многолетнее травянистое растение высотой до 50 см; листья лежат на земле длиной 5 — 30 см, лопасти листьев направлены вниз, цветет в апреле — июне; цветочные стрелки безлистные, цилиндрические, полные заканчиваются одиночным соцветием; корень прямой, неветвистый; все растение содержит млечный сок.</text:p>
      <text:p text:style-name="P1">В КЧР растет вблизи жилья, на слабо задерненных почвах, в тени леса.</text:p>
      <text:p text:style-name="P7"><text:span text:style-name="Основной_20_шрифт_20_абзаца"><text:span text:style-name="T6">Съедобны листья, они содержат витамины </text:span></text:span><text:span text:style-name="Основной_20_шрифт_20_абзаца"><text:span text:style-name="T12">C</text:span></text:span><text:span text:style-name="Основной_20_шрифт_20_абзаца"><text:span text:style-name="T6">1, </text:span></text:span><text:span text:style-name="Основной_20_шрифт_20_абзаца"><text:span text:style-name="T12">A</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2. Употребляются в пищу сырыми с маслом, перцем и солью, квасят как капусту.</text:span></text:span></text:p>
      <text:p text:style-name="P1">Одуванчик во Франции возделывается на огородах, используют как любимейший весенний салат.</text:p>
      <text:p text:style-name="P1"/>
      <text:p text:style-name="P7"><text:span text:style-name="Основной_20_шрифт_20_абзаца"><text:span text:style-name="T1">КъарабахIагIа</text:span></text:span><text:span text:style-name="Основной_20_шрифт_20_абзаца"><text:span text:style-name="T6"> — Скерда венгерская — </text:span></text:span><text:span text:style-name="Основной_20_шрифт_20_абзаца"><text:span text:style-name="T15">Crepis</text:span></text:span><text:span text:style-name="Основной_20_шрифт_20_абзаца"><text:span text:style-name="T16"> </text:span></text:span><text:span text:style-name="Основной_20_шрифт_20_абзаца"><text:span text:style-name="T15">ponnonica</text:span></text:span><text:span text:style-name="Основной_20_шрифт_20_абзаца"><text:span text:style-name="T16"> (</text:span></text:span><text:span text:style-name="Основной_20_шрифт_20_абзаца"><text:span text:style-name="T15">Jacg</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Koch</text:span></text:span><text:span text:style-name="Основной_20_шрифт_20_абзаца"><text:span text:style-name="T6">.</text:span></text:span></text:p>
      <text:p text:style-name="P1">Многолетнее травянистое растение 30 — 60 см высотой с хорошо развитой корневой системой. Стебель прямой, опушенный, иногда опушение слабое. Цветет в июле — августе.</text:p>
      <text:p text:style-name="P1">Растет в степях, лесах, на каменистых склонах, встречается в низменной части, обычен и в среднегорной части. Удовлетворительно поедается животными.</text:p>
      <text:p text:style-name="P1"/>
      <text:p text:style-name="P7"><text:span text:style-name="Основной_20_шрифт_20_абзаца"><text:span text:style-name="T1">Къарчачай</text:span></text:span><text:span text:style-name="Основной_20_шрифт_20_абзаца"><text:span text:style-name="T6"> — Мята водян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agua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до 20 — 100 см высотой. Стебель прямой, листья яйцевидные с сердцевидным основанием, почти голые, снизу довольно густо опушенные. Цветки красновато-лиловые или розовые.</text:p>
      <text:p text:style-name="P1">Цветет с июня по июль. Растет на болотах, по берегам рек.</text:p>
      <text:p text:style-name="P1">Медонос.</text:p>
      <text:p text:style-name="P1"/>
      <text:p text:style-name="P7"><text:span text:style-name="Основной_20_шрифт_20_абзаца"><text:span text:style-name="T1">КъарагIач</text:span></text:span><text:span text:style-name="Основной_20_шрифт_20_абзаца"><text:span text:style-name="T6"> — Вяз листоватый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foliacea</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16">. </text:span></text:span><text:span text:style-name="Основной_20_шрифт_20_абзаца"><text:span text:style-name="T15">(=U. campestris L. p. p.)</text:span></text:span><text:span text:style-name="Основной_20_шрифт_20_абзаца"><text:span text:style-name="T12">. </text:span></text:span><text:span text:style-name="Основной_20_шрифт_20_абзаца"><text:span text:style-name="T7">Рис. 77.</text:span></text:span></text:p>
      <text:p text:style-name="P1">Дерево до 30 м высотой. Кора стволов бурая, сначала гладкая, позже трещиноватая; молодые побеги тонкие, желтовато-бурые или бурые; листья широкоэллиптические, плотные, по краю пильчатые.</text:p>
      <text:p text:style-name="P1">Родина: Кавказ, Европа, Малая Азия.</text:p>
      <text:p text:style-name="P1">В лесах КЧР встречается много, широко используют для производства мебели, выращивают для озеленения улиц, дорог</text:p>
      <text:p text:style-name="P1"/>
      <text:p text:style-name="P7"><text:span text:style-name="Основной_20_шрифт_20_абзаца"><text:span text:style-name="T1">Къарамфиль</text:span></text:span><text:span text:style-name="Основной_20_шрифт_20_абзаца"><text:span text:style-name="T6"> — Гвоздика — </text:span></text:span><text:span text:style-name="Основной_20_шрифт_20_абзаца"><text:span text:style-name="T15">Dianth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Красивейшие растения гвоздичных, широко применяемых в цветоводстве. В однолетней культуре наиболее известны гвоздика китайская, обильно цветущая простыми и махровыми цветками, голландская группа Шабо. Гвоздики турецкая и гранатная известны в культуре как двухлетники.</text:p>
      <text:p text:style-name="P1">Во флоре КЧР много видов рода гвоздики, в числе их есть и виды заслуживающие введения в культуру.</text:p>
      <text:p text:style-name="P1"><text:soft-page-break/></text:p>
      <text:p text:style-name="P7"><text:span text:style-name="Основной_20_шрифт_20_абзаца"><text:span text:style-name="T1">Къарамфильду</text:span></text:span><text:span text:style-name="Основной_20_шрифт_20_абзаца"><text:span text:style-name="T6"> — Гвоздика армериевидная — </text:span></text:span><text:span text:style-name="Основной_20_шрифт_20_абзаца"><text:span text:style-name="T15">Dianthus</text:span></text:span><text:span text:style-name="Основной_20_шрифт_20_абзаца"><text:span text:style-name="T16"> </text:span></text:span><text:span text:style-name="Основной_20_шрифт_20_абзаца"><text:span text:style-name="T15">arme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к или двухлетник высотой до 10 — 45 см. Стебли прямые. Листья ланцетные, опушенные, лепестки розово-пурпуровые. Цветет в мае — июле. Растение тенелюбивое.</text:p>
      <text:p text:style-name="P1">Встречается в КЧР в лесах и среди кустарников, поднимается до среднегорного пояса. Вид декоративный и медоносный. Заслуживает введения в культуру.</text:p>
      <text:p text:style-name="P1"/>
      <text:p text:style-name="P7"><text:span text:style-name="Основной_20_шрифт_20_абзаца"><text:span text:style-name="T1">Къармафибль</text:span></text:span><text:span text:style-name="Основной_20_шрифт_20_абзаца"><text:span text:style-name="T6"> — Гвоздичное дерево — </text:span></text:span><text:span text:style-name="Основной_20_шрифт_20_абзаца"><text:span text:style-name="T15">Eugenia</text:span></text:span><text:span text:style-name="Основной_20_шрифт_20_абзаца"><text:span text:style-name="T16"> </text:span></text:span><text:span text:style-name="Основной_20_шрифт_20_абзаца"><text:span text:style-name="T15">caryophyll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опическое дерево до 40 м высотой, листья большие, покрыты волосками. Плоды красновато-черные. Из плодов (высушенных) получают масло, которое используют как приправу Растение засухоустойчивое. Многие государства выращивают гвоздичное дерево для получения масла, оно является одним из импортируемых продуктов.</text:p>
      <text:p text:style-name="P1"/>
      <text:p text:style-name="P7"><text:span text:style-name="Основной_20_шрифт_20_абзаца"><text:span text:style-name="T1">Къарымфибль</text:span></text:span><text:span text:style-name="Основной_20_шрифт_20_абзаца"><text:span text:style-name="T6"> — Гвоздичное дерево — </text:span></text:span><text:span text:style-name="Основной_20_шрифт_20_абзаца"><text:span text:style-name="T15">Eugenia</text:span></text:span><text:span text:style-name="Основной_20_шрифт_20_абзаца"><text:span text:style-name="T16"> </text:span></text:span><text:span text:style-name="Основной_20_шрифт_20_абзаца"><text:span text:style-name="T15">caryophyll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рмафибль.</text:p>
      <text:p text:style-name="P1"/>
      <text:p text:style-name="P7"><text:span text:style-name="Основной_20_шрифт_20_абзаца"><text:span text:style-name="T1">Къармах</text:span></text:span><text:span text:style-name="Основной_20_шрифт_20_абзаца"><text:span text:style-name="T6"> — Медуница мягчайшая — </text:span></text:span><text:span text:style-name="Основной_20_шрифт_20_абзаца"><text:span text:style-name="T15">Pulmonaria</text:span></text:span><text:span text:style-name="Основной_20_шрифт_20_абзаца"><text:span text:style-name="T16"> </text:span></text:span><text:span text:style-name="Основной_20_шрифт_20_абзаца"><text:span text:style-name="T15">mollissima</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Kerner</text:span></text:span><text:span text:style-name="Основной_20_шрифт_20_абзаца"><text:span text:style-name="T6">.</text:span></text:span></text:p>
      <text:p text:style-name="P1">Травянистый многолетник до 10 — 40 см высотой. Цветет в конце апреля — начале июня.</text:p>
      <text:p text:style-name="P1">Растет в КЧР в лесах, лесных полянах, по опушкам.</text:p>
      <text:p text:style-name="P1">В пищу используют в виде салатов и для приготовления супов. Молодые очищенные стебли и лепестки охотно едят дети. В Англии разводится как овощное растение, в пищу употребляются прикорневые листья.</text:p>
      <text:p text:style-name="P1"/>
      <text:p text:style-name="P7"><text:span text:style-name="Основной_20_шрифт_20_абзаца"><text:span text:style-name="T1">Къармафыбль</text:span></text:span><text:span text:style-name="Основной_20_шрифт_20_абзаца"><text:span text:style-name="T6"> — Гвоздика — </text:span></text:span><text:span text:style-name="Основной_20_шрифт_20_абзаца"><text:span text:style-name="T15">Dianth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78.</text:span></text:span></text:p>
      <text:p text:style-name="P1">Уапшы Къарамфиль.</text:p>
      <text:p text:style-name="P1"/>
      <text:p text:style-name="P7"><text:span text:style-name="Основной_20_шрифт_20_абзаца"><text:span text:style-name="T1">Къаракъвырачай</text:span></text:span><text:span text:style-name="Основной_20_шрифт_20_абзаца"><text:span text:style-name="T6"> — Мята полев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до 40 см высотой.</text:p>
      <text:p text:style-name="P1">Стебель восходящий или прямой, волосистый. Листья яйцевидные с пильчатым краем на коротких черешках. В пазухах стеблевых листьев сидят многоцветковые мутовки. Цветет в июле — августе. Цветки воронковидные. Плод дробный, распадающийся на четыре орешка.</text:p>
      <text:p text:style-name="P1">Растет на сорных местах, залежах, лугах, по берегам водоемов.</text:p>
      <text:p text:style-name="P1">Медоносное растение.</text:p>
      <text:p text:style-name="P1"/>
      <text:p text:style-name="P7"><text:span text:style-name="Основной_20_шрифт_20_абзаца"><text:span text:style-name="T1">Къасмыджь</text:span></text:span><text:span text:style-name="Основной_20_шрифт_20_абзаца"><text:span text:style-name="T9"> </text:span></text:span><text:span text:style-name="Основной_20_шрифт_20_абзаца"><text:span text:style-name="T6">— Бессмертник — </text:span></text:span><text:span text:style-name="Основной_20_шрифт_20_абзаца"><text:span text:style-name="T15">Helichry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Беловойлочный полукустарник до 40 см высотой с пучком стеблей и бесплодных побегов. Прикорневые листья продолговатые, длинносуженные в черешок, стеблевые — линейные, густорасположенные.</text:p>
      <text:p text:style-name="P1">Цветет с июня до конца августа. Цветки мелкие, лимонно-желтые. Семянки с летучкой. Растет на песчаных местах.</text:p>
      <text:p text:style-name="P1">Лекарственное растение. Цветки содержат гликозиды, флавоны, горечи, дубильные вещества, эфирное масло, органические кислоты и смолы.</text:p>
      <text:p text:style-name="P1">При употреблении препаратов бессмертника наблюдается повышенное выделение желудочного сока и сока поджелудочной железы и уменьшение газов в кишечнике.</text:p>
      <text:p text:style-name="P1"/>
      <text:p text:style-name="P7"><text:span text:style-name="Основной_20_шрифт_20_абзаца"><text:span text:style-name="T1">КъатгIансольыкъв</text:span></text:span><text:span text:style-name="Основной_20_шрифт_20_абзаца"><text:span text:style-name="T9"> </text:span></text:span><text:span text:style-name="Основной_20_шрифт_20_абзаца"><text:span text:style-name="T6">— Барбарис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ъахIау</text:span></text:span><text:span text:style-name="Основной_20_шрифт_20_абзаца"><text:span text:style-name="T9"> </text:span></text:span><text:span text:style-name="Основной_20_шрифт_20_абзаца"><text:span text:style-name="T6">— Шоколадное дерево, какао — </text:span></text:span><text:span text:style-name="Основной_20_шрифт_20_абзаца"><text:span text:style-name="T15">Theobroma</text:span></text:span><text:span text:style-name="Основной_20_шрифт_20_абзаца"><text:span text:style-name="T16"> </text:span></text:span><text:span text:style-name="Основной_20_шрифт_20_абзаца"><text:span text:style-name="T15">caca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акIао.</text:p>
      <text:p text:style-name="P1"/>
      <text:p text:style-name="P7"><text:span text:style-name="Основной_20_шрифт_20_абзаца"><text:span text:style-name="T1">Къзылша</text:span></text:span><text:span text:style-name="Основной_20_шрифт_20_абзаца"><text:span text:style-name="T9"> </text:span></text:span><text:span text:style-name="Основной_20_шрифт_20_абзаца"><text:span text:style-name="T6">— Хвойник двухколосковый, эфедра, кузмичева трава — </text:span></text:span><text:span text:style-name="Основной_20_шрифт_20_абзаца"><text:span text:style-name="T15">Ephedra</text:span></text:span><text:span text:style-name="Основной_20_шрифт_20_абзаца"><text:span text:style-name="T16"> </text:span></text:span><text:span text:style-name="Основной_20_шрифт_20_абзаца"><text:span text:style-name="T15">distanch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Ядовитый лекарственный кустарник до 0,5 см высотой. Веточки бороздчатые. Семян два, окруженных мясистым покровом. Цветет в мае — июне, семена созревают в августе. Плоды — ягоды сочные, съедобны.</text:p>
      <text:p text:style-name="P1"><text:soft-page-break/>Растет на скалах, сухих каменистых склонах.</text:p>
      <text:p text:style-name="P1"/>
      <text:p text:style-name="P7"><text:span text:style-name="Основной_20_шрифт_20_абзаца"><text:span text:style-name="T1">Кърымгъьаса</text:span></text:span><text:span text:style-name="Основной_20_шрифт_20_абзаца"><text:span text:style-name="T9"> — Клен </text:span></text:span><text:span text:style-name="Основной_20_шрифт_20_абзаца"><text:span text:style-name="T6">татарский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tatar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6">Дерево до 8 м высотой</text:span></text:span><text:span text:style-name="Основной_20_шрифт_20_абзаца"><text:span text:style-name="T19">. </text:span></text:span><text:span text:style-name="Основной_20_шрифт_20_абзаца"><text:span text:style-name="T6">Кора стволов темно-серая. Листья яйцевидные, цельные, по краю пильчатые. Цветет в мае — июне. Соцветие щитковидно-метельчатое. Цветки белые. Плод — крылатка.</text:span></text:span></text:p>
      <text:p text:style-name="P1">Растет в лесах и особенно по Куме.</text:p>
      <text:p text:style-name="P1">Декоративен, неприхотлив. Размножается семенами. Древесина применяется в мебельном производстве.</text:p>
      <text:p text:style-name="P1"/>
      <text:p text:style-name="P7"><text:span text:style-name="Основной_20_шрифт_20_абзаца"><text:span text:style-name="T1">Кърымкъаб</text:span></text:span><text:span text:style-name="Основной_20_шрифт_20_абзаца"><text:span text:style-name="T9"> </text:span></text:span><text:span text:style-name="Основной_20_шрифт_20_абзаца"><text:span text:style-name="T6">— Тыква обыкновенная — </text:span></text:span><text:span text:style-name="Основной_20_шрифт_20_абзаца"><text:span text:style-name="T16">С</text:span></text:span><text:span text:style-name="Основной_20_шрифт_20_абзаца"><text:span text:style-name="T15">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тносится к роду тыквы. Абазины давно выращивают и этот сорт, особенно в селах. Цвет красный. Листья округлые, крупные. Кожура тыквы очень тонкая, при варке хорошо снимается. В КЧР сорт этот дает высокий урожай.</text:p>
      <text:p text:style-name="P1"/>
      <text:p text:style-name="P7"><text:span text:style-name="Основной_20_шрифт_20_абзаца"><text:span text:style-name="T1">Кърымпкъына</text:span></text:span><text:span text:style-name="Основной_20_шрифт_20_абзаца"><text:span text:style-name="T6"> — Щирица хвостатая — </text:span></text:span><text:span text:style-name="Основной_20_шрифт_20_абзаца"><text:span text:style-name="T15">Amaranthus</text:span></text:span><text:span text:style-name="Основной_20_шрифт_20_абзаца"><text:span text:style-name="T16"> </text:span></text:span><text:span text:style-name="Основной_20_шрифт_20_абзаца"><text:span text:style-name="T15">caud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однолетник высотой до 1 м, красноватый или красный. Стебель прямостоячий. Листья большие, на верхушке острые; соцветия повисающие и в особенности верхушечные.</text:p>
      <text:p text:style-name="P1">Вид разводится как декоративный, иногда щирица дичает.</text:p>
      <text:p text:style-name="P1"/>
      <text:p text:style-name="P7"><text:span text:style-name="Основной_20_шрифт_20_абзаца"><text:span text:style-name="T1">КърымхIвра</text:span></text:span><text:span text:style-name="Основной_20_шрифт_20_абзаца"><text:span text:style-name="T6"> — Щирица белая — </text:span></text:span><text:span text:style-name="Основной_20_шрифт_20_абзаца"><text:span text:style-name="T15">Amaranthus</text:span></text:span><text:span text:style-name="Основной_20_шрифт_20_абзаца"><text:span text:style-name="T16"> </text:span></text:span><text:span text:style-name="Основной_20_шрифт_20_абзаца"><text:span text:style-name="T15">al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к. Высота 20 — 50 см. Цветет с июля по сентябрь. Стебель растопыренно-ветвистый; листья мелкие, продолговато-обратнояйцевидные.</text:p>
      <text:p text:style-name="P1">Встречается в посевах и на сорных местах. Поедается животными удовлетворительно до отцветения.</text:p>
      <text:p text:style-name="P1"/>
      <text:p text:style-name="P7"><text:span text:style-name="Основной_20_шрифт_20_абзаца"><text:span text:style-name="T1">Кърымъата</text:span></text:span><text:span text:style-name="Основной_20_шрифт_20_абзаца"><text:span text:style-name="T6"> — Щирица белая — </text:span></text:span><text:span text:style-name="Основной_20_шрифт_20_абзаца"><text:span text:style-name="T15">Amaranthus</text:span></text:span><text:span text:style-name="Основной_20_шрифт_20_абзаца"><text:span text:style-name="T16"> </text:span></text:span><text:span text:style-name="Основной_20_шрифт_20_абзаца"><text:span text:style-name="T15">al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к травянистый высотой 20 — 50 см. Стебель растопыренно-ветвистый. Листья мелкие, яйцевидные. Цветет в июле — августе.</text:p>
      <text:p text:style-name="P1">Растет в посевах и на сорных местах, встречается до горного пояса. Сорняк, удовлетворительно поедается животными.</text:p>
      <text:p text:style-name="P1"/>
      <text:p text:style-name="P7"><text:span text:style-name="Основной_20_шрифт_20_абзаца"><text:span text:style-name="T1">Къымдза</text:span></text:span><text:span text:style-name="Основной_20_шрифт_20_абзаца"><text:span text:style-name="T6"> — Слива домашня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аса.</text:p>
      <text:p text:style-name="P1"/>
      <text:p text:style-name="P7"><text:span text:style-name="Основной_20_шрифт_20_абзаца"><text:span text:style-name="T1">Къындза</text:span></text:span><text:span text:style-name="Основной_20_шрифт_20_абзаца"><text:span text:style-name="T6"> — Ромашка аптечная, ромашка обрезная — </text:span></text:span><text:span text:style-name="Основной_20_шрифт_20_абзаца"><text:span text:style-name="T15">Matricaria</text:span></text:span><text:span text:style-name="Основной_20_шрифт_20_абзаца"><text:span text:style-name="T16"> </text:span></text:span><text:span text:style-name="Основной_20_шрифт_20_абзаца"><text:span text:style-name="T15">chamom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ФгIвычвгьа.</text:p>
      <text:p text:style-name="P1"/>
      <text:p text:style-name="P7"><text:span text:style-name="Основной_20_шрифт_20_абзаца"><text:span text:style-name="T1">КъындзатумачIыхв</text:span></text:span><text:span text:style-name="Основной_20_шрифт_20_абзаца"><text:span text:style-name="T6"> — Цикорий обыкновенный — </text:span></text:span><text:span text:style-name="Основной_20_шрифт_20_абзаца"><text:span text:style-name="T15">Cichorium</text:span></text:span><text:span text:style-name="Основной_20_шрифт_20_абзаца"><text:span text:style-name="T16"> </text:span></text:span><text:span text:style-name="Основной_20_шрифт_20_абзаца"><text:span text:style-name="T15">inty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дах.</text:p>
      <text:p text:style-name="P1"/>
      <text:p text:style-name="P7"><text:span text:style-name="Основной_20_шрифт_20_абзаца"><text:span text:style-name="T1">Къвакь</text:span></text:span><text:span text:style-name="Основной_20_шрифт_20_абзаца"><text:span text:style-name="T6"> — Дурман обыкновенный — </text:span></text:span><text:span text:style-name="Основной_20_шрифт_20_абзаца"><text:span text:style-name="T15">Datura</text:span></text:span><text:span text:style-name="Основной_20_шрифт_20_абзаца"><text:span text:style-name="T16"> </text:span></text:span><text:span text:style-name="Основной_20_шрифт_20_абзаца"><text:span text:style-name="T15">stramo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79.</text:span></text:span></text:p>
      <text:p text:style-name="P1">Однолетнее растение, высотой 20 — 100 см. Стебель ветвистый, листья большие, выемчатые, заостренные, черешковые. Цветет с июня до осени; цветки крупные 10 см длиной, белые с одуряющим запахом; плод — коробочка, раскрывается четырьмя створками, густо покрыта шипами. Много и часто дурман встречается на сорных местах, огородах, близ жилья.</text:p>
      <text:p text:style-name="P1">Лекарственное растение; с этой целью используются листья дурмана, собранные в период цветения. Ядовитое, особенно семена дурмана.</text:p>
      <text:p text:style-name="P1"/>
      <text:p text:style-name="P7"><text:span text:style-name="Основной_20_шрифт_20_абзаца"><text:span text:style-name="T1">Къван</text:span></text:span><text:span text:style-name="Основной_20_шрифт_20_абзаца"><text:span text:style-name="T6"> — Укроп пахучий, укроп огородный — </text:span></text:span><text:span text:style-name="Основной_20_шрифт_20_абзаца"><text:span text:style-name="T15">Anethum</text:span></text:span><text:span text:style-name="Основной_20_шрифт_20_абзаца"><text:span text:style-name="T16"> </text:span></text:span><text:span text:style-name="Основной_20_шрифт_20_абзаца"><text:span text:style-name="T15">graveol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Люди давно выращивают как огородное растение. Однолетник до 50 — 80 см высотой. Он имеет приятный запах. Стебель поднимается прямо; листья перистые, дольки линейные, мягкие, нежные; семена созревают в конце лета или осенью.</text:p>
      <text:p text:style-name="P1">Народности КЧР используют его в виде приправы к пище и для солки огурцов.</text:p>
      <text:p text:style-name="P1"><text:soft-page-break/></text:p>
      <text:p text:style-name="P7"><text:span text:style-name="Основной_20_шрифт_20_абзаца"><text:span text:style-name="T1">Къвангьажь</text:span></text:span><text:span text:style-name="Основной_20_шрифт_20_абзаца"><text:span text:style-name="T6"> — Кориандр, кишнец, кинза — </text:span></text:span><text:span text:style-name="Основной_20_шрифт_20_абзаца"><text:span text:style-name="T15">Coriandr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дгьакъван.</text:p>
      <text:p text:style-name="P1"/>
      <text:p text:style-name="P7"><text:span text:style-name="Основной_20_шрифт_20_абзаца"><text:span text:style-name="T1">Къвангьажь</text:span></text:span><text:span text:style-name="Основной_20_шрифт_20_абзаца"><text:span text:style-name="T9"> </text:span></text:span><text:span text:style-name="Основной_20_шрифт_20_абзаца"><text:span text:style-name="T6">— Тысячелистник благородный — </text:span></text:span><text:span text:style-name="Основной_20_шрифт_20_абзаца"><text:span text:style-name="T15">Achillea</text:span></text:span><text:span text:style-name="Основной_20_шрифт_20_абзаца"><text:span text:style-name="T16"> </text:span></text:span><text:span text:style-name="Основной_20_шрифт_20_абзаца"><text:span text:style-name="T15">nobi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ой 25 — 35 см. Стебель прямой. Листовые пластинки рассеченные, листья в очертании яйцевидные. Соцветие — корзинки до 2 мм диаметром. Язычки белые. Корневище короткое.</text:p>
      <text:p text:style-name="P1">Растет в степях, на лугах, на сухих склонах. Встречается до среднегорий. Кормового значения не имеет.</text:p>
      <text:p text:style-name="P1">Медонос.</text:p>
      <text:p text:style-name="P1"/>
      <text:p text:style-name="P7"><text:span text:style-name="Основной_20_шрифт_20_абзаца"><text:span text:style-name="T1">Къвангьын</text:span></text:span><text:span text:style-name="Основной_20_шрифт_20_абзаца"><text:span text:style-name="T6"> — Петрушка огородная, кудрявая — </text:span></text:span><text:span text:style-name="Основной_20_шрифт_20_абзаца"><text:span text:style-name="T15">Petroselinum</text:span></text:span><text:span text:style-name="Основной_20_шрифт_20_абзаца"><text:span text:style-name="T16"> </text:span></text:span><text:span text:style-name="Основной_20_шрифт_20_абзаца"><text:span text:style-name="T15">crispum</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16">) </text:span></text:span><text:span text:style-name="Основной_20_шрифт_20_абзаца"><text:span text:style-name="T15">Nym</text:span></text:span><text:span text:style-name="Основной_20_шрифт_20_абзаца"><text:span text:style-name="T6">.</text:span></text:span></text:p>
      <text:p text:style-name="P1">Растение высокое до 100 см высотой, двухлетнее. Нижние листья перисторассеченные, верхние — тройчатые. Цветет в мае — июле. Соцветие — зонтики 10 — 20 лучевые. Возделывается, иногда растет на сорных местах.</text:p>
      <text:p text:style-name="P1">Человеку известно уже, быть может, несколько тысячелетий. В наши дни культивируют две разновидности петрушки: корневую с утолщенным слабоветвистым корнем и листовую с крупной листовой розеткой.</text:p>
      <text:p text:style-name="P1">В пищу используют листья петрушки, ее ценят за аромат.</text:p>
      <text:p text:style-name="P1">С давних пор петрушку применяют в медицине. Недаром среди врачей бытует шутка: «Грамм петрушки полезнее килограмма пилюль».</text:p>
      <text:p text:style-name="P1"/>
      <text:p text:style-name="P7"><text:span text:style-name="Основной_20_шрифт_20_абзаца"><text:span text:style-name="T1">Къватыр</text:span></text:span><text:span text:style-name="Основной_20_шрифт_20_абзаца"><text:span text:style-name="T6"> — Шпинат огородный — </text:span></text:span><text:span text:style-name="Основной_20_шрифт_20_абзаца"><text:span text:style-name="T15">Spinacia</text:span></text:span><text:span text:style-name="Основной_20_шрифт_20_абзаца"><text:span text:style-name="T16"> </text:span></text:span><text:span text:style-name="Основной_20_шрифт_20_абзаца"><text:span text:style-name="T15">olera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вощное однолетнее растение с большими продолговатыми листьями. Стебли не ветвятся, прямые. Разводится ради очень богатых витаминами, солями кальция и железа листьев, которые идут в пищу в сыром, отварном и консервированном виде.</text:p>
      <text:p text:style-name="P1">Арабские ученые называли шпинат «королем овощей». Установлено, что листья содержат большое количество щавелевой кислоты — в восемь раз больше, чем картофель, и в 64 раза, чем зрелые помидоры.</text:p>
      <text:p text:style-name="P1"/>
      <text:p text:style-name="P7"><text:span text:style-name="Основной_20_шрифт_20_абзаца"><text:span text:style-name="T1">КъватIана</text:span></text:span><text:span text:style-name="Основной_20_шрифт_20_абзаца"><text:span text:style-name="T6"> — Куриное просо — </text:span></text:span><text:span text:style-name="Основной_20_шрифт_20_абзаца"><text:span text:style-name="T15">Echinochloa</text:span></text:span><text:span text:style-name="Основной_20_шрифт_20_абзаца"><text:span text:style-name="T16"> </text:span></text:span><text:span text:style-name="Основной_20_шрифт_20_абзаца"><text:span text:style-name="T15">crus</text:span></text:span><text:span text:style-name="Основной_20_шрифт_20_абзаца"><text:span text:style-name="T16">-</text:span></text:span><text:span text:style-name="Основной_20_шрифт_20_абзаца"><text:span text:style-name="T15">gal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Roem</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Schult</text:span></text:span><text:span text:style-name="Основной_20_шрифт_20_абзаца"><text:span text:style-name="T6">.</text:span></text:span></text:p>
      <text:p text:style-name="P1">Уапшы БаджьакIьайдза.</text:p>
      <text:p text:style-name="P1"/>
      <text:p text:style-name="P7"><text:span text:style-name="Основной_20_шрифт_20_абзаца"><text:span text:style-name="T1">КъватIана</text:span></text:span><text:span text:style-name="Основной_20_шрифт_20_абзаца"><text:span text:style-name="T6"> — Рогоз — </text:span></text:span><text:span text:style-name="Основной_20_шрифт_20_абзаца"><text:span text:style-name="T15">Typh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ымхIардагв.</text:p>
      <text:p text:style-name="P1"/>
      <text:p text:style-name="P7"><text:span text:style-name="Основной_20_шрифт_20_абзаца"><text:span text:style-name="T1">Къваныжв</text:span></text:span><text:span text:style-name="Основной_20_шрифт_20_абзаца"><text:span text:style-name="T6"> — Жабрица — </text:span></text:span><text:span text:style-name="Основной_20_шрифт_20_абзаца"><text:span text:style-name="T15">Sese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идов этого рода во флоре КЧР пять. Все относятся к группе многолетники. По высоте от 20 до 100 см. У большинства стебли опушены короткими волосками. Различны по количеству лучей, цвету лепестков, формой листьев. Цветут с июня по август.</text:p>
      <text:p text:style-name="P1">Места обитания различные, чаще встречаются на известковых скалах, каменистых местах, в степях и сорных местах.</text:p>
      <text:p text:style-name="P1">Кормового значения не имеют. В основном это виды высокогорий.</text:p>
      <text:p text:style-name="P1"/>
      <text:p text:style-name="P7"><text:span text:style-name="Основной_20_шрифт_20_абзаца"><text:span text:style-name="T1">КъваныжвхIвра</text:span></text:span><text:span text:style-name="Основной_20_шрифт_20_абзаца"><text:span text:style-name="T6"> — Жабрица — </text:span></text:span><text:span text:style-name="Основной_20_шрифт_20_абзаца"><text:span text:style-name="T15">Sese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аныжв.</text:p>
      <text:p text:style-name="P1"/>
      <text:p text:style-name="P7"><text:span text:style-name="Основной_20_шрифт_20_абзаца"><text:span text:style-name="T1">Къванхъа</text:span></text:span><text:span text:style-name="Основной_20_шрифт_20_абзаца"><text:span text:style-name="T6"> — Сныть обыкновенная — </text:span></text:span><text:span text:style-name="Основной_20_шрифт_20_абзаца"><text:span text:style-name="T15">Aegopodium</text:span></text:span><text:span text:style-name="Основной_20_шрифт_20_абзаца"><text:span text:style-name="T16"> </text:span></text:span><text:span text:style-name="Основной_20_шрифт_20_абзаца"><text:span text:style-name="T15">podagr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40 — 100 см высотой. Листья тройчатые, снизу опушенные. Верхушечный зонтик с 20 — 25 лучами как и у укропа. Цветет в июне — июле, цветки белые.</text:p>
      <text:p text:style-name="P1">Растет в лесах, по их опушкам, вырубкам, среди кустарников, в оврагах.</text:p>
      <text:p text:style-name="P7"><text:span text:style-name="Основной_20_шрифт_20_абзаца"><text:span text:style-name="T6">В пищу употребляются не распустившиеся листья и черешки. Их используют на салаты, варят щи, супы. Зелень имеет приятный запах и ее можно использовать как приправу. В листьях </text:span></text:span><text:soft-page-break/><text:span text:style-name="Основной_20_шрифт_20_абзаца"><text:span text:style-name="T6">содержится витамин </text:span></text:span><text:span text:style-name="Основной_20_шрифт_20_абзаца"><text:span text:style-name="T12">C</text:span></text:span><text:span text:style-name="Основной_20_шрифт_20_абзаца"><text:span text:style-name="T6">. В отечественную войну из сныти нередко готовили борщи, супы, котлеты, тушили ее.</text:span></text:span></text:p>
      <text:p text:style-name="P1"/>
      <text:p text:style-name="P7"><text:span text:style-name="Основной_20_шрифт_20_абзаца"><text:span text:style-name="T1">КъвашвхIа</text:span></text:span><text:span text:style-name="Основной_20_шрифт_20_абзаца"><text:span text:style-name="T6"> — Мак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арачаево-Черкесии 4 вида маков. Однолетнее растение, кроме мака горного. В культуре маки делятся на две хозяйственные группы мак масличный и мак опийный. Основные районы возделывания мака масличного Томбовская, Курская, Воронежская области.</text:p>
      <text:p text:style-name="P1">В семенах содержится до 50% масла, которое используется в пищу, на изготовление олифы, лаков, красок. Из семян делают кондитерские изделия.</text:p>
      <text:p text:style-name="P1"/>
      <text:p text:style-name="P7"><text:span text:style-name="Основной_20_шрифт_20_абзаца"><text:span text:style-name="T1">КъвашвхIа</text:span></text:span><text:span text:style-name="Основной_20_шрифт_20_абзаца"><text:span text:style-name="T6"> — Мак снотворный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somnife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80.</text:span></text:span></text:p>
      <text:p text:style-name="P1">Однолетнее травянистое растение высотой до 1,2 м. Стебель прямой, растение сизое, голое или с редкими волосками. Листья большие с сердцевидным основанием. Цветки до 10 см длины от белого до красного и фиалетового цвета. Плод — многосемянный. Коробочка голая, бурого, черного цвета.</text:p>
      <text:p text:style-name="P1">Съедобны семена, используются для приготовления пирогов, конфет, тортов.</text:p>
      <text:p text:style-name="P1">Возделывается и встречается на сорных местах. Есть декоративные махровые формы. Вид лекарственный и ядовитый.</text:p>
      <text:p text:style-name="P1"/>
      <text:p text:style-name="P7"><text:span text:style-name="Основной_20_шрифт_20_абзаца"><text:span text:style-name="T1">КъвашвхIалакта</text:span></text:span><text:span text:style-name="Основной_20_шрифт_20_абзаца"><text:span text:style-name="T6"> — Мак сомнительный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dub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81.</text:span></text:span></text:p>
      <text:p text:style-name="P1">Ядовитое однолетнее растение 40 — 60 см высотой. Стебли прямостоячие. Листья большие, перистые. Цветет в мае — июне. Цветоносы опушены. Цветки красные. Плоды — многосемянная коробочка, созревает в августе — сентябре.</text:p>
      <text:p text:style-name="P1">Растет на сухих склонах и в посевах, поднимается до среднегорного пояса. Скотом не поедается.</text:p>
      <text:p text:style-name="P1"/>
      <text:p text:style-name="P7"><text:span text:style-name="Основной_20_шрифт_20_абзаца"><text:span text:style-name="T1">Къваца</text:span></text:span><text:span text:style-name="Основной_20_шрифт_20_абзаца"><text:span text:style-name="T9"> </text:span></text:span><text:span text:style-name="Основной_20_шрифт_20_абзаца"><text:span text:style-name="T6">— Крапива жгуч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u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высотой до 10 — 60 см с хорошо развитой корневой системой. Стебли прямостоячие; листья крупные до 2 — 6 см длины, яйцевидные. Цветки в соцветиях смешанные, мужские и женские. Растение однодомное.</text:p>
      <text:p text:style-name="P1">Растет на сорных местах.</text:p>
      <text:p text:style-name="P1">Растение лекарственное.</text:p>
      <text:p text:style-name="P1"/>
      <text:p text:style-name="P7"><text:span text:style-name="Основной_20_шрифт_20_абзаца"><text:span text:style-name="T1">Къваца</text:span></text:span><text:span text:style-name="Основной_20_шрифт_20_абзаца"><text:span text:style-name="T6"> — Крапива двудомн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dio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82.</text:span></text:span></text:p>
      <text:p text:style-name="P1">Уапшы Къваца.</text:p>
      <text:p text:style-name="P1"/>
      <text:p text:style-name="P7"><text:span text:style-name="Основной_20_шрифт_20_абзаца"><text:span text:style-name="T1">Къвацасса</text:span></text:span><text:span text:style-name="Основной_20_шрифт_20_абзаца"><text:span text:style-name="T6"> — Крапива жгуч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e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ъвбырщыга</text:span></text:span><text:span text:style-name="Основной_20_шрифт_20_абзаца"><text:span text:style-name="T6"> — Валериана лекарственная — </text:span></text:span><text:span text:style-name="Основной_20_шрифт_20_абзаца"><text:span text:style-name="T15">Valerian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bookmark-start text:name="bookmark5"/><text:span text:style-name="Основной_20_шрифт_20_абзаца"><text:span text:style-name="T9">.</text:span></text:span><text:bookmark-end text:name="bookmark5"/></text:p>
      <text:p text:style-name="P1">Уапшы ГвыхьхIвра.</text:p>
      <text:p text:style-name="P1"/>
      <text:p text:style-name="P7"><text:span text:style-name="Основной_20_шрифт_20_абзаца"><text:span text:style-name="T1">КъвихIвра</text:span></text:span><text:span text:style-name="Основной_20_шрифт_20_абзаца"><text:span text:style-name="T6"> — Чистотел большой — </text:span></text:span><text:span text:style-name="Основной_20_шрифт_20_абзаца"><text:span text:style-name="T15">Chelidonium</text:span></text:span><text:span text:style-name="Основной_20_шрифт_20_абзаца"><text:span text:style-name="T16"> </text:span></text:span><text:span text:style-name="Основной_20_шрифт_20_абзаца"><text:span text:style-name="T15">maj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83.</text:span></text:span></text:p>
      <text:p text:style-name="P1">Многолетнее травянистое растение с коротким корневищем до 1 м высотой. Стебель ветвистый; прикорневые и нижние стеблевые листья черешковые, верхние — сидячие, очередные. Цветет в мае — июле; соцветие — зонтик. Цветки мелкие, желтые на длинных цветоножках. Плод — одногнездная коробочка с двумя створками, созревает в июле — сентябре.</text:p>
      <text:p text:style-name="P1">Растет в тенистых местах, лесах, кустарниках, оврагах, вблизи жилья.</text:p>
      <text:p text:style-name="P1">В медицине используют надземную часть растения (траву).</text:p>
      <text:p text:style-name="P1"/>
      <text:p text:style-name="P7"><text:span text:style-name="Основной_20_шрифт_20_абзаца"><text:span text:style-name="T1">Къвракъ</text:span></text:span><text:span text:style-name="Основной_20_шрифт_20_абзаца"><text:span text:style-name="T6"> — Бурьян.</text:span></text:span></text:p>
      <text:p text:style-name="P1">Сухой бурьян, образованный видами растений, имеющих плотные и толстые стебли.</text:p>
      <text:p text:style-name="P1"/>
      <text:p text:style-name="P7"><text:span text:style-name="Основной_20_шрифт_20_абзаца"><text:span text:style-name="T1">Къвыд</text:span></text:span><text:span text:style-name="Основной_20_шрифт_20_абзаца"><text:span text:style-name="T6"> — Фасоль обыкновенная — </text:span></text:span><text:span text:style-name="Основной_20_шрифт_20_абзаца"><text:span text:style-name="T15">Phaseol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Фасоль идет для получения консервов из семян и недозрелых бобов. Обладает хорошими <text:soft-page-break/>вкусовыми качествами, питательностью и является ценным пищевым продуктом. В семенах содержится до 31% белка.</text:p>
      <text:p text:style-name="P1">Зеленая масса и солома идут для вскармливания животных. Фасоль — хороший предшественник кукурузе и зерновым культурам. Листья крупные, яйцевидные. Цветки различной окраски, чаще белые.</text:p>
      <text:p text:style-name="P1">Плоды — бобы. Семена средней величины и разной окраски от белой до черной.</text:p>
      <text:p text:style-name="P1"/>
      <text:p text:style-name="P7"><text:span text:style-name="Основной_20_шрифт_20_абзаца"><text:span text:style-name="T1">Къвыдбыгъь</text:span></text:span><text:span text:style-name="Основной_20_шрифт_20_абзаца"><text:span text:style-name="T6"> — Чина — </text:span></text:span><text:span text:style-name="Основной_20_шрифт_20_абзаца"><text:span text:style-name="T15">Lathy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84.</text:span></text:span></text:p>
      <text:p text:style-name="P1">Видов этого рода в КЧР встречается более 7. Среди них однолетники и многолетники. Высотой они достигают от 20 до 80 см. Цветки различной окраски от белого до красного цвета. В смеси с другими дает хорошее сено.</text:p>
      <text:p text:style-name="P1">Растет в основном в нижнем и среднем горном поясе. Встречается на опушках, посевах, лугах, и сорных местах, в кустарниках.</text:p>
      <text:p text:style-name="P1">Цепное кормовое растение.</text:p>
      <text:p text:style-name="P1">Медонос.</text:p>
      <text:p text:style-name="P1"/>
      <text:p text:style-name="P7"><text:span text:style-name="Основной_20_шрифт_20_абзаца"><text:span text:style-name="T1">КъвыдбыгъькIапсачIвы</text:span></text:span><text:span text:style-name="Основной_20_шрифт_20_абзаца"><text:span text:style-name="T6"> — Чина посевная — </text:span></text:span><text:span text:style-name="Основной_20_шрифт_20_абзаца"><text:span text:style-name="T15">Athyrus</text:span></text:span><text:span text:style-name="Основной_20_шрифт_20_абзаца"><text:span text:style-name="T16"> </text:span></text:span><text:span text:style-name="Основной_20_шрифт_20_абзаца"><text:span text:style-name="T15">sativ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высотой до 70 см. В КЧР выращивается для пищевых и кормовых целей, преимущественно на зерно, реже на зеленую массу и сено. Семена различной окраски содержат до 30% белка.</text:p>
      <text:p text:style-name="P1">Теплолюбивая, засухоустойчивая и относительно морозостойкая культура.</text:p>
      <text:p text:style-name="P1">Медонос.</text:p>
      <text:p text:style-name="P1">Родина: Средиземноморье.</text:p>
      <text:p text:style-name="P1"/>
      <text:p text:style-name="P7"><text:span text:style-name="Основной_20_шрифт_20_абзаца"><text:span text:style-name="T1">Къвыдмц</text:span></text:span><text:span text:style-name="Основной_20_шрифт_20_абзаца"><text:span text:style-name="T6"> — Вьюнок полевой —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хъаххыл.</text:p>
      <text:p text:style-name="P1"/>
      <text:p text:style-name="P7"><text:span text:style-name="Основной_20_шрифт_20_абзаца"><text:span text:style-name="T1">Къвыдхъаххыл</text:span></text:span><text:span text:style-name="Основной_20_шрифт_20_абзаца"><text:span text:style-name="T6"> — Фасоль многоцветковая — </text:span></text:span><text:span text:style-name="Основной_20_шрифт_20_абзаца"><text:span text:style-name="T15">Phaseolus</text:span></text:span><text:span text:style-name="Основной_20_шрифт_20_абзаца"><text:span text:style-name="T16"> </text:span></text:span><text:span text:style-name="Основной_20_шрифт_20_абзаца"><text:span text:style-name="T15">multiflorus</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Вьющееся растение. Листья крупные, сердцевидные, слабоопушенные. Цветоносы многочисленные, пазушные. Соцветие — кисть; цветки в кистях, крупные, ярко-красные, розовые или белые. Плоды — бобы крупные, белые или пестрые.</text:p>
      <text:p text:style-name="P1">Может служить декоративным видом.</text:p>
      <text:p text:style-name="P1"/>
      <text:p text:style-name="P7"><text:span text:style-name="Основной_20_шрифт_20_абзаца"><text:span text:style-name="T1">КъвыдхIвра</text:span></text:span><text:span text:style-name="Основной_20_шрифт_20_абзаца"><text:span text:style-name="T6"> — Вика мохнатая — </text:span></text:span><text:span text:style-name="Основной_20_шрифт_20_абзаца"><text:span text:style-name="T15">Vicia</text:span></text:span><text:span text:style-name="Основной_20_шрифт_20_абзаца"><text:span text:style-name="T16"> </text:span></text:span><text:span text:style-name="Основной_20_шрифт_20_абзаца"><text:span text:style-name="T15">villosa</text:span></text:span><text:span text:style-name="Основной_20_шрифт_20_абзаца"><text:span text:style-name="T16"> </text:span></text:span><text:span text:style-name="Основной_20_шрифт_20_абзаца"><text:span text:style-name="T15">Roth</text:span></text:span><text:span text:style-name="Основной_20_шрифт_20_абзаца"><text:span text:style-name="T6">.</text:span></text:span></text:p>
      <text:p text:style-name="P1">Стебель разветвленный, полегающий, густо покрытый волосками. Листья 6 — 8 парные с линейно-ланцетными листочками, оканчивающимися 3 — 4 усиками. Соцветие — кисть; цветки ярко-фиолетовые. Плоды — бобы, содержат по 4-8 шаровидных мелких семян.</text:p>
      <text:p text:style-name="P1">Родина: Юго-Восточная Азия.</text:p>
      <text:p text:style-name="P1">По кормовой ценности она принадлежит к хорошим кормовым травам, охотно поедается всеми видами скота, особенно молочными коровами.</text:p>
      <text:p text:style-name="P1">Выращивают в смеси с другими травами на сено и силос.</text:p>
      <text:p text:style-name="P1"/>
      <text:p text:style-name="P7"><text:span text:style-name="Основной_20_шрифт_20_абзаца"><text:span text:style-name="T1">КъвыдхIвра</text:span></text:span><text:span text:style-name="Основной_20_шрифт_20_абзаца"><text:span text:style-name="T6"> — Вьюнок полевой, березка —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хъаххыл.</text:p>
      <text:p text:style-name="P1"/>
      <text:p text:style-name="P7"><text:span text:style-name="Основной_20_шрифт_20_абзаца"><text:span text:style-name="T1">КъвыдхIвра йкIарпсауа</text:span></text:span><text:span text:style-name="Основной_20_шрифт_20_абзаца"><text:span text:style-name="T6"> — Вика посевная — </text:span></text:span><text:span text:style-name="Основной_20_шрифт_20_абзаца"><text:span text:style-name="T15">Vici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од вики в нашей стране представлен 85 видами. Посевная вика — однолетнее растение. В диком виде встречается на Кавказе, в Западной Сибири, в Средней Азии и на Дальнем Востоке.</text:p>
      <text:p text:style-name="P7"><text:span text:style-name="Основной_20_шрифт_20_абзаца"><text:span text:style-name="T6">Корневая система хорошо развита. Стебель тонкий, полегающий, ребристый, голый. Листья парноперистые, состоят из </text:span></text:span><text:span text:style-name="Основной_20_шрифт_20_абзаца"><text:span text:style-name="T7">4-</text:span></text:span><text:span text:style-name="Основной_20_шрифт_20_абзаца"><text:span text:style-name="T6">8 пар широких листочков. Цветки сидячие, по два в пазухах листьев. Окраска венчика фиолетово-пурпуровая, сиреневая, реже розовая или белая. Плоды — бобы с </text:span></text:span><text:span text:style-name="Основной_20_шрифт_20_абзаца"><text:span text:style-name="T7">4-</text:span></text:span><text:span text:style-name="Основной_20_шрифт_20_абзаца"><text:span text:style-name="T6">10 семенами. Семена шаровидно-сплюснутые. Идет на сено, семена идут на корм животным.</text:span></text:span></text:p>
      <text:p text:style-name="P1">Медоносное растение.</text:p>
      <text:p text:style-name="P1"/>
      <text:p text:style-name="P7"><text:soft-page-break/><text:span text:style-name="Основной_20_шрифт_20_абзаца"><text:span text:style-name="T1">Къвыджь</text:span></text:span><text:span text:style-name="Основной_20_шрифт_20_абзаца"><text:span text:style-name="T6"> — Объедья.</text:span></text:span></text:p>
      <text:p text:style-name="P1">Остатки от сена. Обычно дают грубостебельные растения, которые оказываются в сене. К ним можно отнести сеняк обыкновенный, зверобой, душица, тысячелистник.</text:p>
      <text:p text:style-name="P1"/>
      <text:p text:style-name="P7"><text:span text:style-name="Основной_20_шрифт_20_абзаца"><text:span text:style-name="T1">КъвыджьхIвра</text:span></text:span><text:span text:style-name="Основной_20_шрифт_20_абзаца"><text:span text:style-name="T6"> — Тысячелистник — </text:span></text:span><text:span text:style-name="Основной_20_шрифт_20_абзаца"><text:span text:style-name="T15">Achill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арачаево-Черкесии встречаются 5 видов этого рода. Растут в кустарниках, на луговых склонах, пустырях, сорных местах. Невысокие растения от 20 до 80 см. Стебли прямостоячие, листья рассеченные на узкие дольки. Цветут с июня до октября. Цветки обычно белые, собраны в корзинки. Кормового значения не имеют. В их числе есть и медоносы-тысячелистники (благородный и обыкновенный).</text:p>
      <text:p text:style-name="P1"/>
      <text:p text:style-name="P7"><text:span text:style-name="Основной_20_шрифт_20_абзаца"><text:span text:style-name="T1">КъвыдхIврагIважь</text:span></text:span><text:span text:style-name="Основной_20_шрифт_20_абзаца"><text:span text:style-name="T6"> — Чина золотистая — </text:span></text:span><text:span text:style-name="Основной_20_шрифт_20_абзаца"><text:span text:style-name="T15">Lathyrus</text:span></text:span><text:span text:style-name="Основной_20_шрифт_20_абзаца"><text:span text:style-name="T16"> </text:span></text:span><text:span text:style-name="Основной_20_шрифт_20_абзаца"><text:span text:style-name="T15">aureum</text:span></text:span><text:span text:style-name="Основной_20_шрифт_20_абзаца"><text:span text:style-name="T16"> (</text:span></text:span><text:span text:style-name="Основной_20_шрифт_20_абзаца"><text:span text:style-name="T15">Stev</text:span></text:span><text:span text:style-name="Основной_20_шрифт_20_абзаца"><text:span text:style-name="T16">.). </text:span></text:span><text:span text:style-name="Основной_20_шрифт_20_абзаца"><text:span text:style-name="T15">Brandza</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85.</text:span></text:span></text:p>
      <text:p text:style-name="P1">Многолетнее травянистое растение. Стебель прямостоячий 60 — 100 см высотой. Листья продолговатые. Цветет в июле — августе.</text:p>
      <text:p text:style-name="P1">Соцветие — кисть золотисто-желтыми лепестками. Кисти многоцветковые.</text:p>
      <text:p text:style-name="P1">Растет в верхнелесном поясе, иногда и в альпийском, в лесах, лугах.</text:p>
      <text:p text:style-name="P1">Поедается скотом хорошо.</text:p>
      <text:p text:style-name="P1">Декоративна.</text:p>
      <text:p text:style-name="P1"/>
      <text:p text:style-name="P7"><text:span text:style-name="Основной_20_шрифт_20_абзаца"><text:span text:style-name="T1">Къвырачай</text:span></text:span><text:span text:style-name="Основной_20_шрифт_20_абзаца"><text:span text:style-name="T6"> — Мята полев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ракъвырачай.</text:p>
      <text:p text:style-name="P1"/>
      <text:p text:style-name="P7"><text:span text:style-name="Основной_20_шрифт_20_абзаца"><text:span text:style-name="T1">Къвырмакъ</text:span></text:span><text:span text:style-name="Основной_20_шрифт_20_абзаца"><text:span text:style-name="T6"> — Ежовник крупноплодный — </text:span></text:span><text:span text:style-name="Основной_20_шрифт_20_абзаца"><text:span text:style-name="T15">Echinochloa</text:span></text:span><text:span text:style-name="Основной_20_шрифт_20_абзаца"><text:span text:style-name="T16"> </text:span></text:span><text:span text:style-name="Основной_20_шрифт_20_абзаца"><text:span text:style-name="T15">macrocarpa</text:span></text:span><text:span text:style-name="Основной_20_шрифт_20_абзаца"><text:span text:style-name="T16"> </text:span></text:span><text:span text:style-name="Основной_20_шрифт_20_абзаца"><text:span text:style-name="T15">Kos</text:span></text:span><text:span text:style-name="Основной_20_шрифт_20_абзаца"><text:span text:style-name="T6">.</text:span></text:span></text:p>
      <text:p text:style-name="P1">Однолетний злостный сорняк высотой 50 — 100 см. Соцветие — метелка раскидистая, зерновки крупнее, чем у куриного проса. Засоряет посевы риса во всех регионах. Хорошо поедается всеми животными до образования семян. Дает богатое сено.</text:p>
      <text:p text:style-name="P1"/>
      <text:p text:style-name="P7"><text:span text:style-name="Основной_20_шрифт_20_абзаца"><text:span text:style-name="T1">Къвынжвыт</text:span></text:span><text:span text:style-name="Основной_20_шрифт_20_абзаца"><text:span text:style-name="T6"> — Сезам восточный — </text:span></text:span><text:span text:style-name="Основной_20_шрифт_20_абзаца"><text:span text:style-name="T15">Sesamum</text:span></text:span><text:span text:style-name="Основной_20_шрифт_20_абзаца"><text:span text:style-name="T16"> </text:span></text:span><text:span text:style-name="Основной_20_шрифт_20_абзаца"><text:span text:style-name="T15">orient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масличное растение высотой 70 — 100 см. Стебель прямой,</text:p>
      <text:p text:style-name="P1">4-х гранный. Листья супротивные, иногда верхние — очередные. Цветки пазушные, белые или розовые. Плод — многосемянная коробочка.</text:p>
      <text:p text:style-name="P1">Изредка возделывается на Северном Кавказе и государствах Средней Азии.</text:p>
      <text:p text:style-name="P1">Семена содержат белок и масло, последнее используется в пищу, применяется в медицине, парфюмерии. Из семян готовят лучшую халву и кондитерские изделия.</text:p>
      <text:p text:style-name="P1">Лекарственное, медоносное растение.</text:p>
      <text:p text:style-name="P1"/>
      <text:p text:style-name="P7"><text:span text:style-name="Основной_20_шрифт_20_абзаца"><text:span text:style-name="T1">КъвышвхIамышх</text:span></text:span><text:span text:style-name="Основной_20_шрифт_20_абзаца"><text:span text:style-name="T6"> — Японская мушмула — </text:span></text:span><text:span text:style-name="Основной_20_шрифт_20_абзаца"><text:span text:style-name="T15">Eryobotrya</text:span></text:span><text:span text:style-name="Основной_20_шрифт_20_абзаца"><text:span text:style-name="T16"> </text:span></text:span><text:span text:style-name="Основной_20_шрифт_20_абзаца"><text:span text:style-name="T15">japonica</text:span></text:span><text:span text:style-name="Основной_20_шрифт_20_абзаца"><text:span text:style-name="T16"> </text:span></text:span><text:span text:style-name="Основной_20_шрифт_20_абзаца"><text:span text:style-name="T15">Lindl</text:span></text:span><text:span text:style-name="Основной_20_шрифт_20_абзаца"><text:span text:style-name="T6">.</text:span></text:span></text:p>
      <text:p text:style-name="P1">Вечнозеленое дерево или кустарник 6 м высотой. Стебли и нижние стороны листьев серовато-войлочные. Листья твердые, плотные. Цветки белые. Плод желтый, сочный. Употребляется в свежем и переработанном виде. Плоды содержат до 15% сахара.</text:p>
      <text:p text:style-name="P7"><text:span text:style-name="Основной_20_шрифт_20_абзаца"><text:span text:style-name="T6">Родина: Китай. Культура распространена в Западной Европе, Северном Иране, в России на Черноморском побережье. Мушмула выдерживает 15º</text:span></text:span><text:span text:style-name="Основной_20_шрифт_20_абзаца"><text:span text:style-name="T12">C</text:span></text:span><text:span text:style-name="Основной_20_шрифт_20_абзаца"><text:span text:style-name="T6">, урожай гибнет при 3-5º</text:span></text:span><text:span text:style-name="Основной_20_шрифт_20_абзаца"><text:span text:style-name="T12">C</text:span></text:span><text:span text:style-name="Основной_20_шрифт_20_абзаца"><text:span text:style-name="T6">. Плодоносит на 5 год жизни.</text:span></text:span></text:p>
      <text:p text:style-name="P1">Размножается семенами и прививкой на сеянцах мушмулы обыкновенной.</text:p>
      <text:p text:style-name="P1"/>
      <text:p text:style-name="P7"><text:span text:style-name="Основной_20_шрифт_20_абзаца"><text:span text:style-name="T1">КъвуйхIвра</text:span></text:span><text:span text:style-name="Основной_20_шрифт_20_абзаца"><text:span text:style-name="T6"> — Девясил высоки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hele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ндыдз.</text:p>
      <text:p text:style-name="P1">В народной медицине используются корневища девясила при экземе, нейродермите, чесотке и других кожных заболеваниях, а также для лечения ран.</text:p>
      <text:p text:style-name="P1"/>
      <text:p text:style-name="P7"><text:span text:style-name="Основной_20_шрифт_20_абзаца"><text:span text:style-name="T1">КъвуйхIвра</text:span></text:span><text:span text:style-name="Основной_20_шрифт_20_абзаца"><text:span text:style-name="T6"> — Чистотел большой — </text:span></text:span><text:span text:style-name="Основной_20_шрифт_20_абзаца"><text:span text:style-name="T15">Chelidonium</text:span></text:span><text:span text:style-name="Основной_20_шрифт_20_абзаца"><text:span text:style-name="T16"> </text:span></text:span><text:span text:style-name="Основной_20_шрифт_20_абзаца"><text:span text:style-name="T15">maj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выхьхIвра.</text:p>
      <text:p text:style-name="P1">Абазины используют свежий сок чистотела для удаления бородавок, мозолей, при лишаях, экземе в виде смазывания.</text:p>
      <text:p text:style-name="P1"><text:soft-page-break/></text:p>
      <text:p text:style-name="P7"><text:span text:style-name="Основной_20_шрифт_20_абзаца"><text:span text:style-name="T1">а-Кьар</text:span></text:span><text:span text:style-name="Основной_20_шрифт_20_абзаца"><text:span text:style-name="T6"> (абх.) — Ячмень обыкновенны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встречается и дикая форма ячменя. Выращивается как пищевая культура.</text:p>
      <text:p text:style-name="P1"/>
      <text:p text:style-name="P7"><text:span text:style-name="Основной_20_шрифт_20_абзаца"><text:span text:style-name="T1">Кьатан</text:span></text:span><text:span text:style-name="Основной_20_шрифт_20_абзаца"><text:span text:style-name="T6"> — Лен — </text:span></text:span><text:span text:style-name="Основной_20_шрифт_20_абзаца"><text:span text:style-name="T15">L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ьатан.</text:p>
      <text:p text:style-name="P1"/>
      <text:p text:style-name="P7"><text:span text:style-name="Основной_20_шрифт_20_абзаца"><text:span text:style-name="T1">Кьашвай</text:span></text:span><text:span text:style-name="Основной_20_шрифт_20_абзаца"><text:span text:style-name="T6"> — Самшит вечнозеленый — </text:span></text:span><text:span text:style-name="Основной_20_шрифт_20_абзаца"><text:span text:style-name="T15">Buxus</text:span></text:span><text:span text:style-name="Основной_20_шрифт_20_абзаца"><text:span text:style-name="T16"> </text:span></text:span><text:span text:style-name="Основной_20_шрифт_20_абзаца"><text:span text:style-name="T15">sempervi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и кустарник. Листья супротивные, цельнокрайние. Соцветие — колос; цветки сверху пестичные, а снизу тычиночные. Плод — трехгранная коробочка с черными блестящими семенами.</text:p>
      <text:p text:style-name="P1">Известно около 20 видов. Древесина твердая, используется на музыкальные инструменты, конторских счетов, пуговиц, шахмат.</text:p>
      <text:p text:style-name="P1">Листья и ветви самшита дают коричневую краску для шерсти.</text:p>
      <text:p text:style-name="P1">Листья ядовиты для скота. Самшит хорошо переносит стрижку и используется для обсадки дорожек, клумб и одиночных посадок.</text:p>
      <text:p text:style-name="P1"/>
      <text:p text:style-name="P7"><text:span text:style-name="Основной_20_шрифт_20_абзаца"><text:span text:style-name="T1">Кьенаф</text:span></text:span><text:span text:style-name="Основной_20_шрифт_20_абзаца"><text:span text:style-name="T12"> — </text:span></text:span><text:span text:style-name="Основной_20_шрифт_20_абзаца"><text:span text:style-name="T6">Кенаф</text:span></text:span><text:span text:style-name="Основной_20_шрифт_20_абзаца"><text:span text:style-name="T12"> — </text:span></text:span><text:span text:style-name="Основной_20_шрифт_20_абзаца"><text:span text:style-name="T15">Hibiscus cannabinus L</text:span></text:span><text:span text:style-name="Основной_20_шрифт_20_абзаца"><text:span text:style-name="T12">. </text:span></text:span><text:span text:style-name="Основной_20_шрифт_20_абзаца"><text:span text:style-name="T7">Рис</text:span></text:span><text:span text:style-name="Основной_20_шрифт_20_абзаца"><text:span text:style-name="T14">. 86.</text:span></text:span></text:p>
      <text:p text:style-name="P1">Однолетнее растение, родом из Индии, высота до 5 м. Листья очередные, простые. Плод — многосемянная коробочка. Семена содержат масло. Культивируется для получения масла и волокна, используемого для изготовления канатов, мешковины, веревок.</text:p>
      <text:p text:style-name="P1"/>
      <text:p text:style-name="P7"><text:span text:style-name="Основной_20_шрифт_20_абзаца"><text:span text:style-name="T1">КIазыз</text:span></text:span><text:span text:style-name="Основной_20_шрифт_20_абзаца"><text:span text:style-name="T6"> — Трясунка средняя — </text:span></text:span><text:span text:style-name="Основной_20_шрифт_20_абзаца"><text:span text:style-name="T15">Briza</text:span></text:span><text:span text:style-name="Основной_20_шрифт_20_абзаца"><text:span text:style-name="T16"> </text:span></text:span><text:span text:style-name="Основной_20_шрифт_20_абзаца"><text:span text:style-name="T15">med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87.</text:span></text:span></text:p>
      <text:p text:style-name="P1">Корневище короткое до 60 см высотой с ползучими побегами. Стебель прямой, гладкие листья узкие, шероховатые; цветет в июне июле. Соцветие — колосок на тонких и длинных ножках. Цветки зеленые, широкие, висячие, иногда с фиолетовым оттенком. Цветков в колосках от 5 до 8.</text:p>
      <text:p text:style-name="P1">Многолетнее. Растет на лугах, опушках, полянках. Кормовая трава среднего достоинства. На сено малоурожайна, имеет на пастбищах значение.</text:p>
      <text:p text:style-name="P1">Используется на сухие букеты.</text:p>
      <text:p text:style-name="P1"/>
      <text:p text:style-name="P7"><text:span text:style-name="Основной_20_шрифт_20_абзаца"><text:span text:style-name="T1">КIакIао</text:span></text:span><text:span text:style-name="Основной_20_шрифт_20_абзаца"><text:span text:style-name="T6"> — Шоколадное дерево, какао — </text:span></text:span><text:span text:style-name="Основной_20_шрифт_20_абзаца"><text:span text:style-name="T15">Theobroma</text:span></text:span><text:span text:style-name="Основной_20_шрифт_20_абзаца"><text:span text:style-name="T16"> </text:span></text:span><text:span text:style-name="Основной_20_шрифт_20_абзаца"><text:span text:style-name="T15">caca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ечнозеленое дерево до 8 м высотой. Родина. Америка. Выращивается в районах, где температура (среднегодовая +23º</text:span></text:span><text:span text:style-name="Основной_20_шрифт_20_абзаца"><text:span text:style-name="T12">C</text:span></text:span><text:span text:style-name="Основной_20_шрифт_20_абзаца"><text:span text:style-name="T6">).</text:span></text:span></text:p>
      <text:p text:style-name="P1">В КЧР не возделывается. Размножается семенами и вегетативно. Плоды содержат по 30 — 40 семян, которые после ферментации и сушки идут на приготовление общеизвестного напитка и применяются в кондитерской промышленности.</text:p>
      <text:p text:style-name="P1"/>
      <text:p text:style-name="P7"><text:span text:style-name="Основной_20_шрифт_20_абзаца"><text:span text:style-name="T1">КIакIан</text:span></text:span><text:span text:style-name="Основной_20_шрифт_20_абзаца"><text:span text:style-name="T9"> </text:span></text:span><text:span text:style-name="Основной_20_шрифт_20_абзаца"><text:span text:style-name="T6">— Орех грецки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r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ырраса.</text:p>
      <text:p text:style-name="P1"/>
      <text:p text:style-name="P7"><text:span text:style-name="Основной_20_шрифт_20_абзаца"><text:span text:style-name="T1">КIакIан</text:span></text:span><text:span text:style-name="Основной_20_шрифт_20_абзаца"><text:span text:style-name="T9"> </text:span></text:span><text:span text:style-name="Основной_20_шрифт_20_абзаца"><text:span text:style-name="T6">— Плод грецкого ореха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r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IакIанквайчIва</text:span></text:span><text:span text:style-name="Основной_20_шрифт_20_абзаца"><text:span text:style-name="T9"> </text:span></text:span><text:span text:style-name="Основной_20_шрифт_20_абзаца"><text:span text:style-name="T6">— Орех черны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ыррасаквайчIва.</text:p>
      <text:p text:style-name="P1"/>
      <text:p text:style-name="P7"><text:span text:style-name="Основной_20_шрифт_20_абзаца"><text:span text:style-name="T1">КIакIанчвыш</text:span></text:span><text:span text:style-name="Основной_20_шрифт_20_абзаца"><text:span text:style-name="T9"> </text:span></text:span><text:span text:style-name="Основной_20_шрифт_20_абзаца"><text:span text:style-name="T6">— Орех серы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cine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ыррасачвыш.</text:p>
      <text:p text:style-name="P1"/>
      <text:p text:style-name="P7"><text:span text:style-name="Основной_20_шрифт_20_абзаца"><text:span text:style-name="T1">КIакIырса</text:span></text:span><text:span text:style-name="Основной_20_шрифт_20_абзаца"><text:span text:style-name="T9"> </text:span></text:span><text:span text:style-name="Основной_20_шрифт_20_абзаца"><text:span text:style-name="T6">— Бутень луковичный — </text:span></text:span><text:span text:style-name="Основной_20_шрифт_20_абзаца"><text:span text:style-name="T15">Chaerophyllum</text:span></text:span><text:span text:style-name="Основной_20_шрифт_20_абзаца"><text:span text:style-name="T16"> </text:span></text:span><text:span text:style-name="Основной_20_шрифт_20_абзаца"><text:span text:style-name="T15">bulbo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ее, реже многолетнее растение 50 — 150 см высотой. Встречается на лугах и в посевах. Имеет съедобное клубневидное утолщение, содержащее крахмал. Культурные формы, разводимые на огородах, известны под названием кервельная репа.</text:p>
      <text:p text:style-name="P1"/>
      <text:p text:style-name="P7"><text:soft-page-break/><text:span text:style-name="Основной_20_шрифт_20_абзаца"><text:span text:style-name="T1">КIакIырсачва</text:span></text:span><text:span text:style-name="Основной_20_шрифт_20_абзаца"><text:span text:style-name="T9"> </text:span></text:span><text:span text:style-name="Основной_20_шрифт_20_абзаца"><text:span text:style-name="T6">— Купырь дубравный — </text:span></text:span><text:span text:style-name="Основной_20_шрифт_20_абзаца"><text:span text:style-name="T15">Anthriscus</text:span></text:span><text:span text:style-name="Основной_20_шрифт_20_абзаца"><text:span text:style-name="T16"> </text:span></text:span><text:span text:style-name="Основной_20_шрифт_20_абзаца"><text:span text:style-name="T15">nemorosa</text:span></text:span><text:span text:style-name="Основной_20_шрифт_20_абзаца"><text:span text:style-name="T16"> (</text:span></text:span><text:span text:style-name="Основной_20_шрифт_20_абзаца"><text:span text:style-name="T15">Beib</text:span></text:span><text:span text:style-name="Основной_20_шрифт_20_абзаца"><text:span text:style-name="T16">.) </text:span></text:span><text:span text:style-name="Основной_20_шрифт_20_абзаца"><text:span text:style-name="T15">Spreng</text:span></text:span><text:span text:style-name="Основной_20_шрифт_20_абзаца"><text:span text:style-name="T6">.</text:span></text:span></text:p>
      <text:p text:style-name="P1">Многолетнее травянистое растение. Высота 60 — 80 см. Стебель прямой, внизу покрыт волосками. Корень до 5 см толщиной, внутри полый. Листья рассеченные. Плод при основании с чашечкой.</text:p>
      <text:p text:style-name="P1">Растет на сорных местах, в лесах в нижнем горном поясе.</text:p>
      <text:p text:style-name="P1"/>
      <text:p text:style-name="P7"><text:span text:style-name="Основной_20_шрифт_20_абзаца"><text:span text:style-name="T1">КIакIырсадагв</text:span></text:span><text:span text:style-name="Основной_20_шрифт_20_абзаца"><text:span text:style-name="T6"> — Купырь длиннолистный — </text:span></text:span><text:span text:style-name="Основной_20_шрифт_20_абзаца"><text:span text:style-name="T15">Anthriscus</text:span></text:span><text:span text:style-name="Основной_20_шрифт_20_абзаца"><text:span text:style-name="T16"> </text:span></text:span><text:span text:style-name="Основной_20_шрифт_20_абзаца"><text:span text:style-name="T15">longirosris</text:span></text:span><text:span text:style-name="Основной_20_шрифт_20_абзаца"><text:span text:style-name="T16"> </text:span></text:span><text:span text:style-name="Основной_20_шрифт_20_абзаца"><text:span text:style-name="T15">Bertol</text:span></text:span><text:span text:style-name="Основной_20_шрифт_20_абзаца"><text:span text:style-name="T6">.</text:span></text:span></text:p>
      <text:p text:style-name="P1">Однолетнее травянистое растение высотой 20 — 80 см с хорошо развитой корневой системой. Стебель крепкий, листья рассеченные. Соцветие — сложный зонтик. Цветет в апреле — июле. Плод с бугорками и небольшим носиком.</text:p>
      <text:p text:style-name="P1">Представлен в КЧР на сорных местах и в лесах. Кормового значения не имеет.</text:p>
      <text:p text:style-name="P1"/>
      <text:p text:style-name="P7"><text:span text:style-name="Основной_20_шрифт_20_абзаца"><text:span text:style-name="T1">КIалей</text:span></text:span><text:span text:style-name="Основной_20_шрифт_20_абзаца"><text:span text:style-name="T6"> (ашх.) — Фасоль обыкновенная — </text:span></text:span><text:span text:style-name="Основной_20_шрифт_20_абзаца"><text:span text:style-name="T15">Phaseol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ыд.</text:p>
      <text:p text:style-name="P1"/>
      <text:p text:style-name="P7"><text:span text:style-name="Основной_20_шрифт_20_абзаца"><text:span text:style-name="T1">КIанап</text:span></text:span><text:span text:style-name="Основной_20_шрифт_20_абзаца"><text:span text:style-name="T6"> — Гибискус, кенаф — </text:span></text:span><text:span text:style-name="Основной_20_шрифт_20_абзаца"><text:span text:style-name="T15">Hibiscus</text:span></text:span><text:span text:style-name="Основной_20_шрифт_20_абзаца"><text:span text:style-name="T16"> </text:span></text:span><text:span text:style-name="Основной_20_шрифт_20_абзаца"><text:span text:style-name="T15">cannabinus</text:span></text:span><text:span text:style-name="Основной_20_шрифт_20_абзаца"><text:span text:style-name="T16"> </text:span></text:span><text:span text:style-name="Основной_20_шрифт_20_абзаца"><text:span text:style-name="T15">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ьенаф.</text:p>
      <text:p text:style-name="P1"/>
      <text:p text:style-name="P7"><text:span text:style-name="Основной_20_шрифт_20_абзаца"><text:span text:style-name="T1">КIамбыста</text:span></text:span><text:span text:style-name="Основной_20_шрифт_20_абзаца"><text:span text:style-name="T6"> — Капуста огородная — </text:span></text:span><text:span text:style-name="Основной_20_шрифт_20_абзаца"><text:span text:style-name="T15">Brassica</text:span></text:span><text:span text:style-name="Основной_20_шрифт_20_абзаца"><text:span text:style-name="T16"> </text:span></text:span><text:span text:style-name="Основной_20_шрифт_20_абзаца"><text:span text:style-name="T15">olera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88.</text:span></text:span></text:p>
      <text:p text:style-name="P1">Культурная капуста происходит от диких форм, родиной которых является область Средиземноморья и Малой Азии. Капуста двухлетнее растение. В первый год это растение дает качан, он используется в пищу, состоит из листьев. На второй год из качана выбегает стебель, цветет и осенью дает плоды с семенами.</text:p>
      <text:p text:style-name="P1">Капуста содержит много витаминов, углеводов и белков. В народной медицине капуста издавна используется при многих болезненных явлениях: мозолях, ушибах, головных болях, свежие листья капусты прикладывают на больные места.</text:p>
      <text:p text:style-name="P1"/>
      <text:p text:style-name="P7"><text:span text:style-name="Основной_20_шрифт_20_абзаца"><text:span text:style-name="T1">КIамыхIвра</text:span></text:span><text:span text:style-name="Основной_20_шрифт_20_абзаца"><text:span text:style-name="T6"> — Козлятник восточный — </text:span></text:span><text:span text:style-name="Основной_20_шрифт_20_абзаца"><text:span text:style-name="T15">Galega</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Травянистое растение высотой до 1 м. Многолетник. Цветете июня по июль. Цветки сине-фиолетовые. Листья непарноперистые из 3 — 6 пар продолговато-яйцевидных листочков; прилистники крупные, широкояйцевидные. Плод — боб, повислый.</text:p>
      <text:p text:style-name="P1">Встречается по лесным опушкам, полянам, в оврагах и по берегам ручьев, высоко в горах и в предгорьях.</text:p>
      <text:p text:style-name="P1">Удовлетворительно поедается скотом. Получается и хороший силос.</text:p>
      <text:p text:style-name="P1">В траве козлятника содержится алкалоид, он понижает содержание сахара в крови и поэтому предложен для лечения сахарного диабета. Водные настои из листьев в народной медицине используются в качестве противо-чистного средства, а также при укусах ядовитых змей.</text:p>
      <text:p text:style-name="P1">Медонос.</text:p>
      <text:p text:style-name="P1"/>
      <text:p text:style-name="P7"><text:span text:style-name="Основной_20_шрифт_20_абзаца"><text:span text:style-name="T1">КIамыхIвра</text:span></text:span><text:span text:style-name="Основной_20_шрифт_20_абзаца"><text:span text:style-name="T6"> — Цинанхум острый — </text:span></text:span><text:span text:style-name="Основной_20_шрифт_20_абзаца"><text:span text:style-name="T15">Cynanchum</text:span></text:span><text:span text:style-name="Основной_20_шрифт_20_абзаца"><text:span text:style-name="T16"> </text:span></text:span><text:span text:style-name="Основной_20_шрифт_20_абзаца"><text:span text:style-name="T15">acu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Стебель длинный, вьющийся,</text:span></text:span><text:span text:style-name="Основной_20_шрифт_20_абзаца"><text:span text:style-name="T20"> </text:span></text:span><text:span text:style-name="Основной_20_шрифт_20_абзаца"><text:span text:style-name="T6">перекрученный. Листья яйцевидные, длинночерешковые. Цветки розоватые или белые на длинных цветоносах в простых или сложных щитках. Плод — линейная листовка.</text:span></text:span></text:p>
      <text:p text:style-name="P1">Растет по берегам рек, склонам гор.</text:p>
      <text:p text:style-name="P1"/>
      <text:p text:style-name="P7"><text:span text:style-name="Основной_20_шрифт_20_абзаца"><text:span text:style-name="T1">КIамыхIвра</text:span></text:span><text:span text:style-name="Основной_20_шрифт_20_абзаца"><text:span text:style-name="T6"> — Полынь горьк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absinth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ынщыга.</text:p>
      <text:p text:style-name="P1"/>
      <text:p text:style-name="P7"><text:span text:style-name="Основной_20_шрифт_20_абзаца"><text:span text:style-name="T1">КIамыхIвра</text:span></text:span><text:span text:style-name="Основной_20_шрифт_20_абзаца"><text:span text:style-name="T6"> — Пижма обыкновенная, дикая рябина — </text:span></text:span><text:span text:style-name="Основной_20_шрифт_20_абзаца"><text:span text:style-name="T15">Tanacet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50 — 150 см высотой. Стебель прямой, не ветвится. Листья голые, зеленые, перистые. Цветет в июле — сентябре. Соцветие — корзинка.</text:p>
      <text:p text:style-name="P1">Растет по сорным местам, лугам, между кустарниками и в рощах. Все растение имеет сильный камфорный запах, следствие содержания эфирного масла.</text:p>
      <text:p text:style-name="P1">Абазины используют как противоглистное средство. Известны отравления домашнего скота.</text:p>
      <text:p text:style-name="P1"><text:soft-page-break/></text:p>
      <text:p text:style-name="P7"><text:span text:style-name="Основной_20_шрифт_20_абзаца"><text:span text:style-name="T1">КIарма</text:span></text:span><text:span text:style-name="Основной_20_шрифт_20_абзаца"><text:span text:style-name="T6"> — Калина обыкновенная — </text:span></text:span><text:span text:style-name="Основной_20_шрифт_20_абзаца"><text:span text:style-name="T15">Viburnum</text:span></text:span><text:span text:style-name="Основной_20_шрифт_20_абзаца"><text:span text:style-name="T16"> </text:span></text:span><text:span text:style-name="Основной_20_шрифт_20_абзаца"><text:span text:style-name="T15">lant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89.</text:span></text:span></text:p>
      <text:p text:style-name="P1">Кустарник до 3 м высотой. Молодые побеги густо опушены; ветви буроватые; соцветие — зонтик; цветет в мае — июне; цветки белые; плод — горьковатая овальная красная костянка. После морозов горечь теряется и можно кушать.</text:p>
      <text:p text:style-name="P1">Растет во влажных лесных местах, по берегам рек.</text:p>
      <text:p text:style-name="P1">Абазины из плодов калины получают повидло, для этого ее засыпают сахаром и парят, варят из нее кисель.</text:p>
      <text:p text:style-name="P1">Родина: Европа, Кавказ, Малая Азия.</text:p>
      <text:p text:style-name="P1"/>
      <text:p text:style-name="P7"><text:span text:style-name="Основной_20_шрифт_20_абзаца"><text:span text:style-name="T1">КIарма</text:span></text:span><text:span text:style-name="Основной_20_шрифт_20_абзаца"><text:span text:style-name="T9"> </text:span></text:span><text:span text:style-name="Основной_20_шрифт_20_абзаца"><text:span text:style-name="T6">— Плод калины обыкновенной — </text:span></text:span><text:span text:style-name="Основной_20_шрифт_20_абзаца"><text:span text:style-name="T15">Viburnum</text:span></text:span><text:span text:style-name="Основной_20_шрифт_20_абзаца"><text:span text:style-name="T16"> </text:span></text:span><text:span text:style-name="Основной_20_шрифт_20_абзаца"><text:span text:style-name="T15">lant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Iармабна</text:span></text:span><text:span text:style-name="Основной_20_шрифт_20_абзаца"><text:span text:style-name="T9"> </text:span></text:span><text:span text:style-name="Основной_20_шрифт_20_абзаца"><text:span text:style-name="T6">— Калиновая роща.</text:span></text:span></text:p>
      <text:p text:style-name="P1">Роща, где преобладают особого вида калины.</text:p>
      <text:p text:style-name="P1"/>
      <text:p text:style-name="P7"><text:span text:style-name="Основной_20_шрифт_20_абзаца"><text:span text:style-name="T1">КIармаквайчIва</text:span></text:span><text:span text:style-name="Основной_20_шрифт_20_абзаца"><text:span text:style-name="T9"> </text:span></text:span><text:span text:style-name="Основной_20_шрифт_20_абзаца"><text:span text:style-name="T6">— Городовина — </text:span></text:span><text:span text:style-name="Основной_20_шрифт_20_абзаца"><text:span text:style-name="T15">Viburnum</text:span></text:span><text:span text:style-name="Основной_20_шрифт_20_абзаца"><text:span text:style-name="T16"> </text:span></text:span><text:span text:style-name="Основной_20_шрифт_20_абзаца"><text:span text:style-name="T15">lant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Чбар.</text:p>
      <text:p text:style-name="P1"/>
      <text:p text:style-name="P7"><text:span text:style-name="Основной_20_шрифт_20_абзаца"><text:span text:style-name="T1">КIармацIла</text:span></text:span><text:span text:style-name="Основной_20_шрифт_20_абзаца"><text:span text:style-name="T6"> — Калина обыкновенная — </text:span></text:span><text:span text:style-name="Основной_20_шрифт_20_абзаца"><text:span text:style-name="T15">Viburnum</text:span></text:span><text:span text:style-name="Основной_20_шрифт_20_абзаца"><text:span text:style-name="T16"> </text:span></text:span><text:span text:style-name="Основной_20_шрифт_20_абзаца"><text:span text:style-name="T15">lant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КIарма.</text:p>
      <text:p text:style-name="P1"/>
      <text:p text:style-name="P7"><text:span text:style-name="Основной_20_шрифт_20_абзаца"><text:span text:style-name="T1">КIартIоф</text:span></text:span><text:span text:style-name="Основной_20_шрифт_20_абзаца"><text:span text:style-name="T9"> </text:span></text:span><text:span text:style-name="Основной_20_шрифт_20_абзаца"><text:span text:style-name="T6">— </text:span></text:span><text:span text:style-name="Основной_20_шрифт_20_абзаца"><text:span text:style-name="T9">Топинамбур, </text:span></text:span><text:span text:style-name="Основной_20_шрифт_20_абзаца"><text:span text:style-name="T6">земляная </text:span></text:span><text:span text:style-name="Основной_20_шрифт_20_абзаца"><text:span text:style-name="T9">груша </text:span></text:span><text:span text:style-name="Основной_20_шрифт_20_абзаца"><text:span text:style-name="T6">—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tubero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ШIрыкIва.</text:p>
      <text:p text:style-name="P1"/>
      <text:p text:style-name="P7"><text:span text:style-name="Основной_20_шрифт_20_абзаца"><text:span text:style-name="T1">КIартIоф</text:span></text:span><text:span text:style-name="Основной_20_шрифт_20_абзаца"><text:span text:style-name="T9"> </text:span></text:span><text:span text:style-name="Основной_20_шрифт_20_абзаца"><text:span text:style-name="T6">— Картофель — </text:span></text:span><text:span text:style-name="Основной_20_шрифт_20_абзаца"><text:span text:style-name="T15">Solanum</text:span></text:span><text:span text:style-name="Основной_20_шрифт_20_абзаца"><text:span text:style-name="T16"> </text:span></text:span><text:span text:style-name="Основной_20_шрифт_20_абзаца"><text:span text:style-name="T15">tubero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Огородное растение. Картофель — одна из важнейших культур универсального назначения. Является сырьем для спиртовой, крахмало-паточной, глюкозной, каучуковой и многих других отраслей промышленности. Картофельный крахмал применяется в пищевой, текстильной, бумажно-картонажной, спичечной отраслях промышленности.</text:p>
      <text:p text:style-name="P1">Картофель имеет важное значение как корм животным. На корм используются не только клубни, но и продукты переработки их (мезга, барда), а также засилосованная ботва.</text:p>
      <text:p text:style-name="P1">Родина: Южная Америка (Чили, Перу).</text:p>
      <text:p text:style-name="P1"/>
      <text:p text:style-name="P7"><text:span text:style-name="Основной_20_шрифт_20_абзаца"><text:span text:style-name="T1">КIартIофхъагIа</text:span></text:span><text:span text:style-name="Основной_20_шрифт_20_абзаца"><text:span text:style-name="T9"> </text:span></text:span><text:span text:style-name="Основной_20_шрифт_20_абзаца"><text:span text:style-name="T6">— Батат — </text:span></text:span><text:span text:style-name="Основной_20_шрифт_20_абзаца"><text:span text:style-name="T15">Jpomoea</text:span></text:span><text:span text:style-name="Основной_20_шрифт_20_абзаца"><text:span text:style-name="T16"> </text:span></text:span><text:span text:style-name="Основной_20_шрифт_20_абзаца"><text:span text:style-name="T15">batat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 </text:span></text:span><text:span text:style-name="Основной_20_шрифт_20_абзаца"><text:span text:style-name="T7">Рис. 90.</text:span></text:span></text:p>
      <text:p text:style-name="P1">Многолетнее культурное растение с крупными корневыми клубнями. Стебель стелющийся или слегка вьющийся. Листья от цельнокрайних до пальгатолопастных, цветки бледно-фиолетовые.</text:p>
      <text:p text:style-name="P1">Растет на Черноморском побережье. Возделывается ради съедобных корнеклубней.</text:p>
      <text:p text:style-name="P1">Родина: Тропическая Америка.</text:p>
      <text:p text:style-name="P1"/>
      <text:p text:style-name="P7"><text:span text:style-name="Основной_20_шрифт_20_абзаца"><text:span text:style-name="T1">КIарц</text:span></text:span><text:span text:style-name="Основной_20_шрифт_20_абзаца"><text:span text:style-name="T9"> </text:span></text:span><text:span text:style-name="Основной_20_шрифт_20_абзаца"><text:span text:style-name="T6">— Акация белая, робиния лже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pseudoacac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каца.</text:p>
      <text:p text:style-name="P1"/>
      <text:p text:style-name="P7"><text:span text:style-name="Основной_20_шрифт_20_абзаца"><text:span text:style-name="T1">КIарцгIважь</text:span></text:span><text:span text:style-name="Основной_20_шрифт_20_абзаца"><text:span text:style-name="T9"> </text:span></text:span><text:span text:style-name="Основной_20_шрифт_20_абзаца"><text:span text:style-name="T6">— Акация желтая, карагана древовидная — </text:span></text:span><text:span text:style-name="Основной_20_шрифт_20_абзаца"><text:span text:style-name="T15">Caragana</text:span></text:span><text:span text:style-name="Основной_20_шрифт_20_абзаца"><text:span text:style-name="T16"> </text:span></text:span><text:span text:style-name="Основной_20_шрифт_20_абзаца"><text:span text:style-name="T15">arborescens</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Уапшы АкацагIважь.</text:p>
      <text:p text:style-name="P1"/>
      <text:p text:style-name="P7"><text:span text:style-name="Основной_20_шрифт_20_абзаца"><text:span text:style-name="T1">КIарццIла</text:span></text:span><text:span text:style-name="Основной_20_шрифт_20_абзаца"><text:span text:style-name="T9"> </text:span></text:span><text:span text:style-name="Основной_20_шрифт_20_абзаца"><text:span text:style-name="T6">— Акация белая, робиния лже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pseudoacac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аццIла.</text:p>
      <text:p text:style-name="P1"/>
      <text:p text:style-name="P7"><text:span text:style-name="Основной_20_шрифт_20_абзаца"><text:span text:style-name="T1">КIац</text:span></text:span><text:span text:style-name="Основной_20_шрифт_20_абзаца"><text:span text:style-name="T9"> </text:span></text:span><text:span text:style-name="Основной_20_шрифт_20_абзаца"><text:span text:style-name="T6">— Акация белая, робиния лже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pseudoacac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каца.</text:p>
      <text:p text:style-name="P1"/>
      <text:p text:style-name="P7"><text:span text:style-name="Основной_20_шрифт_20_абзаца"><text:span text:style-name="T1">КIац</text:span></text:span><text:span text:style-name="Основной_20_шрифт_20_абзаца"><text:span text:style-name="T9"> </text:span></text:span><text:span text:style-name="Основной_20_шрифт_20_абзаца"><text:span text:style-name="T6">— 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oft-page-break/><text:span text:style-name="Основной_20_шрифт_20_абзаца"><text:span text:style-name="T1">КIацгIважь</text:span></text:span><text:span text:style-name="Основной_20_шрифт_20_абзаца"><text:span text:style-name="T9"> </text:span></text:span><text:span text:style-name="Основной_20_шрифт_20_абзаца"><text:span text:style-name="T6">— Карагана древовидная, желтая акация, чилинга — </text:span></text:span><text:span text:style-name="Основной_20_шрифт_20_абзаца"><text:span text:style-name="T15">Caragana</text:span></text:span><text:span text:style-name="Основной_20_шрифт_20_абзаца"><text:span text:style-name="T16"> </text:span></text:span><text:span text:style-name="Основной_20_шрифт_20_абзаца"><text:span text:style-name="T15">arborescens</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6">.</text:span></text:span></text:p>
      <text:p text:style-name="P1">Уапшы АкацагIважь.</text:p>
      <text:p text:style-name="P1"/>
      <text:p text:style-name="P7"><text:span text:style-name="Основной_20_шрифт_20_абзаца"><text:span text:style-name="T1">КIаццIла</text:span></text:span><text:span text:style-name="Основной_20_шрифт_20_абзаца"><text:span text:style-name="T9"> </text:span></text:span><text:span text:style-name="Основной_20_шрифт_20_абзаца"><text:span text:style-name="T6">— 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IаццIла</text:span></text:span><text:span text:style-name="Основной_20_шрифт_20_абзаца"><text:span text:style-name="T9"> </text:span></text:span><text:span text:style-name="Основной_20_шрифт_20_абзаца"><text:span text:style-name="T6">— Акация белая, робиния лжеакация — </text:span></text:span><text:span text:style-name="Основной_20_шрифт_20_абзаца"><text:span text:style-name="T15">Robinia</text:span></text:span><text:span text:style-name="Основной_20_шрифт_20_абзаца"><text:span text:style-name="T16"> </text:span></text:span><text:span text:style-name="Основной_20_шрифт_20_абзаца"><text:span text:style-name="T15">pseudoacac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ац.</text:p>
      <text:p text:style-name="P1"/>
      <text:p text:style-name="P7"><text:span text:style-name="Основной_20_шрифт_20_абзаца"><text:span text:style-name="T1">КIаштан</text:span></text:span><text:span text:style-name="Основной_20_шрифт_20_абзаца"><text:span text:style-name="T9"> </text:span></text:span><text:span text:style-name="Основной_20_шрифт_20_абзаца"><text:span text:style-name="T6">— Каштан настоящий — </text:span></text:span><text:span text:style-name="Основной_20_шрифт_20_абзаца"><text:span text:style-name="T15">Castane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Адгьылраса.</text:p>
      <text:p text:style-name="P1"/>
      <text:p text:style-name="P7"><text:span text:style-name="Основной_20_шрифт_20_абзаца"><text:span text:style-name="T1">КIыркIылаш</text:span></text:span><text:span text:style-name="Основной_20_шрифт_20_абзаца"><text:span text:style-name="T9"> </text:span></text:span><text:span text:style-name="Основной_20_шрифт_20_абзаца"><text:span text:style-name="T6">— Пелюшка, кормовой горох — </text:span></text:span><text:span text:style-name="Основной_20_шрифт_20_абзаца"><text:span text:style-name="T15">Pisum</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бобовое растение со слабым полегающим стеблем, стержневым корнем. Цветки фиолетово-красные, образуют крупные семена. Плод — боб.</text:p>
      <text:p text:style-name="P7"><text:span text:style-name="Основной_20_шрифт_20_абзаца"><text:span text:style-name="T6">Высокоурожайная культура. Используется на зеленый корм, сено и силос. Зерно — высокоценный белковый корм животным. Возделывается </text:span></text:span><text:span text:style-name="Основной_20_шрифт_20_абзаца"><text:span text:style-name="T9">в </text:span></text:span><text:span text:style-name="Основной_20_шрифт_20_абзаца"><text:span text:style-name="T6">смешанных посевах с овсом, подсолнечником, кукурузой и суданкой.</text:span></text:span></text:p>
      <text:p text:style-name="P1"/>
      <text:p text:style-name="P7"><text:span text:style-name="Основной_20_шрифт_20_абзаца"><text:span text:style-name="T1">КIыркIылашдза</text:span></text:span><text:span text:style-name="Основной_20_шрифт_20_абзаца"><text:span text:style-name="T9"> </text:span></text:span><text:span text:style-name="Основной_20_шрифт_20_абзаца"><text:span text:style-name="T6">— Соя — </text:span></text:span><text:span text:style-name="Основной_20_шрифт_20_абзаца"><text:span text:style-name="T15">Glycine</text:span></text:span><text:span text:style-name="Основной_20_шрифт_20_абзаца"><text:span text:style-name="T16"> </text:span></text:span><text:span text:style-name="Основной_20_шрифт_20_абзаца"><text:span text:style-name="T15">hispida</text:span></text:span><text:span text:style-name="Основной_20_шрифт_20_абзаца"><text:span text:style-name="T16"> </text:span></text:span><text:span text:style-name="Основной_20_шрифт_20_абзаца"><text:span text:style-name="T15">Max</text:span></text:span><text:span text:style-name="Основной_20_шрифт_20_абзаца"><text:span text:style-name="T6">.</text:span></text:span></text:p>
      <text:p text:style-name="P1">Однолетнее растение, возделываемое в пищевых целях и на корм. Древняя полевая культура Китая. Широко распространена в Китае, Корее, Японии, Северной Америке. В России — на Приморском и Хабаровском краях. На Северном Кавказе — как пищевое и кормовое.</text:p>
      <text:p text:style-name="P1">Растение опушенное с развалистой формой куста. Плод — боб.</text:p>
      <text:p text:style-name="P1">Культура теплолюбивая, хорошо переносит избыток влаги. К почве не требовательна.</text:p>
      <text:p text:style-name="P1">В России районирован 21 сорт на зерно и 4 на корм.</text:p>
      <text:p text:style-name="P1"/>
      <text:p text:style-name="P7"><text:span text:style-name="Основной_20_шрифт_20_абзаца"><text:span text:style-name="T1">КIыркIлаш</text:span></text:span><text:span text:style-name="Основной_20_шрифт_20_абзаца"><text:span text:style-name="T6"> — Горох посевной — </text:span></text:span><text:span text:style-name="Основной_20_шрифт_20_абзаца"><text:span text:style-name="T15">Pisum</text:span></text:span><text:span text:style-name="Основной_20_шрифт_20_абзаца"><text:span text:style-name="T16"> </text:span></text:span><text:span text:style-name="Основной_20_шрифт_20_абзаца"><text:span text:style-name="T15">sativ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91.</text:span></text:span></text:p>
      <text:p text:style-name="P1">Однолетнее растение. Возделывается как пищевой и кормовой высокобелковый продукт В пищу идет в виде зрелого зерна — «зеленого горошка», лопаток.</text:p>
      <text:p text:style-name="P1">Горох растение влаголюбивое, довольно холодостойкое.</text:p>
      <text:p text:style-name="P1">Возделывается в Европе, Сибири. В России районировано 77 сортов, в том числе зерновых 31, кормовых 12, овощных лущильных 25 и сахарных 9.</text:p>
      <text:p text:style-name="P1"/>
      <text:p text:style-name="P7"><text:bookmark-start text:name="bookmark6"/><text:span text:style-name="Основной_20_шрифт_20_абзаца"><text:span text:style-name="T1">КIыркIлашхIагIа</text:span></text:span><text:bookmark-end text:name="bookmark6"/><text:span text:style-name="Основной_20_шрифт_20_абзаца"><text:span text:style-name="T9"> </text:span></text:span><text:span text:style-name="Основной_20_шрифт_20_абзаца"><text:span text:style-name="T6">— Горох высокий — </text:span></text:span><text:span text:style-name="Основной_20_шрифт_20_абзаца"><text:span text:style-name="T15">Pisum</text:span></text:span><text:span text:style-name="Основной_20_шрифт_20_абзаца"><text:span text:style-name="T16"> </text:span></text:span><text:span text:style-name="Основной_20_шрифт_20_абзаца"><text:span text:style-name="T15">elatius</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Однолетнее растение высотой до 1 м.</text:p>
      <text:p text:style-name="P1">Обычно встречается в кустарниках, в составе высоких луговых трав. Цветет в мае — июне. Цветоносы длинные, 1 — 2 цветковые. Плод — боб. Семена бугристые.</text:p>
      <text:p text:style-name="P1">Вид хорош для корма в сыром виде и в виде сена.</text:p>
      <text:p text:style-name="P1">Хорошо поедается скотом.</text:p>
      <text:p text:style-name="P1"/>
      <text:p text:style-name="P7"><text:span text:style-name="Основной_20_шрифт_20_абзаца"><text:span text:style-name="T1">КIьанджьы</text:span></text:span><text:span text:style-name="Основной_20_шрифт_20_абзаца"><text:span text:style-name="T6"> — Истод — </text:span></text:span><text:span text:style-name="Основной_20_шрифт_20_абзаца"><text:span text:style-name="T15">Polyga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ьанджьхъа.</text:p>
      <text:p text:style-name="P1"/>
      <text:p text:style-name="P7"><text:span text:style-name="Основной_20_шрифт_20_абзаца"><text:span text:style-name="T1">КIьанджьхъа</text:span></text:span><text:span text:style-name="Основной_20_шрифт_20_абзаца"><text:span text:style-name="T6"> — Истод — </text:span></text:span><text:span text:style-name="Основной_20_шрифт_20_абзаца"><text:span text:style-name="T15">Polyga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род истод представлен 5-ю видами. Это красивейшие растения высотой 10 — 25 см. Многолетники. Стебли прямые. Листья плотные, блестящие. Цветки от белого цвета до ярко-пурпурного.</text:p>
      <text:p text:style-name="P1">Отдельные виды истода используют для изготовления препаратов, применяемых как отхаркивающее при заболевании дыхательных путей.</text:p>
      <text:p text:style-name="P1">Растут на лугах, по опушкам, встречаются до высокогорного пояса. Удовлетворительно поедается скотом.</text:p>
      <text:p text:style-name="P1">Многие виды (И. Хохлатый) медоносы.</text:p>
      <text:p text:style-name="P1">Растение лекарственное.</text:p>
      <text:p text:style-name="P1"><text:soft-page-break/></text:p>
      <text:p text:style-name="P7"><text:span text:style-name="Основной_20_шрифт_20_абзаца"><text:span text:style-name="T1">КIьасыджь</text:span></text:span><text:span text:style-name="Основной_20_шрифт_20_абзаца"><text:span text:style-name="T6"> — Растения, выросшие из опавших и оставшихся в почве семян.</text:span></text:span></text:p>
      <text:p text:style-name="P1"/>
      <text:p text:style-name="P7"><text:span text:style-name="Основной_20_шрифт_20_абзаца"><text:span text:style-name="T1">КIьенаф</text:span></text:span><text:span text:style-name="Основной_20_шрифт_20_абзаца"><text:span text:style-name="T6"> — Гибискус, бомбейская пенька, явайский джут — </text:span></text:span><text:span text:style-name="Основной_20_шрифт_20_абзаца"><text:span text:style-name="T15">Hibiscus</text:span></text:span><text:span text:style-name="Основной_20_шрифт_20_абзаца"><text:span text:style-name="T16"> </text:span></text:span><text:span text:style-name="Основной_20_шрифт_20_абзаца"><text:span text:style-name="T15">cannab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КIважвамачв</text:span></text:span><text:span text:style-name="Основной_20_шрифт_20_абзаца"><text:span text:style-name="T9"> </text:span></text:span><text:span text:style-name="Основной_20_шрифт_20_абзаца"><text:span text:style-name="T6">— Мята длиннолистн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long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Уапшы ТшыхIвра.</text:p>
      <text:p text:style-name="P1"/>
      <text:p text:style-name="P7"><text:span text:style-name="Основной_20_шрифт_20_абзаца"><text:span text:style-name="T1">КIважвацIла</text:span></text:span><text:span text:style-name="Основной_20_шрифт_20_абзаца"><text:span text:style-name="T9"> </text:span></text:span><text:span text:style-name="Основной_20_шрифт_20_абзаца"><text:span text:style-name="T6">— Бук восточный — </text:span></text:span><text:span text:style-name="Основной_20_шрифт_20_абзаца"><text:span text:style-name="T15">Fagus</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ipsky</text:span></text:span><text:span text:style-name="Основной_20_шрифт_20_абзаца"><text:span text:style-name="T6">.</text:span></text:span></text:p>
      <text:p text:style-name="P1">Уапшы ШвчIвы.</text:p>
      <text:p text:style-name="P1"/>
      <text:p text:style-name="P7"><text:span text:style-name="Основной_20_шрифт_20_абзаца"><text:span text:style-name="T1">КIважвамшIы</text:span></text:span><text:span text:style-name="Основной_20_шрифт_20_абзаца"><text:span text:style-name="T9"> </text:span></text:span><text:span text:style-name="Основной_20_шрифт_20_абзаца"><text:span text:style-name="T6">— Бук восточный — </text:span></text:span><text:span text:style-name="Основной_20_шрифт_20_абзаца"><text:span text:style-name="T15">Fagus</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ipsky</text:span></text:span><text:span text:style-name="Основной_20_шрифт_20_абзаца"><text:span text:style-name="T6">.</text:span></text:span></text:p>
      <text:p text:style-name="P1">Уапшы ШвшIы, швчIвы.</text:p>
      <text:p text:style-name="P1"/>
      <text:p text:style-name="P7"><text:span text:style-name="Основной_20_шрифт_20_абзаца"><text:span text:style-name="T1">КIвакIваль</text:span></text:span><text:span text:style-name="Основной_20_шрифт_20_абзаца"><text:span text:style-name="T9"> </text:span></text:span><text:span text:style-name="Основной_20_шрифт_20_абзаца"><text:span text:style-name="T6">— Куколь обыкновенный — </text:span></text:span><text:span text:style-name="Основной_20_шрифт_20_абзаца"><text:span text:style-name="T15">Agrostemma</text:span></text:span><text:span text:style-name="Основной_20_шрифт_20_абзаца"><text:span text:style-name="T16"> </text:span></text:span><text:span text:style-name="Основной_20_шрифт_20_абзаца"><text:span text:style-name="T15">githag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92.</text:span></text:span></text:p>
      <text:p text:style-name="P1">Однолетнее растение, хорошо известный сорняк в посевах яровых и, реже, озимых колосовых культур.</text:p>
      <text:p text:style-name="P1">Малоразветвленный стебель куколя высотой 30 — 60 см сплошь покрыт волосками. Листья супротивные с заостренной верхушкой, нижние — на черешках, верхние — сидячие. Цветки крупные, верхушечные на длинных цветоножках, пурпурно-красные.</text:p>
      <text:p text:style-name="P1">Плод — коробочка. Семена округлые, коричневые или почти черные, крупные 2,5 — 3,5 мм длиной.</text:p>
      <text:p text:style-name="P1">Ядовитое растение. Наиболее ядовиты семена. Известны случаи отравления лошадей, крупного рогатого скота и птицы.</text:p>
      <text:p text:style-name="P1">Очищают семена от семян куколя промыванием поваренной солью 15%-ной концентрации.</text:p>
      <text:p text:style-name="P1"/>
      <text:p text:style-name="P7"><text:span text:style-name="Основной_20_шрифт_20_абзаца"><text:span text:style-name="T1">КIважвахъабра</text:span></text:span><text:span text:style-name="Основной_20_шрифт_20_абзаца"><text:span text:style-name="T6"> — Шпажник обыкновенный, гладиолус обыкновенный — </text:span></text:span><text:span text:style-name="Основной_20_шрифт_20_абзаца"><text:span text:style-name="T15">Gladiol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луковичное растение.</text:p>
      <text:p text:style-name="P1">Высота 50 — 60 см. Стебель поднимается прямо и на конце образуются цветки в количестве до 1 — 5, свисающие в одну сторону. Корневая система похожа на луковицу, от чего и получило название.</text:p>
      <text:p text:style-name="P1">Цветки темно-фиолетовые. Цветет в июне, хорошо зимует.</text:p>
      <text:p text:style-name="P1">Растет на лугах.</text:p>
      <text:p text:style-name="P1"/>
      <text:p text:style-name="P7"><text:span text:style-name="Основной_20_шрифт_20_абзаца"><text:span text:style-name="T1">КIважвахъабра</text:span></text:span><text:span text:style-name="Основной_20_шрифт_20_абзаца"><text:span text:style-name="T9"> </text:span></text:span><text:span text:style-name="Основной_20_шрифт_20_абзаца"><text:span text:style-name="T6">— Гладиолус — </text:span></text:span><text:span text:style-name="Основной_20_шрифт_20_абзаца"><text:span text:style-name="T15">Gladio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Многолетнее луковичное растение 0,3 — 1,8 м высотой. Клубнелуковица имеет несколько почек, из которых вырастают мечевидные, кожистые листья и цветочные стрелки, несущие крупное соцветие — колос. Цветки крупные от белого до черного цвета. Плод — коробочка.</text:p>
      <text:p text:style-name="P1">В ботанических садах гладиолус стал известен с конца XVI века.</text:p>
      <text:p text:style-name="P1">Выращивают как декоративное растение в парках, школьных цветниках, дома.</text:p>
      <text:p text:style-name="P1"/>
      <text:p text:style-name="P7"><text:span text:style-name="Основной_20_шрифт_20_абзаца"><text:span text:style-name="T1">КIважватлапIа</text:span></text:span><text:span text:style-name="Основной_20_шрифт_20_абзаца"><text:span text:style-name="T6"> — Мята длиннолистн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long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Уапшы ТшыхIвра.</text:p>
      <text:p text:style-name="P1"/>
      <text:p text:style-name="P7"><text:span text:style-name="Основной_20_шрифт_20_абзаца"><text:span text:style-name="T1">КIварыхIвра</text:span></text:span><text:span text:style-name="Основной_20_шрифт_20_абзаца"><text:span text:style-name="T6"> — Осока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штым.</text:p>
      <text:p text:style-name="P1"/>
      <text:p text:style-name="P7"><text:span text:style-name="Основной_20_шрифт_20_абзаца"><text:span text:style-name="T1">Лабыз</text:span></text:span><text:span text:style-name="Основной_20_шрифт_20_абзаца"><text:span text:style-name="T6"> — Подорожник средний — </text:span></text:span><text:span text:style-name="Основной_20_шрифт_20_абзаца"><text:span text:style-name="T15">Plantago</text:span></text:span><text:span text:style-name="Основной_20_шрифт_20_абзаца"><text:span text:style-name="T16"> </text:span></text:span><text:span text:style-name="Основной_20_шрифт_20_абзаца"><text:span text:style-name="T15">med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ыбыз.</text:p>
      <text:p text:style-name="P1"/>
      <text:p text:style-name="P7"><text:span text:style-name="Основной_20_шрифт_20_абзаца"><text:span text:style-name="T1">Лагага</text:span></text:span><text:span text:style-name="Основной_20_шрифт_20_абзаца"><text:span text:style-name="T6"> — Мальва, просвирник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ЛагвырчIвымыгъ</text:span></text:span><text:span text:style-name="Основной_20_шрифт_20_абзаца"><text:span text:style-name="T6"> — Роза, шиповник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93.</text:span></text:span></text:p>
      <text:p text:style-name="P7"><text:soft-page-break/><text:span text:style-name="Основной_20_шрифт_20_абзаца"><text:span text:style-name="T6">Шиповники известны красотой своих цветков, розовых, иногда белых или желтых, и замечательным ароматом. Махровые формы культивируют как декоративные. Садовые розы, выведенные из шиповников, известные в громадном числе сортов, представляют результат напряженной работы цветоводов. Встречается в Карачаево-Черкесии более 40 видов шиповника. Плоды многих богаты витаминами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B</text:span></text:span><text:span text:style-name="Основной_20_шрифт_20_абзаца"><text:span text:style-name="T6">2, </text:span></text:span><text:span text:style-name="Основной_20_шрифт_20_абзаца"><text:span text:style-name="T12">K</text:span></text:span><text:span text:style-name="Основной_20_шрифт_20_абзаца"><text:span text:style-name="T6">, </text:span></text:span><text:span text:style-name="Основной_20_шрифт_20_абзаца"><text:span text:style-name="T12">P</text:span></text:span><text:span text:style-name="Основной_20_шрифт_20_абзаца"><text:span text:style-name="T6">. Народы КЧР используют плоды в сыром виде и заваривают как чай.</text:span></text:span></text:p>
      <text:p text:style-name="P1">Растут шиповники в лесах, на опушках леса, каменистых и щебнистых местах, разводится в культуре.</text:p>
      <text:p text:style-name="P1">Медонос.</text:p>
      <text:p text:style-name="P1">Декоративны.</text:p>
      <text:p text:style-name="P1"/>
      <text:p text:style-name="P7"><text:span text:style-name="Основной_20_шрифт_20_абзаца"><text:span text:style-name="T1">ЛагвырчIвымыгъ</text:span></text:span><text:span text:style-name="Основной_20_шрифт_20_абзаца"><text:span text:style-name="T6"> — Плод шиповника собачьего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can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ЛагвырчIвымыгъкъьакъьа</text:span></text:span><text:span text:style-name="Основной_20_шрифт_20_абзаца"><text:span text:style-name="T6"> — Шиповник плоскошипый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elasmacantha</text:span></text:span><text:span text:style-name="Основной_20_шрифт_20_абзаца"><text:span text:style-name="T16"> </text:span></text:span><text:span text:style-name="Основной_20_шрифт_20_абзаца"><text:span text:style-name="T15">Trautv</text:span></text:span><text:span text:style-name="Основной_20_шрифт_20_абзаца"><text:span text:style-name="T6">.</text:span></text:span></text:p>
      <text:p text:style-name="P1">Кустарник 50-70 см высотой. Крупные шипы имеют вид пластинки. Листья с 9 — 13 листочками, голые, по краю зубчатые. Плоды шаровидные, зрелые — черные. Цветет в мае, цветки белые.</text:p>
      <text:p text:style-name="P1">Встречается к востоку от Теберды: по Мухолу, Джамагату, Кубани. Растет лишь только на открытых травянистых склонах.</text:p>
      <text:p text:style-name="P1">Декоративен, особенно формы с широкими шипами.</text:p>
      <text:p text:style-name="P1"/>
      <text:p text:style-name="P7"><text:span text:style-name="Основной_20_шрифт_20_абзаца"><text:span text:style-name="T1">ЛагвырчIвымыгътIатIа</text:span></text:span><text:span text:style-name="Основной_20_шрифт_20_абзаца"><text:span text:style-name="T6"> — Шиповник мягкий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mollis</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Кустарник до 1 м высотой. Шипы прямые, тонкие, однотипные. Листья цветоносных побегов с 5 — 7 листочками, округло-яйцевидные, сверху слабоопушенные, снизу войлочные. Цветки одиночные, и в соцветиях бывают розовые.</text:p>
      <text:p text:style-name="P1">В КЧР растет рассеянно к востоку от Кубани, особенно часто к западу Кубани — среди кустарников, на открытых местах в лесном и субальпийском поясе.</text:p>
      <text:p text:style-name="P1">Декоративен, размножается корневыми отпрысками и семенами.</text:p>
      <text:p text:style-name="P1">Родина: Балканы, Кавказ.</text:p>
      <text:p text:style-name="P1"/>
      <text:p text:style-name="P7"><text:span text:style-name="Основной_20_шрифт_20_абзаца"><text:span text:style-name="T1">ЛагвырчIвымыгъхъвахъва</text:span></text:span><text:span text:style-name="Основной_20_шрифт_20_абзаца"><text:span text:style-name="T6"> — Шиповник припудренный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pulverulenta</text:span></text:span><text:span text:style-name="Основной_20_шрифт_20_абзаца"><text:span text:style-name="T16"> </text:span></text:span><text:span text:style-name="Основной_20_шрифт_20_абзаца"><text:span text:style-name="T15">Jar</text:span></text:span><text:span text:style-name="Основной_20_шрифт_20_абзаца"><text:span text:style-name="T6">.</text:span></text:span></text:p>
      <text:p text:style-name="P1">Кустарник до 60 см высотой. Стебель прямостоячий с бурой корой. Шипы двоякие: крупные серповидно-изогнутые, мелкие щетинистые. Листья с 5 листочками, округлые, снизу волосистые. Цветки одиночные, розовые. Плоды овальные, голые.</text:p>
      <text:p text:style-name="P1">В КЧР растет на травянистых и каменистых склонах, в расщелинах скал в среднем и верхнем горном поясе.</text:p>
      <text:p text:style-name="P1">Родина: Кавказ, Северный Иран.</text:p>
      <text:p text:style-name="P1"/>
      <text:p text:style-name="P7"><text:span text:style-name="Основной_20_шрифт_20_абзаца"><text:span text:style-name="T1">ЛагвырчIвымыгъцIара</text:span></text:span><text:span text:style-name="Основной_20_шрифт_20_абзаца"><text:span text:style-name="T6"> — Шиповник колючейший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spinosissim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1 м высотой. Стебель прямостоячий. Крупные шипы прямые. Листья с 7 — 11 листочками, округлые, по краю пильчатые. Цветки одиночные, белые. Плоды шаровидные.</text:p>
      <text:p text:style-name="P1">В КЧР встречается повсеместно на сухих и каменистых склонах до альпийского пояса.</text:p>
      <text:p text:style-name="P1">Малодекоративен.</text:p>
      <text:p text:style-name="P1">Родина: Европа, Кавказ, Малая и Передняя Азия.</text:p>
      <text:p text:style-name="P1"/>
      <text:p text:style-name="P7"><text:span text:style-name="Основной_20_шрифт_20_абзаца"><text:span text:style-name="T1">Лагьашва</text:span></text:span><text:span text:style-name="Основной_20_шрифт_20_абзаца"><text:span text:style-name="T9"> </text:span></text:span><text:span text:style-name="Основной_20_шрифт_20_абзаца"><text:span text:style-name="T6">— Адонис, горицвет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ver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94.</text:span></text:span></text:p>
      <text:p text:style-name="P1">Уапшы Къадаба.</text:p>
      <text:p text:style-name="P1"/>
      <text:p text:style-name="P7"><text:span text:style-name="Основной_20_шрифт_20_абзаца"><text:span text:style-name="T1">ЛаргIвыджчIыхв</text:span></text:span><text:span text:style-name="Основной_20_шрифт_20_абзаца"><text:span text:style-name="T9"> </text:span></text:span><text:span text:style-name="Основной_20_шрифт_20_абзаца"><text:span text:style-name="T6">— Пролеска — </text:span></text:span><text:span text:style-name="Основной_20_шрифт_20_абзаца"><text:span text:style-name="T15">Sc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Во флоре КЧР встречаются всего 3 вида, многолетние травянистые растения 10 — 30 см высотой.</text:p>
      <text:p text:style-name="P1">Цветут в марте — апреле. Цветки очень красивые от голубого с фиолетовым оттенком до ярко-синего.</text:p>
      <text:p text:style-name="P1">Растут по опушкам, в кустарниках, на травянистых склонах. Из трех — два вида <text:soft-page-break/>декоративны: двухлистная и сибирская. Все три вида медоносы.</text:p>
      <text:p text:style-name="P1"/>
      <text:p text:style-name="P7"><text:span text:style-name="Основной_20_шрифт_20_абзаца"><text:span text:style-name="T1">ЛаргIвыджчIыхв</text:span></text:span><text:span text:style-name="Основной_20_шрифт_20_абзаца"><text:span text:style-name="T6"> — Подснежник голубой, пролеска — </text:span></text:span><text:span text:style-name="Основной_20_шрифт_20_абзаца"><text:span text:style-name="T15">Scilla</text:span></text:span><text:span text:style-name="Основной_20_шрифт_20_абзаца"><text:span text:style-name="T16"> </text:span></text:span><text:span text:style-name="Основной_20_шрифт_20_абзаца"><text:span text:style-name="T15">sibirica</text:span></text:span><text:span text:style-name="Основной_20_шрифт_20_абзаца"><text:span text:style-name="T16"> </text:span></text:span><text:span text:style-name="Основной_20_шрифт_20_абзаца"><text:span text:style-name="T15">Andr</text:span></text:span><text:span text:style-name="Основной_20_шрифт_20_абзаца"><text:span text:style-name="T6">.</text:span></text:span></text:p>
      <text:p text:style-name="P1">Многолетнее луковичное растение высотой 12 — 15 см с широколинейными листьями и ярко-синими цветками, с 6-ю свободными листочками околоцветника.</text:p>
      <text:p text:style-name="P1">Растет у нас на Кавказе в лесах, на опушках и между кустарниками. Размножается семенами и луковицами. Подснежник можно сажать группами между кустарниками, на бордюрах близ дорожек, среди яркой зелени газона.</text:p>
      <text:p text:style-name="P1">Его можно использовать и для ранней выгонки, сажая осенью в десятисантиметровые горшки по 4 — 5 луковиц.</text:p>
      <text:p text:style-name="P1"/>
      <text:p text:style-name="P7"><text:span text:style-name="Основной_20_шрифт_20_абзаца"><text:span text:style-name="T1">Ладжьымщы</text:span></text:span><text:span text:style-name="Основной_20_шрифт_20_абзаца"><text:span text:style-name="T6"> — Лук кругл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rotund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95.</text:span></text:span></text:p>
      <text:p text:style-name="P1">Многолетнее травянистое растение 30 — 60 см высотой. Луковички бурые. Наружные оболочки луковицы бурые или черно-бурые. Цветет в мае — июле. Соцветие шаровидное.</text:p>
      <text:p text:style-name="P1">Растет в КЧР на травянистых местах, в кустарниках, посевах, поднимается до горного пояса.</text:p>
      <text:p text:style-name="P1"/>
      <text:p text:style-name="P7"><text:span text:style-name="Основной_20_шрифт_20_абзаца"><text:span text:style-name="T1">Ладжьыпщы</text:span></text:span><text:span text:style-name="Основной_20_шрифт_20_абзаца"><text:span text:style-name="T6"> — Лук кругл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rotund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джьымщы.</text:p>
      <text:p text:style-name="P1"/>
      <text:p text:style-name="P7"><text:span text:style-name="Основной_20_шрифт_20_абзаца"><text:span text:style-name="T1">Ладжьыш</text:span></text:span><text:span text:style-name="Основной_20_шрифт_20_абзаца"><text:span text:style-name="T6"> — Лук </text:span></text:span><text:span text:style-name="Основной_20_шрифт_20_абзаца"><text:span text:style-name="T9">мускатный </text:span></text:span><text:span text:style-name="Основной_20_шрифт_20_абзаца"><text:span text:style-name="T6">—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mosch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10 — 25 см высотой с 5 — 6 листьями. Цветет в августе — сентябре. Цветоножка длинная. Цветки розовые с фиолетовой жилкой. Растет на сухих склонах и щебнистых местах.</text:p>
      <text:p text:style-name="P1"/>
      <text:p text:style-name="P7"><text:span text:style-name="Основной_20_шрифт_20_абзаца"><text:span text:style-name="T1">ЛадзхIвы</text:span></text:span><text:span text:style-name="Основной_20_шрифт_20_абзаца"><text:span text:style-name="T6"> — Терн, терновник, слива колюча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зхIвы.</text:p>
      <text:p text:style-name="P1"/>
      <text:p text:style-name="P7"><text:span text:style-name="Основной_20_шрифт_20_абзаца"><text:span text:style-name="T1">Лажвхъвыш</text:span></text:span><text:span text:style-name="Основной_20_шрифт_20_абзаца"><text:span text:style-name="T6"> — Шалфей лекарственный — </text:span></text:span><text:span text:style-name="Основной_20_шрифт_20_абзаца"><text:span text:style-name="T15">Salvi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олукустарник высотой до 50 см. Стебель прямой, корневая система стержневая.</text:p>
      <text:p text:style-name="P1">Листья округлые, иногда продолговатые. Цветет в июне — июле. Соцветие — мутовка. Цветки фиолетовые.</text:p>
      <text:p text:style-name="P1">Возделываются в России как эфиромасличное и лекарственное растение.</text:p>
      <text:p text:style-name="P1">Медонос.</text:p>
      <text:p text:style-name="P1">Родина: Юг Европы.</text:p>
      <text:p text:style-name="P1"/>
      <text:p text:style-name="P7"><text:span text:style-name="Основной_20_шрифт_20_абзаца"><text:span text:style-name="T1">Лакъвыд</text:span></text:span><text:span text:style-name="Основной_20_шрифт_20_абзаца"><text:span text:style-name="T6"> — Бобы обыкновенные, конские бобы — </text:span></text:span><text:span text:style-name="Основной_20_шрифт_20_абзаца"><text:span text:style-name="T15">Fab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96.</text:span></text:span></text:p>
      <text:p text:style-name="P1">Однолетнее растение 30 — 150 см высотой. Корень длинный, стержневой. Стебель четырехгранный, бороздчатый, полый внутри. Листья парноперистые с 2 — 4 парами листочков. Цветки в пазушных кистях. Крупные, белые. Бобы крупные, вздутые. Семена плоские, различной величины и окраски.</text:p>
      <text:p text:style-name="P1">Бобовую муку можно примешивать к пшеничной муке для повышения питательности хлеба.</text:p>
      <text:p text:style-name="P1">Мука из бобов или запоренные семена — прекрасный корм для коров, телят, лошадей и других животных.</text:p>
      <text:p text:style-name="P1">Стебли используют на силос.</text:p>
      <text:p text:style-name="P7"><text:span text:style-name="Основной_20_шрифт_20_абзаца"><text:span text:style-name="T6">Родина Египет, Греция, Рим. В нашей стране культура бобов известна была уже в </text:span></text:span><text:span text:style-name="Основной_20_шрифт_20_абзаца"><text:span text:style-name="T12">VI</text:span></text:span><text:span text:style-name="Основной_20_шрифт_20_абзаца"><text:span text:style-name="T6"> — </text:span></text:span><text:span text:style-name="Основной_20_шрифт_20_абзаца"><text:span text:style-name="T12">VIII</text:span></text:span><text:span text:style-name="Основной_20_шрифт_20_абзаца"><text:span text:style-name="T6"> вв.</text:span></text:span></text:p>
      <text:p text:style-name="P1"/>
      <text:p text:style-name="P7"><text:span text:style-name="Основной_20_шрифт_20_абзаца"><text:span text:style-name="T1">Лакъыршдагв</text:span></text:span><text:span text:style-name="Основной_20_шрифт_20_абзаца"><text:span text:style-name="T6"> — Жерушник — </text:span></text:span><text:span text:style-name="Основной_20_шрифт_20_абзаца"><text:span text:style-name="T15">Roripa</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 </text:span></text:span><text:span text:style-name="Основной_20_шрифт_20_абзаца"><text:span text:style-name="T7">Рис. 97.</text:span></text:span></text:p>
      <text:p text:style-name="P1">Многолетнее растение высотой 20 — 50 см, стебель ветвистый, листья перистые, нижние — на черешках, верхние — сидячие. Цветки желтые в кистях. Плод — линейный стручок длиной до 1 см.</text:p>
      <text:p text:style-name="P1">Растет на сырых болотистых местах, по берегам рек.</text:p>
      <text:p text:style-name="P1"/>
      <text:p text:style-name="P7"><text:span text:style-name="Основной_20_шрифт_20_абзаца"><text:span text:style-name="T1">ЛакIакIырса</text:span></text:span><text:span text:style-name="Основной_20_шрифт_20_абзаца"><text:span text:style-name="T9"> </text:span></text:span><text:span text:style-name="Основной_20_шрифт_20_абзаца"><text:span text:style-name="T6">— Бутень тысячелистный — </text:span></text:span><text:span text:style-name="Основной_20_шрифт_20_абзаца"><text:span text:style-name="T15">Chaerophyllum</text:span></text:span><text:span text:style-name="Основной_20_шрифт_20_абзаца"><text:span text:style-name="T16"> </text:span></text:span><text:span text:style-name="Основной_20_шрифт_20_абзаца"><text:span text:style-name="T15">millefolium</text:span></text:span><text:span text:style-name="Основной_20_шрифт_20_абзаца"><text:span text:style-name="T16"> </text:span></text:span><text:span text:style-name="Основной_20_шрифт_20_абзаца"><text:span text:style-name="T15">DC</text:span></text:span><text:span text:style-name="Основной_20_шрифт_20_абзаца"><text:span text:style-name="T6">.</text:span></text:span></text:p>
      <text:p text:style-name="P1"><text:soft-page-break/>Двухлетнее 20 — 60 см высотой. Стебель прямой, маловетвистый. Листья разделены на узколинейные дольки. Растет лишь только в составе альпийского высокотравья. Цветет в июле — августе.</text:p>
      <text:p text:style-name="P1">Кормового значения не имеет.</text:p>
      <text:p text:style-name="P1"/>
      <text:p text:style-name="P7"><text:span text:style-name="Основной_20_шрифт_20_абзаца"><text:span text:style-name="T1">ЛакIылх</text:span></text:span><text:span text:style-name="Основной_20_шрифт_20_абзаца"><text:span text:style-name="T6"> — Аристида перистая — </text:span></text:span><text:span text:style-name="Основной_20_шрифт_20_абзаца"><text:span text:style-name="T15">Aristida</text:span></text:span><text:span text:style-name="Основной_20_шрифт_20_абзаца"><text:span text:style-name="T16"> </text:span></text:span><text:span text:style-name="Основной_20_шрифт_20_абзаца"><text:span text:style-name="T15">pennata</text:span></text:span><text:span text:style-name="Основной_20_шрифт_20_абзаца"><text:span text:style-name="T16"> </text:span></text:span><text:span text:style-name="Основной_20_шрифт_20_абзаца"><text:span text:style-name="T15">Trin</text:span></text:span><text:span text:style-name="Основной_20_шрифт_20_абзаца"><text:span text:style-name="T6">. </text:span></text:span><text:span text:style-name="Основной_20_шрифт_20_абзаца"><text:span text:style-name="T7">Рис. 98.</text:span></text:span></text:p>
      <text:p text:style-name="P1">Растет дерновинками. Стебель высотой 30 — 40 см, ветвистый. Листья узкие, шиловидно-свернутые. Колоски узкие. Зерновка с трехраздельной остью до самого верха перистоопушенная.</text:p>
      <text:p text:style-name="P1">Растет на сухих степях, песках.</text:p>
      <text:p text:style-name="P1"/>
      <text:p text:style-name="P7"><text:span text:style-name="Основной_20_шрифт_20_абзаца"><text:span text:style-name="T1">ЛакIвыр</text:span></text:span><text:span text:style-name="Основной_20_шрифт_20_абзаца"><text:span text:style-name="T6"> — Ежовник, куриное просо — </text:span></text:span><text:span text:style-name="Основной_20_шрифт_20_абзаца"><text:span text:style-name="T15">Echinochloa</text:span></text:span><text:span text:style-name="Основной_20_шрифт_20_абзаца"><text:span text:style-name="T16"> </text:span></text:span><text:span text:style-name="Основной_20_шрифт_20_абзаца"><text:span text:style-name="T15">crus</text:span></text:span><text:span text:style-name="Основной_20_шрифт_20_абзаца"><text:span text:style-name="T16">-</text:span></text:span><text:span text:style-name="Основной_20_шрифт_20_абзаца"><text:span text:style-name="T15">gal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 B</text:span></text:span><text:span text:style-name="Основной_20_шрифт_20_абзаца"><text:span text:style-name="T6">.</text:span></text:span></text:p>
      <text:p text:style-name="P1">Уапшы БаджьакIьайдза.</text:p>
      <text:p text:style-name="P1"/>
      <text:p text:style-name="P7"><text:span text:style-name="Основной_20_шрифт_20_абзаца"><text:span text:style-name="T1">Ламгъыш</text:span></text:span><text:span text:style-name="Основной_20_шрифт_20_абзаца"><text:span text:style-name="T6"> — Осот полевой, осот желтый — </text:span></text:span><text:span text:style-name="Основной_20_шрифт_20_абзаца"><text:span text:style-name="T15">Sonch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99.</text:span></text:span></text:p>
      <text:p text:style-name="P1">Многолетнее травянистое растение высотой до 140 см. Растение с вертикальным корнем и отходящими от него ломкими боковыми корнями, образующими многочисленные придаточные почки. Стебель прямостоячий. Листья перистораздельные. Цветет с июня по октябрь. Цветоносные побеги обычно голые. Цветки в соцветиях, в одном соцветии до 200 цветков.</text:p>
      <text:p text:style-name="P1">Семянки сжатые с 5 ребрышками. Цветет с июня по октябрь.</text:p>
      <text:p text:style-name="P1">Злостный сорняк всех культур, реже — вне пахотных земель.</text:p>
      <text:p text:style-name="P1"/>
      <text:p text:style-name="P7"><text:span text:style-name="Основной_20_шрифт_20_абзаца"><text:span text:style-name="T1">Ламыгъ</text:span></text:span><text:span text:style-name="Основной_20_шрифт_20_абзаца"><text:span text:style-name="T6"> — Шиповник собачий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can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2 — 3 м высотой. Шипы одинаковые, крупные, серповидно-изогнутые. Плод до 35 мм длиной, широкоовальный, яйцевидный, реже — шаровидный, по созреванию красный с мясистыми стенками.</text:p>
      <text:p text:style-name="P1">В КЧР растет во всех районах. Растет на травянистых склонах, по балкам, опушкам, вдоль дорог. Используется для создания живых изгородей, озеленения неудобных мест, склонов, оврагов. Служит подвоем для кустовых штамбовых роз. Неприхотлив, засухоустойчив. Размножается семенами, черенками и корневыми отпрысками.</text:p>
      <text:p text:style-name="P7"><text:span text:style-name="Основной_20_шрифт_20_абзаца"><text:span text:style-name="T6">Плоды используются для приготовления «Холосаса» (около 700 — 1000 мг витамина </text:span></text:span><text:span text:style-name="Основной_20_шрифт_20_абзаца"><text:span text:style-name="T12">C</text:span></text:span><text:span text:style-name="Основной_20_шрифт_20_абзаца"><text:span text:style-name="T6">).</text:span></text:span></text:p>
      <text:p text:style-name="P1"/>
      <text:p text:style-name="P7"><text:span text:style-name="Основной_20_шрифт_20_абзаца"><text:span text:style-name="T1">Ландыш</text:span></text:span><text:span text:style-name="Основной_20_шрифт_20_абзаца"><text:span text:style-name="T6"> — Ландыш майский — </text:span></text:span><text:span text:style-name="Основной_20_шрифт_20_абзаца"><text:span text:style-name="T15">Convallaria</text:span></text:span><text:span text:style-name="Основной_20_шрифт_20_абзаца"><text:span text:style-name="T16"> </text:span></text:span><text:span text:style-name="Основной_20_шрифт_20_абзаца"><text:span text:style-name="T15">maj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00.</text:span></text:span></text:p>
      <text:p text:style-name="P1">Уапшы Мыдах.</text:p>
      <text:p text:style-name="P1"/>
      <text:p text:style-name="P7"><text:span text:style-name="Основной_20_шрифт_20_абзаца"><text:span text:style-name="T1">Лапыц</text:span></text:span><text:span text:style-name="Основной_20_шрифт_20_абзаца"><text:span text:style-name="T6"> — Свинорой пальчатый, пальчатая трава, собачий зуб, бермудская трава — </text:span></text:span><text:span text:style-name="Основной_20_шрифт_20_абзаца"><text:span text:style-name="T15">Cynodon</text:span></text:span><text:span text:style-name="Основной_20_шрифт_20_абзаца"><text:span text:style-name="T16"> </text:span></text:span><text:span text:style-name="Основной_20_шрифт_20_абзаца"><text:span text:style-name="T15">dactyl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Уапшы АжьахIвра.</text:p>
      <text:p text:style-name="P1"/>
      <text:p text:style-name="P7"><text:span text:style-name="Основной_20_шрифт_20_абзаца"><text:span text:style-name="T1">ЛаргIвыдж</text:span></text:span><text:span text:style-name="Основной_20_шрифт_20_абзаца"><text:span text:style-name="T6"> — Подснежник кавказский — </text:span></text:span><text:span text:style-name="Основной_20_шрифт_20_абзаца"><text:span text:style-name="T15">Calanthus</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Baker</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6">. </text:span></text:span><text:span text:style-name="Основной_20_шрифт_20_абзаца"><text:span text:style-name="T7">Рис. 101.</text:span></text:span></text:p>
      <text:p text:style-name="P1">Многолетнее травянистое растение 10 — 12 см высотой. Корневая система представлена луковицей длиной 1,5 см в диаметре. Листья 8 — 15 мм шириной, плоские с сизым налетом. Цветет в марте, цветки обычно белые.</text:p>
      <text:p text:style-name="P1">Растет в лесах и кустарниках, встречается и в горной части. Растение декоративное, заслуживает введение в культуру.</text:p>
      <text:p text:style-name="P1">Медонос, ядовит. Вид нуждается в охране.</text:p>
      <text:p text:style-name="P1"/>
      <text:p text:style-name="P7"><text:span text:style-name="Основной_20_шрифт_20_абзаца"><text:span text:style-name="T1">ЛаргIвыджхIагIа</text:span></text:span><text:span text:style-name="Основной_20_шрифт_20_абзаца"><text:span text:style-name="T6"> — Птицемлечник — </text:span></text:span><text:span text:style-name="Основной_20_шрифт_20_абзаца"><text:span text:style-name="T15">Ornithogal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02.</text:span></text:span></text:p>
      <text:p text:style-name="P1">Во флоре КЧР встречается 5 видов птицемлечника. Многолетники, высота их от 5 до 40 см, высокодекоративны. Листья в большем числе линейные. Цветки в соцветиях, иногда их до 20. Цветет с марта по июль.</text:p>
      <text:p text:style-name="P1">Растет на лугах, в кустарниках, на лужайках, степях, залежах.</text:p>
      <text:p text:style-name="P1"/>
      <text:p text:style-name="P7"><text:span text:style-name="Основной_20_шрифт_20_абзаца"><text:span text:style-name="T1">ЛасарпIай</text:span></text:span><text:span text:style-name="Основной_20_шрифт_20_абзаца"><text:span text:style-name="T6"> — Липучка обыкновенная, ежовая —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myosotis</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Сорное однолетнее растение высотой 30 — 60 см. Стебель вверху ветвящийся, цветки <text:soft-page-break/>голубые, плоды покрыты двумя рядами прицепок, которые цепляются за шерсть животных и одежду людей и переносятся на большие расстояния.</text:p>
      <text:p text:style-name="P1">Распространена в КЧР повсеместно, на сухих склонах, сорных местах, засоряет все культуры.</text:p>
      <text:p text:style-name="P1"/>
      <text:p text:style-name="P7"><text:span text:style-name="Основной_20_шрифт_20_абзаца"><text:span text:style-name="T1">ЛасарпIай</text:span></text:span><text:span text:style-name="Основной_20_шрифт_20_абзаца"><text:span text:style-name="T6"> — Липучка —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6">.</text:span></text:span></text:p>
      <text:p text:style-name="P7"><text:span text:style-name="Основной_20_шрифт_20_абзаца"><text:span text:style-name="T20">Видов этого </text:span></text:span><text:span text:style-name="Основной_20_шрифт_20_абзаца"><text:span text:style-name="T6">рода во флоре Карачаево-Черкесии 4. Небольшие до 15 — 60 см высотой, однолетники. Стебли слабоветвистые. Листья зеленые, по краю пильчатые. Цветут с апреля по июнь. Цветки мелкие. Плод — орешки плоские с прицепниками.</text:span></text:span></text:p>
      <text:p text:style-name="P1">Растут на степных склонах, каменистых местах, на лугах и сорных местах. Поднимается до среднегорного пояса. Сорные растения, а липучка разношипая, еще и медонос.</text:p>
      <text:p text:style-name="P1"/>
      <text:p text:style-name="P7"><text:span text:style-name="Основной_20_шрифт_20_абзаца"><text:span text:style-name="T1">Ласацраха</text:span></text:span><text:span text:style-name="Основной_20_шрифт_20_абзаца"><text:span text:style-name="T6"> — Липучка —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myosotis</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ЛасарпIай.</text:p>
      <text:p text:style-name="P1"/>
      <text:p text:style-name="P7"><text:span text:style-name="Основной_20_шрифт_20_абзаца"><text:span text:style-name="T1">а-Лаха</text:span></text:span><text:span text:style-name="Основной_20_шрифт_20_абзаца"><text:span text:style-name="T6"> (абх.) — Инжир обыкновенный, фиговое дерево — </text:span></text:span><text:span text:style-name="Основной_20_шрифт_20_абзаца"><text:span text:style-name="T15">Ficus</text:span></text:span><text:span text:style-name="Основной_20_шрифт_20_абзаца"><text:span text:style-name="T16"> </text:span></text:span><text:span text:style-name="Основной_20_шрифт_20_абзаца"><text:span text:style-name="T15">carica</text:span></text:span><text:span text:style-name="Основной_20_шрифт_20_абзаца"><text:span text:style-name="T6">. </text:span></text:span><text:span text:style-name="Основной_20_шрифт_20_абзаца"><text:span text:style-name="T7">Рис. 103.</text:span></text:span></text:p>
      <text:p text:style-name="P1">Дерево до 10 м высотой. Листья длинночерешковые, цельные или пильчато-лопастные. Цветет в марте — мае, плоды грушевидные, созревают в июле — октябре, при созревании темно-фиолетовые.</text:p>
      <text:p text:style-name="P1">Растет на освещенных каменистых склонах, в трещинах скал, на стенах древних построек. Растение имеет пищевое значение, применяется в народной медицине.</text:p>
      <text:p text:style-name="P1"/>
      <text:p text:style-name="P7"><text:span text:style-name="Основной_20_шрифт_20_абзаца"><text:span text:style-name="T1">а-Лахкцвымх</text:span></text:span><text:span text:style-name="Основной_20_шрифт_20_абзаца"><text:span text:style-name="T6"> (абх.) — Роза, шиповник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Лахъвмыгъ</text:span></text:span><text:span text:style-name="Основной_20_шрифт_20_абзаца"><text:span text:style-name="T6"> — Шиповник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гвырчIвымыгъ.</text:p>
      <text:p text:style-name="P1"/>
      <text:p text:style-name="P7"><text:span text:style-name="Основной_20_шрифт_20_абзаца"><text:span text:style-name="T1">Лахъвымгъ</text:span></text:span><text:span text:style-name="Основной_20_шрифт_20_абзаца"><text:span text:style-name="T9"> </text:span></text:span><text:span text:style-name="Основной_20_шрифт_20_абзаца"><text:span text:style-name="T6">— Шиповник, роза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гвырчIвымыгъ.</text:p>
      <text:p text:style-name="P1"/>
      <text:p text:style-name="P7"><text:span text:style-name="Основной_20_шрифт_20_абзаца"><text:span text:style-name="T1">ЛахъвырпIайга</text:span></text:span><text:span text:style-name="Основной_20_шрифт_20_абзаца"><text:span text:style-name="T9"> </text:span></text:span><text:span text:style-name="Основной_20_шрифт_20_абзаца"><text:span text:style-name="T6">— Прицепник липучковый — </text:span></text:span><text:span text:style-name="Основной_20_шрифт_20_абзаца"><text:span text:style-name="T15">Caucalis</text:span></text:span><text:span text:style-name="Основной_20_шрифт_20_абзаца"><text:span text:style-name="T16">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цIыхъвацраха.</text:p>
      <text:p text:style-name="P1"/>
      <text:p text:style-name="P7"><text:span text:style-name="Основной_20_шрифт_20_абзаца"><text:span text:style-name="T1">ЛахIвра</text:span></text:span><text:span text:style-name="Основной_20_шрифт_20_абзаца"><text:span text:style-name="T9"> </text:span></text:span><text:span text:style-name="Основной_20_шрифт_20_абзаца"><text:span text:style-name="T6">— Свинорой пальчатый, пальчатая трава, собачий зуб, бермудская трава — </text:span></text:span><text:span text:style-name="Основной_20_шрифт_20_абзаца"><text:span text:style-name="T15">Cynodon</text:span></text:span><text:span text:style-name="Основной_20_шрифт_20_абзаца"><text:span text:style-name="T16"> </text:span></text:span><text:span text:style-name="Основной_20_шрифт_20_абзаца"><text:span text:style-name="T15">dactyl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жьахIвра.</text:p>
      <text:p text:style-name="P1"/>
      <text:p text:style-name="P7"><text:span text:style-name="Основной_20_шрифт_20_абзаца"><text:span text:style-name="T1">Лацкьа</text:span></text:span><text:span text:style-name="Основной_20_шрифт_20_абзаца"><text:span text:style-name="T9"> </text:span></text:span><text:span text:style-name="Основной_20_шрифт_20_абзаца"><text:span text:style-name="T6">— Адонис весенний, горицвет весенний, черногорка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ver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Лацраха</text:span></text:span><text:span text:style-name="Основной_20_шрифт_20_абзаца"><text:span text:style-name="T9"> </text:span></text:span><text:span text:style-name="Основной_20_шрифт_20_абзаца"><text:span text:style-name="T6">— Прицепник липучковый — </text:span></text:span><text:span text:style-name="Основной_20_шрифт_20_абзаца"><text:span text:style-name="T15">Caucalis</text:span></text:span><text:span text:style-name="Основной_20_шрифт_20_абзаца"><text:span text:style-name="T16">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Web</text:span></text:span><text:span text:style-name="Основной_20_шрифт_20_абзаца"><text:span text:style-name="T16">.) </text:span></text:span><text:span text:style-name="Основной_20_шрифт_20_абзаца"><text:span text:style-name="T15">Grande</text:span></text:span><text:span text:style-name="Основной_20_шрифт_20_абзаца"><text:span text:style-name="T6">.</text:span></text:span></text:p>
      <text:p text:style-name="P1">Уапшы ЛацIыхъвацраха.</text:p>
      <text:p text:style-name="P1"/>
      <text:p text:style-name="P7"><text:span text:style-name="Основной_20_шрифт_20_абзаца"><text:span text:style-name="T1">ЛацIыхъва</text:span></text:span><text:span text:style-name="Основной_20_шрифт_20_абзаца"><text:span text:style-name="T6"> — Мышей зеленый, щетинник зеленый — </text:span></text:span><text:span text:style-name="Основной_20_шрифт_20_абзаца"><text:span text:style-name="T15">Setaria</text:span></text:span><text:span text:style-name="Основной_20_шрифт_20_абзаца"><text:span text:style-name="T16"> </text:span></text:span><text:span text:style-name="Основной_20_шрифт_20_абзаца"><text:span text:style-name="T15">virid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text:span></text:span><text:span text:style-name="Основной_20_шрифт_20_абзаца"><text:span text:style-name="T6">.</text:span></text:span></text:p>
      <text:p text:style-name="P1">Уапшы ЧгIвычацраха.</text:p>
      <text:p text:style-name="P1"/>
      <text:p text:style-name="P7"><text:span text:style-name="Основной_20_шрифт_20_абзаца"><text:span text:style-name="T1">ЛацIыхъваларпа</text:span></text:span><text:span text:style-name="Основной_20_шрифт_20_абзаца"><text:span text:style-name="T9"> — </text:span></text:span><text:span text:style-name="Основной_20_шрифт_20_абзаца"><text:span text:style-name="T6">Липучка </text:span></text:span><text:span text:style-name="Основной_20_шрифт_20_абзаца"><text:span text:style-name="T9">—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6">.</text:span></text:span></text:p>
      <text:p text:style-name="P1">Уапшы ЛасарпIай.</text:p>
      <text:p text:style-name="P1"/>
      <text:p text:style-name="P7"><text:span text:style-name="Основной_20_шрифт_20_абзаца"><text:span text:style-name="T1">ЛацIыхъвацраха</text:span></text:span><text:span text:style-name="Основной_20_шрифт_20_абзаца"><text:span text:style-name="T9"> </text:span></text:span><text:span text:style-name="Основной_20_шрифт_20_абзаца"><text:span text:style-name="T6">— Прицепник липучковый — </text:span></text:span><text:span text:style-name="Основной_20_шрифт_20_абзаца"><text:span text:style-name="T15">Caucalis</text:span></text:span><text:span text:style-name="Основной_20_шрифт_20_абзаца"><text:span text:style-name="T16">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Web</text:span></text:span><text:span text:style-name="Основной_20_шрифт_20_абзаца"><text:span text:style-name="T16">.) </text:span></text:span><text:span text:style-name="Основной_20_шрифт_20_абзаца"><text:span text:style-name="T15">Grande</text:span></text:span><text:span text:style-name="Основной_20_шрифт_20_абзаца"><text:span text:style-name="T6">.</text:span></text:span></text:p>
      <text:p text:style-name="P1">Однолетнее сорное растение высотой 20 — 40 см. Стебли прямые, мало ветвистые. Цветет в апреле — июне; соцветие — зонтик с 2 — 5 лучами. Цветки белые или красноватые. Плод 7 — 10 мм длиной с крепкими шипами.</text:p>
      <text:p text:style-name="P1">Растет в КЧР на сорных местах и в посевах от низменности до среднегорного пояса. Плоды причиняют ранения.</text:p>
      <text:p text:style-name="P1"><text:soft-page-break/></text:p>
      <text:p text:style-name="P7"><text:span text:style-name="Основной_20_шрифт_20_абзаца"><text:span text:style-name="T1">ЛацIыхъвашIахIва</text:span></text:span><text:span text:style-name="Основной_20_шрифт_20_абзаца"><text:span text:style-name="T9"> — Мышей зеленый, щетинник зеленый — </text:span></text:span><text:span text:style-name="Основной_20_шрифт_20_абзаца"><text:span text:style-name="T15">Setaria</text:span></text:span><text:span text:style-name="Основной_20_шрифт_20_абзаца"><text:span text:style-name="T16"> </text:span></text:span><text:span text:style-name="Основной_20_шрифт_20_абзаца"><text:span text:style-name="T15">virid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Beauv</text:span></text:span><text:span text:style-name="Основной_20_шрифт_20_абзаца"><text:span text:style-name="T9">.</text:span></text:span></text:p>
      <text:p text:style-name="P1">Уапшы ЧгIвычацраха.</text:p>
      <text:p text:style-name="P1"/>
      <text:p text:style-name="P7"><text:span text:style-name="Основной_20_шрифт_20_абзаца"><text:span text:style-name="T1">ЛацIыхъваъаларчIва</text:span></text:span><text:span text:style-name="Основной_20_шрифт_20_абзаца"><text:span text:style-name="T9"> — Мышей зеленый, щетинник зеленый — </text:span></text:span><text:span text:style-name="Основной_20_шрифт_20_абзаца"><text:span text:style-name="T15">Setaria</text:span></text:span><text:span text:style-name="Основной_20_шрифт_20_абзаца"><text:span text:style-name="T16"> </text:span></text:span><text:span text:style-name="Основной_20_шрифт_20_абзаца"><text:span text:style-name="T15">virid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Beauv</text:span></text:span><text:span text:style-name="Основной_20_шрифт_20_абзаца"><text:span text:style-name="T9">.</text:span></text:span></text:p>
      <text:p text:style-name="P1">Уапшы ЧгIвычацраха.</text:p>
      <text:p text:style-name="P1"/>
      <text:p text:style-name="P7"><text:span text:style-name="Основной_20_шрифт_20_абзаца"><text:span text:style-name="T1">Лачарх</text:span></text:span><text:span text:style-name="Основной_20_шрифт_20_абзаца"><text:span text:style-name="T6"> — Пупавка меловая — </text:span></text:span><text:span text:style-name="Основной_20_шрифт_20_абзаца"><text:span text:style-name="T15">Anthemis</text:span></text:span><text:span text:style-name="Основной_20_шрифт_20_абзаца"><text:span text:style-name="T16"> </text:span></text:span><text:span text:style-name="Основной_20_шрифт_20_абзаца"><text:span text:style-name="T15">co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однолетник с неприятным запахом до 15 — 30 см высотой. Стебли прямые. Листья перисторассеченные. Цветет в июне — июле. Соцветие — корзинка. Цветки белые. Все растение голое, иногда шероховатое.</text:p>
      <text:p text:style-name="P1">Растет во флоре КЧР по сорным местам, на выпасах. Скотом не поедается.</text:p>
      <text:p text:style-name="P1"/>
      <text:p text:style-name="P7"><text:span text:style-name="Основной_20_шрифт_20_абзаца"><text:span text:style-name="T1">ЛачвхIа</text:span></text:span><text:span text:style-name="Основной_20_шрифт_20_абзаца"><text:span text:style-name="T6"> — Ячмень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иды ячменя встречаются в </text:span></text:span><text:span text:style-name="Основной_20_шрифт_20_абзаца"><text:span text:style-name="T20">дикой и </text:span></text:span><text:span text:style-name="Основной_20_шрифт_20_абзаца"><text:span text:style-name="T6">культурной флоре. Дикорастущие виды — ценный корм.</text:span></text:span></text:p>
      <text:p text:style-name="P1"/>
      <text:p text:style-name="P7"><text:span text:style-name="Основной_20_шрифт_20_абзаца"><text:span text:style-name="T1">Лугьажь</text:span></text:span><text:span text:style-name="Основной_20_шрифт_20_абзаца"><text:span text:style-name="T6"> — Мальва приземистая, просвирник приземистый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pusilla</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Уапшы МатахъвайсыгIа.</text:p>
      <text:p text:style-name="P1"/>
      <text:p text:style-name="P7"><text:span text:style-name="Основной_20_шрифт_20_абзаца"><text:span text:style-name="T1">ЛымхIардагв</text:span></text:span><text:span text:style-name="Основной_20_шрифт_20_абзаца"><text:span text:style-name="T6"> — Рогоз — </text:span></text:span><text:span text:style-name="Основной_20_шрифт_20_абзаца"><text:span text:style-name="T15">Typh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1 — 2 м высотой с линейными листьями, с характерным цилиндрическим, бархатистым соцветием, цветки темно-коричневые. Цветет в июне — июле.</text:p>
      <text:p text:style-name="P1">Растет по берегам рек, прудов, озер, заводей, на болотах.</text:p>
      <text:p text:style-name="P1">Из корней (корневищ) изготавливают муку или едят их в печеном виде. Молодые цветоносные стебли маринуют. В голодные 1919 — 1920 гг. рогоз был одним из важнейших пищевых суррогатов. В Германии из него готовили кисели, мололи муку, из которой при добавлении ржаной муки выпекали хлеб.</text:p>
      <text:p text:style-name="P1"/>
      <text:p text:style-name="P7"><text:span text:style-name="Основной_20_шрифт_20_абзаца"><text:span text:style-name="T1">а-Лыц</text:span></text:span><text:span text:style-name="Основной_20_шрифт_20_абзаца"><text:span text:style-name="T6"> (абх.) — Живокость красивая — </text:span></text:span><text:span text:style-name="Основной_20_шрифт_20_абзаца"><text:span text:style-name="T15">Delphinium</text:span></text:span><text:span text:style-name="Основной_20_шрифт_20_абзаца"><text:span text:style-name="T16"> </text:span></text:span><text:span text:style-name="Основной_20_шрифт_20_абзаца"><text:span text:style-name="T15">speciosum</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Ядовитое травянистое растение до 100 см высотой. Стебель с длинными волосками. Листья длинночерешковые, округлосердцевидные. Соцветие — кисть. Цветки бледно-голубые или синие.</text:p>
      <text:p text:style-name="P1">Вид декоративен, растет в альпийском поясе во влажных ущельях, по лощинам спускается ниже до 1600 м над уровнем моря.</text:p>
      <text:p text:style-name="P1"/>
      <text:p text:style-name="P7"><text:span text:style-name="Основной_20_шрифт_20_абзаца"><text:span text:style-name="T1">ЛыцI</text:span></text:span><text:span text:style-name="Основной_20_шрифт_20_абзаца"><text:span text:style-name="T6"> — Хвощ полевой — </text:span></text:span><text:span text:style-name="Основной_20_шрифт_20_абзаца"><text:span text:style-name="T15">Eguisetum</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Ehrh</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104.</text:span></text:span></text:p>
      <text:p text:style-name="P1">Уапшы Рхъабгъьыда.</text:p>
      <text:p text:style-name="P1"/>
      <text:p text:style-name="P7"><text:span text:style-name="Основной_20_шрифт_20_абзаца"><text:span text:style-name="T1">Люцерна</text:span></text:span><text:span text:style-name="Основной_20_шрифт_20_абзаца"><text:span text:style-name="T6"> — Люцерна — </text:span></text:span><text:span text:style-name="Основной_20_шрифт_20_абзаца"><text:span text:style-name="T15">Megicag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иды люцерны хорошие кормовые растения, в надземной их части содержит белковые вещества.</text:p>
      <text:p text:style-name="P1"/>
      <text:p text:style-name="P7"><text:span text:style-name="Основной_20_шрифт_20_абзаца"><text:span text:style-name="T1">ЛьанцI</text:span></text:span><text:span text:style-name="Основной_20_шрифт_20_абзаца"><text:span text:style-name="T6"> — Бирючина обыкновенная — </text:span></text:span><text:span text:style-name="Основной_20_шрифт_20_абзаца"><text:span text:style-name="T15">Ligustr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ьацI.</text:p>
      <text:p text:style-name="P1"/>
      <text:p text:style-name="P7"><text:span text:style-name="Основной_20_шрифт_20_абзаца"><text:span text:style-name="T1">Льабакъвыд</text:span></text:span><text:span text:style-name="Основной_20_шрифт_20_абзаца"><text:span text:style-name="T6"> — Клещевина обыкновенная — </text:span></text:span><text:span text:style-name="Основной_20_шрифт_20_абзаца"><text:span text:style-name="T15">Ricin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8">. </text:span></text:span><text:span text:style-name="Основной_20_шрифт_20_абзаца"><text:span text:style-name="T7">Рис. 105.</text:span></text:span></text:p>
      <text:p text:style-name="P1">Однолетнее растение, широко культивируется с техническими и лекарственными целями (для получения из семян касторового масла). Стебель высокий, листья узколинейные. мутовчатые. Семена бобовидные, имеют твердую скорлупу.</text:p>
      <text:p text:style-name="P1"/>
      <text:p text:style-name="P7"><text:span text:style-name="Основной_20_шрифт_20_абзаца"><text:span text:style-name="T1">ЛьацI</text:span></text:span><text:span text:style-name="Основной_20_шрифт_20_абзаца"><text:span text:style-name="T6"> — Бирючина обыкновенная — </text:span></text:span><text:span text:style-name="Основной_20_шрифт_20_абзаца"><text:span text:style-name="T15">Ligustr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06.</text:span></text:span></text:p>
      <text:p text:style-name="P1">Кустарник высотой до 3 м, сильно ветвится, листья ланцетные, супротивные; цветки белоснежные, мелкие; плод — шарообразная черная ягода, долго остается на ветвях; цветет в начале июня; растет по балкам; выращивают для живых изгородей, переносит стрижку; в плодах-<text:soft-page-break/>ягодах содержится голубая, черная, зеленая краски.</text:p>
      <text:p text:style-name="P1">Декоративна.</text:p>
      <text:p text:style-name="P1">Родина: Южная Европа, Кавказ.</text:p>
      <text:p text:style-name="P1"/>
      <text:p text:style-name="P7"><text:span text:style-name="Основной_20_шрифт_20_абзаца"><text:span text:style-name="T1">Льульа</text:span></text:span><text:span text:style-name="Основной_20_шрифт_20_абзаца"><text:span text:style-name="T6"> — Фелипея красная — </text:span></text:span><text:span text:style-name="Основной_20_шрифт_20_абзаца"><text:span text:style-name="T15">Phelypaea</text:span></text:span><text:span text:style-name="Основной_20_шрифт_20_абзаца"><text:span text:style-name="T16"> </text:span></text:span><text:span text:style-name="Основной_20_шрифт_20_абзаца"><text:span text:style-name="T15">coccine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 </text:span></text:span><text:span text:style-name="Основной_20_шрифт_20_абзаца"><text:span text:style-name="T15">Poir</text:span></text:span><text:span text:style-name="Основной_20_шрифт_20_абзаца"><text:span text:style-name="T6">.</text:span></text:span></text:p>
      <text:p text:style-name="P1">Уапшы Шитанльульа.</text:p>
      <text:p text:style-name="P1"/>
      <text:p text:style-name="P7"><text:span text:style-name="Основной_20_шрифт_20_абзаца"><text:span text:style-name="T1">Мадах</text:span></text:span><text:span text:style-name="Основной_20_шрифт_20_абзаца"><text:span text:style-name="T6"> — Ландыш майский — </text:span></text:span><text:span text:style-name="Основной_20_шрифт_20_абзаца"><text:span text:style-name="T15">Convallaria</text:span></text:span><text:span text:style-name="Основной_20_шрифт_20_абзаца"><text:span text:style-name="T16"> </text:span></text:span><text:span text:style-name="Основной_20_шрифт_20_абзаца"><text:span text:style-name="T15">maj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Корневище длинное ползучее. Листья крупные, ланцетовидные. Цветочная стрелка выходит из подземного</text:p>
      <text:p text:style-name="P1">корневища и заканчивается однобокой цветущей кистью душистых белых цветков. Плод — ягода красная, трехсеменная. Цветет в мае — начале июня.</text:p>
      <text:p text:style-name="P1">Все растение ядовитое.</text:p>
      <text:p text:style-name="P1">В медицине используют траву, листья и цветки ландыша, последние используются и в парфюмерии.</text:p>
      <text:p text:style-name="P1">Ландыш не образует зарослей, растет рассеянно в лиственных лесах, под кустарниками.</text:p>
      <text:p text:style-name="P1"/>
      <text:p text:style-name="P7"><text:span text:style-name="Основной_20_шрифт_20_абзаца"><text:span text:style-name="T1">Мадаха</text:span></text:span><text:span text:style-name="Основной_20_шрифт_20_абзаца"><text:span text:style-name="T6"> — Ландыш майский — </text:span></text:span><text:span text:style-name="Основной_20_шрифт_20_абзаца"><text:span text:style-name="T15">Convallaria</text:span></text:span><text:span text:style-name="Основной_20_шрифт_20_абзаца"><text:span text:style-name="T16"> </text:span></text:span><text:span text:style-name="Основной_20_шрифт_20_абзаца"><text:span text:style-name="T15">maj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дах.</text:p>
      <text:p text:style-name="P1"/>
      <text:p text:style-name="P7"><text:span text:style-name="Основной_20_шрифт_20_абзаца"><text:span text:style-name="T1">Маджьгыткыб</text:span></text:span><text:span text:style-name="Основной_20_шрифт_20_абзаца"><text:span text:style-name="T6"> — Сирень обыкновенная — </text:span></text:span><text:span text:style-name="Основной_20_шрифт_20_абзаца"><text:span text:style-name="T15">Syring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4 м высотой. Побеги серовато-бурые, голые. Листовая пластинка гладкая. Цветет в конце мая или в начале июня.</text:p>
      <text:p text:style-name="P1">Широко разводится в садах, парках, у жилья. Древесина твердая, тяжелая.</text:p>
      <text:p text:style-name="P1">Родина: долина Дуная.</text:p>
      <text:p text:style-name="P1">Время отцветения сирени считается началом лета.</text:p>
      <text:p text:style-name="P1"/>
      <text:p text:style-name="P7"><text:span text:style-name="Основной_20_шрифт_20_абзаца"><text:span text:style-name="T1">Мажвадзаргыл</text:span></text:span><text:span text:style-name="Основной_20_шрифт_20_абзаца"><text:span text:style-name="T6"> — Хмель обыкновенный — </text:span></text:span><text:span text:style-name="Основной_20_шрифт_20_абзаца"><text:span text:style-name="T15">Humulus</text:span></text:span><text:span text:style-name="Основной_20_шрифт_20_абзаца"><text:span text:style-name="T16"> </text:span></text:span><text:span text:style-name="Основной_20_шрифт_20_абзаца"><text:span text:style-name="T15">lu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ыпага.</text:p>
      <text:p text:style-name="P1"/>
      <text:p text:style-name="P7"><text:span text:style-name="Основной_20_шрифт_20_абзаца"><text:span text:style-name="T1">Мамкъвыт</text:span></text:span><text:span text:style-name="Основной_20_шрифт_20_абзаца"><text:span text:style-name="T6"> — Малина обыкновенн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idae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07.</text:span></text:span></text:p>
      <text:p text:style-name="P1">Полукустарник 50 — 120 см высотой с колючими стеблями. Цветки белые, плоды малиновые. Цветет в июне — первой половине июля, плодоносит в августе — первой половине сентября.</text:p>
      <text:p text:style-name="P1">Во флоре КЧР встречается в лесах, на лесных гарях, на вырубках, лесных опушках, по каменистым склонам и осыпям, берегам рек и ручьев, оврагам. Поднимается до субальпийского пояса.</text:p>
      <text:p text:style-name="P1">Съедобны плоды ягоды. Употребляются в пищу в свежем и сушеном виде с молоком или сливками. Молодые листья и побеги используются как суррогат чая.</text:p>
      <text:p text:style-name="P1">Малина является хорошим медоносом.</text:p>
      <text:p text:style-name="P1">Ценное ягодное растение.</text:p>
      <text:p text:style-name="P1"/>
      <text:p text:style-name="P7"><text:span text:style-name="Основной_20_шрифт_20_абзаца"><text:span text:style-name="T1">Мамкъвыт</text:span></text:span><text:span text:style-name="Основной_20_шрифт_20_абзаца"><text:span text:style-name="T6"> — Плод малины обыкновенной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idae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Красные или желтые кисловато-сладкие ягоды широко используются в свежем и сушеном виде и на переработку: на варенье, мармелады, вино, пастилы, киселей. Ягоды содержат достаточно сахара, органические кислоты, жирные масла, слизь, белковые вещества, витамины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A</text:span></text:span><text:span text:style-name="Основной_20_шрифт_20_абзаца"><text:span text:style-name="T6">, </text:span></text:span><text:span text:style-name="Основной_20_шрифт_20_абзаца"><text:span text:style-name="T12">B</text:span></text:span><text:span text:style-name="Основной_20_шрифт_20_абзаца"><text:span text:style-name="T6">.</text:span></text:span></text:p>
      <text:p text:style-name="P1"/>
      <text:p text:style-name="P7"><text:span text:style-name="Основной_20_шрифт_20_абзаца"><text:span text:style-name="T1">а-Мар</text:span></text:span><text:span text:style-name="Основной_20_шрифт_20_абзаца"><text:span text:style-name="T6"> (абх.) — Лютик клубненосный — </text:span></text:span><text:span text:style-name="Основной_20_шрифт_20_абзаца"><text:span text:style-name="T15">Ranunculus</text:span></text:span><text:span text:style-name="Основной_20_шрифт_20_абзаца"><text:span text:style-name="T16"> </text:span></text:span><text:span text:style-name="Основной_20_шрифт_20_абзаца"><text:span text:style-name="T15">bulbo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опушенное растение. Стебель у основания клубнеобразно утолщенный. Прикорневые листья широкояйцевидные, трехраздельные. Цветки до 2,5 см в диаметре, желтые. Плод — семянка, сжатая с боков.</text:p>
      <text:p text:style-name="P1">Растет на низменности и в предгорьях до 500 м, в садах и парках, на газонах и на различных культурных площадях как сорное, а также среди кустарников, по опушкам.</text:p>
      <text:p text:style-name="P1"><text:soft-page-break/></text:p>
      <text:p text:style-name="P7"><text:span text:style-name="Основной_20_шрифт_20_абзаца"><text:span text:style-name="T1">МаракIва</text:span></text:span><text:span text:style-name="Основной_20_шрифт_20_абзаца"><text:span text:style-name="T6"> — Тутовое дерево, шелковица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цIла.</text:p>
      <text:p text:style-name="P1"/>
      <text:p text:style-name="P7"><text:span text:style-name="Основной_20_шрифт_20_абзаца"><text:span text:style-name="T1">МаракIваквайчIва</text:span></text:span><text:span text:style-name="Основной_20_шрифт_20_абзаца"><text:span text:style-name="T6"> — Тутовое дерево черное, шелковица черная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цIлаквайчIва.</text:p>
      <text:p text:style-name="P1"/>
      <text:p text:style-name="P7"><text:span text:style-name="Основной_20_шрифт_20_абзаца"><text:span text:style-name="T1">МаракIвацIла</text:span></text:span><text:span text:style-name="Основной_20_шрифт_20_абзаца"><text:span text:style-name="T6"> — Тутовое дерево, шелковица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цIла.</text:p>
      <text:p text:style-name="P1"/>
      <text:p text:style-name="P7"><text:span text:style-name="Основной_20_шрифт_20_абзаца"><text:span text:style-name="T1">МаракIвашкIвокIва</text:span></text:span><text:span text:style-name="Основной_20_шрифт_20_абзаца"><text:span text:style-name="T6"> — Тутовое дерево белое, шелковица белая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alb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цIлашкIвокIва.</text:p>
      <text:p text:style-name="P1"/>
      <text:p text:style-name="P7"><text:span text:style-name="Основной_20_шрифт_20_абзаца"><text:span text:style-name="T1">МарацхъынхIв</text:span></text:span><text:span text:style-name="Основной_20_шрифт_20_абзаца"><text:span text:style-name="T6"> — Подсолнечник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СемчкIа.</text:p>
      <text:p text:style-name="P1"/>
      <text:p text:style-name="P7"><text:span text:style-name="Основной_20_шрифт_20_абзаца"><text:span text:style-name="T1">Маращтахьпш</text:span></text:span><text:span text:style-name="Основной_20_шрифт_20_абзаца"><text:span text:style-name="T6"> — Подсолнечник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СемчкIа.</text:p>
      <text:p text:style-name="P1"/>
      <text:p text:style-name="P7"><text:span text:style-name="Основной_20_шрифт_20_абзаца"><text:span text:style-name="T1">а-Маахыр</text:span></text:span><text:span text:style-name="Основной_20_шрифт_20_абзаца"><text:span text:style-name="T6"> — Ежевика, малина, костяника анатолийск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anatolicus</text:span></text:span><text:span text:style-name="Основной_20_шрифт_20_абзаца"><text:span text:style-name="T16"> (</text:span></text:span><text:span text:style-name="Основной_20_шрифт_20_абзаца"><text:span text:style-name="T15">Focke</text:span></text:span><text:span text:style-name="Основной_20_шрифт_20_абзаца"><text:span text:style-name="T16">) </text:span></text:span><text:span text:style-name="Основной_20_шрифт_20_абзаца"><text:span text:style-name="T15">Focke</text:span></text:span><text:span text:style-name="Основной_20_шрифт_20_абзаца"><text:span text:style-name="T6">.</text:span></text:span></text:p>
      <text:p text:style-name="P1">Годичные побеги гранистые. Цветоносные стебли беловойлочные и редко покрыты шипами. Листья тройчатые или пятерные, по краю пильчатые. Соцветие многоцветковое, в виде кисти. Цветки темно-розовые или пурпуровые. Плоды — костянки многочисленные, опушенные, почти черные, блестящие, съедобные.</text:p>
      <text:p text:style-name="P1">Растет на каменистых сухих склонах.</text:p>
      <text:p text:style-name="P1"/>
      <text:p text:style-name="P7"><text:span text:style-name="Основной_20_шрифт_20_абзаца"><text:span text:style-name="T1">Мартанпсахъва</text:span></text:span><text:span text:style-name="Основной_20_шрифт_20_абзаца"><text:span text:style-name="T6"> — Ива корзиночн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vim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или дерево до 5 — 7 м высотой. Взрослые побеги голые, краснеющие. Листья линейноланцетные.</text:p>
      <text:p text:style-name="P1">В КЧР растет в поймах рек Кубани, Кумы, Б. и М. Зеленчуков.</text:p>
      <text:p text:style-name="P1">Декоративна. Используется в одиночных и групповых посадках для закрепления оврагов, берегов.</text:p>
      <text:p text:style-name="P1">Получают корзиночные прутья и грубые волокна. Любит почвы легкие, песчаные. В коре — дубильные вещества, салицин.</text:p>
      <text:p text:style-name="P1">Медонос.</text:p>
      <text:p text:style-name="P1"/>
      <text:p text:style-name="P7"><text:span text:style-name="Основной_20_шрифт_20_абзаца"><text:span text:style-name="T1">а-Марч</text:span></text:span><text:span text:style-name="Основной_20_шрифт_20_абзаца"><text:span text:style-name="T6"> (абх.) — Лютик — </text:span></text:span><text:span text:style-name="Основной_20_шрифт_20_абзаца"><text:span text:style-name="T15">Ranunc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Щатцага.</text:p>
      <text:p text:style-name="P1"/>
      <text:p text:style-name="P7"><text:span text:style-name="Основной_20_шрифт_20_абзаца"><text:span text:style-name="T1">а-Масхуа</text:span></text:span><text:span text:style-name="Основной_20_шрифт_20_абзаца"><text:span text:style-name="T6"> (абх.) — Маслина европейская, оливковое дерево — </text:span></text:span><text:span text:style-name="Основной_20_шрифт_20_абзаца"><text:span text:style-name="T15">Olea</text:span></text:span><text:span text:style-name="Основной_20_шрифт_20_абзаца"><text:span text:style-name="T16"> </text:span></text:span><text:span text:style-name="Основной_20_шрифт_20_абзаца"><text:span text:style-name="T15">europa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4 — 12 м высотой. Листья линейные или овальные, кожистые, 5 — 8 см длиной. Цветки душистые, в пазушных кистях белые с тупыми лопастями. Плод — костянка овальная или шаровидная, почти черная.</text:p>
      <text:p text:style-name="P1">Растет на открытых каменистых известняковых склонах, как одичавшее и в виде разновидности встречается во флоре Абхазии.</text:p>
      <text:p text:style-name="P1"/>
      <text:p text:style-name="P7"><text:span text:style-name="Основной_20_шрифт_20_абзаца"><text:span text:style-name="T1">Матахъвай</text:span></text:span><text:span text:style-name="Основной_20_шрифт_20_абзаца"><text:span text:style-name="T6"> — Мальва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КЧР этого рода встречаются четыре вида. Это однолетники, стебли не ветвятся, прямостоячие; листья и плоды округлой формы, съедобны; цветут с апреля по август; встречаются на огородах, вдоль дорог, в степях и сорных местах; из цветков пчелы получают мед, абазины используют и как лекарственные растения.</text:p>
      <text:p text:style-name="P1"/>
      <text:p text:style-name="P7"><text:span text:style-name="Основной_20_шрифт_20_абзаца"><text:span text:style-name="T1">Матахъвай</text:span></text:span><text:span text:style-name="Основной_20_шрифт_20_абзаца"><text:span text:style-name="T6"> — Хатьма тюрингенская — </text:span></text:span><text:span text:style-name="Основной_20_шрифт_20_абзаца"><text:span text:style-name="T15">Lavatera</text:span></text:span><text:span text:style-name="Основной_20_шрифт_20_абзаца"><text:span text:style-name="T16"> </text:span></text:span><text:span text:style-name="Основной_20_шрифт_20_абзаца"><text:span text:style-name="T15">thuringia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хъаматахъвай.</text:p>
      <text:p text:style-name="P1"><text:soft-page-break/></text:p>
      <text:p text:style-name="P7"><text:span text:style-name="Основной_20_шрифт_20_абзаца"><text:span text:style-name="T1">Матахъвайду</text:span></text:span><text:span text:style-name="Основной_20_шрифт_20_абзаца"><text:span text:style-name="T9"> </text:span></text:span><text:span text:style-name="Основной_20_шрифт_20_абзаца"><text:span text:style-name="T6">— Алтей — </text:span></text:span><text:span text:style-name="Основной_20_шрифт_20_абзаца"><text:span text:style-name="T15">Altha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Резко бросаются в глаза большие светло-желтые цветки алтея, густо сидящие на концах высоких стеблей; стебель у алтея шершавый, высотой 150 см; многолетнее растение, цветет с конца июня и все лето; в кустарниках, на опушках, на сырых местах растет хорошо.</text:p>
      <text:p text:style-name="P1">Абазинские ребята кушают цветки и шарообразные плоды; многие виды алтея имеют лекарственное значение.</text:p>
      <text:p text:style-name="P1"/>
      <text:p text:style-name="P7"><text:span text:style-name="Основной_20_шрифт_20_абзаца"><text:span text:style-name="T1">Матахъвайду</text:span></text:span><text:span text:style-name="Основной_20_шрифт_20_абзаца"><text:span text:style-name="T9"> </text:span></text:span><text:span text:style-name="Основной_20_шрифт_20_абзаца"><text:span text:style-name="T6">— Алтей лекарственный — </text:span></text:span><text:span text:style-name="Основной_20_шрифт_20_абзаца"><text:span text:style-name="T15">Althae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ветвистое, мягко волосистое растение высотой до 150 см; листья серовато-зеленые, по краю пильчатые; цветки розовые, цветет в июле-августе; растет на сырых местах, по берегам рек, в кустарниках и на опушках. Медоносное растение; абазины используют издавна как лекарственное растение.</text:p>
      <text:p text:style-name="P1"/>
      <text:p text:style-name="P7"><text:span text:style-name="Основной_20_шрифт_20_абзаца"><text:span text:style-name="T1">МатахъвайсгIа</text:span></text:span><text:span text:style-name="Основной_20_шрифт_20_абзаца"><text:span text:style-name="T6"> — Мальва приземистая, просвирник приземистый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pusilla</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Однолетнее растение до 20 — 60 см высотой с круглосердцевидными листьями. Цветки в количестве 2 — 5 развиваются в пазухах листьев, беловато-розовые. Плод распадается на 8 — 10 морщинистых плодиков.</text:p>
      <text:p text:style-name="P1">В КЧР встречается довольно часто по дорогам, около жилищ, по паровым полям, на огородах и по сорным местам.</text:p>
      <text:p text:style-name="P1">Употребляется в пищу для салата листья и побеги , а также плоды (калачики).</text:p>
      <text:p text:style-name="P1"/>
      <text:p text:style-name="P7"><text:span text:style-name="Основной_20_шрифт_20_абзаца"><text:span text:style-name="T1">Матахъвайхвыц</text:span></text:span><text:span text:style-name="Основной_20_шрифт_20_абзаца"><text:span text:style-name="T6"> — Мальва приземистая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pusilla</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Уапшы МатахъвайсгIа.</text:p>
      <text:p text:style-name="P1"/>
      <text:p text:style-name="P7"><text:span text:style-name="Основной_20_шрифт_20_абзаца"><text:span text:style-name="T1">МахоркIа</text:span></text:span><text:span text:style-name="Основной_20_шрифт_20_абзаца"><text:span text:style-name="T6"> — Махорка — </text:span></text:span><text:span text:style-name="Основной_20_шрифт_20_абзаца"><text:span text:style-name="T15">Nicotiana</text:span></text:span><text:span text:style-name="Основной_20_шрифт_20_абзаца"><text:span text:style-name="T16"> </text:span></text:span><text:span text:style-name="Основной_20_шрифт_20_абзаца"><text:span text:style-name="T15">ru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Высота стебля доходит около одного метра. Стебель прямостоячий. Корневая система развита хорошо. Листья на черешках широкие, длинные, яйцевидные, обычно тупые. Стебель и листья покрыты жесткими волосками. Цветет в июле-августе. Цветки зеленовато-желтые. Изредка разводится любителями.</text:p>
      <text:p text:style-name="P1">Родина: Мексика и Южная Америка.</text:p>
      <text:p text:style-name="P1"/>
      <text:p text:style-name="P7"><text:span text:style-name="Основной_20_шрифт_20_абзаца"><text:span text:style-name="T1">Махтшамыгъ</text:span></text:span><text:span text:style-name="Основной_20_шрифт_20_абзаца"><text:span text:style-name="T6"> — Колючка, джантак — </text:span></text:span><text:span text:style-name="Основной_20_шрифт_20_абзаца"><text:span text:style-name="T15">Alhagi</text:span></text:span><text:span text:style-name="Основной_20_шрифт_20_абзаца"><text:span text:style-name="T16"> </text:span></text:span><text:span text:style-name="Основной_20_шрифт_20_абзаца"><text:span text:style-name="T15">pseudalhagi</text:span></text:span><text:span text:style-name="Основной_20_шрифт_20_абзаца"><text:span text:style-name="T16"> (</text:span></text:span><text:span text:style-name="Основной_20_шрифт_20_абзаца"><text:span text:style-name="T15">M</text:span></text:span><text:span text:style-name="Основной_20_шрифт_20_абзаца"><text:span text:style-name="T16">. </text:span></text:span><text:span text:style-name="Основной_20_шрифт_20_абзаца"><text:span text:style-name="T15">B</text:span></text:span><text:span text:style-name="Основной_20_шрифт_20_абзаца"><text:span text:style-name="T16">.) </text:span></text:span><text:span text:style-name="Основной_20_шрифт_20_абзаца"><text:span text:style-name="T15">Desv</text:span></text:span><text:span text:style-name="Основной_20_шрифт_20_абзаца"><text:span text:style-name="T6">.</text:span></text:span></text:p>
      <text:p text:style-name="P1">Полукустарник полупустынь. Встречается несколько видов. Ветви покрыты колючками (недоразвитыми листьями), корни глубоко уходят в почву.</text:p>
      <text:p text:style-name="P1">Дает грубый корм, охотно поедаемый верблюдами, хуже овцами и козами. В молодом состоянии поедается лошадьми. В отличие от других бобовых, рекомендуется убирать на сено в фазе плодоношения. Идет на силос и кормовую муку.</text:p>
      <text:p text:style-name="P1"/>
      <text:p text:style-name="P7"><text:span text:style-name="Основной_20_шрифт_20_абзаца"><text:span text:style-name="T1">Махъыр</text:span></text:span><text:span text:style-name="Основной_20_шрифт_20_абзаца"><text:span text:style-name="T9"> </text:span></text:span><text:span text:style-name="Основной_20_шрифт_20_абзаца"><text:span text:style-name="T6">— Плод смородины — </text:span></text:span><text:span text:style-name="Основной_20_шрифт_20_абзаца"><text:span text:style-name="T15">Rib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Мачвакъаб</text:span></text:span><text:span text:style-name="Основной_20_шрифт_20_абзаца"><text:span text:style-name="T9"> </text:span></text:span><text:span text:style-name="Основной_20_шрифт_20_абзаца"><text:span text:style-name="T6">— Тыква-горлянка, горлянка — </text:span></text:span><text:span text:style-name="Основной_20_шрифт_20_абзаца"><text:span text:style-name="T15">Lgenari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Ser</text:span></text:span><text:span text:style-name="Основной_20_шрифт_20_абзаца"><text:span text:style-name="T6">.</text:span></text:span></text:p>
      <text:p text:style-name="P1">Уапшы Мкъвыба.</text:p>
      <text:p text:style-name="P1"/>
      <text:p text:style-name="P7"><text:span text:style-name="Основной_20_шрифт_20_абзаца"><text:span text:style-name="T1">Мачвхъаза</text:span></text:span><text:span text:style-name="Основной_20_шрифт_20_абзаца"><text:span text:style-name="T6"> — Наперстянка — </text:span></text:span><text:span text:style-name="Основной_20_шрифт_20_абзаца"><text:span text:style-name="T15">Digit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08.</text:span></text:span></text:p>
      <text:p text:style-name="P1">Уапшы Дзыжвга.</text:p>
      <text:p text:style-name="P1"/>
      <text:p text:style-name="P7"><text:span text:style-name="Основной_20_шрифт_20_абзаца"><text:span text:style-name="T1">Мачвыщайдза</text:span></text:span><text:span text:style-name="Основной_20_шрифт_20_абзаца"><text:span text:style-name="T6"> — Ятрышник — </text:span></text:span><text:span text:style-name="Основной_20_шрифт_20_абзаца"><text:span text:style-name="T15">Orch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В качестве лекарственного сырья применяются корни этих растений, имеющие вид пальчатораздельных клубней. Сухие корни носят название салеп. Они употребляются в качестве обволакивающего средства при желудочных заболеваниях, отравлениях. Иногда корни используются как пищевой продукт.</text:p>
      <text:p text:style-name="P1">Растет в КЧР на сырых лугах, в лесах, между кустарниками.</text:p>
      <text:p text:style-name="P1"/>
      <text:p text:style-name="P7"><text:soft-page-break/><text:span text:style-name="Основной_20_шрифт_20_абзаца"><text:span text:style-name="T1">МачвъалыцI</text:span></text:span><text:span text:style-name="Основной_20_шрифт_20_абзаца"><text:span text:style-name="T6"> — Свинорой пальчатый, пальчатая трава, собачий зуб, бермудская трава — </text:span></text:span><text:span text:style-name="Основной_20_шрифт_20_абзаца"><text:span text:style-name="T15">Cynodon</text:span></text:span><text:span text:style-name="Основной_20_шрифт_20_абзаца"><text:span text:style-name="T16"> </text:span></text:span><text:span text:style-name="Основной_20_шрифт_20_абзаца"><text:span text:style-name="T15">dactil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Уапшы АжьахIвра.</text:p>
      <text:p text:style-name="P1"/>
      <text:p text:style-name="P7"><text:span text:style-name="Основной_20_шрифт_20_абзаца"><text:span text:style-name="T1">а-Мвха</text:span></text:span><text:span text:style-name="Основной_20_шрифт_20_абзаца"><text:span text:style-name="T6"> (абх.) — Рябина глоговина — </text:span></text:span><text:span text:style-name="Основной_20_шрифт_20_абзаца"><text:span text:style-name="T15">Sorbus</text:span></text:span><text:span text:style-name="Основной_20_шрифт_20_абзаца"><text:span text:style-name="T16"> </text:span></text:span><text:span text:style-name="Основной_20_шрифт_20_абзаца"><text:span text:style-name="T15">torm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Crantz</text:span></text:span><text:span text:style-name="Основной_20_шрифт_20_абзаца"><text:span text:style-name="T6">.</text:span></text:span></text:p>
      <text:p text:style-name="P1">Дерево и кустарник до 20 м высотой. Листья длинночерешковые, широкоовальные с 3 — 5 парами острых лопастей, по краю остропильчатые. Цветет в апреле — мае. Щитки многоцветковые. Плоды яйцевидно-продолговатые; созревают в октябре.</text:p>
      <text:p text:style-name="P1">Растет в лесном поясе в виде примеси единичными экземплярами или небольшими группами.</text:p>
      <text:p text:style-name="P1">Представляет интерес как декоративный вид.</text:p>
      <text:p text:style-name="P1">Медонос.</text:p>
      <text:p text:style-name="P1"/>
      <text:p text:style-name="P7"><text:span text:style-name="Основной_20_шрифт_20_абзаца"><text:span text:style-name="T1">Мгвыхьхъвшв</text:span></text:span><text:span text:style-name="Основной_20_шрифт_20_абзаца"><text:span text:style-name="T6"> — Папоротник мужской, щитовник мужской — </text:span></text:span><text:span text:style-name="Основной_20_шрифт_20_абзаца"><text:span text:style-name="T15">Dryopteris</text:span></text:span><text:span text:style-name="Основной_20_шрифт_20_абзаца"><text:span text:style-name="T16"> </text:span></text:span><text:span text:style-name="Основной_20_шрифт_20_абзаца"><text:span text:style-name="T15">filix</text:span></text:span><text:span text:style-name="Основной_20_шрифт_20_абзаца"><text:span text:style-name="T16">-</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ott</text:span></text:span><text:span text:style-name="Основной_20_шрифт_20_абзаца"><text:span text:style-name="T6">.</text:span></text:span></text:p>
      <text:p text:style-name="P1">Многолетние растения, имеющие толстое и короткое корневище с отходящими тонкими коричневого цвета корнями. Листья в пучках, крупные, перистые с короткими черешками. Иногда перистые листья могут достичь в наших лесах до 1 м длины.</text:p>
      <text:p text:style-name="P1">Растут на сырых местах под пологом леса, вблизи лесных ручьев, образуя сплошные заросли.</text:p>
      <text:p text:style-name="P1">Растения лекарственные, листья используют в составе букетов.</text:p>
      <text:p text:style-name="P1">Декоративны.</text:p>
      <text:p text:style-name="P1"/>
      <text:p text:style-name="P7"><text:span text:style-name="Основной_20_шрифт_20_абзаца"><text:span text:style-name="T1">Мгъалай</text:span></text:span><text:span text:style-name="Основной_20_шрифт_20_абзаца"><text:span text:style-name="T6"> — Сплошные заросли колючих кустарников, встречаются по опушкам леса.</text:span></text:span></text:p>
      <text:p text:style-name="P1"/>
      <text:p text:style-name="P7"><text:span text:style-name="Основной_20_шрифт_20_абзаца"><text:span text:style-name="T1">Мгъдагв</text:span></text:span><text:span text:style-name="Основной_20_шрифт_20_абзаца"><text:span text:style-name="T6"> — Дурнишник зобовидный — </text:span></text:span><text:span text:style-name="Основной_20_шрифт_20_абзаца"><text:span text:style-name="T15">Xanthium</text:span></text:span><text:span text:style-name="Основной_20_шрифт_20_абзаца"><text:span text:style-name="T16"> </text:span></text:span><text:span text:style-name="Основной_20_шрифт_20_абзаца"><text:span text:style-name="T15">struma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наших краях не произрастал, заносное американское растение высотой от 15 до 120 см. .Стебель ветвистый, опушение тонкошершавое; листья довольно крупные, трехлопастные, неравномерно зубчатые; цветет с июня всю осень.</text:p>
      <text:p text:style-name="P1">Встречается на сорных местах и в посевах.</text:p>
      <text:p text:style-name="P1">Родина: Северная Америка.</text:p>
      <text:p text:style-name="P1"/>
      <text:p text:style-name="P7"><text:span text:style-name="Основной_20_шрифт_20_абзаца"><text:span text:style-name="T1">МгъыцIара</text:span></text:span><text:span text:style-name="Основной_20_шрифт_20_абзаца"><text:span text:style-name="T6"> — Дурнишник колючий — </text:span></text:span><text:span text:style-name="Основной_20_шрифт_20_абзаца"><text:span text:style-name="T15">Xanthium</text:span></text:span><text:span text:style-name="Основной_20_шрифт_20_абзаца"><text:span text:style-name="T16"> </text:span></text:span><text:span text:style-name="Основной_20_шрифт_20_абзаца"><text:span text:style-name="T15">spino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гъышкIвокIва.</text:p>
      <text:p text:style-name="P1"/>
      <text:p text:style-name="P7"><text:span text:style-name="Основной_20_шрифт_20_абзаца"><text:span text:style-name="T1">Мгъыгьажь</text:span></text:span><text:span text:style-name="Основной_20_шрифт_20_абзаца"><text:span text:style-name="T6"> — Мордовник шароголовый — </text:span></text:span><text:span text:style-name="Основной_20_шрифт_20_абзаца"><text:span text:style-name="T15">Echinops</text:span></text:span><text:span text:style-name="Основной_20_шрифт_20_абзаца"><text:span text:style-name="T16"> </text:span></text:span><text:span text:style-name="Основной_20_шрифт_20_абзаца"><text:span text:style-name="T15">sphaerocepha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09.</text:span></text:span></text:p>
      <text:p text:style-name="P1">Многолетнее растение высотой 80 — 100 см. Стебель ребристый от густых волосков, выходящих с боков стебля, в верхней части покрыт белыми волосками; нижние листья шероховатые от волосков крепких, снизу — серовойлочные, глубоко надрезанные на яйцевидные лопасти; цветет в июне — августе; на верхушке стебля образуется соцветие-головка.</text:p>
      <text:p text:style-name="P1">Растет в степях и кустарниках.</text:p>
      <text:p text:style-name="P1">Медонос.</text:p>
      <text:p text:style-name="P1"/>
      <text:p text:style-name="P7"><text:span text:style-name="Основной_20_шрифт_20_абзаца"><text:span text:style-name="T1">МгъышкIвокIва</text:span></text:span><text:span text:style-name="Основной_20_шрифт_20_абзаца"><text:span text:style-name="T6"> — Дурнишник колючий — </text:span></text:span><text:span text:style-name="Основной_20_шрифт_20_абзаца"><text:span text:style-name="T15">Xanthium</text:span></text:span><text:span text:style-name="Основной_20_шрифт_20_абзаца"><text:span text:style-name="T16"> </text:span></text:span><text:span text:style-name="Основной_20_шрифт_20_абзаца"><text:span text:style-name="T15">spino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наших краях не произрастал, американское заносное растение высотой от 20 до 100 см. Черешки листовые, короткие. Листья трехлопастные. Растет один год; цветение начинает с конца июля до осени; плоды созревают осенью.</text:p>
      <text:p text:style-name="P1">Растет на сорных, заброшенных местах.</text:p>
      <text:p text:style-name="P1">Родина: Америка.</text:p>
      <text:p text:style-name="P1"/>
      <text:p text:style-name="P7"><text:span text:style-name="Основной_20_шрифт_20_абзаца"><text:span text:style-name="T1">Мгъыбыгъь</text:span></text:span><text:span text:style-name="Основной_20_шрифт_20_абзаца"><text:span text:style-name="T6"> — Кактус.</text:span></text:span></text:p>
      <text:p text:style-name="P1">Тропическое и субтропическое растение. Приспособлен к существованию в полупустынях и пустынях, где незначительны осадки. Большинство кактусов имеют утолщенные мясистые стебли колоновидной, шаровидной формы, покрытые острыми колючками, видоизмененными листьями. В комнатной культуре выращиваются кактусы с красивыми цветками.</text:p>
      <text:p text:style-name="P1"><text:soft-page-break/></text:p>
      <text:p text:style-name="P7"><text:span text:style-name="Основной_20_шрифт_20_абзаца"><text:span text:style-name="T1">Мгъыжв</text:span></text:span><text:span text:style-name="Основной_20_шрифт_20_абзаца"><text:span text:style-name="T6"> — Чертополох поникающий — </text:span></text:span><text:span text:style-name="Основной_20_шрифт_20_абзаца"><text:span text:style-name="T15">Carduus</text:span></text:span><text:span text:style-name="Основной_20_шрифт_20_абзаца"><text:span text:style-name="T16"> </text:span></text:span><text:span text:style-name="Основной_20_шрифт_20_абзаца"><text:span text:style-name="T15">nuta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10.</text:span></text:span></text:p>
      <text:p text:style-name="P1">Двухлетник высотой 50 — 100 см. Корзинки поникающие, сидят на длинных, паутинистых, не колющих ножках; начиная с середины листочки оборки заканчиваются мелкими колючками, они хорошо защищают растение от поедания скотом.</text:p>
      <text:p text:style-name="P1">Растет на сорных местах, вдоль дорог</text:p>
      <text:p text:style-name="P1">Растение медоносное.</text:p>
      <text:p text:style-name="P1"/>
      <text:p text:style-name="P7"><text:span text:style-name="Основной_20_шрифт_20_абзаца"><text:span text:style-name="T1">МгIакъаб</text:span></text:span><text:span text:style-name="Основной_20_шрифт_20_абзаца"><text:span text:style-name="T6"> — Тыква-горлянка, горлянка, посудная тыква — </text:span></text:span><text:span text:style-name="Основной_20_шрифт_20_абзаца"><text:span text:style-name="T15">Lagenari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къвыба, мгIакъаб.</text:p>
      <text:p text:style-name="P1"/>
      <text:p text:style-name="P7"><text:span text:style-name="Основной_20_шрифт_20_абзаца"><text:span text:style-name="T1">МгIватшпыхIвра</text:span></text:span><text:span text:style-name="Основной_20_шрифт_20_абзаца"><text:span text:style-name="T6"> — Горец птичий, спорыш, травка-муравка, гречишка птичья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avicul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хIвра.</text:p>
      <text:p text:style-name="P1"/>
      <text:p text:style-name="P7"><text:span text:style-name="Основной_20_шрифт_20_абзаца"><text:span text:style-name="T1">МгIвахIвра</text:span></text:span><text:span text:style-name="Основной_20_шрифт_20_абзаца"><text:span text:style-name="T6"> — Горец птичий, спорыш, птичья гречиха, свиная трава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avicul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хIвра.</text:p>
      <text:p text:style-name="P1"/>
      <text:p text:style-name="P7"><text:span text:style-name="Основной_20_шрифт_20_абзаца"><text:span text:style-name="T1">МгIварыгIв</text:span></text:span><text:span text:style-name="Основной_20_шрифт_20_абзаца"><text:span text:style-name="T6"> — Буквица крупноцветковая — </text:span></text:span><text:span text:style-name="Основной_20_шрифт_20_абзаца"><text:span text:style-name="T15">Betonica</text:span></text:span><text:span text:style-name="Основной_20_шрифт_20_абзаца"><text:span text:style-name="T16"> </text:span></text:span><text:span text:style-name="Основной_20_шрифт_20_абзаца"><text:span text:style-name="T15">grandiflor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Травянистое многолетнее растение 20 — 50 см высотой. Корневая система стержневая. Стебель прямостоячий. Листья сердцевидные. Соцветие головчатое, прерванное. Цветет в июне — августе.</text:p>
      <text:p text:style-name="P1">В КЧР встречается лишь только на горных выпасах (субальпийские луга).</text:p>
      <text:p text:style-name="P1">Кормовое растение.</text:p>
      <text:p text:style-name="P1">Медонос.</text:p>
      <text:p text:style-name="P1"/>
      <text:p text:style-name="P7"><text:span text:style-name="Основной_20_шрифт_20_абзаца"><text:span text:style-name="T1">МзагIв</text:span></text:span><text:span text:style-name="Основной_20_шрифт_20_абзаца"><text:span text:style-name="T9"> </text:span></text:span><text:span text:style-name="Основной_20_шрифт_20_абзаца"><text:span text:style-name="T6">— Сосна — </text:span></text:span><text:span text:style-name="Основной_20_шрифт_20_абзаца"><text:span text:style-name="T15">P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Наз.</text:p>
      <text:p text:style-name="P1"/>
      <text:p text:style-name="P7"><text:span text:style-name="Основной_20_шрифт_20_абзаца"><text:span text:style-name="T1">МзагIвцIла</text:span></text:span><text:span text:style-name="Основной_20_шрифт_20_абзаца"><text:span text:style-name="T9"> </text:span></text:span><text:span text:style-name="Основной_20_шрифт_20_абзаца"><text:span text:style-name="T6">— Ель — </text:span></text:span><text:span text:style-name="Основной_20_шрифт_20_абзаца"><text:span text:style-name="T15">Pi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псацIла.</text:p>
      <text:p text:style-name="P1"/>
      <text:p text:style-name="P7"><text:span text:style-name="Основной_20_шрифт_20_абзаца"><text:span text:style-name="T1">МзагIвцIла</text:span></text:span><text:span text:style-name="Основной_20_шрифт_20_абзаца"><text:span text:style-name="T9"> </text:span></text:span><text:span text:style-name="Основной_20_шрифт_20_абзаца"><text:span text:style-name="T6">— Сосна — </text:span></text:span><text:span text:style-name="Основной_20_шрифт_20_абзаца"><text:span text:style-name="T15">P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Наз.</text:p>
      <text:p text:style-name="P1"/>
      <text:p text:style-name="P7"><text:span text:style-name="Основной_20_шрифт_20_абзаца"><text:span text:style-name="T1">Мкъвыба</text:span></text:span><text:span text:style-name="Основной_20_шрифт_20_абзаца"><text:span text:style-name="T9"> </text:span></text:span><text:span text:style-name="Основной_20_шрифт_20_абзаца"><text:span text:style-name="T6">— Кабачок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var</text:span></text:span><text:span text:style-name="Основной_20_шрифт_20_абзаца"><text:span text:style-name="T16">. </text:span></text:span><text:span text:style-name="Основной_20_шрифт_20_абзаца"><text:span text:style-name="T15">giraumontia</text:span></text:span><text:span text:style-name="Основной_20_шрифт_20_абзаца"><text:span text:style-name="T16"> </text:span></text:span><text:span text:style-name="Основной_20_шрифт_20_абзаца"><text:span text:style-name="T15">Duchartre</text:span></text:span><text:span text:style-name="Основной_20_шрифт_20_абзаца"><text:span text:style-name="T6">.</text:span></text:span></text:p>
      <text:p text:style-name="P1">Издавна человечество выращивает. Широко известны сорта разновидности кабачков, молодые плоды которых употребляются в кулинарии — кабачковая икра, жареные кабачки и в корм животным. Хозяйства, выращивая кабачки, получают большой доход.</text:p>
      <text:p text:style-name="P1">Передовые колхозы получают урожай по 800 — 1000 ц с 1 га.</text:p>
      <text:p text:style-name="P1">Ценная овощная пища.</text:p>
      <text:p text:style-name="P1"/>
      <text:p text:style-name="P7"><text:span text:style-name="Основной_20_шрифт_20_абзаца"><text:span text:style-name="T1">Мкъвыба</text:span></text:span><text:span text:style-name="Основной_20_шрифт_20_абзаца"><text:span text:style-name="T9"> </text:span></text:span><text:span text:style-name="Основной_20_шрифт_20_абзаца"><text:span text:style-name="T6">— Тыква-горлянка, горлянка, «посудная тыква» — </text:span></text:span><text:span text:style-name="Основной_20_шрифт_20_абзаца"><text:span text:style-name="T15">Lagenari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относится к роду тыква. Стебли полные, стелятся по земле, длина их достигает до 3 м. Листья большие, стебли и листья покрыты жесткими короткими волосками. Плоды не съедобны, высушивают и используют как емкость для мелочей.</text:p>
      <text:p text:style-name="P1">Абазины выращивают давно, из плодов делали чашки, игрушки и другое.</text:p>
      <text:p text:style-name="P1">Родина: Америка.</text:p>
      <text:p text:style-name="P1"/>
      <text:p text:style-name="P7"><text:span text:style-name="Основной_20_шрифт_20_абзаца"><text:span text:style-name="T1">Млышв</text:span></text:span><text:span text:style-name="Основной_20_шрифт_20_абзаца"><text:span text:style-name="T6"> — Трава.</text:span></text:span></text:p>
      <text:p text:style-name="P1">Нескошенная, высохшая трава (после зимы) злаковых, осоковых растений. Используются такие территории (опушки леса, заросли кустарников) для выпаса скота ранней весной, в конце зимы.</text:p>
      <text:p text:style-name="P1"><text:soft-page-break/></text:p>
      <text:p text:style-name="P7"><text:span text:style-name="Основной_20_шрифт_20_абзаца"><text:span text:style-name="T1">Мхвы</text:span></text:span><text:span text:style-name="Основной_20_шрифт_20_абзаца"><text:span text:style-name="T6"> — Копеечник — </text:span></text:span><text:span text:style-name="Основной_20_шрифт_20_абзаца"><text:span text:style-name="T15">Hedysa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идов данного рода во флоре КЧР два. Многолетники 10 — 50 см высотой. Стебли хорошо развиты. Листья ланцетные. Цветки пурпуровые, цветут в июне — июле. Плод — боб.</text:p>
      <text:p text:style-name="P1">Растут в горной местности. Хорошие кормовые растения с большим содержанием белковых веществ.</text:p>
      <text:p text:style-name="P1">Медоносы.</text:p>
      <text:p text:style-name="P1"/>
      <text:p text:style-name="P7"><text:span text:style-name="Основной_20_шрифт_20_абзаца"><text:span text:style-name="T1">Мхвылыц</text:span></text:span><text:span text:style-name="Основной_20_шрифт_20_абзаца"><text:span text:style-name="T9"> </text:span></text:span><text:span text:style-name="Основной_20_шрифт_20_абзаца"><text:span text:style-name="T6">— Резуха кавказская — </text:span></text:span><text:span text:style-name="Основной_20_шрифт_20_абзаца"><text:span text:style-name="T15">Arabi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Многолетнее травянистое растение 10 — 40 см высотой. Стебли прямые, корневище толстое. Прикорневые листья продолговатые, стеблевые — сердцевидные. Лепестки белые. Плод — стручок бугорчатый. Цветет в мае — июле.</text:p>
      <text:p text:style-name="P1">Растет на скалах от нижнего до верхнего горного пояса. Скотом плохо поедается.</text:p>
      <text:p text:style-name="P1"/>
      <text:p text:style-name="P7"><text:span text:style-name="Основной_20_шрифт_20_абзаца"><text:span text:style-name="T1">Мхьахъвш</text:span></text:span><text:span text:style-name="Основной_20_шрифт_20_абзаца"><text:span text:style-name="T9"> </text:span></text:span><text:span text:style-name="Основной_20_шрифт_20_абзаца"><text:span text:style-name="T6">— Ятрышник — </text:span></text:span><text:span text:style-name="Основной_20_шрифт_20_абзаца"><text:span text:style-name="T15">Orch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чвыщайдза.</text:p>
      <text:p text:style-name="P1"/>
      <text:p text:style-name="P7"><text:span text:style-name="Основной_20_шрифт_20_абзаца"><text:span text:style-name="T1">а-Мчаша</text:span></text:span><text:span text:style-name="Основной_20_шрифт_20_абзаца"><text:span text:style-name="T6"> (абх.) — Рябина Буасье — </text:span></text:span><text:span text:style-name="Основной_20_шрифт_20_абзаца"><text:span text:style-name="T15">Sorbus</text:span></text:span><text:span text:style-name="Основной_20_шрифт_20_абзаца"><text:span text:style-name="T16"> </text:span></text:span><text:span text:style-name="Основной_20_шрифт_20_абзаца"><text:span text:style-name="T15">boissieri</text:span></text:span><text:span text:style-name="Основной_20_шрифт_20_абзаца"><text:span text:style-name="T16"> </text:span></text:span><text:span text:style-name="Основной_20_шрифт_20_абзаца"><text:span text:style-name="T15">Schneid</text:span></text:span><text:span text:style-name="Основной_20_шрифт_20_абзаца"><text:span text:style-name="T6">.</text:span></text:span></text:p>
      <text:p text:style-name="P1">Невысокое дерево. Листья непарноперистые с 10 — 17 продолговато-ланцетными, остропильчатыми листочками.</text:p>
      <text:p text:style-name="P1">Соцветие щитковидное, цветки оранжево-красные или красные.</text:p>
      <text:p text:style-name="P1">Цветет в июне, плоды созревают в августе — сентябре.</text:p>
      <text:p text:style-name="P1">Растет в лесном поясе, на опушках единичными экземплярами или небольшими группами.</text:p>
      <text:p text:style-name="P1">Растение декоративное.</text:p>
      <text:p text:style-name="P1">Медонос.</text:p>
      <text:p text:style-name="P1">Находит в медицине применение.</text:p>
      <text:p text:style-name="P1"/>
      <text:p text:style-name="P7"><text:span text:style-name="Основной_20_шрифт_20_абзаца"><text:span text:style-name="T1">Мштыкв</text:span></text:span><text:span text:style-name="Основной_20_шрифт_20_абзаца"><text:span text:style-name="T6"> — Пустырник пятилопастный — </text:span></text:span><text:span text:style-name="Основной_20_шрифт_20_абзаца"><text:span text:style-name="T15">Eonurus</text:span></text:span><text:span text:style-name="Основной_20_шрифт_20_абзаца"><text:span text:style-name="T16"> </text:span></text:span><text:span text:style-name="Основной_20_шрифт_20_абзаца"><text:span text:style-name="T15">guinguelobatus</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6">.</text:span></text:span></text:p>
      <text:p text:style-name="P1">Уапшы Хъацдагв.</text:p>
      <text:p text:style-name="P1"/>
      <text:p text:style-name="P7"><text:span text:style-name="Основной_20_шрифт_20_абзаца"><text:span text:style-name="T1">Мшвджьузым</text:span></text:span><text:span text:style-name="Основной_20_шрифт_20_абзаца"><text:span text:style-name="T6"> — Толокнянка обыкновенная — </text:span></text:span><text:span text:style-name="Основной_20_шрифт_20_абзаца"><text:span text:style-name="T15">Arctostaphylos</text:span></text:span><text:span text:style-name="Основной_20_шрифт_20_абзаца"><text:span text:style-name="T16"> </text:span></text:span><text:span text:style-name="Основной_20_шрифт_20_абзаца"><text:span text:style-name="T15">uva</text:span></text:span><text:span text:style-name="Основной_20_шрифт_20_абзаца"><text:span text:style-name="T16">-</text:span></text:span><text:span text:style-name="Основной_20_шрифт_20_абзаца"><text:span text:style-name="T15">urs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preng</text:span></text:span><text:span text:style-name="Основной_20_шрифт_20_абзаца"><text:span text:style-name="T6">.</text:span></text:span></text:p>
      <text:p text:style-name="P1">Уапшы Гвыхьхъвшвы.</text:p>
      <text:p text:style-name="P1"/>
      <text:p text:style-name="P7"><text:span text:style-name="Основной_20_шрифт_20_абзаца"><text:span text:style-name="T1">Мшвжвумп</text:span></text:span><text:span text:style-name="Основной_20_шрифт_20_абзаца"><text:span text:style-name="T6"> — Т олокнянка обыкновенная — </text:span></text:span><text:span text:style-name="Основной_20_шрифт_20_абзаца"><text:span text:style-name="T15">Arctostaphylos</text:span></text:span><text:span text:style-name="Основной_20_шрифт_20_абзаца"><text:span text:style-name="T16"> </text:span></text:span><text:span text:style-name="Основной_20_шрифт_20_абзаца"><text:span text:style-name="T15">uva</text:span></text:span><text:span text:style-name="Основной_20_шрифт_20_абзаца"><text:span text:style-name="T16">-</text:span></text:span><text:span text:style-name="Основной_20_шрифт_20_абзаца"><text:span text:style-name="T15">urs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preng</text:span></text:span><text:span text:style-name="Основной_20_шрифт_20_абзаца"><text:span text:style-name="T6">.</text:span></text:span></text:p>
      <text:p text:style-name="P1">Уапшы Гвыхьхъвшвы.</text:p>
      <text:p text:style-name="P1"/>
      <text:p text:style-name="P7"><text:span text:style-name="Основной_20_шрифт_20_абзаца"><text:span text:style-name="T1">а-Мшвха</text:span></text:span><text:span text:style-name="Основной_20_шрифт_20_абзаца"><text:span text:style-name="T6"> (абх.) — Тополь черный или осокор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Мшвыраса</text:span></text:span><text:span text:style-name="Основной_20_шрифт_20_абзаца"><text:span text:style-name="T6"> — Лещина древовидная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colur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iberica</text:span></text:span><text:span text:style-name="Основной_20_шрифт_20_абзаца"><text:span text:style-name="T16"> </text:span></text:span><text:span text:style-name="Основной_20_шрифт_20_абзаца"><text:span text:style-name="T15">Wittm</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Kem</text:span></text:span><text:span text:style-name="Основной_20_шрифт_20_абзаца"><text:span text:style-name="T16">-</text:span></text:span><text:span text:style-name="Основной_20_шрифт_20_абзаца"><text:span text:style-name="T15">Nath</text:span></text:span><text:span text:style-name="Основной_20_шрифт_20_абзаца"><text:span text:style-name="T16">)</text:span></text:span><text:span text:style-name="Основной_20_шрифт_20_абзаца"><text:span text:style-name="T9">.</text:span></text:span></text:p>
      <text:p text:style-name="P7"><text:span text:style-name="Основной_20_шрифт_20_абзаца"><text:span text:style-name="T6">Дерево до 20 </text:span></text:span><text:span text:style-name="Основной_20_шрифт_20_абзаца"><text:span text:style-name="T9">м высотой</text:span></text:span><text:span text:style-name="Основной_20_шрифт_20_абзаца"><text:span text:style-name="T20">, </text:span></text:span><text:span text:style-name="Основной_20_шрифт_20_абзаца"><text:span text:style-name="T6">древесина красная, прочная.</text:span></text:span></text:p>
      <text:p text:style-name="P1">Растение медоносное, во флоре КЧР не встречается. Выращивается в парках Сочи. Приводится, что вид этот встречается в бассейне реки Белой.</text:p>
      <text:p text:style-name="P1">Орех мелкий, сдавленный с боков, с толстой скорлупой.</text:p>
      <text:p text:style-name="P1"/>
      <text:p text:style-name="P7"><text:span text:style-name="Основной_20_шрифт_20_абзаца"><text:span text:style-name="T1">МшIайша</text:span></text:span><text:span text:style-name="Основной_20_шрифт_20_абзаца"><text:span text:style-name="T9"> </text:span></text:span><text:span text:style-name="Основной_20_шрифт_20_абзаца"><text:span text:style-name="T6">— Крушина ломкая, ольховидная — </text:span></text:span><text:span text:style-name="Основной_20_шрифт_20_абзаца"><text:span text:style-name="T15">Frangula</text:span></text:span><text:span text:style-name="Основной_20_шрифт_20_абзаца"><text:span text:style-name="T16">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 </text:span></text:span><text:span text:style-name="Основной_20_шрифт_20_абзаца"><text:span text:style-name="T7">Рис. 111.</text:span></text:span></text:p>
      <text:p text:style-name="P1">Высокий кустарник до 7 м высотой. Ветви без колючек на концах, листья очередные, цельнокройные; цветет в мае; цветки белые, снаружи зеленые, мелкие; плод — костянка, сначала красная, после созревания черная. Медоносное растение.</text:p>
      <text:p text:style-name="P1">В КЧР растет в балках, среди кустарников.</text:p>
      <text:p text:style-name="P1">Лекарственное растение.</text:p>
      <text:p text:style-name="P1">Абазины используют кору с молодых побегов; и как сырье для получения краски (плоды).</text:p>
      <text:p text:style-name="P1">Родина: Кавказ, Европа, Малая, Передняя Азия, Западная, Восточная Сибирь.</text:p>
      <text:p text:style-name="P1"/>
      <text:p text:style-name="P7"><text:span text:style-name="Основной_20_шрифт_20_абзаца"><text:span text:style-name="T1">МшIайша</text:span></text:span><text:span text:style-name="Основной_20_шрифт_20_абзаца"><text:span text:style-name="T6"> — Рябина — </text:span></text:span><text:span text:style-name="Основной_20_шрифт_20_абзаца"><text:span text:style-name="T15">Sor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Уапшы Мышвмажва.</text:p>
      <text:p text:style-name="P1"/>
      <text:p text:style-name="P7"><text:span text:style-name="Основной_20_шрифт_20_абзаца"><text:span text:style-name="T1">МшIыайша</text:span></text:span><text:span text:style-name="Основной_20_шрифт_20_абзаца"><text:span text:style-name="T6"> — Крушина ольховидная — </text:span></text:span><text:span text:style-name="Основной_20_шрифт_20_абзаца"><text:span text:style-name="T15">Frangula</text:span></text:span><text:span text:style-name="Основной_20_шрифт_20_абзаца"><text:span text:style-name="T16">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МшIайша.</text:p>
      <text:p text:style-name="P1"/>
      <text:p text:style-name="P7"><text:span text:style-name="Основной_20_шрифт_20_абзаца"><text:span text:style-name="T1">МшIгIвымсага</text:span></text:span><text:span text:style-name="Основной_20_шрифт_20_абзаца"><text:span text:style-name="T6"> — Береза — </text:span></text:span><text:span text:style-name="Основной_20_шрифт_20_абзаца"><text:span text:style-name="T15">Be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ыхI.</text:p>
      <text:p text:style-name="P1"/>
      <text:p text:style-name="P7"><text:span text:style-name="Основной_20_шрифт_20_абзаца"><text:span text:style-name="T1">МшIтIатIа</text:span></text:span><text:span text:style-name="Основной_20_шрифт_20_абзаца"><text:span text:style-name="T6"> — Липа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чIвы.</text:p>
      <text:p text:style-name="P1"/>
      <text:p text:style-name="P7"><text:span text:style-name="Основной_20_шрифт_20_абзаца"><text:span text:style-name="T1">МшIыгIвыз</text:span></text:span><text:span text:style-name="Основной_20_шрифт_20_абзаца"><text:span text:style-name="T6"> — Вяз гладкий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Laevis</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16"> (=</text:span></text:span><text:span text:style-name="Основной_20_шрифт_20_абзаца"><text:span text:style-name="T15">u</text:span></text:span><text:span text:style-name="Основной_20_шрифт_20_абзаца"><text:span text:style-name="T16">. </text:span></text:span><text:span text:style-name="Основной_20_шрифт_20_абзаца"><text:span text:style-name="T15">effus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16">)</text:span></text:span><text:span text:style-name="Основной_20_шрифт_20_абзаца"><text:span text:style-name="T6">. </text:span></text:span><text:span text:style-name="Основной_20_шрифт_20_абзаца"><text:span text:style-name="T7">Рис. 112.</text:span></text:span></text:p>
      <text:p text:style-name="P7"><text:span text:style-name="Основной_20_шрифт_20_абзаца"><text:span text:style-name="T6">Дерево до 20 м высотой</text:span></text:span><text:span text:style-name="Основной_20_шрифт_20_абзаца"><text:span text:style-name="T20">. </text:span></text:span><text:span text:style-name="Основной_20_шрифт_20_абзаца"><text:span text:style-name="T6">Молодые побеги коричнево-бурые, опушенные; листья яйцевидные, на верхушке заостренные, по краю пильчатые; цветет до распускания листьев.</text:span></text:span></text:p>
      <text:p text:style-name="P1">Родина: Кавказ, Европа.</text:p>
      <text:p text:style-name="P1">В КЧР используют вяз гладкий для озеленения улиц, дорог, водоемов, в парках; из древесины делают различную мебель, используют в вагоностроении.</text:p>
      <text:p text:style-name="P1"/>
      <text:p text:style-name="P7"><text:span text:style-name="Основной_20_шрифт_20_абзаца"><text:span text:style-name="T1">МшIыкъапщы</text:span></text:span><text:span text:style-name="Основной_20_шрифт_20_абзаца"><text:span text:style-name="T6"> — Крушина ольховидная — </text:span></text:span><text:span text:style-name="Основной_20_шрифт_20_абзаца"><text:span text:style-name="T15">Frangula</text:span></text:span><text:span text:style-name="Основной_20_шрифт_20_абзаца"><text:span text:style-name="T16">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МшIайша.</text:p>
      <text:p text:style-name="P1"/>
      <text:p text:style-name="P7"><text:span text:style-name="Основной_20_шрифт_20_абзаца"><text:span text:style-name="T1">МшIыпкъ</text:span></text:span><text:span text:style-name="Основной_20_шрифт_20_абзаца"><text:span text:style-name="T6"> — Зверобой изящ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elegans</text:span></text:span><text:span text:style-name="Основной_20_шрифт_20_абзаца"><text:span text:style-name="T16"> </text:span></text:span><text:span text:style-name="Основной_20_шрифт_20_абзаца"><text:span text:style-name="T15">steph</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Уапшы ЧайгIважь.</text:p>
      <text:p text:style-name="P1"/>
      <text:p text:style-name="P7"><text:span text:style-name="Основной_20_шрифт_20_абзаца"><text:span text:style-name="T1">МшIыпкъ</text:span></text:span><text:span text:style-name="Основной_20_шрифт_20_абзаца"><text:span text:style-name="T6"> — Зверобой продырявленный, обыкнов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МшIыпшка</text:span></text:span><text:span text:style-name="Основной_20_шрифт_20_абзаца"><text:span text:style-name="T6"> — Липа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чIвы.</text:p>
      <text:p text:style-name="P1"/>
      <text:p text:style-name="P7"><text:span text:style-name="Основной_20_шрифт_20_абзаца"><text:span text:style-name="T1">МшIытIатIа</text:span></text:span><text:span text:style-name="Основной_20_шрифт_20_абзаца"><text:span text:style-name="T6"> — Тополь черный, осокор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АгътIаквайчIва.</text:p>
      <text:p text:style-name="P1"/>
      <text:p text:style-name="P7"><text:span text:style-name="Основной_20_шрифт_20_абзаца"><text:span text:style-name="T1">МшIытIатIа</text:span></text:span><text:span text:style-name="Основной_20_шрифт_20_абзаца"><text:span text:style-name="T6"> — Осина, тополь трепещущий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trem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ыгъ.</text:p>
      <text:p text:style-name="P1"/>
      <text:p text:style-name="P7"><text:span text:style-name="Основной_20_шрифт_20_абзаца"><text:span text:style-name="T1">Мыгъбаба</text:span></text:span><text:span text:style-name="Основной_20_шрифт_20_абзаца"><text:span text:style-name="T6"> — Репейник — </text:span></text:span><text:span text:style-name="Основной_20_шрифт_20_абзаца"><text:span text:style-name="T15">Agrimon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два вида репейника. Многолетники высотой 40 — 100 см. Стебли опушены длинными волосками. Лепестки до 4 мм длины. Цветут с мая по июль; соцветие — головка.</text:p>
      <text:p text:style-name="P1">Растут в кустарниках, на лугах, на опушках леса. Оба вида медоносы.</text:p>
      <text:p text:style-name="P1"/>
      <text:p text:style-name="P7"><text:span text:style-name="Основной_20_шрифт_20_абзаца"><text:span text:style-name="T1">Мыгъбаба</text:span></text:span><text:span text:style-name="Основной_20_шрифт_20_абзаца"><text:span text:style-name="T6"> — Репейник аптечный — </text:span></text:span><text:span text:style-name="Основной_20_шрифт_20_абзаца"><text:span text:style-name="T15">Agrimonia</text:span></text:span><text:span text:style-name="Основной_20_шрифт_20_абзаца"><text:span text:style-name="T16"> </text:span></text:span><text:span text:style-name="Основной_20_шрифт_20_абзаца"><text:span text:style-name="T15">eupato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50 — 120 см высотой. Стебель прямой, опушен длинными и короткими волосками. Цветет в мае — июле. Соцветие корзинка. Растет в кустарниках и на лугах, поднимается до среднего горного пояса.</text:p>
      <text:p text:style-name="P1">Кормового значения не имеет. Растение медоносное.</text:p>
      <text:p text:style-name="P1"/>
      <text:p text:style-name="P7"><text:span text:style-name="Основной_20_шрифт_20_абзаца"><text:span text:style-name="T1">Мыгъхъабаба</text:span></text:span><text:span text:style-name="Основной_20_шрифт_20_абзаца"><text:span text:style-name="T6"> — Чертополох курчавый — </text:span></text:span><text:span text:style-name="Основной_20_шрифт_20_абзаца"><text:span text:style-name="T15">Carduus</text:span></text:span><text:span text:style-name="Основной_20_шрифт_20_абзаца"><text:span text:style-name="T16"> </text:span></text:span><text:span text:style-name="Основной_20_шрифт_20_абзаца"><text:span text:style-name="T15">crisp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ик или многолетник 50 — 120 см высотой. Стебель прямой, до верха колючекрылатый. Листья мягкие, выемчато-надрезанные, мало колючие, сверху опушенные, снизу войлочные. Цветет в июле — августе. Соцветие — корзинка, тесно скрученные по 2 — 4.</text:p>
      <text:p text:style-name="P1">Растет в КЧР в кустарниках, лесах и на сорных местах, поднимается до горного пояса.</text:p>
      <text:p text:style-name="P1">Растение медоносное.</text:p>
      <text:p text:style-name="P1"/>
      <text:p text:style-name="P7"><text:soft-page-break/><text:span text:style-name="Основной_20_шрифт_20_абзаца"><text:span text:style-name="T1">Мыдах</text:span></text:span><text:span text:style-name="Основной_20_шрифт_20_абзаца"><text:span text:style-name="T6"> — Цикорий обыкновенный — </text:span></text:span><text:span text:style-name="Основной_20_шрифт_20_абзаца"><text:span text:style-name="T15">Cichorium</text:span></text:span><text:span text:style-name="Основной_20_шрифт_20_абзаца"><text:span text:style-name="T16"> </text:span></text:span><text:span text:style-name="Основной_20_шрифт_20_абзаца"><text:span text:style-name="T15">inty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13.</text:span></text:span></text:p>
      <text:p text:style-name="P1">Растение высотой до 30 — 120 см с белым млечным соком в молодых стеблях и листьях. Корень толстый. Цветки голубые, сидят по 1 — 3 в пазухах листьев и на верхушке стеблей. Стебли прямостоячие с оттопыренными ветвями; нижние листья перистораздельные, стеблевые — ланцетные. Стебель и листья шершавые.</text:p>
      <text:p text:style-name="P1">Повсеместный сорняк. Цветет с июня до октября. Многолетнее.</text:p>
      <text:p text:style-name="P1">Порошок из корня цикория примешивается к кофе. Растение лекарственное.</text:p>
      <text:p text:style-name="P1">Хороший медонос.</text:p>
      <text:p text:style-name="P1"/>
      <text:p text:style-name="P7"><text:span text:style-name="Основной_20_шрифт_20_абзаца"><text:span text:style-name="T1">МыгъквайчIва</text:span></text:span><text:span text:style-name="Основной_20_шрифт_20_абзаца"><text:span text:style-name="T6"> — Барбарис обыкновенный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14.</text:span></text:span></text:p>
      <text:p text:style-name="P1">Кустарник высотой до 2,5 м. Сильно ветвистый. Побеги ребристые, листья реснитчато-пильчатые до 4 см длины. Колючки обычно 3-раздельные. Ягода продолговатая, ярко-красная, съедобная. Произрастает в Северной и Южной Америке и Северной Африке. В КЧР встречается в долинах рек, на галичниках.</text:p>
      <text:p text:style-name="P1">Растение медоносное, декоративное.</text:p>
      <text:p text:style-name="P1"/>
      <text:p text:style-name="P7"><text:span text:style-name="Основной_20_шрифт_20_абзаца"><text:span text:style-name="T1">МыгъквайчIва</text:span></text:span><text:span text:style-name="Основной_20_шрифт_20_абзаца"><text:span text:style-name="T6"> — Плод барбариса обыкновенного — </text:span></text:span><text:span text:style-name="Основной_20_шрифт_20_абзаца"><text:span text:style-name="T15">Berberi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Мыгърайква</text:span></text:span><text:span text:style-name="Основной_20_шрифт_20_абзаца"><text:span text:style-name="T6"> — Ежевика сиз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15.</text:span></text:span></text:p>
      <text:p text:style-name="P1">Уапшы Мыгърыйква.</text:p>
      <text:p text:style-name="P1"/>
      <text:p text:style-name="P7"><text:span text:style-name="Основной_20_шрифт_20_абзаца"><text:span text:style-name="T1">Мыгърий</text:span></text:span><text:span text:style-name="Основной_20_шрифт_20_абзаца"><text:span text:style-name="T6"> — Ежевика, малина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Из 13 видов произрастающих на Северном Кавказе 4 имеют распространение в Карачаево-Черкесии. Полукустарники, 3 вида имеют декоративную ценность, плоды и ягоды съедобны.</text:p>
      <text:p text:style-name="P1">Растение и их плоды абазины называют одним собирательным словом мыг<text:span text:style-name="T24">ъ</text:span>рий. Плоды используют в пище.</text:p>
      <text:p text:style-name="P1"/>
      <text:p text:style-name="P7"><text:span text:style-name="Основной_20_шрифт_20_абзаца"><text:span text:style-name="T1">Мыгърий</text:span></text:span><text:span text:style-name="Основной_20_шрифт_20_абзаца"><text:span text:style-name="T6"> — Ежевика, малина обыкновенн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idae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олукустарник с прямостоячими стеблями 1,5 м высотой. Ценная ягодная культура. Сюда относится большинство сортов малины, возделываемой в Карачаево-Черкесии. Иногда дичает (предгорья Карачаево-Черкесии). Неприхотлива. Размножается семенами, корневыми черенками, корневыми отпрысками.</text:p>
      <text:p text:style-name="P1">Плоды шаровидные или овальные до 2 см длины, зрелые красные, редко желтые.</text:p>
      <text:p text:style-name="P1"/>
      <text:p text:style-name="P7"><text:span text:style-name="Основной_20_шрифт_20_абзаца"><text:span text:style-name="T1">Мыгърихъвыш</text:span></text:span><text:span text:style-name="Основной_20_шрифт_20_абзаца"><text:span text:style-name="T6"> — Ежевика сиз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аларчIва.</text:p>
      <text:p text:style-name="P1"/>
      <text:p text:style-name="P7"><text:span text:style-name="Основной_20_шрифт_20_абзаца"><text:span text:style-name="T1">Мыгъхъагьажь</text:span></text:span><text:span text:style-name="Основной_20_шрифт_20_абзаца"><text:span text:style-name="T6"> — Мордовник шароголовый — </text:span></text:span><text:span text:style-name="Основной_20_шрифт_20_абзаца"><text:span text:style-name="T15">Echinops</text:span></text:span><text:span text:style-name="Основной_20_шрифт_20_абзаца"><text:span text:style-name="T16"> </text:span></text:span><text:span text:style-name="Основной_20_шрифт_20_абзаца"><text:span text:style-name="T15">sphaerocepha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гъыгьажь.</text:p>
      <text:p text:style-name="P1"/>
      <text:p text:style-name="P7"><text:span text:style-name="Основной_20_шрифт_20_абзаца"><text:span text:style-name="T1">МыгъцIла</text:span></text:span><text:span text:style-name="Основной_20_шрифт_20_абзаца"><text:span text:style-name="T6"> — Гледичия колюч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рупное дерево с темно-бурой корой. Ствол и ветви усажены ветвистыми колючками до 30 см длины. Листья двоякоперистые, крупные.Соцветие — кисть; цветки душистые, медоносные. Плоды — бобы, крупные, плоские, кожистые, часто изогнутые, свисающие. Светолюбива, засухоустойчива, растет быстро. В семенах содержится алколоид трикантин, применяемый при астме. Создаваемые из стриженных посадок гледичии живые изгороди совершенно непроходимы.</text:p>
      <text:p text:style-name="P1">Древесина твердая, идет на столярные изделия.</text:p>
      <text:p text:style-name="P1"/>
      <text:p text:style-name="P7"><text:span text:style-name="Основной_20_шрифт_20_абзаца"><text:span text:style-name="T1">Мыгърый</text:span></text:span><text:span text:style-name="Основной_20_шрифт_20_абзаца"><text:span text:style-name="T6"> — Ежевика сиз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гърыйква.</text:p>
      <text:p text:style-name="P1"/>
      <text:p text:style-name="P7"><text:span text:style-name="Основной_20_шрифт_20_абзаца"><text:span text:style-name="T1">Мыгърыйква</text:span></text:span><text:span text:style-name="Основной_20_шрифт_20_абзаца"><text:span text:style-name="T6"> — Плод ежевики сизой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Плоды употребляются в свежем виде. Из них варят варенье, сиропы, кисели, морсы, делают начинку для пирогов, конфет, сушат на зиму. В плодах содержится сахар, лимонная кислота, </text:span></text:span><text:soft-page-break/><text:span text:style-name="Основной_20_шрифт_20_абзаца"><text:span text:style-name="T6">витамины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A</text:span></text:span><text:span text:style-name="Основной_20_шрифт_20_абзаца"><text:span text:style-name="T6">.</text:span></text:span></text:p>
      <text:p text:style-name="P1">Ценная ягодная культура.</text:p>
      <text:p text:style-name="P1"/>
      <text:p text:style-name="P7"><text:span text:style-name="Основной_20_шрифт_20_абзаца"><text:span text:style-name="T1">Мыгърыйква</text:span></text:span><text:span text:style-name="Основной_20_шрифт_20_абзаца"><text:span text:style-name="T6"> — Ежевика сиз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esi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8">Рис. 116.</text:span></text:span></text:p>
      <text:p text:style-name="P1"/>
      <text:p text:style-name="P7"><text:span text:style-name="Основной_20_шрифт_20_абзаца"><text:span text:style-name="T1">МыжвкIыкIа</text:span></text:span><text:span text:style-name="Основной_20_шрифт_20_абзаца"><text:span text:style-name="T6"> — Осот огородный — </text:span></text:span><text:span text:style-name="Основной_20_шрифт_20_абзаца"><text:span text:style-name="T15">Sonchus</text:span></text:span><text:span text:style-name="Основной_20_шрифт_20_абзаца"><text:span text:style-name="T16"> </text:span></text:span><text:span text:style-name="Основной_20_шрифт_20_абзаца"><text:span text:style-name="T15">olerace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8">Рис. 117.</text:span></text:span></text:p>
      <text:p text:style-name="P1">Однолетнее травянистое растение высотой 30 — 100 см. Стебель прямостоячий, ветвистый в верхней части. Стеблевые листья перистораздельные с крупной верхушечной долей, по краю мелковыемчато-зубчатые с мягкими шипиками на зубцах. Семена с 3 ребрышками. Цветет с июня по октябрь.</text:p>
      <text:p text:style-name="P1">В КЧР растет на полях, в сырых местах, особенно на огородах.</text:p>
      <text:p text:style-name="P1">Скотом поедается удовлетворительно, растение сорное.</text:p>
      <text:p text:style-name="P1"/>
      <text:p text:style-name="P7"><text:span text:style-name="Основной_20_шрифт_20_абзаца"><text:span text:style-name="T1">Мырда</text:span></text:span><text:span text:style-name="Основной_20_шрифт_20_абзаца"><text:span text:style-name="T9"> </text:span></text:span><text:span text:style-name="Основной_20_шрифт_20_абзаца"><text:span text:style-name="T6">— Трясунка — </text:span></text:span><text:span text:style-name="Основной_20_шрифт_20_абзаца"><text:span text:style-name="T15">Briz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род трясунки входят 3 вида. Это многолетние травянистые растения. Высотой они достигают 20 — 80 см. Стебли прямостоячие, листья линейные. Растут на лугах, полянках. Удовлетворительно поедается скотом.</text:p>
      <text:p text:style-name="P1"/>
      <text:p text:style-name="P7"><text:span text:style-name="Основной_20_шрифт_20_абзаца"><text:span text:style-name="T1">А-Мыцмидж</text:span></text:span><text:span text:style-name="Основной_20_шрифт_20_абзаца"><text:span text:style-name="T6"> (абх.) — Гранат обыкновенный — </text:span></text:span><text:span text:style-name="Основной_20_шрифт_20_абзаца"><text:span text:style-name="T15">Punica</text:span></text:span><text:span text:style-name="Основной_20_шрифт_20_абзаца"><text:span text:style-name="T16"> </text:span></text:span><text:span text:style-name="Основной_20_шрифт_20_абзаца"><text:span text:style-name="T15">gran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18.</text:span></text:span></text:p>
      <text:p text:style-name="P7"><text:span text:style-name="Основной_20_шрифт_20_абзаца"><text:span text:style-name="T6">Небольшое дерево или</text:span></text:span><text:span text:style-name="Основной_20_шрифт_20_абзаца"><text:span text:style-name="T20"> </text:span></text:span><text:span text:style-name="Основной_20_шрифт_20_абзаца"><text:span text:style-name="T6">кустарник 2 — 5 м высотой с колючими ветвями. Листья супротивные, очередные или в пучках. Цветки одиночные, ярко-красные. Плоды шаровидные, крупные, съедобные. Из них приготовляют приправу к пище, сироп.</text:span></text:span></text:p>
      <text:p text:style-name="P1">Растет в Абхазии в долинах рек, на галечниках, реже на каменистых склонах.</text:p>
      <text:p text:style-name="P1">Растение содержит дубильные вещества, находит и в медицине применение. Светолюбив, засухоустойчив.</text:p>
      <text:p text:style-name="P1"/>
      <text:p text:style-name="P7"><text:span text:style-name="Основной_20_шрифт_20_абзаца"><text:span text:style-name="T1">МыштыквхIвра</text:span></text:span><text:span text:style-name="Основной_20_шрифт_20_абзаца"><text:span text:style-name="T6"> — Яснотка белая, глухая крапива — </text:span></text:span><text:span text:style-name="Основной_20_шрифт_20_абзаца"><text:span text:style-name="T15">Lami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ацадагв.</text:p>
      <text:p text:style-name="P1"/>
      <text:p text:style-name="P7"><text:span text:style-name="Основной_20_шрифт_20_абзаца"><text:span text:style-name="T1">МышвлымхIа</text:span></text:span><text:span text:style-name="Основной_20_шрифт_20_абзаца"><text:span text:style-name="T6"> — Коровяк лекарственный — </text:span></text:span><text:span text:style-name="Основной_20_шрифт_20_абзаца"><text:span text:style-name="T15">Verdascum</text:span></text:span><text:span text:style-name="Основной_20_шрифт_20_абзаца"><text:span text:style-name="T16"> </text:span></text:span><text:span text:style-name="Основной_20_шрифт_20_абзаца"><text:span text:style-name="T15">phlomoid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Двухлетнее травянистое растение 2 м высотой. Стебель прямой, корневая система стержневая. Листья продолговато-вытянутые, не избегающие. Цветет в июне — июле; цветки собраны пучками наверху стебля.</text:p>
      <text:p text:style-name="P1">Растет на опушках и галечниках. С лечебной целью используют венчики цветков как обволакивающее и отхаркивающее средство.</text:p>
      <text:p text:style-name="P1"/>
      <text:p text:style-name="P7"><text:span text:style-name="Основной_20_шрифт_20_абзаца"><text:span text:style-name="T1">Мышвмажва</text:span></text:span><text:span text:style-name="Основной_20_шрифт_20_абзаца"><text:span text:style-name="T6"> — Плод рябины — </text:span></text:span><text:span text:style-name="Основной_20_шрифт_20_абзаца"><text:span text:style-name="T15">Sor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Мышвмажва</text:span></text:span><text:span text:style-name="Основной_20_шрифт_20_абзаца"><text:span text:style-name="T6"> — Рябина — </text:span></text:span><text:span text:style-name="Основной_20_шрифт_20_абзаца"><text:span text:style-name="T15">Sor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19.</text:span></text:span></text:p>
      <text:p text:style-name="P7"><text:span text:style-name="Основной_20_шрифт_20_абзаца"><text:span text:style-name="T6">Видов этого рода в лесах КЧР растут 5: из них 4 — деревья, пятый — кустарник. Очень декоративны, особенно в период плодоношения; плоды — мелкие яблочки, желтые, красные, коричневые, съедобные; богаты витаминами </text:span></text:span><text:span text:style-name="Основной_20_шрифт_20_абзаца"><text:span text:style-name="T12">C</text:span></text:span><text:span text:style-name="Основной_20_шрифт_20_абзаца"><text:span text:style-name="T6">, сахарами и дубильными веществами.</text:span></text:span></text:p>
      <text:p text:style-name="P1">Имеют большое значение для озеленения парков, садов, склонов и выращивания для опушек.</text:p>
      <text:p text:style-name="P1"/>
      <text:p text:style-name="P7"><text:span text:style-name="Основной_20_шрифт_20_абзаца"><text:span text:style-name="T1">НагIвайбаджа</text:span></text:span><text:span text:style-name="Основной_20_шрифт_20_абзаца"><text:span text:style-name="T6"> — Сурепка — </text:span></text:span><text:span text:style-name="Основной_20_шрифт_20_абзаца"><text:span text:style-name="T15">Barbarea</text:span></text:span><text:span text:style-name="Основной_20_шрифт_20_абзаца"><text:span text:style-name="T16"> </text:span></text:span><text:span text:style-name="Основной_20_шрифт_20_абзаца"><text:span text:style-name="T15">Beckm</text:span></text:span><text:span text:style-name="Основной_20_шрифт_20_абзаца"><text:span text:style-name="T6">. </text:span></text:span><text:span text:style-name="Основной_20_шрифт_20_абзаца"><text:span text:style-name="T7">Рис. 120.</text:span></text:span></text:p>
      <text:p text:style-name="P1">Двухлетнее травянистое растение. Видов этого рода в КЧР растут 4: один из них в горах, остальные — в низменностях горного пояса. Сурепки встречаются на лугах, по берегам рек, в сырых местах; стебли до 20 — 70 см высотой; цветки ярко-желтые; цветут в апреле — июле; съедобны молодые листья как в сыром, так и в отваренном виде.</text:p>
      <text:p text:style-name="P1">Используют для животных как силосное растение.</text:p>
      <text:p text:style-name="P1">Хороший медонос.</text:p>
      <text:p text:style-name="P1"/>
      <text:p text:style-name="P7"><text:span text:style-name="Основной_20_шрифт_20_абзаца"><text:span text:style-name="T1">НагIвайльульа</text:span></text:span><text:span text:style-name="Основной_20_шрифт_20_абзаца"><text:span text:style-name="T6"> — Фелипея красная — </text:span></text:span><text:span text:style-name="Основной_20_шрифт_20_абзаца"><text:span text:style-name="T15">Phelypaea</text:span></text:span><text:span text:style-name="Основной_20_шрифт_20_абзаца"><text:span text:style-name="T16"> </text:span></text:span><text:span text:style-name="Основной_20_шрифт_20_абзаца"><text:span text:style-name="T15">coccine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 </text:span></text:span><text:span text:style-name="Основной_20_шрифт_20_абзаца"><text:span text:style-name="T15">Poir</text:span></text:span><text:span text:style-name="Основной_20_шрифт_20_абзаца"><text:span text:style-name="T6">.</text:span></text:span></text:p>
      <text:p text:style-name="P1">Уапшы Шитанльульа.</text:p>
      <text:p text:style-name="P1"><text:soft-page-break/></text:p>
      <text:p text:style-name="P7"><text:span text:style-name="Основной_20_шрифт_20_абзаца"><text:span text:style-name="T1">Наз</text:span></text:span><text:span text:style-name="Основной_20_шрифт_20_абзаца"><text:span text:style-name="T6"> — Сосна — </text:span></text:span><text:span text:style-name="Основной_20_шрифт_20_абзаца"><text:span text:style-name="T15">P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35 м высотой. Крона куполообразная. Кора бурая, к вершине красноватая, шелушащаяся. Иглы (листья) попаре. Семя с крылышком. Цветет в мае — начале июня. Шишки созревают на второй год.</text:p>
      <text:p text:style-name="P1">Растет на песчаных почвах.</text:p>
      <text:p text:style-name="P1">Древесина ценная, идет как поделочный материал на постройку судов, мачт, мостов, шпал, телеграфных столбов, мебели.</text:p>
      <text:p text:style-name="P7"><text:span text:style-name="Основной_20_шрифт_20_абзаца"><text:span text:style-name="T6">Из хвоя получают сосновую шерсть, сосновую вату. В хвое — витамин </text:span></text:span><text:span text:style-name="Основной_20_шрифт_20_абзаца"><text:span text:style-name="T12">C</text:span></text:span><text:span text:style-name="Основной_20_шрифт_20_абзаца"><text:span text:style-name="T6">. Из стволов сосны добывают живицу, из которой получают скипидар, вар, канифоль.</text:span></text:span></text:p>
      <text:p text:style-name="P1"/>
      <text:p text:style-name="P7"><text:span text:style-name="Основной_20_шрифт_20_абзаца"><text:span text:style-name="T1">НазквайчIва</text:span></text:span><text:span text:style-name="Основной_20_шрифт_20_абзаца"><text:span text:style-name="T6"> — Сосна австрийская — </text:span></text:span><text:span text:style-name="Основной_20_шрифт_20_абзаца"><text:span text:style-name="T15">Pin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Arn</text:span></text:span><text:span text:style-name="Основной_20_шрифт_20_абзаца"><text:span text:style-name="T6">.</text:span></text:span></text:p>
      <text:p text:style-name="P1">Дерево до 30 м высотой. Молодые побеги зеленоватые, позже бурые, голые. Кора ветвей и стволов чаще черная, чем темно-серая, толстая. Иглы в пучках по 2, колючие, темно-зеленые. Шишки яйцевидные. Семена бурые с полосатым крылом.</text:p>
      <text:p text:style-name="P1">Родина: Европа, Кавказ.</text:p>
      <text:p text:style-name="P1">В КЧР встречается в лесах Худеса. Пригодна для озеленения улиц, дорог, горных склонов. Древесина используется в мебельной промышленности. Растет хорошо. Размножается семенами.</text:p>
      <text:p text:style-name="P1"/>
      <text:p text:style-name="P7"><text:span text:style-name="Основной_20_шрифт_20_абзаца"><text:span text:style-name="T1">Назъай</text:span></text:span><text:span text:style-name="Основной_20_шрифт_20_абзаца"><text:span text:style-name="T6"> — Тис ягодный — </text:span></text:span><text:span text:style-name="Основной_20_шрифт_20_абзаца"><text:span text:style-name="T15">Taxus</text:span></text:span><text:span text:style-name="Основной_20_шрифт_20_абзаца"><text:span text:style-name="T16"> </text:span></text:span><text:span text:style-name="Основной_20_шрифт_20_абзаца"><text:span text:style-name="T15">bacc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20 м высотой. Молодые побеги буровато-зеленые, голые и гладкие, позже красновато-коричневые. Кора стволов красновато-бурая, вначале гладкая, на старых отслаивающаяся. Семена яйцевидные в буроватой твердой оболочке.</text:p>
      <text:p text:style-name="P1">Встречается в Малокарачаевском районе до реки Кубань. Высокодекоративен. Может использоваться в парковом строительстве, переносит стрижку, легко формуется. Пригоден для одиночных и групповых посадок, для устройства бордюров. Теневынослив, холодостоек. Почвы предпочитает глубокие и рыхлые.</text:p>
      <text:p text:style-name="P1">Листья и семена ядовиты.</text:p>
      <text:p text:style-name="P1"/>
      <text:p text:style-name="P7"><text:span text:style-name="Основной_20_шрифт_20_абзаца"><text:span text:style-name="T1">НапIрыпхтга</text:span></text:span><text:span text:style-name="Основной_20_шрифт_20_абзаца"><text:span text:style-name="T6"> — Грибы — </text:span></text:span><text:span text:style-name="Основной_20_шрифт_20_абзаца"><text:span text:style-name="T15">Fung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арп.</text:p>
      <text:p text:style-name="P1"/>
      <text:p text:style-name="P7"><text:span text:style-name="Основной_20_шрифт_20_абзаца"><text:span text:style-name="T1">Нартыхв</text:span></text:span><text:span text:style-name="Основной_20_шрифт_20_абзаца"><text:span text:style-name="T6"> — Кукуруза — </text:span></text:span><text:span text:style-name="Основной_20_шрифт_20_абзаца"><text:span text:style-name="T15">Zea</text:span></text:span><text:span text:style-name="Основной_20_шрифт_20_абзаца"><text:span text:style-name="T16"> </text:span></text:span><text:span text:style-name="Основной_20_шрифт_20_абзаца"><text:span text:style-name="T15">may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ыращивают ее как пищевую, кормовую и техническую культуру. Из кукурузы и́зготовляют свыше 150 пищевых, кормовых и технических продуктов. Широко используют недозрелые початки для потребления в отваренном и консервированном виде. Находит применение в промышленности: стебли кукурузы служат для выработки бумаги, изготовления целлюлозы, искусственной древесины, изоляционных материалов, искусственных смол; стержни початков идут на изготовление линолеума, клея, пластмассы, для добывания поташа.</text:p>
      <text:p text:style-name="P1">Лекарственное растение.</text:p>
      <text:p text:style-name="P1"/>
      <text:p text:style-name="P7"><text:span text:style-name="Основной_20_шрифт_20_абзаца"><text:span text:style-name="T1">НартыхвпIанкIь</text:span></text:span><text:span text:style-name="Основной_20_шрифт_20_абзаца"><text:span text:style-name="T6"> — Кукуруза лопающаяся — </text:span></text:span><text:span text:style-name="Основной_20_шрифт_20_абзаца"><text:span text:style-name="T15">Zea</text:span></text:span><text:span text:style-name="Основной_20_шрифт_20_абзаца"><text:span text:style-name="T16"> </text:span></text:span><text:span text:style-name="Основной_20_шрифт_20_абзаца"><text:span text:style-name="T15">may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ри нагревании сухого зерна эндосперм прорывает околоплодник и выворачивается наружу в виде рыхлой мучнистой массы.</text:p>
      <text:p text:style-name="P1">Богато белками. Используется на изготовление крупы и хлопьев.</text:p>
      <text:p text:style-name="P1">Зерно мелкое с заостренной верхушкой. Широко распространена в культуре.</text:p>
      <text:p text:style-name="P1"/>
      <text:p text:style-name="P7"><text:span text:style-name="Основной_20_шрифт_20_абзаца"><text:span text:style-name="T1">НартсагIа</text:span></text:span><text:span text:style-name="Основной_20_шрифт_20_абзаца"><text:span text:style-name="T6"> — Можжевельник низкорослый — </text:span></text:span><text:span text:style-name="Основной_20_шрифт_20_абзаца"><text:span text:style-name="T15">Luniperus</text:span></text:span><text:span text:style-name="Основной_20_шрифт_20_абзаца"><text:span text:style-name="T16"> </text:span></text:span><text:span text:style-name="Основной_20_шрифт_20_абзаца"><text:span text:style-name="T15">depressa</text:span></text:span><text:span text:style-name="Основной_20_шрифт_20_абзаца"><text:span text:style-name="T16"> </text:span></text:span><text:span text:style-name="Основной_20_шрифт_20_абзаца"><text:span text:style-name="T15">Stev</text:span></text:span><text:span text:style-name="Основной_20_шрифт_20_абзаца"><text:span text:style-name="T6">.</text:span></text:span></text:p>
      <text:p text:style-name="P1">Кустарник до 1 м высотой. Стебли лежачие. Молодые побеги зеленоватые, позже бурые. Кора стволов и ветвей бурая. Хвоя в мутовках по 3, ланцетная, сизо-зеленая. Шишкоягоды одиночные, шаровидные; зрелые — черные с сизым налетом. Семена по 2 — 3, светло-бурые.</text:p>
      <text:p text:style-name="P1">Родина: Крым, Кавказ, Малая и Передняя Азия.</text:p>
      <text:p text:style-name="P1">В КЧР встречается повсеместно в альпийских и субальпийских лесах.</text:p>
      <text:p text:style-name="P1">Декоративен, идет для одиночных и групповых посадок, для озеленения склонов. <text:soft-page-break/>Размножается семенами, черенками, отводками.</text:p>
      <text:p text:style-name="P1"/>
      <text:p text:style-name="P7"><text:span text:style-name="Основной_20_шрифт_20_абзаца"><text:span text:style-name="T1">Нартыхвтшпыц</text:span></text:span><text:span text:style-name="Основной_20_шрифт_20_абзаца"><text:span text:style-name="T6"> — Кукуруза зубовидная — </text:span></text:span><text:span text:style-name="Основной_20_шрифт_20_абзаца"><text:span text:style-name="T15">Zea</text:span></text:span><text:span text:style-name="Основной_20_шрифт_20_абзаца"><text:span text:style-name="T16"> </text:span></text:span><text:span text:style-name="Основной_20_шрифт_20_абзаца"><text:span text:style-name="T15">may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тносится к роду кукуруза. Початки крупные. Широко распространена в культуре. Дает высокие стебли, идет на зерно и дает хорошую массу на силос.</text:p>
      <text:p text:style-name="P1">Зерно крупное, сплющенное, образует на верхушке вмятину Выращивается в КЧР повсеместно.</text:p>
      <text:p text:style-name="P1"/>
      <text:p text:style-name="P7"><text:span text:style-name="Основной_20_шрифт_20_абзаца"><text:span text:style-name="T1">НартыхвхъагIа</text:span></text:span><text:span text:style-name="Основной_20_шрифт_20_абзаца"><text:span text:style-name="T6"> — Кукуруза сахарная — </text:span></text:span><text:span text:style-name="Основной_20_шрифт_20_абзаца"><text:span text:style-name="T15">Zea</text:span></text:span><text:span text:style-name="Основной_20_шрифт_20_абзаца"><text:span text:style-name="T16"> </text:span></text:span><text:span text:style-name="Основной_20_шрифт_20_абзаца"><text:span text:style-name="T15">may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юда относятся овощные, часто скороспелые сорта. Используются в консервном производстве. Характерна многостебельность. Зерно морщинистое.</text:p>
      <text:p text:style-name="P1">В КЧР не выращивается.</text:p>
      <text:p text:style-name="P1"/>
      <text:p text:style-name="P7"><text:span text:style-name="Основной_20_шрифт_20_абзаца"><text:span text:style-name="T1">НартыхвшкIвокIва</text:span></text:span><text:span text:style-name="Основной_20_шрифт_20_абзаца"><text:span text:style-name="T6"> — Кукуруза кремнистая — </text:span></text:span><text:span text:style-name="Основной_20_шрифт_20_абзаца"><text:span text:style-name="T15">Zea</text:span></text:span><text:span text:style-name="Основной_20_шрифт_20_абзаца"><text:span text:style-name="T16"> </text:span></text:span><text:span text:style-name="Основной_20_шрифт_20_абзаца"><text:span text:style-name="T15">may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тносится к роду кукуруза. Отличается от других видов тем, что это вид многостебельчатый, скороспелый. Початки мелкие с мелкими семенами. Стебли дают обычно много боковых побегов. Зерно округлое. Эндосперм стекловидный. Выращивается особенно в приусадебном участке, в колхозах и совхозах.</text:p>
      <text:p text:style-name="P1"/>
      <text:p text:style-name="P7"><text:span text:style-name="Основной_20_шрифт_20_абзаца"><text:span text:style-name="T1">Наша</text:span></text:span><text:span text:style-name="Основной_20_шрифт_20_абзаца"><text:span text:style-name="T9"> </text:span></text:span><text:span text:style-name="Основной_20_шрифт_20_абзаца"><text:span text:style-name="T6">— Огурец посевной — </text:span></text:span><text:span text:style-name="Основной_20_шрифт_20_абзаца"><text:span text:style-name="T15">Cucumis</text:span></text:span><text:span text:style-name="Основной_20_шрифт_20_абзаца"><text:span text:style-name="T16"> </text:span></text:span><text:span text:style-name="Основной_20_шрифт_20_абзаца"><text:span text:style-name="T15">sativ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Корневая система развита хорошо. Стебель (плети) у огурца стелющийся, опущенный. От главного стебля отходят боковые побеги второго, затем третьего порядка и так далее. Цветки раздельнополые, растение однодомное. Листья у огурцов очередные, опущенные, в пазухах листьев образуются усики. Плоды — ложная ягода.</text:p>
      <text:p text:style-name="P1">Выращивают как овощное растение. Содержит витамины.</text:p>
      <text:p text:style-name="P1"/>
      <text:p text:style-name="P7"><text:span text:style-name="Основной_20_шрифт_20_абзаца"><text:span text:style-name="T1">НашалацIа</text:span></text:span><text:span text:style-name="Основной_20_шрифт_20_абзаца"><text:span text:style-name="T6"> — Укроп — </text:span></text:span><text:span text:style-name="Основной_20_шрифт_20_абзаца"><text:span text:style-name="T15">Anethum</text:span></text:span><text:span text:style-name="Основной_20_шрифт_20_абзаца"><text:span text:style-name="T16"> </text:span></text:span><text:span text:style-name="Основной_20_шрифт_20_абзаца"><text:span text:style-name="T15">graveol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ряное овощное однолетнее растение. Молодые листья и стебли употребляют в пищу как ароматическую приправу. Старые растения используют при солении огурцов, помидоров. Из семян приготовляют укропное масло.</text:p>
      <text:p text:style-name="P1">Укроп холодостоек, возделывается повсеместно, легко размножается самосевом.</text:p>
      <text:p text:style-name="P1">Растет на всякой почве, но очень отзывчив к внесению перегноя.</text:p>
      <text:p text:style-name="P1"/>
      <text:p text:style-name="P7"><text:span text:style-name="Основной_20_шрифт_20_абзаца"><text:span text:style-name="T1">НашахIвра</text:span></text:span><text:span text:style-name="Основной_20_шрифт_20_абзаца"><text:span text:style-name="T6"> — Огуречная трава, огуречник лекарственный, бурачник лекарственный, огуречник — </text:span></text:span><text:span text:style-name="Основной_20_шрифт_20_абзаца"><text:span text:style-name="T15">Borago</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30 — 70 см высотой с огуречным запахом. Цветки темно-голубые, крупные. Цветет в конце июня — августе.</text:p>
      <text:p text:style-name="P1">Растет в огородах, около жилья.</text:p>
      <text:p text:style-name="P1">Листья используют для салатов, супов. Листья и побеги заваривают как чай. Холодостойкое растение.</text:p>
      <text:p text:style-name="P1"/>
      <text:p text:style-name="P7"><text:span text:style-name="Основной_20_шрифт_20_абзаца"><text:span text:style-name="T1">а-Нмхуц</text:span></text:span><text:span text:style-name="Основной_20_шрифт_20_абзаца"><text:span text:style-name="T6"> (абх.) — Волжанка обыкновенная — </text:span></text:span><text:span text:style-name="Основной_20_шрифт_20_абзаца"><text:span text:style-name="T15">Arunc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Raf</text:span></text:span><text:span text:style-name="Основной_20_шрифт_20_абзаца"><text:span text:style-name="T6">.</text:span></text:span></text:p>
      <text:p text:style-name="P1">Многолетнее травянистое растение до 2 м высотой. Стебли прямые, в верхней части ветвистые. Листья длинночерешковые, троякотройственные. Соцветие метельчатое из густых колосовидных ветвей. Цветки мелкие.</text:p>
      <text:p text:style-name="P1">Растет во всем лесном поясе, обычно во влажных тенистых местах.</text:p>
      <text:p text:style-name="P1"/>
      <text:p text:style-name="P7"><text:span text:style-name="Основной_20_шрифт_20_абзаца"><text:span text:style-name="T1">Нычва</text:span></text:span><text:span text:style-name="Основной_20_шрифт_20_абзаца"><text:span text:style-name="T9"> </text:span></text:span><text:span text:style-name="Основной_20_шрифт_20_абзаца"><text:span text:style-name="T6">— Конопля посевная — </text:span></text:span><text:span text:style-name="Основной_20_шрифт_20_абзаца"><text:span text:style-name="T15">Cannabis</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21.</text:span></text:span></text:p>
      <text:p text:style-name="P1">Это однолетнее растение высотой от 75 см до 7 м. Корень стержневой, слабый. Стебель прямой, иногда на верху ветвистый. Листья сложные, черешковые.</text:p>
      <text:p text:style-name="P1">Из стеблей конопли посевной получают ценные волокна (пеньки), а из семян — масло. Используются волокна на выделку холстов, парусины, брезента, пожарных шлангов, мешков, каната, веревки, шпагата.</text:p>
      <text:p text:style-name="P1">Конопляное масло имеет пищевое и техническое назначение (идет для получения олифы, <text:soft-page-break/>замазки, мягкого мыла, лаков). Конопляный жмых — ценный корм для животных.</text:p>
      <text:p text:style-name="P1">Отходы при выработке волокна (костра) используют на топливо, изготовление бумаги.</text:p>
      <text:p text:style-name="P1">В 105 г. н. э. китаец Пзай-Лунь изобрел способ изготовления бумаги из конопли.</text:p>
      <text:p text:style-name="P1"/>
      <text:p text:style-name="P7"><text:span text:style-name="Основной_20_шрифт_20_абзаца"><text:span text:style-name="T1">Овес</text:span></text:span><text:span text:style-name="Основной_20_шрифт_20_абзаца"><text:span text:style-name="T6"> — Овес посевной — </text:span></text:span><text:span text:style-name="Основной_20_шрифт_20_абзаца"><text:span text:style-name="T15">Aven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сновное кормовое растение, из семян получают овсяную крупу. Семена идут для откорма скота, в особенности для лошадей.</text:p>
      <text:p text:style-name="P1"/>
      <text:p text:style-name="P7"><text:span text:style-name="Основной_20_шрифт_20_абзаца"><text:span text:style-name="T1">Паднаджь</text:span></text:span><text:span text:style-name="Основной_20_шрифт_20_абзаца"><text:span text:style-name="T6"> — Свербига восточная — </text:span></text:span><text:span text:style-name="Основной_20_шрифт_20_абзаца"><text:span text:style-name="T15">Bunias</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60 — 120 см высотой; стебель полностью покрыт волосками; цветки желтые, цветет в июне — июле; сорное растение; растет около дорог, на полях, лугах.</text:p>
      <text:p text:style-name="P7"><text:span text:style-name="Основной_20_шрифт_20_абзаца"><text:span text:style-name="T6">Абазины, черкесы кушают очищенные от кожуры стебли, можно кушать и свежие корни. На острове Эзеле (Эстония) свербигу восточную называют русской капустой; в растении содержатся протеин 9%, жир 2%; в свежих листьях и корнях есть витамин </text:span></text:span><text:span text:style-name="Основной_20_шрифт_20_абзаца"><text:span text:style-name="T12">C</text:span></text:span><text:span text:style-name="Основной_20_шрифт_20_абзаца"><text:span text:style-name="T6">; в Англии свербига культивируется наряду с другими овощами; из цветков свербиги пчелы собирают мед.</text:span></text:span></text:p>
      <text:p text:style-name="P1"/>
      <text:p text:style-name="P7"><text:span text:style-name="Основной_20_шрифт_20_абзаца"><text:span text:style-name="T1">Паднаджьдагв</text:span></text:span><text:span text:style-name="Основной_20_шрифт_20_абзаца"><text:span text:style-name="T6"> — Горчица полевая, сурепа — </text:span></text:span><text:span text:style-name="Основной_20_шрифт_20_абзаца"><text:span text:style-name="T15">Sinapi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22.</text:span></text:span></text:p>
      <text:p text:style-name="P1">Ядовитое однолетнее растение до 40 — 100 см высотой. Стебли прямые, корни стержневые.</text:p>
      <text:p text:style-name="P1">Листья лопастные. Цветет в мае — июле.</text:p>
      <text:p text:style-name="P1">Во флоре КЧР встречается на сорных местах, лугах от низменностей до среднегорного пояса. До цветения хорошо поедается свиньями, крупным рогатым скотом и овцами, позже становится ядовитой.</text:p>
      <text:p text:style-name="P1">Растение медоносное.</text:p>
      <text:p text:style-name="P1"/>
      <text:p text:style-name="P7"><text:span text:style-name="Основной_20_шрифт_20_абзаца"><text:span text:style-name="T1">ПасакъагIа</text:span></text:span><text:span text:style-name="Основной_20_шрифт_20_абзаца"><text:span text:style-name="T6"> — Фиалка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пхъагIайыра.</text:p>
      <text:p text:style-name="P1"/>
      <text:p text:style-name="P7"><text:span text:style-name="Основной_20_шрифт_20_абзаца"><text:span text:style-name="T1">а-Патыркал</text:span></text:span><text:span text:style-name="Основной_20_шрифт_20_абзаца"><text:span text:style-name="T6"> (абх.) — Апельсин — </text:span></text:span><text:span text:style-name="Основной_20_шрифт_20_абзаца"><text:span text:style-name="T15">Citrus</text:span></text:span><text:span text:style-name="Основной_20_шрифт_20_абзаца"><text:span text:style-name="T16"> </text:span></text:span><text:span text:style-name="Основной_20_шрифт_20_абзаца"><text:span text:style-name="T15">sin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Абхазии с глубокой древности выращивается как один из плодовых деревьев.</text:p>
      <text:p text:style-name="P1">Ценное плодовое дерево.</text:p>
      <text:p text:style-name="P1"/>
      <text:p text:style-name="P7"><text:span text:style-name="Основной_20_шрифт_20_абзаца"><text:span text:style-name="T1">ПатштыхIхъабра</text:span></text:span><text:span text:style-name="Основной_20_шрифт_20_абзаца"><text:span text:style-name="T6"> — Лилия кавказская — </text:span></text:span><text:span text:style-name="Основной_20_шрифт_20_абзаца"><text:span text:style-name="T15">Lilium</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miscz</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6">. </text:span></text:span><text:span text:style-name="Основной_20_шрифт_20_абзаца"><text:span text:style-name="T7">Рис. 123.</text:span></text:span></text:p>
      <text:p text:style-name="P1">Медоносное декоративное травянистое растение высотой до 100 см. Цветет в июне — июле. Цветки красные с пятнами.</text:p>
      <text:p text:style-name="P1">Растет в лесах, на полях и опушках в лесном и высокогорном поясе.</text:p>
      <text:p text:style-name="P1">В пищу употребляют лепестки, но особенно луковицы — в сыром виде или варят с молоком и маслом (Черепинин, 1965).</text:p>
      <text:p text:style-name="P1"/>
      <text:p text:style-name="P7"><text:span text:style-name="Основной_20_шрифт_20_абзаца"><text:span text:style-name="T1">Персик</text:span></text:span><text:span text:style-name="Основной_20_шрифт_20_абзаца"><text:span text:style-name="T6"> — Персик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Брикосдыгь.</text:p>
      <text:p text:style-name="P1"/>
      <text:p text:style-name="P7"><text:span text:style-name="Основной_20_шрифт_20_абзаца"><text:span text:style-name="T1">ПигIамбархIвра</text:span></text:span><text:span text:style-name="Основной_20_шрифт_20_абзаца"><text:span text:style-name="T6"> — Горец почечуйный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persic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Бжарца (абх.)</text:p>
      <text:p text:style-name="P1"/>
      <text:p text:style-name="P7"><text:span text:style-name="Основной_20_шрифт_20_абзаца"><text:span text:style-name="T1">а-Пкыз</text:span></text:span><text:span text:style-name="Основной_20_шрифт_20_абзаца"><text:span text:style-name="T6"> (абх.) — Камыш озерный — </text:span></text:span><text:span text:style-name="Основной_20_шрифт_20_абзаца"><text:span text:style-name="T15">Scirpus</text:span></text:span><text:span text:style-name="Основной_20_шрифт_20_абзаца"><text:span text:style-name="T16"> </text:span></text:span><text:span text:style-name="Основной_20_шрифт_20_абзаца"><text:span text:style-name="T15">lacu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Из камыша готовили джьаргьан, в большей степени его использовали для укрытия крыши домов, сараев.</text:p>
      <text:p text:style-name="P1"/>
      <text:p text:style-name="P7"><text:span text:style-name="Основной_20_шрифт_20_абзаца"><text:span text:style-name="T1">Пкъыпшдза</text:span></text:span><text:span text:style-name="Основной_20_шрифт_20_абзаца"><text:span text:style-name="T6"> — Лен — </text:span></text:span><text:span text:style-name="Основной_20_шрифт_20_абзаца"><text:span text:style-name="T15">L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24.</text:span></text:span></text:p>
      <text:p text:style-name="P1">Уапшы Гьатан.</text:p>
      <text:p text:style-name="P1"/>
      <text:p text:style-name="P7"><text:span text:style-name="Основной_20_шрифт_20_абзаца"><text:span text:style-name="T1">Пкъыда</text:span></text:span><text:span text:style-name="Основной_20_шрифт_20_абзаца"><text:span text:style-name="T9"> </text:span></text:span><text:span text:style-name="Основной_20_шрифт_20_абзаца"><text:span text:style-name="T6">— Касатник — </text:span></text:span><text:span text:style-name="Основной_20_шрифт_20_абзаца"><text:span text:style-name="T15">J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5 видов. Многолетники от 10 до 50 см высотой. Листья мечевидно-линейные. <text:soft-page-break/>Имеют корневище или клубневидные образования. Цветки крупные, 6-лепестные, обычно белые, ярко-желтые. Хорошо растут на освещенных местах. Размножают осенью делением корневищ. Цветут с конца мая по июнь.</text:p>
      <text:p text:style-name="P1">Обладают декоративными свойствами, некоторые виды введены в культуру.</text:p>
      <text:p text:style-name="P1"/>
      <text:p text:style-name="P7"><text:span text:style-name="Основной_20_шрифт_20_абзаца"><text:span text:style-name="T1">Пкъыдамц</text:span></text:span><text:span text:style-name="Основной_20_шрифт_20_абзаца"><text:span text:style-name="T9"> </text:span></text:span><text:span text:style-name="Основной_20_шрифт_20_абзаца"><text:span text:style-name="T6">— Фиалка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пхъагIайыра.</text:p>
      <text:p text:style-name="P1"/>
      <text:p text:style-name="P7"><text:span text:style-name="Основной_20_шрифт_20_абзаца"><text:span text:style-name="T1">Пкъыда</text:span></text:span><text:span text:style-name="Основной_20_шрифт_20_абзаца"><text:span text:style-name="T6"> — Кислица обыкновенная — </text:span></text:span><text:span text:style-name="Основной_20_шрифт_20_абзаца"><text:span text:style-name="T15">Oxalis</text:span></text:span><text:span text:style-name="Основной_20_шрифт_20_абзаца"><text:span text:style-name="T16"> </text:span></text:span><text:span text:style-name="Основной_20_шрифт_20_абзаца"><text:span text:style-name="T15">acetose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25.</text:span></text:span></text:p>
      <text:p text:style-name="P1">Травянистый бесстебельный многолетник до 5 — 20 см высотой. Цветок белый, иногда голубоватый. Цветоносы выходят из пазух прикорневых листьев, одноцветковые.</text:p>
      <text:p text:style-name="P1">Листья длинночерешковые, тройчато-раздельные. Цветет в июне — августе.</text:p>
      <text:p text:style-name="P1">Растет по берегам лесных ручьев в горном поясе.</text:p>
      <text:p text:style-name="P1">Съедобны листья, имеют кислый вкус.</text:p>
      <text:p text:style-name="P1">Из свежей травы приготовляют чай.</text:p>
      <text:p text:style-name="P1">Народы Кавказа делают напитки, утоляющие жажду.</text:p>
      <text:p text:style-name="P1"/>
      <text:p text:style-name="P7"><text:span text:style-name="Основной_20_шрифт_20_абзаца"><text:span text:style-name="T1">Пкъына</text:span></text:span><text:span text:style-name="Основной_20_шрифт_20_абзаца"><text:span text:style-name="T9"> </text:span></text:span><text:span text:style-name="Основной_20_шрифт_20_абзаца"><text:span text:style-name="T6">— Недотрога обыкновенная — </text:span></text:span><text:span text:style-name="Основной_20_шрифт_20_абзаца"><text:span text:style-name="T15">Jmpatiens</text:span></text:span><text:span text:style-name="Основной_20_шрифт_20_абзаца"><text:span text:style-name="T16"> </text:span></text:span><text:span text:style-name="Основной_20_шрифт_20_абзаца"><text:span text:style-name="T15">noli</text:span></text:span><text:span text:style-name="Основной_20_шрифт_20_абзаца"><text:span text:style-name="T16">-</text:span></text:span><text:span text:style-name="Основной_20_шрифт_20_абзаца"><text:span text:style-name="T15">tange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40 — 60 см высотой. Стебель ветвистый. Листья яйцевидные. Цветки на длинных цветоножках, повислые. Лепестки лимонно-желтые. Плод — коробочка продолговатая. По созревании плода его створки при легком к ним прикосновении с силой разверзаются и семена разбрасываются в стороны.</text:p>
      <text:p text:style-name="P1">Растет в лесах до среднегорной части. Растение ядовитое.</text:p>
      <text:p text:style-name="P1"/>
      <text:p text:style-name="P7"><text:span text:style-name="Основной_20_шрифт_20_абзаца"><text:span text:style-name="T1">Пкъына</text:span></text:span><text:span text:style-name="Основной_20_шрифт_20_абзаца"><text:span text:style-name="T9"> — </text:span></text:span><text:span text:style-name="Основной_20_шрифт_20_абзаца"><text:span text:style-name="T6">Бальзамин, недотрога </text:span></text:span><text:span text:style-name="Основной_20_шрифт_20_абзаца"><text:span text:style-name="T9">— </text:span></text:span><text:span text:style-name="Основной_20_шрифт_20_абзаца"><text:span text:style-name="T15">Jmpatiens</text:span></text:span><text:span text:style-name="Основной_20_шрифт_20_абзаца"><text:span text:style-name="T16"> </text:span></text:span><text:span text:style-name="Основной_20_шрифт_20_абзаца"><text:span text:style-name="T15">balsam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 </text:span></text:span><text:span text:style-name="Основной_20_шрифт_20_абзаца"><text:span text:style-name="T7">Рис. 126.</text:span></text:span></text:p>
      <text:p text:style-name="P1">В КЧР с давних пор разводится садовый бальзамин. Мясистое растение, достигающее до 60 см высоты. Листья цельные, с зубчатыми краями, в их пазухах на верхушке стебля образуются крупные цветки белого, розового, красного цвета.</text:p>
      <text:p text:style-name="P1">Бальзамин выращивается на окнах в Европе с 1596 г.</text:p>
      <text:p text:style-name="P1">Родина: Центральная Америка.</text:p>
      <text:p text:style-name="P1">Великий ботаник Линней назвал бальзамин «чувствительным» растением из-за того, что, при легком прикосновении к созревшим плодам, он разбрасывает вокруг себя семена.</text:p>
      <text:p text:style-name="P1"/>
      <text:p text:style-name="P7"><text:span text:style-name="Основной_20_шрифт_20_абзаца"><text:span text:style-name="T1">Пкъына</text:span></text:span><text:span text:style-name="Основной_20_шрифт_20_абзаца"><text:span text:style-name="T6"> — Купена лекарственная — </text:span></text:span><text:span text:style-name="Основной_20_шрифт_20_абзаца"><text:span text:style-name="T15">Polygona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All</text:span></text:span><text:span text:style-name="Основной_20_шрифт_20_абзаца"><text:span text:style-name="T6">.</text:span></text:span></text:p>
      <text:p text:style-name="P1">Уапшы Бнапкъына.</text:p>
      <text:p text:style-name="P1"/>
      <text:p text:style-name="P7"><text:span text:style-name="Основной_20_шрифт_20_абзаца"><text:span text:style-name="T1">Пкъырахъва</text:span></text:span><text:span text:style-name="Основной_20_шрифт_20_абзаца"><text:span text:style-name="T9"> </text:span></text:span><text:span text:style-name="Основной_20_шрифт_20_абзаца"><text:span text:style-name="T6">— Ластовень рыхлый — </text:span></text:span><text:span text:style-name="Основной_20_шрифт_20_абзаца"><text:span text:style-name="T15">Alexitoxicom</text:span></text:span><text:span text:style-name="Основной_20_шрифт_20_абзаца"><text:span text:style-name="T16"> </text:span></text:span><text:span text:style-name="Основной_20_шрифт_20_абзаца"><text:span text:style-name="T15">laxum</text:span></text:span><text:span text:style-name="Основной_20_шрифт_20_абзаца"><text:span text:style-name="T16"> (</text:span></text:span><text:span text:style-name="Основной_20_шрифт_20_абзаца"><text:span text:style-name="T15">Bartl</text:span></text:span><text:span text:style-name="Основной_20_шрифт_20_абзаца"><text:span text:style-name="T16">.) </text:span></text:span><text:span text:style-name="Основной_20_шрифт_20_абзаца"><text:span text:style-name="T15">Gren</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Godr</text:span></text:span><text:span text:style-name="Основной_20_шрифт_20_абзаца"><text:span text:style-name="T6">. </text:span></text:span><text:span text:style-name="Основной_20_шрифт_20_абзаца"><text:span text:style-name="T7">Рис. 127.</text:span></text:span></text:p>
      <text:p text:style-name="P1">Ядовитое травянистое растение до 40 — 60 см высотой. Стебель прямостоячий, корневища округлая, плотная. Листья тонкие, плоские, остро оттянутые. Венчик бледно-желтый. Цветет в июне — августе.</text:p>
      <text:p text:style-name="P1">Во флоре КЧР встречается в кустарниках и по опушкам среднегорного пояса.</text:p>
      <text:p text:style-name="P1">Медонос.</text:p>
      <text:p text:style-name="P1"/>
      <text:p text:style-name="P7"><text:span text:style-name="Основной_20_шрифт_20_абзаца"><text:span text:style-name="T1">Пкъыхъаххыл</text:span></text:span><text:span text:style-name="Основной_20_шрифт_20_абзаца"><text:span text:style-name="T9"> </text:span></text:span><text:span text:style-name="Основной_20_шрифт_20_абзаца"><text:span text:style-name="T6">— Калистегия заборная, повой — </text:span></text:span><text:span text:style-name="Основной_20_шрифт_20_абзаца"><text:span text:style-name="T15">Calystegia</text:span></text:span><text:span text:style-name="Основной_20_шрифт_20_абзаца"><text:span text:style-name="T16"> </text:span></text:span><text:span text:style-name="Основной_20_шрифт_20_абзаца"><text:span text:style-name="T15">sep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R</text:span></text:span><text:span text:style-name="Основной_20_шрифт_20_абзаца"><text:span text:style-name="T16">. </text:span></text:span><text:span text:style-name="Основной_20_шрифт_20_абзаца"><text:span text:style-name="T15">Br</text:span></text:span><text:span text:style-name="Основной_20_шрифт_20_абзаца"><text:span text:style-name="T6">.</text:span></text:span></text:p>
      <text:p text:style-name="P1">Многолетнее травянистое растение. Стебель до 2 — 4 м длиной, вьющийся. Листья тонкие, треугольной формы. Венчик крупный до 4 мм длины.</text:p>
      <text:p text:style-name="P1">Растет по берегам рек, болотам и влажным лугам, поднимается до среднегорного пояса.</text:p>
      <text:p text:style-name="P1">Корни ядовиты для свиней. Трава имеет кормовое значение.</text:p>
      <text:p text:style-name="P1"/>
      <text:p text:style-name="P7"><text:span text:style-name="Основной_20_шрифт_20_абзаца"><text:span text:style-name="T1">Пкъыхьхъвшвы</text:span></text:span><text:span text:style-name="Основной_20_шрифт_20_абзаца"><text:span text:style-name="T9"> </text:span></text:span><text:span text:style-name="Основной_20_шрифт_20_абзаца"><text:span text:style-name="T6">— Портулак — </text:span></text:span><text:span text:style-name="Основной_20_шрифт_20_абзаца"><text:span text:style-name="T15">Portula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со стелющимся стеблем и мясистыми листьями с сильно развитой корневой системой. Культурные флоры портулака огородного разводят ради листьев кисловатого вкуса, употребляемых в сыром и отваренном или консервированном виде как приправа к мясным блюдам. Наиболее ценная форма портулака — золотистый желтый.</text:p>
      <text:p text:style-name="P1"><text:soft-page-break/>Некоторые формы портулака разводят как декоративные растения.</text:p>
      <text:p text:style-name="P1"/>
      <text:p text:style-name="P7"><text:span text:style-name="Основной_20_шрифт_20_абзаца"><text:span text:style-name="T1">Пкъыухъвшв</text:span></text:span><text:span text:style-name="Основной_20_шрифт_20_абзаца"><text:span text:style-name="T9"> </text:span></text:span><text:span text:style-name="Основной_20_шрифт_20_абзаца"><text:span text:style-name="T6">— Портулак огородный — </text:span></text:span><text:span text:style-name="Основной_20_шрифт_20_абзаца"><text:span text:style-name="T15">Portulaca</text:span></text:span><text:span text:style-name="Основной_20_шрифт_20_абзаца"><text:span text:style-name="T16"> </text:span></text:span><text:span text:style-name="Основной_20_шрифт_20_абзаца"><text:span text:style-name="T15">olera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ыбгъахъвш.</text:p>
      <text:p text:style-name="P1"/>
      <text:p text:style-name="P7"><text:span text:style-name="Основной_20_шрифт_20_абзаца"><text:span text:style-name="T1">Плющ</text:span></text:span><text:span text:style-name="Основной_20_шрифт_20_абзаца"><text:span text:style-name="T6"> — Плющ обыкновенный — </text:span></text:span><text:span text:style-name="Основной_20_шрифт_20_абзаца"><text:span text:style-name="T15">Hedera</text:span></text:span><text:span text:style-name="Основной_20_шрифт_20_абзаца"><text:span text:style-name="T16"> </text:span></text:span><text:span text:style-name="Основной_20_шрифт_20_абзаца"><text:span text:style-name="T15">heli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ревесная лиана длиной до 20 м. Листья 3 — 5-лопастные. Цветки собраны в соцветие — зонтики, 8 — 12 цветковые. Лепестки зеленоватые. Цветет с августа до декабря, плоды созревают в следующем году — весной.</text:p>
      <text:p text:style-name="P1">Растет в лесах, на стволах деревьев, по скалам.</text:p>
      <text:p text:style-name="P1">Заслуживает внедрения для вертикального озеленения.</text:p>
      <text:p text:style-name="P1"/>
      <text:p text:style-name="P7"><text:span text:style-name="Основной_20_шрифт_20_абзаца"><text:span text:style-name="T1">Прунджь</text:span></text:span><text:span text:style-name="Основной_20_шрифт_20_абзаца"><text:span text:style-name="T9"> </text:span></text:span><text:span text:style-name="Основной_20_шрифт_20_абзаца"><text:span text:style-name="T6">— Рис посевной — </text:span></text:span><text:span text:style-name="Основной_20_шрифт_20_абзаца"><text:span text:style-name="T15">Oryz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ис — одна из древнейших культур. Родиной его считают Индию, Вьетнам, Бирму. По исследованиям Дин Ин (Китай), культурный рис произошел от дикого риса. Корневая система развита хорошо. Листья риса узкие, зеленого цвета. Стебли прямостоячие, полые. Соцветие — метелка с расположенными веточками. Плод — зерновка.</text:p>
      <text:p text:style-name="P1">Из семян получают крупу, муку, крахмал, спирт, пиво, масло, которое идет на мыловарение, свечном производстве.</text:p>
      <text:p text:style-name="P1">Из соломы риса получают папиросные бумаги, летние шляпы, сандалии, корзины и другие плетенные изделия.</text:p>
      <text:p text:style-name="P1"/>
      <text:p text:style-name="P7"><text:span text:style-name="Основной_20_шрифт_20_абзаца"><text:span text:style-name="T1">Псага</text:span></text:span><text:span text:style-name="Основной_20_шрифт_20_абзаца"><text:span text:style-name="T6"> — Сорго веничное — </text:span></text:span><text:span text:style-name="Основной_20_шрифт_20_абзаца"><text:span text:style-name="T15">Sorgum</text:span></text:span><text:span text:style-name="Основной_20_шрифт_20_абзаца"><text:span text:style-name="T16"> </text:span></text:span><text:span text:style-name="Основной_20_шрифт_20_абзаца"><text:span text:style-name="T15">technicum</text:span></text:span><text:span text:style-name="Основной_20_шрифт_20_абзаца"><text:span text:style-name="T16"> (</text:span></text:span><text:span text:style-name="Основной_20_шрифт_20_абзаца"><text:span text:style-name="T15">Koern</text:span></text:span><text:span text:style-name="Основной_20_шрифт_20_абзаца"><text:span text:style-name="T16">.) </text:span></text:span><text:span text:style-name="Основной_20_шрифт_20_абзаца"><text:span text:style-name="T15">Roshex</text:span></text:span><text:span text:style-name="Основной_20_шрифт_20_абзаца"><text:span text:style-name="T6">.</text:span></text:span></text:p>
      <text:p text:style-name="P1">Уапшы УатрагIвымсага.</text:p>
      <text:p text:style-name="P1"/>
      <text:p text:style-name="P7"><text:span text:style-name="Основной_20_шрифт_20_абзаца"><text:span text:style-name="T1">Псаргъан</text:span></text:span><text:span text:style-name="Основной_20_шрифт_20_абзаца"><text:span text:style-name="T6"> — Бересклет бородавчатый — </text:span></text:span><text:span text:style-name="Основной_20_шрифт_20_абзаца"><text:span text:style-name="T15">Euonymus</text:span></text:span><text:span text:style-name="Основной_20_шрифт_20_абзаца"><text:span text:style-name="T16"> </text:span></text:span><text:span text:style-name="Основной_20_шрифт_20_абзаца"><text:span text:style-name="T15">verrucosa</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 </text:span></text:span><text:span text:style-name="Основной_20_шрифт_20_абзаца"><text:span text:style-name="T7">Рис. 128.</text:span></text:span></text:p>
      <text:p text:style-name="P1">Кустарник до 1 — 2 м высотой. Листья яйцевидно-ланцетные. Ветви густо покрыты черноватыми бородавками.</text:p>
      <text:p text:style-name="P1">Растет в лесах среднегорного пояса. Растение ядовитое, но имеет промышленное значение как отечественной — гуттаперченос. В корнях содержится до 13% гутты; используется в зеленом строительстве.</text:p>
      <text:p text:style-name="P1">Разводят семенами, черенками, отводками. Медонос, переносит затенение.</text:p>
      <text:p text:style-name="P1"/>
      <text:p text:style-name="P7"><text:span text:style-name="Основной_20_шрифт_20_абзаца"><text:span text:style-name="T1">Псаргъан</text:span></text:span><text:span text:style-name="Основной_20_шрифт_20_абзаца"><text:span text:style-name="T6"> — Бересклет — </text:span></text:span><text:span text:style-name="Основной_20_шрифт_20_абзаца"><text:span text:style-name="T15">Euonymu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ПсыгIачва.</text:p>
      <text:p text:style-name="P1"/>
      <text:p text:style-name="P7"><text:span text:style-name="Основной_20_шрифт_20_абзаца"><text:span text:style-name="T1">Псахъва</text:span></text:span><text:span text:style-name="Основной_20_шрифт_20_абзаца"><text:span text:style-name="T6"> — Ива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29.</text:span></text:span></text:p>
      <text:p text:style-name="P1">Род деревьв и кустарников. Цветки собраны в сережки и распускаются ранней весной. Плод — коробочка с длинноволосистыми семенами, которые теряют всхожесть через несколько дней. Разводится черенками, прутьями, кольями.</text:p>
      <text:p text:style-name="P1">Ценна в зеленом строительстве. Древесина ее пригодна для хозяйственных построек, топлива. Ветви идут на корзиноплетение, на обручи, колья. Кора употребляется для дубления и получения лекарства, листья на веточный корм.</text:p>
      <text:p text:style-name="P1">Медонос.</text:p>
      <text:p text:style-name="P1"/>
      <text:p text:style-name="P7"><text:span text:style-name="Основной_20_шрифт_20_абзаца"><text:span text:style-name="T1">Псахъвадагв</text:span></text:span><text:span text:style-name="Основной_20_шрифт_20_абзаца"><text:span text:style-name="T6"> — Ива ломк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fragi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ахъватIатIа.</text:p>
      <text:p text:style-name="P1"/>
      <text:p text:style-name="P7"><text:span text:style-name="Основной_20_шрифт_20_абзаца"><text:span text:style-name="T1">Псахъвакъадаба</text:span></text:span><text:span text:style-name="Основной_20_шрифт_20_абзаца"><text:span text:style-name="T6"> — Ива белая, серебрист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alb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ахъвашкIвокIва.</text:p>
      <text:p text:style-name="P1"/>
      <text:p text:style-name="P7"><text:span text:style-name="Основной_20_шрифт_20_абзаца"><text:span text:style-name="T1">Псахъвакъапщы</text:span></text:span><text:span text:style-name="Основной_20_шрифт_20_абзаца"><text:span text:style-name="T6"> — Ива железняковидн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phlomoides</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Кустарник до 2 — 4 м высотой.</text:p>
      <text:p text:style-name="P1">В КЧР встречается по Кубани, Подкумку. Растет в лесах до 2000 м.</text:p>
      <text:p text:style-name="P1"><text:soft-page-break/>Родина: Европа, Кавказ, Передняя и Средняя Азия.</text:p>
      <text:p text:style-name="P1">Декоративна. Пригодна для одиночных и групповых посадок, облесения оврагов, склонов. Кора и древесина имеют ту же ценность, что и ива бредина. Размножается семенами, черенками.</text:p>
      <text:p text:style-name="P1">Медоносное растение.</text:p>
      <text:p text:style-name="P1"/>
      <text:p text:style-name="P7"><text:span text:style-name="Основной_20_шрифт_20_абзаца"><text:span text:style-name="T1">Псахъвакъапщы</text:span></text:span><text:span text:style-name="Основной_20_шрифт_20_абзаца"><text:span text:style-name="T6"> — Ива пурпурн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purpu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30.</text:span></text:span></text:p>
      <text:p text:style-name="P1">Кустарник до 4 м высотой, побеги красноватые, голые; почки 5 мм длины, голые; листья широкие, в верхней части зеленые, в середине пильчатые; цветет до распускания листьев.</text:p>
      <text:p text:style-name="P1">Родина: Северная Америка, Европа, Азия.</text:p>
      <text:p text:style-name="P1">У нас растет по берегам, сырым местам; используют для озеленения дорог, улиц, для устройства живых изгородей. Дает прут.</text:p>
      <text:p text:style-name="P1">В коре дубильные вещества.</text:p>
      <text:p text:style-name="P1">Размножается стеблевыми черенками, семенами.</text:p>
      <text:p text:style-name="P1"/>
      <text:p text:style-name="P7"><text:span text:style-name="Основной_20_шрифт_20_абзаца"><text:span text:style-name="T1">ПсахъвакIахвхва</text:span></text:span><text:span text:style-name="Основной_20_шрифт_20_абзаца"><text:span text:style-name="T6"> — Ива бел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var</text:span></text:span><text:span text:style-name="Основной_20_шрифт_20_абзаца"><text:span text:style-name="T16">. </text:span></text:span><text:span text:style-name="Основной_20_шрифт_20_абзаца"><text:span text:style-name="T15">pendula</text:span></text:span><text:span text:style-name="Основной_20_шрифт_20_абзаца"><text:span text:style-name="T16"> </text:span></text:span><text:span text:style-name="Основной_20_шрифт_20_абзаца"><text:span text:style-name="T15">hort</text:span></text:span><text:span text:style-name="Основной_20_шрифт_20_абзаца"><text:span text:style-name="T6">. </text:span></text:span><text:span text:style-name="Основной_20_шрифт_20_абзаца"><text:span text:style-name="T7">Рис. 131.</text:span></text:span></text:p>
      <text:p text:style-name="P1">С одинаковыми по толщине пониклыми до земли ветвями, и более длинными, узкими серповидно-изогнутыми листьями; очень красива, когда растет по берегам рек. Высота до 10 м. Ветвится в верхней части.</text:p>
      <text:p text:style-name="P1"/>
      <text:p text:style-name="P7"><text:span text:style-name="Основной_20_шрифт_20_абзаца"><text:span text:style-name="T1">ПсахъватIатIа</text:span></text:span><text:span text:style-name="Основной_20_шрифт_20_абзаца"><text:span text:style-name="T6"> — Ива ломк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fragi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15 м высотой, кора бурая; побеги зеленоватые, ломкие у основания; листья узколанцетные, блестящие, зеленые; цветет одновременно с распусканием листьев.</text:p>
      <text:p text:style-name="P1">Родина: Европа, Кавказ, Малая Азия.</text:p>
      <text:p text:style-name="P1">У нас она растет по берегам рек.</text:p>
      <text:p text:style-name="P1">Используют для озеленения улиц, дорог, устройства живых изгородей.</text:p>
      <text:p text:style-name="P1"/>
      <text:p text:style-name="P7"><text:span text:style-name="Основной_20_шрифт_20_абзаца"><text:span text:style-name="T1">Псахъвахъвачва</text:span></text:span><text:span text:style-name="Основной_20_шрифт_20_абзаца"><text:span text:style-name="T9"> </text:span></text:span><text:span text:style-name="Основной_20_шрифт_20_абзаца"><text:span text:style-name="T6">— Ива сер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ciner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или кустарник до 5 м высотой.</text:p>
      <text:p text:style-name="P1">В КЧР встречается повсеместно в лесах предгорий.</text:p>
      <text:p text:style-name="P1">Годичные побеги буровато опушенные. Листья чаще ланцетные.</text:p>
      <text:p text:style-name="P1">Родина: Европа, Кавказ, Сибирь, Средняя Азия.</text:p>
      <text:p text:style-name="P1">Декоративна. Используется для одиночных и групповых посадок, озеленения склонов. В коре — дубильные вещества. Древесина идет на уголь.</text:p>
      <text:p text:style-name="P1">Размножается семенами и стеблевыми черенками. К почве и климату малотребовательна.</text:p>
      <text:p text:style-name="P1">Медонос.</text:p>
      <text:p text:style-name="P1"/>
      <text:p text:style-name="P7"><text:span text:style-name="Основной_20_шрифт_20_абзаца"><text:span text:style-name="T1">Псахъвачвыш</text:span></text:span><text:span text:style-name="Основной_20_шрифт_20_абзаца"><text:span text:style-name="T9"> </text:span></text:span><text:span text:style-name="Основной_20_шрифт_20_абзаца"><text:span text:style-name="T6">— Ива шелковистая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pantosericea</text:span></text:span><text:span text:style-name="Основной_20_шрифт_20_абзаца"><text:span text:style-name="T16"> </text:span></text:span><text:span text:style-name="Основной_20_шрифт_20_абзаца"><text:span text:style-name="T15">Goerz</text:span></text:span><text:span text:style-name="Основной_20_шрифт_20_абзаца"><text:span text:style-name="T6">.</text:span></text:span></text:p>
      <text:p text:style-name="P1">Кустарник 0,5 — 2 м высотой. Листья продолговатые, с обеих сторон ррижато опушенные.</text:p>
      <text:p text:style-name="P1">Широко встречается в верховьях р. Кубани. Растет на влажных местах.</text:p>
      <text:p text:style-name="P1">Родина: Кавказ.</text:p>
      <text:p text:style-name="P1">Высокодекоративна. Пригодна для одиночных и групповых посадок в скверах, парках, на каменистых горках. К почве малотребовательна. Размножается делением куста, стеблевыми черенками, семенами.</text:p>
      <text:p text:style-name="P1"/>
      <text:p text:style-name="P7"><text:span text:style-name="Основной_20_шрифт_20_абзаца"><text:span text:style-name="T1">ПсахъвашкIвокIва</text:span></text:span><text:span text:style-name="Основной_20_шрифт_20_абзаца"><text:span text:style-name="T9"> </text:span></text:span><text:span text:style-name="Основной_20_шрифт_20_абзаца"><text:span text:style-name="T6">— Ива серебристая, ветла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до 20 м высотой со стволом до 3 м в диаметре: кора темно-серая, в трещинах; листья ланцетные, серебристые снизу; цветет в апреле — мае; на влажных местах быстро растет. Древесина легкая, мягкая, из нее делают челны, корыта, лопаты.</text:p>
      <text:p text:style-name="P1">Кору используют для дубления кожи, медоносное растение.</text:p>
      <text:p text:style-name="P1">Декоративна. Используется для озеленения дорог, улиц, водоемов. Размножается семенами, черенками. Дает салицин, строительную древесину.</text:p>
      <text:p text:style-name="P1"/>
      <text:p text:style-name="P7"><text:span text:style-name="Основной_20_шрифт_20_абзаца"><text:span text:style-name="T1">а-Пслыш</text:span></text:span><text:span text:style-name="Основной_20_шрифт_20_абзаца"><text:span text:style-name="T9"> </text:span></text:span><text:span text:style-name="Основной_20_шрифт_20_абзаца"><text:span text:style-name="T6">(абх.) — Ива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ревесина мягкая, находит применение для различных поделок.</text:p>
      <text:p text:style-name="P1"><text:soft-page-break/></text:p>
      <text:p text:style-name="P7"><text:span text:style-name="Основной_20_шрифт_20_абзаца"><text:span text:style-name="T1">Пслыш</text:span></text:span><text:span text:style-name="Основной_20_шрифт_20_абзаца"><text:span text:style-name="T9"> </text:span></text:span><text:span text:style-name="Основной_20_шрифт_20_абзаца"><text:span text:style-name="T6">(шкар.) — Ива — </text:span></text:span><text:span text:style-name="Основной_20_шрифт_20_абзаца"><text:span text:style-name="T15">Sali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ахъва.</text:p>
      <text:p text:style-name="P1"/>
      <text:p text:style-name="P7"><text:span text:style-name="Основной_20_шрифт_20_абзаца"><text:span text:style-name="T1">Псыгъ</text:span></text:span><text:span text:style-name="Основной_20_шрифт_20_абзаца"><text:span text:style-name="T9"> </text:span></text:span><text:span text:style-name="Основной_20_шрифт_20_абзаца"><text:span text:style-name="T6">— Осина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132.</text:span></text:span></text:p>
      <text:p text:style-name="P1">Деревья высотой до 20 м. Кора светлая; листья сердцевидные; цветет в апреле — мае. Осина один из видов тополей. Быстро растет, зимостойка и светолюбива.</text:p>
      <text:p text:style-name="P1">Размножается семенами, порослью от пня и корневыми отпрысками. Широко распространен в наших лесах. Ценна для облесения оврагов. Древесину используют для изготовления спичек и целлюлозы. Идет для постройки, клепки для бочек, на дрова, штакетник и др.</text:p>
      <text:p text:style-name="P1"/>
      <text:p text:style-name="P7"><text:span text:style-name="Основной_20_шрифт_20_абзаца"><text:span text:style-name="T1">Псыгъ</text:span></text:span><text:span text:style-name="Основной_20_шрифт_20_абзаца"><text:span text:style-name="T6"> — Осина, тополь трепещущий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trem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рево с гладкой, светло-серой корой до 20 м высотой; молодые побеги голые, листья ветвей округлые, по краю неравномерно выемчатые, лист с верхней стороны голый, снизу слабо опушенный; семена мелкие с хохолком; древесина мягкая, легкая; используется на изготовление дранки, корыт, лопат, спичек, бумаги.</text:p>
      <text:p text:style-name="P1">Молодые побеги можно использовать как веточный корм животным.</text:p>
      <text:p text:style-name="P1"/>
      <text:p text:style-name="P7"><text:span text:style-name="Основной_20_шрифт_20_абзаца"><text:span text:style-name="T1">Псыгъбыгъь</text:span></text:span><text:span text:style-name="Основной_20_шрифт_20_абзаца"><text:span text:style-name="T9"> </text:span></text:span><text:span text:style-name="Основной_20_шрифт_20_абзаца"><text:span text:style-name="T6">— Синеголовник плосколистный — </text:span></text:span><text:span text:style-name="Основной_20_шрифт_20_абзаца"><text:span text:style-name="T15">Eryngium</text:span></text:span><text:span text:style-name="Основной_20_шрифт_20_абзаца"><text:span text:style-name="T16"> </text:span></text:span><text:span text:style-name="Основной_20_шрифт_20_абзаца"><text:span text:style-name="T15">pl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133.</text:span></text:span></text:p>
      <text:p text:style-name="P1">Многолетнее травянистое растение до 30 — 70 см высотой.</text:p>
      <text:p text:style-name="P1">Стебель прямостоячий.</text:p>
      <text:p text:style-name="P1">Прикорневые листья многочисленные, жесткие, долго сохраняющиеся. Соцветие — головка яйцевидная. Корневища толстая.</text:p>
      <text:p text:style-name="P1">Растет на сухих лугах среднегорного пояса. Скотом не поедается.</text:p>
      <text:p text:style-name="P1"/>
      <text:p text:style-name="P7"><text:span text:style-name="Основной_20_шрифт_20_абзаца"><text:span text:style-name="T1">ПсыгъцIла</text:span></text:span><text:span text:style-name="Основной_20_шрифт_20_абзаца"><text:span text:style-name="T6"> — Осина, тополь трепещущий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trem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ыгъ.</text:p>
      <text:p text:style-name="P1"/>
      <text:p text:style-name="P7"><text:span text:style-name="Основной_20_шрифт_20_абзаца"><text:span text:style-name="T1">Псыгъчва</text:span></text:span><text:span text:style-name="Основной_20_шрифт_20_абзаца"><text:span text:style-name="T6"> — Бересклет бородавчатый — </text:span></text:span><text:span text:style-name="Основной_20_шрифт_20_абзаца"><text:span text:style-name="T15">Euonymus</text:span></text:span><text:span text:style-name="Основной_20_шрифт_20_абзаца"><text:span text:style-name="T16"> </text:span></text:span><text:span text:style-name="Основной_20_шрифт_20_абзаца"><text:span text:style-name="T15">verrucosa</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text:span></text:span></text:p>
      <text:p text:style-name="P1">Уапшы Псаргьан.</text:p>
      <text:p text:style-name="P1"/>
      <text:p text:style-name="P7"><text:span text:style-name="Основной_20_шрифт_20_абзаца"><text:span text:style-name="T1">ПсыгIачва</text:span></text:span><text:span text:style-name="Основной_20_шрифт_20_абзаца"><text:span text:style-name="T6"> — Бересклет — </text:span></text:span><text:span text:style-name="Основной_20_шрифт_20_абзаца"><text:span text:style-name="T15">Euony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В нашей стране произрастают 16 видов, значение имеют 2 вида; маленькие деревья и кустарники; цветки невзрачные, желтоватые или зеленые; семена черные, блестящие.</text:p>
      <text:p text:style-name="P1">Растет на опушках, в кустарниках.</text:p>
      <text:p text:style-name="P1"/>
      <text:p text:style-name="P7"><text:span text:style-name="Основной_20_шрифт_20_абзаца"><text:span text:style-name="T1">ПсыгIчвачыкь</text:span></text:span><text:span text:style-name="Основной_20_шрифт_20_абзаца"><text:span text:style-name="T6"> — Бересклет карликовый — </text:span></text:span><text:span text:style-name="Основной_20_шрифт_20_абзаца"><text:span text:style-name="T15">Euonymus</text:span></text:span><text:span text:style-name="Основной_20_шрифт_20_абзаца"><text:span text:style-name="T16"> </text:span></text:span><text:span text:style-name="Основной_20_шрифт_20_абзаца"><text:span text:style-name="T15">nan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Вечнозеленый кустарник до 1 м высотой. Молодые побеги зеленые, бородавчатые. Стебли приподнимающиеся или лежачие, буро-зеленые. Листья очередные или супративные. Цветки зеленовато-красные. Плод — четырехлопастная бескрылая коробочка, при созревании желтая.</text:p>
      <text:p text:style-name="P1">Родина: Европа, Кавказ, Монголия, Китай.</text:p>
      <text:p text:style-name="P1">В КЧР растет в верховьях Кубани, в районе Хурзука. Растет на каменистых склонах, среди кустарников.</text:p>
      <text:p text:style-name="P1">Декоративен, может использоваться в одиночных и групповых посадках, на каменистых и альпийских горах.</text:p>
      <text:p text:style-name="P1">Размножается семенами, черенками, отводками.</text:p>
      <text:p text:style-name="P1"/>
      <text:p text:style-name="P7"><text:span text:style-name="Основной_20_шрифт_20_абзаца"><text:span text:style-name="T1">ПсыткъахIвра</text:span></text:span><text:span text:style-name="Основной_20_шрифт_20_абзаца"><text:span text:style-name="T9"> </text:span></text:span><text:span text:style-name="Основной_20_шрифт_20_абзаца"><text:span text:style-name="T6">— Ситник — </text:span></text:span><text:span text:style-name="Основной_20_шрифт_20_абзаца"><text:span text:style-name="T15">Jun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встречается более 10 видов. Многолетние травянистые растения до 10 — 80 см высотой. Стебли прямые, гладкие, иногда красноватые. Цветет с мая по август. Стебли обычно малолистные, у некоторых они прикорневые. Цветки на веточках.</text:p>
      <text:p text:style-name="P1">Растут на влажных местах, сырых лугах, лужайках, по берегам рек, речек. Пределы встречаемости — от низменности до альпийского пояса.</text:p>
      <text:p text:style-name="P1"/>
      <text:p text:style-name="P7"><text:soft-page-break/><text:span text:style-name="Основной_20_шрифт_20_абзаца"><text:span text:style-name="T1">Псыуачва</text:span></text:span><text:span text:style-name="Основной_20_шрифт_20_абзаца"><text:span text:style-name="T9"> </text:span></text:span><text:span text:style-name="Основной_20_шрифт_20_абзаца"><text:span text:style-name="T6">— Ярутка полевая, денежник — </text:span></text:span><text:span text:style-name="Основной_20_шрифт_20_абзаца"><text:span text:style-name="T15">Thlaspi</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Яровой, озимый и зимующий однолетник до 20 — 80 см высотой. Стебли голые, ветвистые, листья сидячие. Плод — стручок, почти округлый. Цветет с мая по август белыми лепестками.</text:p>
      <text:p text:style-name="P1">Во флоре КЧР растет на пустырях, по лугам, лесным опушкам, на полях, огородах, дорогах. Засоряет яровые и озимые посевы.</text:p>
      <text:p text:style-name="P1">В пищу употребляются листья в виде салата, можно использовать как примесь к другим салатам.</text:p>
      <text:p text:style-name="P1"/>
      <text:p text:style-name="P7"><text:span text:style-name="Основной_20_шрифт_20_абзаца"><text:span text:style-name="T1">ПсыхIвахIвра</text:span></text:span><text:span text:style-name="Основной_20_шрифт_20_абзаца"><text:span text:style-name="T9"> — </text:span></text:span><text:span text:style-name="Основной_20_шрифт_20_абзаца"><text:span text:style-name="T6">Осока приземистая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supin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Wahe</text:span></text:span><text:span text:style-name="Основной_20_шрифт_20_абзаца"><text:span text:style-name="T6">.</text:span></text:span></text:p>
      <text:p text:style-name="P1">Уапшы АштымсагIа.</text:p>
      <text:p text:style-name="P1"/>
      <text:p text:style-name="P7"><text:span text:style-name="Основной_20_шрифт_20_абзаца"><text:span text:style-name="T1">ПхарчIакь</text:span></text:span><text:span text:style-name="Основной_20_шрифт_20_абзаца"><text:span text:style-name="T9"> — </text:span></text:span><text:span text:style-name="Основной_20_шрифт_20_абзаца"><text:span text:style-name="T6">Камнеломка хрящеватая — </text:span></text:span><text:span text:style-name="Основной_20_шрифт_20_абзаца"><text:span text:style-name="T15">Saxifraga</text:span></text:span><text:span text:style-name="Основной_20_шрифт_20_абзаца"><text:span text:style-name="T16"> </text:span></text:span><text:span text:style-name="Основной_20_шрифт_20_абзаца"><text:span text:style-name="T15">cartilagine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9">. </text:span></text:span><text:span text:style-name="Основной_20_шрифт_20_абзаца"><text:span text:style-name="T7">Рис. 134.</text:span></text:span></text:p>
      <text:p text:style-name="P1">Альпийское растение. Стебель одиночный, выходит из густой прикорневой розетки высотой до 10 — 20 см. Листья линейно-продолговатые.</text:p>
      <text:p text:style-name="P1">Соцветие метельчатое. Венчик белый или бледно-розовый.</text:p>
      <text:p text:style-name="P1">Встречается в трещинах скал. Декоративен.</text:p>
      <text:p text:style-name="P1"/>
      <text:p text:style-name="P7"><text:span text:style-name="Основной_20_шрифт_20_абзаца"><text:span text:style-name="T1">а-Пхаса</text:span></text:span><text:span text:style-name="Основной_20_шрифт_20_абзаца"><text:span text:style-name="T9"> </text:span></text:span><text:span text:style-name="Основной_20_шрифт_20_абзаца"><text:span text:style-name="T6">(абх.) — Алыча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ivaricata</text:span></text:span><text:span text:style-name="Основной_20_шрифт_20_абзаца"><text:span text:style-name="T16"> </text:span></text:span><text:span text:style-name="Основной_20_шрифт_20_абзаца"><text:span text:style-name="T15">edeb</text:span></text:span><text:span text:style-name="Основной_20_шрифт_20_абзаца"><text:span text:style-name="T6">.</text:span></text:span></text:p>
      <text:p text:style-name="P1">Плоды обычно красноватые, съедобны; выращивается на усадьбах ради плодов.</text:p>
      <text:p text:style-name="P1"/>
      <text:p text:style-name="P7"><text:span text:style-name="Основной_20_шрифт_20_абзаца"><text:span text:style-name="T1">Пхашвта</text:span></text:span><text:span text:style-name="Основной_20_шрифт_20_абзаца"><text:span text:style-name="T6"> (шкар.) — Абрикос обыкновенный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брикос.</text:p>
      <text:p text:style-name="P1"/>
      <text:p text:style-name="P7"><text:span text:style-name="Основной_20_шрифт_20_абзаца"><text:span text:style-name="T1">Пхъапхъай</text:span></text:span><text:span text:style-name="Основной_20_шрифт_20_абзаца"><text:span text:style-name="T6"> — Трясунка — </text:span></text:span><text:span text:style-name="Основной_20_шрифт_20_абзаца"><text:span text:style-name="T15">Briz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рда.</text:p>
      <text:p text:style-name="P1"/>
      <text:p text:style-name="P7"><text:span text:style-name="Основной_20_шрифт_20_абзаца"><text:span text:style-name="T1">Пхъына</text:span></text:span><text:span text:style-name="Основной_20_шрифт_20_абзаца"><text:span text:style-name="T6"> — Бальзамин, недотрога бальзаминовая — </text:span></text:span><text:span text:style-name="Основной_20_шрифт_20_абзаца"><text:span text:style-name="T15">Jmpatiens</text:span></text:span><text:span text:style-name="Основной_20_шрифт_20_абзаца"><text:span text:style-name="T16"> </text:span></text:span><text:span text:style-name="Основной_20_шрифт_20_абзаца"><text:span text:style-name="T15">balsam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Декоративное травянистое растение. Стебель почти неветвистый. Листья ланцетные. Цветки скучены в пазухах листьев. Лепестки белые, розовые, пестрые.</text:p>
      <text:p text:style-name="P1">Разводится в цветниках.</text:p>
      <text:p text:style-name="P1">Родина: Индия.</text:p>
      <text:p text:style-name="P1"/>
      <text:p text:style-name="P7"><text:span text:style-name="Основной_20_шрифт_20_абзаца"><text:span text:style-name="T1">ПхIвысыжвпыц</text:span></text:span><text:span text:style-name="Основной_20_шрифт_20_абзаца"><text:span text:style-name="T6"> — Заразиха, волчок — </text:span></text:span><text:span text:style-name="Основной_20_шрифт_20_абзаца"><text:span text:style-name="T15">Orobanch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ЗгIвахвышхва.</text:p>
      <text:p text:style-name="P1"/>
      <text:p text:style-name="P7"><text:span text:style-name="Основной_20_шрифт_20_абзаца"><text:span text:style-name="T1">ПцIапшдза</text:span></text:span><text:span text:style-name="Основной_20_шрифт_20_абзаца"><text:span text:style-name="T6"> — Ветреница лютиковидная, анемона — </text:span></text:span><text:span text:style-name="Основной_20_шрифт_20_абзаца"><text:span text:style-name="T15">Anemone</text:span></text:span><text:span text:style-name="Основной_20_шрифт_20_абзаца"><text:span text:style-name="T16"> </text:span></text:span><text:span text:style-name="Основной_20_шрифт_20_абзаца"><text:span text:style-name="T15">ranunculoides</text:span></text:span><text:span text:style-name="Основной_20_шрифт_20_абзаца"><text:span text:style-name="T6">.</text:span></text:span></text:p>
      <text:p text:style-name="P1">Многолетнее ядовитое растение высотой до 10 — 20 см.</text:p>
      <text:p text:style-name="P1">Прикорневых листьев нет. Листья верхушечные, тройчатые. Цветет в марте — апреле. Содержит ядовитые летучие вещества, действующие на сердце. При высушивании ядовитость теряется.</text:p>
      <text:p text:style-name="P1">Растет в лесах среди кустарников.</text:p>
      <text:p text:style-name="P1"/>
      <text:p text:style-name="P7"><text:span text:style-name="Основной_20_шрифт_20_абзаца"><text:span text:style-name="T1">ПцIачIвры</text:span></text:span><text:span text:style-name="Основной_20_шрифт_20_абзаца"><text:span text:style-name="T6"> — Очиток — </text:span></text:span><text:span text:style-name="Основной_20_шрифт_20_абзаца"><text:span text:style-name="T15">Sed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35.</text:span></text:span></text:p>
      <text:p text:style-name="P1">В род очиток объединяются однолетники и многолетние травянистые растения высотой от 5 до 40 см. Корневая система развита хорошо. Стебли в основном восходящиеся, одетые многочисленными мясистыми чешуевидными листьями.</text:p>
      <text:p text:style-name="P1">Цветки звездчатые, мелкие, желтые, белые, зеленовато-белые.</text:p>
      <text:p text:style-name="P1">Растут на каменистых местах, сухих склонах, щебнистых склонах.</text:p>
      <text:p text:style-name="P1">Многие виды идут для создания сплошного ковра и задернения оголенных участков.</text:p>
      <text:p text:style-name="P1">Некоторые медоносы, но есть и ядовитые.</text:p>
      <text:p text:style-name="P1"/>
      <text:p text:style-name="P7"><text:span text:style-name="Основной_20_шрифт_20_абзаца"><text:span text:style-name="T1">ПцIаалпIла</text:span></text:span><text:span text:style-name="Основной_20_шрифт_20_абзаца"><text:span text:style-name="T9"> </text:span></text:span><text:span text:style-name="Основной_20_шрифт_20_абзаца"><text:span text:style-name="T6">— Дурнишник колючий — </text:span></text:span><text:span text:style-name="Основной_20_шрифт_20_абзаца"><text:span text:style-name="T15">Xanthium</text:span></text:span><text:span text:style-name="Основной_20_шрифт_20_абзаца"><text:span text:style-name="T16"> </text:span></text:span><text:span text:style-name="Основной_20_шрифт_20_абзаца"><text:span text:style-name="T15">spino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гъышкIвокIва.</text:p>
      <text:p text:style-name="P1"/>
      <text:p text:style-name="P7"><text:soft-page-break/><text:span text:style-name="Основной_20_шрифт_20_абзаца"><text:span text:style-name="T1">Пшдза</text:span></text:span><text:span text:style-name="Основной_20_шрифт_20_абзаца"><text:span text:style-name="T6"> —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Пшахъых</text:span></text:span><text:span text:style-name="Основной_20_шрифт_20_абзаца"><text:span text:style-name="T6"> — Пушица узколистная — </text:span></text:span><text:span text:style-name="Основной_20_шрифт_20_абзаца"><text:span text:style-name="T15">Eriophorum</text:span></text:span><text:span text:style-name="Основной_20_шрифт_20_абзаца"><text:span text:style-name="T16"> </text:span></text:span><text:span text:style-name="Основной_20_шрифт_20_абзаца"><text:span text:style-name="T15">angustifolium</text:span></text:span><text:span text:style-name="Основной_20_шрифт_20_абзаца"><text:span text:style-name="T16"> </text:span></text:span><text:span text:style-name="Основной_20_шрифт_20_абзаца"><text:span text:style-name="T15">Roth</text:span></text:span><text:span text:style-name="Основной_20_шрифт_20_абзаца"><text:span text:style-name="T6">. </text:span></text:span><text:span text:style-name="Основной_20_шрифт_20_абзаца"><text:span text:style-name="T7">Рис. 136.</text:span></text:span></text:p>
      <text:p text:style-name="P1">Многолетнее травянистое растение до 10 — 40 см высотой. Стебель прямостоячий, сплюснутый. Листья линейные, длинные. Колоски сидят на цветоносах по 3 — 7 Цветет в июне — августе, плоды созревают в сентябре.</text:p>
      <text:p text:style-name="P1">Растет на заболоченных местах горного пояса.</text:p>
      <text:p text:style-name="P1"/>
      <text:p text:style-name="P7"><text:span text:style-name="Основной_20_шрифт_20_абзаца"><text:span text:style-name="T1">Пшахъыхдза</text:span></text:span><text:span text:style-name="Основной_20_шрифт_20_абзаца"><text:span text:style-name="T9"> </text:span></text:span><text:span text:style-name="Основной_20_шрифт_20_абзаца"><text:span text:style-name="T6">— Одуванчик лекарственный — </text:span></text:span><text:span text:style-name="Основной_20_шрифт_20_абзаца"><text:span text:style-name="T15">Taraxac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Wigg</text:span></text:span><text:span text:style-name="Основной_20_шрифт_20_абзаца"><text:span text:style-name="T6">.</text:span></text:span></text:p>
      <text:p text:style-name="P1">Уапшы Къараба.</text:p>
      <text:p text:style-name="P1"/>
      <text:p text:style-name="P7"><text:span text:style-name="Основной_20_шрифт_20_абзаца"><text:span text:style-name="T1">ПшацIыршва</text:span></text:span><text:span text:style-name="Основной_20_шрифт_20_абзаца"><text:span text:style-name="T9"> </text:span></text:span><text:span text:style-name="Основной_20_шрифт_20_абзаца"><text:span text:style-name="T6">— Мята длиннолистн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log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Уапшы ТшыхIвра.</text:p>
      <text:p text:style-name="P1"/>
      <text:p text:style-name="P7"><text:span text:style-name="Основной_20_шрифт_20_абзаца"><text:span text:style-name="T1">ПщбгъьыкI</text:span></text:span><text:span text:style-name="Основной_20_шрифт_20_абзаца"><text:span text:style-name="T9"> </text:span></text:span><text:span text:style-name="Основной_20_шрифт_20_абзаца"><text:span text:style-name="T6">— Бубенчик широколистный — </text:span></text:span><text:span text:style-name="Основной_20_шрифт_20_абзаца"><text:span text:style-name="T15">Adenophora</text:span></text:span><text:span text:style-name="Основной_20_шрифт_20_абзаца"><text:span text:style-name="T16"> </text:span></text:span><text:span text:style-name="Основной_20_шрифт_20_абзаца"><text:span text:style-name="T15">la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Dc</text:span></text:span><text:span text:style-name="Основной_20_шрифт_20_абзаца"><text:span text:style-name="T6">. </text:span></text:span><text:span text:style-name="Основной_20_шрифт_20_абзаца"><text:span text:style-name="T7">Рис. 137.</text:span></text:span></text:p>
      <text:p text:style-name="P1">Корневищный многолетник от 40 до 120 см высотой. Листья широкие, зубчатые, расположены на стебле мутовчато. Венчик голубой или синеватый, колокольчатый. Цветет в июне — июле.</text:p>
      <text:p text:style-name="P1">Корневище содержит большое количество крахмала и обладает высокими пищевыми качествами. Вид заслуживает введения в культуру.</text:p>
      <text:p text:style-name="P1"/>
      <text:p text:style-name="P7"><text:span text:style-name="Основной_20_шрифт_20_абзаца"><text:span text:style-name="T1">ПщбгъьыкI</text:span></text:span><text:span text:style-name="Основной_20_шрифт_20_абзаца"><text:span text:style-name="T9"> </text:span></text:span><text:span text:style-name="Основной_20_шрифт_20_абзаца"><text:span text:style-name="T6">— Вороний глаз — </text:span></text:span><text:span text:style-name="Основной_20_шрифт_20_абзаца"><text:span text:style-name="T15">Paris</text:span></text:span><text:span text:style-name="Основной_20_шрифт_20_абзаца"><text:span text:style-name="T16"> </text:span></text:span><text:span text:style-name="Основной_20_шрифт_20_абзаца"><text:span text:style-name="T15">gyadr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38.</text:span></text:span></text:p>
      <text:p text:style-name="P1">Уапшы Къанджьала.</text:p>
      <text:p text:style-name="P1"/>
      <text:p text:style-name="P7"><text:span text:style-name="Основной_20_шрифт_20_абзаца"><text:span text:style-name="T1">Пыжвбана</text:span></text:span><text:span text:style-name="Основной_20_шрифт_20_абзаца"><text:span text:style-name="T6"> — Терн, терновник, слива колюча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39.</text:span></text:span></text:p>
      <text:p text:style-name="P1">Уапшы ДзхIвы.</text:p>
      <text:p text:style-name="P1"/>
      <text:p text:style-name="P7"><text:span text:style-name="Основной_20_шрифт_20_абзаца"><text:span text:style-name="T1">Пыжвмгъы</text:span></text:span><text:span text:style-name="Основной_20_шрифт_20_абзаца"><text:span text:style-name="T6"> — Терн, терновик, слива колюча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sp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ыжвбана.</text:p>
      <text:p text:style-name="P1"/>
      <text:p text:style-name="P7"><text:span text:style-name="Основной_20_шрифт_20_абзаца"><text:span text:style-name="T1">ПынцIащатцага</text:span></text:span><text:span text:style-name="Основной_20_шрифт_20_абзаца"><text:span text:style-name="T6"> — Лютик ползучий — </text:span></text:span><text:span text:style-name="Основной_20_шрифт_20_абзаца"><text:span text:style-name="T15">Ranunculus</text:span></text:span><text:span text:style-name="Основной_20_шрифт_20_абзаца"><text:span text:style-name="T16"> </text:span></text:span><text:span text:style-name="Основной_20_шрифт_20_абзаца"><text:span text:style-name="T15">rep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40.</text:span></text:span></text:p>
      <text:p text:style-name="P1">Многолетнее травянистое растение до 15 — 40 см высотой. Стебли приподнимающиеся или лежачие с ползучими надземными побегами. Растение почти голое. Листья на черешках 3-раздельные. Лепестки ярко-желтые. Корни тонкие, некоторые из них немного утолщенные. Плоды — орешки.</text:p>
      <text:p text:style-name="P1">Растет в основном на сырых лугах, болотистых местах. Растение ядовитое.</text:p>
      <text:p text:style-name="P1"/>
      <text:p text:style-name="P7"><text:span text:style-name="Основной_20_шрифт_20_абзаца"><text:span text:style-name="T1">Пыцхвышхва</text:span></text:span><text:span text:style-name="Основной_20_шрифт_20_абзаца"><text:span text:style-name="T9"> </text:span></text:span><text:span text:style-name="Основной_20_шрифт_20_абзаца"><text:span text:style-name="T6">—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ПыцшкIвокIва</text:span></text:span><text:span text:style-name="Основной_20_шрифт_20_абзаца"><text:span text:style-name="T6"> — Бородач кровоостанавливающий — </text:span></text:span><text:span text:style-name="Основной_20_шрифт_20_абзаца"><text:span text:style-name="T15">Bothriochloa</text:span></text:span><text:span text:style-name="Основной_20_шрифт_20_абзаца"><text:span text:style-name="T16"> </text:span></text:span><text:span text:style-name="Основной_20_шрифт_20_абзаца"><text:span text:style-name="T15">ischaem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Keng</text:span></text:span><text:span text:style-name="Основной_20_шрифт_20_абзаца"><text:span text:style-name="T6">.</text:span></text:span></text:p>
      <text:p text:style-name="P1">Уапшы ТшахIвра.</text:p>
      <text:p text:style-name="P1"/>
      <text:p text:style-name="P7"><text:span text:style-name="Основной_20_шрифт_20_абзаца"><text:span text:style-name="T1">ПыцыжьхIвра</text:span></text:span><text:span text:style-name="Основной_20_шрифт_20_абзаца"><text:span text:style-name="T6"> — Гладиолус — </text:span></text:span><text:span text:style-name="Основной_20_шрифт_20_абзаца"><text:span text:style-name="T15">Gladio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од красивоцветущих растений. Листья мочевидные, цветки колокольчатые, собранные в крупные соцветия; колос на длинных цветоносах.</text:p>
      <text:p text:style-name="P1">В цветоводстве известно много садовых групп и сортов гладиолуса. Ценятся для высадки в цветники и особенно для получения срезочного материала. Требует богатую почву.</text:p>
      <text:p text:style-name="P1">Размножается клубнелуковицами или «детский», вырастающий около клубнелуковиц, семенами при выведении сортов. Зимой клубнелуковицы хранят после просушки в сухих прохладных помещениях.</text:p>
      <text:p text:style-name="P1"/>
      <text:p text:style-name="P7"><text:span text:style-name="Основной_20_шрифт_20_абзаца"><text:span text:style-name="T1">Пыцыхьхвышхва</text:span></text:span><text:span text:style-name="Основной_20_шрифт_20_абзаца"><text:span text:style-name="T6"> —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Уапшы ДахьатхIапа.</text:p>
      <text:p text:style-name="P1"/>
      <text:p text:style-name="P7"><text:span text:style-name="Основной_20_шрифт_20_абзаца"><text:span text:style-name="T1">Пыцыхьхъвшв</text:span></text:span><text:span text:style-name="Основной_20_шрифт_20_абзаца"><text:span text:style-name="T6"> —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ПыцыхьхIвра</text:span></text:span><text:span text:style-name="Основной_20_шрифт_20_абзаца"><text:span text:style-name="T6"> —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ПIанкIь</text:span></text:span><text:span text:style-name="Основной_20_шрифт_20_абзаца"><text:span text:style-name="T6"> — Лилия кавказская — </text:span></text:span><text:span text:style-name="Основной_20_шрифт_20_абзаца"><text:span text:style-name="T15">Lilium</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Miscz</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6">.</text:span></text:span></text:p>
      <text:p text:style-name="P1">Уапшы ПаштыхIхъабра.</text:p>
      <text:p text:style-name="P1"/>
      <text:p text:style-name="P7"><text:span text:style-name="Основной_20_шрифт_20_абзаца"><text:span text:style-name="T1">ПIатIражан</text:span></text:span><text:span text:style-name="Основной_20_шрифт_20_абзаца"><text:span text:style-name="T6"> — Помидор обыкновенный, культурный — </text:span></text:span><text:span text:style-name="Основной_20_шрифт_20_абзаца"><text:span text:style-name="T15">Lycopersicum</text:span></text:span><text:span text:style-name="Основной_20_шрифт_20_абзаца"><text:span text:style-name="T16"> </text:span></text:span><text:span text:style-name="Основной_20_шрифт_20_абзаца"><text:span text:style-name="T15">esculenton</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Этот вид объединяет почти все сорта, выращиваемые в России. Требователен к теплу, свету, засухоустойчив, не выдерживает избыток влаги, может расти на разнообразных почвах, отзывчив на минеральные удобрения, особенно на фосфорные.</text:p>
      <text:p text:style-name="P1">Выращивают помидор рассадой, частично посевом семян в грунт. Урожай колеблется от 10 до 80 т/га. Плоды употребляют в сыром виде и для приготовления салатов; в консервной промышленности широко используют для получения томатного сока, томата-пюре.</text:p>
      <text:p text:style-name="P1">Народы республики выращивают помидор для пищи, делают различные солки, едят в сыром виде.</text:p>
      <text:p text:style-name="P1"/>
      <text:p text:style-name="P7"><text:span text:style-name="Основной_20_шрифт_20_абзаца"><text:span text:style-name="T1">ПIатIражан</text:span></text:span><text:span text:style-name="Основной_20_шрифт_20_абзаца"><text:span text:style-name="T6"> — Плоды-ягоды помидора обыкновенного — </text:span></text:span><text:span text:style-name="Основной_20_шрифт_20_абзаца"><text:span text:style-name="T15">Lycopersicum</text:span></text:span><text:span text:style-name="Основной_20_шрифт_20_абзаца"><text:span text:style-name="T16"> </text:span></text:span><text:span text:style-name="Основной_20_шрифт_20_абзаца"><text:span text:style-name="T15">esculenton</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ПIатIыргIан</text:span></text:span><text:span text:style-name="Основной_20_шрифт_20_абзаца"><text:span text:style-name="T6"> — Борщевик — </text:span></text:span><text:span text:style-name="Основной_20_шрифт_20_абзаца"><text:span text:style-name="T15">Heracl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БатыргIан.</text:p>
      <text:p text:style-name="P1"/>
      <text:p text:style-name="P7"><text:span text:style-name="Основной_20_шрифт_20_абзаца"><text:span text:style-name="T1">ПIатIыржан</text:span></text:span><text:span text:style-name="Основной_20_шрифт_20_абзаца"><text:span text:style-name="T6"> — Помидор, томат съедобный — </text:span></text:span><text:span text:style-name="Основной_20_шрифт_20_абзаца"><text:span text:style-name="T15">Lycopersicum</text:span></text:span><text:span text:style-name="Основной_20_шрифт_20_абзаца"><text:span text:style-name="T16"> </text:span></text:span><text:span text:style-name="Основной_20_шрифт_20_абзаца"><text:span text:style-name="T15">esculenton</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ПIатIражан.</text:p>
      <text:p text:style-name="P1"/>
      <text:p text:style-name="P7"><text:span text:style-name="Основной_20_шрифт_20_абзаца"><text:span text:style-name="T1">ПIатIыржан</text:span></text:span><text:span text:style-name="Основной_20_шрифт_20_абзаца"><text:span text:style-name="T6"> — Томат культурный, помидор — </text:span></text:span><text:span text:style-name="Основной_20_шрифт_20_абзаца"><text:span text:style-name="T15">Lycopersicum</text:span></text:span><text:span text:style-name="Основной_20_шрифт_20_абзаца"><text:span text:style-name="T16"> </text:span></text:span><text:span text:style-name="Основной_20_шрифт_20_абзаца"><text:span text:style-name="T15">esculenton</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16">. </text:span></text:span><text:span text:style-name="Основной_20_шрифт_20_абзаца"><text:span text:style-name="T15">ssp</text:span></text:span><text:span text:style-name="Основной_20_шрифт_20_абзаца"><text:span text:style-name="T16">. </text:span></text:span><text:span text:style-name="Основной_20_шрифт_20_абзаца"><text:span text:style-name="T15">esculentum</text:span></text:span><text:span text:style-name="Основной_20_шрифт_20_абзаца"><text:span text:style-name="T16"> </text:span></text:span><text:span text:style-name="Основной_20_шрифт_20_абзаца"><text:span text:style-name="T15">Prokh</text:span></text:span><text:span text:style-name="Основной_20_шрифт_20_абзаца"><text:span text:style-name="T6">.</text:span></text:span></text:p>
      <text:p text:style-name="P1">Уапшы ПIатIражан.</text:p>
      <text:p text:style-name="P1"/>
      <text:p text:style-name="P7"><text:span text:style-name="Основной_20_шрифт_20_абзаца"><text:span text:style-name="T1">Пкъыуа</text:span></text:span><text:span text:style-name="Основной_20_шрифт_20_абзаца"><text:span text:style-name="T6"> — Повилика — </text:span></text:span><text:span text:style-name="Основной_20_шрифт_20_абзаца"><text:span text:style-name="T15">Cuscu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аххыл.</text:p>
      <text:p text:style-name="P1"/>
      <text:p text:style-name="P7"><text:span text:style-name="Основной_20_шрифт_20_абзаца"><text:span text:style-name="T1">ПIрыпI</text:span></text:span><text:span text:style-name="Основной_20_шрифт_20_абзаца"><text:span text:style-name="T6"> — Физалис обыкновенный, мохунка обыкновенная — </text:span></text:span><text:span text:style-name="Основной_20_шрифт_20_абзаца"><text:span text:style-name="T15">Physalis</text:span></text:span><text:span text:style-name="Основной_20_шрифт_20_абзаца"><text:span text:style-name="T16"> </text:span></text:span><text:span text:style-name="Основной_20_шрифт_20_абзаца"><text:span text:style-name="T15">alkekeng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141.</text:span></text:span></text:p>
      <text:p text:style-name="P1">Однолетнее дикорастущее растение, близкий к помидору. Плод — многосемейная ягода, заключенная в огненно-красный чехлик горьковатыми плодами, употребляемыми в пищу после заморозков.</text:p>
      <text:p text:style-name="P1">Культивируются физалисы: мексиканский томат с плодами в диаметре 3 — 5 см, земляничный томат с мелкими плодами 1 — 2 см диаметром.</text:p>
      <text:p text:style-name="P1">Физалисы возделываются рассадой. Освобожденные от оболочки плоды используют для варенья, пастилы, джема, компотов, солки, маринования. Ягоды с оболочкой хранятся всю зиму.</text:p>
      <text:p text:style-name="P1"/>
      <text:p text:style-name="P7"><text:span text:style-name="Основной_20_шрифт_20_абзаца"><text:span text:style-name="T1">ПIрыпIчвада</text:span></text:span><text:span text:style-name="Основной_20_шрифт_20_абзаца"><text:span text:style-name="T9"> </text:span></text:span><text:span text:style-name="Основной_20_шрифт_20_абзаца"><text:span text:style-name="T6">— Кубышка желтая — </text:span></text:span><text:span text:style-name="Основной_20_шрифт_20_абзаца"><text:span text:style-name="T15">Nuphar</text:span></text:span><text:span text:style-name="Основной_20_шрифт_20_абзаца"><text:span text:style-name="T16"> </text:span></text:span><text:span text:style-name="Основной_20_шрифт_20_абзаца"><text:span text:style-name="T15">lut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Многолетнее травянистое растение, растущее на заболоченных местах, по течению небольших рек, в озерах. Корневая система толстая, мягкая.</text:p>
      <text:p text:style-name="P1">Цветет в июне — июле. Цветки крупные, желтые, 4 — 5 см в диаметре. Лепестки значительно короче чашелистиков.</text:p>
      <text:p text:style-name="P1">Имеет декоративное значение.</text:p>
      <text:p text:style-name="P1"/>
      <text:p text:style-name="P7"><text:span text:style-name="Основной_20_шрифт_20_абзаца"><text:span text:style-name="T1">Раса</text:span></text:span><text:span text:style-name="Основной_20_шрифт_20_абзаца"><text:span text:style-name="T9"> </text:span></text:span><text:span text:style-name="Основной_20_шрифт_20_абзаца"><text:span text:style-name="T6">— Орешник, лещина обыкновенная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a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42.</text:span></text:span></text:p>
      <text:p text:style-name="P1"><text:soft-page-break/>Кустарник высотой до 5 м.</text:p>
      <text:p text:style-name="P1">Много его в наших лесах; кора темно-серая; молодые побеги и листья пушистые; листья по краю зубчатые, сверху темно-зеленые, снизу бледнее, на коротких черешках; цветет лещина рано весной — в марте — апреле до распускания листьев; плод — орех.</text:p>
      <text:p text:style-name="P3">Выращивают на приусадебных участках, склонах, вдоль дорог Дает орех, уголь, материал для плетения.</text:p>
      <text:p text:style-name="P1"/>
      <text:p text:style-name="P7"><text:span text:style-name="Основной_20_шрифт_20_абзаца"><text:span text:style-name="T1">Раса</text:span></text:span><text:span text:style-name="Основной_20_шрифт_20_абзаца"><text:span text:style-name="T6"> — Плод орешника, лещины обыкновенной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a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Плоды (орехи) сидят по 2 — 5 вместе, обертка почти не превышает ореха, по краю сильно рассеченная, орехи шаровидные или удлиненные, созревают в августе и опадают на землю без плюски; в семя входит белок, жир, витамины </text:span></text:span><text:span text:style-name="Основной_20_шрифт_20_абзаца"><text:span text:style-name="T12">E</text:span></text:span><text:span text:style-name="Основной_20_шрифт_20_абзаца"><text:span text:style-name="T6">, </text:span></text:span><text:span text:style-name="Основной_20_шрифт_20_абзаца"><text:span text:style-name="T12">H</text:span></text:span><text:span text:style-name="Основной_20_шрифт_20_абзаца"><text:span text:style-name="T6">, </text:span></text:span><text:span text:style-name="Основной_20_шрифт_20_абзаца"><text:span text:style-name="T12">B</text:span></text:span><text:span text:style-name="Основной_20_шрифт_20_абзаца"><text:span text:style-name="T6">1, едят в сыром, жареном виде, используются в кондитерском производстве (халы, конфет, тортов, вафли).</text:span></text:span></text:p>
      <text:p text:style-name="P1"/>
      <text:p text:style-name="P7"><text:span text:style-name="Основной_20_шрифт_20_абзаца"><text:span text:style-name="T1">Расаду</text:span></text:span><text:span text:style-name="Основной_20_шрифт_20_абзаца"><text:span text:style-name="T9"> </text:span></text:span><text:span text:style-name="Основной_20_шрифт_20_абзаца"><text:span text:style-name="T6">— Плод ореха грецкого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r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ырраса.</text:p>
      <text:p text:style-name="P1"/>
      <text:p text:style-name="P7"><text:span text:style-name="Основной_20_шрифт_20_абзаца"><text:span text:style-name="T1">Расаду</text:span></text:span><text:span text:style-name="Основной_20_шрифт_20_абзаца"><text:span text:style-name="T9"> </text:span></text:span><text:span text:style-name="Основной_20_шрифт_20_абзаца"><text:span text:style-name="T6">— Орех грецкий — </text:span></text:span><text:span text:style-name="Основной_20_шрифт_20_абзаца"><text:span text:style-name="T15">Juglans</text:span></text:span><text:span text:style-name="Основной_20_шрифт_20_абзаца"><text:span text:style-name="T16"> </text:span></text:span><text:span text:style-name="Основной_20_шрифт_20_абзаца"><text:span text:style-name="T15">reg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ырраса.</text:p>
      <text:p text:style-name="P1"/>
      <text:p text:style-name="P7"><text:span text:style-name="Основной_20_шрифт_20_абзаца"><text:span text:style-name="T1">а-Расатара</text:span></text:span><text:span text:style-name="Основной_20_шрифт_20_абзаца"><text:span text:style-name="T9"> </text:span></text:span><text:span text:style-name="Основной_20_шрифт_20_абзаца"><text:span text:style-name="T6">(абх.) — Лещина обыкновенная, орешник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a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аса.</text:p>
      <text:p text:style-name="P1"/>
      <text:p text:style-name="P7"><text:span text:style-name="Основной_20_шрифт_20_абзаца"><text:span text:style-name="T1">Расахвыц</text:span></text:span><text:span text:style-name="Основной_20_шрифт_20_абзаца"><text:span text:style-name="T9"> </text:span></text:span><text:span text:style-name="Основной_20_шрифт_20_абзаца"><text:span text:style-name="T6">— Орешник, лещина обыкновенная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a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аса.</text:p>
      <text:p text:style-name="P1"/>
      <text:p text:style-name="P7"><text:span text:style-name="Основной_20_шрифт_20_абзаца"><text:span text:style-name="T1">Расахвыц</text:span></text:span><text:span text:style-name="Основной_20_шрифт_20_абзаца"><text:span text:style-name="T9"> </text:span></text:span><text:span text:style-name="Основной_20_шрифт_20_абзаца"><text:span text:style-name="T6">— Плод орешника, лещины обыкновенной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a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РасацIла</text:span></text:span><text:span text:style-name="Основной_20_шрифт_20_абзаца"><text:span text:style-name="T9"> </text:span></text:span><text:span text:style-name="Основной_20_шрифт_20_абзаца"><text:span text:style-name="T6">— Орешник, лещина обыкновенная — </text:span></text:span><text:span text:style-name="Основной_20_шрифт_20_абзаца"><text:span text:style-name="T15">Corylus</text:span></text:span><text:span text:style-name="Основной_20_шрифт_20_абзаца"><text:span text:style-name="T16"> </text:span></text:span><text:span text:style-name="Основной_20_шрифт_20_абзаца"><text:span text:style-name="T15">avell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аса.</text:p>
      <text:p text:style-name="P1"/>
      <text:p text:style-name="P7"><text:span text:style-name="Основной_20_шрифт_20_абзаца"><text:span text:style-name="T1">Растахъваца</text:span></text:span><text:span text:style-name="Основной_20_шрифт_20_абзаца"><text:span text:style-name="T9"> </text:span></text:span><text:span text:style-name="Основной_20_шрифт_20_абзаца"><text:span text:style-name="T6">— Крапива жгуч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u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аца.</text:p>
      <text:p text:style-name="P1"/>
      <text:p text:style-name="P7"><text:span text:style-name="Основной_20_шрифт_20_абзаца"><text:span text:style-name="T1">РастIахъваца</text:span></text:span><text:span text:style-name="Основной_20_шрифт_20_абзаца"><text:span text:style-name="T9"> </text:span></text:span><text:span text:style-name="Основной_20_шрифт_20_абзаца"><text:span text:style-name="T6">— Крапива жгуч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u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Хъвацасса.</text:p>
      <text:p text:style-name="P1"/>
      <text:p text:style-name="P7"><text:span text:style-name="Основной_20_шрифт_20_абзаца"><text:span text:style-name="T1">Рахчына</text:span></text:span><text:span text:style-name="Основной_20_шрифт_20_абзаца"><text:span text:style-name="T9"> </text:span></text:span><text:span text:style-name="Основной_20_шрифт_20_абзаца"><text:span text:style-name="T6">— Очиток едкий — </text:span></text:span><text:span text:style-name="Основной_20_шрифт_20_абзаца"><text:span text:style-name="T15">Sedum</text:span></text:span><text:span text:style-name="Основной_20_шрифт_20_абзаца"><text:span text:style-name="T16"> </text:span></text:span><text:span text:style-name="Основной_20_шрифт_20_абзаца"><text:span text:style-name="T15">ac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Многолетнее травянистое растение до 5 — 10 см высотой. Стебли приподнимающиеся, усаженные мясистыми листьями, яйцевидные. Цветет в мае — июле, лепестки желтые.</text:p>
      <text:p text:style-name="P1">Растет в КЧР на каменистых местах, осыпях, на сухих склонах вдоль рек, на скалах. Поднимается до горного пояса. Растение ядовитое.</text:p>
      <text:p text:style-name="P1"/>
      <text:p text:style-name="P7"><text:span text:style-name="Основной_20_шрифт_20_абзаца"><text:span text:style-name="T1">Рахвсандрыйа</text:span></text:span><text:span text:style-name="Основной_20_шрифт_20_абзаца"><text:span text:style-name="T9"> </text:span></text:span><text:span text:style-name="Основной_20_шрифт_20_абзаца"><text:span text:style-name="T6">— Кормовая свекла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озделывается ради сочных питательных корнеплодов, являющихся ценным кормом для всех видов животных. Свекла хорошо развивается на плодородных, богатой влагой почвах. Рекордные урожаи 2000 — 2400 ц/га. Семена прорастают при температуре +4+8º</text:span></text:span><text:span text:style-name="Основной_20_шрифт_20_абзаца"><text:span text:style-name="T12">C</text:span></text:span><text:span text:style-name="Основной_20_шрифт_20_абзаца"><text:span text:style-name="T6">. Корнеплоды хорошо хранятся в хранилищах, траншеях, буртах.</text:span></text:span></text:p>
      <text:p text:style-name="P1">В КЧР районированы сорта: эккендорфская желтая и красная, Баррес.</text:p>
      <text:p text:style-name="P1"/>
      <text:p text:style-name="P7"><text:span text:style-name="Основной_20_шрифт_20_абзаца"><text:span text:style-name="T1">Рахвджьагвында</text:span></text:span><text:span text:style-name="Основной_20_шрифт_20_абзаца"><text:span text:style-name="T9"> </text:span></text:span><text:span text:style-name="Основной_20_шрифт_20_абзаца"><text:span text:style-name="T6">— Свекла обыкновенная (кормов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Бурак.</text:p>
      <text:p text:style-name="P1"/>
      <text:p text:style-name="P7"><text:span text:style-name="Основной_20_шрифт_20_абзаца"><text:span text:style-name="T1">Рахвкъаб</text:span></text:span><text:span text:style-name="Основной_20_шрифт_20_абзаца"><text:span text:style-name="T9"> </text:span></text:span><text:span text:style-name="Основной_20_шрифт_20_абзаца"><text:span text:style-name="T6">— Тыква кормовая — </text:span></text:span><text:span text:style-name="Основной_20_шрифт_20_абзаца"><text:span text:style-name="T15">Citrullus</text:span></text:span><text:span text:style-name="Основной_20_шрифт_20_абзаца"><text:span text:style-name="T16"> </text:span></text:span><text:span text:style-name="Основной_20_шрифт_20_абзаца"><text:span text:style-name="T15">pasteca</text:span></text:span><text:span text:style-name="Основной_20_шрифт_20_абзаца"><text:span text:style-name="T16"> </text:span></text:span><text:span text:style-name="Основной_20_шрифт_20_абзаца"><text:span text:style-name="T15">Sageret</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var</text:span></text:span><text:span text:style-name="Основной_20_шрифт_20_абзаца"><text:span text:style-name="T16">. </text:span></text:span><text:span text:style-name="Основной_20_шрифт_20_абзаца"><text:span text:style-name="T15">colocynthoides</text:span></text:span><text:span text:style-name="Основной_20_шрифт_20_абзаца"><text:span text:style-name="T16"> </text:span></text:span><text:span text:style-name="Основной_20_шрифт_20_абзаца"><text:span text:style-name="T15">Schweinf</text:span></text:span><text:span text:style-name="Основной_20_шрифт_20_абзаца"><text:span text:style-name="T16">)</text:span></text:span><text:span text:style-name="Основной_20_шрифт_20_абзаца"><text:span text:style-name="T6">.</text:span></text:span></text:p>
      <text:p text:style-name="P1"><text:soft-page-break/></text:p>
      <text:p text:style-name="P7"><text:span text:style-name="Основной_20_шрифт_20_абзаца"><text:span text:style-name="T1">Рахвкъаб</text:span></text:span><text:span text:style-name="Основной_20_шрифт_20_абзаца"><text:span text:style-name="T9"> </text:span></text:span><text:span text:style-name="Основной_20_шрифт_20_абзаца"><text:span text:style-name="T6">— Тыква крупная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maxima</text:span></text:span><text:span text:style-name="Основной_20_шрифт_20_абзаца"><text:span text:style-name="T16"> </text:span></text:span><text:span text:style-name="Основной_20_шрифт_20_абзаца"><text:span text:style-name="T15">Duch</text:span></text:span><text:span text:style-name="Основной_20_шрифт_20_абзаца"><text:span text:style-name="T6">.</text:span></text:span></text:p>
      <text:p text:style-name="P1">Уапшы Урышвкъаб.</text:p>
      <text:p text:style-name="P1"/>
      <text:p text:style-name="P7"><text:span text:style-name="Основной_20_шрифт_20_абзаца"><text:span text:style-name="T1">РахвкIакIырса</text:span></text:span><text:span text:style-name="Основной_20_шрифт_20_абзаца"><text:span text:style-name="T9"> </text:span></text:span><text:span text:style-name="Основной_20_шрифт_20_абзаца"><text:span text:style-name="T6">— Бутень кавказский — </text:span></text:span><text:span text:style-name="Основной_20_шрифт_20_абзаца"><text:span text:style-name="T15">Chaerophyllum</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fisch</text:span></text:span><text:span text:style-name="Основной_20_шрифт_20_абзаца"><text:span text:style-name="T16">.) </text:span></text:span><text:span text:style-name="Основной_20_шрифт_20_абзаца"><text:span text:style-name="T15">Schischk</text:span></text:span><text:span text:style-name="Основной_20_шрифт_20_абзаца"><text:span text:style-name="T6">.</text:span></text:span></text:p>
      <text:p text:style-name="P7"><text:span text:style-name="Основной_20_шрифт_20_абзаца"><text:span text:style-name="T6">Двухлетнее травянистое растение до 80 — 120 см высотой. Корневая система развита, толстая, стержневая. Стебель прямой ветвистый. Цветет в июне — июле. Лучи зонтика от 10 до 15. Плоды округлые до 3 — </text:span></text:span><text:span text:style-name="Основной_20_шрифт_20_абзаца"><text:span text:style-name="T9">4 мм </text:span></text:span><text:span text:style-name="Основной_20_шрифт_20_абзаца"><text:span text:style-name="T6">длиной.</text:span></text:span></text:p>
      <text:p text:style-name="P1">Растет по опушкам леса, на лугах, в составе высокотравья. Лошади хорошо поедают до цветения.</text:p>
      <text:p text:style-name="P1"/>
      <text:p text:style-name="P7"><text:span text:style-name="Основной_20_шрифт_20_абзаца"><text:span text:style-name="T1">РахвкIакIырсамцы</text:span></text:span><text:span text:style-name="Основной_20_шрифт_20_абзаца"><text:span text:style-name="T9"> </text:span></text:span><text:span text:style-name="Основной_20_шрифт_20_абзаца"><text:span text:style-name="T6">— Бутень пятнистый — </text:span></text:span><text:span text:style-name="Основной_20_шрифт_20_абзаца"><text:span text:style-name="T15">Chaerophyllus</text:span></text:span><text:span text:style-name="Основной_20_шрифт_20_абзаца"><text:span text:style-name="T16"> </text:span></text:span><text:span text:style-name="Основной_20_шрифт_20_абзаца"><text:span text:style-name="T15">maculatum</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 </text:span></text:span><text:span text:style-name="Основной_20_шрифт_20_абзаца"><text:span text:style-name="T7">Рис. 143.</text:span></text:span></text:p>
      <text:p text:style-name="P1">Многолетнее травянистое растение до 100 — 120 см высотой. Корневая система развита. Стебель прямой, мало ветвистый с коричневыми пятнами. Лучи зонтика 10 — 20.</text:p>
      <text:p text:style-name="P1">Плод — семянка до 12 мм длины.</text:p>
      <text:p text:style-name="P1">Цветет белыми цветами в июне — июле.</text:p>
      <text:p text:style-name="P1">Растет на лугах, по опушкам, поедается крупным рогатым скотом.</text:p>
      <text:p text:style-name="P1"/>
      <text:p text:style-name="P7"><text:span text:style-name="Основной_20_шрифт_20_абзаца"><text:span text:style-name="T1">РахвкIамбыста</text:span></text:span><text:span text:style-name="Основной_20_шрифт_20_абзаца"><text:span text:style-name="T9"> — </text:span></text:span><text:span text:style-name="Основной_20_шрифт_20_абзаца"><text:span text:style-name="T6">Брюква, рапс — </text:span></text:span><text:span text:style-name="Основной_20_шрифт_20_абзаца"><text:span text:style-name="T15">Brassica</text:span></text:span><text:span text:style-name="Основной_20_шрифт_20_абзаца"><text:span text:style-name="T16"> </text:span></text:span><text:span text:style-name="Основной_20_шрифт_20_абзаца"><text:span text:style-name="T15">nap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двухлетник. Высотой до 1м. Цветет с мая по июль. Цветки мелкие, собранные в короткие бутоны. Нижние листья лировидно перистонадрезные, сизые, слабоопушенные, почти голые.</text:p>
      <text:p text:style-name="P1">В КЧР встречается на полях; можно рекомендовать как пастбищное для свиней.</text:p>
      <text:p text:style-name="P1">Растение медоносное.</text:p>
      <text:p text:style-name="P1"/>
      <text:p text:style-name="P7"><text:span text:style-name="Основной_20_шрифт_20_абзаца"><text:span text:style-name="T1">Рахвсандрыйа</text:span></text:span><text:span text:style-name="Основной_20_шрифт_20_абзаца"><text:span text:style-name="T9"> </text:span></text:span><text:span text:style-name="Основной_20_шрифт_20_абзаца"><text:span text:style-name="T6">— Свекла кормов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Рахвхырбыз</text:span></text:span><text:span text:style-name="Основной_20_шрифт_20_абзаца"><text:span text:style-name="T6"> — Кормовой арбуз — </text:span></text:span><text:span text:style-name="Основной_20_шрифт_20_абзаца"><text:span text:style-name="T15">Citrullus</text:span></text:span><text:span text:style-name="Основной_20_шрифт_20_абзаца"><text:span text:style-name="T16"> </text:span></text:span><text:span text:style-name="Основной_20_шрифт_20_абзаца"><text:span text:style-name="T15">pasteca</text:span></text:span><text:span text:style-name="Основной_20_шрифт_20_абзаца"><text:span text:style-name="T16"> </text:span></text:span><text:span text:style-name="Основной_20_шрифт_20_абзаца"><text:span text:style-name="T15">Sageret</text:span></text:span><text:span text:style-name="Основной_20_шрифт_20_абзаца"><text:span text:style-name="T6">.</text:span></text:span></text:p>
      <text:p text:style-name="P1">Однолетник, цветущий в июне — августе. Стебли достигают до 4 м длины. Листья 3 — 5 раздельные. Изредка возделывается в нашей области. Плоды с плотной толстой корой и бело-зеленой безвкусной мякотью.</text:p>
      <text:p text:style-name="P1">Родина: Африка.</text:p>
      <text:p text:style-name="P1"/>
      <text:p text:style-name="P7"><text:bookmark-start text:name="bookmark7"/><text:span text:style-name="Основной_20_шрифт_20_абзаца"><text:span text:style-name="T1">Рахвыхча артмакъ</text:span></text:span><text:span text:style-name="Основной_20_шрифт_20_абзаца"><text:span text:style-name="T6"> —</text:span></text:span><text:bookmark-end text:name="bookmark7"/><text:span text:style-name="Основной_20_шрифт_20_абзаца"><text:span text:style-name="T6"> Пастушья сумка — </text:span></text:span><text:span text:style-name="Основной_20_шрифт_20_абзаца"><text:span text:style-name="T15">Capsella</text:span></text:span><text:span text:style-name="Основной_20_шрифт_20_абзаца"><text:span text:style-name="T16"> </text:span></text:span><text:span text:style-name="Основной_20_шрифт_20_абзаца"><text:span text:style-name="T15">bursa</text:span></text:span><text:span text:style-name="Основной_20_шрифт_20_абзаца"><text:span text:style-name="T16"> </text:span></text:span><text:span text:style-name="Основной_20_шрифт_20_абзаца"><text:span text:style-name="T15">pasto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 </text:span></text:span><text:span text:style-name="Основной_20_шрифт_20_абзаца"><text:span text:style-name="T7">Рис. 144.</text:span></text:span></text:p>
      <text:p text:style-name="P1">Однолетник с прямым или ветвистым стеблем высотой 20 — 50 см с прикорневой розеткой перистораздельных выемчато-зубчатых, суженных в черешок листьев.</text:p>
      <text:p text:style-name="P1">Стеблевые листья сидячие, ланцетные, цветки мелкие, белые, собранные в длинную кисть. Плоды (стручочки) треугольно — сердцевидные, по форме напоминают пастушью сумку, откуда и название растения. Цветет с апреля до осени. Распространена по России, кроме Арктики. Обычный сорняк.</text:p>
      <text:p text:style-name="P1">Как лекарственное растение пастушья сумка была известна уже в древние и средние века. Во время Отечественной войны препараты пастушьей сумки спасли немало человеческих жизней.</text:p>
      <text:p text:style-name="P1"/>
      <text:p text:style-name="P7"><text:span text:style-name="Основной_20_шрифт_20_абзаца"><text:span text:style-name="T1">Рахвцыца</text:span></text:span><text:span text:style-name="Основной_20_шрифт_20_абзаца"><text:span text:style-name="T6"> — Турнепс, кормовая репа — </text:span></text:span><text:span text:style-name="Основной_20_шрифт_20_абзаца"><text:span text:style-name="T15">Brassica</text:span></text:span><text:span text:style-name="Основной_20_шрифт_20_абзаца"><text:span text:style-name="T16"> </text:span></text:span><text:span text:style-name="Основной_20_шрифт_20_абзаца"><text:span text:style-name="T15">rapa</text:span></text:span><text:span text:style-name="Основной_20_шрифт_20_абзаца"><text:span text:style-name="T16"> </text:span></text:span><text:span text:style-name="Основной_20_шрифт_20_абзаца"><text:span text:style-name="T15">var</text:span></text:span><text:span text:style-name="Основной_20_шрифт_20_абзаца"><text:span text:style-name="T16">. </text:span></text:span><text:span text:style-name="Основной_20_шрифт_20_абзаца"><text:span text:style-name="T15">rapifera</text:span></text:span><text:span text:style-name="Основной_20_шрифт_20_абзаца"><text:span text:style-name="T16"> </text:span></text:span><text:span text:style-name="Основной_20_шрифт_20_абзаца"><text:span text:style-name="T15">Metzg</text:span></text:span><text:span text:style-name="Основной_20_шрифт_20_абзаца"><text:span text:style-name="T6">.</text:span></text:span></text:p>
      <text:p text:style-name="P1">Двухлетнее растение. Корни толстые, мясистые. Стебли густолиственные. Плод — стручок. Возделывается ради сочных, богатых витаминами корнеплодов, используемых на корм скоту. Редко выращивается в хозяйствах республики.</text:p>
      <text:p text:style-name="P1">Ранние сорта используются в качестве подсевной и пожнивной культуры. Хорошо переносит весенние и осенние заморозки.</text:p>
      <text:p text:style-name="P1">Корни турнепса хранятся плохо, поэтому их скармливают в первую очередь. Вегитационный период 100 — 120 дней.</text:p>
      <text:p text:style-name="P1"/>
      <text:p text:style-name="P7"><text:span text:style-name="Основной_20_шрифт_20_абзаца"><text:span text:style-name="T1">Рахвыхча артмакъ</text:span></text:span><text:span text:style-name="Основной_20_шрифт_20_абзаца"><text:span text:style-name="T6"> — Плод пастушьей сумки — </text:span></text:span><text:span text:style-name="Основной_20_шрифт_20_абзаца"><text:span text:style-name="T15">Capsella</text:span></text:span><text:span text:style-name="Основной_20_шрифт_20_абзаца"><text:span text:style-name="T16"> </text:span></text:span><text:span text:style-name="Основной_20_шрифт_20_абзаца"><text:span text:style-name="T15">bursa</text:span></text:span><text:span text:style-name="Основной_20_шрифт_20_абзаца"><text:span text:style-name="T16"> </text:span></text:span><text:span text:style-name="Основной_20_шрифт_20_абзаца"><text:span text:style-name="T15">pasto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Уапшы Рахвыхча артмакъ.</text:p>
      <text:p text:style-name="P1"><text:soft-page-break/></text:p>
      <text:p text:style-name="P7"><text:span text:style-name="Основной_20_шрифт_20_абзаца"><text:span text:style-name="T1">РахвыхIврауау</text:span></text:span><text:span text:style-name="Основной_20_шрифт_20_абзаца"><text:span text:style-name="T6"> — Борец, аконит — </text:span></text:span><text:span text:style-name="Основной_20_шрифт_20_абзаца"><text:span text:style-name="T15">Aconi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льарчIыхв.</text:p>
      <text:p text:style-name="P1"/>
      <text:p text:style-name="P7"><text:span text:style-name="Основной_20_шрифт_20_абзаца"><text:span text:style-name="T1">а-Раш</text:span></text:span><text:span text:style-name="Основной_20_шрифт_20_абзаца"><text:span text:style-name="T6"> (абх.) — Вяз пробковый, карагач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suberosa</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Рашы.</text:p>
      <text:p text:style-name="P1"/>
      <text:p text:style-name="P7"><text:span text:style-name="Основной_20_шрифт_20_абзаца"><text:span text:style-name="T1">Рашы</text:span></text:span><text:span text:style-name="Основной_20_шрифт_20_абзаца"><text:span text:style-name="T6"> — Вяз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нашей стране растут 12 видов рода вязи; многие — деревья, лесные растения; листья очередные, по краю зубчатые; прилистники ланцетные; цветки собраны в пучки; вязи цветут рано, до распускания листьев.</text:p>
      <text:p text:style-name="P1">В КЧР растут вязи в лесах.</text:p>
      <text:p text:style-name="P1"/>
      <text:p text:style-name="P7"><text:span text:style-name="Основной_20_шрифт_20_абзаца"><text:span text:style-name="T1">РашыъагIвчIчIа</text:span></text:span><text:span text:style-name="Основной_20_шрифт_20_абзаца"><text:span text:style-name="T6"> — Вяз горный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scabr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 </text:span></text:span><text:span text:style-name="Основной_20_шрифт_20_абзаца"><text:span text:style-name="T7">Рис. 145.</text:span></text:span></text:p>
      <text:p text:style-name="P4">Дерево до 25 м высотой, молодые побеги опушенные, шершавы, коричнево-бурые; кора стволов темно-серая, трещиноватая; цветет в марте — апреле; плоды имеют короткие ножки.</text:p>
      <text:p text:style-name="P1">Родина: Европа, Кавказ.</text:p>
      <text:p text:style-name="P1">Декоративен, имеет широкую густую крону; растет в групповых и одиночных посадках; у нас выращивают для озеленения дорог и улиц.</text:p>
      <text:p text:style-name="P1"/>
      <text:p text:style-name="P7"><text:span text:style-name="Основной_20_шрифт_20_абзаца"><text:span text:style-name="T1">РашвтIай</text:span></text:span><text:span text:style-name="Основной_20_шрифт_20_абзаца"><text:span text:style-name="T6"> — Вяз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ашы.</text:p>
      <text:p text:style-name="P1"/>
      <text:p text:style-name="P7"><text:span text:style-name="Основной_20_шрифт_20_абзаца"><text:span text:style-name="T1">Рашвы</text:span></text:span><text:span text:style-name="Основной_20_шрифт_20_абзаца"><text:span text:style-name="T9"> — Вяз — </text:span></text:span><text:span text:style-name="Основной_20_шрифт_20_абзаца"><text:span text:style-name="T15">Ul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Рашы.</text:p>
      <text:p text:style-name="P1"/>
      <text:p text:style-name="P7"><text:span text:style-name="Основной_20_шрифт_20_абзаца"><text:span text:style-name="T1">Рашвы</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Вяз</text:span></text:span><text:span text:style-name="Основной_20_шрифт_20_абзаца"><text:span text:style-name="T12"> — </text:span></text:span><text:span text:style-name="Основной_20_шрифт_20_абзаца"><text:span text:style-name="T15">Ulmus laevis Pal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Рашы</text:span></text:span><text:span text:style-name="Основной_20_шрифт_20_абзаца"><text:span text:style-name="T12">.</text:span></text:span></text:p>
      <text:p text:style-name="P6"/>
      <text:p text:style-name="P7"><text:span text:style-name="Основной_20_шрифт_20_абзаца"><text:span text:style-name="T1">Рожь</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Рожь</text:span></text:span><text:span text:style-name="Основной_20_шрифт_20_абзаца"><text:span text:style-name="T12"> </text:span></text:span><text:span text:style-name="Основной_20_шрифт_20_абзаца"><text:span text:style-name="T6">посевная</text:span></text:span><text:span text:style-name="Основной_20_шрифт_20_абзаца"><text:span text:style-name="T12"> — </text:span></text:span><text:span text:style-name="Основной_20_шрифт_20_абзаца"><text:span text:style-name="T15">Secale cereale L</text:span></text:span><text:span text:style-name="Основной_20_шрифт_20_абзаца"><text:span text:style-name="T12">.</text:span></text:span></text:p>
      <text:p text:style-name="P1">Выращивается в культуре ради семян, из которых получают ржаную крупу. Надземная часть идет на откорм животных и на силос.</text:p>
      <text:p text:style-name="P1"/>
      <text:p text:style-name="P7"><text:span text:style-name="Основной_20_шрифт_20_абзаца"><text:span text:style-name="T1">Рхъабальыгъа</text:span></text:span><text:span text:style-name="Основной_20_шрифт_20_абзаца"><text:span text:style-name="T9"> </text:span></text:span><text:span text:style-name="Основной_20_шрифт_20_абзаца"><text:span text:style-name="T6">— Редька полевая — </text:span></text:span><text:span text:style-name="Основной_20_шрифт_20_абзаца"><text:span text:style-name="T15">Raphanus</text:span></text:span><text:span text:style-name="Основной_20_шрифт_20_абзаца"><text:span text:style-name="T16"> </text:span></text:span><text:span text:style-name="Основной_20_шрифт_20_абзаца"><text:span text:style-name="T15">raphanist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46.</text:span></text:span></text:p>
      <text:p text:style-name="P1">Однолетнее растение до 20 — 50 см высотой. Стебли и листья жестково-лосистые. Цветет в начале мая по июль. Цветки желтые, реже белые. Плод — дробный стручок, распадающийся на односеменные орешки.</text:p>
      <text:p text:style-name="P1">Во флоре КЧР встречается как сорняк. Дикая редька является родоначальной формой культурной редьки.</text:p>
      <text:p text:style-name="P1"/>
      <text:p text:style-name="P7"><text:span text:style-name="Основной_20_шрифт_20_абзаца"><text:span text:style-name="T1">Рхъабамби</text:span></text:span><text:span text:style-name="Основной_20_шрифт_20_абзаца"><text:span text:style-name="T6"> — Козлобородник — </text:span></text:span><text:span text:style-name="Основной_20_шрифт_20_абзаца"><text:span text:style-name="T15">Tragopog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од этот представлен несколькими видами. Все они двухлетники, многолетники высотой до 100 см. Корень толстый, длинный. Стеблевые листья длинные до 10 см длины, сильно расширенные при цветении. Цветут с апреля по сентябрь.</text:p>
      <text:p text:style-name="P1">Плод — семянка.</text:p>
      <text:p text:style-name="P1">Встречаются в КЧР на лугах, каменистых склонах, кустарниках.</text:p>
      <text:p text:style-name="P1"/>
      <text:p text:style-name="P7"><text:span text:style-name="Основной_20_шрифт_20_абзаца"><text:span text:style-name="T1">Рхъабгъьыда</text:span></text:span><text:span text:style-name="Основной_20_шрифт_20_абзаца"><text:span text:style-name="T6"> — Хвощ полевой — </text:span></text:span><text:span text:style-name="Основной_20_шрифт_20_абзаца"><text:span text:style-name="T15">Eguisetum</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редний до 50 см высотой, многолетний сорняк. Стебли неодинаковые: весной первыми появляются бледные — спороносные, позже образуются зеленые — вегетативные.</text:p>
      <text:p text:style-name="P1">Растет на лугах и посевах, поднимается до среднегорного пояса. Растение ядовитое, лекарственное.</text:p>
      <text:p text:style-name="P1"/>
      <text:p text:style-name="P7"><text:span text:style-name="Основной_20_шрифт_20_абзаца"><text:span text:style-name="T1">Рхъагвадз</text:span></text:span><text:span text:style-name="Основной_20_шрифт_20_абзаца"><text:span text:style-name="T6"> — Костер — </text:span></text:span><text:span text:style-name="Основной_20_шрифт_20_абзаца"><text:span text:style-name="T15">Bro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14</text:span></text:span><text:span text:style-name="Основной_20_шрифт_20_абзаца"><text:span text:style-name="T6">7.</text:span></text:span></text:p>
      <text:p text:style-name="P1"><text:soft-page-break/>Род однолетних и многолетних растений. Из 100 видов в Российской Федерации встречаются около 40. Наибольшее кормовое значение имеют: костер безостый, костер прямой, а также костер пестрый, широко распространенный на горных лугах КЧР.</text:p>
      <text:p text:style-name="P1">Костры поедаются хорошо всеми животными в травостое и в виде сухого сена. Могут использоваться для подсева на сбитых выпасах и сенокосах.</text:p>
      <text:p text:style-name="P1"/>
      <text:p text:style-name="P7"><text:span text:style-name="Основной_20_шрифт_20_абзаца"><text:span text:style-name="T1">Рхъагъьаса</text:span></text:span><text:span text:style-name="Основной_20_шрифт_20_абзаца"><text:span text:style-name="T6"> — Клен полевой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campest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Низкорослое до 15 м высоты дерево. Кора молодых ветвей желтоватая, старых — буровато-серая. Листья 5 — пальчатолопастные, сверху зеленые, снизу светлые. Соцветие щитковидное, опушенное. Цветки зеленовато-желтые.</text:p>
      <text:p text:style-name="P1">Родина: Европа, Кавказ, Передняя Азия.</text:p>
      <text:p text:style-name="P1">В КЧР распространен повсеместно. Растет в светлых лесах до среднегорного пояса. К почвам не требователен, засухоустойчив. Используется в полевом лесоразведении, в парковом строительстве и озеленении улиц. Переносит стрижку. Размножается семенами.</text:p>
      <text:p text:style-name="P1"/>
      <text:p text:style-name="P7"><text:span text:style-name="Основной_20_шрифт_20_абзаца"><text:span text:style-name="T1">Рхъагьын</text:span></text:span><text:span text:style-name="Основной_20_шрифт_20_абзаца"><text:span text:style-name="T9"> </text:span></text:span><text:span text:style-name="Основной_20_шрифт_20_абзаца"><text:span text:style-name="T6">— Чабрец, тимьян — </text:span></text:span><text:span text:style-name="Основной_20_шрифт_20_абзаца"><text:span text:style-name="T15">Ty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этот род представлен полукустарниками и многолетниками, невысокие до 5 — 20 см высотой. Растет на лугах, сухих склонах, на каменистых местах, осыпях, скалах. В их числе есть медоносы и лекарственные виды. Среда обитания разная. Удовлетворительно поедается скотом.</text:p>
      <text:p text:style-name="P1">Растение лекарственное.</text:p>
      <text:p text:style-name="P1"/>
      <text:p text:style-name="P7"><text:span text:style-name="Основной_20_шрифт_20_абзаца"><text:span text:style-name="T1">РхъагIатша</text:span></text:span><text:span text:style-name="Основной_20_шрифт_20_абзаца"><text:span text:style-name="T9"> </text:span></text:span><text:span text:style-name="Основной_20_шрифт_20_абзаца"><text:span text:style-name="T6">— Овсец пушистый — </text:span></text:span><text:span text:style-name="Основной_20_шрифт_20_абзаца"><text:span text:style-name="T15">Helictotrichon</text:span></text:span><text:span text:style-name="Основной_20_шрифт_20_абзаца"><text:span text:style-name="T16"> </text:span></text:span><text:span text:style-name="Основной_20_шрифт_20_абзаца"><text:span text:style-name="T15">pubescens</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16">.) </text:span></text:span><text:span text:style-name="Основной_20_шрифт_20_абзаца"><text:span text:style-name="T15">Pilger</text:span></text:span><text:span text:style-name="Основной_20_шрифт_20_абзаца"><text:span text:style-name="T6">.</text:span></text:span></text:p>
      <text:p text:style-name="P1">Многолетнее растение до 50 — 100 см высотой. Стебель крепкий, прямой. Метелка раскидистая, 15 см длины. Колоски зеленые. Цветет с мая по июль.</text:p>
      <text:p text:style-name="P1">Растет на лугах, встречается и в высокогорной части. Плохо поедается скотом после колошения. Хорошее сено дает до цветения.</text:p>
      <text:p text:style-name="P1"/>
      <text:p text:style-name="P7"><text:span text:style-name="Основной_20_шрифт_20_абзаца"><text:span text:style-name="T1">РхъагIвымсага</text:span></text:span><text:span text:style-name="Основной_20_шрифт_20_абзаца"><text:span text:style-name="T9"> </text:span></text:span><text:span text:style-name="Основной_20_шрифт_20_абзаца"><text:span text:style-name="T6">— Амброзия полыннолистная — </text:span></text:span><text:span text:style-name="Основной_20_шрифт_20_абзаца"><text:span text:style-name="T15">Ambrosia</text:span></text:span><text:span text:style-name="Основной_20_шрифт_20_абзаца"><text:span text:style-name="T16"> </text:span></text:span><text:span text:style-name="Основной_20_шрифт_20_абзаца"><text:span text:style-name="T15">artemisi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наших краях она никогда не произрастала, американское заносное растение высотой от 20 до 200 см.</text:p>
      <text:p text:style-name="P1">Листья дважды перисторассеченные, слабо опушенные; цветет с июля по сентябрь; встречается в посевах и на сорных местах; карантинное растение.</text:p>
      <text:p text:style-name="P1">Родина: Северная Америка.</text:p>
      <text:p text:style-name="P1"/>
      <text:p text:style-name="P7"><text:span text:style-name="Основной_20_шрифт_20_абзаца"><text:span text:style-name="T1">РхъагIвымсага</text:span></text:span><text:span text:style-name="Основной_20_шрифт_20_абзаца"><text:span text:style-name="T9"> </text:span></text:span><text:span text:style-name="Основной_20_шрифт_20_абзаца"><text:span text:style-name="T6">— Полынь обыкновенн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campe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Iвымсарга.</text:p>
      <text:p text:style-name="P1"/>
      <text:p text:style-name="P7"><text:span text:style-name="Основной_20_шрифт_20_абзаца"><text:span text:style-name="T1">РхъагIвымсага</text:span></text:span><text:span text:style-name="Основной_20_шрифт_20_абзаца"><text:span text:style-name="T9"> </text:span></text:span><text:span text:style-name="Основной_20_шрифт_20_абзаца"><text:span text:style-name="T6">— Амброзия — </text:span></text:span><text:span text:style-name="Основной_20_шрифт_20_абзаца"><text:span text:style-name="T15">Ambros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Одно- и многолетние растения до 50 — 200 см высотой. Стебли прямые и сильно ветвистые. Перистые листья.</text:p>
      <text:p text:style-name="P1">Во флоре КЧР встречается три вида амброзии, все они заносные — А. трехраздельная, А. полыннолистная и А. голоколосая.</text:p>
      <text:p text:style-name="P1">Растут на сорных местах вдоль дорог, посевах. Цветут в августе — сентябре, пыльца вызывает аллергию. Карантинное растение, следует вести борьбу по уничтожению.</text:p>
      <text:p text:style-name="P1"/>
      <text:p text:style-name="P7"><text:span text:style-name="Основной_20_шрифт_20_абзаца"><text:span text:style-name="T1">Рхъададий</text:span></text:span><text:span text:style-name="Основной_20_шрифт_20_абзаца"><text:span text:style-name="T9"> </text:span></text:span><text:span text:style-name="Основной_20_шрифт_20_абзаца"><text:span text:style-name="T6">—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Рхъачай.</text:p>
      <text:p text:style-name="P1"/>
      <text:p text:style-name="P7"><text:span text:style-name="Основной_20_шрифт_20_абзаца"><text:span text:style-name="T1">Рхъаджыш</text:span></text:span><text:span text:style-name="Основной_20_шрифт_20_абзаца"><text:span text:style-name="T9"> </text:span></text:span><text:span text:style-name="Основной_20_шрифт_20_абзаца"><text:span text:style-name="T6">— Гусиный лук полевой — </text:span></text:span><text:span text:style-name="Основной_20_шрифт_20_абзаца"><text:span text:style-name="T15">Gagea</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Dum</text:span></text:span><text:span text:style-name="Основной_20_шрифт_20_абзаца"><text:span text:style-name="T6">. </text:span></text:span><text:span text:style-name="Основной_20_шрифт_20_абзаца"><text:span text:style-name="T7">Рис. 148.</text:span></text:span></text:p>
      <text:p text:style-name="P1">Многолетнее растение, луковиц 2, большая дает начало листу, меньшая — стеблю; прикорневых листьев 2 высотой до 5 — 15 см; цветение начинает рано — март — апрель; соцветие состоит из 3 — 15 цветков.</text:p>
      <text:p text:style-name="P1">Растет на хорошо прогреваемых местах, сенокосах, медоносное растение.</text:p>
      <text:p text:style-name="P1"><text:soft-page-break/>Абазины используют как лекарственное растение.</text:p>
      <text:p text:style-name="P1"/>
      <text:p text:style-name="P7"><text:span text:style-name="Основной_20_шрифт_20_абзаца"><text:span text:style-name="T1">Рхъаджыш</text:span></text:span><text:span text:style-name="Основной_20_шрифт_20_абзаца"><text:span text:style-name="T9"> </text:span></text:span><text:span text:style-name="Основной_20_шрифт_20_абзаца"><text:span text:style-name="T6">— Лук скаль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repestre</text:span></text:span><text:span text:style-name="Основной_20_шрифт_20_абзаца"><text:span text:style-name="T16"> </text:span></text:span><text:span text:style-name="Основной_20_шрифт_20_абзаца"><text:span text:style-name="T15">Stev</text:span></text:span><text:span text:style-name="Основной_20_шрифт_20_абзаца"><text:span text:style-name="T6">.</text:span></text:span></text:p>
      <text:p text:style-name="P1">Крупное растение, высота стебля 30 — 60 см, толщина 1 — 2 см. Цветет в августе — сентябре бледно-розовыми или почти белыми цветами.</text:p>
      <text:p text:style-name="P1">Растет на скалах и каменистых склонах, кустарниках среднего горного пояса.</text:p>
      <text:p text:style-name="P1">Имеет яйцевидные луковицы 2 — 3 см в диаметре. Народы республики употребляют в пищу. Луковицы можно собрать и хранить на зиму в замороженном виде. Желательно ввести в культуру, хорошо размножается семенами. Запасы растения сильно сократились, и вид нуждается в охране.</text:p>
      <text:p text:style-name="P1"/>
      <text:p text:style-name="P7"><text:span text:style-name="Основной_20_шрифт_20_абзаца"><text:span text:style-name="T1">Рхъаджыш</text:span></text:span><text:span text:style-name="Основной_20_шрифт_20_абзаца"><text:span text:style-name="T9"> </text:span></text:span><text:span text:style-name="Основной_20_шрифт_20_абзаца"><text:span text:style-name="T6">— Лук рупрехта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reprechta</text:span></text:span><text:span text:style-name="Основной_20_шрифт_20_абзаца"><text:span text:style-name="T16"> </text:span></text:span><text:span text:style-name="Основной_20_шрифт_20_абзаца"><text:span text:style-name="T15">Boiss</text:span></text:span><text:span text:style-name="Основной_20_шрифт_20_абзаца"><text:span text:style-name="T6">.</text:span></text:span></text:p>
      <text:p text:style-name="P1">Многолетнее травянистое растение до 20 — 30 см высотой. Стебли прямые. Цветет в июле — августе. Цветки розовые или белые. Корневая система выражена луковицей, оболочка которой перепончата. Луковица имеет вид лука, на запах чесночный, съедобны в сыром виде, можно использовать и как приправу к пище.</text:p>
      <text:p text:style-name="P1">В КЧР растет лишь только на скалах альпийского пояса.</text:p>
      <text:p text:style-name="P1"/>
      <text:p text:style-name="P7"><text:span text:style-name="Основной_20_шрифт_20_абзаца"><text:span text:style-name="T1">Рхъадзылу</text:span></text:span><text:span text:style-name="Основной_20_шрифт_20_абзаца"><text:span text:style-name="T9"> — </text:span></text:span><text:span text:style-name="Основной_20_шрифт_20_абзаца"><text:span text:style-name="T6">Герань луговая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prat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КвтIущамх.</text:p>
      <text:p text:style-name="P1"/>
      <text:p text:style-name="P7"><text:span text:style-name="Основной_20_шрифт_20_абзаца"><text:span text:style-name="T1">Рхъажьура</text:span></text:span><text:span text:style-name="Основной_20_шрифт_20_абзаца"><text:span text:style-name="T9"> </text:span></text:span><text:span text:style-name="Основной_20_шрифт_20_абзаца"><text:span text:style-name="T6">— Сныть обыкновенная — </text:span></text:span><text:span text:style-name="Основной_20_шрифт_20_абзаца"><text:span text:style-name="T15">Aegopodium</text:span></text:span><text:span text:style-name="Основной_20_шрифт_20_абзаца"><text:span text:style-name="T16"> </text:span></text:span><text:span text:style-name="Основной_20_шрифт_20_абзаца"><text:span text:style-name="T15">podagr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анхъа.</text:p>
      <text:p text:style-name="P1"/>
      <text:p text:style-name="P7"><text:span text:style-name="Основной_20_шрифт_20_абзаца"><text:span text:style-name="T1">Рхъажьура</text:span></text:span><text:span text:style-name="Основной_20_шрифт_20_абзаца"><text:span text:style-name="T6"> — Спаржа аптечная — </text:span></text:span><text:span text:style-name="Основной_20_шрифт_20_абзаца"><text:span text:style-name="T15">Asparagus</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дгьагIвымсага.</text:p>
      <text:p text:style-name="P1"/>
      <text:p text:style-name="P7"><text:span text:style-name="Основной_20_шрифт_20_абзаца"><text:span text:style-name="T1">Рхъайачмен</text:span></text:span><text:span text:style-name="Основной_20_шрифт_20_абзаца"><text:span text:style-name="T6"> — Ячмень заячи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leporinum</text:span></text:span><text:span text:style-name="Основной_20_шрифт_20_абзаца"><text:span text:style-name="T16"> </text:span></text:span><text:span text:style-name="Основной_20_шрифт_20_абзаца"><text:span text:style-name="T15">ink</text:span></text:span><text:span text:style-name="Основной_20_шрифт_20_абзаца"><text:span text:style-name="T6">.</text:span></text:span></text:p>
      <text:p text:style-name="P1"/>
      <text:p text:style-name="P7"><text:span text:style-name="Основной_20_шрифт_20_абзаца"><text:span text:style-name="T1">Рхъайачмен</text:span></text:span><text:span text:style-name="Основной_20_шрифт_20_абзаца"><text:span text:style-name="T6"> — Ячмень дикорастущи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spontaneum</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Koch</text:span></text:span><text:span text:style-name="Основной_20_шрифт_20_абзаца"><text:span text:style-name="T6">. </text:span></text:span><text:span text:style-name="Основной_20_шрифт_20_абзаца"><text:span text:style-name="T7">Рис. 149.</text:span></text:span></text:p>
      <text:p text:style-name="P1">Растение дикое, т. е. встречается в природе. Однолетник, высота 80 — 100 см. Цветет с июня по сентябрь. Колоски сидят по 3.</text:p>
      <text:p text:style-name="P1">Поедается скотом удовлетворительно.</text:p>
      <text:p text:style-name="P7"><text:span text:style-name="Основной_20_шрифт_20_абзаца"><text:span text:style-name="T6">Растет </text:span></text:span><text:span text:style-name="Основной_20_шрифт_20_абзаца"><text:span text:style-name="T9">в </text:span></text:span><text:span text:style-name="Основной_20_шрифт_20_абзаца"><text:span text:style-name="T6">КЧР на сухих склонах и в посевах. Дает хорошее сено.</text:span></text:span></text:p>
      <text:p text:style-name="P1"/>
      <text:p text:style-name="P7"><text:span text:style-name="Основной_20_шрифт_20_абзаца"><text:span text:style-name="T1">РхъаквтIухъвшв</text:span></text:span><text:span text:style-name="Основной_20_шрифт_20_абзаца"><text:span text:style-name="T9"> </text:span></text:span><text:span text:style-name="Основной_20_шрифт_20_абзаца"><text:span text:style-name="T6">— Чабрец, тимьян — </text:span></text:span><text:span text:style-name="Основной_20_шрифт_20_абзаца"><text:span text:style-name="T15">Thy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хъагьын.</text:p>
      <text:p text:style-name="P1"/>
      <text:p text:style-name="P7"><text:span text:style-name="Основной_20_шрифт_20_абзаца"><text:span text:style-name="T1">Рхъакъаб</text:span></text:span><text:span text:style-name="Основной_20_шрифт_20_абзаца"><text:span text:style-name="T6"> — Бешеный огурец — </text:span></text:span><text:span text:style-name="Основной_20_шрифт_20_абзаца"><text:span text:style-name="T15">Eckballium</text:span></text:span><text:span text:style-name="Основной_20_шрифт_20_абзаца"><text:span text:style-name="T16"> </text:span></text:span><text:span text:style-name="Основной_20_шрифт_20_абзаца"><text:span text:style-name="T15">elate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Rich</text:span></text:span><text:span text:style-name="Основной_20_шрифт_20_абзаца"><text:span text:style-name="T6">.</text:span></text:span></text:p>
      <text:p text:style-name="P1">Многолетнее травянистое растение. Стебель стелится по земле 0,5 — 1,5 метра длиной.</text:p>
      <text:p text:style-name="P1">Корень утолщенный, мясистый. Листья слаболопастные, жестко-шероховатые, снизу серо-войлочные. Цветки бледно-желтые.</text:p>
      <text:p text:style-name="P1">Плод продолговатый, щетинистый, серо-зеленый, при созревании отделяется от ножки и выбрасывает слизь с семенами.</text:p>
      <text:p text:style-name="P1">Встречается на глинистых местах. Растение ядовитое.</text:p>
      <text:p text:style-name="P1"/>
      <text:p text:style-name="P7"><text:span text:style-name="Основной_20_шрифт_20_абзаца"><text:span text:style-name="T1">Рхъакъарамфиль</text:span></text:span><text:span text:style-name="Основной_20_шрифт_20_абзаца"><text:span text:style-name="T6"> — Гвоздика полевая — </text:span></text:span><text:span text:style-name="Основной_20_шрифт_20_абзаца"><text:span text:style-name="T15">Dianthus</text:span></text:span><text:span text:style-name="Основной_20_шрифт_20_абзаца"><text:span text:style-name="T16"> </text:span></text:span><text:span text:style-name="Основной_20_шрифт_20_абзаца"><text:span text:style-name="T15">fragrans</text:span></text:span><text:span text:style-name="Основной_20_шрифт_20_абзаца"><text:span text:style-name="T16"> </text:span></text:span><text:span text:style-name="Основной_20_шрифт_20_абзаца"><text:span text:style-name="T15">Adam</text:span></text:span><text:span text:style-name="Основной_20_шрифт_20_абзаца"><text:span text:style-name="T6">.</text:span></text:span></text:p>
      <text:p text:style-name="P1">Травянистый многолетник до 20 — 40 см высотой, стебель прямостоячий. Снизу покрыт волосками. Лепестки сверху розовые, снизу зеленовато-желтые. Цветет в мае — июле.</text:p>
      <text:p text:style-name="P1">Растет на степных склонах. В составе сена поедается скотом. Обычный вид в составе предгорного травостоя. Декоративна.</text:p>
      <text:p text:style-name="P1"/>
      <text:p text:style-name="P7"><text:span text:style-name="Основной_20_шрифт_20_абзаца"><text:span text:style-name="T1">Рхъакъармыш</text:span></text:span><text:span text:style-name="Основной_20_шрифт_20_абзаца"><text:span text:style-name="T6"> — Незабудка полевая — </text:span></text:span><text:span text:style-name="Основной_20_шрифт_20_абзаца"><text:span text:style-name="T15">Myosotis arvensis (L.) Hill</text:span></text:span><text:span text:style-name="Основной_20_шрифт_20_абзаца"><text:span text:style-name="T6">.</text:span></text:span></text:p>
      <text:p text:style-name="P1">Однолетник или двухлетник до 20 — 50 см высотой. Цветки фиолетовые. Цветет в мае — июле.</text:p>
      <text:p text:style-name="P1"><text:soft-page-break/>Растет на лугах, в кустарниках, поднимается до среднегорного пояса.</text:p>
      <text:p text:style-name="P1">Декоративна.</text:p>
      <text:p text:style-name="P1"/>
      <text:p text:style-name="P7"><text:span text:style-name="Основной_20_шрифт_20_абзаца"><text:span text:style-name="T1">РхъакъвашвхIа</text:span></text:span><text:span text:style-name="Основной_20_шрифт_20_абзаца"><text:span text:style-name="T9"> </text:span></text:span><text:span text:style-name="Основной_20_шрифт_20_абзаца"><text:span text:style-name="T6">— Мак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Однолетнее и многолетнее травянистое растение с млечным соком в стеблях и листьях. Листья дважды, трижды перисторассеченные. Растения несут яркие одиночные цветки </text:span></text:span><text:span text:style-name="Основной_20_шрифт_20_абзаца"><text:span text:style-name="T9">10 — 20</text:span></text:span><text:span text:style-name="Основной_20_шрифт_20_абзаца"><text:span text:style-name="T6"> см диаметром, на длинных цветоносах с пятью и более лепестками. Плод — шаровидная коробочка с мелкими семенами. Цветет с мая по июнь. Ядовитое. Известны случаи отравления животных при пастбищном содержании. Растут маки среди посевов, в молодых лесополосах, степях, на огородах. Ядовитое начало — морфин, реадин.</text:span></text:span></text:p>
      <text:p text:style-name="P1"/>
      <text:p text:style-name="P7"><text:span text:style-name="Основной_20_шрифт_20_абзаца"><text:span text:style-name="T1">Рхъакъван</text:span></text:span><text:span text:style-name="Основной_20_шрифт_20_абзаца"><text:span text:style-name="T9"> </text:span></text:span><text:span text:style-name="Основной_20_шрифт_20_абзаца"><text:span text:style-name="T6">— Жабрица — </text:span></text:span><text:span text:style-name="Основной_20_шрифт_20_абзаца"><text:span text:style-name="T15">Sese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аныжв.</text:p>
      <text:p text:style-name="P1"/>
      <text:p text:style-name="P7"><text:span text:style-name="Основной_20_шрифт_20_абзаца"><text:span text:style-name="T1">Рхъакъван</text:span></text:span><text:span text:style-name="Основной_20_шрифт_20_абзаца"><text:span text:style-name="T9"> </text:span></text:span><text:span text:style-name="Основной_20_шрифт_20_абзаца"><text:span text:style-name="T6">— Сныть — </text:span></text:span><text:span text:style-name="Основной_20_шрифт_20_абзаца"><text:span text:style-name="T15">Aegopod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50.</text:span></text:span></text:p>
      <text:p text:style-name="P1">Многолетнее до 50 — 100 см высотой. Листья тройчатые на длинных черешках, снизу по жилкам опушенные. Соцветие — сложный зонтик, верхушечный зонтик с 20 — 25 лучами. Цветки белые. Цветет в конце июня — июле.</text:p>
      <text:p text:style-name="P1">Растет в КЧР в негустых лесах, по их опушкам, вырубкам, среди кустарников, в оврагах.</text:p>
      <text:p text:style-name="P1">В пищу употребляются листья и черешки. Из листьев делают салаты, варят щи и супы. Зелень идет как приправа к другим кушаньям.</text:p>
      <text:p text:style-name="P1"/>
      <text:p text:style-name="P7"><text:span text:style-name="Основной_20_шрифт_20_абзаца"><text:span text:style-name="T1">Рхъакъвыд</text:span></text:span><text:span text:style-name="Основной_20_шрифт_20_абзаца"><text:span text:style-name="T9"> </text:span></text:span><text:span text:style-name="Основной_20_шрифт_20_абзаца"><text:span text:style-name="T6">— Чечевица пищевая — </text:span></text:span><text:span text:style-name="Основной_20_шрифт_20_абзаца"><text:span text:style-name="T15">Lens</text:span></text:span><text:span text:style-name="Основной_20_шрифт_20_абзаца"><text:span text:style-name="T16"> </text:span></text:span><text:span text:style-name="Основной_20_шрифт_20_абзаца"><text:span text:style-name="T15">culinaris</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7"><text:span text:style-name="Основной_20_шрифт_20_абзаца"><text:span text:style-name="T6">Однолетнее низкорослое растение (25 — 70 см) с ветвистым стеблем. Листья перистые с </text:span></text:span><text:span text:style-name="Основной_20_шрифт_20_абзаца"><text:span text:style-name="T7">4</text:span></text:span><text:span text:style-name="Основной_20_шрифт_20_абзаца"><text:span text:style-name="T6"> — 8 парами листочков. Цветки мелкие, белые одиночные или по 2 — 4 на цветоножке.</text:span></text:span></text:p>
      <text:p text:style-name="P1">Она известна в культуре за 2000 лет до н. э.</text:p>
      <text:p text:style-name="P1">Родина: Иран, Афганистан.</text:p>
      <text:p text:style-name="P1">Чечевица идет на корм крупного рогатого скота, свиней, овцам и птицам.</text:p>
      <text:p text:style-name="P1">Мировая площадь возделывания ее составляет 1,2 млн. га.</text:p>
      <text:p text:style-name="P1"/>
      <text:p text:style-name="P7"><text:span text:style-name="Основной_20_шрифт_20_абзаца"><text:span text:style-name="T1">РхъакIамбыста</text:span></text:span><text:span text:style-name="Основной_20_шрифт_20_абзаца"><text:span text:style-name="T9"> </text:span></text:span><text:span text:style-name="Основной_20_шрифт_20_абзаца"><text:span text:style-name="T6">— Капуста полевая, сурепица — </text:span></text:span><text:span text:style-name="Основной_20_шрифт_20_абзаца"><text:span text:style-name="T15">Brassica</text:span></text:span><text:span text:style-name="Основной_20_шрифт_20_абзаца"><text:span text:style-name="T16"> </text:span></text:span><text:span text:style-name="Основной_20_шрифт_20_абзаца"><text:span text:style-name="T15">campe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Яровой однолетник до 20 — 80 см высотой. Нижние листья черешковые, верхние сидячие, голые. Венчик золотисто-желтый. Семена красновато-бурые. Цветет с конца мая до сентября.</text:p>
      <text:p text:style-name="P7"><text:span text:style-name="Основной_20_шрифт_20_абзаца"><text:span text:style-name="T6">Один из распространенных сорняков. </text:span></text:span><text:span text:style-name="Основной_20_шрифт_20_абзаца"><text:span text:style-name="T9">В </text:span></text:span><text:span text:style-name="Основной_20_шрифт_20_абзаца"><text:span text:style-name="T6">семенах содержится жирное масло. Съедобны молодые растения (в свежем виде). Зола дает поташ.</text:span></text:span></text:p>
      <text:p text:style-name="P1"/>
      <text:p text:style-name="P7"><text:span text:style-name="Основной_20_шрифт_20_абзаца"><text:span text:style-name="T1">РхъакIамбыста</text:span></text:span><text:span text:style-name="Основной_20_шрифт_20_абзаца"><text:span text:style-name="T9"> </text:span></text:span><text:span text:style-name="Основной_20_шрифт_20_абзаца"><text:span text:style-name="T6">— Катран татарский — </text:span></text:span><text:span text:style-name="Основной_20_шрифт_20_абзаца"><text:span text:style-name="T15">Cramble</text:span></text:span><text:span text:style-name="Основной_20_шрифт_20_абзаца"><text:span text:style-name="T16"> </text:span></text:span><text:span text:style-name="Основной_20_шрифт_20_абзаца"><text:span text:style-name="T15">tataria</text:span></text:span><text:span text:style-name="Основной_20_шрифт_20_абзаца"><text:span text:style-name="T16"> </text:span></text:span><text:span text:style-name="Основной_20_шрифт_20_абзаца"><text:span text:style-name="T15">Sebeok</text:span></text:span><text:span text:style-name="Основной_20_шрифт_20_абзаца"><text:span text:style-name="T6">.</text:span></text:span></text:p>
      <text:p text:style-name="P1">Многолетнее корневищное растение до 60 — 120 см высотой. Стебли прямые, покрыты жесткими волосками. Листья мягкие. Соцветие метельчато-ветвистые. Цветки белые. Плод — стручок шаровидный. Цветет в мае — июле.</text:p>
      <text:p text:style-name="P1">Растет на сухих склонах.</text:p>
      <text:p text:style-name="P1">Съедобны все части растения, молодые стебли используют в сыром и вареном виде. Отвар корневищ используется как укрепляющее средство для детей.</text:p>
      <text:p text:style-name="P1"/>
      <text:p text:style-name="P7"><text:span text:style-name="Основной_20_шрифт_20_абзаца"><text:span text:style-name="T1">РхъакIыркIлаш</text:span></text:span><text:span text:style-name="Основной_20_шрифт_20_абзаца"><text:span text:style-name="T6"> — Горох полевой — </text:span></text:span><text:span text:style-name="Основной_20_шрифт_20_абзаца"><text:span text:style-name="T15">Pisum</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Стебель до 2 м длины. Возделывается как кормовое или сидральное. Цветет в июле. Цветки обычно пестрые, реже белые. Листовые пластинки узкие. Семена темно-пятнистые.</text:p>
      <text:p text:style-name="P1">В смеси со злаками он дает большую зеленую массу, хороший белковый корм для всех животных.</text:p>
      <text:p text:style-name="P1"/>
      <text:p text:style-name="P7"><text:span text:style-name="Основной_20_шрифт_20_абзаца"><text:span text:style-name="T1">РхъалачвхIа</text:span></text:span><text:span text:style-name="Основной_20_шрифт_20_абзаца"><text:span text:style-name="T6"> — Ячмень дикорастущий — </text:span></text:span><text:span text:style-name="Основной_20_шрифт_20_абзаца"><text:span text:style-name="T15">Hordeum</text:span></text:span><text:span text:style-name="Основной_20_шрифт_20_абзаца"><text:span text:style-name="T16"> </text:span></text:span><text:span text:style-name="Основной_20_шрифт_20_абзаца"><text:span text:style-name="T15">Spontaneum</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Koch</text:span></text:span><text:span text:style-name="Основной_20_шрифт_20_абзаца"><text:span text:style-name="T6">.</text:span></text:span></text:p>
      <text:p text:style-name="P1">Уапшы Рхъайачмен.</text:p>
      <text:p text:style-name="P1"/>
      <text:p text:style-name="P7"><text:soft-page-break/><text:span text:style-name="Основной_20_шрифт_20_абзаца"><text:span text:style-name="T1">Рхъаматахъвай</text:span></text:span><text:span text:style-name="Основной_20_шрифт_20_абзаца"><text:span text:style-name="T6"> — Хатьма тюрингенская — </text:span></text:span><text:span text:style-name="Основной_20_шрифт_20_абзаца"><text:span text:style-name="T15">Lavatera</text:span></text:span><text:span text:style-name="Основной_20_шрифт_20_абзаца"><text:span text:style-name="T16"> </text:span></text:span><text:span text:style-name="Основной_20_шрифт_20_абзаца"><text:span text:style-name="T15">thuringia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8">Рис. 151.</text:span></text:span></text:p>
      <text:p text:style-name="P1">Цветки бледно-розовые, иногда белые, очень крупные. Лепестки длиной 2,5 — 4 см, глубоковыемчатые. Тычинки срослись в мохнатую трубочку. Цветки сидят по одному в углах верхних листьев. Листья трех-пятилопастные. Все растение войлочно-мохнатое.</text:p>
      <text:p text:style-name="P1">Высота 60 — 120 см.</text:p>
      <text:p text:style-name="P1">Многолетнее.</text:p>
      <text:p text:style-name="P1">Цветет с конца июня до осени. Встречается на лугах, склонах, в кустарниках.</text:p>
      <text:p text:style-name="P1">Сорное, медоносное.</text:p>
      <text:p text:style-name="P1"/>
      <text:p text:style-name="P7"><text:span text:style-name="Основной_20_шрифт_20_абзаца"><text:span text:style-name="T1">РхъамшIы</text:span></text:span><text:span text:style-name="Основной_20_шрифт_20_абзаца"><text:span text:style-name="T9"> </text:span></text:span><text:span text:style-name="Основной_20_шрифт_20_абзаца"><text:span text:style-name="T6">— Тмин обыкновенный — </text:span></text:span><text:span text:style-name="Основной_20_шрифт_20_абзаца"><text:span text:style-name="T15">Carum</text:span></text:span><text:span text:style-name="Основной_20_шрифт_20_абзаца"><text:span text:style-name="T16"> </text:span></text:span><text:span text:style-name="Основной_20_шрифт_20_абзаца"><text:span text:style-name="T15">carv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тебель полый, ребристый до 50 см высотой, ветвистый, голыш. Листья перистые, доли их линейно-ланцетные. Цветки белые, иногда розовые. Плод — двусемянка. Семянки содержат эфирное масло.</text:p>
      <text:p text:style-name="P1">Двухлетнее, цветет в июне — июле.</text:p>
      <text:p text:style-name="P1">Растет на сухих лугах, полях, в садах, у дорог. Плоды находят широкое применение в пищевой промышленности, хлебопекарной, кондитерской, ликерной, парфюмерной.</text:p>
      <text:p text:style-name="P1"/>
      <text:p text:style-name="P7"><text:span text:style-name="Основной_20_шрифт_20_абзаца"><text:span text:style-name="T1">Рхъанаша</text:span></text:span><text:span text:style-name="Основной_20_шрифт_20_абзаца"><text:span text:style-name="T9"> </text:span></text:span><text:span text:style-name="Основной_20_шрифт_20_абзаца"><text:span text:style-name="T6">— Ластовень Альбова — </text:span></text:span><text:span text:style-name="Основной_20_шрифт_20_абзаца"><text:span text:style-name="T15">Alexitoxicom</text:span></text:span><text:span text:style-name="Основной_20_шрифт_20_абзаца"><text:span text:style-name="T16"> </text:span></text:span><text:span text:style-name="Основной_20_шрифт_20_абзаца"><text:span text:style-name="T15">albovianum</text:span></text:span><text:span text:style-name="Основной_20_шрифт_20_абзаца"><text:span text:style-name="T16"> </text:span></text:span><text:span text:style-name="Основной_20_шрифт_20_абзаца"><text:span text:style-name="T15">Kusn</text:span></text:span><text:span text:style-name="Основной_20_шрифт_20_абзаца"><text:span text:style-name="T6">.</text:span></text:span></text:p>
      <text:p text:style-name="P1">Ядовитый травянистый корне-отпрысковый многолетник. Стебель прямостоячий, листья плотные, кожистые. Венчик бледно-желтый или желто-зеленый. Цветет в июне — июле.</text:p>
      <text:p text:style-name="P1">Растет на сухих каменистых склонах и осыпях. Не выходит за пределы среднегорного пояса.</text:p>
      <text:p text:style-name="P1"/>
      <text:p text:style-name="P7"><text:span text:style-name="Основной_20_шрифт_20_абзаца"><text:span text:style-name="T1">Рхъанычва</text:span></text:span><text:span text:style-name="Основной_20_шрифт_20_абзаца"><text:span text:style-name="T9"> </text:span></text:span><text:span text:style-name="Основной_20_шрифт_20_абзаца"><text:span text:style-name="T6">— Конопля сорная — </text:span></text:span><text:span text:style-name="Основной_20_шрифт_20_абзаца"><text:span text:style-name="T16">С</text:span></text:span><text:span text:style-name="Основной_20_шрифт_20_абзаца"><text:span text:style-name="T15">annabis</text:span></text:span><text:span text:style-name="Основной_20_шрифт_20_абзаца"><text:span text:style-name="T16"> </text:span></text:span><text:span text:style-name="Основной_20_шрифт_20_абзаца"><text:span text:style-name="T15">ruderalis</text:span></text:span><text:span text:style-name="Основной_20_шрифт_20_абзаца"><text:span text:style-name="T16"> </text:span></text:span><text:span text:style-name="Основной_20_шрифт_20_абзаца"><text:span text:style-name="T15">Janisch</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152.</text:span></text:span></text:p>
      <text:p text:style-name="P1">Однолетнее травянистое растение высотой до 50 — 150 см. Корневая система развита хорошо. Стебли прямостоячие с множеством боковых побегов. Листья крупные, черешковые. Плоды — орешки.</text:p>
      <text:p text:style-name="P1">Дает волокно, абазинцами используется для игровых кнутов.</text:p>
      <text:p text:style-name="P1">Растет на сорных местах, цветет с мая по июль.</text:p>
      <text:p text:style-name="P1"/>
      <text:p text:style-name="P7"><text:span text:style-name="Основной_20_шрифт_20_абзаца"><text:span text:style-name="T1">Рхъахшымыгъ</text:span></text:span><text:span text:style-name="Основной_20_шрифт_20_абзаца"><text:span text:style-name="T9"> </text:span></text:span><text:span text:style-name="Основной_20_шрифт_20_абзаца"><text:span text:style-name="T6">— Латук компасный — </text:span></text:span><text:span text:style-name="Основной_20_шрифт_20_абзаца"><text:span text:style-name="T15">Lactuca</text:span></text:span><text:span text:style-name="Основной_20_шрифт_20_абзаца"><text:span text:style-name="T16"> </text:span></text:span><text:span text:style-name="Основной_20_шрифт_20_абзаца"><text:span text:style-name="T15">serriola</text:span></text:span><text:span text:style-name="Основной_20_шрифт_20_абзаца"><text:span text:style-name="T16"> </text:span></text:span><text:span text:style-name="Основной_20_шрифт_20_абзаца"><text:span text:style-name="T15">Torner</text:span></text:span><text:span text:style-name="Основной_20_шрифт_20_абзаца"><text:span text:style-name="T6">.</text:span></text:span></text:p>
      <text:p text:style-name="P1">Одно-двухлетник до 60 — 120 см высотой. Корень стержневой. Листья перистолопастные, снизу по главной жилке шипики. Корзинки более 20-цветковые. Цветет в июне — июле.</text:p>
      <text:p text:style-name="P1">Растет чаще всего в посевах и на сорных местах в среднегорной части.</text:p>
      <text:p text:style-name="P1"/>
      <text:p text:style-name="P7"><text:span text:style-name="Основной_20_шрифт_20_абзаца"><text:span text:style-name="T1">РхъахIврапаса</text:span></text:span><text:span text:style-name="Основной_20_шрифт_20_абзаца"><text:span text:style-name="T9"> — Фиалка </text:span></text:span><text:span text:style-name="Основной_20_шрифт_20_абзаца"><text:span text:style-name="T6">полевая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Murr</text:span></text:span><text:span text:style-name="Основной_20_шрифт_20_абзаца"><text:span text:style-name="T6">.</text:span></text:span></text:p>
      <text:p text:style-name="P7"><text:span text:style-name="Основной_20_шрифт_20_абзаца"><text:span text:style-name="T6">Однолетнее или</text:span></text:span><text:span text:style-name="Основной_20_шрифт_20_абзаца"><text:span text:style-name="T20"> </text:span></text:span><text:span text:style-name="Основной_20_шрифт_20_абзаца"><text:span text:style-name="T6">двухлетнее травянистое растение 5 — 30 см высотой. Стебель прямой. Венчик бледно-желтый.</text:span></text:span></text:p>
      <text:p text:style-name="P1">Растет всюду, на сорных местах, полях до горного пояса.</text:p>
      <text:p text:style-name="P1">Растение декоративное, лекарственное.</text:p>
      <text:p text:style-name="P1"/>
      <text:p text:style-name="P7"><text:span text:style-name="Основной_20_шрифт_20_абзаца"><text:span text:style-name="T1">РхъахIврапшдза</text:span></text:span><text:span text:style-name="Основной_20_шрифт_20_абзаца"><text:span text:style-name="T9"> </text:span></text:span><text:span text:style-name="Основной_20_шрифт_20_абзаца"><text:span text:style-name="T6">—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хъачай.</text:p>
      <text:p text:style-name="P1"/>
      <text:p text:style-name="P7"><text:span text:style-name="Основной_20_шрифт_20_абзаца"><text:span text:style-name="T1">РхъахIврахъагIважь</text:span></text:span><text:span text:style-name="Основной_20_шрифт_20_абзаца"><text:span text:style-name="T9"> </text:span></text:span><text:span text:style-name="Основной_20_шрифт_20_абзаца"><text:span text:style-name="T6">— Пижма обыкновенная, дикая рябина — </text:span></text:span><text:span text:style-name="Основной_20_шрифт_20_абзаца"><text:span text:style-name="T15">Tanacet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амыхIвра.</text:p>
      <text:p text:style-name="P1"/>
      <text:p text:style-name="P7"><text:span text:style-name="Основной_20_шрифт_20_абзаца"><text:span text:style-name="T1">РхъачадыгIва</text:span></text:span><text:span text:style-name="Основной_20_шрифт_20_абзаца"><text:span text:style-name="T9"> </text:span></text:span><text:span text:style-name="Основной_20_шрифт_20_абзаца"><text:span text:style-name="T6">— Вишня кустарникова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fruticosa</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16">.) </text:span></text:span><text:span text:style-name="Основной_20_шрифт_20_абзаца"><text:span text:style-name="T15">Woronow</text:span></text:span><text:span text:style-name="Основной_20_шрифт_20_абзаца"><text:span text:style-name="T20">. </text:span></text:span><text:span text:style-name="Основной_20_шрифт_20_абзаца"><text:span text:style-name="T7">Рис. 153</text:span></text:span><text:span text:style-name="Основной_20_шрифт_20_абзаца"><text:span text:style-name="T6">.</text:span></text:span></text:p>
      <text:p text:style-name="P1">Кустарник высотой до 0,5 — 2 м, молодые побеги волосистые; листья удлиненные, сверху темно-зеленые, снизу более светлые; цветки белые, цветет в апреле — мае.</text:p>
      <text:p text:style-name="P1">Растет на степных склонах, по опушкам, плоды съедобные.</text:p>
      <text:p text:style-name="P1">Родина: Северный Кавказ,</text:p>
      <text:p text:style-name="P1">Средняя Азия, Европа.</text:p>
      <text:p text:style-name="P1"/>
      <text:p text:style-name="P7"><text:span text:style-name="Основной_20_шрифт_20_абзаца"><text:span text:style-name="T1">РхъачадыгIва</text:span></text:span><text:span text:style-name="Основной_20_шрифт_20_абзаца"><text:span text:style-name="T9"> </text:span></text:span><text:span text:style-name="Основной_20_шрифт_20_абзаца"><text:span text:style-name="T6">— Плод вишни кустарниковой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fruticosa</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16">.) </text:span></text:span><text:span text:style-name="Основной_20_шрифт_20_абзаца"><text:span text:style-name="T15">Woronow</text:span></text:span><text:span text:style-name="Основной_20_шрифт_20_абзаца"><text:span text:style-name="T6">.</text:span></text:span></text:p>
      <text:p text:style-name="P1"><text:soft-page-break/>Плоды шаровидные или яйцевидные, зрелые — темнокрасные, на верхушке с заостренной косточкой, съедобны в сыром виде.</text:p>
      <text:p text:style-name="P1"/>
      <text:p text:style-name="P7"><text:span text:style-name="Основной_20_шрифт_20_абзаца"><text:span text:style-name="T1">Рхъачай</text:span></text:span><text:span text:style-name="Основной_20_шрифт_20_абзаца"><text:span text:style-name="T6"> —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54.</text:span></text:span></text:p>
      <text:p text:style-name="P1">Многолетнее душистое растение. Корневище шнуровидное, ползучее. Стебель четырехгранный, мягковолосистый высотой от 35 до 80 см. Листья яйцевидные, супротивные. Цветки мелкие, светло-лиловые, собраны в метельчатое соцветие. Цветет с июля по сентябрь. Встречается на лугах, в лесах, на опушках, по склонам.</text:p>
      <text:p text:style-name="P1">Медоносное и лекарственное. Листья и цветки содержат эфирные масла, они могут служить как болеутоляющие средства (например, 2 — 3 капли масла в дупло больного зуба).</text:p>
      <text:p text:style-name="P1">Трава душицы находит применение при приготовлении крепкого вина — вермутов.</text:p>
      <text:p text:style-name="P1"/>
      <text:p text:style-name="P7"><text:span text:style-name="Основной_20_шрифт_20_абзаца"><text:span text:style-name="T1">РхъачхъалыцI</text:span></text:span><text:span text:style-name="Основной_20_шрифт_20_абзаца"><text:span text:style-name="T9"> </text:span></text:span><text:span text:style-name="Основной_20_шрифт_20_абзаца"><text:span text:style-name="T6">— Костер береговой — </text:span></text:span><text:span text:style-name="Основной_20_шрифт_20_абзаца"><text:span text:style-name="T15">Zerna</text:span></text:span><text:span text:style-name="Основной_20_шрифт_20_абзаца"><text:span text:style-name="T16"> </text:span></text:span><text:span text:style-name="Основной_20_шрифт_20_абзаца"><text:span text:style-name="T15">riparia</text:span></text:span><text:span text:style-name="Основной_20_шрифт_20_абзаца"><text:span text:style-name="T16"> (</text:span></text:span><text:span text:style-name="Основной_20_шрифт_20_абзаца"><text:span text:style-name="T15">Rehm</text:span></text:span><text:span text:style-name="Основной_20_шрифт_20_абзаца"><text:span text:style-name="T16">.) </text:span></text:span><text:span text:style-name="Основной_20_шрифт_20_абзаца"><text:span text:style-name="T15">Nevski</text:span></text:span><text:span text:style-name="Основной_20_шрифт_20_абзаца"><text:span text:style-name="T6">.</text:span></text:span></text:p>
      <text:p text:style-name="P1">Уапшы КырбыджьалыцI.</text:p>
      <text:p text:style-name="P1"/>
      <text:p text:style-name="P7"><text:span text:style-name="Основной_20_шрифт_20_абзаца"><text:span text:style-name="T1">Рхъацыца</text:span></text:span><text:span text:style-name="Основной_20_шрифт_20_абзаца"><text:span text:style-name="T9"> </text:span></text:span><text:span text:style-name="Основной_20_шрифт_20_абзаца"><text:span text:style-name="T6">— Ночная фиалка, вечерница — </text:span></text:span><text:span text:style-name="Основной_20_шрифт_20_абзаца"><text:span text:style-name="T15">Hesperis</text:span></text:span><text:span text:style-name="Основной_20_шрифт_20_абзаца"><text:span text:style-name="T16"> </text:span></text:span><text:span text:style-name="Основной_20_шрифт_20_абзаца"><text:span text:style-name="T15">matronalis</text:span></text:span><text:span text:style-name="Основной_20_шрифт_20_абзаца"><text:span text:style-name="T6">.</text:span></text:span></text:p>
      <text:p text:style-name="P1">Многолетник. Высота стебля достигает 50 — 100 см. Цветет с мая по июль. Цветки фиолетовые. Листья слабо зубчатые. Корневая система толстая.</text:p>
      <text:p text:style-name="P1">Встречается в лесах и кустарниках.</text:p>
      <text:p text:style-name="P1">Декоративное.</text:p>
      <text:p text:style-name="P1">Медоносное растение.</text:p>
      <text:p text:style-name="P1"/>
      <text:p text:style-name="P7"><text:span text:style-name="Основной_20_шрифт_20_абзаца"><text:span text:style-name="T1">Рхъацыца</text:span></text:span><text:span text:style-name="Основной_20_шрифт_20_абзаца"><text:span text:style-name="T9"> </text:span></text:span><text:span text:style-name="Основной_20_шрифт_20_абзаца"><text:span text:style-name="T6">— Репа полевая — </text:span></text:span><text:span text:style-name="Основной_20_шрифт_20_абзаца"><text:span text:style-name="T15">Brassica</text:span></text:span><text:span text:style-name="Основной_20_шрифт_20_абзаца"><text:span text:style-name="T16"> </text:span></text:span><text:span text:style-name="Основной_20_шрифт_20_абзаца"><text:span text:style-name="T15">ra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азновидность репы, турнепса, растет в дикой флоре, часто засоряет яровые — овес, ячмень, лен.</text:p>
      <text:p text:style-name="P1">В первый год образует подземный орган, на второй год за счет питательных веществ, накопленных в коре, развивает цветочный побег. Цветки желтоватые.</text:p>
      <text:p text:style-name="P1"/>
      <text:p text:style-name="P7"><text:span text:style-name="Основной_20_шрифт_20_абзаца"><text:span text:style-name="T1">Рхъачарх</text:span></text:span><text:span text:style-name="Основной_20_шрифт_20_абзаца"><text:span text:style-name="T9"> </text:span></text:span><text:span text:style-name="Основной_20_шрифт_20_абзаца"><text:span text:style-name="T6">— Пупавка полевая — </text:span></text:span><text:span text:style-name="Основной_20_шрифт_20_абзаца"><text:span text:style-name="T15">Anthemi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астение пепельно-серое от опушения высотой 20 — 30 см. Стебель крепкий, прямой. Листья перистораздельные. Соцветие — корзинка, язычки — корзинки белые.</text:p>
      <text:p text:style-name="P1">Растет на сорных местах, однолетник, невыходящий за пределы нижнегорного пояса.</text:p>
      <text:p text:style-name="P1"/>
      <text:p text:style-name="P7"><text:span text:style-name="Основной_20_шрифт_20_абзаца"><text:span text:style-name="T1">Рхъашырдза</text:span></text:span><text:span text:style-name="Основной_20_шрифт_20_абзаца"><text:span text:style-name="T9"> </text:span></text:span><text:span text:style-name="Основной_20_шрифт_20_абзаца"><text:span text:style-name="T6">— Ежовник, куриное просо — </text:span></text:span><text:span text:style-name="Основной_20_шрифт_20_абзаца"><text:span text:style-name="T15">Echinochloa</text:span></text:span><text:span text:style-name="Основной_20_шрифт_20_абзаца"><text:span text:style-name="T16"> </text:span></text:span><text:span text:style-name="Основной_20_шрифт_20_абзаца"><text:span text:style-name="T15">crus</text:span></text:span><text:span text:style-name="Основной_20_шрифт_20_абзаца"><text:span text:style-name="T16">-</text:span></text:span><text:span text:style-name="Основной_20_шрифт_20_абзаца"><text:span text:style-name="T15">gall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Beauv</text:span></text:span><text:span text:style-name="Основной_20_шрифт_20_абзаца"><text:span text:style-name="T6">.</text:span></text:span></text:p>
      <text:p text:style-name="P1">Уапшы БаджьакIьайдза.</text:p>
      <text:p text:style-name="P1"/>
      <text:p text:style-name="P7"><text:span text:style-name="Основной_20_шрифт_20_абзаца"><text:span text:style-name="T1">Рхъашвхы</text:span></text:span><text:span text:style-name="Основной_20_шрифт_20_абзаца"><text:span text:style-name="T9"> </text:span></text:span><text:span text:style-name="Основной_20_шрифт_20_абзаца"><text:span text:style-name="T6">— Морковница восточная — </text:span></text:span><text:span text:style-name="Основной_20_шрифт_20_абзаца"><text:span text:style-name="T15">Astrodaucus</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Drude</text:span></text:span><text:span text:style-name="Основной_20_шрифт_20_абзаца"><text:span text:style-name="T6">. </text:span></text:span><text:span text:style-name="Основной_20_шрифт_20_абзаца"><text:span text:style-name="T7">Рис. 155.</text:span></text:span></text:p>
      <text:p text:style-name="P1">Двухлетнее травянистое растение. Стебель прямостоячий высотой до 60 — 100 см. Листья рассеченные на мелкие доли. Цветет в июне — июле. Цветки мелкие, обычно белые. Осенью дает семена плоские, черноватые до 5 — 6 мм длины.</text:p>
      <text:p text:style-name="P1">Растет на каменистых сухих склонах, лугах.</text:p>
      <text:p text:style-name="P1"/>
      <text:p text:style-name="P7"><text:span text:style-name="Основной_20_шрифт_20_абзаца"><text:span text:style-name="T1">Рхъашвхы</text:span></text:span><text:span text:style-name="Основной_20_шрифт_20_абзаца"><text:span text:style-name="T9"> </text:span></text:span><text:span text:style-name="Основной_20_шрифт_20_абзаца"><text:span text:style-name="T6">— Тмин кавказский — </text:span></text:span><text:span text:style-name="Основной_20_шрифт_20_абзаца"><text:span text:style-name="T15">Carum</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 </text:span></text:span><text:span text:style-name="Основной_20_шрифт_20_абзаца"><text:span text:style-name="T15">Boiss</text:span></text:span><text:span text:style-name="Основной_20_шрифт_20_абзаца"><text:span text:style-name="T6">.</text:span></text:span></text:p>
      <text:p text:style-name="P7"><text:span text:style-name="Основной_20_шрифт_20_абзаца"><text:span text:style-name="T6">Многолетнее травянистое растение до 5 — 10 см высотой. Стебель прямостоячий. Листья перистые. Корень стержневой, толстый. Цветет в июне — июле. Лепестки белые. Плод 3 мм длины. Зонтики </text:span></text:span><text:span text:style-name="Основной_20_шрифт_20_абзаца"><text:span text:style-name="T7">4</text:span></text:span><text:span text:style-name="Основной_20_шрифт_20_абзаца"><text:span text:style-name="T6"> — 7 лучевые.</text:span></text:span></text:p>
      <text:p text:style-name="P1">Растет в высокогорьях, на лугах, сухих склонах. Хорошо поедается животными.</text:p>
      <text:p text:style-name="P1"/>
      <text:p text:style-name="P7"><text:span text:style-name="Основной_20_шрифт_20_абзаца"><text:span text:style-name="T1">Рхъатлахц</text:span></text:span><text:span text:style-name="Основной_20_шрифт_20_абзаца"><text:span text:style-name="T9"> </text:span></text:span><text:span text:style-name="Основной_20_шрифт_20_абзаца"><text:span text:style-name="T6">— Вьюнок полевой —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хъаххыл.</text:p>
      <text:p text:style-name="P1"/>
      <text:p text:style-name="P7"><text:span text:style-name="Основной_20_шрифт_20_абзаца"><text:span text:style-name="T1">Рыпага</text:span></text:span><text:span text:style-name="Основной_20_шрифт_20_абзаца"><text:span text:style-name="T6"> — Хмель обыкновенный — </text:span></text:span><text:span text:style-name="Основной_20_шрифт_20_абзаца"><text:span text:style-name="T15">Humulus</text:span></text:span><text:span text:style-name="Основной_20_шрифт_20_абзаца"><text:span text:style-name="T16"> </text:span></text:span><text:span text:style-name="Основной_20_шрифт_20_абзаца"><text:span text:style-name="T15">lu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text:span></text:span><text:span text:style-name="Основной_20_шрифт_20_абзаца"><text:span text:style-name="T6">. </text:span></text:span><text:span text:style-name="Основной_20_шрифт_20_абзаца"><text:span text:style-name="T7">156.</text:span></text:span></text:p>
      <text:p text:style-name="P1">Многолетнее растение. Стебель вьющийся 3 — 5 м длиной. Листья супротивные, черешковые, крупные, 3 — 5 лопастные. Цветет в июне — июле.</text:p>
      <text:p text:style-name="P1"><text:soft-page-break/>Произрастает в КЧР на влажных местообитаниях: берега рек, кустарники, ивняки. Разводится в садах и огородах.</text:p>
      <text:p text:style-name="P1">В пищу используют верхушки побегов и отпрыски. Их отваривают и, сняв кожицу, употребляют в пищу, как бобы с маслом и сухарями, или растирают в виде пюре и соуса. Изрубленные и заквашенные с солью молодые листья пригодны для варки зеленых щей.</text:p>
      <text:p text:style-name="P1">Шишки употребляются для изготовления дрожжей в пивоварении и хлебопечении.</text:p>
      <text:p text:style-name="P1"/>
      <text:p text:style-name="P7"><text:span text:style-name="Основной_20_шрифт_20_абзаца"><text:span text:style-name="T1">Рябина</text:span></text:span><text:span text:style-name="Основной_20_шрифт_20_абзаца"><text:span text:style-name="T6"> — Рябина — </text:span></text:span><text:span text:style-name="Основной_20_шрифт_20_абзаца"><text:span text:style-name="T15">Sor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швмажва.</text:p>
      <text:p text:style-name="P1"/>
      <text:p text:style-name="P7"><text:span text:style-name="Основной_20_шрифт_20_абзаца"><text:span text:style-name="T1">Сабийхъвшв</text:span></text:span><text:span text:style-name="Основной_20_шрифт_20_абзаца"><text:span text:style-name="T9"> </text:span></text:span><text:span text:style-name="Основной_20_шрифт_20_абзаца"><text:span text:style-name="T6">— Тамус обыкновенный — </text:span></text:span><text:span text:style-name="Основной_20_шрифт_20_абзаца"><text:span text:style-name="T15">Tam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Сабихъвшвы.</text:p>
      <text:p text:style-name="P1"/>
      <text:p text:style-name="P7"><text:span text:style-name="Основной_20_шрифт_20_абзаца"><text:span text:style-name="T1">Сабийхъвшв</text:span></text:span><text:span text:style-name="Основной_20_шрифт_20_абзаца"><text:span text:style-name="T9"> </text:span></text:span><text:span text:style-name="Основной_20_шрифт_20_абзаца"><text:span text:style-name="T6">— Череда трехраздельная — </text:span></text:span><text:span text:style-name="Основной_20_шрифт_20_абзаца"><text:span text:style-name="T15">Bidens</text:span></text:span><text:span text:style-name="Основной_20_шрифт_20_абзаца"><text:span text:style-name="T16"> </text:span></text:span><text:span text:style-name="Основной_20_шрифт_20_абзаца"><text:span text:style-name="T15">triparti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Абазины траву используют в детской практике для приготовления лечебных ванн, при различных диатезах, сопровождающихся сыпью и себореей головы. Настой готовят из расчета 3 столовые ложки травы на стакан горячей воды. Настои пьют по 1/2 стакана 2 — 3 раза в день.</text:p>
      <text:p text:style-name="P1"/>
      <text:p text:style-name="P7"><text:span text:style-name="Основной_20_шрифт_20_абзаца"><text:span text:style-name="T1">Сабихъвшвы</text:span></text:span><text:span text:style-name="Основной_20_шрифт_20_абзаца"><text:span text:style-name="T6"> — Тамус обыкновенный — </text:span></text:span><text:span text:style-name="Основной_20_шрифт_20_абзаца"><text:span text:style-name="T15">Tam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Стебли вьющиеся до 4 м длины. Обвивая деревья, он выносит листья на свет. Листья большие, черешковые, зеленые, сердцевидные, голые. Корни тонкие.</text:p>
      <text:p text:style-name="P1">Цветет в апреле — июне. Плод — ягода красная, шаровидной формы.</text:p>
      <text:p text:style-name="P1">Растет в лесах среднегорного пояса. Ягоды ядовиты.</text:p>
      <text:p text:style-name="P1">Растение лекарственное.</text:p>
      <text:p text:style-name="P1"/>
      <text:p text:style-name="P7"><text:span text:style-name="Основной_20_шрифт_20_абзаца"><text:span text:style-name="T1">СабихIвра</text:span></text:span><text:span text:style-name="Основной_20_шрифт_20_абзаца"><text:span text:style-name="T6"> — Девясил высоки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hele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ндыза.</text:p>
      <text:p text:style-name="P1"/>
      <text:p text:style-name="P7"><text:span text:style-name="Основной_20_шрифт_20_абзаца"><text:span text:style-name="T1">СабынхIвра</text:span></text:span><text:span text:style-name="Основной_20_шрифт_20_абзаца"><text:span text:style-name="T6"> — Айован, ажгон — </text:span></text:span><text:span text:style-name="Основной_20_шрифт_20_абзаца"><text:span text:style-name="T15">Trachyspermum</text:span></text:span><text:span text:style-name="Основной_20_шрифт_20_абзаца"><text:span text:style-name="T16"> </text:span></text:span><text:span text:style-name="Основной_20_шрифт_20_абзаца"><text:span text:style-name="T15">cop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эфирномасличное растение. Возделывается лишь только в Киргизии. Из плодов получают эфирное масло, которое содержит ароматическое вещество — тимол. После отгонки эфирного масла в отходах остается жирное масло, которое добывается экстракцией.</text:p>
      <text:p text:style-name="P1"/>
      <text:p text:style-name="P7"><text:span text:style-name="Основной_20_шрифт_20_абзаца"><text:span text:style-name="T1">СагIындакъ</text:span></text:span><text:span text:style-name="Основной_20_шрифт_20_абзаца"><text:span text:style-name="T6"> — Стрелолист стрелолистный — </text:span></text:span><text:span text:style-name="Основной_20_шрифт_20_абзаца"><text:span text:style-name="T15">Sagittaria</text:span></text:span><text:span text:style-name="Основной_20_шрифт_20_абзаца"><text:span text:style-name="T16"> </text:span></text:span><text:span text:style-name="Основной_20_шрифт_20_абзаца"><text:span text:style-name="T15">sagit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дное корневищное растение. Листья различной формы: подводные (тесьмовидные), плавающие (стреловидные).</text:p>
      <text:p text:style-name="P1">Цветки крупные с белыми лепестками. Цветет в июне — июле.</text:p>
      <text:p text:style-name="P1">Растет по берегам прудов, рек, болот.</text:p>
      <text:p text:style-name="P1">В пищу употребляются клубневидные образования, развивающиеся на концах побегов. Их варят, жарят, из них получают муку.</text:p>
      <text:p text:style-name="P1">Вид необходимо ввести в культуру.</text:p>
      <text:p text:style-name="P1"/>
      <text:p text:style-name="P7"><text:span text:style-name="Основной_20_шрифт_20_абзаца"><text:span text:style-name="T1">СагIындакъбыгъь</text:span></text:span><text:span text:style-name="Основной_20_шрифт_20_абзаца"><text:span text:style-name="T9"> — Гречишка вьюнковая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Хъаххыл.</text:span></text:span></text:p>
      <text:p text:style-name="P1"/>
      <text:p text:style-name="P7"><text:span text:style-name="Основной_20_шрифт_20_абзаца"><text:span text:style-name="T1">а-Самкуыр</text:span></text:span><text:span text:style-name="Основной_20_шрифт_20_абзаца"><text:span text:style-name="T9"> (абх.) — Клевер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ХбгъьыкI.</text:span></text:span></text:p>
      <text:p text:style-name="P1"/>
      <text:p text:style-name="P7"><text:span text:style-name="Основной_20_шрифт_20_абзаца"><text:span text:style-name="T1">Сана</text:span></text:span><text:span text:style-name="Основной_20_шрифт_20_абзаца"><text:span text:style-name="T9"> </text:span></text:span><text:span text:style-name="Основной_20_шрифт_20_абзаца"><text:span text:style-name="T6">— Смородина — </text:span></text:span><text:span text:style-name="Основной_20_шрифт_20_абзаца"><text:span text:style-name="T15">Ribe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57.</text:span></text:span></text:p>
      <text:p text:style-name="P1">Кустарники с опадающими листьями, цветки в кистях, плоды — округлые ягоды, окраска их от белого до черного цвета, видов более 100, в нашей стране 32 вида, большинство из них имеют съедобные плоды; в КЧР имеют значение три вида: смородина черная, белая и золотистая.</text:p>
      <text:p text:style-name="P1"/>
      <text:p text:style-name="P7"><text:soft-page-break/><text:span text:style-name="Основной_20_шрифт_20_абзаца"><text:span text:style-name="T1">СанаквайчIва</text:span></text:span><text:span text:style-name="Основной_20_шрифт_20_абзаца"><text:span text:style-name="T6"> — Смородина черная — </text:span></text:span><text:span text:style-name="Основной_20_шрифт_20_абзаца"><text:span text:style-name="T15">Ribes</text:span></text:span><text:span text:style-name="Основной_20_шрифт_20_абзаца"><text:span text:style-name="T16"> </text:span></text:span><text:span text:style-name="Основной_20_шрифт_20_абзаца"><text:span text:style-name="T15">nig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58.</text:span></text:span></text:p>
      <text:p text:style-name="P1">В КЧР растет по сырым зарослям, вдоль речек и рек, от смородины черной происходят все виды, которые выращиваются людьми на усадьбах.</text:p>
      <text:p text:style-name="P7"><text:span text:style-name="Основной_20_шрифт_20_абзаца"><text:span text:style-name="T6">Кустарник до 1,5 м высотой, листья 3 — 5 лопастные, морщинистые; цветки в кистях; плоды — черная ягода; ягода содержит витамины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B</text:span></text:span><text:span text:style-name="Основной_20_шрифт_20_абзаца"><text:span text:style-name="T6">, </text:span></text:span><text:span text:style-name="Основной_20_шрифт_20_абзаца"><text:span text:style-name="T12">A</text:span></text:span><text:span text:style-name="Основной_20_шрифт_20_абзаца"><text:span text:style-name="T6">, </text:span></text:span><text:span text:style-name="Основной_20_шрифт_20_абзаца"><text:span text:style-name="T12">P</text:span></text:span><text:span text:style-name="Основной_20_шрифт_20_абзаца"><text:span text:style-name="T6">, сахар, эфирное масло; абазины плоды смородины едят в сыром виде, получают варенье, джем, повидло.</text:span></text:span></text:p>
      <text:p text:style-name="P1">Родина: Монголия, Европа, Кавказ, Сибирь, Средняя Азия.</text:p>
      <text:p text:style-name="P1"/>
      <text:p text:style-name="P7"><text:span text:style-name="Основной_20_шрифт_20_абзаца"><text:span text:style-name="T1">Санакъапщы</text:span></text:span><text:span text:style-name="Основной_20_шрифт_20_абзаца"><text:span text:style-name="T9"> — Смородина красная — </text:span></text:span><text:span text:style-name="Основной_20_шрифт_20_абзаца"><text:span text:style-name="T15">Ribes</text:span></text:span><text:span text:style-name="Основной_20_шрифт_20_абзаца"><text:span text:style-name="T16"> </text:span></text:span><text:span text:style-name="Основной_20_шрифт_20_абзаца"><text:span text:style-name="T15">rub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Кустарник до 1,5 м высотой, листья 3 — 5 лопастные, снизу пушистые, цветки зеленоватые, собраны в кисти; плоды красные и светло-красные.</text:p>
      <text:p text:style-name="P1">Плоды содержат сахар, витамины и другие вещества, используются в пищу в свежем виде и идут на варенье, желе, сиропы, наливки, вино, кисели.</text:p>
      <text:p text:style-name="P1">Растет вдоль речек, рек, на равнине и в горах.</text:p>
      <text:p text:style-name="P1">Родина: Кавказ, Сибирь.</text:p>
      <text:p text:style-name="P1"/>
      <text:p text:style-name="P7"><text:span text:style-name="Основной_20_шрифт_20_абзаца"><text:span text:style-name="T1">Сана цырцыр</text:span></text:span><text:span text:style-name="Основной_20_шрифт_20_абзаца"><text:span text:style-name="T6"> — Смородина золотистая — </text:span></text:span><text:span text:style-name="Основной_20_шрифт_20_абзаца"><text:span text:style-name="T15">Ribes</text:span></text:span><text:span text:style-name="Основной_20_шрифт_20_абзаца"><text:span text:style-name="T16"> </text:span></text:span><text:span text:style-name="Основной_20_шрифт_20_абзаца"><text:span text:style-name="T15">aureum</text:span></text:span><text:span text:style-name="Основной_20_шрифт_20_абзаца"><text:span text:style-name="T16"> </text:span></text:span><text:span text:style-name="Основной_20_шрифт_20_абзаца"><text:span text:style-name="T15">Pursh</text:span></text:span><text:span text:style-name="Основной_20_шрифт_20_абзаца"><text:span text:style-name="T6">. </text:span></text:span><text:span text:style-name="Основной_20_шрифт_20_абзаца"><text:span text:style-name="T7">Рис. 159.</text:span></text:span></text:p>
      <text:p text:style-name="P1">Кустарник до 2 м высотой. Очень декоративна с золотисто-желтыми цветками и блестящей листвой. Хорошо поддается стрижке. В Карачаево-Черкесии используется в групповых посадках для создания живых изгородей. К почвам не требовательна, засухоустойчива. Размножается семенами, черенками, отводками, делением кустов. Ягоды шаровидные, 6 — 8 мм в диаметре, зрелые — почти черные, съедобны, кисловатые на вкус.</text:p>
      <text:p text:style-name="P1"/>
      <text:p text:style-name="P7"><text:span text:style-name="Основной_20_шрифт_20_абзаца"><text:span text:style-name="T1">Сандрыйа</text:span></text:span><text:span text:style-name="Основной_20_шрифт_20_абзаца"><text:span text:style-name="T6"> — Свекла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ее растение, в первый год образующее корнеплод и розетку крупных черешковых прикорневых листьев. Развивающийся на второй год стебель сильно ветвистый и заканчивается длинным соцветием. Цветки мелкие.</text:p>
      <text:p text:style-name="P1">Плод — орешек, иначе их называют семенами.</text:p>
      <text:p text:style-name="P1"/>
      <text:p text:style-name="P7"><text:span text:style-name="Основной_20_шрифт_20_абзаца"><text:span text:style-name="T1">Сандрыйакъапщы</text:span></text:span><text:span text:style-name="Основной_20_шрифт_20_абзаца"><text:span text:style-name="T6"> — Свекла столов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e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городное растение. Двухлетник, листья округлые, длинночерешковые. Стебель прямостоячий. На первый год как и все виды свеклы дает корнеплод, его использует человек в пищу. А на второй год из корнеплода выходит стебель, где образуется семена.</text:p>
      <text:p text:style-name="P1"/>
      <text:p text:style-name="P7"><text:span text:style-name="Основной_20_шрифт_20_абзаца"><text:span text:style-name="T1">СандрыйахъагIа</text:span></text:span><text:span text:style-name="Основной_20_шрифт_20_абзаца"><text:span text:style-name="T6"> — Свекла сахарн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ФачыгIвбурак.</text:p>
      <text:p text:style-name="P1"/>
      <text:p text:style-name="P7"><text:span text:style-name="Основной_20_шрифт_20_абзаца"><text:span text:style-name="T1">СаранчIвы</text:span></text:span><text:span text:style-name="Основной_20_шрифт_20_абзаца"><text:span text:style-name="T9"> — Щавель кисл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acet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ЦаранчIвы.</text:span></text:span></text:p>
      <text:p text:style-name="P1"/>
      <text:p text:style-name="P7"><text:span text:style-name="Основной_20_шрифт_20_абзаца"><text:span text:style-name="T1">СаранчIвбыгъьду</text:span></text:span><text:span text:style-name="Основной_20_шрифт_20_абзаца"><text:span text:style-name="T6"> — Хрен деревенский — </text:span></text:span><text:span text:style-name="Основной_20_шрифт_20_абзаца"><text:span text:style-name="T15">Armoracia</text:span></text:span><text:span text:style-name="Основной_20_шрифт_20_абзаца"><text:span text:style-name="T16"> </text:span></text:span><text:span text:style-name="Основной_20_шрифт_20_абзаца"><text:span text:style-name="T15">rustic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Gaertn, Mey. et Scherb</text:span></text:span><text:span text:style-name="Основной_20_шрифт_20_абзаца"><text:span text:style-name="T6">.</text:span></text:span></text:p>
      <text:p text:style-name="P1">Лекарственное многолетнее травянистое растение до 50 — 150 см высотой. Прикорневые листья крупные, продолговатые, нижние стеблевые надрезанные лепестки белые. Плод — стручочек до 6 мм длины.</text:p>
      <text:p text:style-name="P1">Возделывается как вкусовое ради корней, встречается одичало.</text:p>
      <text:p text:style-name="P1">Съедобны и служат излюбленной приправой к различным кушаньям корни растения.</text:p>
      <text:p text:style-name="P1"/>
      <text:p text:style-name="P7"><text:span text:style-name="Основной_20_шрифт_20_абзаца"><text:span text:style-name="T1">Саришан</text:span></text:span><text:span text:style-name="Основной_20_шрифт_20_абзаца"><text:span text:style-name="T6"> — Смолевка обыкновенная, широколистная, хлопушка — </text:span></text:span><text:span text:style-name="Основной_20_шрифт_20_абзаца"><text:span text:style-name="T15">Oberna</text:span></text:span><text:span text:style-name="Основной_20_шрифт_20_абзаца"><text:span text:style-name="T16"> </text:span></text:span><text:span text:style-name="Основной_20_шрифт_20_абзаца"><text:span text:style-name="T15">behe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Jkonn</text:span></text:span><text:span text:style-name="Основной_20_шрифт_20_абзаца"><text:span text:style-name="T6">.</text:span></text:span></text:p>
      <text:p text:style-name="P1">Травянистый многолетник до 40 — 100 см высотой. Голое, зеленое растение. Цветет в июле — сентябре.</text:p>
      <text:p text:style-name="P1">В КЧР растет на лугах, травянистых склонах, на опушках.</text:p>
      <text:p text:style-name="P1">Молодые проростки, имеющие вкус спаржи, употребляются в пищу для салата.</text:p>
      <text:p text:style-name="P1"><text:soft-page-break/></text:p>
      <text:p text:style-name="P7"><text:span text:style-name="Основной_20_шрифт_20_абзаца"><text:span text:style-name="T1">Сарсалам</text:span></text:span><text:span text:style-name="Основной_20_шрифт_20_абзаца"><text:span text:style-name="T6"> — Мятлик — </text:span></text:span><text:span text:style-name="Основной_20_шрифт_20_абзаца"><text:span text:style-name="T15">Po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8">Рис. 160.</text:span></text:span></text:p>
      <text:p text:style-name="P1">Во флоре КЧР более 12 видов мятлика. Отличные кормовые виды хорошо поедаются всеми видами животных как в свежем виде, так и в составе сена. Кроме мятлика однолетнего, все виды многолетники высотой от 5 см до 80 см. Стебли прямые, листья линейные. Цветут с апреля по июль. Соцветие — метелка. Корневая система мочковатая.</text:p>
      <text:p text:style-name="P1">Растут на сухих пастбищах, влажных местах, лугах, по берегам рек, каменистых местах.</text:p>
      <text:p text:style-name="P1">Низкорослые виды пригодны для газонов.</text:p>
      <text:p text:style-name="P1"/>
      <text:p text:style-name="P7"><text:span text:style-name="Основной_20_шрифт_20_абзаца"><text:span text:style-name="T1">Сарыкъ</text:span></text:span><text:span text:style-name="Основной_20_шрифт_20_абзаца"><text:span text:style-name="T6"> — Гравилат городской — </text:span></text:span><text:span text:style-name="Основной_20_шрифт_20_абзаца"><text:span text:style-name="T15">Geum</text:span></text:span><text:span text:style-name="Основной_20_шрифт_20_абзаца"><text:span text:style-name="T16"> </text:span></text:span><text:span text:style-name="Основной_20_шрифт_20_абзаца"><text:span text:style-name="T15">urb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до 20 — 80 см высотой. Стебель мягковолосистый. Цветки желтого цвета, непоникающие. Плод — орешки шаровидные. Цветет с мая по август.</text:p>
      <text:p text:style-name="P1">Во флоре КЧР встречается по лесным опушкам, в зарослях кустарников, по оврагам, краям дорог, в садах.</text:p>
      <text:p text:style-name="P1">Молодые свежие листья и стебли употребляются в пищу для салата, супов, пюре.</text:p>
      <text:p text:style-name="P1"/>
      <text:p text:style-name="P7"><text:span text:style-name="Основной_20_шрифт_20_абзаца"><text:span text:style-name="T1">а-Саскьыр</text:span></text:span><text:span text:style-name="Основной_20_шрифт_20_абзаца"><text:span text:style-name="T9"> </text:span></text:span><text:span text:style-name="Основной_20_шрифт_20_абзаца"><text:span text:style-name="T6">(абх.) — Черемша, лук побед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victori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Сатаней</text:span></text:span><text:span text:style-name="Основной_20_шрифт_20_абзаца"><text:span text:style-name="T9"> </text:span></text:span><text:span text:style-name="Основной_20_шрифт_20_абзаца"><text:span text:style-name="T6">— Лабазник — </text:span></text:span><text:span text:style-name="Основной_20_шрифт_20_абзаца"><text:span text:style-name="T15">Filipendula</text:span></text:span><text:span text:style-name="Основной_20_шрифт_20_абзаца"><text:span text:style-name="T16"> </text:span></text:span><text:span text:style-name="Основной_20_шрифт_20_абзаца"><text:span text:style-name="T15">Adans</text:span></text:span><text:span text:style-name="Основной_20_шрифт_20_абзаца"><text:span text:style-name="T6">. </text:span></text:span><text:span text:style-name="Основной_20_шрифт_20_абзаца"><text:span text:style-name="T7">Рис. 161.</text:span></text:span></text:p>
      <text:p text:style-name="P1">Корни клубневидно-утолщенные. Листья с многочисленными парами листочков, снизу голые. Стебли травянистые, прямостоячие, наверху ветвистые, достигают высоты 30 — 60 см. Чашелистиков и лепестков по 6. Венчик белый, цветки мелкие с приятным запахом. Многолетник, цветет в мае — июне.</text:p>
      <text:p text:style-name="P1">Растет на лугах, кустарниках, сенокосах.</text:p>
      <text:p text:style-name="P1">Медоносное растение, декоративное. Кормового значения не имеет.</text:p>
      <text:p text:style-name="P1"/>
      <text:p text:style-name="P7"><text:span text:style-name="Основной_20_шрифт_20_абзаца"><text:span text:style-name="T1">СатанейгIважь</text:span></text:span><text:span text:style-name="Основной_20_шрифт_20_абзаца"><text:span text:style-name="T9"> </text:span></text:span><text:span text:style-name="Основной_20_шрифт_20_абзаца"><text:span text:style-name="T6">— Зверобой продырявленный или обыкнов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СатанейшкIвокIва</text:span></text:span><text:span text:style-name="Основной_20_шрифт_20_абзаца"><text:span text:style-name="T9"> </text:span></text:span><text:span text:style-name="Основной_20_шрифт_20_абзаца"><text:span text:style-name="T6">— Лабазник шестилепестный — </text:span></text:span><text:span text:style-name="Основной_20_шрифт_20_абзаца"><text:span text:style-name="T15">Filipendula</text:span></text:span><text:span text:style-name="Основной_20_шрифт_20_абзаца"><text:span text:style-name="T16"> </text:span></text:span><text:span text:style-name="Основной_20_шрифт_20_абзаца"><text:span text:style-name="T15">hexapetalaGilib</text:span></text:span><text:span text:style-name="Основной_20_шрифт_20_абзаца"><text:span text:style-name="T6">.</text:span></text:span></text:p>
      <text:p text:style-name="P1">Уапшы Сатаней.</text:p>
      <text:p text:style-name="P1"/>
      <text:p text:style-name="P7"><text:span text:style-name="Основной_20_шрифт_20_абзаца"><text:span text:style-name="T1">а-Сафранць</text:span></text:span><text:span text:style-name="Основной_20_шрифт_20_абзаца"><text:span text:style-name="T9"> </text:span></text:span><text:span text:style-name="Основной_20_шрифт_20_абзаца"><text:span text:style-name="T6">(абх.) — Чечевица пищевая — </text:span></text:span><text:span text:style-name="Основной_20_шрифт_20_абзаца"><text:span text:style-name="T15">Lens</text:span></text:span><text:span text:style-name="Основной_20_шрифт_20_абзаца"><text:span text:style-name="T16"> </text:span></text:span><text:span text:style-name="Основной_20_шрифт_20_абзаца"><text:span text:style-name="T15">culinaris</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Уа<text:span text:style-name="T24">пш</text:span>ы Рхъакъвыд.</text:p>
      <text:p text:style-name="P1"/>
      <text:p text:style-name="P7"><text:span text:style-name="Основной_20_шрифт_20_абзаца"><text:span text:style-name="T1">Сахвран</text:span></text:span><text:span text:style-name="Основной_20_шрифт_20_абзаца"><text:span text:style-name="T9"> </text:span></text:span><text:span text:style-name="Основной_20_шрифт_20_абзаца"><text:span text:style-name="T6">— Подсолнечник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СемчкIа.</text:p>
      <text:p text:style-name="P1"/>
      <text:p text:style-name="P7"><text:span text:style-name="Основной_20_шрифт_20_абзаца"><text:span text:style-name="T1">а-Сахьхэыра</text:span></text:span><text:span text:style-name="Основной_20_шрифт_20_абзаца"><text:span text:style-name="T6"> (абх.) — Белоус торчащий — </text:span></text:span><text:span text:style-name="Основной_20_шрифт_20_абзаца"><text:span text:style-name="T15">Nardus</text:span></text:span><text:span text:style-name="Основной_20_шрифт_20_абзаца"><text:span text:style-name="T16"> </text:span></text:span><text:span text:style-name="Основной_20_шрифт_20_абзаца"><text:span text:style-name="T15">stric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ой 10 — 30 см. Стебли шероховатые, иногда гладкие. Листья жесткие, торчащие. Растение образует густые дерновины.</text:p>
      <text:p text:style-name="P1">Растет на сырых холодных местах, на высокогорных лугах.</text:p>
      <text:p text:style-name="P1">В молодом возрасте охотно поедается скотом.</text:p>
      <text:p text:style-name="P1"/>
      <text:p text:style-name="P7"><text:span text:style-name="Основной_20_шрифт_20_абзаца"><text:span text:style-name="T1">Сбыржвумп</text:span></text:span><text:span text:style-name="Основной_20_шрифт_20_абзаца"><text:span text:style-name="T6"> — Клюква болотная — </text:span></text:span><text:span text:style-name="Основной_20_шрифт_20_абзаца"><text:span text:style-name="T15">Oxycoccus</text:span></text:span><text:span text:style-name="Основной_20_шрифт_20_абзаца"><text:span text:style-name="T16"> </text:span></text:span><text:span text:style-name="Основной_20_шрифт_20_абзаца"><text:span text:style-name="T15">palu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ечнозеленый стелющийся кустарничек с красными шаровидными ягодами. Цветет в июне. Плодоносит в августе — октябре.</text:p>
      <text:p text:style-name="P1">Вид этот не растет в КЧР, но обычный вид лесостепной зоны Сибири и Европы.</text:p>
      <text:p text:style-name="P1">Ягоды повсеместно используются населением и в пищевой промышленности.</text:p>
      <text:p text:style-name="P1"/>
      <text:p text:style-name="P7"><text:span text:style-name="Основной_20_шрифт_20_абзаца"><text:span text:style-name="T1">СбырмзагIв</text:span></text:span><text:span text:style-name="Основной_20_шрифт_20_абзаца"><text:span text:style-name="T6"> — Сибирский кедр, сосна сибирская — </text:span></text:span><text:span text:style-name="Основной_20_шрифт_20_абзаца"><text:span text:style-name="T15">Pinus</text:span></text:span><text:span text:style-name="Основной_20_шрифт_20_абзаца"><text:span text:style-name="T16"> </text:span></text:span><text:span text:style-name="Основной_20_шрифт_20_абзаца"><text:span text:style-name="T15">sibirica</text:span></text:span><text:span text:style-name="Основной_20_шрифт_20_абзаца"><text:span text:style-name="T16"> (</text:span></text:span><text:span text:style-name="Основной_20_шрифт_20_абзаца"><text:span text:style-name="T15">Rupr</text:span></text:span><text:span text:style-name="Основной_20_шрифт_20_абзаца"><text:span text:style-name="T16">.) </text:span></text:span><text:span text:style-name="Основной_20_шрифт_20_абзаца"><text:span text:style-name="T15">Mayr</text:span></text:span><text:span text:style-name="Основной_20_шрифт_20_абзаца"><text:span text:style-name="T6">.</text:span></text:span></text:p>
      <text:p text:style-name="P1">Дерево до 35 м высоты и до 1,5 м в диаметре. Крона широкораскидистая. Побеги последнего года желтоватые, ржаво-волосистые. Хвоя трехгранная, по краю зазубренная, сидит на <text:soft-page-break/>укороченных побегах по 5 штук. Плод — орешка. В одной шишке содержится до 140 орешек.</text:p>
      <text:p text:style-name="P1">Орешки содержат масло, которое идет для получения масляных красок, лаков, в парфюмерии, медицине, консервной промышленности и в свежем виде в пищевой.</text:p>
      <text:p text:style-name="P1">Древесина идет для получения дранки, музыкальных инструментов.</text:p>
      <text:p text:style-name="P1"/>
      <text:p text:style-name="P7"><text:span text:style-name="Основной_20_шрифт_20_абзаца"><text:span text:style-name="T1">Сбырназ</text:span></text:span><text:span text:style-name="Основной_20_шрифт_20_абзаца"><text:span text:style-name="T6"> — Кедр — </text:span></text:span><text:span text:style-name="Основной_20_шрифт_20_абзаца"><text:span text:style-name="T15">Cedrus</text:span></text:span><text:span text:style-name="Основной_20_шрифт_20_абзаца"><text:span text:style-name="T16"> </text:span></text:span><text:span text:style-name="Основной_20_шрифт_20_абзаца"><text:span text:style-name="T15">Trew</text:span></text:span><text:span text:style-name="Основной_20_шрифт_20_абзаца"><text:span text:style-name="T6">.</text:span></text:span></text:p>
      <text:p text:style-name="P1">Деревья высотой до 40 м с неопадающей на зиму хвоей, сидящих в пучках на укороченных побегах семена (орехи). Пылит в конце мая — июне.</text:p>
      <text:p text:style-name="P1">В пищу употребляются семена, содержащие жирные масла, белки, крахмал, клетчатку, витамины. Кедровый жмых для приготовления халвы. Растертые орехи с водой дают кедровое молоко, сливки.</text:p>
      <text:p text:style-name="P1">Древесина — ценный строительный материал.</text:p>
      <text:p text:style-name="P1"/>
      <text:p text:style-name="P7"><text:span text:style-name="Основной_20_шрифт_20_абзаца"><text:span text:style-name="T1">СемчкIа</text:span></text:span><text:span text:style-name="Основной_20_шрифт_20_абзаца"><text:span text:style-name="T6"> — Подсолнечник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асличное однолетнее растение с деревянистым стеблем, достигающим 4 м высоты. Листья крупные, густоопушенные. Соцветие — многоцветковая корзинка. Цветки краевые — язычковые, оранжево-желтые.</text:p>
      <text:p text:style-name="P1">Возделывается для получения растительного масла. Жмыхом скармливают животных. Золу стеблей используют на получение поташа или удобрения. Большое применение имеет подсолнечник как силосная культура.</text:p>
      <text:p text:style-name="P1">Растение медоносное.</text:p>
      <text:p text:style-name="P1"/>
      <text:p text:style-name="P7"><text:span text:style-name="Основной_20_шрифт_20_абзаца"><text:span text:style-name="T1">СемчкIа</text:span></text:span><text:span text:style-name="Основной_20_шрифт_20_абзаца"><text:span text:style-name="T9"> </text:span></text:span><text:span text:style-name="Основной_20_шрифт_20_абзаца"><text:span text:style-name="T6">— Плоды (семянки) подсолнечника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Семена содержат до 43% масла. Формы культурного подсолнечника делятся на грызовые — с крупными семянками, но невысокой масличностью; масличные — с более мелкими семенами, но высокой масличностью.</text:p>
      <text:p text:style-name="P1"/>
      <text:p text:style-name="P7"><text:span text:style-name="Основной_20_шрифт_20_абзаца"><text:span text:style-name="T1">СемычкIахъа</text:span></text:span><text:span text:style-name="Основной_20_шрифт_20_абзаца"><text:span text:style-name="T9"> </text:span></text:span><text:span text:style-name="Основной_20_шрифт_20_абзаца"><text:span text:style-name="T6">— Соцветие подсолнечника (корзинка)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СемычкIа</text:span></text:span><text:span text:style-name="Основной_20_шрифт_20_абзаца"><text:span text:style-name="T9"> </text:span></text:span><text:span text:style-name="Основной_20_шрифт_20_абзаца"><text:span text:style-name="T6">— Плоды (семянки) подсолнечника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СемчкIа.</text:p>
      <text:p text:style-name="P1"/>
      <text:p text:style-name="P7"><text:span text:style-name="Основной_20_шрифт_20_абзаца"><text:span text:style-name="T1">СемычкIа</text:span></text:span><text:span text:style-name="Основной_20_шрифт_20_абзаца"><text:span text:style-name="T9"> </text:span></text:span><text:span text:style-name="Основной_20_шрифт_20_абзаца"><text:span text:style-name="T6">— Подсолнечник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ann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СемчкIа.</text:p>
      <text:p text:style-name="P1"/>
      <text:p text:style-name="P7"><text:span text:style-name="Основной_20_шрифт_20_абзаца"><text:span text:style-name="T1">СилосхIвра</text:span></text:span><text:span text:style-name="Основной_20_шрифт_20_абзаца"><text:span text:style-name="T9"> </text:span></text:span><text:span text:style-name="Основной_20_шрифт_20_абзаца"><text:span text:style-name="T6">— Сорго сахарное — </text:span></text:span><text:span text:style-name="Основной_20_шрифт_20_абзаца"><text:span text:style-name="T15">Sorghum</text:span></text:span><text:span text:style-name="Основной_20_шрифт_20_абзаца"><text:span text:style-name="T16"> </text:span></text:span><text:span text:style-name="Основной_20_шрифт_20_абзаца"><text:span text:style-name="T15">saccha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IвымсагахъагIа.</text:p>
      <text:p text:style-name="P1"/>
      <text:p text:style-name="P7"><text:span text:style-name="Основной_20_шрифт_20_абзаца"><text:span text:style-name="T1">Сирень</text:span></text:span><text:span text:style-name="Основной_20_шрифт_20_абзаца"><text:span text:style-name="T9"> </text:span></text:span><text:span text:style-name="Основной_20_шрифт_20_абзаца"><text:span text:style-name="T6">— Сирень обыкновенная — </text:span></text:span><text:span text:style-name="Основной_20_шрифт_20_абзаца"><text:span text:style-name="T15">Syring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джьгыткыб.</text:p>
      <text:p text:style-name="P1"/>
      <text:p text:style-name="P7"><text:span text:style-name="Основной_20_шрифт_20_абзаца"><text:span text:style-name="T1">а-Сона</text:span></text:span><text:span text:style-name="Основной_20_шрифт_20_абзаца"><text:span text:style-name="T6"> (абх.) — Сельдерей пахучий — </text:span></text:span><text:span text:style-name="Основной_20_шрифт_20_абзаца"><text:span text:style-name="T15">Apium</text:span></text:span><text:span text:style-name="Основной_20_шрифт_20_абзаца"><text:span text:style-name="T16"> </text:span></text:span><text:span text:style-name="Основной_20_шрифт_20_абзаца"><text:span text:style-name="T15">graveol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двухлетник до 30 — 60 см высотой. Корень веретеновидный или реповидный, культурной формы. Нижние листья 3-надрезанные. Плод до 2 мм длины.</text:p>
      <text:p text:style-name="P1">Растет во флоре КЧР на сырых местах, в культуре — повсеместно.</text:p>
      <text:p text:style-name="P1">В пище используется как приправа.</text:p>
      <text:p text:style-name="P1"/>
      <text:p text:style-name="P7"><text:span text:style-name="Основной_20_шрифт_20_абзаца"><text:span text:style-name="T1">Судантша</text:span></text:span><text:span text:style-name="Основной_20_шрифт_20_абзаца"><text:span text:style-name="T9"> </text:span></text:span><text:span text:style-name="Основной_20_шрифт_20_абзаца"><text:span text:style-name="T6">— Суданская трава, суданка — </text:span></text:span><text:span text:style-name="Основной_20_шрифт_20_абзаца"><text:span text:style-name="T15">Sorghum</text:span></text:span><text:span text:style-name="Основной_20_шрифт_20_абзаца"><text:span text:style-name="T16"> </text:span></text:span><text:span text:style-name="Основной_20_шрифт_20_абзаца"><text:span text:style-name="T15">sudanense</text:span></text:span><text:span text:style-name="Основной_20_шрифт_20_абзаца"><text:span text:style-name="T16"> (</text:span></text:span><text:span text:style-name="Основной_20_шрифт_20_абзаца"><text:span text:style-name="T15">Piper</text:span></text:span><text:span text:style-name="Основной_20_шрифт_20_абзаца"><text:span text:style-name="T16">.) </text:span></text:span><text:span text:style-name="Основной_20_шрифт_20_абзаца"><text:span text:style-name="T15">Stapf</text:span></text:span><text:span text:style-name="Основной_20_шрифт_20_абзаца"><text:span text:style-name="T6">.</text:span></text:span></text:p>
      <text:p text:style-name="P1">Однолетняя кормовая культура, охотно поедается животными. Она может возделываться на сено и силос, на зеленый корм и выпас.</text:p>
      <text:p text:style-name="P1">Корневая система мощная. Стебель высотой от 50 до 300 см, цилиндрический, хорошо облиственный (6 — 10 листьев). Соцветие — метелка прямостоячая, раскидистая или полусжатая.</text:p>
      <text:p text:style-name="P1">Плод — пленчатая зерновка.</text:p>
      <text:p text:style-name="P1"/>
      <text:p text:style-name="P7"><text:soft-page-break/><text:span text:style-name="Основной_20_шрифт_20_абзаца"><text:span text:style-name="T1">Сыдза</text:span></text:span><text:span text:style-name="Основной_20_шрифт_20_абзаца"><text:span text:style-name="T9"> </text:span></text:span><text:span text:style-name="Основной_20_шрифт_20_абзаца"><text:span text:style-name="T6">— Перилла — </text:span></text:span><text:span text:style-name="Основной_20_шрифт_20_абзаца"><text:span text:style-name="T15">Per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Во флоре КЧР встречается 2 вида периллы. Выращивается как декоративные растения, однолетники до 40 — 100 см высотой. Стебли прямые, обычно имеют морщинистые, яйцевидные, зеленые листья. Венчик белый или розовый. Цветут с июня по август.</text:p>
      <text:p text:style-name="P1">Растения теплолюбивы и влаголюбивы. Содержат жирное масло, которое идет на производство олифы. Ради этого возделываются в полевых севооборотах как пропашные растения.</text:p>
      <text:p text:style-name="P1"/>
      <text:p text:style-name="P7"><text:span text:style-name="Основной_20_шрифт_20_абзаца"><text:span text:style-name="T1">Тажвпыц</text:span></text:span><text:span text:style-name="Основной_20_шрифт_20_абзаца"><text:span text:style-name="T9"> </text:span></text:span><text:span text:style-name="Основной_20_шрифт_20_абзаца"><text:span text:style-name="T6">— Заразиха, волчок — </text:span></text:span><text:span text:style-name="Основной_20_шрифт_20_абзаца"><text:span text:style-name="T15">Orobanch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жвыхIврахвышхва.</text:p>
      <text:p text:style-name="P1"/>
      <text:p text:style-name="P7"><text:span text:style-name="Основной_20_шрифт_20_абзаца"><text:span text:style-name="T1">Тажвхъабра</text:span></text:span><text:span text:style-name="Основной_20_шрифт_20_абзаца"><text:span text:style-name="T9"> </text:span></text:span><text:span text:style-name="Основной_20_шрифт_20_абзаца"><text:span text:style-name="T6">—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 род ковыль входят несколько видов. Все они вредные растения, в основном плоды засоряют шерсть. Это многолетние растения с прямостоячими стеблями, заканчивающимися шелковистыми остьями. Цветут с мая по июль.</text:p>
      <text:p text:style-name="P1">Растут на целинных степях, сухих крутых склонах.</text:p>
      <text:p text:style-name="P1">Ковыль хорошо поедается весной лошадьми и мелким скотом.</text:p>
      <text:p text:style-name="P1"/>
      <text:p text:style-name="P7"><text:span text:style-name="Основной_20_шрифт_20_абзаца"><text:span text:style-name="T1">а-Тама</text:span></text:span><text:span text:style-name="Основной_20_шрифт_20_абзаца"><text:span text:style-name="T9"> </text:span></text:span><text:span text:style-name="Основной_20_шрифт_20_абзаца"><text:span text:style-name="T6">(абх.) — Персик обыкновенный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Во флоре КЧР не встречается. Выращивается отдельными любителями. Плоды похожи на плоды абрикоса, покрыты пушком, но обычный вид флоры Абхазии.</text:p>
      <text:p text:style-name="P1">Выращивается ради плодов, требователен к свету и теплу.</text:p>
      <text:p text:style-name="P1"/>
      <text:p text:style-name="P7"><text:span text:style-name="Основной_20_шрифт_20_абзаца"><text:span text:style-name="T1">Таргъан</text:span></text:span><text:span text:style-name="Основной_20_шрифт_20_абзаца"><text:span text:style-name="T9"> </text:span></text:span><text:span text:style-name="Основной_20_шрифт_20_абзаца"><text:span text:style-name="T6">— Бересклет — </text:span></text:span><text:span text:style-name="Основной_20_шрифт_20_абзаца"><text:span text:style-name="T15">Euony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ыгIачва.</text:p>
      <text:p text:style-name="P1"/>
      <text:p text:style-name="P7"><text:span text:style-name="Основной_20_шрифт_20_абзаца"><text:span text:style-name="T1">ТатаргречкIа</text:span></text:span><text:span text:style-name="Основной_20_шрифт_20_абзаца"><text:span text:style-name="T9"> </text:span></text:span><text:span text:style-name="Основной_20_шрифт_20_абзаца"><text:span text:style-name="T6">— Гречиха татарская — </text:span></text:span><text:span text:style-name="Основной_20_шрифт_20_абзаца"><text:span text:style-name="T15">Fagopyrum</text:span></text:span><text:span text:style-name="Основной_20_шрифт_20_абзаца"><text:span text:style-name="T16"> </text:span></text:span><text:span text:style-name="Основной_20_шрифт_20_абзаца"><text:span text:style-name="T15">tataricum</text:span></text:span><text:span text:style-name="Основной_20_шрифт_20_абзаца"><text:span text:style-name="T16"> </text:span></text:span><text:span text:style-name="Основной_20_шрифт_20_абзаца"><text:span text:style-name="T15">Gaerthn</text:span></text:span><text:span text:style-name="Основной_20_шрифт_20_абзаца"><text:span text:style-name="T6">. </text:span></text:span><text:span text:style-name="Основной_20_шрифт_20_абзаца"><text:span text:style-name="T7">Рис. 162.</text:span></text:span></text:p>
      <text:p text:style-name="P1">Однолетний сорняк высотой до 75 см.</text:p>
      <text:p text:style-name="P1">Стебель прямостоячий. Листья яйцевидные. Растение медоносное. От гречихи посевной отличается мелкими белыми цветками и плодами с грубыми ребристыми гранями.</text:p>
      <text:p text:style-name="P1">Засоряет яровые посевы и в основном посевы гречихи.</text:p>
      <text:p text:style-name="P1"/>
      <text:p text:style-name="P7"><text:span text:style-name="Основной_20_шрифт_20_абзаца"><text:span text:style-name="T1">Татаргъьаса</text:span></text:span><text:span text:style-name="Основной_20_шрифт_20_абзаца"><text:span text:style-name="T9"> </text:span></text:span><text:span text:style-name="Основной_20_шрифт_20_абзаца"><text:span text:style-name="T6">— Клен татарский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tatar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рымгъьаса.</text:p>
      <text:p text:style-name="P1"/>
      <text:p text:style-name="P7"><text:span text:style-name="Основной_20_шрифт_20_абзаца"><text:span text:style-name="T1">ТатартIуп</text:span></text:span><text:span text:style-name="Основной_20_шрифт_20_абзаца"><text:span text:style-name="T9"> </text:span></text:span><text:span text:style-name="Основной_20_шрифт_20_абзаца"><text:span text:style-name="T6">— Бузина черная — </text:span></text:span><text:span text:style-name="Основной_20_шрифт_20_абзаца"><text:span text:style-name="T15">Sambuc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ТIуп.</text:p>
      <text:p text:style-name="P1"/>
      <text:p text:style-name="P7"><text:span text:style-name="Основной_20_шрифт_20_абзаца"><text:span text:style-name="T1">а-Татын</text:span></text:span><text:span text:style-name="Основной_20_шрифт_20_абзаца"><text:span text:style-name="T9"> </text:span></text:span><text:span text:style-name="Основной_20_шрифт_20_абзаца"><text:span text:style-name="T6">(абх.) — Табак — </text:span></text:span><text:span text:style-name="Основной_20_шрифт_20_абзаца"><text:span text:style-name="T15">Nicotiana</text:span></text:span><text:span text:style-name="Основной_20_шрифт_20_абзаца"><text:span text:style-name="T16"> </text:span></text:span><text:span text:style-name="Основной_20_шрифт_20_абзаца"><text:span text:style-name="T15">taba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Тутын.</text:p>
      <text:p text:style-name="P1"/>
      <text:p text:style-name="P7"><text:span text:style-name="Основной_20_шрифт_20_абзаца"><text:span text:style-name="T1">ТахъынхIвра</text:span></text:span><text:span text:style-name="Основной_20_шрифт_20_абзаца"><text:span text:style-name="T9"> </text:span></text:span><text:span text:style-name="Основной_20_шрифт_20_абзаца"><text:span text:style-name="T6">— Лядвенец рогатый — </text:span></text:span><text:span text:style-name="Основной_20_шрифт_20_абзаца"><text:span text:style-name="T15">Lotus</text:span></text:span><text:span text:style-name="Основной_20_шрифт_20_абзаца"><text:span text:style-name="T16"> </text:span></text:span><text:span text:style-name="Основной_20_шрифт_20_абзаца"><text:span text:style-name="T15">cornicul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Тацахъа</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Лопух</text:span></text:span><text:span text:style-name="Основной_20_шрифт_20_абзаца"><text:span text:style-name="T12"> </text:span></text:span><text:span text:style-name="Основной_20_шрифт_20_абзаца"><text:span text:style-name="T6">войлочный</text:span></text:span><text:span text:style-name="Основной_20_шрифт_20_абзаца"><text:span text:style-name="T21"> </text:span></text:span><text:span text:style-name="Основной_20_шрифт_20_абзаца"><text:span text:style-name="T12">— </text:span></text:span><text:span text:style-name="Основной_20_шрифт_20_абзаца"><text:span text:style-name="T15">Arctium tomentosam Mil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Х</text:span></text:span><text:span text:style-name="Основной_20_шрифт_20_абзаца"><text:span text:style-name="T12">I</text:span></text:span><text:span text:style-name="Основной_20_шрифт_20_абзаца"><text:span text:style-name="T6">андырхъватшабчва</text:span></text:span><text:span text:style-name="Основной_20_шрифт_20_абзаца"><text:span text:style-name="T12">.</text:span></text:span></text:p>
      <text:p text:style-name="P6"/>
      <text:p text:style-name="P7"><text:span text:style-name="Основной_20_шрифт_20_абзаца"><text:span text:style-name="T1">Тобыль</text:span></text:span><text:span text:style-name="Основной_20_шрифт_20_абзаца"><text:span text:style-name="T12"> — </text:span></text:span><text:span text:style-name="Основной_20_шрифт_20_абзаца"><text:span text:style-name="T6">Городовина</text:span></text:span><text:span text:style-name="Основной_20_шрифт_20_абзаца"><text:span text:style-name="T12"> — </text:span></text:span><text:span text:style-name="Основной_20_шрифт_20_абзаца"><text:span text:style-name="T15">Viburnum lantana 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Тобыльг</text:span></text:span><text:span text:style-name="Основной_20_шрифт_20_абзаца"><text:span text:style-name="T12">I</text:span></text:span><text:span text:style-name="Основной_20_шрифт_20_абзаца"><text:span text:style-name="T6">а</text:span></text:span><text:span text:style-name="Основной_20_шрифт_20_абзаца"><text:span text:style-name="T12">.</text:span></text:span></text:p>
      <text:p text:style-name="P6"/>
      <text:p text:style-name="P7"><text:span text:style-name="Основной_20_шрифт_20_абзаца"><text:span text:style-name="T1">Трыквкъвыд</text:span></text:span><text:span text:style-name="Основной_20_шрифт_20_абзаца"><text:span text:style-name="T12"> — </text:span></text:span><text:span text:style-name="Основной_20_шрифт_20_абзаца"><text:span text:style-name="T6">Нут</text:span></text:span><text:span text:style-name="Основной_20_шрифт_20_абзаца"><text:span text:style-name="T12"> </text:span></text:span><text:span text:style-name="Основной_20_шрифт_20_абзаца"><text:span text:style-name="T6">бараний</text:span></text:span><text:span text:style-name="Основной_20_шрифт_20_абзаца"><text:span text:style-name="T12"> — </text:span></text:span><text:span text:style-name="Основной_20_шрифт_20_абзаца"><text:span text:style-name="T15">Cicer arietinum L</text:span></text:span><text:span text:style-name="Основной_20_шрифт_20_абзаца"><text:span text:style-name="T12">.</text:span></text:span></text:p>
      <text:p text:style-name="P1">Однолетнее травянистое растение с ребристыми прямостоячими стеблями высотой до 30 — 60 см. Листья непарноперистые с 10 — 16 листочками, покрытыми волосками. Цветки одиночные, мелкие, белые, желто-зеленые, светло-розовые, синие. Плод — боб. Бобы вздутые, овальные, опушенные, 1 — 3 семянные. Семена шаровидные, округлые с изогнутым носиком.</text:p>
      <text:p text:style-name="P1">Выращивают ради семян, употребляемых в пищу и на корм животным. Он служит хорошим <text:soft-page-break/>сырьем для консервной и других видов пищевой промышленности.</text:p>
      <text:p text:style-name="P1">Родина: Юго-Западная Азия.</text:p>
      <text:p text:style-name="P1"/>
      <text:p text:style-name="P7"><text:span text:style-name="Основной_20_шрифт_20_абзаца"><text:span text:style-name="T1">Трыквхъвшв</text:span></text:span><text:span text:style-name="Основной_20_шрифт_20_абзаца"><text:span text:style-name="T9"> — </text:span></text:span><text:span text:style-name="Основной_20_шрифт_20_абзаца"><text:span text:style-name="T6">Коровяк обыкновенный, медвежье ухо — </text:span></text:span><text:span text:style-name="Основной_20_шрифт_20_абзаца"><text:span text:style-name="T15">Verbascum</text:span></text:span><text:span text:style-name="Основной_20_шрифт_20_абзаца"><text:span text:style-name="T16"> </text:span></text:span><text:span text:style-name="Основной_20_шрифт_20_абзаца"><text:span text:style-name="T15">thap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ндзыш.</text:p>
      <text:p text:style-name="P1"/>
      <text:p text:style-name="P7"><text:span text:style-name="Основной_20_шрифт_20_абзаца"><text:span text:style-name="T1">Трыквчыбджьы</text:span></text:span><text:span text:style-name="Основной_20_шрифт_20_абзаца"><text:span text:style-name="T6"> — Перец однолетний — </text:span></text:span><text:span text:style-name="Основной_20_шрифт_20_абзаца"><text:span text:style-name="T15">Capsicum</text:span></text:span><text:span text:style-name="Основной_20_шрифт_20_абзаца"><text:span text:style-name="T16"> </text:span></text:span><text:span text:style-name="Основной_20_шрифт_20_абзаца"><text:span text:style-name="T15">annu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Чыбджьы.</text:p>
      <text:p text:style-name="P1"/>
      <text:p text:style-name="P7"><text:span text:style-name="Основной_20_шрифт_20_абзаца"><text:span text:style-name="T1">Тутын</text:span></text:span><text:span text:style-name="Основной_20_шрифт_20_абзаца"><text:span text:style-name="T6"> — Табак — </text:span></text:span><text:span text:style-name="Основной_20_шрифт_20_абзаца"><text:span text:style-name="T15">Nicotiana</text:span></text:span><text:span text:style-name="Основной_20_шрифт_20_абзаца"><text:span text:style-name="T16"> </text:span></text:span><text:span text:style-name="Основной_20_шрифт_20_абзаца"><text:span text:style-name="T15">taba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8">Рис. 163.</text:span></text:span></text:p>
      <text:p text:style-name="P1">Однолетнее растение, ценная техническая культура. Возделывается с целью получения сырья для курительных изделий. Содержит алкалоид никотин.</text:p>
      <text:p text:style-name="P7"><text:span text:style-name="Основной_20_шрифт_20_абзаца"><text:span text:style-name="T6">Стебель прямостоячий, округлый. Листья черешковые, сидячие. Цветки обоеполые. Семена (в одной коробочке до 4000) содержат масла, при</text:span></text:span><text:span text:style-name="Основной_20_шрифт_20_абзаца"><text:span text:style-name="T9">годные для технических целей.</text:span></text:span></text:p>
      <text:p text:style-name="P1">Урожай убирают в 5 — 7 приемов, снимая листья по мере их технической зрелости, наступающей от нижних ярусов к верхним. Снятые листья нанизывают на шпагат и сушат в тени.</text:p>
      <text:p text:style-name="P1"/>
      <text:p text:style-name="P7"><text:span text:style-name="Основной_20_шрифт_20_абзаца"><text:span text:style-name="T1">Тхвыча</text:span></text:span><text:span text:style-name="Основной_20_шрифт_20_абзаца"><text:span text:style-name="T6"> — Ирга крупнолистная — </text:span></text:span><text:span text:style-name="Основной_20_шрифт_20_абзаца"><text:span text:style-name="T15">Amelanchier</text:span></text:span><text:span text:style-name="Основной_20_шрифт_20_абзаца"><text:span text:style-name="T16"> </text:span></text:span><text:span text:style-name="Основной_20_шрифт_20_абзаца"><text:span text:style-name="T15">rotundifolia</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16">) </text:span></text:span><text:span text:style-name="Основной_20_шрифт_20_абзаца"><text:span text:style-name="T15">Dum</text:span></text:span><text:span text:style-name="Основной_20_шрифт_20_абзаца"><text:span text:style-name="T16">. </text:span></text:span><text:span text:style-name="Основной_20_шрифт_20_абзаца"><text:span text:style-name="T15">Cours</text:span></text:span><text:span text:style-name="Основной_20_шрифт_20_абзаца"><text:span text:style-name="T6">.</text:span></text:span></text:p>
      <text:p text:style-name="P1">Медоносный кустарник до 2 м высотой. Листья округлые, пильчатые. Цветет в мае — июне. Плоды шаровидные, черные, съедобные. Их используют на переработку вина, соков, варенья и в сушеном виде.</text:p>
      <text:p text:style-name="P1">Растет в КЧР на скалах среднегорного пояса.</text:p>
      <text:p text:style-name="P1">Культивируется редко как плодовое, в основном как декоративное.</text:p>
      <text:p text:style-name="P1"/>
      <text:p text:style-name="P7"><text:span text:style-name="Основной_20_шрифт_20_абзаца"><text:span text:style-name="T1">ТхIвыча</text:span></text:span><text:span text:style-name="Основной_20_шрифт_20_абзаца"><text:span text:style-name="T6"> — Жимолость кавказская — </text:span></text:span><text:span text:style-name="Основной_20_шрифт_20_абзаца"><text:span text:style-name="T15">Lonicera</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6">.</text:span></text:span></text:p>
      <text:p text:style-name="P1">Невысокий до 2 м высотой медоносный кустарник. Листья цельные, цельнокрайные. Цветки расположены парами. Венчик розово-фиолетовый. Цветет в июне — июле, плоды черные, созревают в сентябре.</text:p>
      <text:p text:style-name="P1">Растет в лесах, на лесных полянах, в поймах рек, на каменистых склонах, в горах.</text:p>
      <text:p text:style-name="P1">Ягоды горьковаты, однако обладают хорошими вкусовыми качествами, используются в свежем виде и для приготовления варенья, киселей, напитков.</text:p>
      <text:p text:style-name="P1"/>
      <text:p text:style-name="P7"><text:span text:style-name="Основной_20_шрифт_20_абзаца"><text:span text:style-name="T1">Тымырдах</text:span></text:span><text:span text:style-name="Основной_20_шрифт_20_абзаца"><text:span text:style-name="T6"> — Астрагал — </text:span></text:span><text:span text:style-name="Основной_20_шрифт_20_абзаца"><text:span text:style-name="T15">Astraga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од растений, объединяющий в КЧР около 20 видов. В основном полукустарники, кустарники и травянистые виды высотой от 15 до 90 см. Цветки розовой окраски. Плод — боб. Многие декоративны и в особенности низкорослые высокогорные виды.</text:p>
      <text:p text:style-name="P1">Встречаются на лугах, кустарниках, сухих склонах, степях, на скалах. Поедаемости астрагалов мешают опушение, колючесть, горький вкус, содержание ядовитых веществ.</text:p>
      <text:p text:style-name="P1">Несъедобные и недозрелые на ядовитость астрагалов имеют желтые цветки.</text:p>
      <text:p text:style-name="P1"/>
      <text:p text:style-name="P7"><text:span text:style-name="Основной_20_шрифт_20_абзаца"><text:span text:style-name="T1">а-Тырас</text:span></text:span><text:span text:style-name="Основной_20_шрифт_20_абзаца"><text:span text:style-name="T6"> (абх.) — Папоротник мужской, щитовник мужской — </text:span></text:span><text:span text:style-name="Основной_20_шрифт_20_абзаца"><text:span text:style-name="T15">Dryopteris</text:span></text:span><text:span text:style-name="Основной_20_шрифт_20_абзаца"><text:span text:style-name="T16"> </text:span></text:span><text:span text:style-name="Основной_20_шрифт_20_абзаца"><text:span text:style-name="T15">filix</text:span></text:span><text:span text:style-name="Основной_20_шрифт_20_абзаца"><text:span text:style-name="T16">-</text:span></text:span><text:span text:style-name="Основной_20_шрифт_20_абзаца"><text:span text:style-name="T15">m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ott</text:span></text:span><text:span text:style-name="Основной_20_шрифт_20_абзаца"><text:span text:style-name="T6">.</text:span></text:span></text:p>
      <text:p text:style-name="P1">Уапшы Мгвыхьхъвшв.</text:p>
      <text:p text:style-name="P1"/>
      <text:p text:style-name="P7"><text:span text:style-name="Основной_20_шрифт_20_абзаца"><text:span text:style-name="T1">а-Тэа</text:span></text:span><text:span text:style-name="Основной_20_шрифт_20_абзаца"><text:span text:style-name="T6"> (абх.) — Липа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чIвы.</text:p>
      <text:p text:style-name="P1"/>
      <text:p text:style-name="P7"><text:span text:style-name="Основной_20_шрифт_20_абзаца"><text:span text:style-name="T1">ТшабзихIвра</text:span></text:span><text:span text:style-name="Основной_20_шрифт_20_абзаца"><text:span text:style-name="T6"> — Овсяница овечья — </text:span></text:span><text:span text:style-name="Основной_20_шрифт_20_абзаца"><text:span text:style-name="T15">Festuca</text:span></text:span><text:span text:style-name="Основной_20_шрифт_20_абзаца"><text:span text:style-name="T16"> </text:span></text:span><text:span text:style-name="Основной_20_шрифт_20_абзаца"><text:span text:style-name="T15">ov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30 — 50 см высотой. Корни мачковатые. Стебли прямые. Листья тоньше 1 мм, волосистые. Метелка зеленая, иногда фиолетовая.</text:p>
      <text:p text:style-name="P1">В КЧР встречается в степях и на сухих лугах, хорошо прогреваемых склонах. Поднимается до высокогорной части.</text:p>
      <text:p text:style-name="P1">Декоративна, пригодна для газонов, дает красивый ковер, хорошее сено.</text:p>
      <text:p text:style-name="P1"/>
      <text:p text:style-name="P7"><text:soft-page-break/><text:span text:style-name="Основной_20_шрифт_20_абзаца"><text:span text:style-name="T1">Тшапшка</text:span></text:span><text:span text:style-name="Основной_20_шрифт_20_абзаца"><text:span text:style-name="T6"> — Овсяница овечья — </text:span></text:span><text:span text:style-name="Основной_20_шрифт_20_абзаца"><text:span text:style-name="T15">Festuca</text:span></text:span><text:span text:style-name="Основной_20_шрифт_20_абзаца"><text:span text:style-name="T16"> </text:span></text:span><text:span text:style-name="Основной_20_шрифт_20_абзаца"><text:span text:style-name="T15">ov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бзихIвра.</text:p>
      <text:p text:style-name="P1"/>
      <text:p text:style-name="P7"><text:span text:style-name="Основной_20_шрифт_20_абзаца"><text:span text:style-name="T1">ТшахIвра</text:span></text:span><text:span text:style-name="Основной_20_шрифт_20_абзаца"><text:span text:style-name="T6"> — Бородач кровоостанавливающий — </text:span></text:span><text:span text:style-name="Основной_20_шрифт_20_абзаца"><text:span text:style-name="T15">Bothriochloa</text:span></text:span><text:span text:style-name="Основной_20_шрифт_20_абзаца"><text:span text:style-name="T16"> </text:span></text:span><text:span text:style-name="Основной_20_шрифт_20_абзаца"><text:span text:style-name="T15">ischaem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Keng</text:span></text:span><text:span text:style-name="Основной_20_шрифт_20_абзаца"><text:span text:style-name="T6">.</text:span></text:span></text:p>
      <text:p text:style-name="P1">Многолетнее травянистое растение до 30 — 70 см высотой. Соцветие — пальчатая метелка. Цветет с мая по июль.</text:p>
      <text:p text:style-name="P1">Из 100 видов в России встречаются два: Бородач обыкновенный (кровоостанавливающий) и Бородач кавказский.</text:p>
      <text:p text:style-name="P1">Первый встречается повсеместно на сухих степях и лугах. Пастбищная трава, при орошении используется на сено. Бородач кавказский — более высокое растение, дает хорошее сено.</text:p>
      <text:p text:style-name="P1"/>
      <text:p text:style-name="P7"><text:span text:style-name="Основной_20_шрифт_20_абзаца"><text:span text:style-name="T1">Тшачай</text:span></text:span><text:span text:style-name="Основной_20_шрифт_20_абзаца"><text:span text:style-name="T9"> </text:span></text:span><text:span text:style-name="Основной_20_шрифт_20_абзаца"><text:span text:style-name="T6">—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Рхъачай.</text:p>
      <text:p text:style-name="P1"/>
      <text:p text:style-name="P7"><text:span text:style-name="Основной_20_шрифт_20_абзаца"><text:span text:style-name="T1">Тшачай</text:span></text:span><text:span text:style-name="Основной_20_шрифт_20_абзаца"><text:span text:style-name="T6"> — Зверобой изящ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elegans</text:span></text:span><text:span text:style-name="Основной_20_шрифт_20_абзаца"><text:span text:style-name="T16"> </text:span></text:span><text:span text:style-name="Основной_20_шрифт_20_абзаца"><text:span text:style-name="T15">Steph</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ЧайгIважь.</text:p>
      <text:p text:style-name="P1"/>
      <text:p text:style-name="P7"><text:span text:style-name="Основной_20_шрифт_20_абзаца"><text:span text:style-name="T1">Тшачай</text:span></text:span><text:span text:style-name="Основной_20_шрифт_20_абзаца"><text:span text:style-name="T6"> — Зверобо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ТшачIв</text:span></text:span><text:span text:style-name="Основной_20_шрифт_20_абзаца"><text:span text:style-name="T6"> — Липа сердцевидная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cordat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Дерево до 25 м высотой. Ствол и побеги сероватые. Листья сердцевидные. Растет небольшими рощами.</text:p>
      <text:p text:style-name="P7"><text:span text:style-name="Основной_20_шрифт_20_абзаца"><text:span text:style-name="T6">Семена липы очень питательны, их употребляют так же, как орехи лещины. Из них получают масло. Липовый цвет является составной частью ликеров Кюрасо и Бенедиктина. В листьях содержится витамин </text:span></text:span><text:span text:style-name="Основной_20_шрифт_20_абзаца"><text:span text:style-name="T12">C</text:span></text:span><text:span text:style-name="Основной_20_шрифт_20_абзаца"><text:span text:style-name="T6">. Растение медоносное.</text:span></text:span></text:p>
      <text:p text:style-name="P1"/>
      <text:p text:style-name="P7"><text:span text:style-name="Основной_20_шрифт_20_абзаца"><text:span text:style-name="T1">ТшачIвы</text:span></text:span><text:span text:style-name="Основной_20_шрифт_20_абзаца"><text:span text:style-name="T6"> — Липа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64.</text:span></text:span></text:p>
      <text:p text:style-name="P1">Высота дерева до 30 м. В наших лесах много, листья округлые, по краю пильчатые, черешковые; молодые побеги и листья идут на корм животным; древесина мягкая и легкая, из нее получают фанеру, детские игрушки; луб коры идет для получения мочала, веревок, плетения корзин; цветки медоносны, лекарственны; цветки используются в парфюмерии и ликерном производстве.</text:p>
      <text:p text:style-name="P1"/>
      <text:p text:style-name="P7"><text:span text:style-name="Основной_20_шрифт_20_абзаца"><text:span text:style-name="T1">ТшачIвбыгъьду</text:span></text:span><text:span text:style-name="Основной_20_шрифт_20_абзаца"><text:span text:style-name="T6"> — Липа крупнолистная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platyphyllos</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 </text:span></text:span><text:span text:style-name="Основной_20_шрифт_20_абзаца"><text:span text:style-name="T7">Рис. 165.</text:span></text:span></text:p>
      <text:p text:style-name="P1">Дерево до 30 м высотой. Молодые побеги голые, красновато-желто-бурые. Кора стволов серая. Листья яйцевидные, по краю зубчатые, сверху темно-зеленые, снизу — светлые. Соцветие обычно из 3 — 7 цветков. Плоды шаровидные, опушенные.</text:p>
      <text:p text:style-name="P1">В КЧР встречается лишь только по Кубани. Растет в лесах предгорий. Может использоваться как парковое и аллейное дерево. Размножается семенами и отводками.</text:p>
      <text:p text:style-name="P1"/>
      <text:p text:style-name="P7"><text:span text:style-name="Основной_20_шрифт_20_абзаца"><text:span text:style-name="T1">Тшбыгтшкъьа</text:span></text:span><text:span text:style-name="Основной_20_шрифт_20_абзаца"><text:span text:style-name="T6"> — Зверобой обыкновенны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ТшбыгшIаха</text:span></text:span><text:span text:style-name="Основной_20_шрифт_20_абзаца"><text:span text:style-name="T6"> — Горошек заборный, вика заборная — </text:span></text:span><text:span text:style-name="Основной_20_шрифт_20_абзаца"><text:span text:style-name="T15">Vicia</text:span></text:span><text:span text:style-name="Основной_20_шрифт_20_абзаца"><text:span text:style-name="T16"> </text:span></text:span><text:span text:style-name="Основной_20_шрифт_20_абзаца"><text:span text:style-name="T15">sep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text:span></text:span><text:span text:style-name="Основной_20_шрифт_20_абзаца"><text:span text:style-name="T8">Рис. 166.</text:span></text:span></text:p>
      <text:p text:style-name="P1">Многолетнее травянистое растение высотой до 60 см. Корневая система развита хорошо. Листья с 5 — 6 парами яйцевидных листочков. Венчик фиолетовый около 10 мм длины. Плод — боб.</text:p>
      <text:p text:style-name="P1">Цветет в мае — июле. Растет в лесах, на лугах от низменности до субальпийского пояса. В траве содержатся белковые вещества и потому ценится как кормовое растение.</text:p>
      <text:p text:style-name="P1">Медонос.</text:p>
      <text:p text:style-name="P1"/>
      <text:p text:style-name="P7"><text:span text:style-name="Основной_20_шрифт_20_абзаца"><text:span text:style-name="T1">ТшбыгшIаха</text:span></text:span><text:span text:style-name="Основной_20_шрифт_20_абзаца"><text:span text:style-name="T6"> — Вика яровая — </text:span></text:span><text:span text:style-name="Основной_20_шрифт_20_абзаца"><text:span text:style-name="T15">Vici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с тонким полегающим стеблем. Листья сложно-перистые. Цветки <text:soft-page-break/>лиловые по 1 — 2 в соцветии. Бобы продолговатые, коричневые с 7 — 9 семенами.</text:p>
      <text:p text:style-name="P1">Выращивают ради высоких урожаев зеленого корма, сена, силосного сырья и зерна, содержащих много белка.</text:p>
      <text:p text:style-name="P7"><text:span text:style-name="Основной_20_шрифт_20_абзаца"><text:span text:style-name="T9">Широко используют для получения травосмесей: вико-овсяной, вико-ячменевой.</text:span></text:span></text:p>
      <text:p text:style-name="P1"/>
      <text:p text:style-name="P7"><text:span text:style-name="Основной_20_шрифт_20_абзаца"><text:span text:style-name="T1">ТшбыгшIырцы</text:span></text:span><text:span text:style-name="Основной_20_шрифт_20_абзаца"><text:span text:style-name="T6"> — Зверобой продырявленный, обыкнов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ТшрыгIвбыгъь</text:span></text:span><text:span text:style-name="Основной_20_шрифт_20_абзаца"><text:span text:style-name="T6"> — Подорожник большой — </text:span></text:span><text:span text:style-name="Основной_20_шрифт_20_абзаца"><text:span text:style-name="T15">Pleantago</text:span></text:span><text:span text:style-name="Основной_20_шрифт_20_абзаца"><text:span text:style-name="T16"> </text:span></text:span><text:span text:style-name="Основной_20_шрифт_20_абзаца"><text:span text:style-name="T15">maj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67.</text:span></text:span></text:p>
      <text:p text:style-name="P1">Стебель до 30 см высотой, безлистный. Листья яйцевидные, цельнокрайние, выходящие из основания стебля. Жилки в листе дуговидные, крепкие. Цветки мелкие, светло-бурые, собранные в соцветие колос. Плод — коробочка, семена мелкие, клейкие от сырости.</text:p>
      <text:p text:style-name="P1">Многолетнее, цветет с июня до августа. Растет по полям, залежам, пустыням, дорогам. Легко переносит вытаптывание. Листья широко применяются в народной медицине (их прикладывают к ранам, язвам, ожогам и ушибам).</text:p>
      <text:p text:style-name="P1"/>
      <text:p text:style-name="P7"><text:span text:style-name="Основной_20_шрифт_20_абзаца"><text:span text:style-name="T1">ТшшIысхъвшвы</text:span></text:span><text:span text:style-name="Основной_20_шрифт_20_абзаца"><text:span text:style-name="T6"> — Горец змеиный, раковые шейки, змеиный корень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bistor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100 см высотой. Листовые пластинки длиннозаостренные. Соцветие длинное, цилиндрическое.</text:p>
      <text:p text:style-name="P1">Во флоре КЧР встречается западнее Кубани на сырых местах. Удовлетворительно поедается животными.</text:p>
      <text:p text:style-name="P1">Медонос.</text:p>
      <text:p text:style-name="P1"/>
      <text:p text:style-name="P7"><text:span text:style-name="Основной_20_шрифт_20_абзаца"><text:span text:style-name="T1">Тшыбгъахъвшв</text:span></text:span><text:span text:style-name="Основной_20_шрифт_20_абзаца"><text:span text:style-name="T6"> — Портулак огородный — </text:span></text:span><text:span text:style-name="Основной_20_шрифт_20_абзаца"><text:span text:style-name="T15">Portulaca</text:span></text:span><text:span text:style-name="Основной_20_шрифт_20_абзаца"><text:span text:style-name="T16"> </text:span></text:span><text:span text:style-name="Основной_20_шрифт_20_абзаца"><text:span text:style-name="T15">olera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Корневая система развита. Стебли лежачие до 20 см длины. Листья мясистые, плоские, продолговатые. Лепестки до 10 мм длины, ярко-желтые. Плод — многосемейная коробочка.</text:p>
      <text:p text:style-name="P1">Цветет с июля по сентябрь. Растет в садах, огородах и песках. Молодые побеги употребляются в пищу.</text:p>
      <text:p text:style-name="P1">Медонос.</text:p>
      <text:p text:style-name="P1"/>
      <text:p text:style-name="P7"><text:span text:style-name="Основной_20_шрифт_20_абзаца"><text:span text:style-name="T1">Тшбгъахьвшвы</text:span></text:span><text:span text:style-name="Основной_20_шрифт_20_абзаца"><text:span text:style-name="T6"> — Портулак огородный — </text:span></text:span><text:span text:style-name="Основной_20_шрифт_20_абзаца"><text:span text:style-name="T15">Portulaca</text:span></text:span><text:span text:style-name="Основной_20_шрифт_20_абзаца"><text:span text:style-name="T16"> </text:span></text:span><text:span text:style-name="Основной_20_шрифт_20_абзаца"><text:span text:style-name="T15">olerac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ыбгъахъвшв.</text:p>
      <text:p text:style-name="P1"/>
      <text:p text:style-name="P7"><text:span text:style-name="Основной_20_шрифт_20_абзаца"><text:span text:style-name="T1">Тшымыгъ</text:span></text:span><text:span text:style-name="Основной_20_шрифт_20_абзаца"><text:span text:style-name="T6"> — Чертополох — </text:span></text:span><text:span text:style-name="Основной_20_шрифт_20_абзаца"><text:span text:style-name="T16">G</text:span></text:span><text:span text:style-name="Основной_20_шрифт_20_абзаца"><text:span text:style-name="T15">ardu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Видов много, все они двухлетние растения, из цветков пчелы берут мед; стебли достигают от 50 до 120 см высоты; листья широкие; цветут в июле-августе; места произрастания: на лугах, берегах рек, лесных опушках, полях, в зарослях кустарников, каменистых склонах, вдоль дорог, около жилья.</text:p>
      <text:p text:style-name="P1"/>
      <text:p text:style-name="P7"><text:span text:style-name="Основной_20_шрифт_20_абзаца"><text:span text:style-name="T1">ТшырцIыжв</text:span></text:span><text:span text:style-name="Основной_20_шрифт_20_абзаца"><text:span text:style-name="T6"> — Рогоз — </text:span></text:span><text:span text:style-name="Основной_20_шрифт_20_абзаца"><text:span text:style-name="T15">Typh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ымхIардагв.</text:p>
      <text:p text:style-name="P1"/>
      <text:p text:style-name="P7"><text:span text:style-name="Основной_20_шрифт_20_абзаца"><text:span text:style-name="T1">ТшыхIвра</text:span></text:span><text:span text:style-name="Основной_20_шрифт_20_абзаца"><text:span text:style-name="T6"> — Мята длиннолистн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long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Многолетнее травянистое растение до 30 — 100 см высотой.</text:p>
      <text:p text:style-name="P1">Стебель прямостоячий. Листья ланцетные, пильчатые по краю пластинки. Цветет в июле — августе. Цветки розово-фиолетовые.</text:p>
      <text:p text:style-name="P1">Встречается во флоре КЧР на лесных полянах и в кустарниках средне-горной части, реже в низменности.</text:p>
      <text:p text:style-name="P1"/>
      <text:p text:style-name="P7"><text:span text:style-name="Основной_20_шрифт_20_абзаца"><text:span text:style-name="T1">ТшыхIврауау</text:span></text:span><text:span text:style-name="Основной_20_шрифт_20_абзаца"><text:span text:style-name="T9"> </text:span></text:span><text:span text:style-name="Основной_20_шрифт_20_абзаца"><text:span text:style-name="T6">— Бор развесистый — </text:span></text:span><text:span text:style-name="Основной_20_шрифт_20_абзаца"><text:span text:style-name="T15">Milium</text:span></text:span><text:span text:style-name="Основной_20_шрифт_20_абзаца"><text:span text:style-name="T16"> </text:span></text:span><text:span text:style-name="Основной_20_шрифт_20_абзаца"><text:span text:style-name="T15">effu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68.</text:span></text:span></text:p>
      <text:p text:style-name="P1">Многолетнее растение. Стебли высотой до 100 см и больше. Листья линейные. Метелка очень рыхлая с вниз отогнутыми веточками. Цветет в мае — июле.</text:p>
      <text:p text:style-name="P1"><text:soft-page-break/>Растет в предгорной части и только в лесах.</text:p>
      <text:p text:style-name="P1"/>
      <text:p text:style-name="P7"><text:span text:style-name="Основной_20_шрифт_20_абзаца"><text:span text:style-name="T1">ТшыцаранчIв</text:span></text:span><text:span text:style-name="Основной_20_шрифт_20_абзаца"><text:span text:style-name="T9"> </text:span></text:span><text:span text:style-name="Основной_20_шрифт_20_абзаца"><text:span text:style-name="T6">— Щавель </text:span></text:span><text:span text:style-name="Основной_20_шрифт_20_абзаца"><text:span text:style-name="T9">конски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confertus</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9">.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169</text:span></text:span><text:span text:style-name="Основной_20_шрифт_20_абзаца"><text:span text:style-name="T6">.</text:span></text:span></text:p>
      <text:p text:style-name="P1">Многолетнее травянистое растение. Высота до 120 см. Листья яйцевидно-треугольные или широко-яйцевидные, по краям волнистые. Метелка большая, рыхлая, состоящая из невзрачных травянистых цветков. Растет в горах, на лугах, на местах бывших стоянок скота, загонов и кошар.</text:p>
      <text:p text:style-name="P1">Лекарственное растение. Семена поедаются домашней птицей.</text:p>
      <text:p text:style-name="P1"/>
      <text:p text:style-name="P7"><text:span text:style-name="Основной_20_шрифт_20_абзаца"><text:span text:style-name="T1">ТIальыба</text:span></text:span><text:span text:style-name="Основной_20_шрифт_20_абзаца"><text:span text:style-name="T9"> </text:span></text:span><text:span text:style-name="Основной_20_шрифт_20_абзаца"><text:span text:style-name="T6">— Овсяница — </text:span></text:span><text:span text:style-name="Основной_20_шрифт_20_абзаца"><text:span text:style-name="T15">Festu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Всего видов 100, в Российской Федерации около 50 видов. Наибольшее хозяйственное значение имеют овсяницы: луговая, бороздчатая, красная, тростниковидная, восточная и другие. Они составляют травостой на выпасах и лугах. Дают отличное сено, поедается всеми видами животных.</text:p>
      <text:p text:style-name="P1">Рекомендуется их использовать для включения в сенокосные, пастбищные и сенокосно-пастбищные смеси.</text:p>
      <text:p text:style-name="P1"/>
      <text:p text:style-name="P7"><text:span text:style-name="Основной_20_шрифт_20_абзаца"><text:span text:style-name="T1">ТIальыба</text:span></text:span><text:span text:style-name="Основной_20_шрифт_20_абзаца"><text:span text:style-name="T9"> </text:span></text:span><text:span text:style-name="Основной_20_шрифт_20_абзаца"><text:span text:style-name="T6">— Овсяница луговая — </text:span></text:span><text:span text:style-name="Основной_20_шрифт_20_абзаца"><text:span text:style-name="T15">Festuca</text:span></text:span><text:span text:style-name="Основной_20_шрифт_20_абзаца"><text:span text:style-name="T16"> </text:span></text:span><text:span text:style-name="Основной_20_шрифт_20_абзаца"><text:span text:style-name="T15">pratensis</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Многолетнее травянистое растение высотой до 140 см. Корневище с короткими ползучими побегами. Стебли гладкие, у основания немного изогнутые. Листья широковатые около 7 мм шириной. Влагалище гладкое. Язычок листа короткий, зубчатый. Метелка в период цветения раскидистая; до и после цветения сжатая. Колоски крупные, многоцветковые (от 6 до 11 цветков); цветет в июне.</text:p>
      <text:p text:style-name="P1">Растет на лугах, полянках, между кустарниками.</text:p>
      <text:p text:style-name="P1">Отличное кормовое растение. Нередко высевается.</text:p>
      <text:p text:style-name="P1"/>
      <text:p text:style-name="P7"><text:span text:style-name="Основной_20_шрифт_20_абзаца"><text:span text:style-name="T1">Т</text:span></text:span><text:span text:style-name="Основной_20_шрифт_20_абзаца"><text:span text:style-name="T5">I</text:span></text:span><text:span text:style-name="Основной_20_шрифт_20_абзаца"><text:span text:style-name="T1">ама</text:span></text:span><text:span text:style-name="Основной_20_шрифт_20_абзаца"><text:span text:style-name="T9"> </text:span></text:span><text:span text:style-name="Основной_20_шрифт_20_абзаца"><text:span text:style-name="T6">— Персик обыкновенный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Плодовое косточковое дерево. Широко введен в культуру на побережье Черного моря. У нас не выращивается. Родина персика — Китай, где была известна за 2000 лет до нашей эры.</text:p>
      <text:p text:style-name="P1">Выращивается в государствах Средней Азии, Грузии, Краснодарском крае, в Крыму. Широко используется в свежем виде, на варенье, консервные компоты и в сушенном виде. Урожайность высокая до 20 т/га. Продолжительность жизни 20 — 30 лет и более. Плоды богаты сахарами, кислотами, витаминами.</text:p>
      <text:p text:style-name="P1"/>
      <text:p text:style-name="P7"><text:span text:style-name="Основной_20_шрифт_20_абзаца"><text:span text:style-name="T1">ТIама</text:span></text:span><text:span text:style-name="Основной_20_шрифт_20_абзаца"><text:span text:style-name="T6"> — Плод персика обыкновенного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ТIама.</text:p>
      <text:p text:style-name="P1"/>
      <text:p text:style-name="P7"><text:span text:style-name="Основной_20_шрифт_20_абзаца"><text:span text:style-name="T1">ТIама</text:span></text:span><text:span text:style-name="Основной_20_шрифт_20_абзаца"><text:span text:style-name="T6"> — Плод абрикоса обыкновенного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ТIама</text:span></text:span><text:span text:style-name="Основной_20_шрифт_20_абзаца"><text:span text:style-name="T6"> — Абрикос — </text:span></text:span><text:span text:style-name="Основной_20_шрифт_20_абзаца"><text:span text:style-name="T15">Armeniac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Абрикос.</text:p>
      <text:p text:style-name="P1"/>
      <text:p text:style-name="P7"><text:span text:style-name="Основной_20_шрифт_20_абзаца"><text:span text:style-name="T1">ТIамагIважь</text:span></text:span><text:span text:style-name="Основной_20_шрифт_20_абзаца"><text:span text:style-name="T6"> — Персик обыкновенный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ТIама.</text:p>
      <text:p text:style-name="P1"/>
      <text:p text:style-name="P7"><text:span text:style-name="Основной_20_шрифт_20_абзаца"><text:span text:style-name="T1">ТIамацIла</text:span></text:span><text:span text:style-name="Основной_20_шрифт_20_абзаца"><text:span text:style-name="T6"> — Персик обыкновенный — </text:span></text:span><text:span text:style-name="Основной_20_шрифт_20_абзаца"><text:span text:style-name="T15">Persic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ТIама.</text:p>
      <text:p text:style-name="P1"/>
      <text:p text:style-name="P7"><text:span text:style-name="Основной_20_шрифт_20_абзаца"><text:span text:style-name="T1">ТIамы</text:span></text:span><text:span text:style-name="Основной_20_шрифт_20_абзаца"><text:span text:style-name="T6"> — Апельсин — </text:span></text:span><text:span text:style-name="Основной_20_шрифт_20_абзаца"><text:span text:style-name="T15">Citrus</text:span></text:span><text:span text:style-name="Основной_20_шрифт_20_абзаца"><text:span text:style-name="T16"> </text:span></text:span><text:span text:style-name="Основной_20_шрифт_20_абзаца"><text:span text:style-name="T15">sin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вечнозеленое дерево высотой до 10 м.</text:p>
      <text:p text:style-name="P7"><text:span text:style-name="Основной_20_шрифт_20_абзаца"><text:span text:style-name="T6">Родина: Южный Китай и Индо-Китай. В России культивируется в субтропических районах Западной Грузии. Влаголюбив, теплолюбив и жаровынослив. Страдает при температуре 5º</text:span></text:span><text:span text:style-name="Основной_20_шрифт_20_абзаца"><text:span text:style-name="T12">C</text:span></text:span><text:span text:style-name="Основной_20_шрифт_20_абзаца"><text:span text:style-name="T6">, теряет крону при 10º</text:span></text:span><text:span text:style-name="Основной_20_шрифт_20_абзаца"><text:span text:style-name="T12">C</text:span></text:span><text:span text:style-name="Основной_20_шрифт_20_абзаца"><text:span text:style-name="T6">.</text:span></text:span></text:p>
      <text:p text:style-name="P7"><text:span text:style-name="Основной_20_шрифт_20_абзаца"><text:span text:style-name="T6">Размножаются семенами и прививкой. Плоды имеют превосходный вкус, используются в свежем, консервированном виде и для приготовления соков. Содержит сахара 5 — 8%, кислоты до </text:span></text:span><text:soft-page-break/><text:span text:style-name="Основной_20_шрифт_20_абзаца"><text:span text:style-name="T6">1,5%, витамин </text:span></text:span><text:span text:style-name="Основной_20_шрифт_20_абзаца"><text:span text:style-name="T12">C</text:span></text:span><text:span text:style-name="Основной_20_шрифт_20_абзаца"><text:span text:style-name="T6"> 49 — 70 % и цитрин (Р).</text:span></text:span></text:p>
      <text:p text:style-name="P1"/>
      <text:p text:style-name="P7"><text:span text:style-name="Основной_20_шрифт_20_абзаца"><text:span text:style-name="T1">ТIамы</text:span></text:span><text:span text:style-name="Основной_20_шрифт_20_абзаца"><text:span text:style-name="T9"> </text:span></text:span><text:span text:style-name="Основной_20_шрифт_20_абзаца"><text:span text:style-name="T6">— Плод апельсина — </text:span></text:span><text:span text:style-name="Основной_20_шрифт_20_абзаца"><text:span text:style-name="T15">Citrus</text:span></text:span><text:span text:style-name="Основной_20_шрифт_20_абзаца"><text:span text:style-name="T16"> </text:span></text:span><text:span text:style-name="Основной_20_шрифт_20_абзаца"><text:span text:style-name="T15">sin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ТIамы.</text:p>
      <text:p text:style-name="P1"/>
      <text:p text:style-name="P7"><text:span text:style-name="Основной_20_шрифт_20_абзаца"><text:span text:style-name="T1">ТIуп</text:span></text:span><text:span text:style-name="Основной_20_шрифт_20_абзаца"><text:span text:style-name="T6"> — Бузина черная — </text:span></text:span><text:span text:style-name="Основной_20_шрифт_20_абзаца"><text:span text:style-name="T15">Samsubuc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70.</text:span></text:span></text:p>
      <text:p text:style-name="P1">Кустарник высотой до 6 м. Листья супротивные, непарноперистые. Листочки яйцевидные, округлые, длиннозаостренные, неравнопильчатые. Цветки желтовато-белые, пахучие, собранные в плоское щетковидное соцветие с 5 главными веточками, после цветения повислое. Большие, широкие соцветия бузины, состоящие из множества мелких цветков, ярким белым пятном выделяются на зеленом фоне листвы. Плоды — черно-фиолетовые, мелкие ягоды на красноватых плодоножках. Зацветает во второй половине мая.</text:p>
      <text:p text:style-name="P1">Разводится в садах, парках, встречается дико по балкам.</text:p>
      <text:p text:style-name="P1">Лекарственное растение.</text:p>
      <text:p text:style-name="P1">Сок плодов черной бузины используется для подкраски вин.</text:p>
      <text:p text:style-name="P1">Цветы в виде настоя или чая абазины применяют внутрь в качестве потогонного средства, а также для полоскания рта при воспалениях полости рта и десен.</text:p>
      <text:p text:style-name="P1"/>
      <text:p text:style-name="P7"><text:span text:style-name="Основной_20_шрифт_20_абзаца"><text:span text:style-name="T1">ТIуп</text:span></text:span><text:span text:style-name="Основной_20_шрифт_20_абзаца"><text:span text:style-name="T6"> — Плоды бузины черной — </text:span></text:span><text:span text:style-name="Основной_20_шрифт_20_абзаца"><text:span text:style-name="T15">Samsubuc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ТIуп</text:span></text:span><text:span text:style-name="Основной_20_шрифт_20_абзаца"><text:span text:style-name="T6"> — Аморфа — </text:span></text:span><text:span text:style-name="Основной_20_шрифт_20_абзаца"><text:span text:style-name="T15">Amorph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3 м высотой с многочисленными побегами, листья прямые, состоят из 11 — 25 узких листочков; цветки мелкие, пахучие. Цветет в конце мая — начале лета.</text:p>
      <text:p text:style-name="P1">Красивый, засухоустойчивый кустарник, используют для создания живых изгородей, выращивают в парках.</text:p>
      <text:p text:style-name="P1"/>
      <text:p text:style-name="P7"><text:span text:style-name="Основной_20_шрифт_20_абзаца"><text:span text:style-name="T1">ТIупцIла</text:span></text:span><text:span text:style-name="Основной_20_шрифт_20_абзаца"><text:span text:style-name="T6"> — Бузина черная — </text:span></text:span><text:span text:style-name="Основной_20_шрифт_20_абзаца"><text:span text:style-name="T15">Samsubuc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Iуп.</text:p>
      <text:p text:style-name="P1"/>
      <text:p text:style-name="P7"><text:span text:style-name="Основной_20_шрифт_20_абзаца"><text:span text:style-name="T1">ТIура</text:span></text:span><text:span text:style-name="Основной_20_шрифт_20_абзаца"><text:span text:style-name="T6"> — Бурьян.</text:span></text:span></text:p>
      <text:p text:style-name="P1">Состоит из сорных видов растений. Обычно образуется на заброшенных участках, а также на необрабатываемых полях, огородах.</text:p>
      <text:p text:style-name="P1"/>
      <text:p text:style-name="P7"><text:span text:style-name="Основной_20_шрифт_20_абзаца"><text:span text:style-name="T1">ТIытIра</text:span></text:span><text:span text:style-name="Основной_20_шрифт_20_абзаца"><text:span text:style-name="T6"> — Бузина черная — </text:span></text:span><text:span text:style-name="Основной_20_шрифт_20_абзаца"><text:span text:style-name="T15">Samsubuc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Iуп.</text:p>
      <text:p text:style-name="P1"/>
      <text:p text:style-name="P7"><text:span text:style-name="Основной_20_шрифт_20_абзаца"><text:span text:style-name="T1">Уадабыгъь</text:span></text:span><text:span text:style-name="Основной_20_шрифт_20_абзаца"><text:span text:style-name="T6"> — Лопух, репейник — </text:span></text:span><text:span text:style-name="Основной_20_шрифт_20_абзаца"><text:span text:style-name="T15">Arcticum</text:span></text:span><text:span text:style-name="Основной_20_шрифт_20_абзаца"><text:span text:style-name="T16"> </text:span></text:span><text:span text:style-name="Основной_20_шрифт_20_абзаца"><text:span text:style-name="T15">Lap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ее растение высотой 60 — 150 см и более; цветет в июле — августе, соцветия на длинных ножках (до 10 см); растет на сорных местах, в кустарниках; лекарственное и медоносное растение, имеет кормовое значение, хорош и на силос.</text:p>
      <text:p text:style-name="P1"/>
      <text:p text:style-name="P7"><text:span text:style-name="Основной_20_шрифт_20_абзаца"><text:span text:style-name="T1">Уадгьына</text:span></text:span><text:span text:style-name="Основной_20_шрифт_20_абзаца"><text:span text:style-name="T9"> </text:span></text:span><text:span text:style-name="Основной_20_шрифт_20_абзаца"><text:span text:style-name="T6">— Колокольчик — </text:span></text:span><text:span text:style-name="Основной_20_шрифт_20_абзаца"><text:span text:style-name="T15">Campan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171.</text:span></text:span></text:p>
      <text:p text:style-name="P1">В род колокольчиков входят большое количество видов. Это многолетние травянистые растения с прямостоячими стеблями и с хорошо развитыми корнями. Цветки хорошо развиты, крупные. Окраска венчика различна.</text:p>
      <text:p text:style-name="P1">Растут на скалах, сухих склонах, лугах, сенокосах.</text:p>
      <text:p text:style-name="P1">Удовлетворительно поедаются всеми видами скота.</text:p>
      <text:p text:style-name="P1">Многие виды декоративны.</text:p>
      <text:p text:style-name="P1"/>
      <text:p text:style-name="P7"><text:span text:style-name="Основной_20_шрифт_20_абзаца"><text:span text:style-name="T1">УадгьыншкIвокIва</text:span></text:span><text:span text:style-name="Основной_20_шрифт_20_абзаца"><text:span text:style-name="T6"> — Симфиандра повислая — </text:span></text:span><text:span text:style-name="Основной_20_шрифт_20_абзаца"><text:span text:style-name="T15">Symphyandra</text:span></text:span><text:span text:style-name="Основной_20_шрифт_20_абзаца"><text:span text:style-name="T16"> </text:span></text:span><text:span text:style-name="Основной_20_шрифт_20_абзаца"><text:span text:style-name="T15">pendul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DC</text:span></text:span><text:span text:style-name="Основной_20_шрифт_20_абзаца"><text:span text:style-name="T6">.</text:span></text:span></text:p>
      <text:p text:style-name="P1">Многолетнее повислое растение до 20 — 100 см высотой. Стебли выходят из толстого корневища, ветвистые, поникающие. Листья длинночерешковые (нижние), стеблевые сидячие. Соцветие метельчатое. Венчик белый.</text:p>
      <text:p text:style-name="P1">Растет во флоре КЧР лишь только на скалах субальпийского и альпийского пояса.</text:p>
      <text:p text:style-name="P1"><text:soft-page-break/>Растение очень декоративное.</text:p>
      <text:p text:style-name="P1"/>
      <text:p text:style-name="P7"><text:span text:style-name="Основной_20_шрифт_20_абзаца"><text:span text:style-name="T1">Уарбажв</text:span></text:span><text:span text:style-name="Основной_20_шрифт_20_абзаца"><text:span text:style-name="T6"> — Колокольчик широколистный — </text:span></text:span><text:span text:style-name="Основной_20_шрифт_20_абзаца"><text:span text:style-name="T15">Campanula</text:span></text:span><text:span text:style-name="Основной_20_шрифт_20_абзаца"><text:span text:style-name="T16"> </text:span></text:span><text:span text:style-name="Основной_20_шрифт_20_абзаца"><text:span text:style-name="T15">lat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40 — 80 см высотой. Стебель прямостоячий. Листья крупные, пильчатые, шероховатые. Цветет в июне — июле. Венчик крупный до 50 мм длины. Цветки вверх стоячие.</text:p>
      <text:p text:style-name="P1">Во флоре КЧР растет на лугах и лесных полянах среднегорья.</text:p>
      <text:p text:style-name="P1"/>
      <text:p text:style-name="P7"><text:span text:style-name="Основной_20_шрифт_20_абзаца"><text:span text:style-name="T1">УасакIакIырса</text:span></text:span><text:span text:style-name="Основной_20_шрифт_20_абзаца"><text:span text:style-name="T6"> — Бутень розовый — </text:span></text:span><text:span text:style-name="Основной_20_шрифт_20_абзаца"><text:span text:style-name="T15">Chaerophyllum</text:span></text:span><text:span text:style-name="Основной_20_шрифт_20_абзаца"><text:span text:style-name="T16"> </text:span></text:span><text:span text:style-name="Основной_20_шрифт_20_абзаца"><text:span text:style-name="T15">roseum</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Уапшы ДжьмакIакIырса.</text:p>
      <text:p text:style-name="P1"/>
      <text:p text:style-name="P7"><text:span text:style-name="Основной_20_шрифт_20_абзаца"><text:span text:style-name="T1">УасакIыркIлаш</text:span></text:span><text:span text:style-name="Основной_20_шрифт_20_абзаца"><text:span text:style-name="T9"> </text:span></text:span><text:span text:style-name="Основной_20_шрифт_20_абзаца"><text:span text:style-name="T6">— Нут — </text:span></text:span><text:span text:style-name="Основной_20_шрифт_20_абзаца"><text:span text:style-name="T15">Cicer</text:span></text:span><text:span text:style-name="Основной_20_шрифт_20_абзаца"><text:span text:style-name="T16"> </text:span></text:span><text:span text:style-name="Основной_20_шрифт_20_абзаца"><text:span text:style-name="T15">ariet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къий.</text:p>
      <text:p text:style-name="P1"/>
      <text:p text:style-name="P7"><text:span text:style-name="Основной_20_шрифт_20_абзаца"><text:span text:style-name="T1">УасакIыркIылаш</text:span></text:span><text:span text:style-name="Основной_20_шрифт_20_абзаца"><text:span text:style-name="T9"> </text:span></text:span><text:span text:style-name="Основной_20_шрифт_20_абзаца"><text:span text:style-name="T6">— Нут, горох турецкий — </text:span></text:span><text:span text:style-name="Основной_20_шрифт_20_абзаца"><text:span text:style-name="T15">Cicer</text:span></text:span><text:span text:style-name="Основной_20_шрифт_20_абзаца"><text:span text:style-name="T16"> </text:span></text:span><text:span text:style-name="Основной_20_шрифт_20_абзаца"><text:span text:style-name="T15">arieti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къий.</text:p>
      <text:p text:style-name="P1"/>
      <text:p text:style-name="P7"><text:span text:style-name="Основной_20_шрифт_20_абзаца"><text:span text:style-name="T1">Уапчвапкъ</text:span></text:span><text:span text:style-name="Основной_20_шрифт_20_абзаца"><text:span text:style-name="T9"> — </text:span></text:span><text:span text:style-name="Основной_20_шрифт_20_абзаца"><text:span text:style-name="T6">Якорцы стелющиеся — </text:span></text:span><text:span text:style-name="Основной_20_шрифт_20_абзаца"><text:span text:style-name="T15">Tribulus</text:span></text:span><text:span text:style-name="Основной_20_шрифт_20_абзаца"><text:span text:style-name="T16"> </text:span></text:span><text:span text:style-name="Основной_20_шрифт_20_абзаца"><text:span text:style-name="T15">terrest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Однолетние растения со стелющимися, простертыми стеблями длиной 10 — 60 см. Листья парноперистые, супротивные, на коротком черешке. Цветки пазушные. Плод почти шаровидный, состоит из </text:span></text:span><text:span text:style-name="Основной_20_шрифт_20_абзаца"><text:span text:style-name="T7">4</text:span></text:span><text:span text:style-name="Основной_20_шрифт_20_абзаца"><text:span text:style-name="T6"> — 5 плодиков, снабженных крепкими шипами.</text:span></text:span></text:p>
      <text:p text:style-name="P1">Растут по равнинам, на сорных местах и пустырях.</text:p>
      <text:p text:style-name="P1"/>
      <text:p text:style-name="P7"><text:span text:style-name="Основной_20_шрифт_20_абзаца"><text:span text:style-name="T1">Уапчвахъылпа</text:span></text:span><text:span text:style-name="Основной_20_шрифт_20_абзаца"><text:span text:style-name="T9"> </text:span></text:span><text:span text:style-name="Основной_20_шрифт_20_абзаца"><text:span text:style-name="T6">— Володушка — </text:span></text:span><text:span text:style-name="Основной_20_шрифт_20_абзаца"><text:span text:style-name="T15">Bupleu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 </text:span></text:span><text:span text:style-name="Основной_20_шрифт_20_абзаца"><text:span text:style-name="T7">Рис. 172.</text:span></text:span></text:p>
      <text:p text:style-name="P1">Однолетнее растение. Стебель высотой до 15 — 60 см. Стеблевые листья яйцевидные, пронизаны стеблем. Цветки желтые в зонтиках с обертками. Растет в лесах, среди кустарников, по лесным лугам, в горах.</text:p>
      <text:p text:style-name="P1"/>
      <text:p text:style-name="P7"><text:span text:style-name="Основной_20_шрифт_20_абзаца"><text:span text:style-name="T1">УасарыгIвга</text:span></text:span><text:span text:style-name="Основной_20_шрифт_20_абзаца"><text:span text:style-name="T6"> — Ветреница, анемона — </text:span></text:span><text:span text:style-name="Основной_20_шрифт_20_абзаца"><text:span text:style-name="T15">Anemon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жьапцIа.</text:p>
      <text:p text:style-name="P1"/>
      <text:p text:style-name="P7"><text:span text:style-name="Основной_20_шрифт_20_абзаца"><text:span text:style-name="T1">Уасахчасабын</text:span></text:span><text:span text:style-name="Основной_20_шрифт_20_абзаца"><text:span text:style-name="T6"> — Айован, ажгон — </text:span></text:span><text:span text:style-name="Основной_20_шрифт_20_абзаца"><text:span text:style-name="T15">Trachyspermum</text:span></text:span><text:span text:style-name="Основной_20_шрифт_20_абзаца"><text:span text:style-name="T16"> </text:span></text:span><text:span text:style-name="Основной_20_шрифт_20_абзаца"><text:span text:style-name="T15">cop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Стебель при основании ветвистый, голый высотой до 30 — 60 см. Листья дважды, трижды перисто-рассеченные на мелкие линейные доли. Соцветие — сложный зонтик, цветки белые или фиолетовые. Запах растения приятный, вкус острый, горьковатый. Цветет в июле, семена созревают в августе.</text:p>
      <text:p text:style-name="P1">Родиной айована считают страны Востока. Издавна растение культивируют в Индии, Северной Африке. В СССР его выращивают на побережье Кавказа и в Средней Азии.</text:p>
      <text:p text:style-name="P1">В состав эфирного масла входит тимол. Тимол используется в мыловаренной промышленности как ценная отдушка для туалетного мыла. Отходы от плодов используют как ценный, богатый белком корм для скота.</text:p>
      <text:p text:style-name="P1"/>
      <text:p text:style-name="P7"><text:span text:style-name="Основной_20_шрифт_20_абзаца"><text:span text:style-name="T1">УасахIвра</text:span></text:span><text:span text:style-name="Основной_20_шрифт_20_абзаца"><text:span text:style-name="T6"> — Овсяница овечья — </text:span></text:span><text:span text:style-name="Основной_20_шрифт_20_абзаца"><text:span text:style-name="T15">Festuca</text:span></text:span><text:span text:style-name="Основной_20_шрифт_20_абзаца"><text:span text:style-name="T16"> </text:span></text:span><text:span text:style-name="Основной_20_шрифт_20_абзаца"><text:span text:style-name="T15">ov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73.</text:span></text:span></text:p>
      <text:p text:style-name="P1">Уапшы ХIврапшка.</text:p>
      <text:p text:style-name="P1"/>
      <text:p text:style-name="P7"><text:span text:style-name="Основной_20_шрифт_20_абзаца"><text:span text:style-name="T1">УатрагIвымсага</text:span></text:span><text:span text:style-name="Основной_20_шрифт_20_абзаца"><text:span text:style-name="T6"> — Сорго веничное — </text:span></text:span><text:span text:style-name="Основной_20_шрифт_20_абзаца"><text:span text:style-name="T15">Sorgh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до 170 см высотой. Стебель и метелки прямостоячие. Теплолюбивое. Вегитационный период 100 — 150 дней. Под названием джугары с глубокой древности культивируется в Средней Азии.</text:p>
      <text:p text:style-name="P1">Зерно содержит крахмал, белок, жир. Используется на корм, для переработки на крахмал, спирт и на продовольственные цели. Выращивается в КЧР в колхозах и на приусадебных участках.</text:p>
      <text:p text:style-name="P1"/>
      <text:p text:style-name="P7"><text:span text:style-name="Основной_20_шрифт_20_абзаца"><text:span text:style-name="T1">УатрахIврадагв</text:span></text:span><text:span text:style-name="Основной_20_шрифт_20_абзаца"><text:span text:style-name="T6"> — Лебеда садовая — </text:span></text:span><text:span text:style-name="Основной_20_шрифт_20_абзаца"><text:span text:style-name="T15">Atriplex</text:span></text:span><text:span text:style-name="Основной_20_шрифт_20_абзаца"><text:span text:style-name="T16"> </text:span></text:span><text:span text:style-name="Основной_20_шрифт_20_абзаца"><text:span text:style-name="T15">hort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растение до 15 — 50 см высотой. Листья толстые, копьевидные, зеленые с обеих <text:soft-page-break/>сторон. Цветет в июле — августе.</text:p>
      <text:p text:style-name="P1">Растет в КЧР на сорных местах, а также возделывается как листовая овощ. В пищу употребляются молодые листья в вареном виде (в супах) и в сыром (салатах).</text:p>
      <text:p text:style-name="P1"/>
      <text:p text:style-name="P7"><text:span text:style-name="Основной_20_шрифт_20_абзаца"><text:span text:style-name="T1">УаухIвра</text:span></text:span><text:span text:style-name="Основной_20_шрифт_20_абзаца"><text:span text:style-name="T6"> — Цикута, вех ядовитый — </text:span></text:span><text:span text:style-name="Основной_20_шрифт_20_абзаца"><text:span text:style-name="T15">Cicuta</text:span></text:span><text:span text:style-name="Основной_20_шрифт_20_абзаца"><text:span text:style-name="T16"> </text:span></text:span><text:span text:style-name="Основной_20_шрифт_20_абзаца"><text:span text:style-name="T15">vi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 из наиболее ядовитых растений, высокое и сильно ветвящее, имеет короткое корневище, разделенное на полые камеры. Белые цветки цикуты собраны в зонтики. Семянки шаровидные.</text:p>
      <text:p text:style-name="P1">Растет по берегам рек, ручьев, канав, на пониженных сырых лугах.</text:p>
      <text:p text:style-name="P1">В корне и стебле содержит ядовитый алкалоид цикуты. Отравление животных сопровождается потерей сознания, судорогами, затем наступает паралич дыхания и смерть. Сохраняет ядовитость и при высыхании (опасно и в сене).</text:p>
      <text:p text:style-name="P1"/>
      <text:p text:style-name="P7"><text:span text:style-name="Основной_20_шрифт_20_абзаца"><text:span text:style-name="T1">УаухIвра</text:span></text:span><text:span text:style-name="Основной_20_шрифт_20_абзаца"><text:span text:style-name="T6"> — Копытень — </text:span></text:span><text:span text:style-name="Основной_20_шрифт_20_абзаца"><text:span text:style-name="T15">Asa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74.</text:span></text:span></text:p>
      <text:p text:style-name="P1">Растение без надземного стебля. Многолетник, листья развиваются на конце корневища, округлые, кожистые, сохраняющиеся зимой. Цветки одиночные в пазухах листьев, коричневатые. Плод — полушаровидная коробочка.</text:p>
      <text:p text:style-name="P1">Растет в лесах, на влажных лесных местах, оврагах.</text:p>
      <text:p text:style-name="P1"/>
      <text:p text:style-name="P7"><text:span text:style-name="Основной_20_шрифт_20_абзаца"><text:span text:style-name="T1">УахъынлахIвра</text:span></text:span><text:span text:style-name="Основной_20_шрифт_20_абзаца"><text:span text:style-name="T6"> — Вечерница, ночная фиалка — </text:span></text:span><text:span text:style-name="Основной_20_шрифт_20_абзаца"><text:span text:style-name="T15">Hesperis</text:span></text:span><text:span text:style-name="Основной_20_шрифт_20_абзаца"><text:span text:style-name="T16"> </text:span></text:span><text:span text:style-name="Основной_20_шрифт_20_абзаца"><text:span text:style-name="T15">matro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50 — 100 см высотой. Стебли прямые. Листья в нижней половине щетинистые от волосков, слабозубчатые. Цветет в мае — июле. Лепестки фиолетовые.</text:p>
      <text:p text:style-name="P1">Во флоре КЧР встречается в лесах и кустарниках как в низменностях, так и в горной части.</text:p>
      <text:p text:style-name="P1">Растение декоративное и медоносное.</text:p>
      <text:p text:style-name="P1"/>
      <text:p text:style-name="P7"><text:span text:style-name="Основной_20_шрифт_20_абзаца"><text:span text:style-name="T1">Урышвкъаб</text:span></text:span><text:span text:style-name="Основной_20_шрифт_20_абзаца"><text:span text:style-name="T9"> </text:span></text:span><text:span text:style-name="Основной_20_шрифт_20_абзаца"><text:span text:style-name="T6">— Тыква крупная — </text:span></text:span><text:span text:style-name="Основной_20_шрифт_20_абзаца"><text:span text:style-name="T15">Cucurbita</text:span></text:span><text:span text:style-name="Основной_20_шрифт_20_абзаца"><text:span text:style-name="T16"> </text:span></text:span><text:span text:style-name="Основной_20_шрифт_20_абзаца"><text:span text:style-name="T15">maxima</text:span></text:span><text:span text:style-name="Основной_20_шрифт_20_абзаца"><text:span text:style-name="T16"> </text:span></text:span><text:span text:style-name="Основной_20_шрифт_20_абзаца"><text:span text:style-name="T15">Duch</text:span></text:span><text:span text:style-name="Основной_20_шрифт_20_абзаца"><text:span text:style-name="T6">.</text:span></text:span></text:p>
      <text:p text:style-name="P1">Уапшы КъабгIважь.</text:p>
      <text:p text:style-name="P1"/>
      <text:p text:style-name="P7"><text:span text:style-name="Основной_20_шрифт_20_абзаца"><text:span text:style-name="T1">ФачыгIвбурак</text:span></text:span><text:span text:style-name="Основной_20_шрифт_20_абзаца"><text:span text:style-name="T6"> — Сахарная свекла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ФачыгIвсандрыйа.</text:p>
      <text:p text:style-name="P1"/>
      <text:p text:style-name="P7"><text:span text:style-name="Основной_20_шрифт_20_абзаца"><text:span text:style-name="T1">ФачыгIвсандрыйа</text:span></text:span><text:span text:style-name="Основной_20_шрифт_20_абзаца"><text:span text:style-name="T9"> </text:span></text:span><text:span text:style-name="Основной_20_шрифт_20_абзаца"><text:span text:style-name="T6">— Свекла сахарная — </text:span></text:span><text:span text:style-name="Основной_20_шрифт_20_абзаца"><text:span text:style-name="T15">Bet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астение — двухлетних. Первый год дает утолщенный корень (корнеплод) с розеткой от 50 до 90 прикорневых листьев. На следующий год высаженный корнеплод развивает цветоносные побеги, дающие семена.</text:p>
      <text:p text:style-name="P1">Лист свеклы сердцевидный, черешковый с волнистыми краями.</text:p>
      <text:p text:style-name="P1">Корнеплоды свеклы идут на производство сахара. Отходы ее — потока и жом. Они являются ценным кормом для скота. На корм идет и ботва свеклы.</text:p>
      <text:p text:style-name="P1"/>
      <text:p text:style-name="P7"><text:span text:style-name="Основной_20_шрифт_20_абзаца"><text:span text:style-name="T1">Фасы</text:span></text:span><text:span text:style-name="Основной_20_шрифт_20_абзаца"><text:span text:style-name="T12"> — </text:span></text:span><text:span text:style-name="Основной_20_шрифт_20_абзаца"><text:span text:style-name="T6">Сорт</text:span></text:span><text:span text:style-name="Основной_20_шрифт_20_абзаца"><text:span text:style-name="T12"> </text:span></text:span><text:span text:style-name="Основной_20_шрифт_20_абзаца"><text:span text:style-name="T6">просо</text:span></text:span><text:span text:style-name="Основной_20_шрифт_20_абзаца"><text:span text:style-name="T12"> — </text:span></text:span><text:span text:style-name="Основной_20_шрифт_20_абзаца"><text:span text:style-name="T15">Panicum miliaceum L</text:span></text:span><text:span text:style-name="Основной_20_шрифт_20_абзаца"><text:span text:style-name="T12">.</text:span></text:span></text:p>
      <text:p text:style-name="P6"/>
      <text:p text:style-name="P7"><text:span text:style-name="Основной_20_шрифт_20_абзаца"><text:span text:style-name="T1">Фг</text:span></text:span><text:span text:style-name="Основной_20_шрифт_20_абзаца"><text:span text:style-name="T5">I</text:span></text:span><text:span text:style-name="Основной_20_шрифт_20_абзаца"><text:span text:style-name="T1">вычвгьа</text:span></text:span><text:span text:style-name="Основной_20_шрифт_20_абзаца"><text:span text:style-name="T12"> — </text:span></text:span><text:span text:style-name="Основной_20_шрифт_20_абзаца"><text:span text:style-name="T6">Ромашка</text:span></text:span><text:span text:style-name="Основной_20_шрифт_20_абзаца"><text:span text:style-name="T12"> </text:span></text:span><text:span text:style-name="Основной_20_шрифт_20_абзаца"><text:span text:style-name="T6">аптечная</text:span></text:span><text:span text:style-name="Основной_20_шрифт_20_абзаца"><text:span text:style-name="T12">, </text:span></text:span><text:span text:style-name="Основной_20_шрифт_20_абзаца"><text:span text:style-name="T6">ромашка</text:span></text:span><text:span text:style-name="Основной_20_шрифт_20_абзаца"><text:span text:style-name="T12"> </text:span></text:span><text:span text:style-name="Основной_20_шрифт_20_абзаца"><text:span text:style-name="T6">обрезная</text:span></text:span><text:span text:style-name="Основной_20_шрифт_20_абзаца"><text:span text:style-name="T12"> — </text:span></text:span><text:span text:style-name="Основной_20_шрифт_20_абзаца"><text:span text:style-name="T15">Matricaria chamomilla L</text:span></text:span><text:span text:style-name="Основной_20_шрифт_20_абзаца"><text:span text:style-name="T12">.</text:span></text:span></text:p>
      <text:p text:style-name="P1">Лекарственное однолетнее растение до 20 — 40 см высотой. Стебель прямостоячий, корневая система развита хорошо. Листья рассеченные на нитеводные дольки. Цветет в июне — августе. Соцветие — корзинка. Цветки двух типов — язычковые (краевые) белые и трубчатые (срединные) желтые.</text:p>
      <text:p text:style-name="P1">Во флоре КЧР встречается на выгонах, сорных местах, у жилья, вдоль дорог от низменности до среднегорья.</text:p>
      <text:p text:style-name="P1"/>
      <text:p text:style-name="P7"><text:span text:style-name="Основной_20_шрифт_20_абзаца"><text:span text:style-name="T1">ФгIвычвгьа</text:span></text:span><text:span text:style-name="Основной_20_шрифт_20_абзаца"><text:span text:style-name="T9"> </text:span></text:span><text:span text:style-name="Основной_20_шрифт_20_абзаца"><text:span text:style-name="T6">— Вороний глаз обыкновенный, вороний глаз четырехлистный — </text:span></text:span><text:span text:style-name="Основной_20_шрифт_20_абзаца"><text:span text:style-name="T15">Paris</text:span></text:span><text:span text:style-name="Основной_20_шрифт_20_абзаца"><text:span text:style-name="T16"> </text:span></text:span><text:span text:style-name="Основной_20_шрифт_20_абзаца"><text:span text:style-name="T15">guadr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нджьащапIы.</text:p>
      <text:p text:style-name="P1"/>
      <text:p text:style-name="P7"><text:soft-page-break/><text:span text:style-name="Основной_20_шрифт_20_абзаца"><text:span text:style-name="T1">а-Ха</text:span></text:span><text:span text:style-name="Основной_20_шрифт_20_абзаца"><text:span text:style-name="T9"> </text:span></text:span><text:span text:style-name="Основной_20_шрифт_20_абзаца"><text:span text:style-name="T6">(абх.) — Груша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БнахIа.</text:p>
      <text:p text:style-name="P1"/>
      <text:p text:style-name="P7"><text:span text:style-name="Основной_20_шрифт_20_абзаца"><text:span text:style-name="T1">а-Харшьыл</text:span></text:span><text:span text:style-name="Основной_20_шрифт_20_абзаца"><text:span text:style-name="T9"> </text:span></text:span><text:span text:style-name="Основной_20_шрифт_20_абзаца"><text:span text:style-name="T6">(абх.) — Лебеда — </text:span></text:span><text:span text:style-name="Основной_20_шрифт_20_абзаца"><text:span text:style-name="T15">Atripl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ДжьаджьашхIва.</text:p>
      <text:p text:style-name="P1"/>
      <text:p text:style-name="P7"><text:span text:style-name="Основной_20_шрифт_20_абзаца"><text:span text:style-name="T1">Хбгъьхъакъапщ</text:span></text:span><text:span text:style-name="Основной_20_шрифт_20_абзаца"><text:span text:style-name="T6"> — Клевер красный, лугово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prat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овое растение высотой до 60 см с цветками красного цвета. Листья на длинных черешках. Соцветие — головка около 20 мм в диаметре. Цветет в мае — июле.</text:p>
      <text:p text:style-name="P1">Растет на влажных лугах, галечниках, при берегах. Встречается в основном во флоре верхнего горного пояса.</text:p>
      <text:p text:style-name="P1">Растение — отличное кормовое и хороший медонос.</text:p>
      <text:p text:style-name="P1"/>
      <text:p text:style-name="P7"><text:span text:style-name="Основной_20_шрифт_20_абзаца"><text:span text:style-name="T1">ХбгъьхъашкIвокIва</text:span></text:span><text:span text:style-name="Основной_20_шрифт_20_абзаца"><text:span text:style-name="T9"> </text:span></text:span><text:span text:style-name="Основной_20_шрифт_20_абзаца"><text:span text:style-name="T6">— Клевер ползучий, клевер белы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rep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хIвра.</text:p>
      <text:p text:style-name="P1"/>
      <text:p text:style-name="P7"><text:span text:style-name="Основной_20_шрифт_20_абзаца"><text:span text:style-name="T1">ХбгъьыкI</text:span></text:span><text:span text:style-name="Основной_20_шрифт_20_абзаца"><text:span text:style-name="T9"> </text:span></text:span><text:span text:style-name="Основной_20_шрифт_20_абзаца"><text:span text:style-name="T6">— Клевер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75.</text:span></text:span></text:p>
      <text:p text:style-name="P1">Во флоре Карачаево-Черкесии около 20 видов клевера. Это однолетние, двухлетние и многолетние растения.</text:p>
      <text:p text:style-name="P1">Стебли прямые или восходящие. Листья тройчатые. Соцветие — головки, реже кистеобразные. Большинство хорошие кормовые растения.</text:p>
      <text:p text:style-name="P1">Используются для травосмесей в полевых и кормовых севооборотах при создании долголетних сенокосов и пастбищ и при подсеве на природных лугах.</text:p>
      <text:p text:style-name="P1">Многие виды медоносы, есть и виды, заслуживающие введения в культуру.</text:p>
      <text:p text:style-name="P1"/>
      <text:p text:style-name="P7"><text:span text:style-name="Основной_20_шрифт_20_абзаца"><text:span text:style-name="T1">ХбгъьыкI</text:span></text:span><text:span text:style-name="Основной_20_шрифт_20_абзаца"><text:span text:style-name="T9"> </text:span></text:span><text:span text:style-name="Основной_20_шрифт_20_абзаца"><text:span text:style-name="T6">— Люцерна — </text:span></text:span><text:span text:style-name="Основной_20_шрифт_20_абзаца"><text:span text:style-name="T15">Medicag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мачвыкI.</text:p>
      <text:p text:style-name="P1"/>
      <text:p text:style-name="P7"><text:span text:style-name="Основной_20_шрифт_20_абзаца"><text:span text:style-name="T1">ХбгъьыкIхъа</text:span></text:span><text:span text:style-name="Основной_20_шрифт_20_абзаца"><text:span text:style-name="T9"> — Синеголовник плосколистный — </text:span></text:span><text:span text:style-name="Основной_20_шрифт_20_абзаца"><text:span text:style-name="T15">Eryngium</text:span></text:span><text:span text:style-name="Основной_20_шрифт_20_абзаца"><text:span text:style-name="T16"> </text:span></text:span><text:span text:style-name="Основной_20_шрифт_20_абзаца"><text:span text:style-name="T15">pl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
      <text:p text:style-name="P7"><text:span text:style-name="Основной_20_шрифт_20_абзаца"><text:span text:style-name="T1">ХбгъьыкIхъвыш</text:span></text:span><text:span text:style-name="Основной_20_шрифт_20_абзаца"><text:span text:style-name="T9"> — Клевер седоваты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canescens</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9">.</text:span></text:span></text:p>
      <text:p text:style-name="P7"><text:span text:style-name="Основной_20_шрифт_20_абзаца"><text:span text:style-name="T9">Кормовое травянистое растение до 30 — 50 см высотой. Растение высокогорное, местообитание — луга.</text:span></text:span></text:p>
      <text:p text:style-name="P7"><text:span text:style-name="Основной_20_шрифт_20_абзаца"><text:span text:style-name="T9">Слабее поедается животными, чем другие виды рода клевер, объяснимо это опушением. Кормовой вид, медонос.</text:span></text:span></text:p>
      <text:p text:style-name="P1"/>
      <text:p text:style-name="P7"><text:span text:style-name="Основной_20_шрифт_20_абзаца"><text:span text:style-name="T1">а-Хларцэ</text:span></text:span><text:span text:style-name="Основной_20_шрифт_20_абзаца"><text:span text:style-name="T9"> </text:span></text:span><text:span text:style-name="Основной_20_шрифт_20_абзаца"><text:span text:style-name="T6">(абх.) — Кизильник цельнокрайний — </text:span></text:span><text:span text:style-name="Основной_20_шрифт_20_абзаца"><text:span text:style-name="T15">Cotoneaster</text:span></text:span><text:span text:style-name="Основной_20_шрифт_20_абзаца"><text:span text:style-name="T16"> </text:span></text:span><text:span text:style-name="Основной_20_шрифт_20_абзаца"><text:span text:style-name="T15">integerrima</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Кустарник до 1,5 м высотой. Соцветие поникающее из 1 — 3 цветков, лепестки простертые.</text:p>
      <text:p text:style-name="P1">Листья на цветоносных побегах. Плод с 3 — 4 косточками.</text:p>
      <text:p text:style-name="P1">Растет на каменистых местах, поднимается до горного пояса.</text:p>
      <text:p text:style-name="P1">Декоративен.</text:p>
      <text:p text:style-name="P1"/>
      <text:p text:style-name="P7"><text:span text:style-name="Основной_20_шрифт_20_абзаца"><text:span text:style-name="T1">ХмачвыкI</text:span></text:span><text:span text:style-name="Основной_20_шрифт_20_абзаца"><text:span text:style-name="T9"> — Люцерна — </text:span></text:span><text:span text:style-name="Основной_20_шрифт_20_абзаца"><text:span text:style-name="T15">Medicag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Многолетнее травянистое растение. В КЧР растут около 10 видов рода люцерны. Стебли прямостоячие высотой от 10 до 80 см. Листья развиты хорошо, в основном тройчатые. Венчик различной окраски, в основном светло-желтый до темно-фиолетовых. Плод — боб, обычно скрученный. Корневая система развита хорошо.</text:span></text:span></text:p>
      <text:p text:style-name="P1">Растут на сенокосах, в лугах, степях. Отличные кормовые виды, содержат много белка. Многие виды хорошие медоносы, но есть среди них, как люцерна малая, засорители шерсти.</text:p>
      <text:p text:style-name="P1"/>
      <text:p text:style-name="P7"><text:span text:style-name="Основной_20_шрифт_20_абзаца"><text:span text:style-name="T1">Хмачвык</text:span></text:span><text:span text:style-name="Основной_20_шрифт_20_абзаца"><text:span text:style-name="T5">I</text:span></text:span><text:span text:style-name="Основной_20_шрифт_20_абзаца"><text:span text:style-name="T12"> — </text:span></text:span><text:span text:style-name="Основной_20_шрифт_20_абзаца"><text:span text:style-name="T6">Люцерна</text:span></text:span><text:span text:style-name="Основной_20_шрифт_20_абзаца"><text:span text:style-name="T12"> </text:span></text:span><text:span text:style-name="Основной_20_шрифт_20_абзаца"><text:span text:style-name="T6">посевная</text:span></text:span><text:span text:style-name="Основной_20_шрифт_20_абзаца"><text:span text:style-name="T12"> — </text:span></text:span><text:span text:style-name="Основной_20_шрифт_20_абзаца"><text:span text:style-name="T15">Medicago sativa L</text:span></text:span><text:span text:style-name="Основной_20_шрифт_20_абзаца"><text:span text:style-name="T12">.</text:span></text:span></text:p>
      <text:p text:style-name="P1">Кустовое растение до 60 см высотой с фиолетовыми, лиловыми или сиреневыми цветками. При посеве полного развития достигает на второй год, в травостое держится пять и более лет. Используют в полевых севооборотах и для создания сеяных пастбищ и сенокосов, произрастает на <text:soft-page-break/>различных почвах, более длительное пребывание в сеяных травостоях наблюдаются на почвах рыхлых.</text:p>
      <text:p text:style-name="P1">Зимостойка и засухоустойчива, отзывается на орошение. Медоносное растение.</text:p>
      <text:p text:style-name="P1"/>
      <text:p text:style-name="P7"><text:span text:style-name="Основной_20_шрифт_20_абзаца"><text:span text:style-name="T1">а-Хуажэ</text:span></text:span><text:span text:style-name="Основной_20_шрифт_20_абзаца"><text:span text:style-name="T9"> (абх.) — Рододендрон кавказский — </text:span></text:span><text:span text:style-name="Основной_20_шрифт_20_абзаца"><text:span text:style-name="T15">Rhododendron</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9">.</text:span></text:span></text:p>
      <text:p text:style-name="P1">Уапшы Щхъачай.</text:p>
      <text:p text:style-name="P1"/>
      <text:p text:style-name="P7"><text:span text:style-name="Основной_20_шрифт_20_абзаца"><text:span text:style-name="T1">Хуан</text:span></text:span><text:span text:style-name="Основной_20_шрифт_20_абзаца"><text:span text:style-name="T9"> — Дыня посевная — </text:span></text:span><text:span text:style-name="Основной_20_шрифт_20_абзаца"><text:span text:style-name="T15">Cucumis</text:span></text:span><text:span text:style-name="Основной_20_шрифт_20_абзаца"><text:span text:style-name="T16"> </text:span></text:span><text:span text:style-name="Основной_20_шрифт_20_абзаца"><text:span text:style-name="T15">mel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Растение однолетнее. Стебель лежачий и доходит до 2 — 3 м длины, покрытые жесткими волосками. Листья округлые, сердцевидные или почковидные. Чашечка опушенная. Венчик желтый, рассеченный. Растет в теплых районах.</text:span></text:span></text:p>
      <text:p text:style-name="P7"><text:span text:style-name="Основной_20_шрифт_20_абзаца"><text:span text:style-name="T9">Лучшие сорта дыни выращиваются в Средней Азии и Закавказье, Молдавии, Калмыкской республике. В КЧР не выращивается.</text:span></text:span></text:p>
      <text:p text:style-name="P1"/>
      <text:p text:style-name="P7"><text:span text:style-name="Основной_20_шрифт_20_абзаца"><text:span text:style-name="T1">Хуан</text:span></text:span><text:span text:style-name="Основной_20_шрифт_20_абзаца"><text:span text:style-name="T9"> — Плод дыни посевной — </text:span></text:span><text:span text:style-name="Основной_20_шрифт_20_абзаца"><text:span text:style-name="T15">Cucumis</text:span></text:span><text:span text:style-name="Основной_20_шрифт_20_абзаца"><text:span text:style-name="T16"> </text:span></text:span><text:span text:style-name="Основной_20_шрифт_20_абзаца"><text:span text:style-name="T15">mel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
      <text:p text:style-name="P7"><text:span text:style-name="Основной_20_шрифт_20_абзаца"><text:span text:style-name="T1">Хуангв</text:span></text:span><text:span text:style-name="Основной_20_шрифт_20_абзаца"><text:span text:style-name="T9"> </text:span></text:span><text:span text:style-name="Основной_20_шрифт_20_абзаца"><text:span text:style-name="T6">— Семена дыни посевной — </text:span></text:span><text:span text:style-name="Основной_20_шрифт_20_абзаца"><text:span text:style-name="T15">Cucumis</text:span></text:span><text:span text:style-name="Основной_20_шрифт_20_абзаца"><text:span text:style-name="T16"> </text:span></text:span><text:span text:style-name="Основной_20_шрифт_20_абзаца"><text:span text:style-name="T15">mel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уантIатIа</text:span></text:span><text:span text:style-name="Основной_20_шрифт_20_абзаца"><text:span text:style-name="T9"> </text:span></text:span><text:span text:style-name="Основной_20_шрифт_20_абзаца"><text:span text:style-name="T6">— Дыня посевная — </text:span></text:span><text:span text:style-name="Основной_20_шрифт_20_абзаца"><text:span text:style-name="T15">Cucumis</text:span></text:span><text:span text:style-name="Основной_20_шрифт_20_абзаца"><text:span text:style-name="T16"> </text:span></text:span><text:span text:style-name="Основной_20_шрифт_20_абзаца"><text:span text:style-name="T15">mel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уан.</text:p>
      <text:p text:style-name="P1"/>
      <text:p text:style-name="P7"><text:span text:style-name="Основной_20_шрифт_20_абзаца"><text:span text:style-name="T1">а-Хуац</text:span></text:span><text:span text:style-name="Основной_20_шрифт_20_абзаца"><text:span text:style-name="T9"> </text:span></text:span><text:span text:style-name="Основной_20_шрифт_20_абзаца"><text:span text:style-name="T6">(абх.) — Крапива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аца.</text:p>
      <text:p text:style-name="P1"/>
      <text:p text:style-name="P7"><text:span text:style-name="Основной_20_шрифт_20_абзаца"><text:span text:style-name="T1">Хчвжвы</text:span></text:span><text:span text:style-name="Основной_20_шрифт_20_абзаца"><text:span text:style-name="T9"> </text:span></text:span><text:span text:style-name="Основной_20_шрифт_20_абзаца"><text:span text:style-name="T6">— Рододендрон кавказский — </text:span></text:span><text:span text:style-name="Основной_20_шрифт_20_абзаца"><text:span text:style-name="T15">Rhododendron</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6">.</text:span></text:span></text:p>
      <text:p text:style-name="P1">Уапшы Щхъачай.</text:p>
      <text:p text:style-name="P1"/>
      <text:p text:style-name="P7"><text:span text:style-name="Основной_20_шрифт_20_абзаца"><text:span text:style-name="T1">Хшы</text:span></text:span><text:span text:style-name="Основной_20_шрифт_20_абзаца"><text:span text:style-name="T9"> — Колокольчик молочноцветный — </text:span></text:span><text:span text:style-name="Основной_20_шрифт_20_абзаца"><text:span text:style-name="T15">Campanula</text:span></text:span><text:span text:style-name="Основной_20_шрифт_20_абзаца"><text:span text:style-name="T16"> </text:span></text:span><text:span text:style-name="Основной_20_шрифт_20_абзаца"><text:span text:style-name="T15">lastiflor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9">.</text:span></text:span></text:p>
      <text:p text:style-name="P7"><text:span text:style-name="Основной_20_шрифт_20_абзаца"><text:span text:style-name="T9">Многолетнее травянистое растение до 120 см высотой. Стебли прямые, все растение опушенное. Стеблевые листья яйцевидные. Соцветие метельчатое. Венчик белый или бледно-голубой. Цветет в июне — августе.</text:span></text:span></text:p>
      <text:p text:style-name="P1">В КЧР растет в лесах и в составе субальпийского высокогорья.</text:p>
      <text:p text:style-name="P1"/>
      <text:p text:style-name="P7"><text:span text:style-name="Основной_20_шрифт_20_абзаца"><text:span text:style-name="T1">ХшгIатычIва</text:span></text:span><text:span text:style-name="Основной_20_шрифт_20_абзаца"><text:span text:style-name="T6"> — Осот полевой, желтый — </text:span></text:span><text:span text:style-name="Основной_20_шрифт_20_абзаца"><text:span text:style-name="T15">Sonch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мгъыш.</text:p>
      <text:p text:style-name="P1"/>
      <text:p text:style-name="P7"><text:span text:style-name="Основной_20_шрифт_20_абзаца"><text:span text:style-name="T1">ХшгIатычIва</text:span></text:span><text:span text:style-name="Основной_20_шрифт_20_абзаца"><text:span text:style-name="T6"> — Осот огородный — </text:span></text:span><text:span text:style-name="Основной_20_шрифт_20_абзаца"><text:span text:style-name="T15">Sonch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ыжвкIыкIа.</text:p>
      <text:p text:style-name="P1"/>
      <text:p text:style-name="P7"><text:span text:style-name="Основной_20_шрифт_20_абзаца"><text:span text:style-name="T1">ХшыгIатычIва</text:span></text:span><text:span text:style-name="Основной_20_шрифт_20_абзаца"><text:span text:style-name="T6"> — Молочай — </text:span></text:span><text:span text:style-name="Основной_20_шрифт_20_абзаца"><text:span text:style-name="T15">Euphorb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итанкIыкIа.</text:p>
      <text:p text:style-name="P1"/>
      <text:p text:style-name="P7"><text:span text:style-name="Основной_20_шрифт_20_абзаца"><text:span text:style-name="T1">Хшымыгъ</text:span></text:span><text:span text:style-name="Основной_20_шрифт_20_абзаца"><text:span text:style-name="T6"> — Латук посевной, салат — </text:span></text:span><text:span text:style-name="Основной_20_шрифт_20_абзаца"><text:span text:style-name="T15">Lactuc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Возделывается как листовая овощ. Однолетнее растение до 30 — 70 см высотой. Стебель прямостоячий. Листья яйцевидные, по краю мелкозубчатые. Цветет в июле — августе. Семена ребристые.</text:p>
      <text:p text:style-name="P1">Возделывается, иногда дичает, в низменностях и среднегорном поясе.</text:p>
      <text:p text:style-name="P1"/>
      <text:p text:style-name="P7"><text:span text:style-name="Основной_20_шрифт_20_абзаца"><text:span text:style-name="T1">Хшымгъ</text:span></text:span><text:span text:style-name="Основной_20_шрифт_20_абзаца"><text:span text:style-name="T6"> — Латук татарский, молокан татарский — </text:span></text:span><text:span text:style-name="Основной_20_шрифт_20_абзаца"><text:span text:style-name="T15">Lactuca</text:span></text:span><text:span text:style-name="Основной_20_шрифт_20_абзаца"><text:span text:style-name="T16"> </text:span></text:span><text:span text:style-name="Основной_20_шрифт_20_абзаца"><text:span text:style-name="T15">tatar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76.</text:span></text:span></text:p>
      <text:p text:style-name="P7"><text:span text:style-name="Основной_20_шрифт_20_абзаца"><text:span text:style-name="T9">Многолетнее растение высотой до 100 см. Растет на полях и засоленных почвах. Корень стержневой. Стебель прямостоячий. Листья сизые, мясистые, нижние перистолопастные.</text:span></text:span></text:p>
      <text:p text:style-name="P1">Цветет в июне — сентябре. Цветки синие, иногда голубоватые, 10 — 20 в корзинке.</text:p>
      <text:p text:style-name="P1">Встречается в низменностях и в горном поясе.</text:p>
      <text:p text:style-name="P1"/>
      <text:p text:style-name="P7"><text:soft-page-break/><text:span text:style-name="Основной_20_шрифт_20_абзаца"><text:span text:style-name="T1">ХшыхIвра</text:span></text:span><text:span text:style-name="Основной_20_шрифт_20_абзаца"><text:span text:style-name="T6"> — Лядвенец рогатый — </text:span></text:span><text:span text:style-name="Основной_20_шрифт_20_абзаца"><text:span text:style-name="T15">Lotus</text:span></text:span><text:span text:style-name="Основной_20_шрифт_20_абзаца"><text:span text:style-name="T16"> </text:span></text:span><text:span text:style-name="Основной_20_шрифт_20_абзаца"><text:span text:style-name="T15">cornicul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77.</text:span></text:span></text:p>
      <text:p text:style-name="P1">Многолетнее растение. Стебли многочисленные, лежачие, приподнимающиеся высотой до 15 — 40 см. Листья с пятью листочками. Цветки желтые на длинных цветоносах. Плод — боб линейный цилиндрический длиной 2,5 см.</text:p>
      <text:p text:style-name="P1">Растет на лугах и в посевах. Кормовое растение. Поедается всеми животными в свежем виде и в составе сена.</text:p>
      <text:p text:style-name="P1"/>
      <text:p text:style-name="P7"><text:span text:style-name="Основной_20_шрифт_20_абзаца"><text:span text:style-name="T1">ХшыхIвра</text:span></text:span><text:span text:style-name="Основной_20_шрифт_20_абзаца"><text:span text:style-name="T9"> </text:span></text:span><text:span text:style-name="Основной_20_шрифт_20_абзаца"><text:span text:style-name="T6">— Молочай — </text:span></text:span><text:span text:style-name="Основной_20_шрифт_20_абзаца"><text:span text:style-name="T15">Euphorb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итанкIыкIа.</text:p>
      <text:p text:style-name="P1"/>
      <text:p text:style-name="P7"><text:span text:style-name="Основной_20_шрифт_20_абзаца"><text:span text:style-name="T1">ХшыхIвра</text:span></text:span><text:span text:style-name="Основной_20_шрифт_20_абзаца"><text:span text:style-name="T9"> </text:span></text:span><text:span text:style-name="Основной_20_шрифт_20_абзаца"><text:span text:style-name="T6">— Люцерна серповидная — </text:span></text:span><text:span text:style-name="Основной_20_шрифт_20_абзаца"><text:span text:style-name="T15">Medicago</text:span></text:span><text:span text:style-name="Основной_20_шрифт_20_абзаца"><text:span text:style-name="T16"> </text:span></text:span><text:span text:style-name="Основной_20_шрифт_20_абзаца"><text:span text:style-name="T15">falc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овое корнеотпрысковое растение до 70 см высотой с желтыми цветками различных оттенков. При посеве на сенокосах и пастбищ полного развития достигает на третий-четвертый год и держится в травостое до 10 лет. Пригодна для возделывания и в горных условиях.</text:p>
      <text:p text:style-name="P1">Отличается зимостойкостью, выдерживает затопление. Кормовая ценность высокая, поедается всеми видами животных. Медоносное растение.</text:p>
      <text:p text:style-name="P1"/>
      <text:p text:style-name="P7"><text:span text:style-name="Основной_20_шрифт_20_абзаца"><text:span text:style-name="T1">ХшыхIвра</text:span></text:span><text:span text:style-name="Основной_20_шрифт_20_абзаца"><text:span text:style-name="T6"> — Латук — </text:span></text:span><text:span text:style-name="Основной_20_шрифт_20_абзаца"><text:span text:style-name="T15">Lactu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шырчIвы.</text:p>
      <text:p text:style-name="P1"/>
      <text:p text:style-name="P7"><text:span text:style-name="Основной_20_шрифт_20_абзаца"><text:span text:style-name="T1">ХшырчIвы</text:span></text:span><text:span text:style-name="Основной_20_шрифт_20_абзаца"><text:span text:style-name="T6"> — Латук, молокан — </text:span></text:span><text:span text:style-name="Основной_20_шрифт_20_абзаца"><text:span text:style-name="T15">Lactu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78.</text:span></text:span></text:p>
      <text:p text:style-name="P7"><text:span text:style-name="Основной_20_шрифт_20_абзаца"><text:span text:style-name="T11">Видов этого р</text:span></text:span><text:span text:style-name="Основной_20_шрифт_20_абзаца"><text:span text:style-name="T6">ода во флоре КЧР четыре, один — латук посевной возделывается, иногда и он дичает. Все виды двухлетники или многолетники не выше 100 см высотой. Стебли, иногда и листья, содержат сок цвета молока, вязкость его различна.</text:span></text:span></text:p>
      <text:p text:style-name="P1">Размножаются семенами и вегетативно. Встречаются на полях, в лесах, на полянах и по сорным местам.</text:p>
      <text:p text:style-name="P1"/>
      <text:p text:style-name="P7"><text:span text:style-name="Основной_20_шрифт_20_абзаца"><text:span text:style-name="T1">Хырбыз</text:span></text:span><text:span text:style-name="Основной_20_шрифт_20_абзаца"><text:span text:style-name="T6"> — Арбуз обыкновенный — </text:span></text:span><text:span text:style-name="Основной_20_шрифт_20_абзаца"><text:span text:style-name="T15">Citruel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Schrad</text:span></text:span><text:span text:style-name="Основной_20_шрифт_20_абзаца"><text:span text:style-name="T6">.</text:span></text:span></text:p>
      <text:p text:style-name="P1">Однолетнее бахчевое растение. Стебель стелющийся, длинноплетистый до 4 м. Листья глубокорассеченные, цветки желтые. Плод — многосемейная ложная ягода. Арбуз требует длительного тепла, легких плодородных почв, устойчив к засухе.</text:p>
      <text:p text:style-name="P1">Лучшее место для посева — пласт целины, залежи. Различают два вида арбуза: столовый и кормовой.</text:p>
      <text:p text:style-name="P1">Сорта столового арбуза: Любимец хутора Пятигорска, Стокс, Крымский победитель.</text:p>
      <text:p text:style-name="P1"/>
      <text:p text:style-name="P7"><text:span text:style-name="Основной_20_шрифт_20_абзаца"><text:span text:style-name="T1">Хырбыз</text:span></text:span><text:span text:style-name="Основной_20_шрифт_20_абзаца"><text:span text:style-name="T6"> — Ложный плод арбуза обыкновенного — </text:span></text:span><text:span text:style-name="Основной_20_шрифт_20_абзаца"><text:span text:style-name="T15">Citruel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Schrad</text:span></text:span><text:span text:style-name="Основной_20_шрифт_20_абзаца"><text:span text:style-name="T6">.</text:span></text:span></text:p>
      <text:p text:style-name="P1"/>
      <text:p text:style-name="P7"><text:span text:style-name="Основной_20_шрифт_20_абзаца"><text:span text:style-name="T1">Хырбызгвы</text:span></text:span><text:span text:style-name="Основной_20_шрифт_20_абзаца"><text:span text:style-name="T6"> — Семена арбуза обыкновенного — </text:span></text:span><text:span text:style-name="Основной_20_шрифт_20_абзаца"><text:span text:style-name="T15">Citruel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Schrad</text:span></text:span><text:span text:style-name="Основной_20_шрифт_20_абзаца"><text:span text:style-name="T6">.</text:span></text:span></text:p>
      <text:p text:style-name="P1"/>
      <text:p text:style-name="P7"><text:span text:style-name="Основной_20_шрифт_20_абзаца"><text:span text:style-name="T1">Хырбызсыха</text:span></text:span><text:span text:style-name="Основной_20_шрифт_20_абзаца"><text:span text:style-name="T6"> — Сорт арбуза — </text:span></text:span><text:span text:style-name="Основной_20_шрифт_20_абзаца"><text:span text:style-name="T15">Citruelus</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Schrad</text:span></text:span><text:span text:style-name="Основной_20_шрифт_20_абзаца"><text:span text:style-name="T6">.</text:span></text:span></text:p>
      <text:p text:style-name="P1">Уапшы Хырбыз.</text:p>
      <text:p text:style-name="P1"/>
      <text:p text:style-name="P7"><text:span text:style-name="Основной_20_шрифт_20_абзаца"><text:span text:style-name="T1">ХышI</text:span></text:span><text:span text:style-name="Основной_20_шрифт_20_абзаца"><text:span text:style-name="T6"> — Стерня.</text:span></text:span></text:p>
      <text:p text:style-name="P1">Нижняя часть стебля с корнем, которая остается после уборки зерновых культур; стерню запахивают осенью; в районах, где почвы легкие, а зимы малоснежные и ветренные, стерню осенью следует оставить на поверхности почвы для задержания снега и предохранения почвы от ветровой эрозии; высокую стерню (30 — 40 см) перед вспашкой сжигают.</text:p>
      <text:p text:style-name="P1"/>
      <text:p text:style-name="P7"><text:span text:style-name="Основной_20_шрифт_20_абзаца"><text:span text:style-name="T1">а-Хэфкама</text:span></text:span><text:span text:style-name="Основной_20_шрифт_20_абзаца"><text:span text:style-name="T6"> (абх.) — Ромашка — </text:span></text:span><text:span text:style-name="Основной_20_шрифт_20_абзаца"><text:span text:style-name="T15">Matric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Хваса</text:span></text:span><text:span text:style-name="Основной_20_шрифт_20_абзаца"><text:span text:style-name="T6"> (абх.) — Алыча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ivaricata</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6">.</text:span></text:span></text:p>
      <text:p text:style-name="P1"/>
      <text:p text:style-name="P7"><text:span text:style-name="Основной_20_шрифт_20_абзаца"><text:span text:style-name="T1">ХвастахIвра</text:span></text:span><text:span text:style-name="Основной_20_шрифт_20_абзаца"><text:span text:style-name="T6"> — Травостой.</text:span></text:span></text:p>
      <text:p text:style-name="P1">Травостой с преобладанием пырея ползучего, т. е. злаковые виды трав.</text:p>
      <text:p text:style-name="P1"><text:soft-page-break/></text:p>
      <text:p text:style-name="P7"><text:span text:style-name="Основной_20_шрифт_20_абзаца"><text:span text:style-name="T1">ХвмачвыкI</text:span></text:span><text:span text:style-name="Основной_20_шрифт_20_абзаца"><text:span text:style-name="T6"> — Лядвенец рогатый — </text:span></text:span><text:span text:style-name="Основной_20_шрифт_20_абзаца"><text:span text:style-name="T15">Lotus</text:span></text:span><text:span text:style-name="Основной_20_шрифт_20_абзаца"><text:span text:style-name="T16"> </text:span></text:span><text:span text:style-name="Основной_20_шрифт_20_абзаца"><text:span text:style-name="T15">cornicul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шыхIвра.</text:p>
      <text:p text:style-name="P1"/>
      <text:p text:style-name="P7"><text:span text:style-name="Основной_20_шрифт_20_абзаца"><text:span text:style-name="T1">ХвымбырцIакIьахIвра</text:span></text:span><text:span text:style-name="Основной_20_шрифт_20_абзаца"><text:span text:style-name="T6"> — Мытник — </text:span></text:span><text:span text:style-name="Основной_20_шрифт_20_абзаца"><text:span text:style-name="T15">Pedicul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179.</text:span></text:span></text:p>
      <text:p text:style-name="P7"><text:span text:style-name="Основной_20_шрифт_20_абзаца"><text:span text:style-name="T6">В род мытник входит</text:span></text:span><text:span text:style-name="Основной_20_шрифт_20_абзаца"><text:span text:style-name="T9"> </text:span></text:span><text:span text:style-name="Основной_20_шрифт_20_абзаца"><text:span text:style-name="T6">большое количество видов, это в основном многолетники, достигающие 5, 10, 20, 30 см высотой.</text:span></text:span></text:p>
      <text:p text:style-name="P1">Стебли прямостоячие, часто ветвистые. Листья у большинства простые, очередно расположенные, у некоторых листья в мутовках, рассеченные на мелкие доли.</text:p>
      <text:p text:style-name="P1">Окраска венчика различная, чаще желтая. Корневая система развита. Плод — коробочка.</text:p>
      <text:p text:style-name="P1">Растут на лугах, влажных местах, в кустарниках и светлых лесах.</text:p>
      <text:p text:style-name="P1">Слабо поедается скотом.</text:p>
      <text:p text:style-name="P1"/>
      <text:p text:style-name="P7"><text:span text:style-name="Основной_20_шрифт_20_абзаца"><text:span text:style-name="T1">ХвымбырхIвра</text:span></text:span><text:span text:style-name="Основной_20_шрифт_20_абзаца"><text:span text:style-name="T6"> — Мытник Сибторпа — </text:span></text:span><text:span text:style-name="Основной_20_шрифт_20_абзаца"><text:span text:style-name="T15">Pedicularis</text:span></text:span><text:span text:style-name="Основной_20_шрифт_20_абзаца"><text:span text:style-name="T16"> </text:span></text:span><text:span text:style-name="Основной_20_шрифт_20_абзаца"><text:span text:style-name="T15">sibthorpii</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ее травянистое растение до 20 — 30 см высотой. Стеблевые листья расположены на стебле очередно. Венчик желтый, серповидным шлемом. Цветет в июне — августе.</text:p>
      <text:p text:style-name="P1">Встречается на лугах, в кустарниках, лесах, поднимается до верхнегорного пояса. Кормовое значение не имеет.</text:p>
      <text:p text:style-name="P1"/>
      <text:p text:style-name="P7"><text:span text:style-name="Основной_20_шрифт_20_абзаца"><text:span text:style-name="T1">Хвырмыж</text:span></text:span><text:span text:style-name="Основной_20_шрифт_20_абзаца"><text:span text:style-name="T6"> — Череда трехраздельная — </text:span></text:span><text:span text:style-name="Основной_20_шрифт_20_абзаца"><text:span text:style-name="T15">Bidens</text:span></text:span><text:span text:style-name="Основной_20_шрифт_20_абзаца"><text:span text:style-name="T16"> </text:span></text:span><text:span text:style-name="Основной_20_шрифт_20_абзаца"><text:span text:style-name="T15">triparti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7"><text:span text:style-name="Основной_20_шрифт_20_абзаца"><text:span text:style-name="T9">Уапшы Цраха.</text:span></text:span></text:p>
      <text:p text:style-name="P1"/>
      <text:p text:style-name="P7"><text:span text:style-name="Основной_20_шрифт_20_абзаца"><text:span text:style-name="T1">Хвырмыджь</text:span></text:span><text:span text:style-name="Основной_20_шрифт_20_абзаца"><text:span text:style-name="T6"> — Череда трехраздельная — </text:span></text:span><text:span text:style-name="Основной_20_шрифт_20_абзаца"><text:span text:style-name="T15">Bidens</text:span></text:span><text:span text:style-name="Основной_20_шрифт_20_абзаца"><text:span text:style-name="T16"> </text:span></text:span><text:span text:style-name="Основной_20_шрифт_20_абзаца"><text:span text:style-name="T15">triparti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раха.</text:p>
      <text:p text:style-name="P1"/>
      <text:p text:style-name="P7"><text:span text:style-name="Основной_20_шрифт_20_абзаца"><text:span text:style-name="T1">Хвыртабгъьы</text:span></text:span><text:span text:style-name="Основной_20_шрифт_20_абзаца"><text:span text:style-name="T6"> — Подорожник большой — </text:span></text:span><text:span text:style-name="Основной_20_шрифт_20_абзаца"><text:span text:style-name="T15">Plantago</text:span></text:span><text:span text:style-name="Основной_20_шрифт_20_абзаца"><text:span text:style-name="T16"> </text:span></text:span><text:span text:style-name="Основной_20_шрифт_20_абзаца"><text:span text:style-name="T15">maj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ТшрыгIвбыгъь.</text:p>
      <text:p text:style-name="P1"/>
      <text:p text:style-name="P7"><text:span text:style-name="Основной_20_шрифт_20_абзаца"><text:span text:style-name="T1">Хвыртахъвш</text:span></text:span><text:span text:style-name="Основной_20_шрифт_20_абзаца"><text:span text:style-name="T6"> — Подорожник большой — </text:span></text:span><text:span text:style-name="Основной_20_шрифт_20_абзаца"><text:span text:style-name="T15">Plantago</text:span></text:span><text:span text:style-name="Основной_20_шрифт_20_абзаца"><text:span text:style-name="T16"> </text:span></text:span><text:span text:style-name="Основной_20_шрифт_20_абзаца"><text:span text:style-name="T15">maj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ТшрыгIвбыгъь.</text:p>
      <text:p text:style-name="P1"/>
      <text:p text:style-name="P7"><text:span text:style-name="Основной_20_шрифт_20_абзаца"><text:span text:style-name="T1">Хвыртахъвшв</text:span></text:span><text:span text:style-name="Основной_20_шрифт_20_абзаца"><text:span text:style-name="T6"> — Зверобой обыкновенны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ХIврагIважь.</text:p>
      <text:p text:style-name="P7"><text:span text:style-name="Основной_20_шрифт_20_абзаца"><text:span text:style-name="T9">«Как без муки нельзя испечь хлеб, так и без зверобоя нельзя лечить многие болезни людей и животных», — говорят народные лекари и называют его лекарством от девяноста девяти болезней.</text:span></text:span></text:p>
      <text:p text:style-name="P7"><text:span text:style-name="Основной_20_шрифт_20_абзаца"><text:span text:style-name="T9">Абазины используют траву зверобоя в качестве хорошего ранозаживляющего средства.</text:span></text:span></text:p>
      <text:p text:style-name="P1"/>
      <text:p text:style-name="P7"><text:span text:style-name="Основной_20_шрифт_20_абзаца"><text:span text:style-name="T1">Хвыхвчва</text:span></text:span><text:span text:style-name="Основной_20_шрифт_20_абзаца"><text:span text:style-name="T6"> — Лопух — </text:span></text:span><text:span text:style-name="Основной_20_шрифт_20_абзаца"><text:span text:style-name="T15">Arc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андырхъватша.</text:p>
      <text:p text:style-name="P1"/>
      <text:p text:style-name="P7"><text:span text:style-name="Основной_20_шрифт_20_абзаца"><text:span text:style-name="T1">Хъагыла</text:span></text:span><text:span text:style-name="Основной_20_шрифт_20_абзаца"><text:span text:style-name="T6"> — Шалфей блестящий — </text:span></text:span><text:span text:style-name="Основной_20_шрифт_20_абзаца"><text:span text:style-name="T15">Salvia</text:span></text:span><text:span text:style-name="Основной_20_шрифт_20_абзаца"><text:span text:style-name="T16"> </text:span></text:span><text:span text:style-name="Основной_20_шрифт_20_абзаца"><text:span text:style-name="T15">splendens</text:span></text:span><text:span text:style-name="Основной_20_шрифт_20_абзаца"><text:span text:style-name="T16"> </text:span></text:span><text:span text:style-name="Основной_20_шрифт_20_абзаца"><text:span text:style-name="T15">Ker</text:span></text:span><text:span text:style-name="Основной_20_шрифт_20_абзаца"><text:span text:style-name="T16">-</text:span></text:span><text:span text:style-name="Основной_20_шрифт_20_абзаца"><text:span text:style-name="T15">Gavl</text:span></text:span><text:span text:style-name="Основной_20_шрифт_20_абзаца"><text:span text:style-name="T6">.</text:span></text:span></text:p>
      <text:p text:style-name="P1">Полукустарник высотой до 30 — 50 см. Корневая система крепкая. Стеблевые листья яйцевидные или эллиптические, при основании клиновидные или округлые, на верхушке — длиннооттянутые, светло-зеленые. Венчик, чашечка и прицветные листья ярко-красные.</text:p>
      <text:p text:style-name="P1">Цветет с июня по август.</text:p>
      <text:p text:style-name="P1">Выращивается в цветниках.</text:p>
      <text:p text:style-name="P7"><text:span text:style-name="Основной_20_шрифт_20_абзаца"><text:span text:style-name="T9">Родина: Америка.</text:span></text:span></text:p>
      <text:p text:style-name="P7"><text:span text:style-name="Основной_20_шрифт_20_абзаца"><text:span text:style-name="T9">Медонос.</text:span></text:span></text:p>
      <text:p text:style-name="P1"/>
      <text:p text:style-name="P7"><text:span text:style-name="Основной_20_шрифт_20_абзаца"><text:span text:style-name="T1">ХъагIважь</text:span></text:span><text:span text:style-name="Основной_20_шрифт_20_абзаца"><text:span text:style-name="T9"> — Бессмертник песча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arena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Къасмыджь.</text:span></text:span></text:p>
      <text:p text:style-name="P1"/>
      <text:p text:style-name="P7"><text:span text:style-name="Основной_20_шрифт_20_абзаца"><text:span text:style-name="T1">ХъагIважь</text:span></text:span><text:span text:style-name="Основной_20_шрифт_20_абзаца"><text:span text:style-name="T9"> — Пижма обыкновенная — </text:span></text:span><text:span text:style-name="Основной_20_шрифт_20_абзаца"><text:span text:style-name="T15">Tanacet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КIамыхIвра.</text:span></text:span></text:p>
      <text:p text:style-name="P1"><text:soft-page-break/></text:p>
      <text:p text:style-name="P7"><text:span text:style-name="Основной_20_шрифт_20_абзаца"><text:span text:style-name="T1">ХъагIважь</text:span></text:span><text:span text:style-name="Основной_20_шрифт_20_абзаца"><text:span text:style-name="T9"> — Девясил мечелисты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ens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ЧайхIвра.</text:p>
      <text:p text:style-name="P1"/>
      <text:p text:style-name="P7"><text:span text:style-name="Основной_20_шрифт_20_абзаца"><text:span text:style-name="T1">Хъаджьаджьа</text:span></text:span><text:span text:style-name="Основной_20_шрифт_20_абзаца"><text:span text:style-name="T9"> — Клевер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ХбгъьыкI.</text:span></text:span></text:p>
      <text:p text:style-name="P1"/>
      <text:p text:style-name="P7"><text:span text:style-name="Основной_20_шрифт_20_абзаца"><text:span text:style-name="T1">ХъаджьаджьашкIвокIва</text:span></text:span><text:span text:style-name="Основной_20_шрифт_20_абзаца"><text:span text:style-name="T6"> — Клевер белый, клевер ползучи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rep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180.</text:span></text:span></text:p>
      <text:p text:style-name="P7"><text:span text:style-name="Основной_20_шрифт_20_абзаца"><text:span text:style-name="T6">Стебель высотой до 50 см, голый, приподнятый. Листья </text:span></text:span><text:span text:style-name="Основной_20_шрифт_20_абзаца"><text:span text:style-name="T9">тройчатые на длинных </text:span></text:span><text:span text:style-name="Основной_20_шрифт_20_абзаца"><text:span text:style-name="T6">черешках, листочки </text:span></text:span><text:span text:style-name="Основной_20_шрифт_20_абзаца"><text:span text:style-name="T9">яйцевидные, мелкозубчатые. Цветочные головки шаровидные на очень длинных ножках (длиннее листовых черешков). Головки слабо розовые.</text:span></text:span></text:p>
      <text:p text:style-name="P7"><text:span text:style-name="Основной_20_шрифт_20_абзаца"><text:span text:style-name="T9">Многолетнее, цветет все лето. Распространен по лугам, пастбищам, у дорог, по дворам. Хорошая кормовая трава.</text:span></text:span></text:p>
      <text:p text:style-name="P1">Хороший медонос.</text:p>
      <text:p text:style-name="P1"/>
      <text:p text:style-name="P7"><text:span text:style-name="Основной_20_шрифт_20_абзаца"><text:span text:style-name="T1">ХъаквайчIва</text:span></text:span><text:span text:style-name="Основной_20_шрифт_20_абзаца"><text:span text:style-name="T6"> — Кровохлебка лекарственная, аптечная, кашка — </text:span></text:span><text:span text:style-name="Основной_20_шрифт_20_абзаца"><text:span text:style-name="T15">Sanguisorb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до 20 — 80 см высотой, листья перистые. Цветки темно-пурпурные. Цветет с конца мая по август.</text:p>
      <text:p text:style-name="P1">Обитает на лугах, лесах, по опушкам, среди кустарников, по берегам рек и ручьев.</text:p>
      <text:p text:style-name="P7"><text:span text:style-name="Основной_20_шрифт_20_абзаца"><text:span text:style-name="T6">В пищу используют свежие молодые листья, имеющие запах огурцов. В корневищах содержатся крахмал, дубильные вещества, эфирное масло. В листьях обнаружены витамины </text:span></text:span><text:span text:style-name="Основной_20_шрифт_20_абзаца"><text:span text:style-name="T12">C</text:span></text:span><text:span text:style-name="Основной_20_шрифт_20_абзаца"><text:span text:style-name="T6"> и каротин.</text:span></text:span></text:p>
      <text:p text:style-name="P1"/>
      <text:p text:style-name="P7"><text:span text:style-name="Основной_20_шрифт_20_абзаца"><text:span text:style-name="T1">Хъакъапщы</text:span></text:span><text:span text:style-name="Основной_20_шрифт_20_абзаца"><text:span text:style-name="T6"> — Клевер луговой, красны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prat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бгъьхъакъапщ.</text:p>
      <text:p text:style-name="P1"/>
      <text:p text:style-name="P7"><text:span text:style-name="Основной_20_шрифт_20_абзаца"><text:span text:style-name="T1">Хъамартан</text:span></text:span><text:span text:style-name="Основной_20_шрифт_20_абзаца"><text:span text:style-name="T9"> — Девясил крупноцветковы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grandiflor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9">.</text:span></text:span></text:p>
      <text:p text:style-name="P7"><text:span text:style-name="Основной_20_шрифт_20_абзаца"><text:span text:style-name="T9">Травянистое многолетнее растение высотой до </text:span></text:span><text:span text:style-name="Основной_20_шрифт_20_абзаца"><text:span text:style-name="T6">40 — 70 </text:span></text:span><text:span text:style-name="Основной_20_шрифт_20_абзаца"><text:span text:style-name="T9">см. Растение зеленое, покрыто редкими волосками. Нижние листья сидячие. Семянки с хохолками.</text:span></text:span></text:p>
      <text:p text:style-name="P1">В КЧР встречается на лугах, на горных выпасах в составе травостоя, сухих склонах; в субальпийском поясе. Скотом поедается очень плохо.</text:p>
      <text:p text:style-name="P1"/>
      <text:p text:style-name="P7"><text:span text:style-name="Основной_20_шрифт_20_абзаца"><text:span text:style-name="T1">Хъапахьшвуакь</text:span></text:span><text:span text:style-name="Основной_20_шрифт_20_абзаца"><text:span text:style-name="T6"> — Дурман обыкновенный — </text:span></text:span><text:span text:style-name="Основной_20_шрифт_20_абзаца"><text:span text:style-name="T15">Datura</text:span></text:span><text:span text:style-name="Основной_20_шрифт_20_абзаца"><text:span text:style-name="T16"> </text:span></text:span><text:span text:style-name="Основной_20_шрифт_20_абзаца"><text:span text:style-name="T15">stramo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акь.</text:p>
      <text:p text:style-name="P1"/>
      <text:p text:style-name="P7"><text:span text:style-name="Основной_20_шрифт_20_абзаца"><text:span text:style-name="T1">Хъасаба</text:span></text:span><text:span text:style-name="Основной_20_шрифт_20_абзаца"><text:span text:style-name="T6"> — Головня.</text:span></text:span></text:p>
      <text:p text:style-name="P1">Грибное заболевание культурных и дикорастущих растений, при котором пораженные органы превращаются в черную пылящую или твердую массу спорами гриба. Из культурных растений наиболее чаще поражаются кукуруза, пшеница, ячмень, рожь, просо и многие другие.</text:p>
      <text:p text:style-name="P1"/>
      <text:p text:style-name="P7"><text:span text:style-name="Основной_20_шрифт_20_абзаца"><text:span text:style-name="T1">Хъаххыл</text:span></text:span><text:span text:style-name="Основной_20_шрифт_20_абзаца"><text:span text:style-name="T6"> — Повилика — </text:span></text:span><text:span text:style-name="Основной_20_шрифт_20_абзаца"><text:span text:style-name="T15">Cuscu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е растения — паразиты, лишены зеленой окраски с тонкими, красноватыми или желтоватыми, вьющимися стеблями, усаженными присосками, с помощью которых они присасываются к растению — хозяину. Листья недоразвитые, мелкие, чешуйчатые. Цветки на коротких ножках, собраны в многоцветные пучки или на люцерне, клевере, и на различных сорных и других растениях. Содержит ядовитое вещество кускутин. Отравляются лошади, крупный рогатый скот при поедании зеленой массы травы с примесью.</text:p>
      <text:p text:style-name="P1"/>
      <text:p text:style-name="P7"><text:span text:style-name="Основной_20_шрифт_20_абзаца"><text:span text:style-name="T1">Хъаххыл</text:span></text:span><text:span text:style-name="Основной_20_шрифт_20_абзаца"><text:span text:style-name="T6"> — Гречишка вьюнковая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от других видов гречишки отличающимися стеблями, он достигает до 100 см высоты.</text:p>
      <text:p text:style-name="P1">Цветки по 3 — 6 в пазушных пучках.</text:p>
      <text:p text:style-name="P1">Растет в посевах, на песках.</text:p>
      <text:p text:style-name="P1"><text:soft-page-break/>Растение ядовитое.</text:p>
      <text:p text:style-name="P1"/>
      <text:p text:style-name="P7"><text:span text:style-name="Основной_20_шрифт_20_абзаца"><text:span text:style-name="T1">ХъахьхIвра</text:span></text:span><text:span text:style-name="Основной_20_шрифт_20_абзаца"><text:span text:style-name="T6"> — Горец перечный, водяной перец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hydropip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вежую траву водяного перца абазины прикладывают к затылку наподобие горчичника при головной боли.</text:p>
      <text:p text:style-name="P1"/>
      <text:p text:style-name="P7"><text:span text:style-name="Основной_20_шрифт_20_абзаца"><text:span text:style-name="T1">Хъацдагв</text:span></text:span><text:span text:style-name="Основной_20_шрифт_20_абзаца"><text:span text:style-name="T6"> — Пустырник пятилопастный — </text:span></text:span><text:span text:style-name="Основной_20_шрифт_20_абзаца"><text:span text:style-name="T15">Leonurus</text:span></text:span><text:span text:style-name="Основной_20_шрифт_20_абзаца"><text:span text:style-name="T16"> </text:span></text:span><text:span text:style-name="Основной_20_шрифт_20_абзаца"><text:span text:style-name="T15">guinguelob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81.</text:span></text:span></text:p>
      <text:p text:style-name="P1">Многолетник с прямостоячим четырехгранным стеблем. Листья простые, округлые, до середины пятираздельные. Цветки мелкие в мутовчатых соцветиях с розовым венчиком.</text:p>
      <text:p text:style-name="P1">Все растение густо-мохнато-пушистое. Растет на сорных местах, в кустарниках, в садах, огородах.</text:p>
      <text:p text:style-name="P1">Лекарственное растение.</text:p>
      <text:p text:style-name="P1"/>
      <text:p text:style-name="P7"><text:span text:style-name="Основной_20_шрифт_20_абзаца"><text:span text:style-name="T1">ХъачIыхв</text:span></text:span><text:span text:style-name="Основной_20_шрифт_20_абзаца"><text:span text:style-name="T6"> — Синеголовник плосколистный — </text:span></text:span><text:span text:style-name="Основной_20_шрифт_20_абзаца"><text:span text:style-name="T15">Eryngium</text:span></text:span><text:span text:style-name="Основной_20_шрифт_20_абзаца"><text:span text:style-name="T16"> </text:span></text:span><text:span text:style-name="Основной_20_шрифт_20_абзаца"><text:span text:style-name="T15">pl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бгъьыкIхъа.</text:p>
      <text:p text:style-name="P1"/>
      <text:p text:style-name="P7"><text:span text:style-name="Основной_20_шрифт_20_абзаца"><text:span text:style-name="T1">ХъашкIвакIва</text:span></text:span><text:span text:style-name="Основной_20_шрифт_20_абзаца"><text:span text:style-name="T6"> — Лабазник вязолистный, таволожка — </text:span></text:span><text:span text:style-name="Основной_20_шрифт_20_абзаца"><text:span text:style-name="T15">Filipendula</text:span></text:span><text:span text:style-name="Основной_20_шрифт_20_абзаца"><text:span text:style-name="T16"> </text:span></text:span><text:span text:style-name="Основной_20_шрифт_20_абзаца"><text:span text:style-name="T15">ulm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axim</text:span></text:span><text:span text:style-name="Основной_20_шрифт_20_абзаца"><text:span text:style-name="T6">.</text:span></text:span></text:p>
      <text:p text:style-name="P1">Декоративный травянистый многолетник до 60 — 150 см высотой. Листья из 2 — 5 пар листочков, снизу беловойлочные. Корни без клубневидных утолщений. Цветет в июне — августе.</text:p>
      <text:p text:style-name="P1">Растет в КЧР на лугах, среди кустарников, сырых местах, по берегам рек.</text:p>
      <text:p text:style-name="P7"><text:span text:style-name="Основной_20_шрифт_20_абзаца"><text:span text:style-name="T6">Молодые побеги и корни съедобны, цветки используют как суррогат чая. Листья содержат витамин </text:span></text:span><text:span text:style-name="Основной_20_шрифт_20_абзаца"><text:span text:style-name="T12">C</text:span></text:span><text:span text:style-name="Основной_20_шрифт_20_абзаца"><text:span text:style-name="T6">.</text:span></text:span></text:p>
      <text:p text:style-name="P1"/>
      <text:p text:style-name="P7"><text:span text:style-name="Основной_20_шрифт_20_абзаца"><text:span text:style-name="T1">ХъашкIвокIва</text:span></text:span><text:span text:style-name="Основной_20_шрифт_20_абзаца"><text:span text:style-name="T6"> — Клевер ползучий, белы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rep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зхIвра.</text:p>
      <text:p text:style-name="P1"/>
      <text:p text:style-name="P7"><text:span text:style-name="Основной_20_шрифт_20_абзаца"><text:span text:style-name="T1">ХъаъалпIла</text:span></text:span><text:span text:style-name="Основной_20_шрифт_20_абзаца"><text:span text:style-name="T6"> — Дурнишник колючий — </text:span></text:span><text:span text:style-name="Основной_20_шрифт_20_абзаца"><text:span text:style-name="T15">Xanthium</text:span></text:span><text:span text:style-name="Основной_20_шрифт_20_абзаца"><text:span text:style-name="T16"> </text:span></text:span><text:span text:style-name="Основной_20_шрифт_20_абзаца"><text:span text:style-name="T15">spino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гъышкIвокIва.</text:p>
      <text:p text:style-name="P1"/>
      <text:p text:style-name="P7"><text:span text:style-name="Основной_20_шрифт_20_абзаца"><text:span text:style-name="T1">Хъмашдыл</text:span></text:span><text:span text:style-name="Основной_20_шрифт_20_абзаца"><text:span text:style-name="T6"> — Незабудка — </text:span></text:span><text:span text:style-name="Основной_20_шрифт_20_абзаца"><text:span text:style-name="T15">Myosot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Невысокое многолетнее растение с сильно опушенными стеблями и листьями; цветки одиночные, окраска лепестков розовая, затем постепенно становится голубой; стебли невысокие; в наших краях произрастают 10 видов рода незабудки, большинство их встречается по тенистым и сырым местам, образуя весной и в начале лета сплошные голубые ковры; красивые цветки выращивают в парках на клумбах.</text:p>
      <text:p text:style-name="P1"/>
      <text:p text:style-name="P7"><text:span text:style-name="Основной_20_шрифт_20_абзаца"><text:span text:style-name="T1">Хъыбга</text:span></text:span><text:span text:style-name="Основной_20_шрифт_20_абзаца"><text:span text:style-name="T6"> — Камыш лесной — </text:span></text:span><text:span text:style-name="Основной_20_шрифт_20_абзаца"><text:span text:style-name="T15">Scirpus</text:span></text:span><text:span text:style-name="Основной_20_шрифт_20_абзаца"><text:span text:style-name="T16"> </text:span></text:span><text:span text:style-name="Основной_20_шрифт_20_абзаца"><text:span text:style-name="T15">silvati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мыш.</text:p>
      <text:p text:style-name="P1"/>
      <text:p text:style-name="P7"><text:span text:style-name="Основной_20_шрифт_20_абзаца"><text:span text:style-name="T1">Хъырпшыл</text:span></text:span><text:span text:style-name="Основной_20_шрифт_20_абзаца"><text:span text:style-name="T6"> — Адонис весенний, горицвет весенний, черногорка — </text:span></text:span><text:span text:style-name="Основной_20_шрифт_20_абзаца"><text:span text:style-name="T15">Adonis</text:span></text:span><text:span text:style-name="Основной_20_шрифт_20_абзаца"><text:span text:style-name="T16"> </text:span></text:span><text:span text:style-name="Основной_20_шрифт_20_абзаца"><text:span text:style-name="T15">ver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даба.</text:p>
      <text:p text:style-name="P1"/>
      <text:p text:style-name="P7"><text:span text:style-name="Основной_20_шрифт_20_абзаца"><text:span text:style-name="T1">Хъварп</text:span></text:span><text:span text:style-name="Основной_20_шрифт_20_абзаца"><text:span text:style-name="T9"> </text:span></text:span><text:span text:style-name="Основной_20_шрифт_20_абзаца"><text:span text:style-name="T6">— Грибы — </text:span></text:span><text:span text:style-name="Основной_20_шрифт_20_абзаца"><text:span text:style-name="T15">Fung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бычно встречается под деревьями, в этот род объединяются много видов. Среди них есть съедобные — белый гриб, подосиновик, подберезовик, масленок, рыжик, груздь, лисички, но и есть ядовитые: мухомор, бледная поганка, ложные лисички, ложные опята.</text:p>
      <text:p text:style-name="P1">Съедобные собираются русскими и употребляют в пищу</text:p>
      <text:p text:style-name="P1">Были случаи отравления школьников в г. Карачаевске. Поэтому не следует детям разрешать собирать грибы. Есть трудноразличимые виды грибов.</text:p>
      <text:p text:style-name="P1"/>
      <text:p text:style-name="P7"><text:span text:style-name="Основной_20_шрифт_20_абзаца"><text:span text:style-name="T1">Хъварп</text:span></text:span><text:span text:style-name="Основной_20_шрифт_20_абзаца"><text:span text:style-name="T6"> — Головня.</text:span></text:span></text:p>
      <text:p text:style-name="P1">Головневые грибы поражают овес, ячмень, просо, кукурузу, пшеницу. Питаясь соками растений, эти грибы снижают урожайность культурных растений. Созревшая головня на початке кукурузы высыпается как сажа, это есть споры. Споры вместе с семенами высеваются весной и <text:soft-page-break/>прорастают сними.</text:p>
      <text:p text:style-name="P1">Для уничтожения спор головни, зерно перед посевом протравливают слабым раствором формалина или другими ядовитыми препаратами.</text:p>
      <text:p text:style-name="P1"/>
      <text:p text:style-name="P7"><text:span text:style-name="Основной_20_шрифт_20_абзаца"><text:span text:style-name="T1">Хъвапш</text:span></text:span><text:span text:style-name="Основной_20_шрифт_20_абзаца"><text:span text:style-name="T6"> — Сизая плесень, кистевик сизый, пеницилл корковидный — </text:span></text:span><text:span text:style-name="Основной_20_шрифт_20_абзаца"><text:span text:style-name="T15">Penicill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Если надолго оставить пищевые продукты, то они покрываются в виде паутины сизой плесенью.</text:p>
      <text:p text:style-name="P1">Медицина подобным образом выращивает сизую плесень, а затем из нее получает лекарство — пенициллин.</text:p>
      <text:p text:style-name="P1"/>
      <text:p text:style-name="P7"><text:span text:style-name="Основной_20_шрифт_20_абзаца"><text:span text:style-name="T1">Хъваца</text:span></text:span><text:span text:style-name="Основной_20_шрифт_20_абзаца"><text:span text:style-name="T6"> — Крапива двудомн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dio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с ползучим ветвистым корневищем. Стебли прямостоячие высотой до 150 — 170 см, четырехгранные, покрытые, как и листья, длинными жгучими, короткими простыми волосками. Листья супротивные, черешковые, темно-зеленые. Плоды яйцевидные орешки. Цветете июня по август, плодоносит с июля.</text:p>
      <text:p text:style-name="P1">В медицине используют листья, собранные во время цветения.</text:p>
      <text:p text:style-name="P1">Крапива двудомная является поливитаминным растением, она не уступает лучшим бобовым. Молодые побеги и листья идут для приготовления зеленых щей, листья — на салаты. Огрубевшие растения квасят. Абазины, черкесы, карачаевцы, ногайцы молодые побеги и листья засаливают и используют как приправу к хлебу и мясу. Грузины едят побеги, истолченные в сыром виде в кашицу и приправленные уксусом, маслом, солью и перцем.</text:p>
      <text:p text:style-name="P1">В КЧР встречается на пустырях, около жилищ, по оврагам, в садах.</text:p>
      <text:p text:style-name="P1"/>
      <text:p text:style-name="P7"><text:span text:style-name="Основной_20_шрифт_20_абзаца"><text:span text:style-name="T1">Хъвацаблы</text:span></text:span><text:span text:style-name="Основной_20_шрифт_20_абзаца"><text:span text:style-name="T9"> — Крапива жгуч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u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Хъваца.</text:span></text:span></text:p>
      <text:p text:style-name="P1"/>
      <text:p text:style-name="P7"><text:span text:style-name="Основной_20_шрифт_20_абзаца"><text:span text:style-name="T1">Хъвацадагв</text:span></text:span><text:span text:style-name="Основной_20_шрифт_20_абзаца"><text:span text:style-name="T9"> </text:span></text:span><text:span text:style-name="Основной_20_шрифт_20_абзаца"><text:span text:style-name="T6">— Яснотка белая, глухая крапива — </text:span></text:span><text:span text:style-name="Основной_20_шрифт_20_абзаца"><text:span text:style-name="T15">Lami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182.</text:span></text:span></text:p>
      <text:p text:style-name="P7"><text:span text:style-name="Основной_20_шрифт_20_абзаца"><text:span text:style-name="T6">Многолетнее травянистое растение с прямыми четырехгранными стеблями (высотой до 60 см). Листья яйцевидные или сердцевидные на длинных черешках, супротивные, по краю крупнопильчатые. Цветки крупные до 20 см длины, белые. Расположены цветы мутовками по 8 — 9 в пазухах листьев. Плод — орешек. Цветет с </text:span></text:span><text:span text:style-name="Основной_20_шрифт_20_абзаца"><text:span text:style-name="T9">мая </text:span></text:span><text:span text:style-name="Основной_20_шрифт_20_абзаца"><text:span text:style-name="T6">по июль.</text:span></text:span></text:p>
      <text:p text:style-name="P7"><text:span text:style-name="Основной_20_шрифт_20_абзаца"><text:span text:style-name="T9">Растет в лесах, среди кустарников, у заборов, в садах и на сорных местах.</text:span></text:span></text:p>
      <text:p text:style-name="P7"><text:span text:style-name="Основной_20_шрифт_20_абзаца"><text:span text:style-name="T9">Лекарственное растение. С лечебной целью в народной медицине </text:span></text:span><text:span text:style-name="Основной_20_шрифт_20_абзаца"><text:span text:style-name="T6">ис</text:span></text:span><text:span text:style-name="Основной_20_шрифт_20_абзаца"><text:span text:style-name="T9">пользуются цветки.</text:span></text:span></text:p>
      <text:p text:style-name="P1"/>
      <text:p text:style-name="P7"><text:span text:style-name="Основной_20_шрифт_20_абзаца"><text:span text:style-name="T1">Хъвацамблы</text:span></text:span><text:span text:style-name="Основной_20_шрифт_20_абзаца"><text:span text:style-name="T6"> — Яснотка белая, глухая крапива — </text:span></text:span><text:span text:style-name="Основной_20_шрифт_20_абзаца"><text:span text:style-name="T15">Lami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ъвацасса</text:span></text:span><text:span text:style-name="Основной_20_шрифт_20_абзаца"><text:span text:style-name="T6"> — Крапива жгуч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u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аца.</text:p>
      <text:p text:style-name="P1"/>
      <text:p text:style-name="P7"><text:span text:style-name="Основной_20_шрифт_20_абзаца"><text:span text:style-name="T1">Хъвацахвыц</text:span></text:span><text:span text:style-name="Основной_20_шрифт_20_абзаца"><text:span text:style-name="T6"> — Постеница мелкоцветковая — </text:span></text:span><text:span text:style-name="Основной_20_шрифт_20_абзаца"><text:span text:style-name="T15">Parietaria</text:span></text:span><text:span text:style-name="Основной_20_шрифт_20_абзаца"><text:span text:style-name="T16"> </text:span></text:span><text:span text:style-name="Основной_20_шрифт_20_абзаца"><text:span text:style-name="T15">micrantha</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6">.</text:span></text:span></text:p>
      <text:p text:style-name="P1">Однолетнее травянистое растение от 5 до 20 см высотой. Стебли слабые, нежные. Листья яйцевидные, округлые. Соцветия малоцветковые. Цветки белые. Цветет в мае — июне.</text:p>
      <text:p text:style-name="P1">Растет в ущельях, в расщелинах скал, в нижнем и среднегорном поясах.</text:p>
      <text:p text:style-name="P1"/>
      <text:p text:style-name="P7"><text:span text:style-name="Основной_20_шрифт_20_абзаца"><text:span text:style-name="T1">Хъвача</text:span></text:span><text:span text:style-name="Основной_20_шрифт_20_абзаца"><text:span text:style-name="T6"> — Крапива двудомн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dio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аца.</text:p>
      <text:p text:style-name="P1"/>
      <text:p text:style-name="P7"><text:span text:style-name="Основной_20_шрифт_20_абзаца"><text:span text:style-name="T1">Хъвачва</text:span></text:span><text:span text:style-name="Основной_20_шрифт_20_абзаца"><text:span text:style-name="T9"> — Марь белая — </text:span></text:span><text:span text:style-name="Основной_20_шрифт_20_абзаца"><text:span text:style-name="T15">Chenopodi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Однолетнее травянистое растение до 10 — 200 см высотой. Стебель крепкий, прямостоячий. Листья треугольной формы, цельнокрайние с лучнистым налетом. Цветет в июне — сентябре. Злостный сорняк.</text:span></text:span></text:p>
      <text:p text:style-name="P1">Растет на полях и сорных местах до среднегорного пояса. Охотно поедается в молодом возрасте домашними животными, особенно свиньями.</text:p>
      <text:p text:style-name="P1"/>
      <text:p text:style-name="P7"><text:soft-page-break/><text:span text:style-name="Основной_20_шрифт_20_абзаца"><text:span text:style-name="T1">Хъвачва</text:span></text:span><text:span text:style-name="Основной_20_шрифт_20_абзаца"><text:span text:style-name="T9"> </text:span></text:span><text:span text:style-name="Основной_20_шрифт_20_абзаца"><text:span text:style-name="T6">— Лебеда — </text:span></text:span><text:span text:style-name="Основной_20_шрифт_20_абзаца"><text:span text:style-name="T15">Atripl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ХIврадагв.</text:p>
      <text:p text:style-name="P1"/>
      <text:p text:style-name="P7"><text:span text:style-name="Основной_20_шрифт_20_абзаца"><text:span text:style-name="T1">Хъвачва</text:span></text:span><text:span text:style-name="Основной_20_шрифт_20_абзаца"><text:span text:style-name="T9"> </text:span></text:span><text:span text:style-name="Основной_20_шрифт_20_абзаца"><text:span text:style-name="T6">— Лебеда раскидистая — </text:span></text:span><text:span text:style-name="Основной_20_шрифт_20_абзаца"><text:span text:style-name="T15">Atriplex</text:span></text:span><text:span text:style-name="Основной_20_шрифт_20_абзаца"><text:span text:style-name="T16"> </text:span></text:span><text:span text:style-name="Основной_20_шрифт_20_абзаца"><text:span text:style-name="T15">pa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аджьахIвра.</text:p>
      <text:p text:style-name="P1"/>
      <text:p text:style-name="P7"><text:span text:style-name="Основной_20_шрифт_20_абзаца"><text:span text:style-name="T1">Хъвдзыкъапщы</text:span></text:span><text:span text:style-name="Основной_20_шрифт_20_абзаца"><text:span text:style-name="T9"> </text:span></text:span><text:span text:style-name="Основной_20_шрифт_20_абзаца"><text:span text:style-name="T6">— Просо посевное — </text:span></text:span><text:span text:style-name="Основной_20_шрифт_20_абзаца"><text:span text:style-name="T15">Panicum</text:span></text:span><text:span text:style-name="Основной_20_шрифт_20_абзаца"><text:span text:style-name="T16"> </text:span></text:span><text:span text:style-name="Основной_20_шрифт_20_абзаца"><text:span text:style-name="T15">miliac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ырдзакъапщы.</text:p>
      <text:p text:style-name="P1"/>
      <text:p text:style-name="P7"><text:span text:style-name="Основной_20_шрифт_20_абзаца"><text:span text:style-name="T1">ХъвдзыквайчIва</text:span></text:span><text:span text:style-name="Основной_20_шрифт_20_абзаца"><text:span text:style-name="T9"> </text:span></text:span><text:span text:style-name="Основной_20_шрифт_20_абзаца"><text:span text:style-name="T6">— Просо посевное — </text:span></text:span><text:span text:style-name="Основной_20_шрифт_20_абзаца"><text:span text:style-name="T15">Panicum</text:span></text:span><text:span text:style-name="Основной_20_шрифт_20_абзаца"><text:span text:style-name="T16"> </text:span></text:span><text:span text:style-name="Основной_20_шрифт_20_абзаца"><text:span text:style-name="T15">miliac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ырдза.</text:p>
      <text:p text:style-name="P1"/>
      <text:p text:style-name="P7"><text:span text:style-name="Основной_20_шрифт_20_абзаца"><text:span text:style-name="T1">Хъвшвкъапщы</text:span></text:span><text:span text:style-name="Основной_20_шрифт_20_абзаца"><text:span text:style-name="T9"> </text:span></text:span><text:span text:style-name="Основной_20_шрифт_20_абзаца"><text:span text:style-name="T6">— Чернокорень лекарственный — </text:span></text:span><text:span text:style-name="Основной_20_шрифт_20_абзаца"><text:span text:style-name="T15">Cynogloss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ик до 30 — 90 см высотой. Цветет с мая до августа.</text:p>
      <text:p text:style-name="P1">Встречается в КЧР на пустырях, дорогах, залежах, около жилищ, в посевах.</text:p>
      <text:p text:style-name="P1">Очень ядовитое растение, особенно корни, содержащие алкалоид, циноглоссин, холмы и консолидин. Все части растения в свежем и сухом виде используются против мышей и крыс, которые не выносят его запаха и убегают. Однако молодые листья съедобны и используются в пищу как листовые овощи.</text:p>
      <text:p text:style-name="P1"/>
      <text:p text:style-name="P7"><text:span text:style-name="Основной_20_шрифт_20_абзаца"><text:span text:style-name="T1">Хъвыдзы</text:span></text:span><text:span text:style-name="Основной_20_шрифт_20_абзаца"><text:span text:style-name="T9"> </text:span></text:span><text:span text:style-name="Основной_20_шрифт_20_абзаца"><text:span text:style-name="T6">— Просо — </text:span></text:span><text:span text:style-name="Основной_20_шрифт_20_абзаца"><text:span text:style-name="T15">Pan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ырдза.</text:p>
      <text:p text:style-name="P1"/>
      <text:p text:style-name="P7"><text:span text:style-name="Основной_20_шрифт_20_абзаца"><text:span text:style-name="T1">Хъвыжвчай</text:span></text:span><text:span text:style-name="Основной_20_шрифт_20_абзаца"><text:span text:style-name="T9"> </text:span></text:span><text:span text:style-name="Основной_20_шрифт_20_абзаца"><text:span text:style-name="T6">— Чабрец, тимьян — </text:span></text:span><text:span text:style-name="Основной_20_шрифт_20_абзаца"><text:span text:style-name="T15">Thym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хъагьын.</text:p>
      <text:p text:style-name="P1"/>
      <text:p text:style-name="P7"><text:span text:style-name="Основной_20_шрифт_20_абзаца"><text:span text:style-name="T1">Хъвыцраха</text:span></text:span><text:span text:style-name="Основной_20_шрифт_20_абзаца"><text:span text:style-name="T9"> </text:span></text:span><text:span text:style-name="Основной_20_шрифт_20_абзаца"><text:span text:style-name="T6">— Липучка — </text:span></text:span><text:span text:style-name="Основной_20_шрифт_20_абзаца"><text:span text:style-name="T15">Lappula</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6">.</text:span></text:span></text:p>
      <text:p text:style-name="P1"/>
      <text:p text:style-name="P7"><text:span text:style-name="Основной_20_шрифт_20_абзаца"><text:span text:style-name="T1">Хьаца</text:span></text:span><text:span text:style-name="Основной_20_шрифт_20_абзаца"><text:span text:style-name="T9"> </text:span></text:span><text:span text:style-name="Основной_20_шрифт_20_абзаца"><text:span text:style-name="T6">— Граб кавказский — </text:span></text:span><text:span text:style-name="Основной_20_шрифт_20_абзаца"><text:span text:style-name="T15">Carpin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6">.</text:span></text:span></text:p>
      <text:p text:style-name="P1">В наших лесах много. Дерево высотой до 30 м; кора гладкая, серая; крона густая; плод — односеменной орешек; доживает до 150 лет, встречаются и 400-летние деревья.</text:p>
      <text:p text:style-name="P1">Древесина граба тяжелая, твердая, трудно колется, из нее делают ручки, паркет и используют как дрова.</text:p>
      <text:p text:style-name="P1">В КЧР выращивают для создания живых изгородей, вдоль дорог, улиц.</text:p>
      <text:p text:style-name="P1"/>
      <text:p text:style-name="P7"><text:span text:style-name="Основной_20_шрифт_20_абзаца"><text:span text:style-name="T1">Хьаца</text:span></text:span><text:span text:style-name="Основной_20_шрифт_20_абзаца"><text:span text:style-name="T6"> — Граб обыкновенный — </text:span></text:span><text:span text:style-name="Основной_20_шрифт_20_абзаца"><text:span text:style-name="T15">Carpinus</text:span></text:span><text:span text:style-name="Основной_20_шрифт_20_абзаца"><text:span text:style-name="T16"> </text:span></text:span><text:span text:style-name="Основной_20_шрифт_20_абзаца"><text:span text:style-name="T15">bet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16">)</text:span></text:span><text:span text:style-name="Основной_20_шрифт_20_абзаца"><text:span text:style-name="T9">. </text:span></text:span><text:span text:style-name="Основной_20_шрифт_20_абзаца"><text:span text:style-name="T7">Рис. 183.</text:span></text:span></text:p>
      <text:p text:style-name="P1">Обычный вид наших лесов, дерево до 30 м высотой. Растет обычно в смеси с дубом, реже образует на вырубках чистые насаждения. Дает прочную древесину, которая идет на стройку. В парковой культуре пригоден для формовки.</text:p>
      <text:p text:style-name="P1">Цветет в мае — июне. Растет в нижнем, среднем и горном поясах.</text:p>
      <text:p text:style-name="P1"/>
      <text:p text:style-name="P7"><text:span text:style-name="Основной_20_шрифт_20_абзаца"><text:span text:style-name="T1">ХьацацIла</text:span></text:span><text:span text:style-name="Основной_20_шрифт_20_абзаца"><text:span text:style-name="T6"> — Граб кавказский — </text:span></text:span><text:span text:style-name="Основной_20_шрифт_20_абзаца"><text:span text:style-name="T15">Carpin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6">.</text:span></text:span></text:p>
      <text:p text:style-name="P1">Уапшы Хьаца.</text:p>
      <text:p text:style-name="P1"/>
      <text:p text:style-name="P7"><text:span text:style-name="Основной_20_шрифт_20_абзаца"><text:span text:style-name="T1">ХьыцIла</text:span></text:span><text:span text:style-name="Основной_20_шрифт_20_абзаца"><text:span text:style-name="T6"> — Каштан конский</text:span></text:span><text:span text:style-name="Основной_20_шрифт_20_абзаца"><text:span text:style-name="T20">, </text:span></text:span><text:span text:style-name="Основной_20_шрифт_20_абзаца"><text:span text:style-name="T6">обыкновенный — </text:span></text:span><text:span text:style-name="Основной_20_шрифт_20_абзаца"><text:span text:style-name="T15">Aesculus</text:span></text:span><text:span text:style-name="Основной_20_шрифт_20_абзаца"><text:span text:style-name="T16"> </text:span></text:span><text:span text:style-name="Основной_20_шрифт_20_абзаца"><text:span text:style-name="T15">hippocast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6">Медоносное дерево </text:span></text:span><text:span text:style-name="Основной_20_шрифт_20_абзаца"><text:span text:style-name="T20">высотой до </text:span></text:span><text:span text:style-name="Основной_20_шрифт_20_абзаца"><text:span text:style-name="T6">30 м. Лепестки белые. Листья пальчатосложпые. Плоды с крупными шипами. Цветет в апреле — мае. Плоды созревают в сентябре — октябре.</text:span></text:span></text:p>
      <text:p text:style-name="P1">Широко используются в КЧР в зеленом строительстве.</text:p>
      <text:p text:style-name="P1">Родина. Балканы.</text:p>
      <text:p text:style-name="P1"/>
      <text:p text:style-name="P7"><text:span text:style-name="Основной_20_шрифт_20_абзаца"><text:span text:style-name="T1">ХIа</text:span></text:span><text:span text:style-name="Основной_20_шрифт_20_абзаца"><text:span text:style-name="T6"> — Груша обыкновенная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стречаются виды, достигающие до 15 м высотой; молодые побеги голые, желтовато-бурые; листья округлые, пильчатые, сверху темно-зеленые; цветки белые, в соцветиях по 1 — 7 цветков; плоды шаровидные, грушевидные, зрелые — желтые, желто-красные.</text:p>
      <text:p text:style-name="P1"><text:soft-page-break/>Родина: Европа.</text:p>
      <text:p text:style-name="P1">В наших краях выращивают ради плодов и древесины.</text:p>
      <text:p text:style-name="P1">Из древесины абазины делают ложки, чашки, сани и многие другие. Плоды сырые, сушеные используют в пищу, из него получают компот, варенье, повидло, фруктовое вино.</text:p>
      <text:p text:style-name="P1"/>
      <text:p text:style-name="P7"><text:span text:style-name="Основной_20_шрифт_20_абзаца"><text:span text:style-name="T1">ХIа</text:span></text:span><text:span text:style-name="Основной_20_шрифт_20_абзаца"><text:span text:style-name="T6"> — Плоды груши обыкновенной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Iаджькъаб</text:span></text:span><text:span text:style-name="Основной_20_шрифт_20_абзаца"><text:span text:style-name="T6"> — Тыква обыкновенная — </text:span></text:span><text:span text:style-name="Основной_20_шрифт_20_абзаца"><text:span text:style-name="T16">С</text:span></text:span><text:span text:style-name="Основной_20_шрифт_20_абзаца"><text:span text:style-name="T15">ucurbita</text:span></text:span><text:span text:style-name="Основной_20_шрифт_20_абзаца"><text:span text:style-name="T16"> </text:span></text:span><text:span text:style-name="Основной_20_шрифт_20_абзаца"><text:span text:style-name="T15">pep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дгьакъаб.</text:p>
      <text:p text:style-name="P1"/>
      <text:p text:style-name="P7"><text:span text:style-name="Основной_20_шрифт_20_абзаца"><text:span text:style-name="T1">ХIакъырдагв</text:span></text:span><text:span text:style-name="Основной_20_шрифт_20_абзаца"><text:span text:style-name="T6"> — Жерушннк исландский — </text:span></text:span><text:span text:style-name="Основной_20_шрифт_20_абзаца"><text:span text:style-name="T15">Rorippa</text:span></text:span><text:span text:style-name="Основной_20_шрифт_20_абзаца"><text:span text:style-name="T16"> </text:span></text:span><text:span text:style-name="Основной_20_шрифт_20_абзаца"><text:span text:style-name="T15">islandica</text:span></text:span><text:span text:style-name="Основной_20_шрифт_20_абзаца"><text:span text:style-name="T16"> </text:span></text:span><text:span text:style-name="Основной_20_шрифт_20_абзаца"><text:span text:style-name="T15">Borbas</text:span></text:span><text:span text:style-name="Основной_20_шрифт_20_абзаца"><text:span text:style-name="T6">.</text:span></text:span></text:p>
      <text:p text:style-name="P1">Стебель прямостоячий до 50 см высотой, ветвистый, гладкий. Нижние листья черешковые, перистораздельные. Стеблевые листья длиннозубчатые, короткочерешковые. Цветки бледно-желтые в верхушечных кистях. Плод — стручок, по длине почти равен их ножкам.</text:p>
      <text:p text:style-name="P1">Однолетнее, иногда многолетнее, цветет с июня по август.</text:p>
      <text:p text:style-name="P1">Растет на сырых лугах, у берегов рек, по канавам.</text:p>
      <text:p text:style-name="P1"/>
      <text:p text:style-name="P7"><text:span text:style-name="Основной_20_шрифт_20_абзаца"><text:span text:style-name="T1">Х</text:span></text:span><text:span text:style-name="Основной_20_шрифт_20_абзаца"><text:span text:style-name="T5">I</text:span></text:span><text:span text:style-name="Основной_20_шрифт_20_абзаца"><text:span text:style-name="T1">акьым</text:span></text:span><text:span text:style-name="Основной_20_шрифт_20_абзаца"><text:span text:style-name="T12"> — </text:span></text:span><text:span text:style-name="Основной_20_шрифт_20_абзаца"><text:span text:style-name="T6">Груша</text:span></text:span><text:span text:style-name="Основной_20_шрифт_20_абзаца"><text:span text:style-name="T12"> </text:span></text:span><text:span text:style-name="Основной_20_шрифт_20_абзаца"><text:span text:style-name="T6">кавказская</text:span></text:span><text:span text:style-name="Основной_20_шрифт_20_абзаца"><text:span text:style-name="T12"> — </text:span></text:span><text:span text:style-name="Основной_20_шрифт_20_абзаца"><text:span text:style-name="T15">Pyrus caucasica An. Fed</text:span></text:span><text:span text:style-name="Основной_20_шрифт_20_абзаца"><text:span text:style-name="T12">.</text:span></text:span></text:p>
      <text:p text:style-name="P1">Разновидность лесной груши, плоды которого имеют вытянутую форму, крупные, обычные лесные: название происходит от величины и формы плода.</text:p>
      <text:p text:style-name="P1"/>
      <text:p text:style-name="P7"><text:span text:style-name="Основной_20_шрифт_20_абзаца"><text:span text:style-name="T1">ХIакьым</text:span></text:span><text:span text:style-name="Основной_20_шрифт_20_абзаца"><text:span text:style-name="T6"> — Плод груши кавказской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An</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1"/>
      <text:p text:style-name="P7"><text:span text:style-name="Основной_20_шрифт_20_абзаца"><text:span text:style-name="T1">ХIакьымцIла</text:span></text:span><text:span text:style-name="Основной_20_шрифт_20_абзаца"><text:span text:style-name="T6"> — Груша кавказская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1">Уапшы ХIакьым.</text:p>
      <text:p text:style-name="P1"/>
      <text:p text:style-name="P7"><text:span text:style-name="Основной_20_шрифт_20_абзаца"><text:span text:style-name="T1">ХIамакIвытIа</text:span></text:span><text:span text:style-name="Основной_20_шрифт_20_абзаца"><text:span text:style-name="T6"> — Плод боярышника — </text:span></text:span><text:span text:style-name="Основной_20_шрифт_20_абзаца"><text:span text:style-name="T15">Crataeg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IамкIвытI</text:span></text:span><text:span text:style-name="Основной_20_шрифт_20_абзаца"><text:span text:style-name="T6"> — Плод боярышника — </text:span></text:span><text:span text:style-name="Основной_20_шрифт_20_абзаца"><text:span text:style-name="T15">Crataeg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IамшвкIвытI</text:span></text:span><text:span text:style-name="Основной_20_шрифт_20_абзаца"><text:span text:style-name="T6"> — Боярышник — </text:span></text:span><text:span text:style-name="Основной_20_шрифт_20_абзаца"><text:span text:style-name="T15">Crataeg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84.</text:span></text:span></text:p>
      <text:p text:style-name="P1">1200 видов этого рода произрастают на планете Земля, это кустарники с серой или коричневой корой с колючками до 10 см длины; листья очередные, лопастные, зубчатые по краям; плод — яблоко, желтое или красное; в наших краях произрастают 3 — 4 вида.</text:p>
      <text:p text:style-name="P1">Абазины из стеблей боярышника делают палки, ручки для кнута, заноски для ярма.</text:p>
      <text:p text:style-name="P1"/>
      <text:p text:style-name="P7"><text:span text:style-name="Основной_20_шрифт_20_абзаца"><text:span text:style-name="T1">ХIамшвкIвытIкъапщы</text:span></text:span><text:span text:style-name="Основной_20_шрифт_20_абзаца"><text:span text:style-name="T9"> </text:span></text:span><text:span text:style-name="Основной_20_шрифт_20_абзаца"><text:span text:style-name="T6">— Боярышник пятипестечный — </text:span></text:span><text:span text:style-name="Основной_20_шрифт_20_абзаца"><text:span text:style-name="T15">Crataegus</text:span></text:span><text:span text:style-name="Основной_20_шрифт_20_абзаца"><text:span text:style-name="T16"> </text:span></text:span><text:span text:style-name="Основной_20_шрифт_20_абзаца"><text:span text:style-name="T15">pentagyna</text:span></text:span><text:span text:style-name="Основной_20_шрифт_20_абзаца"><text:span text:style-name="T16"> </text:span></text:span><text:span text:style-name="Основной_20_шрифт_20_абзаца"><text:span text:style-name="T15">Waldst</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Kit</text:span></text:span><text:span text:style-name="Основной_20_шрифт_20_абзаца"><text:span text:style-name="T6">.</text:span></text:span></text:p>
      <text:p text:style-name="P1">Дерево или кустарник до 3 — 5 м высотой; молодые побеги шершавые, опушены; листья яйцевидные, 3 — 7 лопастные, сверху темно-зеленые; цветки белые; плоды шаровидные, зрелые — черные с сизым налетом и с 3 — 5 косточками. Зрелые плоды идут в пищу.</text:p>
      <text:p text:style-name="P1">Родина: Северная и Восточная Европа, Кавказ.</text:p>
      <text:p text:style-name="P1"/>
      <text:p text:style-name="P7"><text:span text:style-name="Основной_20_шрифт_20_абзаца"><text:span text:style-name="T1">ХIандырхъватша</text:span></text:span><text:span text:style-name="Основной_20_шрифт_20_абзаца"><text:span text:style-name="T9"> </text:span></text:span><text:span text:style-name="Основной_20_шрифт_20_абзаца"><text:span text:style-name="T6">— Лопух — </text:span></text:span><text:span text:style-name="Основной_20_шрифт_20_абзаца"><text:span text:style-name="T15">Arct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идов четыре, к ним относятся: лопух большой, лопух малый, лопух лесной, лопух войлочный; стебли высотой до 2 м, сильно ветвятся с крупными листьями; соцветие — корзинка, они шаровидные, большие, листочки корзины изогнутые; растет повсеместно: в садах, огородах и на сорных местах, молодые корни богаты инулином и используются на корм животным. Мягкие стебли скашивают на силос.</text:p>
      <text:p text:style-name="P1">Медоносные растения.</text:p>
      <text:p text:style-name="P1"/>
      <text:p text:style-name="P7"><text:span text:style-name="Основной_20_шрифт_20_абзаца"><text:span text:style-name="T1">ХIандырхъватша</text:span></text:span><text:span text:style-name="Основной_20_шрифт_20_абзаца"><text:span text:style-name="T6"> — Подбел лекарственный — </text:span></text:span><text:span text:style-name="Основной_20_шрифт_20_абзаца"><text:span text:style-name="T15">Petasites</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ХIандырхъватшабыгъь.</text:p>
      <text:p text:style-name="P1"/>
      <text:p text:style-name="P7"><text:soft-page-break/><text:span text:style-name="Основной_20_шрифт_20_абзаца"><text:span text:style-name="T1">ХIандырхъватшабчва</text:span></text:span><text:span text:style-name="Основной_20_шрифт_20_абзаца"><text:span text:style-name="T6"> — Лопух войлочный — </text:span></text:span><text:span text:style-name="Основной_20_шрифт_20_абзаца"><text:span text:style-name="T15">Arcticum</text:span></text:span><text:span text:style-name="Основной_20_шрифт_20_абзаца"><text:span text:style-name="T16"> </text:span></text:span><text:span text:style-name="Основной_20_шрифт_20_абзаца"><text:span text:style-name="T15">tomentos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Двухлетнее растение, листья крупные, сочные; корни толстые; в первый год жизни развиваются прикорневые длинночерешковые большие листья; на второй год дает стебель, цветет и после созревания семян отмирает; одно растение дает 34 тыс. хорошо прорастающих семян. Растет вокруг кошар, в огородах; медоносное растение, до цветения скашивают на силос.</text:p>
      <text:p text:style-name="P1"/>
      <text:p text:style-name="P7"><text:span text:style-name="Основной_20_шрифт_20_абзаца"><text:span text:style-name="T1">ХIандырхъватшабыгъь</text:span></text:span><text:span text:style-name="Основной_20_шрифт_20_абзаца"><text:span text:style-name="T6"> — Подбел лекарственный, белокопытник лекарственный — </text:span></text:span><text:span text:style-name="Основной_20_шрифт_20_абзаца"><text:span text:style-name="T15">Petasites</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Многолетнее травянистое растение. Цветочный стебель не имеет листьев. Растет ранней весной, цветет, дает семена и сохнет После этого он дает широкие, большие листья, снизу беловатые. Стебли 10 — 20 мм толщины. Корневище в узлах толщиной 3 — 5 см. Цветет с мая по июнь. Венчик пурпуровый. Соцветие колосовидное.</text:p>
      <text:p text:style-name="P1">Растет на влажных местах, по берегам речек, в лесах.</text:p>
      <text:p text:style-name="P1">Лекарственное растение.</text:p>
      <text:p text:style-name="P1"/>
      <text:p text:style-name="P7"><text:span text:style-name="Основной_20_шрифт_20_абзаца"><text:span text:style-name="T1">ХIахъыхIа</text:span></text:span><text:span text:style-name="Основной_20_шрифт_20_абзаца"><text:span text:style-name="T6"> — Разновидность лесной груши кавказской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An</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1">Уапшы БнахIа.</text:p>
      <text:p text:style-name="P1"/>
      <text:p text:style-name="P7"><text:span text:style-name="Основной_20_шрифт_20_абзаца"><text:span text:style-name="T1">ХIахъвпхтра</text:span></text:span><text:span text:style-name="Основной_20_шрифт_20_абзаца"><text:span text:style-name="T6"> — Лишайник.</text:span></text:span></text:p>
      <text:p text:style-name="P1">Это организмы, состоящие из гриба и водоросли, вместе образующих новый организм с новыми свойствами и прижизненным обменом веществ между обоими компонентами.</text:p>
      <text:p text:style-name="P1">По форме лишайники бывают в виде корочек, тесно сросшихся с субстратом (кора, камни и т. п.) листовых пластинок, кустиков, плоских веточек, не расчлененных на стебли и листья.</text:p>
      <text:p text:style-name="P1">Окраска серая, коричневая, черная, желтая. Живут на земле, на коре деревьев, на скалах.</text:p>
      <text:p text:style-name="P1"/>
      <text:p text:style-name="P7"><text:span text:style-name="Основной_20_шрифт_20_абзаца"><text:span text:style-name="T1">ХIахъвхвастахIвра</text:span></text:span><text:span text:style-name="Основной_20_шрифт_20_абзаца"><text:span text:style-name="T6"> — Колподиум — </text:span></text:span><text:span text:style-name="Основной_20_шрифт_20_абзаца"><text:span text:style-name="T15">Colpodium</text:span></text:span><text:span text:style-name="Основной_20_шрифт_20_абзаца"><text:span text:style-name="T16"> </text:span></text:span><text:span text:style-name="Основной_20_шрифт_20_абзаца"><text:span text:style-name="T15">Trin</text:span></text:span><text:span text:style-name="Основной_20_шрифт_20_абзаца"><text:span text:style-name="T6">.</text:span></text:span></text:p>
      <text:p text:style-name="P1">Во флоре КЧР видов коллодиума четыре, невысокие до 10 — 40 см высотой, травянистые растения. Корневая система мочковатая. Стебли прямые. Листья узкие. Имеют соцветие — колос.</text:p>
      <text:p text:style-name="P1">Цветут с апреля по август Растут на каменистых местах, лугах субальпийского и альпийского поясах.</text:p>
      <text:p text:style-name="P1">Хорошо поедается всеми видами животных, выносят выпас и вытаптывание.</text:p>
      <text:p text:style-name="P1"/>
      <text:p text:style-name="P7"><text:span text:style-name="Основной_20_шрифт_20_абзаца"><text:span text:style-name="T1">ХIацIла</text:span></text:span><text:span text:style-name="Основной_20_шрифт_20_абзаца"><text:span text:style-name="T6"> — Груша обыкновенная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ommun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а.</text:p>
      <text:p text:style-name="P1"/>
      <text:p text:style-name="P7"><text:span text:style-name="Основной_20_шрифт_20_абзаца"><text:span text:style-name="T1">ХIачIвы</text:span></text:span><text:span text:style-name="Основной_20_шрифт_20_абзаца"><text:span text:style-name="T6"> — Высохшее грушовое дерево.</text:span></text:span></text:p>
      <text:p text:style-name="P1"/>
      <text:p text:style-name="P7"><text:span text:style-name="Основной_20_шрифт_20_абзаца"><text:span text:style-name="T1">ХIашIы</text:span></text:span><text:span text:style-name="Основной_20_шрифт_20_абзаца"><text:span text:style-name="T6"> — Высохшее грушовое дерево.</text:span></text:span></text:p>
      <text:p text:style-name="P1"/>
      <text:p text:style-name="P7"><text:span text:style-name="Основной_20_шрифт_20_абзаца"><text:span text:style-name="T1">ХIашIыцIла</text:span></text:span><text:span text:style-name="Основной_20_шрифт_20_абзаца"><text:span text:style-name="T9"> — Живое грушовое дерево.</text:span></text:span></text:p>
      <text:p text:style-name="P1">Уапшы ХIа.</text:p>
      <text:p text:style-name="P1"/>
      <text:p text:style-name="P7"><text:span text:style-name="Основной_20_шрифт_20_абзаца"><text:span text:style-name="T1">ХIвадагв</text:span></text:span><text:span text:style-name="Основной_20_шрифт_20_абзаца"><text:span text:style-name="T9"> </text:span></text:span><text:span text:style-name="Основной_20_шрифт_20_абзаца"><text:span text:style-name="T6">— Лебеда — </text:span></text:span><text:span text:style-name="Основной_20_шрифт_20_абзаца"><text:span text:style-name="T15">Atripl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тебель прямостоячий до 70 см высотой, ветвистый, бороздчатый. Листья очередные, лопастные или неправильно зубчатые, верхние почти цельнокрайние. Цветки мелкие, обоеполые. Тычинок 5, пестик 1.</text:p>
      <text:p text:style-name="P1">Однолетнее растение, цветет все лето. Очень плодовитое растение.</text:p>
      <text:p text:style-name="P1">Растет по огородам, пустырям, у жилья на плодородных почвах. Растение сорное.</text:p>
      <text:p text:style-name="P1"/>
      <text:p text:style-name="P7"><text:span text:style-name="Основной_20_шрифт_20_абзаца"><text:span text:style-name="T1">ХIвакIакIырсамц</text:span></text:span><text:span text:style-name="Основной_20_шрифт_20_абзаца"><text:span text:style-name="T6"> — Дягиль лекарственный — </text:span></text:span><text:span text:style-name="Основной_20_шрифт_20_абзаца"><text:span text:style-name="T15">Archangelic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Hoff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стебель прямостоячий, ветвистый в верхней части, полый высотой до 2 м. Корневая система развита. Листья рассечены. Цветет в июне — июле. Цветки мелкие, беловатые, собраны в соцветие зонтик.</text:p>
      <text:p text:style-name="P1">Во флоре КЧР растет на сырых лугах, лесах, вид лекарственный, медонос.</text:p>
      <text:p text:style-name="P1"><text:soft-page-break/>В медицине используют корневище и корни, молодые побеги и черешки листьев используются в ликерном и кондитерском производстве.</text:p>
      <text:p text:style-name="P1"/>
      <text:p text:style-name="P7"><text:span text:style-name="Основной_20_шрифт_20_абзаца"><text:span text:style-name="T1">ХIвалымхIа</text:span></text:span><text:span text:style-name="Основной_20_шрифт_20_абзаца"><text:span text:style-name="T6"> — Зонтик клубненосный — </text:span></text:span><text:span text:style-name="Основной_20_шрифт_20_абзаца"><text:span text:style-name="T15">Phlomis</text:span></text:span><text:span text:style-name="Основной_20_шрифт_20_абзаца"><text:span text:style-name="T16"> </text:span></text:span><text:span text:style-name="Основной_20_шрифт_20_абзаца"><text:span text:style-name="T15">tube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до 40 — 120 см высотой с клубневидными утолщениями на корнях. Венчик розовый. Цветете июня по август.</text:p>
      <text:p text:style-name="P1">Растет в луговых степях, травянистых склонах, в кустарниках, березовых лесах.</text:p>
      <text:p text:style-name="P1">В России в пищу употреблялись клубни, содержащие крахмал. Их сушили, мололи в муку, из которой готовили молочную кашу Кроме того, их ели в печеном виде. Корни (клубни) лучше заготавливать осенью, ранней весной или зимой, в период наибольшего содержания питательных веществ.</text:p>
      <text:p text:style-name="P1"/>
      <text:p text:style-name="P7"><text:span text:style-name="Основной_20_шрифт_20_абзаца"><text:span text:style-name="T1">ХIвалымхIа</text:span></text:span><text:span text:style-name="Основной_20_шрифт_20_абзаца"><text:span text:style-name="T6"> — Мать-и-мачеха обыкновенная — </text:span></text:span><text:span text:style-name="Основной_20_шрифт_20_абзаца"><text:span text:style-name="T15">Tussilago</text:span></text:span><text:span text:style-name="Основной_20_шрифт_20_абзаца"><text:span text:style-name="T16"> </text:span></text:span><text:span text:style-name="Основной_20_шрифт_20_абзаца"><text:span text:style-name="T15">farfa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Iвамыгъ</text:span></text:span><text:span text:style-name="Основной_20_шрифт_20_абзаца"><text:span text:style-name="T6"> — Дурнишник обыкновенный, зобовидный — </text:span></text:span><text:span text:style-name="Основной_20_шрифт_20_абзаца"><text:span text:style-name="T15">Xanthium</text:span></text:span><text:span text:style-name="Основной_20_шрифт_20_абзаца"><text:span text:style-name="T16"> </text:span></text:span><text:span text:style-name="Основной_20_шрифт_20_абзаца"><text:span text:style-name="T15">struma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Iвамыгъ</text:span></text:span><text:span text:style-name="Основной_20_шрифт_20_абзаца"><text:span text:style-name="T9"> — Чертополох поникающий — </text:span></text:span><text:span text:style-name="Основной_20_шрифт_20_абзаца"><text:span text:style-name="T15">Carduus</text:span></text:span><text:span text:style-name="Основной_20_шрифт_20_абзаца"><text:span text:style-name="T16"> </text:span></text:span><text:span text:style-name="Основной_20_шрифт_20_абзаца"><text:span text:style-name="T15">nuta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Мгъыжв.</text:p>
      <text:p text:style-name="P1"/>
      <text:p text:style-name="P7"><text:span text:style-name="Основной_20_шрифт_20_абзаца"><text:span text:style-name="T1">ХIвараса</text:span></text:span><text:span text:style-name="Основной_20_шрифт_20_абзаца"><text:span text:style-name="T9"> — Желудь.</text:span></text:span></text:p>
      <text:p text:style-name="P7"><text:span text:style-name="Основной_20_шрифт_20_абзаца"><text:span text:style-name="T9">Плоды дуба, используемые как корм для свиней. Взрослым свиньям свежие желуди дают до 5 кг на 1 голову. Хранить желуди нужно в сушеном виде.</text:span></text:span></text:p>
      <text:p text:style-name="P1"/>
      <text:p text:style-name="P7"><text:span text:style-name="Основной_20_шрифт_20_абзаца"><text:span text:style-name="T1">ХIваса</text:span></text:span><text:span text:style-name="Основной_20_шрифт_20_абзаца"><text:span text:style-name="T9"> — Слива домашня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 </text:span></text:span><text:span text:style-name="Основной_20_шрифт_20_абзаца"><text:span text:style-name="T8">Рис. 185.</text:span></text:span></text:p>
      <text:p text:style-name="P7"><text:span text:style-name="Основной_20_шрифт_20_абзаца"><text:span text:style-name="T6">Дерево с бурой корой, </text:span></text:span><text:span text:style-name="Основной_20_шрифт_20_абзаца"><text:span text:style-name="T9">листья темно-зе</text:span></text:span><text:span text:style-name="Основной_20_шрифт_20_абзаца"><text:span text:style-name="T6">леные; цветки по 2 — 5 в пучках, белые; костянки овальные; в мякоти плода содержится сахар, витамин </text:span></text:span><text:span text:style-name="Основной_20_шрифт_20_абзаца"><text:span text:style-name="T13">C</text:span></text:span><text:span text:style-name="Основной_20_шрифт_20_абзаца"><text:span text:style-name="T9">: </text:span></text:span><text:span text:style-name="Основной_20_шрифт_20_абзаца"><text:span text:style-name="T6">сливы абазины используют в свежем виде и в виде сушки, из нее получают варенье, джем, компот, повидло.</text:span></text:span></text:p>
      <text:p text:style-name="P1"/>
      <text:p text:style-name="P7"><text:span text:style-name="Основной_20_шрифт_20_абзаца"><text:span text:style-name="T1">ХIваса</text:span></text:span><text:span text:style-name="Основной_20_шрифт_20_абзаца"><text:span text:style-name="T9"> — Плод сливы домашней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
      <text:p text:style-name="P7"><text:span text:style-name="Основной_20_шрифт_20_абзаца"><text:span text:style-name="T1">ХIвасагIважь</text:span></text:span><text:span text:style-name="Основной_20_шрифт_20_абзаца"><text:span text:style-name="T9"> — Алыча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ivaricata</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9">.</text:span></text:span></text:p>
      <text:p text:style-name="P1"/>
      <text:p text:style-name="P7"><text:span text:style-name="Основной_20_шрифт_20_абзаца"><text:span text:style-name="T1">ХIвасаквайчIва</text:span></text:span><text:span text:style-name="Основной_20_шрифт_20_абзаца"><text:span text:style-name="T9"> — Слива домашня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Дерево до 10 м. Разводится много сортов, ради плодов, плоды разной формы и окраски, используется в свежем виде, сушат, получают варенье. Медонос.</text:p>
      <text:p text:style-name="P1"/>
      <text:p text:style-name="P7"><text:span text:style-name="Основной_20_шрифт_20_абзаца"><text:span text:style-name="T1">ХIвасакъапщы</text:span></text:span><text:span text:style-name="Основной_20_шрифт_20_абзаца"><text:span text:style-name="T6"> — Алыча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ivaricata</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6">.</text:span></text:span></text:p>
      <text:p text:style-name="P1">Уапшы ХIваса.</text:p>
      <text:p text:style-name="P1"/>
      <text:p text:style-name="P7"><text:span text:style-name="Основной_20_шрифт_20_абзаца"><text:span text:style-name="T1">ХIвасацIла</text:span></text:span><text:span text:style-name="Основной_20_шрифт_20_абзаца"><text:span text:style-name="T6"> — Алыча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ivaricata</text:span></text:span><text:span text:style-name="Основной_20_шрифт_20_абзаца"><text:span text:style-name="T16"> </text:span></text:span><text:span text:style-name="Основной_20_шрифт_20_абзаца"><text:span text:style-name="T15">Ledeb</text:span></text:span><text:span text:style-name="Основной_20_шрифт_20_абзаца"><text:span text:style-name="T6">. </text:span></text:span><text:span text:style-name="Основной_20_шрифт_20_абзаца"><text:span text:style-name="T7">Рис. 186.</text:span></text:span></text:p>
      <text:p text:style-name="P1">Уапшы ХIваса.</text:p>
      <text:p text:style-name="P1"/>
      <text:p text:style-name="P7"><text:span text:style-name="Основной_20_шрифт_20_абзаца"><text:span text:style-name="T1">ХIвасацIла</text:span></text:span><text:span text:style-name="Основной_20_шрифт_20_абзаца"><text:span text:style-name="T9"> — Слива домашня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ХIваса.</text:span></text:span></text:p>
      <text:p text:style-name="P1"/>
      <text:p text:style-name="P7"><text:span text:style-name="Основной_20_шрифт_20_абзаца"><text:span text:style-name="T1">ХIвасачIвры</text:span></text:span><text:span text:style-name="Основной_20_шрифт_20_абзаца"><text:span text:style-name="T9"> — Слива домашня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ХIваса.</text:span></text:span></text:p>
      <text:p text:style-name="P1"/>
      <text:p text:style-name="P7"><text:span text:style-name="Основной_20_шрифт_20_абзаца"><text:span text:style-name="T1">ХIвастахIвра</text:span></text:span><text:span text:style-name="Основной_20_шрифт_20_абзаца"><text:span text:style-name="T9"> </text:span></text:span><text:span text:style-name="Основной_20_шрифт_20_абзаца"><text:span text:style-name="T6">— Пырей ползучий — </text:span></text:span><text:span text:style-name="Основной_20_шрифт_20_абзаца"><text:span text:style-name="T15">Agropyron</text:span></text:span><text:span text:style-name="Основной_20_шрифт_20_абзаца"><text:span text:style-name="T16"> </text:span></text:span><text:span text:style-name="Основной_20_шрифт_20_абзаца"><text:span text:style-name="T15">rep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Beauv L</text:span></text:span><text:span text:style-name="Основной_20_шрифт_20_абзаца"><text:span text:style-name="T6">. </text:span></text:span><text:span text:style-name="Основной_20_шрифт_20_абзаца"><text:span text:style-name="T7">Рис. 187.</text:span></text:span></text:p>
      <text:p text:style-name="P1">Корневище длинное со многими ползучими побегами. Стебель прямостоячий, гладкий, внизу изогнутый с одним колосом на верхушке, 60 — 120 см высоты. Листья шероховатые, линейные. Колос прямой, узкий, не густой, 7 — 15 см длины.</text:p>
      <text:p text:style-name="P1">Многолетнее, цветет в июне — июле. Трудно искоренимый сорняк. Растет по полям, огородам, садам, залежам, пустырям, на лугах.</text:p>
      <text:p text:style-name="P1"><text:soft-page-break/>Очень хорошая кормовая трава.</text:p>
      <text:p text:style-name="P1">Корневище применяется в медицине.</text:p>
      <text:p text:style-name="P1"/>
      <text:p text:style-name="P7"><text:span text:style-name="Основной_20_шрифт_20_абзаца"><text:span text:style-name="T1">ХIващыга</text:span></text:span><text:span text:style-name="Основной_20_шрифт_20_абзаца"><text:span text:style-name="T6"> — Калистегия заборная, повой заборный — </text:span></text:span><text:span text:style-name="Основной_20_шрифт_20_абзаца"><text:span text:style-name="T15">Calystegia</text:span></text:span><text:span text:style-name="Основной_20_шрифт_20_абзаца"><text:span text:style-name="T16"> </text:span></text:span><text:span text:style-name="Основной_20_шрифт_20_абзаца"><text:span text:style-name="T15">sep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R</text:span></text:span><text:span text:style-name="Основной_20_шрифт_20_абзаца"><text:span text:style-name="T16">. </text:span></text:span><text:span text:style-name="Основной_20_шрифт_20_абзаца"><text:span text:style-name="T15">Br</text:span></text:span><text:span text:style-name="Основной_20_шрифт_20_абзаца"><text:span text:style-name="T6">.</text:span></text:span></text:p>
      <text:p text:style-name="P1"/>
      <text:p text:style-name="P7"><text:span text:style-name="Основной_20_шрифт_20_абзаца"><text:span text:style-name="T1">ХIватлахц</text:span></text:span><text:span text:style-name="Основной_20_шрифт_20_абзаца"><text:span text:style-name="T6"> —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ажвхъабра.</text:p>
      <text:p text:style-name="P1"/>
      <text:p text:style-name="P7"><text:span text:style-name="Основной_20_шрифт_20_абзаца"><text:span text:style-name="T1">ХIврабагъьа</text:span></text:span><text:span text:style-name="Основной_20_шрифт_20_абзаца"><text:span text:style-name="T9"> </text:span></text:span><text:span text:style-name="Основной_20_шрифт_20_абзаца"><text:span text:style-name="T6">— Зверобой обыкновенны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ХIврагIважь</text:span></text:span><text:span text:style-name="Основной_20_шрифт_20_абзаца"><text:span text:style-name="T9"> </text:span></text:span><text:span text:style-name="Основной_20_шрифт_20_абзаца"><text:span text:style-name="T6">— Зверобой обыкновенны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 </text:span></text:span><text:span text:style-name="Основной_20_шрифт_20_абзаца"><text:span text:style-name="T8">Рис. 188.</text:span></text:span></text:p>
      <text:p text:style-name="P1">Многолетнее травянистое растение до 20 — 50 см высотой. Стебель прямой, ветвистый. Листья продолговатые. Цветки многочисленные, собраны в щитковидном соцветии.</text:p>
      <text:p text:style-name="P1">Растет на травянистых местах, лугах. В народной медицине абазины применяют траву зверобоя, собранную во время цветения, как вяжущее и кровоостанавливающее, а также при ранениях и ревматизме.</text:p>
      <text:p text:style-name="P1"/>
      <text:p text:style-name="P7"><text:span text:style-name="Основной_20_шрифт_20_абзаца"><text:span text:style-name="T1">ХIврадагв</text:span></text:span><text:span text:style-name="Основной_20_шрифт_20_абзаца"><text:span text:style-name="T9"> </text:span></text:span><text:span text:style-name="Основной_20_шрифт_20_абзаца"><text:span text:style-name="T6">— Лебеда — </text:span></text:span><text:span text:style-name="Основной_20_шрифт_20_абзаца"><text:span text:style-name="T15">Atripl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Из 10 видов произрастающих на Северном Кавказе во флоре КЧР встречается два дикорастущих вида и один в культуре. Все они однолетники, сорняки, до 20 — 60 см высотой. Цветут в июле — августе. Цветки в колосовидных соцветиях. Стебли ветвистые, крепкие. Листья линейновидные.</text:p>
      <text:p text:style-name="P1"/>
      <text:p text:style-name="P7"><text:span text:style-name="Основной_20_шрифт_20_абзаца"><text:span text:style-name="T1">ХIврадыгь</text:span></text:span><text:span text:style-name="Основной_20_шрифт_20_абзаца"><text:span text:style-name="T6"> — Ясенец — </text:span></text:span><text:span text:style-name="Основной_20_шрифт_20_абзаца"><text:span text:style-name="T15">Dictam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йша.</text:p>
      <text:p text:style-name="P1"/>
      <text:p text:style-name="P7"><text:span text:style-name="Основной_20_шрифт_20_абзаца"><text:span text:style-name="T1">ХIврайша</text:span></text:span><text:span text:style-name="Основной_20_шрифт_20_абзаца"><text:span text:style-name="T9"> </text:span></text:span><text:span text:style-name="Основной_20_шрифт_20_абзаца"><text:span text:style-name="T6">— Полынь горьк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absinth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Многолетнее растение, покрытое прижатым серовойлочным опушением. Стебли многочисленные, бороздчатые до 1 м высоты. Листья шелковистые, перистые, черешковые. Цветки в мелких корзинках, собранные в метелку, желтые. Корзинка на коротких ножках. Плод — семянка без летучки. Все растение горькое.</text:p>
      <text:p text:style-name="P1">Растет на сухих склонах, по опушкам, в кустарниках, в садах, на пастбищах, огородах.</text:p>
      <text:p text:style-name="P1">Растение лекарственное, но оно и вызывает порчу молока при поедании коровами.</text:p>
      <text:p text:style-name="P1"/>
      <text:p text:style-name="P7"><text:span text:style-name="Основной_20_шрифт_20_абзаца"><text:span text:style-name="T1">ХIврайша</text:span></text:span><text:span text:style-name="Основной_20_шрифт_20_абзаца"><text:span text:style-name="T9"> </text:span></text:span><text:span text:style-name="Основной_20_шрифт_20_абзаца"><text:span text:style-name="T6">— Ясенец — </text:span></text:span><text:span text:style-name="Основной_20_шрифт_20_абзаца"><text:span text:style-name="T15">Dictam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Травянистый многолетник высотой 30 — 60 см. Ветвится хорошо. Стебель прямостоячий с опушением в верхней части, внизу голый. Листья обычно 5 — 6 парные. Цветет в мае-июле.</text:p>
      <text:p text:style-name="P1">В КЧР встречается по опушкам леса, в кустарниках от предгорий до среднего горного пояса. Вызывает сильные ожоги на коже. Растение медоносное.</text:p>
      <text:p text:style-name="P1"/>
      <text:p text:style-name="P7"><text:span text:style-name="Основной_20_шрифт_20_абзаца"><text:span text:style-name="T1">ХIвракъадаба</text:span></text:span><text:span text:style-name="Основной_20_шрифт_20_абзаца"><text:span text:style-name="T9"> </text:span></text:span><text:span text:style-name="Основной_20_шрифт_20_абзаца"><text:span text:style-name="T6">— Канатник теофрас</text:span></text:span><text:span text:style-name="Основной_20_шрифт_20_абзаца"><text:span text:style-name="T10">т</text:span></text:span><text:span text:style-name="Основной_20_шрифт_20_абзаца"><text:span text:style-name="T6">а — </text:span></text:span><text:span text:style-name="Основной_20_шрифт_20_абзаца"><text:span text:style-name="T15">Abutilon</text:span></text:span><text:span text:style-name="Основной_20_шрифт_20_абзаца"><text:span text:style-name="T16"> </text:span></text:span><text:span text:style-name="Основной_20_шрифт_20_абзаца"><text:span text:style-name="T15">theophrastii</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Однолетнее травянистое растение высотой до 1,5 м. Стебли прямые, листья широкие, опушенные, длинночерешковые. Цветки пазушные, одиночные. Лепестки желтые. Створки плода мохнатые, плоды с 2 остриями. Цветет в июне — августе. Растет на сорных местах.</text:p>
      <text:p text:style-name="P1">Стебли содержат грубое волокно. Используется волокно в смеси с волокном джута и кенафа для производства мешковины и шпагата.</text:p>
      <text:p text:style-name="P1"/>
      <text:p text:style-name="P7"><text:span text:style-name="Основной_20_шрифт_20_абзаца"><text:span text:style-name="T1">ХIвракIьаса</text:span></text:span><text:span text:style-name="Основной_20_шрифт_20_абзаца"><text:span text:style-name="T9"> </text:span></text:span><text:span text:style-name="Основной_20_шрифт_20_абзаца"><text:span text:style-name="T6">— Прозанник крапчатый — </text:span></text:span><text:span text:style-name="Основной_20_шрифт_20_абзаца"><text:span text:style-name="T15">Achyrophorus</text:span></text:span><text:span text:style-name="Основной_20_шрифт_20_абзаца"><text:span text:style-name="T16"> </text:span></text:span><text:span text:style-name="Основной_20_шрифт_20_абзаца"><text:span text:style-name="T15">macul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text:span></text:span></text:p>
      <text:p text:style-name="P1">Уапшы Чвырцхва.</text:p>
      <text:p text:style-name="P1"/>
      <text:p text:style-name="P7"><text:span text:style-name="Основной_20_шрифт_20_абзаца"><text:span text:style-name="T1">ХIвралага</text:span></text:span><text:span text:style-name="Основной_20_шрифт_20_абзаца"><text:span text:style-name="T9"> </text:span></text:span><text:span text:style-name="Основной_20_шрифт_20_абзаца"><text:span text:style-name="T6">— Бешеный огурец — </text:span></text:span><text:span text:style-name="Основной_20_шрифт_20_абзаца"><text:span text:style-name="T15">Eckballium</text:span></text:span><text:span text:style-name="Основной_20_шрифт_20_абзаца"><text:span text:style-name="T16"> </text:span></text:span><text:span text:style-name="Основной_20_шрифт_20_абзаца"><text:span text:style-name="T15">elaterium</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Rich</text:span></text:span><text:span text:style-name="Основной_20_шрифт_20_абзаца"><text:span text:style-name="T6">.</text:span></text:span></text:p>
      <text:p text:style-name="P1">Уапшы Рхъакъаб.</text:p>
      <text:p text:style-name="P1"><text:soft-page-break/></text:p>
      <text:p text:style-name="P7"><text:span text:style-name="Основной_20_шрифт_20_абзаца"><text:span text:style-name="T1">ХIвраларххы</text:span></text:span><text:span text:style-name="Основной_20_шрифт_20_абзаца"><text:span text:style-name="T9"> </text:span></text:span><text:span text:style-name="Основной_20_шрифт_20_абзаца"><text:span text:style-name="T6">— Гречишка вьюнковая, горец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9">.</text:span></text:span></text:p>
      <text:p text:style-name="P1">Ядовитое однолетнее растение высотой до 1 м. Растение вьющееся. Листья продолговатые, почти линейные. Цветет в июне — июле. Цветков по 3 — 6 в пазушных пучках.</text:p>
      <text:p text:style-name="P1">Растет в посевах и галечниках, от низменности до среднегорного пояса.</text:p>
      <text:p text:style-name="P1">Сорняк однолетний.</text:p>
      <text:p text:style-name="P1"/>
      <text:p text:style-name="P7"><text:span text:style-name="Основной_20_шрифт_20_абзаца"><text:span text:style-name="T1">ХIвралыцI</text:span></text:span><text:span text:style-name="Основной_20_шрифт_20_абзаца"><text:span text:style-name="T9"> </text:span></text:span><text:span text:style-name="Основной_20_шрифт_20_абзаца"><text:span text:style-name="T6">— Хвощ — </text:span></text:span><text:span text:style-name="Основной_20_шрифт_20_абзаца"><text:span text:style-name="T15">Equise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лод многолетних корневищевых тягостных сорняков. Во флоре КЧР растет на сырых почвах. Ранней весной вырастают розоватые плодоносящие побеги, а позже — бесплодные зеленые стебли, последние (стебли) сильно ветвятся.</text:p>
      <text:p text:style-name="P1">Размножается в основном корневищами. Животными виды этого рода не поедаются. Сорняки.</text:p>
      <text:p text:style-name="P1"/>
      <text:p text:style-name="P7"><text:span text:style-name="Основной_20_шрифт_20_абзаца"><text:span text:style-name="T1">ХIврапаса</text:span></text:span><text:span text:style-name="Основной_20_шрифт_20_абзаца"><text:span text:style-name="T9"> </text:span></text:span><text:span text:style-name="Основной_20_шрифт_20_абзаца"><text:span text:style-name="T6">— Фиалка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ХIврапшдза</text:span></text:span><text:span text:style-name="Основной_20_шрифт_20_абзаца"><text:span text:style-name="T9"> </text:span></text:span><text:span text:style-name="Основной_20_шрифт_20_абзаца"><text:span text:style-name="T6">— Люпин многолистный — </text:span></text:span><text:span text:style-name="Основной_20_шрифт_20_абзаца"><text:span text:style-name="T15">Lupinus</text:span></text:span><text:span text:style-name="Основной_20_шрифт_20_абзаца"><text:span text:style-name="T16"> </text:span></text:span><text:span text:style-name="Основной_20_шрифт_20_абзаца"><text:span text:style-name="T15">polyphyl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89.</text:span></text:span></text:p>
      <text:p text:style-name="P1">Род люпин включает однолетники и многолетники, преимущественно травянистые растения. Многолетник до 100 см высотой. Цветет в мае — июле. Соцветие длинное, многоцветковое.</text:p>
      <text:p text:style-name="P1">К почве нетребователен, но плохо растет на заболоченных почвах. Люпиновые корма очень богаты белком.</text:p>
      <text:p text:style-name="P1">В КЧР возделывается и как декоративное растение.</text:p>
      <text:p text:style-name="P1"/>
      <text:p text:style-name="P7"><text:span text:style-name="Основной_20_шрифт_20_абзаца"><text:span text:style-name="T1">ХIврапшка</text:span></text:span><text:span text:style-name="Основной_20_шрифт_20_абзаца"><text:span text:style-name="T6"> — Овсяница — </text:span></text:span><text:span text:style-name="Основной_20_шрифт_20_абзаца"><text:span text:style-name="T15">Festu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Корневая система крепкая. Стебли поднимаются прямо, достигающие до 30 — 60 см высоты. Листья линейные до 1 мм ширины, шероховатые.</text:p>
      <text:p text:style-name="P1">Метелка зеленая или слегка фиолетовая.</text:p>
      <text:p text:style-name="P1">Растения пригодны для газонов, хорошее кормовое.</text:p>
      <text:p text:style-name="P1">Цветет с мая по июль. Растет на сухих лугах.</text:p>
      <text:p text:style-name="P1"/>
      <text:p text:style-name="P7"><text:span text:style-name="Основной_20_шрифт_20_абзаца"><text:span text:style-name="T1">ХIврапшка</text:span></text:span><text:span text:style-name="Основной_20_шрифт_20_абзаца"><text:span text:style-name="T9"> </text:span></text:span><text:span text:style-name="Основной_20_шрифт_20_абзаца"><text:span text:style-name="T6">— Бескилица — </text:span></text:span><text:span text:style-name="Основной_20_шрифт_20_абзаца"><text:span text:style-name="T15">Puccinellia</text:span></text:span><text:span text:style-name="Основной_20_шрифт_20_абзаца"><text:span text:style-name="T16"> </text:span></text:span><text:span text:style-name="Основной_20_шрифт_20_абзаца"><text:span text:style-name="T15">Parl</text:span></text:span><text:span text:style-name="Основной_20_шрифт_20_абзаца"><text:span text:style-name="T6">.</text:span></text:span></text:p>
      <text:p text:style-name="P1">Многолетнее травянистое растение. Корневая система крепкая. Стебли прямостоячие. Стеблевые листья плоские 2 — 5 мм ширины. Стебли обычно достигают 15 — 60 см высоты.</text:p>
      <text:p text:style-name="P1">Цветет с июня но август. Растет на сырых лугах.</text:p>
      <text:p text:style-name="P1">Удовлетворительно поедается скотом.</text:p>
      <text:p text:style-name="P1"/>
      <text:p text:style-name="P7"><text:span text:style-name="Основной_20_шрифт_20_абзаца"><text:span text:style-name="T1">ХIврауау</text:span></text:span><text:span text:style-name="Основной_20_шрифт_20_абзаца"><text:span text:style-name="T9"> </text:span></text:span><text:span text:style-name="Основной_20_шрифт_20_абзаца"><text:span text:style-name="T6">— Икотник — </text:span></text:span><text:span text:style-name="Основной_20_шрифт_20_абзаца"><text:span text:style-name="T15">Berteroa</text:span></text:span><text:span text:style-name="Основной_20_шрифт_20_абзаца"><text:span text:style-name="T16"> </text:span></text:span><text:span text:style-name="Основной_20_шрифт_20_абзаца"><text:span text:style-name="T15">DC</text:span></text:span><text:span text:style-name="Основной_20_шрифт_20_абзаца"><text:span text:style-name="T6">.</text:span></text:span></text:p>
      <text:p text:style-name="P1">Двухлетнее сорное растение высотой до 50 см, серое от массовых волосков. Стебель ветвящийся, листья ланцетные. Цветки белые, мелкие. Цветет с мая по июнь. Плод — сплюснутый стручочек.</text:p>
      <text:p text:style-name="P1">Растет в КЧР повсеместно, по полям, пустырям, возле дорог, в садах и огородах. Часто засоряет посевы трав.</text:p>
      <text:p text:style-name="P1"/>
      <text:p text:style-name="P7"><text:span text:style-name="Основной_20_шрифт_20_абзаца"><text:span text:style-name="T1">ХIврауау</text:span></text:span><text:span text:style-name="Основной_20_шрифт_20_абзаца"><text:span text:style-name="T9"> </text:span></text:span><text:span text:style-name="Основной_20_шрифт_20_абзаца"><text:span text:style-name="T6">— Борец, аконит — </text:span></text:span><text:span text:style-name="Основной_20_шрифт_20_абзаца"><text:span text:style-name="T15">Aconi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альарчIыхв.</text:p>
      <text:p text:style-name="P1"/>
      <text:p text:style-name="P7"><text:span text:style-name="Основной_20_шрифт_20_абзаца"><text:span text:style-name="T1">ХIврауау</text:span></text:span><text:span text:style-name="Основной_20_шрифт_20_абзаца"><text:span text:style-name="T6"> — Переступень, бриония — </text:span></text:span><text:span text:style-name="Основной_20_шрифт_20_абзаца"><text:span text:style-name="T15">Bryon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встречается 2 вида бриония — белая и двудомная. Многолетние травянистые лазящие растения. Стебель от 2 до 4 м длины. Корень сильно утолщенный. Цветет с мая по август. Плод мелкий, шаровидный, черный, желтый или красный.</text:p>
      <text:p text:style-name="P1">Растет в кустарниках. Оба вида ядовиты, медоносы.</text:p>
      <text:p text:style-name="P1">Корни применяются в народной медицине как кровоостанавливающее средство. Отравление скота происходит при пастьбе в местах, где растет бриония.</text:p>
      <text:p text:style-name="P1"/>
      <text:p text:style-name="P7"><text:bookmark-start text:name="bookmark8"/><text:soft-page-break/><text:span text:style-name="Основной_20_шрифт_20_абзаца"><text:span text:style-name="T1">ХIврафауачва</text:span></text:span><text:span text:style-name="Основной_20_шрифт_20_абзаца"><text:span text:style-name="T6"> — Хвощ — </text:span></text:span><text:span text:style-name="Основной_20_шрифт_20_абзаца"><text:span text:style-name="T15">Egyise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bookmark-end text:name="bookmark8"/></text:p>
      <text:p text:style-name="P1">Уапшы ХIвралыц.</text:p>
      <text:p text:style-name="P1"/>
      <text:p text:style-name="P7"><text:span text:style-name="Основной_20_шрифт_20_абзаца"><text:span text:style-name="T1">ХIврахвышхва</text:span></text:span><text:span text:style-name="Основной_20_шрифт_20_абзаца"><text:span text:style-name="T6"> — Купена лекарственная — </text:span></text:span><text:span text:style-name="Основной_20_шрифт_20_абзаца"><text:span text:style-name="T15">Polygona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All</text:span></text:span><text:span text:style-name="Основной_20_шрифт_20_абзаца"><text:span text:style-name="T6">.</text:span></text:span></text:p>
      <text:p text:style-name="P1">Многолетнее растение с дуговидным стеблем, несущий два ряда удлиненных острых листьев, из пазух которых вырастают цветки одиночные или в кистях.</text:p>
      <text:p text:style-name="P1">Растение с толстым, ползучим корневищем. Околоцветник белый, простой. Плод — черная ягода. Цветки по 2 — 4 в пазухах листьев. Цветет ранней весной.</text:p>
      <text:p text:style-name="P1">В КЧР растет в лесах, часто встречается под пологом зарослей орешника.</text:p>
      <text:p text:style-name="P1">Купена ценна тем, что долго остается декоративной и ее можно высаживать в сильно затененных местах, на влажных почвах. Растет на одном месте 8 — 10 лет. Легко размножается корневищами.</text:p>
      <text:p text:style-name="P1"/>
      <text:p text:style-name="P7"><text:span text:style-name="Основной_20_шрифт_20_абзаца"><text:span text:style-name="T1">ХIврахъагIважь</text:span></text:span><text:span text:style-name="Основной_20_шрифт_20_абзаца"><text:span text:style-name="T6"> — Бессмертник песчаный — </text:span></text:span><text:span text:style-name="Основной_20_шрифт_20_абзаца"><text:span text:style-name="T15">Helichrysum</text:span></text:span><text:span text:style-name="Основной_20_шрифт_20_абзаца"><text:span text:style-name="T16"> </text:span></text:span><text:span text:style-name="Основной_20_шрифт_20_абзаца"><text:span text:style-name="T15">arena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Къасмыджь.</text:p>
      <text:p text:style-name="P1"/>
      <text:p text:style-name="P7"><text:span text:style-name="Основной_20_шрифт_20_абзаца"><text:span text:style-name="T1">ХIврахъагIважь</text:span></text:span><text:span text:style-name="Основной_20_шрифт_20_абзаца"><text:span text:style-name="T6"> — Зверобой обыкновенны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ХIврахъагIважь</text:span></text:span><text:span text:style-name="Основной_20_шрифт_20_абзаца"><text:span text:style-name="T6"> — Пижма обыкновенная — </text:span></text:span><text:span text:style-name="Основной_20_шрифт_20_абзаца"><text:span text:style-name="T15">Tanacet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90.</text:span></text:span></text:p>
      <text:p text:style-name="P1">Уапшы КIамыхIвра.</text:p>
      <text:p text:style-name="P1"/>
      <text:p text:style-name="P7"><text:span text:style-name="Основной_20_шрифт_20_абзаца"><text:span text:style-name="T1">ХIврахъаххыл</text:span></text:span><text:span text:style-name="Основной_20_шрифт_20_абзаца"><text:span text:style-name="T6"> — Вьюнок полевой —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91.</text:span></text:span></text:p>
      <text:p text:style-name="P1">Многолетнее растение. Стебли вьющиеся. Листья длинночерешковые. треугольно-яйцевидные или сердцевидные. Цветки белые или розовые, сидящие ио 1 — 3.</text:p>
      <text:p text:style-name="P1">Растет на полях, огородах, склонах, на сорных местах. Ядовитое растение. Отмечены случаи отравления со смертельным исходом овец при пастьбе на нолях, обильно поросших вьюнком.</text:p>
      <text:p text:style-name="P1">Лекарственное растение.</text:p>
      <text:p text:style-name="P1"/>
      <text:p text:style-name="P7"><text:span text:style-name="Основной_20_шрифт_20_абзаца"><text:span text:style-name="T1">ХIврахъвыш</text:span></text:span><text:span text:style-name="Основной_20_шрифт_20_абзаца"><text:span text:style-name="T9"> </text:span></text:span><text:span text:style-name="Основной_20_шрифт_20_абзаца"><text:span text:style-name="T6">— Рыжик — </text:span></text:span><text:span text:style-name="Основной_20_шрифт_20_абзаца"><text:span text:style-name="T15">Camelina</text:span></text:span><text:span text:style-name="Основной_20_шрифт_20_абзаца"><text:span text:style-name="T16"> </text:span></text:span><text:span text:style-name="Основной_20_шрифт_20_абзаца"><text:span text:style-name="T15">Crantz</text:span></text:span><text:span text:style-name="Основной_20_шрифт_20_абзаца"><text:span text:style-name="T6">.</text:span></text:span></text:p>
      <text:p text:style-name="P1">Масличное однолетнее растение высотой до 1 м с сидячими листьями.</text:p>
      <text:p text:style-name="P1">Верхние листья линейные. Цветки золотисто-желтые. Плод — стручок с мелкими рыжими семенами.</text:p>
      <text:p text:style-name="P1">Культивируется ради масла (рыжиковое масло), содержащегося в семенах.</text:p>
      <text:p text:style-name="P1">В дикой флоре КЧР видов этого рода четыре. Рыжик белоцветковый, мелкоплодный, яровой, волосистый. Обычны они на сухих склонах и в посевах.</text:p>
      <text:p text:style-name="P1"/>
      <text:p text:style-name="P7"><text:span text:style-name="Основной_20_шрифт_20_абзаца"><text:span text:style-name="T1">ХIврахъвыш</text:span></text:span><text:span text:style-name="Основной_20_шрифт_20_абзаца"><text:span text:style-name="T9"> </text:span></text:span><text:span text:style-name="Основной_20_шрифт_20_абзаца"><text:span text:style-name="T6">— Рыжик посевной, яровой, гладкий — </text:span></text:span><text:span text:style-name="Основной_20_шрифт_20_абзаца"><text:span text:style-name="T15">Camelina</text:span></text:span><text:span text:style-name="Основной_20_шрифт_20_абзаца"><text:span text:style-name="T16"> </text:span></text:span><text:span text:style-name="Основной_20_шрифт_20_абзаца"><text:span text:style-name="T15">sati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Grantz</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192</text:span></text:span><text:span text:style-name="Основной_20_шрифт_20_абзаца"><text:span text:style-name="T6">.</text:span></text:span></text:p>
      <text:p text:style-name="P1">Яровой однолетник 30 — 60 см высотой. Стебель прямой, листья сидячие, ланцетовидные. Цветки ярко-желтые на длинных цветоножках, в кистях. Семена рыжевато-бурые. Цветет и плодоносит с мая по август.</text:p>
      <text:p text:style-name="P1">Растет на полях, залежах, вдоль дорог.</text:p>
      <text:p text:style-name="P1">Сорное и культивируемое растение. Из семян получают масло золотисто-желтого цвета с горьковатым вкусом.</text:p>
      <text:p text:style-name="P1"/>
      <text:p text:style-name="P7"><text:span text:style-name="Основной_20_шрифт_20_абзаца"><text:span text:style-name="T1">ХIврахъвыш</text:span></text:span><text:span text:style-name="Основной_20_шрифт_20_абзаца"><text:span text:style-name="T9"> </text:span></text:span><text:span text:style-name="Основной_20_шрифт_20_абзаца"><text:span text:style-name="T6">— Шалфей седоватый — </text:span></text:span><text:span text:style-name="Основной_20_шрифт_20_абзаца"><text:span text:style-name="T15">Salivia</text:span></text:span><text:span text:style-name="Основной_20_шрифт_20_абзаца"><text:span text:style-name="T16"> </text:span></text:span><text:span text:style-name="Основной_20_шрифт_20_абзаца"><text:span text:style-name="T15">canescens</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6">.</text:span></text:span></text:p>
      <text:p text:style-name="P1">Многолетнее травянистое растение до 10 — 35 см высотой. Стебель прямостоячий.</text:p>
      <text:p text:style-name="P1">Листья прикорневые, продолговатые. Стебли и листья бело-войлочные, волосистого опушения. Венчик фиолетовый.</text:p>
      <text:p text:style-name="P1">Цветет в мае — июле. В КЧР растет на сухих склонах. Ксерофит, вид декоративен. Заслуживает введения в культуру.</text:p>
      <text:p text:style-name="P1"/>
      <text:p text:style-name="P7"><text:span text:style-name="Основной_20_шрифт_20_абзаца"><text:span text:style-name="T1">ХIврачвгьа</text:span></text:span><text:span text:style-name="Основной_20_шрифт_20_абзаца"><text:span text:style-name="T9"> </text:span></text:span><text:span text:style-name="Основной_20_шрифт_20_абзаца"><text:span text:style-name="T6">— Дурман обыкновенный — </text:span></text:span><text:span text:style-name="Основной_20_шрифт_20_абзаца"><text:span text:style-name="T15">Datura</text:span></text:span><text:span text:style-name="Основной_20_шрифт_20_абзаца"><text:span text:style-name="T16"> </text:span></text:span><text:span text:style-name="Основной_20_шрифт_20_абзаца"><text:span text:style-name="T15">stramo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Къвакь.</text:p>
      <text:p text:style-name="P1"><text:soft-page-break/></text:p>
      <text:p text:style-name="P7"><text:span text:style-name="Основной_20_шрифт_20_абзаца"><text:span text:style-name="T1">ХIврашкIвокIва</text:span></text:span><text:span text:style-name="Основной_20_шрифт_20_абзаца"><text:span text:style-name="T9"> </text:span></text:span><text:span text:style-name="Основной_20_шрифт_20_абзаца"><text:span text:style-name="T6">— Марь белая — </text:span></text:span><text:span text:style-name="Основной_20_шрифт_20_абзаца"><text:span text:style-name="T15">Chenopodi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text:span text:style-name="T24">п</text:span>шы ДжьаджьашхIва.</text:p>
      <text:p text:style-name="P1"/>
      <text:p text:style-name="P7"><text:span text:style-name="Основной_20_шрифт_20_абзаца"><text:span text:style-name="T1">ХIврашыга</text:span></text:span><text:span text:style-name="Основной_20_шрифт_20_абзаца"><text:span text:style-name="T9"> </text:span></text:span><text:span text:style-name="Основной_20_шрифт_20_абзаца"><text:span text:style-name="T6">— Дрок красильный — </text:span></text:span><text:span text:style-name="Основной_20_шрифт_20_абзаца"><text:span text:style-name="T15">Genista</text:span></text:span><text:span text:style-name="Основной_20_шрифт_20_абзаца"><text:span text:style-name="T16"> </text:span></text:span><text:span text:style-name="Основной_20_шрифт_20_абзаца"><text:span text:style-name="T15">tincto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Кустарник высотой 0,5 — 1,5 м. Стебли прямостоячие. Побеги голые, зеленые. Листья ланцетные, на верхушке заостренные. Цветки в соцветиях по 2 — 5, желтые. Плод — боб продолговатый, плоский.</text:p>
      <text:p text:style-name="P1">Растет по сухим лесам и склонам. Цветки медоносны. Стебли годны для получения грубого волокна. Красильное растение, дает желтую краску для тканей.</text:p>
      <text:p text:style-name="P1"/>
      <text:p text:style-name="P7"><text:span text:style-name="Основной_20_шрифт_20_абзаца"><text:span text:style-name="T1">ХIврашыга</text:span></text:span><text:span text:style-name="Основной_20_шрифт_20_абзаца"><text:span text:style-name="T9"> </text:span></text:span><text:span text:style-name="Основной_20_шрифт_20_абзаца"><text:span text:style-name="T6">— Пижма обыкновенная, полевая рябинка — </text:span></text:span><text:span text:style-name="Основной_20_шрифт_20_абзаца"><text:span text:style-name="T15">Tanacet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IамыхIвра.</text:p>
      <text:p text:style-name="P1"/>
      <text:p text:style-name="P7"><text:span text:style-name="Основной_20_шрифт_20_абзаца"><text:span text:style-name="T1">ХIврашвыга</text:span></text:span><text:span text:style-name="Основной_20_шрифт_20_абзаца"><text:span text:style-name="T9"> </text:span></text:span><text:span text:style-name="Основной_20_шрифт_20_абзаца"><text:span text:style-name="T6">— Дрок — </text:span></text:span><text:span text:style-name="Основной_20_шрифт_20_абзаца"><text:span text:style-name="T15">Genis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Низкий колючий кустарник, листья мелкие, простые или тройчатые. Стебли прямостоячие и восходящие. Цветки желтые. Плод — боб.</text:p>
      <text:p text:style-name="P1">Многие виды дрока очень декоративны, пригодны для каменистых горок, для оформления опушек, берегов, бордюров.</text:p>
      <text:p text:style-name="P1"/>
      <text:p text:style-name="P7"><text:span text:style-name="Основной_20_шрифт_20_абзаца"><text:span text:style-name="T1">ХIврашвыга</text:span></text:span><text:span text:style-name="Основной_20_шрифт_20_абзаца"><text:span text:style-name="T9"> </text:span></text:span><text:span text:style-name="Основной_20_шрифт_20_абзаца"><text:span text:style-name="T6">— Пустырник пятилопастный — </text:span></text:span><text:span text:style-name="Основной_20_шрифт_20_абзаца"><text:span text:style-name="T15">Leonurus</text:span></text:span><text:span text:style-name="Основной_20_шрифт_20_абзаца"><text:span text:style-name="T16"> </text:span></text:span><text:span text:style-name="Основной_20_шрифт_20_абзаца"><text:span text:style-name="T15">guinguelobatus</text:span></text:span><text:span text:style-name="Основной_20_шрифт_20_абзаца"><text:span text:style-name="T16"> </text:span></text:span><text:span text:style-name="Основной_20_шрифт_20_абзаца"><text:span text:style-name="T15">Gilib</text:span></text:span><text:span text:style-name="Основной_20_шрифт_20_абзаца"><text:span text:style-name="T6">.</text:span></text:span></text:p>
      <text:p text:style-name="P1"/>
      <text:p text:style-name="P7"><text:span text:style-name="Основной_20_шрифт_20_абзаца"><text:span text:style-name="T1">ХIвратлакъыца</text:span></text:span><text:span text:style-name="Основной_20_шрифт_20_абзаца"><text:span text:style-name="T9"> </text:span></text:span><text:span text:style-name="Основной_20_шрифт_20_абзаца"><text:span text:style-name="T6">— Синяк обыкновенный — </text:span></text:span><text:span text:style-name="Основной_20_шрифт_20_абзаца"><text:span text:style-name="T15">Echi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Цветки синие, до распускания розовые. Все растение жесткошершавое. Стебель прямой, 30 — 100 см. Листья небольшие, ланцетные, с одной жилкой посредине. Плоды — трехгранные орешки. Цветет с начала июня до осени. Двухлетнее. Растет в степи, около дорог, на сорных местах, посевах.</text:p>
      <text:p text:style-name="P1">Медонос.</text:p>
      <text:p text:style-name="P1"/>
      <text:p text:style-name="P7"><text:span text:style-name="Основной_20_шрифт_20_абзаца"><text:span text:style-name="T1">ХIвымпIыла</text:span></text:span><text:span text:style-name="Основной_20_шрифт_20_абзаца"><text:span text:style-name="T9"> </text:span></text:span><text:span text:style-name="Основной_20_шрифт_20_абзаца"><text:span text:style-name="T6">— Хмель обыкновенный — </text:span></text:span><text:span text:style-name="Основной_20_шрифт_20_абзаца"><text:span text:style-name="T15">Humulus</text:span></text:span><text:span text:style-name="Основной_20_шрифт_20_абзаца"><text:span text:style-name="T16"> </text:span></text:span><text:span text:style-name="Основной_20_шрифт_20_абзаца"><text:span text:style-name="T15">lu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ыпага.</text:p>
      <text:p text:style-name="P1"/>
      <text:p text:style-name="P7"><text:span text:style-name="Основной_20_шрифт_20_абзаца"><text:span text:style-name="T1">ХIвымпIыла</text:span></text:span><text:span text:style-name="Основной_20_шрифт_20_абзаца"><text:span text:style-name="T6"> — Соплодие хмеля обыкновенного — </text:span></text:span><text:span text:style-name="Основной_20_шрифт_20_абзаца"><text:span text:style-name="T15">Humulus</text:span></text:span><text:span text:style-name="Основной_20_шрифт_20_абзаца"><text:span text:style-name="T16"> </text:span></text:span><text:span text:style-name="Основной_20_шрифт_20_абзаца"><text:span text:style-name="T15">lu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ыпага.</text:p>
      <text:p text:style-name="P1"/>
      <text:p text:style-name="P7"><text:span text:style-name="Основной_20_шрифт_20_абзаца"><text:span text:style-name="T1">ХIвынапцIыхъва</text:span></text:span><text:span text:style-name="Основной_20_шрифт_20_абзаца"><text:span text:style-name="T6"> — Тимофеевка — </text:span></text:span><text:span text:style-name="Основной_20_шрифт_20_абзаца"><text:span text:style-name="T15">Phl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193.</text:span></text:span></text:p>
      <text:p text:style-name="P1">Виды этого рода — кормовые травянистые растения до 15 — 60 см высотой. Листья линейные.</text:p>
      <text:p text:style-name="P1">Во флоре КЧР встречаются 6 видов, в основном это луговые растения, многолетники, кроме тимофеевки метельчатой. Основное местообитание — леса, кустарники, сухие луга, скалы и осыпи. Цветут в мае — июле, даже в августе. Вид — тимофеевка альпийская не выходит за пределы высокогорного пояса.</text:p>
      <text:p text:style-name="P1">Соцветие — сложный колос.</text:p>
      <text:p text:style-name="P1"/>
      <text:p text:style-name="P7"><text:span text:style-name="Основной_20_шрифт_20_абзаца"><text:span text:style-name="T1">ХIвынщыга</text:span></text:span><text:span text:style-name="Основной_20_шрифт_20_абзаца"><text:span text:style-name="T6"> — Полынь горьк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absinth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усорное и сорное растение до 60 — 100 см высотой. Стебель ветвистый. Цветет в июле — августе. Цветки собраны в метельчатое соцветие.</text:p>
      <text:p text:style-name="P1">Растет в степях, на сухих лугах, сорных местах от низменности до среднегорного пояса.</text:p>
      <text:p text:style-name="P1">Растение лекарственное, служит для приготовления из травы средств, возбуждающих аппетит.</text:p>
      <text:p text:style-name="P1"/>
      <text:p text:style-name="P7"><text:span text:style-name="Основной_20_шрифт_20_абзаца"><text:span text:style-name="T1">ХIвынгIвымсага</text:span></text:span><text:span text:style-name="Основной_20_шрифт_20_абзаца"><text:span text:style-name="T6"> — Полынь метельчат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scoparia</text:span></text:span><text:span text:style-name="Основной_20_шрифт_20_абзаца"><text:span text:style-name="T16"> </text:span></text:span><text:span text:style-name="Основной_20_шрифт_20_абзаца"><text:span text:style-name="T15">Waldst</text:span></text:span><text:span text:style-name="Основной_20_шрифт_20_абзаца"><text:span text:style-name="T16">. </text:span></text:span><text:span text:style-name="Основной_20_шрифт_20_абзаца"><text:span text:style-name="T15">et</text:span></text:span><text:span text:style-name="Основной_20_шрифт_20_абзаца"><text:span text:style-name="T16"> </text:span></text:span><text:span text:style-name="Основной_20_шрифт_20_абзаца"><text:span text:style-name="T15">kit</text:span></text:span><text:span text:style-name="Основной_20_шрифт_20_абзаца"><text:span text:style-name="T6">.</text:span></text:span></text:p>
      <text:p text:style-name="P1">Уапшы ГIвымсагахаха.</text:p>
      <text:p text:style-name="P1"/>
      <text:p text:style-name="P7"><text:soft-page-break/><text:span text:style-name="Основной_20_шрифт_20_абзаца"><text:span text:style-name="T1">ХIвырма</text:span></text:span><text:span text:style-name="Основной_20_шрифт_20_абзаца"><text:span text:style-name="T6"> — Хурма — </text:span></text:span><text:span text:style-name="Основной_20_шрифт_20_абзаца"><text:span text:style-name="T15">Diospyro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Видов хурмы 190, в нашей стране растут 3 вида: дерево до 20 м высотой, листья темно-зеленые, богаты витамином </text:span></text:span><text:span text:style-name="Основной_20_шрифт_20_абзаца"><text:span text:style-name="T12">C</text:span></text:span><text:span text:style-name="Основной_20_шрифт_20_абзаца"><text:span text:style-name="T6">; плоды — ягоды синевато-фиолетовые.</text:span></text:span></text:p>
      <text:p text:style-name="P1"/>
      <text:p text:style-name="P7"><text:span text:style-name="Основной_20_шрифт_20_абзаца"><text:span text:style-name="T1">ХIвырма</text:span></text:span><text:span text:style-name="Основной_20_шрифт_20_абзаца"><text:span text:style-name="T6"> — Плод хурмы обыкновенной, кавказской — </text:span></text:span><text:span text:style-name="Основной_20_шрифт_20_абзаца"><text:span text:style-name="T15">Diospyros</text:span></text:span><text:span text:style-name="Основной_20_шрифт_20_абзаца"><text:span text:style-name="T16"> </text:span></text:span><text:span text:style-name="Основной_20_шрифт_20_абзаца"><text:span text:style-name="T15">lo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лоды дерева — ягоды мелкие 1,5 см в диаметре, синевато-фиолетовые, терпкие; после лежки плоды-ягоды становятся сладкими.</text:p>
      <text:p text:style-name="P1"/>
      <text:p text:style-name="P7"><text:span text:style-name="Основной_20_шрифт_20_абзаца"><text:span text:style-name="T1">ХIвырмацIла</text:span></text:span><text:span text:style-name="Основной_20_шрифт_20_абзаца"><text:span text:style-name="T9"> </text:span></text:span><text:span text:style-name="Основной_20_шрифт_20_абзаца"><text:span text:style-name="T6">— Хурма обыкновенная, кавказская — </text:span></text:span><text:span text:style-name="Основной_20_шрифт_20_абзаца"><text:span text:style-name="T15">Diospyros</text:span></text:span><text:span text:style-name="Основной_20_шрифт_20_абзаца"><text:span text:style-name="T16"> </text:span></text:span><text:span text:style-name="Основной_20_шрифт_20_абзаца"><text:span text:style-name="T15">lo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ырма.</text:p>
      <text:p text:style-name="P1"/>
      <text:p text:style-name="P7"><text:span text:style-name="Основной_20_шрифт_20_абзаца"><text:span text:style-name="T1">ХIвырмыджь</text:span></text:span><text:span text:style-name="Основной_20_шрифт_20_абзаца"><text:span text:style-name="T9"> </text:span></text:span><text:span text:style-name="Основной_20_шрифт_20_абзаца"><text:span text:style-name="T6">— Череда трехраздельная — </text:span></text:span><text:span text:style-name="Основной_20_шрифт_20_абзаца"><text:span text:style-name="T15">Bidens</text:span></text:span><text:span text:style-name="Основной_20_шрифт_20_абзаца"><text:span text:style-name="T16"> </text:span></text:span><text:span text:style-name="Основной_20_шрифт_20_абзаца"><text:span text:style-name="T15">triparti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8">.</text:span></text:span></text:p>
      <text:p text:style-name="P1">Однолетнее травянистое растение темно-зеленого цвета. Стебель цилиндрический, сочный, высотой до 30 — 100 см, густоветвистый от самого основания. Листья короткочерешковые, трехраздельные. Цветки желтые, собраны в плоские корзинки, сидящие по 1 на концах ветвей. Цветет с июля по сентябрь.</text:p>
      <text:p text:style-name="P1">Растет в сырых местах, по берегам рек, ручьев.</text:p>
      <text:p text:style-name="P1">В медицинской практике употребляют листья и молодые олиственные верхушки растения.</text:p>
      <text:p text:style-name="P1"/>
      <text:p text:style-name="P7"><text:span text:style-name="Основной_20_шрифт_20_абзаца"><text:span text:style-name="T1">а-Ца</text:span></text:span><text:span text:style-name="Основной_20_шрифт_20_абзаца"><text:span text:style-name="T9"> </text:span></text:span><text:span text:style-name="Основной_20_шрифт_20_абзаца"><text:span text:style-name="T6">(абх.) — Вишня, черешн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Mill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а-Цаацла</text:span></text:span><text:span text:style-name="Основной_20_шрифт_20_абзаца"><text:span text:style-name="T9"> </text:span></text:span><text:span text:style-name="Основной_20_шрифт_20_абзаца"><text:span text:style-name="T6">(абх.) — Береза — </text:span></text:span><text:span text:style-name="Основной_20_шрифт_20_абзаца"><text:span text:style-name="T15">Be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ыхI.</text:p>
      <text:p text:style-name="P1"/>
      <text:p text:style-name="P7"><text:span text:style-name="Основной_20_шрифт_20_абзаца"><text:span text:style-name="T1">а-Цамкур</text:span></text:span><text:span text:style-name="Основной_20_шрифт_20_абзаца"><text:span text:style-name="T9"> </text:span></text:span><text:span text:style-name="Основной_20_шрифт_20_абзаца"><text:span text:style-name="T6">(абх.) — Клевер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ЦаранчIвы</text:span></text:span><text:span text:style-name="Основной_20_шрифт_20_абзаца"><text:span text:style-name="T9"> </text:span></text:span><text:span text:style-name="Основной_20_шрифт_20_абзаца"><text:span text:style-name="T6">— Щавель кисл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acet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8">Рис. 194.</text:span></text:span></text:p>
      <text:p text:style-name="P1">Многолетнее травянистое растение высотой до 1 м. Корневая система хорошо развита. Стебли прямостоячие, обычно слабо ветвистые. Нижние листья яйцевидно-продолговатые, к основанию суженные, с двумя вниз направленными ушками. Семянка до 3 мм длины, темно-коричневая.</text:p>
      <text:p text:style-name="P1">Листья и стебли имеют кисловатый вкус. Возделывается как овощное растение. Мягкие стебли и листья едят в сыром виде и служат они и для приготовления борща.</text:p>
      <text:p text:style-name="P1">Растет на сенокосах в диком виде.</text:p>
      <text:p text:style-name="P1"/>
      <text:p text:style-name="P7"><text:span text:style-name="Основной_20_шрифт_20_абзаца"><text:span text:style-name="T1">ЦаранчIвбыгъьду</text:span></text:span><text:span text:style-name="Основной_20_шрифт_20_абзаца"><text:span text:style-name="T9"> </text:span></text:span><text:span text:style-name="Основной_20_шрифт_20_абзаца"><text:span text:style-name="T6">— Хрен деревенский — </text:span></text:span><text:span text:style-name="Основной_20_шрифт_20_абзаца"><text:span text:style-name="T15">Armoracia</text:span></text:span><text:span text:style-name="Основной_20_шрифт_20_абзаца"><text:span text:style-name="T16"> </text:span></text:span><text:span text:style-name="Основной_20_шрифт_20_абзаца"><text:span text:style-name="T15">rusticana</text:span></text:span><text:span text:style-name="Основной_20_шрифт_20_абзаца"><text:span text:style-name="T16"> (</text:span></text:span><text:span text:style-name="Основной_20_шрифт_20_абзаца"><text:span text:style-name="T15">Lam</text:span></text:span><text:span text:style-name="Основной_20_шрифт_20_абзаца"><text:span text:style-name="T16">.) </text:span></text:span><text:span text:style-name="Основной_20_шрифт_20_абзаца"><text:span text:style-name="T15">Gaertn., Mey. et Scherb</text:span></text:span><text:span text:style-name="Основной_20_шрифт_20_абзаца"><text:span text:style-name="T6">.</text:span></text:span></text:p>
      <text:p text:style-name="P1">Уапшы СаранчIвбыгъьду.</text:p>
      <text:p text:style-name="P1"/>
      <text:p text:style-name="P7"><text:span text:style-name="Основной_20_шрифт_20_абзаца"><text:span text:style-name="T1">а-Цаш</text:span></text:span><text:span text:style-name="Основной_20_шрифт_20_абзаца"><text:span text:style-name="T9"> </text:span></text:span><text:span text:style-name="Основной_20_шрифт_20_абзаца"><text:span text:style-name="T6">(абх.) — Вишня, черешня обыкновенна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
      <text:p text:style-name="P7"><text:span text:style-name="Основной_20_шрифт_20_абзаца"><text:span text:style-name="T1">а-Цлаш</text:span></text:span><text:span text:style-name="Основной_20_шрифт_20_абзаца"><text:span text:style-name="T9"> </text:span></text:span><text:span text:style-name="Основной_20_шрифт_20_абзаца"><text:span text:style-name="T6">(абх.) — Тополь — </text:span></text:span><text:span text:style-name="Основной_20_шрифт_20_абзаца"><text:span text:style-name="T15">Po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ыгъ.</text:p>
      <text:p text:style-name="P1"/>
      <text:p text:style-name="P7"><text:span text:style-name="Основной_20_шрифт_20_абзаца"><text:span text:style-name="T1">Цраха</text:span></text:span><text:span text:style-name="Основной_20_шрифт_20_абзаца"><text:span text:style-name="T6"> — Ясменник — </text:span></text:span><text:span text:style-name="Основной_20_шрифт_20_абзаца"><text:span text:style-name="T15">Asper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около 9 видов ясменника. Многолетники с прямостоячими, ветвистыми стеблями от 5 до 50 см высотой. Листья на стебле по 8 — 14 в мутовке, линейные или продолговатые. Цветки собраны в соцветие кистевидное, метельчатое или узкое колосовидное. Венчик окрашен от белого до желтого цвета.</text:p>
      <text:p text:style-name="P1">Растет на сухих склонах, скалах, щебнистых местах, лесах, но опушкам и в кустарниках, на лугах, осыпях. Кормового значения они не имеют из-за опушения стеблей и листьев, покрытых жесткими волосками.</text:p>
      <text:p text:style-name="P1"/>
      <text:p text:style-name="P7"><text:span text:style-name="Основной_20_шрифт_20_абзаца"><text:span text:style-name="T1">Цраха</text:span></text:span><text:span text:style-name="Основной_20_шрифт_20_абзаца"><text:span text:style-name="T6"> — Череда трехраздельная — </text:span></text:span><text:span text:style-name="Основной_20_шрифт_20_абзаца"><text:span text:style-name="T15">Bidens</text:span></text:span><text:span text:style-name="Основной_20_шрифт_20_абзаца"><text:span text:style-name="T16"> </text:span></text:span><text:span text:style-name="Основной_20_шрифт_20_абзаца"><text:span text:style-name="T15">triparti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95.</text:span></text:span></text:p>
      <text:p text:style-name="P1"><text:soft-page-break/>Стебель ветвистый до 50 см высотой. Листья на коротких черешках, средняя доля листа крупнее боковых, все доли ланцетные, зубчатые. Стеблевые листья супративные, трехраздельные. Семена с прицепками.</text:p>
      <text:p text:style-name="P1">Однолетнее, цветет в июне — июле.</text:p>
      <text:p text:style-name="P1">Растет по сырым огородам, канавам, сорным местам.</text:p>
      <text:p text:style-name="P1">Надоедливый сорняк с очень цепкими плодами.</text:p>
      <text:p text:style-name="P1"/>
      <text:p text:style-name="P7"><text:span text:style-name="Основной_20_шрифт_20_абзаца"><text:span text:style-name="T1">Цраха</text:span></text:span><text:span text:style-name="Основной_20_шрифт_20_абзаца"><text:span text:style-name="T6"> — Подмаренник цепкий — </text:span></text:span><text:span text:style-name="Основной_20_шрифт_20_абзаца"><text:span text:style-name="T15">Galium</text:span></text:span><text:span text:style-name="Основной_20_шрифт_20_абзаца"><text:span text:style-name="T16"> </text:span></text:span><text:span text:style-name="Основной_20_шрифт_20_абзаца"><text:span text:style-name="T15">aparin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96.</text:span></text:span></text:p>
      <text:p text:style-name="P1">Уапшы Цырхал.</text:p>
      <text:p text:style-name="P1"/>
      <text:p text:style-name="P7"><text:span text:style-name="Основной_20_шрифт_20_абзаца"><text:span text:style-name="T1">Црахал</text:span></text:span><text:span text:style-name="Основной_20_шрифт_20_абзаца"><text:span text:style-name="T6"> — Подмаренник — </text:span></text:span><text:span text:style-name="Основной_20_шрифт_20_абзаца"><text:span text:style-name="T15">Ga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97.</text:span></text:span></text:p>
      <text:p text:style-name="P7"><text:span text:style-name="Основной_20_шрифт_20_абзаца"><text:span text:style-name="T6">Однолетние и многолетние травянистые растения, высотой от 20 до 80 см. Корневая система тонкая. Стебель у большинства четырехгранный, слабый, ломкий, шероховатый, лежачий, прямостоячий или цыпляющийся за соседние растения. Листья ланцетно-линейные с шипиками, листья расположены мутовчато (т. е. кольцами) по </text:span></text:span><text:span text:style-name="Основной_20_шрифт_20_абзаца"><text:span text:style-name="T7">4</text:span></text:span><text:span text:style-name="Основной_20_шрифт_20_абзаца"><text:span text:style-name="T6"> — 8 в каждой мутовке.</text:span></text:span></text:p>
      <text:p text:style-name="P1">Цветки мелкие, зеленовато-белые. Плоды шаровидно-вздутые, цепкие у большинства видов. Цветет с мая до осени.</text:p>
      <text:p text:style-name="P1">Растут на полях, огородах, в кустарниках. Подмаренники кормового значения не имеют, засоряют обычно сено.</text:p>
      <text:p text:style-name="P1"/>
      <text:p text:style-name="P7"><text:span text:style-name="Основной_20_шрифт_20_абзаца"><text:span text:style-name="T1">Цханаша</text:span></text:span><text:span text:style-name="Основной_20_шрифт_20_абзаца"><text:span text:style-name="T9"> </text:span></text:span><text:span text:style-name="Основной_20_шрифт_20_абзаца"><text:span text:style-name="T6">— Дыня посевная — </text:span></text:span><text:span text:style-name="Основной_20_шрифт_20_абзаца"><text:span text:style-name="T15">Cucumis</text:span></text:span><text:span text:style-name="Основной_20_шрифт_20_абзаца"><text:span text:style-name="T16"> </text:span></text:span><text:span text:style-name="Основной_20_шрифт_20_абзаца"><text:span text:style-name="T15">melo</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уан.</text:p>
      <text:p text:style-name="P1"/>
      <text:p text:style-name="P7"><text:span text:style-name="Основной_20_шрифт_20_абзаца"><text:span text:style-name="T1">ЦхахIвра</text:span></text:span><text:span text:style-name="Основной_20_шрифт_20_абзаца"><text:span text:style-name="T9"> </text:span></text:span><text:span text:style-name="Основной_20_шрифт_20_абзаца"><text:span text:style-name="T6">— Василек бледно-желтый — </text:span></text:span><text:span text:style-name="Основной_20_шрифт_20_абзаца"><text:span text:style-name="T15">Centaurea</text:span></text:span><text:span text:style-name="Основной_20_шрифт_20_абзаца"><text:span text:style-name="T16"> </text:span></text:span><text:span text:style-name="Основной_20_шрифт_20_абзаца"><text:span text:style-name="T15">cheiranth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10 — 45 см высотой. Стебель прямостоячий. Листья цельнокрайние, иногда перисторассеченные, нижние черешковые. Венчик бледно-желтый. Цветет в июне — июле.</text:p>
      <text:p text:style-name="P1">Обычный представитель субальпийских и альпийских лугов КЧР</text:p>
      <text:p text:style-name="P1">Растение медоносное. В сене скотом поедается.</text:p>
      <text:p text:style-name="P1"/>
      <text:p text:style-name="P7"><text:span text:style-name="Основной_20_шрифт_20_абзаца"><text:span text:style-name="T1">ЦхахIвра</text:span></text:span><text:span text:style-name="Основной_20_шрифт_20_абзаца"><text:span text:style-name="T9"> </text:span></text:span><text:span text:style-name="Основной_20_шрифт_20_абзаца"><text:span text:style-name="T6">— Синяк обыкновенный — </text:span></text:span><text:span text:style-name="Основной_20_шрифт_20_абзаца"><text:span text:style-name="T15">Echi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тлакъыца.</text:p>
      <text:p text:style-name="P1"/>
      <text:p text:style-name="P7"><text:span text:style-name="Основной_20_шрифт_20_абзаца"><text:span text:style-name="T1">ЦхацIычIва</text:span></text:span><text:span text:style-name="Основной_20_шрифт_20_абзаца"><text:span text:style-name="T9"> </text:span></text:span><text:span text:style-name="Основной_20_шрифт_20_абзаца"><text:span text:style-name="T6">— Дыня посевная — </text:span></text:span><text:span text:style-name="Основной_20_шрифт_20_абзаца"><text:span text:style-name="T15">Melo</text:span></text:span><text:span text:style-name="Основной_20_шрифт_20_абзаца"><text:span text:style-name="T16"> </text:span></text:span><text:span text:style-name="Основной_20_шрифт_20_абзаца"><text:span text:style-name="T15">sativ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ager. 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Хуан</text:span></text:span><text:span text:style-name="Основной_20_шрифт_20_абзаца"><text:span text:style-name="T12">.</text:span></text:span></text:p>
      <text:p text:style-name="P6"/>
      <text:p text:style-name="P7"><text:span text:style-name="Основной_20_шрифт_20_абзаца"><text:span text:style-name="T1">а</text:span></text:span><text:span text:style-name="Основной_20_шрифт_20_абзаца"><text:span text:style-name="T5">-</text:span></text:span><text:span text:style-name="Основной_20_шрифт_20_абзаца"><text:span text:style-name="T1">Цыбра</text:span></text:span><text:span text:style-name="Основной_20_шрифт_20_абзаца"><text:span text:style-name="T13"> </text:span></text:span><text:span text:style-name="Основной_20_шрифт_20_абзаца"><text:span text:style-name="T12">(</text:span></text:span><text:span text:style-name="Основной_20_шрифт_20_абзаца"><text:span text:style-name="T6">абх</text:span></text:span><text:span text:style-name="Основной_20_шрифт_20_абзаца"><text:span text:style-name="T12">.) — </text:span></text:span><text:span text:style-name="Основной_20_шрифт_20_абзаца"><text:span text:style-name="T6">Чабер</text:span></text:span><text:span text:style-name="Основной_20_шрифт_20_абзаца"><text:span text:style-name="T12"> — </text:span></text:span><text:span text:style-name="Основной_20_шрифт_20_абзаца"><text:span text:style-name="T15">Satureja 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Квт</text:span></text:span><text:span text:style-name="Основной_20_шрифт_20_абзаца"><text:span text:style-name="T12">I</text:span></text:span><text:span text:style-name="Основной_20_шрифт_20_абзаца"><text:span text:style-name="T6">ухъвшв</text:span></text:span><text:span text:style-name="Основной_20_шрифт_20_абзаца"><text:span text:style-name="T12">.</text:span></text:span></text:p>
      <text:p text:style-name="P6"/>
      <text:p text:style-name="P7"><text:span text:style-name="Основной_20_шрифт_20_абзаца"><text:span text:style-name="T1">Цыгвлымх</text:span></text:span><text:span text:style-name="Основной_20_шрифт_20_абзаца"><text:span text:style-name="T5">I</text:span></text:span><text:span text:style-name="Основной_20_шрифт_20_абзаца"><text:span text:style-name="T1">а</text:span></text:span><text:span text:style-name="Основной_20_шрифт_20_абзаца"><text:span text:style-name="T12"> — </text:span></text:span><text:span text:style-name="Основной_20_шрифт_20_абзаца"><text:span text:style-name="T6">Колокольчик</text:span></text:span><text:span text:style-name="Основной_20_шрифт_20_абзаца"><text:span text:style-name="T12"> </text:span></text:span><text:span text:style-name="Основной_20_шрифт_20_абзаца"><text:span text:style-name="T6">сарматский</text:span></text:span><text:span text:style-name="Основной_20_шрифт_20_абзаца"><text:span text:style-name="T12"> — </text:span></text:span><text:span text:style-name="Основной_20_шрифт_20_абзаца"><text:span text:style-name="T15">Campanula sarmatica ker.-Gawl</text:span></text:span><text:span text:style-name="Основной_20_шрифт_20_абзаца"><text:span text:style-name="T12">.</text:span></text:span></text:p>
      <text:p text:style-name="P1">Многолетнее травянистое растение высотой до 50 см. Стебель прямостоячий. Корни хорошо развиты, стержневые.</text:p>
      <text:p text:style-name="P1">Листья ланцетовидные 3 — 5 см шириной. Цветки в рыхлой однобокой кисти. Венчик голубой или почти белый.</text:p>
      <text:p text:style-name="P1">Цветет в июне — августе. Во флоре КЧР встречается лишь только в высокогорьях, на лугах и каменистых склонах.</text:p>
      <text:p text:style-name="P1"/>
      <text:p text:style-name="P7"><text:span text:style-name="Основной_20_шрифт_20_абзаца"><text:span text:style-name="T1">ЦыгвцIыхъва</text:span></text:span><text:span text:style-name="Основной_20_шрифт_20_абзаца"><text:span text:style-name="T6"> — Тысячелистник обыкновенный, деревей обыкновенный — </text:span></text:span><text:span text:style-name="Основной_20_шрифт_20_абзаца"><text:span text:style-name="T15">Achillea</text:span></text:span><text:span text:style-name="Основной_20_шрифт_20_абзаца"><text:span text:style-name="T16"> </text:span></text:span><text:span text:style-name="Основной_20_шрифт_20_абзаца"><text:span text:style-name="T15">mille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198.</text:span></text:span></text:p>
      <text:p text:style-name="P1">Уапшы Бгъьызкь.</text:p>
      <text:p text:style-name="P1"/>
      <text:p text:style-name="P7"><text:span text:style-name="Основной_20_шрифт_20_абзаца"><text:span text:style-name="T1">ЦыгвцIыхъва</text:span></text:span><text:span text:style-name="Основной_20_шрифт_20_абзаца"><text:span text:style-name="T9"> — Хвощ — </text:span></text:span><text:span text:style-name="Основной_20_шрифт_20_абзаца"><text:span text:style-name="T15">Egyise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
      <text:p text:style-name="P7"><text:span text:style-name="Основной_20_шрифт_20_абзаца"><text:span text:style-name="T1">ЦыгвцIыхъва</text:span></text:span><text:span text:style-name="Основной_20_шрифт_20_абзаца"><text:span text:style-name="T9"> </text:span></text:span><text:span text:style-name="Основной_20_шрифт_20_абзаца"><text:span text:style-name="T6">— Тысячелистник — </text:span></text:span><text:span text:style-name="Основной_20_шрифт_20_абзаца"><text:span text:style-name="T15">Achille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Цветки белые или беловатые, мелкие. Корзинки шириной 3 — 5 мм собраны в <text:soft-page-break/>густое.верхушечное соцветие — щиток. Стебель прямой, мелко-пушистый, 20 — 50 см высотой. Листья длинноланцетные, перисторассеченные на мелкие дольки с приятным запахом, прикорневые — черешковые, стеблевые — сидячие, мелкопушистые.</text:p>
      <text:p text:style-name="P1">Многолетник с ползучими корневищами, образующими густые заросли. Цветет с июня до холодов.</text:p>
      <text:p text:style-name="P1">Медонос.</text:p>
      <text:p text:style-name="P1">Лекарственное. Абазины применяют его в виде отваров при вздутии живота, при болях в животе, при сердцебиениях, воспалении мочевого пузыря.</text:p>
      <text:p text:style-name="P1"/>
      <text:p text:style-name="P7"><text:span text:style-name="Основной_20_шрифт_20_абзаца"><text:span text:style-name="T1">Цырхал</text:span></text:span><text:span text:style-name="Основной_20_шрифт_20_абзаца"><text:span text:style-name="T9"> </text:span></text:span><text:span text:style-name="Основной_20_шрифт_20_абзаца"><text:span text:style-name="T6">— Подмаренник — </text:span></text:span><text:span text:style-name="Основной_20_шрифт_20_абзаца"><text:span text:style-name="T15">Ga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рахал.</text:p>
      <text:p text:style-name="P1"/>
      <text:p text:style-name="P7"><text:span text:style-name="Основной_20_шрифт_20_абзаца"><text:span text:style-name="T1">а-Цынха</text:span></text:span><text:span text:style-name="Основной_20_шрифт_20_абзаца"><text:span text:style-name="T6"> (абх.) — Репа, турнепс — </text:span></text:span><text:span text:style-name="Основной_20_шрифт_20_абзаца"><text:span text:style-name="T15">Brassica</text:span></text:span><text:span text:style-name="Основной_20_шрифт_20_абзаца"><text:span text:style-name="T16"> </text:span></text:span><text:span text:style-name="Основной_20_шрифт_20_абзаца"><text:span text:style-name="T15">ra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Цыца</text:span></text:span><text:span text:style-name="Основной_20_шрифт_20_абзаца"><text:span text:style-name="T13"> — </text:span></text:span><text:span text:style-name="Основной_20_шрифт_20_абзаца"><text:span text:style-name="T9">Редиска</text:span></text:span><text:span text:style-name="Основной_20_шрифт_20_абзаца"><text:span text:style-name="T13"> — </text:span></text:span><text:span text:style-name="Основной_20_шрифт_20_абзаца"><text:span text:style-name="T15">Raphanus sativus var. radiculata Pers</text:span></text:span><text:span text:style-name="Основной_20_шрифт_20_абзаца"><text:span text:style-name="T13">.</text:span></text:span></text:p>
      <text:p text:style-name="P7"><text:span text:style-name="Основной_20_шрифт_20_абзаца"><text:span text:style-name="T6">Двухлетнее травянистое растение. Люди давно выращивают редиску на приусадебных участках. Корнеплоды ее содержат эфирное масло, белки, аминокислоты, ферменты, органические кислоты, углеводы, различные соли (кальция, калия, железа), витамины </text:span></text:span><text:span text:style-name="Основной_20_шрифт_20_абзаца"><text:span text:style-name="T12">B</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2, </text:span></text:span><text:span text:style-name="Основной_20_шрифт_20_абзаца"><text:span text:style-name="T12">B</text:span></text:span><text:span text:style-name="Основной_20_шрифт_20_абзаца"><text:span text:style-name="T6">6, </text:span></text:span><text:span text:style-name="Основной_20_шрифт_20_абзаца"><text:span text:style-name="T12">C</text:span></text:span><text:span text:style-name="Основной_20_шрифт_20_абзаца"><text:span text:style-name="T6">.</text:span></text:span></text:p>
      <text:p text:style-name="P1">Редиска находит применение в медицине, косметике. Сегодня она одна из ранних овощных растений. В первый год редиска дает стебель, затем цветет и завязываются плоды (семянки), на второй год высевают семена, распускает листья и завязывается из корня корнеплод, последние бывают различной окраски и величины.</text:p>
      <text:p text:style-name="P1"/>
      <text:p text:style-name="P7"><text:span text:style-name="Основной_20_шрифт_20_абзаца"><text:span text:style-name="T1">Цыцаблы</text:span></text:span><text:span text:style-name="Основной_20_шрифт_20_абзаца"><text:span text:style-name="T13"> — </text:span></text:span><text:span text:style-name="Основной_20_шрифт_20_абзаца"><text:span text:style-name="T9">Сорт</text:span></text:span><text:span text:style-name="Основной_20_шрифт_20_абзаца"><text:span text:style-name="T13"> </text:span></text:span><text:span text:style-name="Основной_20_шрифт_20_абзаца"><text:span text:style-name="T9">редиски</text:span></text:span><text:span text:style-name="Основной_20_шрифт_20_абзаца"><text:span text:style-name="T13"> — </text:span></text:span><text:span text:style-name="Основной_20_шрифт_20_абзаца"><text:span text:style-name="T15">Raphanus sativus var. radicula Pers</text:span></text:span><text:span text:style-name="Основной_20_шрифт_20_абзаца"><text:span text:style-name="T13">.</text:span></text:span></text:p>
      <text:p text:style-name="P6"/>
      <text:p text:style-name="P7"><text:span text:style-name="Основной_20_шрифт_20_абзаца"><text:span text:style-name="T1">Цыцаду</text:span></text:span><text:span text:style-name="Основной_20_шрифт_20_абзаца"><text:span text:style-name="T13"> — </text:span></text:span><text:span text:style-name="Основной_20_шрифт_20_абзаца"><text:span text:style-name="T9">Редис</text:span></text:span><text:span text:style-name="Основной_20_шрифт_20_абзаца"><text:span text:style-name="T13">, </text:span></text:span><text:span text:style-name="Основной_20_шрифт_20_абзаца"><text:span text:style-name="T9">редиска</text:span></text:span><text:span text:style-name="Основной_20_шрифт_20_абзаца"><text:span text:style-name="T13"> — </text:span></text:span><text:span text:style-name="Основной_20_шрифт_20_абзаца"><text:span text:style-name="T15">Raphanus sativus L</text:span></text:span><text:span text:style-name="Основной_20_шрифт_20_абзаца"><text:span text:style-name="T13">.</text:span></text:span></text:p>
      <text:p text:style-name="P1">Из рода редис, отличается от редьки белым корнеплодом; выращивают как овощное растение, медоносное растение.</text:p>
      <text:p text:style-name="P1"/>
      <text:p text:style-name="P7"><text:span text:style-name="Основной_20_шрифт_20_абзаца"><text:span text:style-name="T1">ЦыцаквайчIва</text:span></text:span><text:span text:style-name="Основной_20_шрифт_20_абзаца"><text:span text:style-name="T9"> — Редис, редиска — </text:span></text:span><text:span text:style-name="Основной_20_шрифт_20_абзаца"><text:span text:style-name="T15">Raphanus</text:span></text:span><text:span text:style-name="Основной_20_шрифт_20_абзаца"><text:span text:style-name="T16"> </text:span></text:span><text:span text:style-name="Основной_20_шрифт_20_абзаца"><text:span text:style-name="T15">sativ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Однолетнее и двухлетнее овощное растение, морозостойкое; стебли до 50 — 80 см высотой; в первый год дает большой корнеплод, а на второй год из него — крепкий стебель; корнеплод черного цвета, едят только в сыром виде, вкус горьковатый, острый; люди выращивают давно, содержит в корнеплоде витамины.</text:p>
      <text:p text:style-name="P1"/>
      <text:p text:style-name="P7"><text:span text:style-name="Основной_20_шрифт_20_абзаца"><text:span text:style-name="T1">Цыцакъапщы</text:span></text:span><text:span text:style-name="Основной_20_шрифт_20_абзаца"><text:span text:style-name="T12"> — </text:span></text:span><text:span text:style-name="Основной_20_шрифт_20_абзаца"><text:span text:style-name="T6">Редис</text:span></text:span><text:span text:style-name="Основной_20_шрифт_20_абзаца"><text:span text:style-name="T12">, </text:span></text:span><text:span text:style-name="Основной_20_шрифт_20_абзаца"><text:span text:style-name="T6">редиска</text:span></text:span><text:span text:style-name="Основной_20_шрифт_20_абзаца"><text:span text:style-name="T12"> — </text:span></text:span><text:span text:style-name="Основной_20_шрифт_20_абзаца"><text:span text:style-name="T15">Raphanus sativus var. radicula Pers</text:span></text:span><text:span text:style-name="Основной_20_шрифт_20_абзаца"><text:span text:style-name="T12">.</text:span></text:span></text:p>
      <text:p text:style-name="P7"><text:span text:style-name="Основной_20_шрифт_20_абзаца"><text:span text:style-name="T6">Народы республики больше выращивают редиску с корнеплодом красного цвета, сбор редиски на 20 — 40 день после посева; корнеплоды красного цвета, на вкус немного жгучие; в них витаминов </text:span></text:span><text:span text:style-name="Основной_20_шрифт_20_абзаца"><text:span text:style-name="T12">B</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2, </text:span></text:span><text:span text:style-name="Основной_20_шрифт_20_абзаца"><text:span text:style-name="T12">B</text:span></text:span><text:span text:style-name="Основной_20_шрифт_20_абзаца"><text:span text:style-name="T6">6, </text:span></text:span><text:span text:style-name="Основной_20_шрифт_20_абзаца"><text:span text:style-name="T12">C</text:span></text:span><text:span text:style-name="Основной_20_шрифт_20_абзаца"><text:span text:style-name="T6"> много.</text:span></text:span></text:p>
      <text:p text:style-name="P1"/>
      <text:p text:style-name="P7"><text:span text:style-name="Основной_20_шрифт_20_абзаца"><text:span text:style-name="T1">ЦыцаранчIв</text:span></text:span><text:span text:style-name="Основной_20_шрифт_20_абзаца"><text:span text:style-name="T9"> </text:span></text:span><text:span text:style-name="Основной_20_шрифт_20_абзаца"><text:span text:style-name="T6">— Щавель обыкновенный, кислый, кислятка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acet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до 30 — 100 см высотой. Нижние листья длинночерешковые, их пластинка при основании стреловидная с вниз направленными лопостями. Стебли крепкие.</text:p>
      <text:p text:style-name="P1">Растет в КЧР на сырых лугах, в лесах, на травянистых склонах, залежах, около полей.</text:p>
      <text:p text:style-name="P1">В пищу используют народы республики листья и молодые стебли до цветения, как в сыром виде (салаты), так и для щей, супов, пюре, начинки пирогов, их готовят и в смеси с картофелем. Выращивают его и на огородах.</text:p>
      <text:p text:style-name="P7"><text:span text:style-name="Основной_20_шрифт_20_абзаца"><text:span text:style-name="T6">Листья содержат белки, кислоты, соли, железо, витамины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A</text:span></text:span><text:span text:style-name="Основной_20_шрифт_20_абзаца"><text:span text:style-name="T6">1, </text:span></text:span><text:span text:style-name="Основной_20_шрифт_20_абзаца"><text:span text:style-name="T12">B</text:span></text:span><text:span text:style-name="Основной_20_шрифт_20_абзаца"><text:span text:style-name="T6">1.</text:span></text:span></text:p>
      <text:p text:style-name="P1"/>
      <text:p text:style-name="P7"><text:span text:style-name="Основной_20_шрифт_20_абзаца"><text:span text:style-name="T1">ЦыцаранчIвбаба</text:span></text:span><text:span text:style-name="Основной_20_шрифт_20_абзаца"><text:span text:style-name="T6"> — Щавель курчав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crisp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до 50 — 120 см высотой. Листья продолговато-ланцетные, длиннозаостренные, к основанию суженные, по краю курчавые. Стебель прямостоячий. Цветет в июне — начале июля.</text:p>
      <text:p text:style-name="P1">В КЧР встречается изредка на лугах, по окраинам полей, берегам рек, вдоль дорог, в сорных местах.</text:p>
      <text:p text:style-name="P7"><text:soft-page-break/><text:span text:style-name="Основной_20_шрифт_20_абзаца"><text:span text:style-name="T6">В пищу используют вкусные, питательные молодые листья, в них содержится до 200 % витамина </text:span></text:span><text:span text:style-name="Основной_20_шрифт_20_абзаца"><text:span text:style-name="T12">C</text:span></text:span><text:span text:style-name="Основной_20_шрифт_20_абзаца"><text:span text:style-name="T6">.</text:span></text:span></text:p>
      <text:p text:style-name="P1"/>
      <text:p text:style-name="P7"><text:span text:style-name="Основной_20_шрифт_20_абзаца"><text:span text:style-name="T1">ЦыцаранчIвпшдза</text:span></text:span><text:span text:style-name="Основной_20_шрифт_20_абзаца"><text:span text:style-name="T6"> — Щавель красив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pulch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до 60 см высотой. Стебель ветвистый. Листья продолговатые, при основании сердцевидные. Корневая система хорошо развита. Цветет в мае — июле.</text:p>
      <text:p text:style-name="P1">Встречается в КЧР по сырым местам до среднегорного пояса.</text:p>
      <text:p text:style-name="P1"/>
      <text:p text:style-name="P7"><text:span text:style-name="Основной_20_шрифт_20_абзаца"><text:span text:style-name="T1">ЦыцаранчIвщайдзаду</text:span></text:span><text:span text:style-name="Основной_20_шрифт_20_абзаца"><text:span text:style-name="T9"> </text:span></text:span><text:span text:style-name="Основной_20_шрифт_20_абзаца"><text:span text:style-name="T6">— Щавель пирамидальный, кистецветны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thyrsiflo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до 50 — 100 см высотой. Стеблевые листья курчавые. Стебель прямостоячий. Корни крепкие, длинные. Цветет в июне — июле.</text:p>
      <text:p text:style-name="P1">Растет в КЧР на сырых лугах, на травянистых остепненных склонах, лесных полянах.</text:p>
      <text:p text:style-name="P1">По хозяйственному значению подобен щавелю обыкновенному, за который и принимается народами республики. Витаминность листьев составляет 90 %.</text:p>
      <text:p text:style-name="P1"/>
      <text:p text:style-name="P7"><text:span text:style-name="Основной_20_шрифт_20_абзаца"><text:span text:style-name="T1">ЦыцашкIвокIва</text:span></text:span><text:span text:style-name="Основной_20_шрифт_20_абзаца"><text:span text:style-name="T6"> — Редис, редиска — </text:span></text:span><text:span text:style-name="Основной_20_шрифт_20_абзаца"><text:span text:style-name="T15">Raphanus</text:span></text:span><text:span text:style-name="Основной_20_шрифт_20_абзаца"><text:span text:style-name="T16"> </text:span></text:span><text:span text:style-name="Основной_20_шрифт_20_абзаца"><text:span text:style-name="T15">sativ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var</text:span></text:span><text:span text:style-name="Основной_20_шрифт_20_абзаца"><text:span text:style-name="T16">. </text:span></text:span><text:span text:style-name="Основной_20_шрифт_20_абзаца"><text:span text:style-name="T15">radicula</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Корнеплод имеет белый цвет,этот вид абазинами выращивается как овощное растение; в нем как и в корнеплодном содержится: эфирное масло, белки, аминокислоты, ферменты, углеводы, витамины и многие другие вещества.</text:p>
      <text:p text:style-name="P1"/>
      <text:p text:style-name="P7"><text:span text:style-name="Основной_20_шрифт_20_абзаца"><text:span text:style-name="T1">Цыцащайдза</text:span></text:span><text:span text:style-name="Основной_20_шрифт_20_абзаца"><text:span text:style-name="T9"> </text:span></text:span><text:span text:style-name="Основной_20_шрифт_20_абзаца"><text:span text:style-name="T6">— Хохлатка кавказская — </text:span></text:span><text:span text:style-name="Основной_20_шрифт_20_абзаца"><text:span text:style-name="T15">Corydali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DC</text:span></text:span><text:span text:style-name="Основной_20_шрифт_20_абзаца"><text:span text:style-name="T7">. Рис</text:span></text:span><text:span text:style-name="Основной_20_шрифт_20_абзаца"><text:span text:style-name="T6">. </text:span></text:span><text:span text:style-name="Основной_20_шрифт_20_абзаца"><text:span text:style-name="T7">199.</text:span></text:span></text:p>
      <text:p text:style-name="P1">Медоносное травянистое растение высотой до 15 — 30 см. Стебель прямой, неветвистый. Листья дважды тройчатые, на стебле 2 — 3, их дольки продолговатые. Плод — стручковидная коробочка. Цветет в апреле — мае фиолетовыми цветками.</text:p>
      <text:p text:style-name="P1">Растет в КЧР в лесах от предгорий до среднегорного пояса. Многолетник, кормового значения не имеет.</text:p>
      <text:p text:style-name="P1"/>
      <text:p text:style-name="P7"><text:span text:style-name="Основной_20_шрифт_20_абзаца"><text:span text:style-name="T1">а-Цыцындра</text:span></text:span><text:span text:style-name="Основной_20_шрифт_20_абзаца"><text:span text:style-name="T9"> </text:span></text:span><text:span text:style-name="Основной_20_шрифт_20_абзаца"><text:span text:style-name="T6">(абх.) — Земляника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text:p>
      <text:p text:style-name="P1"/>
      <text:p text:style-name="P7"><text:span text:style-name="Основной_20_шрифт_20_абзаца"><text:span text:style-name="T1">а-Цэлаа</text:span></text:span><text:span text:style-name="Основной_20_шрифт_20_абзаца"><text:span text:style-name="T9"> </text:span></text:span><text:span text:style-name="Основной_20_шрифт_20_абзаца"><text:span text:style-name="T6">(абх.) — Иглица подлистная — </text:span></text:span><text:span text:style-name="Основной_20_шрифт_20_абзаца"><text:span text:style-name="T15">Ruscus</text:span></text:span><text:span text:style-name="Основной_20_шрифт_20_абзаца"><text:span text:style-name="T16"> </text:span></text:span><text:span text:style-name="Основной_20_шрифт_20_абзаца"><text:span text:style-name="T15">hypophyll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Полукустарник высотой до 20 — 40 см. Стебли прямостоячие, цветки по 5 — 6 в пучке. Плод — ягода красная.</text:p>
      <text:p text:style-name="P1">Во флоре КЧР встречается в тенистых лесах до среднегорного пояса. Декоративна.</text:p>
      <text:p text:style-name="P1"/>
      <text:p text:style-name="P7"><text:span text:style-name="Основной_20_шрифт_20_абзаца"><text:span text:style-name="T1">а-Цэфзфсф</text:span></text:span><text:span text:style-name="Основной_20_шрифт_20_абзаца"><text:span text:style-name="T6"> (абх.) — Фиалка — </text:span></text:span><text:span text:style-name="Основной_20_шрифт_20_абзаца"><text:span text:style-name="T15">Vio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пх<text:span text:style-name="T23">ъ</text:span>агIайыра.</text:p>
      <text:p text:style-name="P1"/>
      <text:p text:style-name="P7"><text:span text:style-name="Основной_20_шрифт_20_абзаца"><text:span text:style-name="T1">а-Цэхуда</text:span></text:span><text:span text:style-name="Основной_20_шрифт_20_абзаца"><text:span text:style-name="T6"> (абх.) — Свинорой пальчатый — </text:span></text:span><text:span text:style-name="Основной_20_шрифт_20_абзаца"><text:span text:style-name="T15">Cynodon</text:span></text:span><text:span text:style-name="Основной_20_шрифт_20_абзаца"><text:span text:style-name="T16"> </text:span></text:span><text:span text:style-name="Основной_20_шрифт_20_абзаца"><text:span text:style-name="T15">dactil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Уапшы АжьахIвра.</text:p>
      <text:p text:style-name="P1"/>
      <text:p text:style-name="P7"><text:span text:style-name="Основной_20_шрифт_20_абзаца"><text:span text:style-name="T1">ЦIарчы</text:span></text:span><text:span text:style-name="Основной_20_шрифт_20_абзаца"><text:span text:style-name="T6"> —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ЦIарчвасыс</text:span></text:span><text:span text:style-name="Основной_20_шрифт_20_абзаца"><text:span text:style-name="T9"> </text:span></text:span><text:span text:style-name="Основной_20_шрифт_20_абзаца"><text:span text:style-name="T6">— Незабудка мелкоцветковая — </text:span></text:span><text:span text:style-name="Основной_20_шрифт_20_абзаца"><text:span text:style-name="T15">Myosotis</text:span></text:span><text:span text:style-name="Основной_20_шрифт_20_абзаца"><text:span text:style-name="T16"> </text:span></text:span><text:span text:style-name="Основной_20_шрифт_20_абзаца"><text:span text:style-name="T15">micrantha</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6">.</text:span></text:span></text:p>
      <text:p text:style-name="P1">Однолетнее травянистое растение высотой до 5 — 20 см; листья узкие, очередные; на верхушке стебля цветки, обычно они мелкие, скучены; плодоножки очень короткие; в наших краях цветет в апреле — июне.</text:p>
      <text:p text:style-name="P1">Растет на лугах, сухих склонах, горах; абазины выращивают ради красивых цветков.</text:p>
      <text:p text:style-name="P1">Скотом поедается удовлетворительно.</text:p>
      <text:p text:style-name="P1"/>
      <text:p text:style-name="P7"><text:span text:style-name="Основной_20_шрифт_20_абзаца"><text:span text:style-name="T1">ЦIарчвчвы</text:span></text:span><text:span text:style-name="Основной_20_шрифт_20_абзаца"><text:span text:style-name="T6"> — Омела белая — </text:span></text:span><text:span text:style-name="Основной_20_шрифт_20_абзаца"><text:span text:style-name="T15">Visc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ланцIий.</text:p>
      <text:p text:style-name="P1"/>
      <text:p text:style-name="P7"><text:soft-page-break/><text:span text:style-name="Основной_20_шрифт_20_абзаца"><text:span text:style-name="T1">ЦIгIаралацIа</text:span></text:span><text:span text:style-name="Основной_20_шрифт_20_абзаца"><text:span text:style-name="T9"> </text:span></text:span><text:span text:style-name="Основной_20_шрифт_20_абзаца"><text:span text:style-name="T6">— Укроп огородный, укроп пахучий — </text:span></text:span><text:span text:style-name="Основной_20_шрифт_20_абзаца"><text:span text:style-name="T15">Anethum</text:span></text:span><text:span text:style-name="Основной_20_шрифт_20_абзаца"><text:span text:style-name="T16"> </text:span></text:span><text:span text:style-name="Основной_20_шрифт_20_абзаца"><text:span text:style-name="T15">graveol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Уапшы </text:span></text:span><text:span text:style-name="Основной_20_шрифт_20_абзаца"><text:span text:style-name="T9">Къван.</text:span></text:span></text:p>
      <text:p text:style-name="P1"/>
      <text:p text:style-name="P7"><text:span text:style-name="Основной_20_шрифт_20_абзаца"><text:span text:style-name="T1">ЦIисвишна</text:span></text:span><text:span text:style-name="Основной_20_шрифт_20_абзаца"><text:span text:style-name="T9"> </text:span></text:span><text:span text:style-name="Основной_20_шрифт_20_абзаца"><text:span text:style-name="T6">— Вишня птичь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oench</text:span></text:span><text:span text:style-name="Основной_20_шрифт_20_абзаца"><text:span text:style-name="T6">.</text:span></text:span></text:p>
      <text:p text:style-name="P1">Уапшы ЧадыгIва.</text:p>
      <text:p text:style-name="P1"/>
      <text:p text:style-name="P7"><text:span text:style-name="Основной_20_шрифт_20_абзаца"><text:span text:style-name="T1">ЦIисхIа</text:span></text:span><text:span text:style-name="Основной_20_шрифт_20_абзаца"><text:span text:style-name="T6"> — Мелкие плоды, разновидности груши кавказской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An</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1"/>
      <text:p text:style-name="P7"><text:span text:style-name="Основной_20_шрифт_20_абзаца"><text:span text:style-name="T1">ЦIисхIа</text:span></text:span><text:span text:style-name="Основной_20_шрифт_20_абзаца"><text:span text:style-name="T6"> — Груша кавказская — </text:span></text:span><text:span text:style-name="Основной_20_шрифт_20_абзаца"><text:span text:style-name="T15">Pyru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7"><text:span text:style-name="Основной_20_шрифт_20_абзаца"><text:span text:style-name="T6">Уапшы </text:span></text:span><text:span text:style-name="Основной_20_шрифт_20_абзаца"><text:span text:style-name="T9">БнахIа.</text:span></text:span></text:p>
      <text:p text:style-name="P1"/>
      <text:p text:style-name="P7"><text:span text:style-name="Основной_20_шрифт_20_абзаца"><text:span text:style-name="T1">ЦIисхIвра</text:span></text:span><text:span text:style-name="Основной_20_шрифт_20_абзаца"><text:span text:style-name="T6"> — Пастушья сумка — </text:span></text:span><text:span text:style-name="Основной_20_шрифт_20_абзаца"><text:span text:style-name="T15">Capsella</text:span></text:span><text:span text:style-name="Основной_20_шрифт_20_абзаца"><text:span text:style-name="T16"> </text:span></text:span><text:span text:style-name="Основной_20_шрифт_20_абзаца"><text:span text:style-name="T15">bursa</text:span></text:span><text:span text:style-name="Основной_20_шрифт_20_абзаца"><text:span text:style-name="T16"> </text:span></text:span><text:span text:style-name="Основной_20_шрифт_20_абзаца"><text:span text:style-name="T15">pasto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Уапшы Рахвыхча артмакъ.</text:p>
      <text:p text:style-name="P1"/>
      <text:p text:style-name="P7"><text:span text:style-name="Основной_20_шрифт_20_абзаца"><text:span text:style-name="T1">ЦIисцаранчIв</text:span></text:span><text:span text:style-name="Основной_20_шрифт_20_абзаца"><text:span text:style-name="T6"> — Щавелек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acetose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0.</text:span></text:span></text:p>
      <text:p text:style-name="P1">Многолетник до 30 — 80 см высотой. Стебель крепкий, слабоветвистый. Растение с ползучими корневищами. Цветет в мае — июне.</text:p>
      <text:p text:style-name="P1">В КЧР встречается на лугах и полях среднегорного пояса. Растение ядовитое.</text:p>
      <text:p text:style-name="P1"/>
      <text:p text:style-name="P7"><text:span text:style-name="Основной_20_шрифт_20_абзаца"><text:span text:style-name="T1">ЦIисшырдза</text:span></text:span><text:span text:style-name="Основной_20_шрифт_20_абзаца"><text:span text:style-name="T9"> </text:span></text:span><text:span text:style-name="Основной_20_шрифт_20_абзаца"><text:span text:style-name="T6">— Щирица белая — </text:span></text:span><text:span text:style-name="Основной_20_шрифт_20_абзаца"><text:span text:style-name="T15">Amaranthus</text:span></text:span><text:span text:style-name="Основной_20_шрифт_20_абзаца"><text:span text:style-name="T16"> </text:span></text:span><text:span text:style-name="Основной_20_шрифт_20_абзаца"><text:span text:style-name="T15">alb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рымхIвра.</text:p>
      <text:p text:style-name="P1"/>
      <text:p text:style-name="P7"><text:span text:style-name="Основной_20_шрифт_20_абзаца"><text:span text:style-name="T1">ЦIисщамх</text:span></text:span><text:span text:style-name="Основной_20_шрифт_20_абзаца"><text:span text:style-name="T9"> </text:span></text:span><text:span text:style-name="Основной_20_шрифт_20_абзаца"><text:span text:style-name="T6">— Свинорой пальчатый, пальчатая трава, собачий зуб, бермудская трава — </text:span></text:span><text:span text:style-name="Основной_20_шрифт_20_абзаца"><text:span text:style-name="T15">Cynodon</text:span></text:span><text:span text:style-name="Основной_20_шрифт_20_абзаца"><text:span text:style-name="T16"> </text:span></text:span><text:span text:style-name="Основной_20_шрифт_20_абзаца"><text:span text:style-name="T15">dactilo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ers</text:span></text:span><text:span text:style-name="Основной_20_шрифт_20_абзаца"><text:span text:style-name="T6">.</text:span></text:span></text:p>
      <text:p text:style-name="P1">Уапшы АжьахIвра.</text:p>
      <text:p text:style-name="P1"/>
      <text:p text:style-name="P7"><text:span text:style-name="Основной_20_шрифт_20_абзаца"><text:span text:style-name="T1">ЦIисщамх</text:span></text:span><text:span text:style-name="Основной_20_шрифт_20_абзаца"><text:span text:style-name="T9"> </text:span></text:span><text:span text:style-name="Основной_20_шрифт_20_абзаца"><text:span text:style-name="T6">— Пастушья сумка — </text:span></text:span><text:span text:style-name="Основной_20_шрифт_20_абзаца"><text:span text:style-name="T15">Capsella</text:span></text:span><text:span text:style-name="Основной_20_шрифт_20_абзаца"><text:span text:style-name="T16"> </text:span></text:span><text:span text:style-name="Основной_20_шрифт_20_абзаца"><text:span text:style-name="T15">bursa</text:span></text:span><text:span text:style-name="Основной_20_шрифт_20_абзаца"><text:span text:style-name="T16"> </text:span></text:span><text:span text:style-name="Основной_20_шрифт_20_абзаца"><text:span text:style-name="T15">pasto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Уапшы Рахвыхча артмакъ.</text:p>
      <text:p text:style-name="P1"/>
      <text:p text:style-name="P7"><text:span text:style-name="Основной_20_шрифт_20_абзаца"><text:span text:style-name="T1">ЦIла</text:span></text:span><text:span text:style-name="Основной_20_шрифт_20_абзаца"><text:span text:style-name="T6"> — Дерево.</text:span></text:span></text:p>
      <text:p text:style-name="P1">Деревянистые виды растений. В дикой флоре КЧР их больше, чем в культуре.</text:p>
      <text:p text:style-name="P1">Каждый вид имеет определенное значение, в основном они составляют плодовые виды.</text:p>
      <text:p text:style-name="P1"/>
      <text:p text:style-name="P7"><text:span text:style-name="Основной_20_шрифт_20_абзаца"><text:span text:style-name="T1">ЦIладагв</text:span></text:span><text:span text:style-name="Основной_20_шрифт_20_абзаца"><text:span text:style-name="T6"> — Лжекаштан конский — </text:span></text:span><text:span text:style-name="Основной_20_шрифт_20_абзаца"><text:span text:style-name="T15">Aesculus</text:span></text:span><text:span text:style-name="Основной_20_шрифт_20_абзаца"><text:span text:style-name="T16"> </text:span></text:span><text:span text:style-name="Основной_20_шрифт_20_абзаца"><text:span text:style-name="T15">hippocast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1.</text:span></text:span></text:p>
      <text:p text:style-name="P1">Красивое дерево высотой до 20 — 25 м. Культивируется в парках, на улицах. Плоды его идут на корм скоту: очень охотно поедаются они свиньями и овцами. Лошадям и крупному рогатому скоту дают в измельченном виде. Местами плоды служат для получения крахмала. Цветки лжекаштана белые, крупные, декоративны и дают пчелам много нектара. Древесина мягкая, ценится в резном деле.</text:p>
      <text:p text:style-name="P1"/>
      <text:p text:style-name="P7"><text:span text:style-name="Основной_20_шрифт_20_абзаца"><text:span text:style-name="T1">ЦIлажвумп</text:span></text:span><text:span text:style-name="Основной_20_шрифт_20_абзаца"><text:span text:style-name="T9"> </text:span></text:span><text:span text:style-name="Основной_20_шрифт_20_абзаца"><text:span text:style-name="T6">— Плоды шелковицы черной, тутового дерева черного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ЦIлажвумп</text:span></text:span><text:span text:style-name="Основной_20_шрифт_20_абзаца"><text:span text:style-name="T6"> — Плоды шелковицы белой, тутового дерева белого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ЦIлаквуй</text:span></text:span><text:span text:style-name="Основной_20_шрифт_20_абзаца"><text:span text:style-name="T6"> — Лишайник, мох.</text:span></text:span></text:p>
      <text:p text:style-name="P1">Стволы и ветви многих деревьев покрываются споровыми растениями – лишайниками и мхами.</text:p>
      <text:p text:style-name="P1"/>
      <text:p text:style-name="P7"><text:span text:style-name="Основной_20_шрифт_20_абзаца"><text:span text:style-name="T1">ЦIлаквый</text:span></text:span><text:span text:style-name="Основной_20_шрифт_20_абзаца"><text:span text:style-name="T6"> — Омела белая — </text:span></text:span><text:span text:style-name="Основной_20_шрифт_20_абзаца"><text:span text:style-name="T15">Visc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ЦIланцIий.</text:p>
      <text:p text:style-name="P1"/>
      <text:p text:style-name="P7"><text:span text:style-name="Основной_20_шрифт_20_абзаца"><text:span text:style-name="T1">ЦIлалага</text:span></text:span><text:span text:style-name="Основной_20_шрифт_20_абзаца"><text:span text:style-name="T6"> — Аилант высочайший — </text:span></text:span><text:span text:style-name="Основной_20_шрифт_20_абзаца"><text:span text:style-name="T15">Ailanthus</text:span></text:span><text:span text:style-name="Основной_20_шрифт_20_абзаца"><text:span text:style-name="T16"> </text:span></text:span><text:span text:style-name="Основной_20_шрифт_20_абзаца"><text:span text:style-name="T15">altissim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16">.) </text:span></text:span><text:span text:style-name="Основной_20_шрифт_20_абзаца"><text:span text:style-name="T15">Swingle</text:span></text:span><text:span text:style-name="Основной_20_шрифт_20_абзаца"><text:span text:style-name="T6">.</text:span></text:span></text:p>
      <text:p text:style-name="P1">Дерево до 30 м высотой с серо-бурой корой. Листья непарноперистые, достигают до 1 м длины, листочки яйцевидно-ланцетные, у основания зубчатые с неприятным запахом. Цветки в <text:soft-page-break/>метелках. Плод — крылатая односеменная летучка, похожая на плоды ясеня. Цветет в середине июня.</text:p>
      <text:p text:style-name="P1">Разводится в парках, на улицах. Кора и листья используются в Китае как глистогонное средство.</text:p>
      <text:p text:style-name="P1">Листья пригодны для выкормки одного из видов шелкопряда.</text:p>
      <text:p text:style-name="P1"/>
      <text:p text:style-name="P7"><text:span text:style-name="Основной_20_шрифт_20_абзаца"><text:span text:style-name="T1">ЦIланцIий</text:span></text:span><text:span text:style-name="Основной_20_шрифт_20_абзаца"><text:span text:style-name="T6"> — Омела белая — </text:span></text:span><text:span text:style-name="Основной_20_шрифт_20_абзаца"><text:span text:style-name="T15">Viscum</text:span></text:span><text:span text:style-name="Основной_20_шрифт_20_абзаца"><text:span text:style-name="T16"> </text:span></text:span><text:span text:style-name="Основной_20_шрифт_20_абзаца"><text:span text:style-name="T15">alb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2.</text:span></text:span></text:p>
      <text:p text:style-name="P1">Маленький кустарник, паразитирует осину, дуб, грушу, яблоню, листья зеленые, толстые, супротивные, сидят по две на концах ветвей; цветки зеленовато-желтые, цветет в марте — апреле; плод — шаровидная ягода, белая.</text:p>
      <text:p text:style-name="P1">Родина: Европа, Кавказ, Передняя и Средняя Азия.</text:p>
      <text:p text:style-name="P1">Лекарственное растение.</text:p>
      <text:p text:style-name="P1">В КЧР встречаемся во всех районах, главным образом в лесах предгорий.</text:p>
      <text:p text:style-name="P1"/>
      <text:p text:style-name="P7"><text:span text:style-name="Основной_20_шрифт_20_абзаца"><text:span text:style-name="T1">ЦIлапхтра</text:span></text:span><text:span text:style-name="Основной_20_шрифт_20_абзаца"><text:span text:style-name="T9"> </text:span></text:span><text:span text:style-name="Основной_20_шрифт_20_абзаца"><text:span text:style-name="T6">— Лишайник.</text:span></text:span></text:p>
      <text:p text:style-name="P1">Споровые растения, состоящие из гриба и водоросли.</text:p>
      <text:p text:style-name="P1">Уапшы ХIахъвпхтра.</text:p>
      <text:p text:style-name="P1"/>
      <text:p text:style-name="P7"><text:span text:style-name="Основной_20_шрифт_20_абзаца"><text:span text:style-name="T1">ЦIлацIычв</text:span></text:span><text:span text:style-name="Основной_20_шрифт_20_абзаца"><text:span text:style-name="T9"> </text:span></text:span><text:span text:style-name="Основной_20_шрифт_20_абзаца"><text:span text:style-name="T6">— Плющ — </text:span></text:span><text:span text:style-name="Основной_20_шрифт_20_абзаца"><text:span text:style-name="T15">Hede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твол деревянистый, ветвистый, взбирающийся высоко (до 20 м) на деревья, скалы. Листья длинные, разнообразные по форме, обычно яйцевидные. Цветки мелкие, зеленоватые. Плоды ягодовидные, черные.</text:p>
      <text:p text:style-name="P1">Растет в тенистых лесах, по оврагам, балкам, по скалам.</text:p>
      <text:p text:style-name="P1"/>
      <text:p text:style-name="P7"><text:span text:style-name="Основной_20_шрифт_20_абзаца"><text:span text:style-name="T1">ЦIлачыльа</text:span></text:span><text:span text:style-name="Основной_20_шрифт_20_абзаца"><text:span text:style-name="T9"> </text:span></text:span><text:span text:style-name="Основной_20_шрифт_20_абзаца"><text:span text:style-name="T6">— Шелковица черная, тут черный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nig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цIлаквайчIва.</text:p>
      <text:p text:style-name="P1"/>
      <text:p text:style-name="P7"><text:span text:style-name="Основной_20_шрифт_20_абзаца"><text:span text:style-name="T1">ЦIлачыльа</text:span></text:span><text:span text:style-name="Основной_20_шрифт_20_абзаца"><text:span text:style-name="T9"> </text:span></text:span><text:span text:style-name="Основной_20_шрифт_20_абзаца"><text:span text:style-name="T6">— Шелковица белая, тут белый — </text:span></text:span><text:span text:style-name="Основной_20_шрифт_20_абзаца"><text:span text:style-name="T15">Morus</text:span></text:span><text:span text:style-name="Основной_20_шрифт_20_абзаца"><text:span text:style-name="T16"> </text:span></text:span><text:span text:style-name="Основной_20_шрифт_20_абзаца"><text:span text:style-name="T15">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ЖвумпцIлашкIвокIва.</text:p>
      <text:p text:style-name="P1"/>
      <text:p text:style-name="P7"><text:span text:style-name="Основной_20_шрифт_20_абзаца"><text:span text:style-name="T1">ЦIыдзхIвра</text:span></text:span><text:span text:style-name="Основной_20_шрифт_20_абзаца"><text:span text:style-name="T9"> </text:span></text:span><text:span text:style-name="Основной_20_шрифт_20_абзаца"><text:span text:style-name="T6">— Клоповник пронзенный — </text:span></text:span><text:span text:style-name="Основной_20_шрифт_20_абзаца"><text:span text:style-name="T15">Lepidium</text:span></text:span><text:span text:style-name="Основной_20_шрифт_20_абзаца"><text:span text:style-name="T16"> </text:span></text:span><text:span text:style-name="Основной_20_шрифт_20_абзаца"><text:span text:style-name="T15">perfoli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или двухлетнее растение. Стебель до 8 — 30 см высотой, ветвистый. Листья прикорневые длинночерешковые, перистораздельные на узкие дольки, нижние стеблевые почти сидячие, верхние овальные, стебле-объемлющие. Цветки бледно-желтые. Плод — стручочки округлые.</text:p>
      <text:p text:style-name="P1">Растет в степях, на пустырях, на огородах, возле построек, у жилья.</text:p>
      <text:p text:style-name="P1"/>
      <text:p text:style-name="P7"><text:span text:style-name="Основной_20_шрифт_20_абзаца"><text:span text:style-name="T1">ЦIыдзщыга</text:span></text:span><text:span text:style-name="Основной_20_шрифт_20_абзаца"><text:span text:style-name="T9"> </text:span></text:span><text:span text:style-name="Основной_20_шрифт_20_абзаца"><text:span text:style-name="T6">— Валериана лекарственная — </text:span></text:span><text:span text:style-name="Основной_20_шрифт_20_абзаца"><text:span text:style-name="T15">Valerian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выхьхIвра.</text:p>
      <text:p text:style-name="P1"/>
      <text:p text:style-name="P7"><text:span text:style-name="Основной_20_шрифт_20_абзаца"><text:span text:style-name="T1">ЦIыдзщыга</text:span></text:span><text:span text:style-name="Основной_20_шрифт_20_абзаца"><text:span text:style-name="T9"> </text:span></text:span><text:span text:style-name="Основной_20_шрифт_20_абзаца"><text:span text:style-name="T6">— Полынь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йша йа гIвымсага.</text:p>
      <text:p text:style-name="P1"/>
      <text:p text:style-name="P7"><text:span text:style-name="Основной_20_шрифт_20_абзаца"><text:span text:style-name="T1">ЦIыдзщыга</text:span></text:span><text:span text:style-name="Основной_20_шрифт_20_абзаца"><text:span text:style-name="T9"> </text:span></text:span><text:span text:style-name="Основной_20_шрифт_20_абзаца"><text:span text:style-name="T6">— Полынь горькая — </text:span></text:span><text:span text:style-name="Основной_20_шрифт_20_абзаца"><text:span text:style-name="T15">Artemis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ХIврайша.</text:p>
      <text:p text:style-name="P1"/>
      <text:p text:style-name="P7"><text:span text:style-name="Основной_20_шрифт_20_абзаца"><text:span text:style-name="T1">ЦIыладз</text:span></text:span><text:span text:style-name="Основной_20_шрифт_20_абзаца"><text:span text:style-name="T9"> </text:span></text:span><text:span text:style-name="Основной_20_шрифт_20_абзаца"><text:span text:style-name="T6">— Алоэ — </text:span></text:span><text:span text:style-name="Основной_20_шрифт_20_абзаца"><text:span text:style-name="T15">Alo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Обширный род многолетних субтропических и тропических растений. Многие из них известны как каменистые растения. Из листьев алоэ готовят слабительное средство сабур. Экстракт листьев применяется в тканевой терапии для инъекций как биостимулятор.</text:p>
      <text:p text:style-name="P1">В народной медицине абазины широко используют свежие листья при туберкулезе (внутрь) и для заживления ран (наружно).</text:p>
      <text:p text:style-name="P1"/>
      <text:p text:style-name="P7"><text:span text:style-name="Основной_20_шрифт_20_абзаца"><text:span text:style-name="T1">ЦIынкIьырацIла</text:span></text:span><text:span text:style-name="Основной_20_шрифт_20_абзаца"><text:span text:style-name="T6"> — Ольха бородатая — </text:span></text:span><text:span text:style-name="Основной_20_шрифт_20_абзаца"><text:span text:style-name="T15">Alnus</text:span></text:span><text:span text:style-name="Основной_20_шрифт_20_абзаца"><text:span text:style-name="T16"> </text:span></text:span><text:span text:style-name="Основной_20_шрифт_20_абзаца"><text:span text:style-name="T15">barbata</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6">.</text:span></text:span></text:p>
      <text:p text:style-name="P1"><text:soft-page-break/>Кора стволов серовато-бурая. Дерево, образующее целые рощи в поймах рек и по берегам. Листья округлые, дваждыпильчатые.</text:p>
      <text:p text:style-name="P1">В КЧР встречается на низменностях и в предгорьях, растет по берегам рек.</text:p>
      <text:p text:style-name="P1">Родина: Кавказ, Малая Азия.</text:p>
      <text:p text:style-name="P1">Декоративна. Пригодна для озеленения речных пойм, водоемов. Растет быстро. Размножается семенами.</text:p>
      <text:p text:style-name="P1"/>
      <text:p text:style-name="P7"><text:span text:style-name="Основной_20_шрифт_20_абзаца"><text:span text:style-name="T1">ЦIыхI</text:span></text:span><text:span text:style-name="Основной_20_шрифт_20_абзаца"><text:span text:style-name="T6"> — Береза — </text:span></text:span><text:span text:style-name="Основной_20_шрифт_20_абзаца"><text:span text:style-name="T15">Bet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идов березы 120, из них в нашей стране произрастают 40, многие — деревья, остальные — кустарники; почки сидячие, листья на длинных черешках; цветки мелкие, собраны в сережки; плод односеменной двукрылый орешек.</text:p>
      <text:p text:style-name="P1">Абазины из березы делают посуду, из стволов получают березовый сок, который идет для приготовления вина, сиропов, березовые почки применяются при простудах, ревматизме; птицы питаются березовыми почками, животные — молодыми побегами; делают из побегов веники (метла).</text:p>
      <text:p text:style-name="P1"/>
      <text:p text:style-name="P7"><text:span text:style-name="Основной_20_шрифт_20_абзаца"><text:span text:style-name="T1">ЦIыхIбна</text:span></text:span><text:span text:style-name="Основной_20_шрифт_20_абзаца"><text:span text:style-name="T6"> — Березняк.</text:span></text:span></text:p>
      <text:p text:style-name="P1">Уапшы ЦIыхI.</text:p>
      <text:p text:style-name="P1">Березовая роща, сплошная заросль березы.</text:p>
      <text:p text:style-name="P1"/>
      <text:p text:style-name="P7"><text:span text:style-name="Основной_20_шрифт_20_абзаца"><text:span text:style-name="T1">ЦIыхIкIахвхва</text:span></text:span><text:span text:style-name="Основной_20_шрифт_20_абзаца"><text:span text:style-name="T6"> — Береза бородавчатая — </text:span></text:span><text:span text:style-name="Основной_20_шрифт_20_абзаца"><text:span text:style-name="T15">Betula</text:span></text:span><text:span text:style-name="Основной_20_шрифт_20_абзаца"><text:span text:style-name="T16"> </text:span></text:span><text:span text:style-name="Основной_20_шрифт_20_абзаца"><text:span text:style-name="T15">pendula</text:span></text:span><text:span text:style-name="Основной_20_шрифт_20_абзаца"><text:span text:style-name="T16"> </text:span></text:span><text:span text:style-name="Основной_20_шрифт_20_абзаца"><text:span text:style-name="T15">Roth</text:span></text:span><text:span text:style-name="Основной_20_шрифт_20_абзаца"><text:span text:style-name="T6">. </text:span></text:span><text:span text:style-name="Основной_20_шрифт_20_абзаца"><text:span text:style-name="T7">Рис. 203.</text:span></text:span></text:p>
      <text:p text:style-name="P1">Дерево до 20 м высотой. Молодые побеги голые, красно-бурые.</text:p>
      <text:p text:style-name="P1">Кора стволов белая, гладкая, отслаивающаяся, старая — почти черная. Листья яйцевидно-ромбические, остроконечные, пильчатые. Плодущие сережки цилиндрические. Плод — орешек.</text:p>
      <text:p text:style-name="P1">Родина: Европа, Кавказ, Сибирь, Алтай.</text:p>
      <text:p text:style-name="P1">В КЧР встречается повсеместно в среднем и высокогорном поясе.</text:p>
      <text:p text:style-name="P1">Декоративна, растет быстро. Пригодна для уличных посадок, озеленения склонов. Дает ценную древесину, уголь. Размножается семенами.</text:p>
      <text:p text:style-name="P1"/>
      <text:p text:style-name="P7"><text:span text:style-name="Основной_20_шрифт_20_абзаца"><text:span text:style-name="T1">ЦIыхIхъвыш</text:span></text:span><text:span text:style-name="Основной_20_шрифт_20_абзаца"><text:span text:style-name="T6"> — Береза пушистая — </text:span></text:span><text:span text:style-name="Основной_20_шрифт_20_абзаца"><text:span text:style-name="T15">Betula</text:span></text:span><text:span text:style-name="Основной_20_шрифт_20_абзаца"><text:span text:style-name="T16"> </text:span></text:span><text:span text:style-name="Основной_20_шрифт_20_абзаца"><text:span text:style-name="T15">pubescens</text:span></text:span><text:span text:style-name="Основной_20_шрифт_20_абзаца"><text:span text:style-name="T16"> </text:span></text:span><text:span text:style-name="Основной_20_шрифт_20_абзаца"><text:span text:style-name="T15">Ehrh</text:span></text:span><text:span text:style-name="Основной_20_шрифт_20_абзаца"><text:span text:style-name="T6">.</text:span></text:span></text:p>
      <text:p text:style-name="P1">Дерево до 15 м высотой. Молодые побеги опушенные, красновато-бурые. Кора стволов белая. Листья яйцевидно-ромбические, на верхушке заостренные, по краю пильчатые.</text:p>
      <text:p text:style-name="P1">Родина: Европа, Кавказ, Западная и Восточная Сибирь.</text:p>
      <text:p text:style-name="P1">Обычный в среднегорных лесах КЧР вид.</text:p>
      <text:p text:style-name="P1">Декоративна, к почвам и влаге малотребовательна. Растет быстро. Размножается семенами.</text:p>
      <text:p text:style-name="P1"/>
      <text:p text:style-name="P7"><text:span text:style-name="Основной_20_шрифт_20_абзаца"><text:span text:style-name="T1">ЧадыгIва</text:span></text:span><text:span text:style-name="Основной_20_шрифт_20_абзаца"><text:span text:style-name="T9"> </text:span></text:span><text:span text:style-name="Основной_20_шрифт_20_абзаца"><text:span text:style-name="T6">— Черешн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ысокое дерево до 10 — 15 м; кора черноватая; побеги голые; листья яйцевидные до 10 см длиной, блестящие; цветки белые.</text:p>
      <text:p text:style-name="P1">Плод — сочная костянка, шаровидная, темно-красная или черная, сладкая или горькая; цветет в апреле — мае; плоды созревают в начале июля; используются в пищу в свежем и сушеном виде, идут на варенье и вина.</text:p>
      <text:p text:style-name="P1">Медоносное растение.</text:p>
      <text:p text:style-name="P1">Родина: Европа, Кавказ, Малая и Передняя Азия.</text:p>
      <text:p text:style-name="P1">В КЧР встречается повсеместно. Медонос. Дает дубильные вещества.</text:p>
      <text:p text:style-name="P1"/>
      <text:p text:style-name="P7"><text:span text:style-name="Основной_20_шрифт_20_абзаца"><text:span text:style-name="T1">ЧадыгIва</text:span></text:span><text:span text:style-name="Основной_20_шрифт_20_абзаца"><text:span text:style-name="T9"> </text:span></text:span><text:span text:style-name="Основной_20_шрифт_20_абзаца"><text:span text:style-name="T6">— Плод черешни птичьей, вишни птичьей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ЧадхIа</text:span></text:span><text:span text:style-name="Основной_20_шрифт_20_абзаца"><text:span text:style-name="T9"> </text:span></text:span><text:span text:style-name="Основной_20_шрифт_20_абзаца"><text:span text:style-name="T6">— Ястребинка — </text:span></text:span><text:span text:style-name="Основной_20_шрифт_20_абзаца"><text:span text:style-name="T15">Hierac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Из известных родов, быть может род ястребинка самый большой (многочисленный) по видовому составу. Во флоре КЧР представлен многими видами. Многолетние растения высотой до 20 — 70 см. Стебли прямые, редко ветвистые, чаще жесткие (от волосков). Листьев на стебле 10 — 40, обычно яйцевидные, пильчатые по краям. Соцветие из 2 — 40 корзинок.</text:p>
      <text:p text:style-name="P1">Растут на полях, лугах, по опушкам, на каменистых склонах, в лесах. Скотом поедается <text:soft-page-break/>плохо. Некоторые виды встречаются и в высокогорьях. Многие декоративны.</text:p>
      <text:p text:style-name="P1"/>
      <text:p text:style-name="P7"><text:span text:style-name="Основной_20_шрифт_20_абзаца"><text:span text:style-name="T1">ЧадхIакъвзана</text:span></text:span><text:span text:style-name="Основной_20_шрифт_20_абзаца"><text:span text:style-name="T6"> — Ястребинка пронзеннолистная — </text:span></text:span><text:span text:style-name="Основной_20_шрифт_20_абзаца"><text:span text:style-name="T15">Hieracium</text:span></text:span><text:span text:style-name="Основной_20_шрифт_20_абзаца"><text:span text:style-name="T16"> </text:span></text:span><text:span text:style-name="Основной_20_шрифт_20_абзаца"><text:span text:style-name="T15">perfoliatum</text:span></text:span><text:span text:style-name="Основной_20_шрифт_20_абзаца"><text:span text:style-name="T16"> </text:span></text:span><text:span text:style-name="Основной_20_шрифт_20_абзаца"><text:span text:style-name="T15">Froel</text:span></text:span><text:span text:style-name="Основной_20_шрифт_20_абзаца"><text:span text:style-name="T6">.</text:span></text:span></text:p>
      <text:p text:style-name="P1">Многолетнее травянистое растение высотой до 30 — 70 см. Стебли прямые, крепкие. Листья в числе 10 — 26 с обеих сторон сильно опушенные, яйцевидные. Цветет в июле — августе.</text:p>
      <text:p text:style-name="P1">Растет на лесных полянах и лугах субальпийского пояса, в низменной части не встречается. Кормового значения не имеет.</text:p>
      <text:p text:style-name="P1"/>
      <text:p text:style-name="P7"><text:span text:style-name="Основной_20_шрифт_20_абзаца"><text:span text:style-name="T1">ЧадхIауау</text:span></text:span><text:span text:style-name="Основной_20_шрифт_20_абзаца"><text:span text:style-name="T6"> — Ястребинка зонтичная — </text:span></text:span><text:span text:style-name="Основной_20_шрифт_20_абзаца"><text:span text:style-name="T15">Hieracium</text:span></text:span><text:span text:style-name="Основной_20_шрифт_20_абзаца"><text:span text:style-name="T16"> </text:span></text:span><text:span text:style-name="Основной_20_шрифт_20_абзаца"><text:span text:style-name="T15">virosum</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6">.</text:span></text:span></text:p>
      <text:p text:style-name="P1">Многолетнее травянистое растение до 70 — 100 см высотой. Стебли прямые, без опушения. Стеблевые листья выемчато-зубчатые, голые. Цветет в июле — августе. Соцветие щитковидно-метельчатое с 6 — 70 корзинками.</text:p>
      <text:p text:style-name="P1">Растет в светлых лесах, на сухих лугах и каменистых склонах. Кормового значения не имеет, обитает в пределах среднегорья.</text:p>
      <text:p text:style-name="P1"/>
      <text:p text:style-name="P7"><text:span text:style-name="Основной_20_шрифт_20_абзаца"><text:span text:style-name="T1">ЧадхIачвыш</text:span></text:span><text:span text:style-name="Основной_20_шрифт_20_абзаца"><text:span text:style-name="T6"> — Ястребинка волосистая — </text:span></text:span><text:span text:style-name="Основной_20_шрифт_20_абзаца"><text:span text:style-name="T15">Hieracium</text:span></text:span><text:span text:style-name="Основной_20_шрифт_20_абзаца"><text:span text:style-name="T16"> </text:span></text:span><text:span text:style-name="Основной_20_шрифт_20_абзаца"><text:span text:style-name="T15">pilose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5 — 30 см высотой. Стебель прямостоячий, безлистный, покрыт волосками. Листья собраны в прикорневую розетку. Корзинки одиночные. Цветет в августе — сентябре.</text:p>
      <text:p text:style-name="P1">Встречается повсеместно на сухих лугах до субальпийского пояса. Кормового значения не имеет.</text:p>
      <text:p text:style-name="P1"/>
      <text:p text:style-name="P7"><text:span text:style-name="Основной_20_шрифт_20_абзаца"><text:span text:style-name="T1">Чай</text:span></text:span><text:span text:style-name="Основной_20_шрифт_20_абзаца"><text:span text:style-name="T6"> — Чай — </text:span></text:span><text:span text:style-name="Основной_20_шрифт_20_абзаца"><text:span text:style-name="T15">Thea</text:span></text:span><text:span text:style-name="Основной_20_шрифт_20_абзаца"><text:span text:style-name="T16"> </text:span></text:span><text:span text:style-name="Основной_20_шрифт_20_абзаца"><text:span text:style-name="T15">sin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высотой обычно 0,5 — 1 м. Листья продолговато-яйцевидные с тупой верхушкой и клиновидным основанием.</text:p>
      <text:p text:style-name="P1">Цветки немахровые. Лепестки в числе 6 — 9, белые. Плод — 3-5 створчатая коробочка. Семена 12 мм в поперечнике.</text:p>
      <text:p text:style-name="P1">Вечнозеленый кустарник, возделывается на Черноморском побережье.</text:p>
      <text:p text:style-name="P1">Медонос.</text:p>
      <text:p text:style-name="P1">Родина: Южная Азия.</text:p>
      <text:p text:style-name="P1"/>
      <text:p text:style-name="P7"><text:span text:style-name="Основной_20_шрифт_20_абзаца"><text:span text:style-name="T1">ЧайгIважь</text:span></text:span><text:span text:style-name="Основной_20_шрифт_20_абзаца"><text:span text:style-name="T9"> </text:span></text:span><text:span text:style-name="Основной_20_шрифт_20_абзаца"><text:span text:style-name="T6">— Зверобой изящ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elegans</text:span></text:span><text:span text:style-name="Основной_20_шрифт_20_абзаца"><text:span text:style-name="T16"> </text:span></text:span><text:span text:style-name="Основной_20_шрифт_20_абзаца"><text:span text:style-name="T15">Steph</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Травянистый многолетник до 20 — 40 см высотой. Стебли прямые, крепкие. Листья продолговатые. Лепестки желтые.</text:p>
      <text:p text:style-name="P1">В КЧР встречается на степных и луговых склонах. Кормового значения не имеет.</text:p>
      <text:p text:style-name="P1">Народы республики заготавливают в большом количестве, им заваривают чай.</text:p>
      <text:p text:style-name="P1"/>
      <text:p text:style-name="P7"><text:span text:style-name="Основной_20_шрифт_20_абзаца"><text:span text:style-name="T1">ЧайхIвра</text:span></text:span><text:span text:style-name="Основной_20_шрифт_20_абзаца"><text:span text:style-name="T9"> </text:span></text:span><text:span text:style-name="Основной_20_шрифт_20_абзаца"><text:span text:style-name="T6">— Девясил мечелистый — </text:span></text:span><text:span text:style-name="Основной_20_шрифт_20_абзаца"><text:span text:style-name="T15">Jnula</text:span></text:span><text:span text:style-name="Основной_20_шрифт_20_абзаца"><text:span text:style-name="T16"> </text:span></text:span><text:span text:style-name="Основной_20_шрифт_20_абзаца"><text:span text:style-name="T15">ens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15 — 30 см высотой. Стебли крепкие, округлые. Листья ланцетные с параллельным жилкованием. Все растение голое, слабо ветвистое. Цветет в июне — июле.</text:p>
      <text:p text:style-name="P1">Растет на сухих лугах и каменистых местах. Народы республики используют его траву для заварки чая.</text:p>
      <text:p text:style-name="P1"/>
      <text:p text:style-name="P7"><text:span text:style-name="Основной_20_шрифт_20_абзаца"><text:span text:style-name="T1">ЧайхIвра</text:span></text:span><text:span text:style-name="Основной_20_шрифт_20_абзаца"><text:span text:style-name="T9"> </text:span></text:span><text:span text:style-name="Основной_20_шрифт_20_абзаца"><text:span text:style-name="T6">— Зверобой обыкновенны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ЧайхIвра</text:span></text:span><text:span text:style-name="Основной_20_шрифт_20_абзаца"><text:span text:style-name="T9"> </text:span></text:span><text:span text:style-name="Основной_20_шрифт_20_абзаца"><text:span text:style-name="T6">—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Рхъачай.</text:p>
      <text:p text:style-name="P1"/>
      <text:p text:style-name="P7"><text:span text:style-name="Основной_20_шрифт_20_абзаца"><text:span text:style-name="T1">ЧайхIвра</text:span></text:span><text:span text:style-name="Основной_20_шрифт_20_абзаца"><text:span text:style-name="T9"> </text:span></text:span><text:span text:style-name="Основной_20_шрифт_20_абзаца"><text:span text:style-name="T6">— Зверобой изящ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elegans</text:span></text:span><text:span text:style-name="Основной_20_шрифт_20_абзаца"><text:span text:style-name="T16"> </text:span></text:span><text:span text:style-name="Основной_20_шрифт_20_абзаца"><text:span text:style-name="T15">Steph</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Уапшы ЧайгIважь.</text:p>
      <text:p text:style-name="P1"/>
      <text:p text:style-name="P7"><text:span text:style-name="Основной_20_шрифт_20_абзаца"><text:span text:style-name="T1">ЧайчIыхв</text:span></text:span><text:span text:style-name="Основной_20_шрифт_20_абзаца"><text:span text:style-name="T9"> </text:span></text:span><text:span text:style-name="Основной_20_шрифт_20_абзаца"><text:span text:style-name="T6">—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Уапшы Рхъачай.</text:p>
      <text:p text:style-name="P1"/>
      <text:p text:style-name="P7"><text:span text:style-name="Основной_20_шрифт_20_абзаца"><text:span text:style-name="T1">А-Чамха</text:span></text:span><text:span text:style-name="Основной_20_шрифт_20_абзаца"><text:span text:style-name="T9"> </text:span></text:span><text:span text:style-name="Основной_20_шрифт_20_абзаца"><text:span text:style-name="T6">(абх.) — Ясень обыкновенный — </text:span></text:span><text:span text:style-name="Основной_20_шрифт_20_абзаца"><text:span text:style-name="T15">Fraxinus</text:span></text:span><text:span text:style-name="Основной_20_шрифт_20_абзаца"><text:span text:style-name="T16"> </text:span></text:span><text:span text:style-name="Основной_20_шрифт_20_абзаца"><text:span text:style-name="T15">excelsi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ЧамхIа</text:span></text:span><text:span text:style-name="Основной_20_шрифт_20_абзаца"><text:span text:style-name="T9"> </text:span></text:span><text:span text:style-name="Основной_20_шрифт_20_абзаца"><text:span text:style-name="T6">— Клен черный, татарский, черноклен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tatar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204.</text:span></text:span></text:p>
      <text:p text:style-name="P7"><text:span text:style-name="Основной_20_шрифт_20_абзаца"><text:span text:style-name="T6">Декоративное дерево до 8 м высотой. Ствол и ветви серые. Листья яйцевидные, простые, по краю пильчатые. Цветки белые. Плод — крылатка. Цветет в мае — июне, плоды созревают </text:span></text:span><text:span text:style-name="Основной_20_шрифт_20_абзаца"><text:span text:style-name="T9">в </text:span></text:span><text:span text:style-name="Основной_20_шрифт_20_абзаца"><text:span text:style-name="T6">сентябре.</text:span></text:span></text:p>
      <text:p text:style-name="P1">Растет в лесах и на их опушках. Используется в полезащитных насаждениях. Декоративен.</text:p>
      <text:p text:style-name="P1"/>
      <text:p text:style-name="P7"><text:span text:style-name="Основной_20_шрифт_20_абзаца"><text:span text:style-name="T1">ЧамхIа</text:span></text:span><text:span text:style-name="Основной_20_шрифт_20_абзаца"><text:span text:style-name="T6"> — Клен белый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laetum</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ъьасалашара.</text:p>
      <text:p text:style-name="P1"/>
      <text:p text:style-name="P7"><text:span text:style-name="Основной_20_шрифт_20_абзаца"><text:span text:style-name="T1">ЧамхIа</text:span></text:span><text:span text:style-name="Основной_20_шрифт_20_абзаца"><text:span text:style-name="T6"> — Клен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встречается более 5 видов клена. Древесина твердая, находит применение в мебельной промышленности, делают из клена и мелкие поделки (игрушки и др.).</text:p>
      <text:p text:style-name="P1"/>
      <text:p text:style-name="P7"><text:span text:style-name="Основной_20_шрифт_20_абзаца"><text:span text:style-name="T1">Чармыш</text:span></text:span><text:span text:style-name="Основной_20_шрифт_20_абзаца"><text:span text:style-name="T6"> — Незабудка — </text:span></text:span><text:span text:style-name="Основной_20_шрифт_20_абзаца"><text:span text:style-name="T15">Myosot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4а.</text:span></text:span></text:p>
      <text:p text:style-name="P1"/>
      <text:p text:style-name="P7"><text:span text:style-name="Основной_20_шрифт_20_абзаца"><text:span text:style-name="T1">Чарнослива</text:span></text:span><text:span text:style-name="Основной_20_шрифт_20_абзаца"><text:span text:style-name="T9"> </text:span></text:span><text:span text:style-name="Основной_20_шрифт_20_абзаца"><text:span text:style-name="T6">— Слива домашняя — </text:span></text:span><text:span text:style-name="Основной_20_шрифт_20_абзаца"><text:span text:style-name="T15">Prunus</text:span></text:span><text:span text:style-name="Основной_20_шрифт_20_абзаца"><text:span text:style-name="T16"> </text:span></text:span><text:span text:style-name="Основной_20_шрифт_20_абзаца"><text:span text:style-name="T15">domes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ХIваса.</text:p>
      <text:p text:style-name="P1"/>
      <text:p text:style-name="P7"><text:span text:style-name="Основной_20_шрифт_20_абзаца"><text:span text:style-name="T1">Чарх</text:span></text:span><text:span text:style-name="Основной_20_шрифт_20_абзаца"><text:span text:style-name="T9"> </text:span></text:span><text:span text:style-name="Основной_20_шрифт_20_абзаца"><text:span text:style-name="T6">— Кульбаба осенняя — </text:span></text:span><text:span text:style-name="Основной_20_шрифт_20_абзаца"><text:span text:style-name="T15">Leontodon</text:span></text:span><text:span text:style-name="Основной_20_шрифт_20_абзаца"><text:span text:style-name="T16"> </text:span></text:span><text:span text:style-name="Основной_20_шрифт_20_абзаца"><text:span text:style-name="T15">autum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5.</text:span></text:span></text:p>
      <text:p text:style-name="P1">Невысокое (30 см) многолетнее растение. Стебель обычно немного ветвистый с 2 — 4 корзинками. Растение опушено волосками. Листья прикорневые, надрезанные.</text:p>
      <text:p text:style-name="P1">В КЧР встречается на лугах и в кустарниках до горного пояса.</text:p>
      <text:p text:style-name="P1"/>
      <text:p text:style-name="P7"><text:span text:style-name="Основной_20_шрифт_20_абзаца"><text:span text:style-name="T1">Чарх</text:span></text:span><text:span text:style-name="Основной_20_шрифт_20_абзаца"><text:span text:style-name="T9"> </text:span></text:span><text:span text:style-name="Основной_20_шрифт_20_абзаца"><text:span text:style-name="T6">— Мальва, просвирник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тахъвай.</text:p>
      <text:p text:style-name="P1"/>
      <text:p text:style-name="P7"><text:span text:style-name="Основной_20_шрифт_20_абзаца"><text:span text:style-name="T1">а-Чархан</text:span></text:span><text:span text:style-name="Основной_20_шрифт_20_абзаца"><text:span text:style-name="T9"> </text:span></text:span><text:span text:style-name="Основной_20_шрифт_20_абзаца"><text:span text:style-name="T6">(абх.) — Ежевика, малина Буша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buschii</text:span></text:span><text:span text:style-name="Основной_20_шрифт_20_абзаца"><text:span text:style-name="T16"> </text:span></text:span><text:span text:style-name="Основной_20_шрифт_20_абзаца"><text:span text:style-name="T15">Grossh</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Годичные побеги прямостоячие, цилиндрические, сизоватые. Листья непарноперистые из 3 — 7 листочков. Лепестки белые 6 — 8 мм длины. Костянки многочисленные, красные, ароматные.</text:p>
      <text:p text:style-name="P1">Растет в лесном поясе, на каменистых и щебнистых местах. Довольно часто — на освещенных участках. Растение медоносное, находит применение в медицине.</text:p>
      <text:p text:style-name="P1"/>
      <text:p text:style-name="P7"><text:span text:style-name="Основной_20_шрифт_20_абзаца"><text:span text:style-name="T1">Чархына</text:span></text:span><text:span text:style-name="Основной_20_шрифт_20_абзаца"><text:span text:style-name="T9"> </text:span></text:span><text:span text:style-name="Основной_20_шрифт_20_абзаца"><text:span text:style-name="T6">— Малина обыкновенн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idae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мкъвыт.</text:p>
      <text:p text:style-name="P1"/>
      <text:p text:style-name="P7"><text:span text:style-name="Основной_20_шрифт_20_абзаца"><text:span text:style-name="T1">Чбар</text:span></text:span><text:span text:style-name="Основной_20_шрифт_20_абзаца"><text:span text:style-name="T9"> </text:span></text:span><text:span text:style-name="Основной_20_шрифт_20_абзаца"><text:span text:style-name="T6">— Саксаул — </text:span></text:span><text:span text:style-name="Основной_20_шрифт_20_абзаца"><text:span text:style-name="T15">Haloxylon</text:span></text:span><text:span text:style-name="Основной_20_шрифт_20_абзаца"><text:span text:style-name="T16"> </text:span></text:span><text:span text:style-name="Основной_20_шрифт_20_абзаца"><text:span text:style-name="T15">Bge</text:span></text:span><text:span text:style-name="Основной_20_шрифт_20_абзаца"><text:span text:style-name="T6">.</text:span></text:span></text:p>
      <text:p text:style-name="P1">Невысокое деревце с членистыми ломкими веточками. Листья в виде чешуек. Ствол корявый, сучковатый. Корневая система очень мощная. Растет быстро, хорошо переносит жару.</text:p>
      <text:p text:style-name="P1">Растет в пустынной зоне государств Средней Азии, где применяется также как пескоукрепительная порода. Наибольшее значение имеет саксаул белый, древесина которого используется в полупустыне на топливо и мелкие поделки.</text:p>
      <text:p text:style-name="P1"/>
      <text:p text:style-name="P7"><text:span text:style-name="Основной_20_шрифт_20_абзаца"><text:span text:style-name="T1">Чбар</text:span></text:span><text:span text:style-name="Основной_20_шрифт_20_абзаца"><text:span text:style-name="T9"> </text:span></text:span><text:span text:style-name="Основной_20_шрифт_20_абзаца"><text:span text:style-name="T6">— Городовина — </text:span></text:span><text:span text:style-name="Основной_20_шрифт_20_абзаца"><text:span text:style-name="T15">Viburnum</text:span></text:span><text:span text:style-name="Основной_20_шрифт_20_абзаца"><text:span text:style-name="T16"> </text:span></text:span><text:span text:style-name="Основной_20_шрифт_20_абзаца"><text:span text:style-name="T15">lant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Ядовитый кустарник до 3 м высотой. Листья цельные, снизу серые от волосков, сверху морщинистые. Цветет в мае — июне. Цветки в соцветии одинаковые. Плод — черный.</text:p>
      <text:p text:style-name="P1">Растет городовина в лесах, среди кустарников до среднегорного пояса.</text:p>
      <text:p text:style-name="P1"/>
      <text:p text:style-name="P7"><text:span text:style-name="Основной_20_шрифт_20_абзаца"><text:span text:style-name="T1">ЧгIвычацраха</text:span></text:span><text:span text:style-name="Основной_20_шрифт_20_абзаца"><text:span text:style-name="T9"> </text:span></text:span><text:span text:style-name="Основной_20_шрифт_20_абзаца"><text:span text:style-name="T6">— Мышей зеленый, щетинник зеленый — </text:span></text:span><text:span text:style-name="Основной_20_шрифт_20_абзаца"><text:span text:style-name="T15">Setaria</text:span></text:span><text:span text:style-name="Основной_20_шрифт_20_абзаца"><text:span text:style-name="T16"> </text:span></text:span><text:span text:style-name="Основной_20_шрифт_20_абзаца"><text:span text:style-name="T15">virid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Beauv</text:span></text:span><text:span text:style-name="Основной_20_шрифт_20_абзаца"><text:span text:style-name="T6">.</text:span></text:span></text:p>
      <text:p text:style-name="P1">Однолетнее травянистое растение до 10 — 40 см высотой. Стебель прямостоячий, не ветвится. У основания стебель цилиндрический. Листья линейные. Цветет в апреле — августе. <text:soft-page-break/>Соцветие колос, не лопастное.</text:p>
      <text:p text:style-name="P1">Растение сорное, хорошо поедается скотом, растет всюду на посевах, сорных местах, в составе травостоя на лугах и др.</text:p>
      <text:p text:style-name="P1"/>
      <text:p text:style-name="P7"><text:span text:style-name="Основной_20_шрифт_20_абзаца"><text:span text:style-name="T1">Черешна</text:span></text:span><text:span text:style-name="Основной_20_шрифт_20_абзаца"><text:span text:style-name="T9"> </text:span></text:span><text:span text:style-name="Основной_20_шрифт_20_абзаца"><text:span text:style-name="T6">— Плод черешни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Черешна</text:span></text:span><text:span text:style-name="Основной_20_шрифт_20_абзаца"><text:span text:style-name="T9"> — </text:span></text:span><text:span text:style-name="Основной_20_шрифт_20_абзаца"><text:span text:style-name="T6">Черешня — </text:span></text:span><text:span text:style-name="Основной_20_шрифт_20_абзаца"><text:span text:style-name="T15">Cerasus</text:span></text:span><text:span text:style-name="Основной_20_шрифт_20_абзаца"><text:span text:style-name="T16"> </text:span></text:span><text:span text:style-name="Основной_20_шрифт_20_абзаца"><text:span text:style-name="T15">av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ЧадыгIва.</text:p>
      <text:p text:style-name="P1"/>
      <text:p text:style-name="P7"><text:span text:style-name="Основной_20_шрифт_20_абзаца"><text:span text:style-name="T1">Чилим</text:span></text:span><text:span text:style-name="Основной_20_шрифт_20_абзаца"><text:span text:style-name="T19"> </text:span></text:span><text:span text:style-name="Основной_20_шрифт_20_абзаца"><text:span text:style-name="T6">— Водяной орех — </text:span></text:span><text:span text:style-name="Основной_20_шрифт_20_абзаца"><text:span text:style-name="T15">Tra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6.</text:span></text:span></text:p>
      <text:p text:style-name="P5">Удивительно красиво плавающее растение. Листовые пластинки треугольной формы, зубчатые, на длинных черешках. Однолетник, цветет в июле — августе, плод четырехрогий, съедобный. Плоды созревают в сентябре — октябре.</text:p>
      <text:p text:style-name="P1">Растет в водной среде, в пресных озерах и речных старицах.</text:p>
      <text:p text:style-name="P1"/>
      <text:p text:style-name="P7"><text:span text:style-name="Основной_20_шрифт_20_абзаца"><text:span text:style-name="T1">Чкъвылды</text:span></text:span><text:span text:style-name="Основной_20_шрифт_20_абзаца"><text:span text:style-name="T9"> </text:span></text:span><text:span text:style-name="Основной_20_шрифт_20_абзаца"><text:span text:style-name="T6">— Черника, брусника, голубика обыкновенная — </text:span></text:span><text:span text:style-name="Основной_20_шрифт_20_абзаца"><text:span text:style-name="T15">Vaccinium</text:span></text:span><text:span text:style-name="Основной_20_шрифт_20_абзаца"><text:span text:style-name="T16"> </text:span></text:span><text:span text:style-name="Основной_20_шрифт_20_абзаца"><text:span text:style-name="T15">myrtil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высотой до 2.м. Листья 6 — 8 см длиной, используется как суррогат чая. Цветет в июне — августе. Плод — ягода черная, съедобная.</text:p>
      <text:p text:style-name="P1">Во флоре КЧР растет только в лесах и на лесных полянах.</text:p>
      <text:p text:style-name="P1"/>
      <text:p text:style-name="P7"><text:span text:style-name="Основной_20_шрифт_20_абзаца"><text:span text:style-name="T1">Чкъвылтыр</text:span></text:span><text:span text:style-name="Основной_20_шрифт_20_абзаца"><text:span text:style-name="T6"> — Роза, шиповник — </text:span></text:span><text:span text:style-name="Основной_20_шрифт_20_абзаца"><text:span text:style-name="T15">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ЛагвырчIвымыгъ.</text:p>
      <text:p text:style-name="P1"/>
      <text:p text:style-name="P7"><text:span text:style-name="Основной_20_шрифт_20_абзаца"><text:span text:style-name="T1">Чхъа</text:span></text:span><text:span text:style-name="Основной_20_шрифт_20_абзаца"><text:span text:style-name="T6"> — Колос.</text:span></text:span></text:p>
      <text:p text:style-name="P1">Колос злаковых растений. Различают сложный колос (пшеница, ячмень и др.), колос метелка (овес, овсяница, костер и др.)</text:p>
      <text:p text:style-name="P1"/>
      <text:p text:style-name="P7"><text:span text:style-name="Основной_20_шрифт_20_абзаца"><text:span text:style-name="T1">ЧхъагIвымсага</text:span></text:span><text:span text:style-name="Основной_20_шрифт_20_абзаца"><text:span text:style-name="T6"> — Костер — </text:span></text:span><text:span text:style-name="Основной_20_шрифт_20_абзаца"><text:span text:style-name="T15">Zerna</text:span></text:span><text:span text:style-name="Основной_20_шрифт_20_абзаца"><text:span text:style-name="T16"> </text:span></text:span><text:span text:style-name="Основной_20_шрифт_20_абзаца"><text:span text:style-name="T15">Panz</text:span></text:span><text:span text:style-name="Основной_20_шрифт_20_абзаца"><text:span text:style-name="T6">.</text:span></text:span></text:p>
      <text:p text:style-name="P1">Уапшы ЖакIьа.</text:p>
      <text:p text:style-name="P1"/>
      <text:p text:style-name="P7"><text:span text:style-name="Основной_20_шрифт_20_абзаца"><text:span text:style-name="T1">Чхъалашв</text:span></text:span><text:span text:style-name="Основной_20_шрифт_20_абзаца"><text:span text:style-name="T6"> — Овес, овсюг — </text:span></text:span><text:span text:style-name="Основной_20_шрифт_20_абзаца"><text:span text:style-name="T15">Avena</text:span></text:span><text:span text:style-name="Основной_20_шрифт_20_абзаца"><text:span text:style-name="T16"> </text:span></text:span><text:span text:style-name="Основной_20_шрифт_20_абзаца"><text:span text:style-name="T15">fatu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Iатшамцыра.</text:p>
      <text:p text:style-name="P1"/>
      <text:p text:style-name="P7"><text:span text:style-name="Основной_20_шрифт_20_абзаца"><text:span text:style-name="T1">ЧхъалыцI</text:span></text:span><text:span text:style-name="Основной_20_шрифт_20_абзаца"><text:span text:style-name="T6"> — Зерна безостая, костер безостый — </text:span></text:span><text:span text:style-name="Основной_20_шрифт_20_абзаца"><text:span text:style-name="T15">Zerna</text:span></text:span><text:span text:style-name="Основной_20_шрифт_20_абзаца"><text:span text:style-name="T16"> </text:span></text:span><text:span text:style-name="Основной_20_шрифт_20_абзаца"><text:span text:style-name="T15">inermis</text:span></text:span><text:span text:style-name="Основной_20_шрифт_20_абзаца"><text:span text:style-name="T16"> (</text:span></text:span><text:span text:style-name="Основной_20_шрифт_20_абзаца"><text:span text:style-name="T15">Leyss</text:span></text:span><text:span text:style-name="Основной_20_шрифт_20_абзаца"><text:span text:style-name="T16">.) </text:span></text:span><text:span text:style-name="Основной_20_шрифт_20_абзаца"><text:span text:style-name="T15">Lindm</text:span></text:span><text:span text:style-name="Основной_20_шрифт_20_абзаца"><text:span text:style-name="T6">.</text:span></text:span></text:p>
      <text:p text:style-name="P1">Многолетний злак до 30 — 100 см высотой, широко распространенный на лугах КЧР, поднимается до среднегорного пояса.</text:p>
      <text:p text:style-name="P1">Корневища короткие. Хорошее кормовое растение. Возделывается и как укосная трава.</text:p>
      <text:p text:style-name="P1"/>
      <text:p text:style-name="P7"><text:span text:style-name="Основной_20_шрифт_20_абзаца"><text:span text:style-name="T1">Чхъапышвт</text:span></text:span><text:span text:style-name="Основной_20_шрифт_20_абзаца"><text:span text:style-name="T6"> — Ежа сборная — </text:span></text:span><text:span text:style-name="Основной_20_шрифт_20_абзаца"><text:span text:style-name="T15">Dactylis</text:span></text:span><text:span text:style-name="Основной_20_шрифт_20_абзаца"><text:span text:style-name="T16"> </text:span></text:span><text:span text:style-name="Основной_20_шрифт_20_абзаца"><text:span text:style-name="T15">glomer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7.</text:span></text:span></text:p>
      <text:p text:style-name="P1">Многолетний высокорослый рыхлокустовой злак. Ценное кормовое растение. С весны рано трогается в рост. Полного развития достигает на третий год жизни.</text:p>
      <text:p text:style-name="P1">В условиях КЧР дает два укоса (60-70 ц/га сена). Убирают ее до цветения, позже сильно грубеет, теряет питательные свойства и хуже поедается скотом. При стравливании хорошо отрастает.</text:p>
      <text:p text:style-name="P1"/>
      <text:p text:style-name="P7"><text:span text:style-name="Основной_20_шрифт_20_абзаца"><text:span text:style-name="T1">ЧхъачIвры</text:span></text:span><text:span text:style-name="Основной_20_шрифт_20_абзаца"><text:span text:style-name="T6"> — Тимофеевка лесная — </text:span></text:span><text:span text:style-name="Основной_20_шрифт_20_абзаца"><text:span text:style-name="T15">Phl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орневище короткое с несколькими стеблями и не цветущими побегами, образующими рыхлые дерновины. Стебель прямостоячий или восходящий до 1 м высоты, иногда с луковицеобразным утолщением в основании. Листья шероховатые. Колоски одноцветковые.</text:p>
      <text:p text:style-name="P1">Многолетнее, цветет в июне — июле. Растет на лугах, травянистых местах. Отличная кормовая трава. Высевается с клевером. Зимостойка.</text:p>
      <text:p text:style-name="P1"/>
      <text:p text:style-name="P7"><text:span text:style-name="Основной_20_шрифт_20_абзаца"><text:span text:style-name="T1">Чыбар</text:span></text:span><text:span text:style-name="Основной_20_шрифт_20_абзаца"><text:span text:style-name="T9"> </text:span></text:span><text:span text:style-name="Основной_20_шрифт_20_абзаца"><text:span text:style-name="T6">— Жестер слабительный — </text:span></text:span><text:span text:style-name="Основной_20_шрифт_20_абзаца"><text:span text:style-name="T15">Rhamnus</text:span></text:span><text:span text:style-name="Основной_20_шрифт_20_абзаца"><text:span text:style-name="T16"> </text:span></text:span><text:span text:style-name="Основной_20_шрифт_20_абзаца"><text:span text:style-name="T15">cathar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Шамкьашвыга.</text:p>
      <text:p text:style-name="P1"><text:soft-page-break/></text:p>
      <text:p text:style-name="P7"><text:span text:style-name="Основной_20_шрифт_20_абзаца"><text:span text:style-name="T1">Чыбджьы</text:span></text:span><text:span text:style-name="Основной_20_шрифт_20_абзаца"><text:span text:style-name="T9"> </text:span></text:span><text:span text:style-name="Основной_20_шрифт_20_абзаца"><text:span text:style-name="T6">— Горчица белая, культурная — </text:span></text:span><text:span text:style-name="Основной_20_шрифт_20_абзаца"><text:span text:style-name="T15">Sinap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к до 1 м высотой. Культивируется ради масла, содержащегося в семенах (до 30%).</text:p>
      <text:p text:style-name="P1">Во флоре КЧР встречается она и как сорняк. Цветет в мае — июле. Плод — стручок, в нем заключен 1 — 2 семени.</text:p>
      <text:p text:style-name="P1">Растет на полях и сорных местах от низменности до горного пояса. На пастбищах хорошо поедается свиньями.</text:p>
      <text:p text:style-name="P1">Хороший медонос.</text:p>
      <text:p text:style-name="P1">Лекарственное растение.</text:p>
      <text:p text:style-name="P1"/>
      <text:p text:style-name="P7"><text:span text:style-name="Основной_20_шрифт_20_абзаца"><text:span text:style-name="T1">Чыбджьы</text:span></text:span><text:span text:style-name="Основной_20_шрифт_20_абзаца"><text:span text:style-name="T9"> </text:span></text:span><text:span text:style-name="Основной_20_шрифт_20_абзаца"><text:span text:style-name="T6">— Перец однолетний — </text:span></text:span><text:span text:style-name="Основной_20_шрифт_20_абзаца"><text:span text:style-name="T15">Carsicum</text:span></text:span><text:span text:style-name="Основной_20_шрифт_20_абзаца"><text:span text:style-name="T16"> </text:span></text:span><text:span text:style-name="Основной_20_шрифт_20_абзаца"><text:span text:style-name="T15">annu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Люди выращивают как культурное растение. Однолетнее травянистое растение. Стебли высотой до 30 — 90 см, хорошо развиты, ветвистые. Листья цельнокрайние, яйцевидно-ланцетные. Цветки одиночные, редко — парные. Венчик обычно белый. Плоды разнообразные по величине и форме, до 15 см длиной, красные, оранжевые, желтые, черно-фиолетовые, сладкие и острые.</text:p>
      <text:p text:style-name="P1">Возделывается множество сортов, острые имеют лекарственное значение.</text:p>
      <text:p text:style-name="P1">Родина: Америка.</text:p>
      <text:p text:style-name="P7"><text:span text:style-name="Основной_20_шрифт_20_абзаца"><text:span text:style-name="T6">По содержанию витаминов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A</text:span></text:span><text:span text:style-name="Основной_20_шрифт_20_абзаца"><text:span text:style-name="T6"> занимает первое место среди овощных растений.</text:span></text:span></text:p>
      <text:p text:style-name="P1"/>
      <text:p text:style-name="P7"><text:span text:style-name="Основной_20_шрифт_20_абзаца"><text:span text:style-name="T1">ЧыбджьыквайчIва</text:span></text:span><text:span text:style-name="Основной_20_шрифт_20_абзаца"><text:span text:style-name="T9"> </text:span></text:span><text:span text:style-name="Основной_20_шрифт_20_абзаца"><text:span text:style-name="T6">— Перец черный — </text:span></text:span><text:span text:style-name="Основной_20_шрифт_20_абзаца"><text:span text:style-name="T15">Piper</text:span></text:span><text:span text:style-name="Основной_20_шрифт_20_абзаца"><text:span text:style-name="T16"> </text:span></text:span><text:span text:style-name="Основной_20_шрифт_20_абзаца"><text:span text:style-name="T15">nigr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Бурч.</text:p>
      <text:p text:style-name="P1"/>
      <text:p text:style-name="P7"><text:span text:style-name="Основной_20_шрифт_20_абзаца"><text:span text:style-name="T1">Чыбджьыкъапщы</text:span></text:span><text:span text:style-name="Основной_20_шрифт_20_абзаца"><text:span text:style-name="T9"> </text:span></text:span><text:span text:style-name="Основной_20_шрифт_20_абзаца"><text:span text:style-name="T6">— Сорт перца однолетнего — </text:span></text:span><text:span text:style-name="Основной_20_шрифт_20_абзаца"><text:span text:style-name="T15">Carsicum</text:span></text:span><text:span text:style-name="Основной_20_шрифт_20_абзаца"><text:span text:style-name="T16"> </text:span></text:span><text:span text:style-name="Основной_20_шрифт_20_абзаца"><text:span text:style-name="T15">annu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ЧымхIа</text:span></text:span><text:span text:style-name="Основной_20_шрифт_20_абзаца"><text:span text:style-name="T9"> </text:span></text:span><text:span text:style-name="Основной_20_шрифт_20_абзаца"><text:span text:style-name="T6">— Клен татарский, черноклен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tatar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ЧамхIа.</text:p>
      <text:p text:style-name="P1"/>
      <text:p text:style-name="P7"><text:span text:style-name="Основной_20_шрифт_20_абзаца"><text:span text:style-name="T1">Чыльа</text:span></text:span><text:span text:style-name="Основной_20_шрифт_20_абзаца"><text:span text:style-name="T9"> </text:span></text:span><text:span text:style-name="Основной_20_шрифт_20_абзаца"><text:span text:style-name="T6">— Канатник — </text:span></text:span><text:span text:style-name="Основной_20_шрифт_20_абзаца"><text:span text:style-name="T15">Abutilon</text:span></text:span><text:span text:style-name="Основной_20_шрифт_20_абзаца"><text:span text:style-name="T16"> </text:span></text:span><text:span text:style-name="Основной_20_шрифт_20_абзаца"><text:span text:style-name="T15">theophrastii</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Однолетнее травянистое растение с бархатисто-пушистыми листьями. Лепестки желтые. Плоды мохнатые. Родом из Индии. Стебли покрыты густым волосяным покровом. Шелковистое лубяное волокно похоже на волокна кенафа. Текстильное растение. Семена содержат до 20% масла. Иногда он культивируется как масличное растение.</text:p>
      <text:p text:style-name="P1"/>
      <text:p text:style-name="P7"><text:span text:style-name="Основной_20_шрифт_20_абзаца"><text:span text:style-name="T1">Чыльшырдза</text:span></text:span><text:span text:style-name="Основной_20_шрифт_20_абзаца"><text:span text:style-name="T9"> </text:span></text:span><text:span text:style-name="Основной_20_шрифт_20_абзаца"><text:span text:style-name="T6">— Бор развесистый — </text:span></text:span><text:span text:style-name="Основной_20_шрифт_20_абзаца"><text:span text:style-name="T15">Milium</text:span></text:span><text:span text:style-name="Основной_20_шрифт_20_абзаца"><text:span text:style-name="T16"> </text:span></text:span><text:span text:style-name="Основной_20_шрифт_20_абзаца"><text:span text:style-name="T15">effu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 Рис. 208.</text:span></text:span></text:p>
      <text:p text:style-name="P1">Уапшы ТшыхIврауау.</text:p>
      <text:p text:style-name="P1"/>
      <text:p text:style-name="P7"><text:span text:style-name="Основной_20_шрифт_20_абзаца"><text:span text:style-name="T1">Чынайша</text:span></text:span><text:span text:style-name="Основной_20_шрифт_20_абзаца"><text:span text:style-name="T9"> </text:span></text:span><text:span text:style-name="Основной_20_шрифт_20_абзаца"><text:span text:style-name="T6">— Ромашка аптечная, ромашка обрезная — </text:span></text:span><text:span text:style-name="Основной_20_шрифт_20_абзаца"><text:span text:style-name="T15">Matricaria</text:span></text:span><text:span text:style-name="Основной_20_шрифт_20_абзаца"><text:span text:style-name="T16"> </text:span></text:span><text:span text:style-name="Основной_20_шрифт_20_абзаца"><text:span text:style-name="T15">chamomi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ФгIвычвгьа.</text:p>
      <text:p text:style-name="P1"/>
      <text:p text:style-name="P7"><text:span text:style-name="Основной_20_шрифт_20_абзаца"><text:span text:style-name="T1">ЧынгIважь</text:span></text:span><text:span text:style-name="Основной_20_шрифт_20_абзаца"><text:span text:style-name="T9"> </text:span></text:span><text:span text:style-name="Основной_20_шрифт_20_абзаца"><text:span text:style-name="T6">— Ромашка ромашковидная — </text:span></text:span><text:span text:style-name="Основной_20_шрифт_20_абзаца"><text:span text:style-name="T15">Matricaria</text:span></text:span><text:span text:style-name="Основной_20_шрифт_20_абзаца"><text:span text:style-name="T16"> </text:span></text:span><text:span text:style-name="Основной_20_шрифт_20_абзаца"><text:span text:style-name="T15">matricarioides</text:span></text:span><text:span text:style-name="Основной_20_шрифт_20_абзаца"><text:span text:style-name="T16"> (</text:span></text:span><text:span text:style-name="Основной_20_шрифт_20_абзаца"><text:span text:style-name="T15">Less</text:span></text:span><text:span text:style-name="Основной_20_шрифт_20_абзаца"><text:span text:style-name="T16">.) </text:span></text:span><text:span text:style-name="Основной_20_шрифт_20_абзаца"><text:span text:style-name="T15">Porter</text:span></text:span><text:span text:style-name="Основной_20_шрифт_20_абзаца"><text:span text:style-name="T6">.</text:span></text:span></text:p>
      <text:p text:style-name="P1">Сорное однолетнее растение до 20 — 30 см высотой. Стебли прямые. Листья рассеченные на короткие линейные дольки.</text:p>
      <text:p text:style-name="P1">Цветет с июня по август. Цветки одного типа — трубчатые, желтые.</text:p>
      <text:p text:style-name="P1">Растет в низменной части, на сорных местах.</text:p>
      <text:p text:style-name="P1"/>
      <text:p text:style-name="P7"><text:span text:style-name="Основной_20_шрифт_20_абзаца"><text:span text:style-name="T1">ЧынфгIвыда</text:span></text:span><text:span text:style-name="Основной_20_шрифт_20_абзаца"><text:span text:style-name="T9"> </text:span></text:span><text:span text:style-name="Основной_20_шрифт_20_абзаца"><text:span text:style-name="T6">— Ромашка непахучая — </text:span></text:span><text:span text:style-name="Основной_20_шрифт_20_абзаца"><text:span text:style-name="T15">Matricaria</text:span></text:span><text:span text:style-name="Основной_20_шрифт_20_абзаца"><text:span text:style-name="T16"> </text:span></text:span><text:span text:style-name="Основной_20_шрифт_20_абзаца"><text:span text:style-name="T15">inodo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тебель ветвистый до 50 см высотой. Листья дважды, трижды перисто-рассеченные, доли их узкие. Корзинки в небольшом числе, краевые цветки белые, срединные — желтые. Семянки без хохолка.</text:p>
      <text:p text:style-name="P1">Однолетнее, двухлетнее, цветет с июня до сентября. Дает много семян, сильно засоряют почву.</text:p>
      <text:p text:style-name="P1">Растет по полям, сорным местам, по берегам рек.</text:p>
      <text:p text:style-name="P1"/>
      <text:p text:style-name="P7"><text:soft-page-break/><text:span text:style-name="Основной_20_шрифт_20_абзаца"><text:span text:style-name="T1">Чвада</text:span></text:span><text:span text:style-name="Основной_20_шрифт_20_абзаца"><text:span text:style-name="T9"> </text:span></text:span><text:span text:style-name="Основной_20_шрифт_20_абзаца"><text:span text:style-name="T6">— Колокольчик болонский — </text:span></text:span><text:span text:style-name="Основной_20_шрифт_20_абзаца"><text:span text:style-name="T15">Campanula</text:span></text:span><text:span text:style-name="Основной_20_шрифт_20_абзаца"><text:span text:style-name="T16"> </text:span></text:span><text:span text:style-name="Основной_20_шрифт_20_абзаца"><text:span text:style-name="T15">bononi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Луговое многолетнее растение до 70 см высотой. Стебель крепкий, прямостоячий. Листья удлиненные, остроконечные, снизу серо-пушистые от густых и мягких волосков. Цветет в июне-июле. Цветки поникающие, венчик до 25 мм длиной.</text:p>
      <text:p text:style-name="P1"/>
      <text:p text:style-name="P7"><text:span text:style-name="Основной_20_шрифт_20_абзаца"><text:span text:style-name="T1">ЧважвпIа</text:span></text:span><text:span text:style-name="Основной_20_шрифт_20_абзаца"><text:span text:style-name="T9"> </text:span></text:span><text:span text:style-name="Основной_20_шрифт_20_абзаца"><text:span text:style-name="T6">— Дуб пробковый — </text:span></text:span><text:span text:style-name="Основной_20_шрифт_20_абзаца"><text:span text:style-name="T15">Quercus</text:span></text:span><text:span text:style-name="Основной_20_шрифт_20_абзаца"><text:span text:style-name="T16"> </text:span></text:span><text:span text:style-name="Основной_20_шрифт_20_абзаца"><text:span text:style-name="T15">sub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ычIвчважвпIа.</text:p>
      <text:p text:style-name="P1"/>
      <text:p text:style-name="P7"><text:span text:style-name="Основной_20_шрифт_20_абзаца"><text:span text:style-name="T1">ЧвакIылс</text:span></text:span><text:span text:style-name="Основной_20_шрифт_20_абзаца"><text:span text:style-name="T9"> </text:span></text:span><text:span text:style-name="Основной_20_шрифт_20_абзаца"><text:span text:style-name="T6">—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ажвхъабра.</text:p>
      <text:p text:style-name="P1"/>
      <text:p text:style-name="P7"><text:span text:style-name="Основной_20_шрифт_20_абзаца"><text:span text:style-name="T1">ЧвахIвра</text:span></text:span><text:span text:style-name="Основной_20_шрифт_20_абзаца"><text:span text:style-name="T9"> </text:span></text:span><text:span text:style-name="Основной_20_шрифт_20_абзаца"><text:span text:style-name="T6">— Пырей — </text:span></text:span><text:span text:style-name="Основной_20_шрифт_20_абзаца"><text:span text:style-name="T15">Elytrigia</text:span></text:span><text:span text:style-name="Основной_20_шрифт_20_абзаца"><text:span text:style-name="T16"> </text:span></text:span><text:span text:style-name="Основной_20_шрифт_20_абзаца"><text:span text:style-name="T15">Desv</text:span></text:span><text:span text:style-name="Основной_20_шрифт_20_абзаца"><text:span text:style-name="T6">.</text:span></text:span></text:p>
      <text:p text:style-name="P1">Уапшы ХIвастахIвра.</text:p>
      <text:p text:style-name="P1"/>
      <text:p text:style-name="P7"><text:span text:style-name="Основной_20_шрифт_20_абзаца"><text:span text:style-name="T1">ЧвахIвра</text:span></text:span><text:span text:style-name="Основной_20_шрифт_20_абзаца"><text:span text:style-name="T9"> </text:span></text:span><text:span text:style-name="Основной_20_шрифт_20_абзаца"><text:span text:style-name="T6">— Бородач кровоостанавливающий — </text:span></text:span><text:span text:style-name="Основной_20_шрифт_20_абзаца"><text:span text:style-name="T15">Bothriochloa</text:span></text:span><text:span text:style-name="Основной_20_шрифт_20_абзаца"><text:span text:style-name="T16"> </text:span></text:span><text:span text:style-name="Основной_20_шрифт_20_абзаца"><text:span text:style-name="T15">ischaem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Keng</text:span></text:span><text:span text:style-name="Основной_20_шрифт_20_абзаца"><text:span text:style-name="T6">.</text:span></text:span></text:p>
      <text:p text:style-name="P1">Уапшы ТшахIвра.</text:p>
      <text:p text:style-name="P1"/>
      <text:p text:style-name="P7"><text:span text:style-name="Основной_20_шрифт_20_абзаца"><text:span text:style-name="T1">ЧвахIвра</text:span></text:span><text:span text:style-name="Основной_20_шрифт_20_абзаца"><text:span text:style-name="T9"> </text:span></text:span><text:span text:style-name="Основной_20_шрифт_20_абзаца"><text:span text:style-name="T6">— Могар — </text:span></text:span><text:span text:style-name="Основной_20_шрифт_20_абзаца"><text:span text:style-name="T15">Setaria</text:span></text:span><text:span text:style-name="Основной_20_шрифт_20_абзаца"><text:span text:style-name="T16"> </text:span></text:span><text:span text:style-name="Основной_20_шрифт_20_абзаца"><text:span text:style-name="T15">maharium</text:span></text:span><text:span text:style-name="Основной_20_шрифт_20_абзаца"><text:span text:style-name="T16"> </text:span></text:span><text:span text:style-name="Основной_20_шрифт_20_абзаца"><text:span text:style-name="T15">Al</text:span></text:span><text:span text:style-name="Основной_20_шрифт_20_абзаца"><text:span text:style-name="T6">.</text:span></text:span></text:p>
      <text:p text:style-name="P1">Однолетник, теплолюбив, засухоустойчив. Имеет глубоко проникающие в почву корни, хорошо облиственные стебли, достигающие до 80 — 150 см высоты. Соцветие — густая колосовидная метелка. Используется на сено, силос, выпас и зерно. Хорошо поедается овцами, крупным рогатым скотом и лошадьми. Зерно идет на корм птицам.</text:p>
      <text:p text:style-name="P1">Родина: Венгрия.</text:p>
      <text:p text:style-name="P1">Возделывается на юге и в средней полосе. К почве нетребователен. Хорошо отзывается на удобрение. Урожаи сена от 20 — 60 ц с га, зерна 5 — 10 ц/га.</text:p>
      <text:p text:style-name="P1"/>
      <text:p text:style-name="P7"><text:span text:style-name="Основной_20_шрифт_20_абзаца"><text:span text:style-name="T1">Чвачай</text:span></text:span><text:span text:style-name="Основной_20_шрифт_20_абзаца"><text:span text:style-name="T9"> </text:span></text:span><text:span text:style-name="Основной_20_шрифт_20_абзаца"><text:span text:style-name="T6">— Зберобой продырявлен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perfor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IврагIважь.</text:p>
      <text:p text:style-name="P1"/>
      <text:p text:style-name="P7"><text:span text:style-name="Основной_20_шрифт_20_абзаца"><text:span text:style-name="T1">Чвачай</text:span></text:span><text:span text:style-name="Основной_20_шрифт_20_абзаца"><text:span text:style-name="T9"> </text:span></text:span><text:span text:style-name="Основной_20_шрифт_20_абзаца"><text:span text:style-name="T6">— Душица обыкновенная — </text:span></text:span><text:span text:style-name="Основной_20_шрифт_20_абзаца"><text:span text:style-name="T15">Origan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чай.</text:p>
      <text:p text:style-name="P1"/>
      <text:p text:style-name="P7"><text:span text:style-name="Основной_20_шрифт_20_абзаца"><text:span text:style-name="T1">Чвачай</text:span></text:span><text:span text:style-name="Основной_20_шрифт_20_абзаца"><text:span text:style-name="T9"> </text:span></text:span><text:span text:style-name="Основной_20_шрифт_20_абзаца"><text:span text:style-name="T6">— Зверобой изящный — </text:span></text:span><text:span text:style-name="Основной_20_шрифт_20_абзаца"><text:span text:style-name="T15">Hypericum</text:span></text:span><text:span text:style-name="Основной_20_шрифт_20_абзаца"><text:span text:style-name="T16"> </text:span></text:span><text:span text:style-name="Основной_20_шрифт_20_абзаца"><text:span text:style-name="T15">elegans</text:span></text:span><text:span text:style-name="Основной_20_шрифт_20_абзаца"><text:span text:style-name="T16"> </text:span></text:span><text:span text:style-name="Основной_20_шрифт_20_абзаца"><text:span text:style-name="T15">Steph</text:span></text:span><text:span text:style-name="Основной_20_шрифт_20_абзаца"><text:span text:style-name="T16">. </text:span></text:span><text:span text:style-name="Основной_20_шрифт_20_абзаца"><text:span text:style-name="T15">ex</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6">.</text:span></text:span></text:p>
      <text:p text:style-name="P1">Уапшы ЧайгIважь.</text:p>
      <text:p text:style-name="P1"/>
      <text:p text:style-name="P7"><text:span text:style-name="Основной_20_шрифт_20_абзаца"><text:span text:style-name="T1">Чвачвы</text:span></text:span><text:span text:style-name="Основной_20_шрифт_20_абзаца"><text:span text:style-name="T9"> </text:span></text:span><text:span text:style-name="Основной_20_шрифт_20_абзаца"><text:span text:style-name="T6">— Липа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чIвы.</text:p>
      <text:p text:style-name="P1"/>
      <text:p text:style-name="P7"><text:span text:style-name="Основной_20_шрифт_20_абзаца"><text:span text:style-name="T1">ЧвачIвы</text:span></text:span><text:span text:style-name="Основной_20_шрифт_20_абзаца"><text:span text:style-name="T9"> </text:span></text:span><text:span text:style-name="Основной_20_шрифт_20_абзаца"><text:span text:style-name="T6">— Липа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чIвы.</text:p>
      <text:p text:style-name="P1"/>
      <text:p text:style-name="P7"><text:span text:style-name="Основной_20_шрифт_20_абзаца"><text:span text:style-name="T1">Чвгъьы</text:span></text:span><text:span text:style-name="Основной_20_шрифт_20_абзаца"><text:span text:style-name="T9"> </text:span></text:span><text:span text:style-name="Основной_20_шрифт_20_абзаца"><text:span text:style-name="T6">— Плод дурмана обыкновенного — </text:span></text:span><text:span text:style-name="Основной_20_шрифт_20_абзаца"><text:span text:style-name="T15">Datura</text:span></text:span><text:span text:style-name="Основной_20_шрифт_20_абзаца"><text:span text:style-name="T16"> </text:span></text:span><text:span text:style-name="Основной_20_шрифт_20_абзаца"><text:span text:style-name="T15">stramo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Чвзаба</text:span></text:span><text:span text:style-name="Основной_20_шрифт_20_абзаца"><text:span text:style-name="T9"> </text:span></text:span><text:span text:style-name="Основной_20_шрифт_20_абзаца"><text:span text:style-name="T6">— Скабиоза кавказская — </text:span></text:span><text:span text:style-name="Основной_20_шрифт_20_абзаца"><text:span text:style-name="T15">Scabiosa</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ее растение до 20 — 60 см высотой. Стебель прямостоячий. Корни развиты. Стеблевые прикорневые листья цельные. Цветет в июле — августе. Венчик голубой.</text:p>
      <text:p text:style-name="P1">Растет на лугах в высокогорной части.</text:p>
      <text:p text:style-name="P1">Растение декоративное, можно использовать на альпийских горках, газонах. Кормового значения не имеет.</text:p>
      <text:p text:style-name="P1"/>
      <text:p text:style-name="P7"><text:span text:style-name="Основной_20_шрифт_20_абзаца"><text:span text:style-name="T1">Чвпыц</text:span></text:span><text:span text:style-name="Основной_20_шрифт_20_абзаца"><text:span text:style-name="T9"> </text:span></text:span><text:span text:style-name="Основной_20_шрифт_20_абзаца"><text:span text:style-name="T6">— Вех ядовитый — </text:span></text:span><text:span text:style-name="Основной_20_шрифт_20_абзаца"><text:span text:style-name="T15">Cicuta</text:span></text:span><text:span text:style-name="Основной_20_шрифт_20_абзаца"><text:span text:style-name="T16"> </text:span></text:span><text:span text:style-name="Основной_20_шрифт_20_абзаца"><text:span text:style-name="T15">vir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09.</text:span></text:span></text:p>
      <text:p text:style-name="P1">Многолетнее, сильно ядовитое растение. Растет по берегам рек и на пониженных сырых лугах. Ядовиты все части растения, особенно корневище. При высушивании ядовитость не теряется. Животные отравляются на пастбище ранней весной и осенью.</text:p>
      <text:p text:style-name="P1"><text:soft-page-break/></text:p>
      <text:p text:style-name="P7"><text:span text:style-name="Основной_20_шрифт_20_абзаца"><text:span text:style-name="T1">Чвхрыб</text:span></text:span><text:span text:style-name="Основной_20_шрифт_20_абзаца"><text:span text:style-name="T9"> </text:span></text:span><text:span text:style-name="Основной_20_шрифт_20_абзаца"><text:span text:style-name="T6">— Крыжовник отклоненный, крыжовник обыкновенный — </text:span></text:span><text:span text:style-name="Основной_20_шрифт_20_абзаца"><text:span text:style-name="T15">Grossularia</text:span></text:span><text:span text:style-name="Основной_20_шрифт_20_абзаца"><text:span text:style-name="T16"> </text:span></text:span><text:span text:style-name="Основной_20_шрифт_20_абзаца"><text:span text:style-name="T15">recli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Швгъырыб.</text:p>
      <text:p text:style-name="P1"/>
      <text:p text:style-name="P7"><text:span text:style-name="Основной_20_шрифт_20_абзаца"><text:span text:style-name="T1">ЧвцIыхъва</text:span></text:span><text:span text:style-name="Основной_20_шрифт_20_абзаца"><text:span text:style-name="T9"> </text:span></text:span><text:span text:style-name="Основной_20_шрифт_20_абзаца"><text:span text:style-name="T6">— Щирица запрокинутая — </text:span></text:span><text:span text:style-name="Основной_20_шрифт_20_абзаца"><text:span text:style-name="T15">Amaranthus</text:span></text:span><text:span text:style-name="Основной_20_шрифт_20_абзаца"><text:span text:style-name="T16"> </text:span></text:span><text:span text:style-name="Основной_20_шрифт_20_абзаца"><text:span text:style-name="T15">retroflex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ик высотой до 30 — 80 см. Цветет с июля по август. Листья на верхушке стебля тупые, выемчатые с щетинкой. Соцветие зеленое, плотное. Листочки околоцветника при плодах линейные с остроконечием. Семена мелкие, блестящие.</text:p>
      <text:p text:style-name="P1">Встречается в посевах и на сорных местах.</text:p>
      <text:p text:style-name="P1">Медоносное растение.</text:p>
      <text:p text:style-name="P1">До цветения поедается скотом.</text:p>
      <text:p text:style-name="P1"/>
      <text:p text:style-name="P7"><text:span text:style-name="Основной_20_шрифт_20_абзаца"><text:span text:style-name="T1">Чвыбгъа</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Дрема</text:span></text:span><text:span text:style-name="Основной_20_шрифт_20_абзаца"><text:span text:style-name="T12"> </text:span></text:span><text:span text:style-name="Основной_20_шрифт_20_абзаца"><text:span text:style-name="T6">белая</text:span></text:span><text:span text:style-name="Основной_20_шрифт_20_абзаца"><text:span text:style-name="T12"> — </text:span></text:span><text:span text:style-name="Основной_20_шрифт_20_абзаца"><text:span text:style-name="T15">Melandrium album (Mill.) Garcke</text:span></text:span><text:span text:style-name="Основной_20_шрифт_20_абзаца"><text:span text:style-name="T6">. </text:span></text:span><text:span text:style-name="Основной_20_шрифт_20_абзаца"><text:span text:style-name="T7">Рис. 210.</text:span></text:span></text:p>
      <text:p text:style-name="P1">Однолетник или двухлетник высотой до 40 — 100 см. Стебли прямые отходят от центра прикорневых листьев. Цветки белые или розовые. Цветет в мае — июле.</text:p>
      <text:p text:style-name="P1">В КЧР растет в кустарниках, садах, на полях. Поднимается до верхнегорного пояса. Растение ядовитое. Находит применение в медицине.</text:p>
      <text:p text:style-name="P1"/>
      <text:p text:style-name="P7"><text:span text:style-name="Основной_20_шрифт_20_абзаца"><text:span text:style-name="T1">ЧвынцIщыга</text:span></text:span><text:span text:style-name="Основной_20_шрифт_20_абзаца"><text:span text:style-name="T9"> </text:span></text:span><text:span text:style-name="Основной_20_шрифт_20_абзаца"><text:span text:style-name="T6">— Валериана лекарственная — </text:span></text:span><text:span text:style-name="Основной_20_шрифт_20_абзаца"><text:span text:style-name="T15">Valeriana</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text:span></text:span><text:span text:style-name="Основной_20_шрифт_20_абзаца"><text:span text:style-name="T16">. </text:span></text:span><text:span text:style-name="Основной_20_шрифт_20_абзаца"><text:span text:style-name="T15">J</text:span></text:span><text:span text:style-name="Основной_20_шрифт_20_абзаца"><text:span text:style-name="T16">.)</text:span></text:span><text:span text:style-name="Основной_20_шрифт_20_абзаца"><text:span text:style-name="T9">.</text:span></text:span></text:p>
      <text:p text:style-name="P1">Уапшы ГвыхьхIвра.</text:p>
      <text:p text:style-name="P1"/>
      <text:p text:style-name="P7"><text:span text:style-name="Основной_20_шрифт_20_абзаца"><text:span text:style-name="T1">Чвырцхва</text:span></text:span><text:span text:style-name="Основной_20_шрифт_20_абзаца"><text:span text:style-name="T9"> </text:span></text:span><text:span text:style-name="Основной_20_шрифт_20_абзаца"><text:span text:style-name="T6">— Порезник закавказский — </text:span></text:span><text:span text:style-name="Основной_20_шрифт_20_абзаца"><text:span text:style-name="T15">Schischk</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40 — 80 см высотой. Листья продолговатые, рассеченные. Цветки собраны в соцветие зонтик, каждый из которых с лучами до 3 десятков. Лепестки светлые. Цветет с июля по август.</text:p>
      <text:p text:style-name="P1">Растет на лугах, на опушках.</text:p>
      <text:p text:style-name="P1">Кормового значения не имеет.</text:p>
      <text:p text:style-name="P1"/>
      <text:p text:style-name="P7"><text:span text:style-name="Основной_20_шрифт_20_абзаца"><text:span text:style-name="T1">Чвыхъв</text:span></text:span><text:span text:style-name="Основной_20_шрифт_20_абзаца"><text:span text:style-name="T9"> </text:span></text:span><text:span text:style-name="Основной_20_шрифт_20_абзаца"><text:span text:style-name="T6">— Шалфей седоватый — </text:span></text:span><text:span text:style-name="Основной_20_шрифт_20_абзаца"><text:span text:style-name="T15">Salvia</text:span></text:span><text:span text:style-name="Основной_20_шрифт_20_абзаца"><text:span text:style-name="T16"> </text:span></text:span><text:span text:style-name="Основной_20_шрифт_20_абзаца"><text:span text:style-name="T15">canescens</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Mey</text:span></text:span><text:span text:style-name="Основной_20_шрифт_20_абзаца"><text:span text:style-name="T6">.</text:span></text:span></text:p>
      <text:p text:style-name="P1">Уапшы ХIврахъвыш.</text:p>
      <text:p text:style-name="P1"/>
      <text:p text:style-name="P7"><text:span text:style-name="Основной_20_шрифт_20_абзаца"><text:span text:style-name="T1">ЧвыцIыхъва</text:span></text:span><text:span text:style-name="Основной_20_шрифт_20_абзаца"><text:span text:style-name="T9"> </text:span></text:span><text:span text:style-name="Основной_20_шрифт_20_абзаца"><text:span text:style-name="T6">— Коровяк — </text:span></text:span><text:span text:style-name="Основной_20_шрифт_20_абзаца"><text:span text:style-name="T15">Verbas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ндзыш.</text:p>
      <text:p text:style-name="P1"/>
      <text:p text:style-name="P7"><text:span text:style-name="Основной_20_шрифт_20_абзаца"><text:span text:style-name="T1">ЧIахъва</text:span></text:span><text:span text:style-name="Основной_20_шрифт_20_абзаца"><text:span text:style-name="T9"> </text:span></text:span><text:span text:style-name="Основной_20_шрифт_20_абзаца"><text:span text:style-name="T6">— Мальва, просвирник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тахъвай.</text:p>
      <text:p text:style-name="P1"/>
      <text:p text:style-name="P7"><text:span text:style-name="Основной_20_шрифт_20_абзаца"><text:span text:style-name="T1">ЧIахъва</text:span></text:span><text:span text:style-name="Основной_20_шрифт_20_абзаца"><text:span text:style-name="T9"> </text:span></text:span><text:span text:style-name="Основной_20_шрифт_20_абзаца"><text:span text:style-name="T6">— Плод мальвы, просвирника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тахъвай.</text:p>
      <text:p text:style-name="P1"/>
      <text:p text:style-name="P7"><text:span text:style-name="Основной_20_шрифт_20_абзаца"><text:span text:style-name="T1">ЧIахъваргыл</text:span></text:span><text:span text:style-name="Основной_20_шрифт_20_абзаца"><text:span text:style-name="T9"> </text:span></text:span><text:span text:style-name="Основной_20_шрифт_20_абзаца"><text:span text:style-name="T6">— Хмель обыкновенный — </text:span></text:span><text:span text:style-name="Основной_20_шрифт_20_абзаца"><text:span text:style-name="T15">Humulus</text:span></text:span><text:span text:style-name="Основной_20_шрифт_20_абзаца"><text:span text:style-name="T16"> </text:span></text:span><text:span text:style-name="Основной_20_шрифт_20_абзаца"><text:span text:style-name="T15">lup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Рыпага.</text:p>
      <text:p text:style-name="P1"/>
      <text:p text:style-name="P7"><text:span text:style-name="Основной_20_шрифт_20_абзаца"><text:span text:style-name="T1">ЧIашвашвыга</text:span></text:span><text:span text:style-name="Основной_20_шрифт_20_абзаца"><text:span text:style-name="T6"> — Толокнянка обыкновенная — </text:span></text:span><text:span text:style-name="Основной_20_шрифт_20_абзаца"><text:span text:style-name="T15">Arctostaphylos</text:span></text:span><text:span text:style-name="Основной_20_шрифт_20_абзаца"><text:span text:style-name="T16"> </text:span></text:span><text:span text:style-name="Основной_20_шрифт_20_абзаца"><text:span text:style-name="T15">uva</text:span></text:span><text:span text:style-name="Основной_20_шрифт_20_абзаца"><text:span text:style-name="T16">-</text:span></text:span><text:span text:style-name="Основной_20_шрифт_20_абзаца"><text:span text:style-name="T15">urs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preng</text:span></text:span><text:span text:style-name="Основной_20_шрифт_20_абзаца"><text:span text:style-name="T9">.</text:span></text:span></text:p>
      <text:p text:style-name="P1"/>
      <text:p text:style-name="P7"><text:span text:style-name="Основной_20_шрифт_20_абзаца"><text:span text:style-name="T1">ЧIын</text:span></text:span><text:span text:style-name="Основной_20_шрифт_20_абзаца"><text:span text:style-name="T6"> — Петрушка кудрявая — </text:span></text:span><text:span text:style-name="Основной_20_шрифт_20_абзаца"><text:span text:style-name="T15">Petroselinum</text:span></text:span><text:span text:style-name="Основной_20_шрифт_20_абзаца"><text:span text:style-name="T16"> </text:span></text:span><text:span text:style-name="Основной_20_шрифт_20_абзаца"><text:span text:style-name="T15">crispum</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16">.) </text:span></text:span><text:span text:style-name="Основной_20_шрифт_20_абзаца"><text:span text:style-name="T15">Num</text:span></text:span><text:span text:style-name="Основной_20_шрифт_20_абзаца"><text:span text:style-name="T6">.</text:span></text:span></text:p>
      <text:p text:style-name="P1">Двухлетнее растение высотой до 100 см. Нижние листья перистые, верхние тройчатые. Соцветие — зонтик 10 — 20 лучевой.</text:p>
      <text:p text:style-name="P1">Употребляется в пищу как приправа, иногда растет и на сорных местах.</text:p>
      <text:p text:style-name="P1"/>
      <text:p text:style-name="P7"><text:span text:style-name="Основной_20_шрифт_20_абзаца"><text:span text:style-name="T1">Ч</text:span></text:span><text:span text:style-name="Основной_20_шрифт_20_абзаца"><text:span text:style-name="T5">I</text:span></text:span><text:span text:style-name="Основной_20_шрифт_20_абзаца"><text:span text:style-name="T1">ва</text:span></text:span><text:span text:style-name="Основной_20_шрифт_20_абзаца"><text:span text:style-name="T12"> — </text:span></text:span><text:span text:style-name="Основной_20_шрифт_20_абзаца"><text:span text:style-name="T6">Яблоня</text:span></text:span><text:span text:style-name="Основной_20_шрифт_20_абзаца"><text:span text:style-name="T12"> </text:span></text:span><text:span text:style-name="Основной_20_шрифт_20_абзаца"><text:span text:style-name="T6">домашняя</text:span></text:span><text:span text:style-name="Основной_20_шрифт_20_абзаца"><text:span text:style-name="T12"> — </text:span></text:span><text:span text:style-name="Основной_20_шрифт_20_абзаца"><text:span text:style-name="T15">Malus demestica Borkh</text:span></text:span><text:span text:style-name="Основной_20_шрифт_20_абзаца"><text:span text:style-name="T12">.</text:span></text:span></text:p>
      <text:p text:style-name="P1">Выращивают как одно из древнейших плодовых деревьев высотой до 10 м, крона раскидистая; молодые побеги опушенные, кора стволов серая; листья яйцевидные; цветки белые <text:soft-page-break/>или розовые.</text:p>
      <text:p text:style-name="P1">Плод — яблоко более 3 см длины на коротких плодоножках; из яблок готовят компоты, квас, варенье, мармелад, джем. Употребляют в сыром и сушеном виде; медоносное растение.</text:p>
      <text:p text:style-name="P1">Родина: Европа, Кавказ, Передняя Азия.</text:p>
      <text:p text:style-name="P1">В КЧР широко распространена в культуре как основное плодовое растение. Размножается окулировкой или другими способами.</text:p>
      <text:p text:style-name="P1"/>
      <text:p text:style-name="P7"><text:span text:style-name="Основной_20_шрифт_20_абзаца"><text:span text:style-name="T1">ЧIва</text:span></text:span><text:span text:style-name="Основной_20_шрифт_20_абзаца"><text:span text:style-name="T6"> — Плод яблони домашней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demestica</text:span></text:span><text:span text:style-name="Основной_20_шрифт_20_абзаца"><text:span text:style-name="T16"> </text:span></text:span><text:span text:style-name="Основной_20_шрифт_20_абзаца"><text:span text:style-name="T15">Borkh</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ЧIва.</text:p>
      <text:p text:style-name="P1"/>
      <text:p text:style-name="P7"><text:span text:style-name="Основной_20_шрифт_20_абзаца"><text:span text:style-name="T1">ЧIвахъыхIа</text:span></text:span><text:span text:style-name="Основной_20_шрифт_20_абзаца"><text:span text:style-name="T6"> — Яблоня домашняя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demestica</text:span></text:span><text:span text:style-name="Основной_20_шрифт_20_абзаца"><text:span text:style-name="T16"> </text:span></text:span><text:span text:style-name="Основной_20_шрифт_20_абзаца"><text:span text:style-name="T15">Borkh</text:span></text:span><text:span text:style-name="Основной_20_шрифт_20_абзаца"><text:span text:style-name="T6">.</text:span></text:span></text:p>
      <text:p text:style-name="P1">Уапшы ЧIва.</text:p>
      <text:p text:style-name="P1"/>
      <text:p text:style-name="P7"><text:span text:style-name="Основной_20_шрифт_20_абзаца"><text:span text:style-name="T1">ЧIвацIлагIва</text:span></text:span><text:span text:style-name="Основной_20_шрифт_20_абзаца"><text:span text:style-name="T6"> — Яблоня.</text:span></text:span></text:p>
      <text:p text:style-name="P1">Высохшее дерево яблони.</text:p>
      <text:p text:style-name="P1"/>
      <text:p text:style-name="P7"><text:span text:style-name="Основной_20_шрифт_20_абзаца"><text:span text:style-name="T1">ЧIвацIла</text:span></text:span><text:span text:style-name="Основной_20_шрифт_20_абзаца"><text:span text:style-name="T6"> — Яблоня домашняя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demestica</text:span></text:span><text:span text:style-name="Основной_20_шрифт_20_абзаца"><text:span text:style-name="T16"> </text:span></text:span><text:span text:style-name="Основной_20_шрифт_20_абзаца"><text:span text:style-name="T15">Borkh</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ЧIва.</text:p>
      <text:p text:style-name="P1"/>
      <text:p text:style-name="P7"><text:span text:style-name="Основной_20_шрифт_20_абзаца"><text:span text:style-name="T1">ЧIвацIлахвыц</text:span></text:span><text:span text:style-name="Основной_20_шрифт_20_абзаца"><text:span text:style-name="T6"> — Яблоня низкорослая — </text:span></text:span><text:span text:style-name="Основной_20_шрифт_20_абзаца"><text:span text:style-name="T15">Malus</text:span></text:span><text:span text:style-name="Основной_20_шрифт_20_абзаца"><text:span text:style-name="T16"> </text:span></text:span><text:span text:style-name="Основной_20_шрифт_20_абзаца"><text:span text:style-name="T15">pumil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БначIвасагIа.</text:p>
      <text:p text:style-name="P1"/>
      <text:p text:style-name="P7"><text:span text:style-name="Основной_20_шрифт_20_абзаца"><text:span text:style-name="T1">ЧIврыкIва</text:span></text:span><text:span text:style-name="Основной_20_шрифт_20_абзаца"><text:span text:style-name="T6"> — Топинамбур, земляная груша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tubero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IрыкIва.</text:p>
      <text:p text:style-name="P1"/>
      <text:p text:style-name="P7"><text:span text:style-name="Основной_20_шрифт_20_абзаца"><text:span text:style-name="T1">ЧIвыда</text:span></text:span><text:span text:style-name="Основной_20_шрифт_20_абзаца"><text:span text:style-name="T6"> (адгьылраса) — Арахис — </text:span></text:span><text:span text:style-name="Основной_20_шрифт_20_абзаца"><text:span text:style-name="T15">Arach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травянистое растение. Корневая система стержневая, достигающая 180 — 200 см глубины.</text:p>
      <text:p text:style-name="P1">Стебель ветвистый высотой 50 — 60 см. Листья перистые, состоят из двух пар листочков. Цветки в кистях, венчик светло-желтый. Плод — боб.</text:p>
      <text:p text:style-name="P1">Арахис — источник растительного масла на земном шаре. Семена его содержат масла, идущие на изготовление высших сортов консервов, кондитерских изделий и маргарина.</text:p>
      <text:p text:style-name="P1">Листья и стебли идут на сено. Шелуха бобов (створки) идут для изготовления изоляционных материалов и на топливо.</text:p>
      <text:p text:style-name="P1">Родина: Центральная Америка (Бразилия).</text:p>
      <text:p text:style-name="P1">В России известен с 1792 года. Мировая площадь посева 16 млн. га.</text:p>
      <text:p text:style-name="P1"/>
      <text:p text:style-name="P7"><text:span text:style-name="Основной_20_шрифт_20_абзаца"><text:span text:style-name="T1">Шабар</text:span></text:span><text:span text:style-name="Основной_20_шрифт_20_абзаца"><text:span text:style-name="T9"> </text:span></text:span><text:span text:style-name="Основной_20_шрифт_20_абзаца"><text:span text:style-name="T6">— Городовина — </text:span></text:span><text:span text:style-name="Основной_20_шрифт_20_абзаца"><text:span text:style-name="T15">Viburnum</text:span></text:span><text:span text:style-name="Основной_20_шрифт_20_абзаца"><text:span text:style-name="T16"> </text:span></text:span><text:span text:style-name="Основной_20_шрифт_20_абзаца"><text:span text:style-name="T15">lant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Чбар.</text:p>
      <text:p text:style-name="P1"/>
      <text:p text:style-name="P7"><text:span text:style-name="Основной_20_шрифт_20_абзаца"><text:span text:style-name="T1">Шабий</text:span></text:span><text:span text:style-name="Основной_20_шрифт_20_абзаца"><text:span text:style-name="T9"> </text:span></text:span><text:span text:style-name="Основной_20_шрифт_20_абзаца"><text:span text:style-name="T6">— Коротконожка пестрая — </text:span></text:span><text:span text:style-name="Основной_20_шрифт_20_абзаца"><text:span text:style-name="T15">Brachypodium</text:span></text:span><text:span text:style-name="Основной_20_шрифт_20_абзаца"><text:span text:style-name="T16"> </text:span></text:span><text:span text:style-name="Основной_20_шрифт_20_абзаца"><text:span text:style-name="T15">pinnat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P</text:span></text:span><text:span text:style-name="Основной_20_шрифт_20_абзаца"><text:span text:style-name="T16">. </text:span></text:span><text:span text:style-name="Основной_20_шрифт_20_абзаца"><text:span text:style-name="T15">B</text:span></text:span><text:span text:style-name="Основной_20_шрифт_20_абзаца"><text:span text:style-name="T6">.</text:span></text:span></text:p>
      <text:p text:style-name="P1">Многолетнее травянистое растение высотой до 60 — 120 см. Стебель прямостоячий. Корневая система прочная. Листья линейные 4 — 6 мм ширины, 15 — 20 см длины. Цветет в июне-июле. Цветки маленькие, собранные в метелки.</text:p>
      <text:p text:style-name="P1">Растет на травянистых склонах, в кустарниках.</text:p>
      <text:p text:style-name="P1">Хорошо поедается скотом.</text:p>
      <text:p text:style-name="P1"/>
      <text:p text:style-name="P7"><text:span text:style-name="Основной_20_шрифт_20_абзаца"><text:span text:style-name="T1">Шайтандзылу</text:span></text:span><text:span text:style-name="Основной_20_шрифт_20_абзаца"><text:span text:style-name="T9"> </text:span></text:span><text:span text:style-name="Основной_20_шрифт_20_абзаца"><text:span text:style-name="T6">— Герань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вырмыджь.</text:p>
      <text:p text:style-name="P1"/>
      <text:p text:style-name="P7"><text:span text:style-name="Основной_20_шрифт_20_абзаца"><text:span text:style-name="T1">Шайтанжвумп</text:span></text:span><text:span text:style-name="Основной_20_шрифт_20_абзаца"><text:span text:style-name="T9"> </text:span></text:span><text:span text:style-name="Основной_20_шрифт_20_абзаца"><text:span text:style-name="T6">— Купена лекарственная — </text:span></text:span><text:span text:style-name="Основной_20_шрифт_20_абзаца"><text:span text:style-name="T15">Polygona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All</text:span></text:span><text:span text:style-name="Основной_20_шрифт_20_абзаца"><text:span text:style-name="T9">.</text:span></text:span></text:p>
      <text:p text:style-name="P1">Уапшы Шитанжвумп.</text:p>
      <text:p text:style-name="P1"/>
      <text:p text:style-name="P7"><text:span text:style-name="Основной_20_шрифт_20_абзаца"><text:span text:style-name="T1">Шайтанльульа</text:span></text:span><text:span text:style-name="Основной_20_шрифт_20_абзаца"><text:span text:style-name="T9"> </text:span></text:span><text:span text:style-name="Основной_20_шрифт_20_абзаца"><text:span text:style-name="T6">— Фелипея красная — </text:span></text:span><text:span text:style-name="Основной_20_шрифт_20_абзаца"><text:span text:style-name="T15">Phelypaea</text:span></text:span><text:span text:style-name="Основной_20_шрифт_20_абзаца"><text:span text:style-name="T16"> </text:span></text:span><text:span text:style-name="Основной_20_шрифт_20_абзаца"><text:span text:style-name="T15">coccine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 </text:span></text:span><text:span text:style-name="Основной_20_шрифт_20_абзаца"><text:span text:style-name="T15">Poir</text:span></text:span><text:span text:style-name="Основной_20_шрифт_20_абзаца"><text:span text:style-name="T6">.</text:span></text:span></text:p>
      <text:p text:style-name="P1"><text:soft-page-break/>Уапшы Шитанльульа.</text:p>
      <text:p text:style-name="P1"/>
      <text:p text:style-name="P7"><text:span text:style-name="Основной_20_шрифт_20_абзаца"><text:span text:style-name="T1">ШайтанкъвашвхIа</text:span></text:span><text:span text:style-name="Основной_20_шрифт_20_абзаца"><text:span text:style-name="T9"> </text:span></text:span><text:span text:style-name="Основной_20_шрифт_20_абзаца"><text:span text:style-name="T6">— Чистотел большой — </text:span></text:span><text:span text:style-name="Основной_20_шрифт_20_абзаца"><text:span text:style-name="T15">Chelidonium</text:span></text:span><text:span text:style-name="Основной_20_шрифт_20_абзаца"><text:span text:style-name="T16"> </text:span></text:span><text:span text:style-name="Основной_20_шрифт_20_абзаца"><text:span text:style-name="T15">moj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КъвуйхIвра.</text:p>
      <text:p text:style-name="P1"/>
      <text:p text:style-name="P7"><text:span text:style-name="Основной_20_шрифт_20_абзаца"><text:span text:style-name="T1">Шайтанкъвыд</text:span></text:span><text:span text:style-name="Основной_20_шрифт_20_абзаца"><text:span text:style-name="T9"> </text:span></text:span><text:span text:style-name="Основной_20_шрифт_20_абзаца"><text:span text:style-name="T6">— Вьюнок полевой —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Шитанкъвыд.</text:p>
      <text:p text:style-name="P1"/>
      <text:p text:style-name="P7"><text:span text:style-name="Основной_20_шрифт_20_абзаца"><text:span text:style-name="T1">ШайтанкIыкIа</text:span></text:span><text:span text:style-name="Основной_20_шрифт_20_абзаца"><text:span text:style-name="T9"> </text:span></text:span><text:span text:style-name="Основной_20_шрифт_20_абзаца"><text:span text:style-name="T6">— Осот огородный — </text:span></text:span><text:span text:style-name="Основной_20_шрифт_20_абзаца"><text:span text:style-name="T15">Sonch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МыжвкIыкIа.</text:p>
      <text:p text:style-name="P1"/>
      <text:p text:style-name="P7"><text:span text:style-name="Основной_20_шрифт_20_абзаца"><text:span text:style-name="T1">ШайтанкIыкIа</text:span></text:span><text:span text:style-name="Основной_20_шрифт_20_абзаца"><text:span text:style-name="T9"> </text:span></text:span><text:span text:style-name="Основной_20_шрифт_20_абзаца"><text:span text:style-name="T6">— Бодяк полевой, осот розовый — </text:span></text:span><text:span text:style-name="Основной_20_шрифт_20_абзаца"><text:span text:style-name="T15">Cirsium</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text:span></text:span></text:p>
      <text:p text:style-name="P1">Уапшы ШитанкIыкIа.</text:p>
      <text:p text:style-name="P1"/>
      <text:p text:style-name="P7"><text:span text:style-name="Основной_20_шрифт_20_абзаца"><text:span text:style-name="T1">ШайтанкIыкIа</text:span></text:span><text:span text:style-name="Основной_20_шрифт_20_абзаца"><text:span text:style-name="T9"> </text:span></text:span><text:span text:style-name="Основной_20_шрифт_20_абзаца"><text:span text:style-name="T6">— Молочай — </text:span></text:span><text:span text:style-name="Основной_20_шрифт_20_абзаца"><text:span text:style-name="T15">Euphorb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итанкIыкIа.</text:p>
      <text:p text:style-name="P1"/>
      <text:p text:style-name="P7"><text:span text:style-name="Основной_20_шрифт_20_абзаца"><text:span text:style-name="T1">ШайтансахIат</text:span></text:span><text:span text:style-name="Основной_20_шрифт_20_абзаца"><text:span text:style-name="T9"> — </text:span></text:span><text:span text:style-name="Основной_20_шрифт_20_абзаца"><text:span text:style-name="T6">Герань </text:span></text:span><text:span text:style-name="Основной_20_шрифт_20_абзаца"><text:span text:style-name="T9">—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Гвырмьщжь.</text:p>
      <text:p text:style-name="P1"/>
      <text:p text:style-name="P7"><text:span text:style-name="Основной_20_шрифт_20_абзаца"><text:span text:style-name="T1">Шайтанхшы</text:span></text:span><text:span text:style-name="Основной_20_шрифт_20_абзаца"><text:span text:style-name="T9"> </text:span></text:span><text:span text:style-name="Основной_20_шрифт_20_абзаца"><text:span text:style-name="T6">— Молочай — </text:span></text:span><text:span text:style-name="Основной_20_шрифт_20_абзаца"><text:span text:style-name="T15">Euphorb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итанхшы.</text:p>
      <text:p text:style-name="P1"/>
      <text:p text:style-name="P7"><text:span text:style-name="Основной_20_шрифт_20_абзаца"><text:span text:style-name="T1">Шайтанхырбыз</text:span></text:span><text:span text:style-name="Основной_20_шрифт_20_абзаца"><text:span text:style-name="T9"> — </text:span></text:span><text:span text:style-name="Основной_20_шрифт_20_абзаца"><text:span text:style-name="T6">Бешеный огурец — </text:span></text:span><text:span text:style-name="Основной_20_шрифт_20_абзаца"><text:span text:style-name="T15">Eckballium</text:span></text:span><text:span text:style-name="Основной_20_шрифт_20_абзаца"><text:span text:style-name="T16"> </text:span></text:span><text:span text:style-name="Основной_20_шрифт_20_абзаца"><text:span text:style-name="T15">elate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Rich</text:span></text:span><text:span text:style-name="Основной_20_шрифт_20_абзаца"><text:span text:style-name="T6">.</text:span></text:span></text:p>
      <text:p text:style-name="P1">Уапшы Рхъакъаб.</text:p>
      <text:p text:style-name="P1"/>
      <text:p text:style-name="P7"><text:span text:style-name="Основной_20_шрифт_20_абзаца"><text:span text:style-name="T1">Шайтанхъа</text:span></text:span><text:span text:style-name="Основной_20_шрифт_20_абзаца"><text:span text:style-name="T9"> </text:span></text:span><text:span text:style-name="Основной_20_шрифт_20_абзаца"><text:span text:style-name="T6">— Чистотел большой — </text:span></text:span><text:span text:style-name="Основной_20_шрифт_20_абзаца"><text:span text:style-name="T15">Chelidonium</text:span></text:span><text:span text:style-name="Основной_20_шрифт_20_абзаца"><text:span text:style-name="T16"> </text:span></text:span><text:span text:style-name="Основной_20_шрифт_20_абзаца"><text:span text:style-name="T15">maj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ыйхIвра.</text:p>
      <text:p text:style-name="P1"/>
      <text:p text:style-name="P7"><text:span text:style-name="Основной_20_шрифт_20_абзаца"><text:span text:style-name="T1">Шайтанхъабра</text:span></text:span><text:span text:style-name="Основной_20_шрифт_20_абзаца"><text:span text:style-name="T9"> </text:span></text:span><text:span text:style-name="Основной_20_шрифт_20_абзаца"><text:span text:style-name="T6">—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ажвхъабра.</text:p>
      <text:p text:style-name="P1"/>
      <text:p text:style-name="P7"><text:span text:style-name="Основной_20_шрифт_20_абзаца"><text:span text:style-name="T1">ШайтанхIвра</text:span></text:span><text:span text:style-name="Основной_20_шрифт_20_абзаца"><text:span text:style-name="T9"> — </text:span></text:span><text:span text:style-name="Основной_20_шрифт_20_абзаца"><text:span text:style-name="T6">Бешеный огурец </text:span></text:span><text:span text:style-name="Основной_20_шрифт_20_абзаца"><text:span text:style-name="T9">— </text:span></text:span><text:span text:style-name="Основной_20_шрифт_20_абзаца"><text:span text:style-name="T15">Eckballium</text:span></text:span><text:span text:style-name="Основной_20_шрифт_20_абзаца"><text:span text:style-name="T16"> </text:span></text:span><text:span text:style-name="Основной_20_шрифт_20_абзаца"><text:span text:style-name="T15">elate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text:span></text:span><text:span text:style-name="Основной_20_шрифт_20_абзаца"><text:span text:style-name="T9">.</text:span></text:span></text:p>
      <text:p text:style-name="P1">Уапшы Рхъакъаб.</text:p>
      <text:p text:style-name="P1"/>
      <text:p text:style-name="P7"><text:span text:style-name="Основной_20_шрифт_20_абзаца"><text:span text:style-name="T1">ШайтанщапIы</text:span></text:span><text:span text:style-name="Основной_20_шрифт_20_абзаца"><text:span text:style-name="T9"> </text:span></text:span><text:span text:style-name="Основной_20_шрифт_20_абзаца"><text:span text:style-name="T6">— Первоцвет — </text:span></text:span><text:span text:style-name="Основной_20_шрифт_20_абзаца"><text:span text:style-name="T15">Prim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итанщапI.</text:p>
      <text:p text:style-name="P1"/>
      <text:p text:style-name="P7"><text:span text:style-name="Основной_20_шрифт_20_абзаца"><text:span text:style-name="T1">Шалфей</text:span></text:span><text:span text:style-name="Основной_20_шрифт_20_абзаца"><text:span text:style-name="T9"> </text:span></text:span><text:span text:style-name="Основной_20_шрифт_20_абзаца"><text:span text:style-name="T6">— Шалфей — </text:span></text:span><text:span text:style-name="Основной_20_шрифт_20_абзаца"><text:span text:style-name="T15">Salv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идов шалфея во флоре КЧР более 10. Удовлетворительно поедается скотом. Многие имеют декоративное значение. Шалфей седоватый — третичный реликт, подлежит охране.</text:p>
      <text:p text:style-name="P1">Растет на лугах, на опушках, степных склонах.</text:p>
      <text:p text:style-name="P1"/>
      <text:p text:style-name="P7"><text:span text:style-name="Основной_20_шрифт_20_абзаца"><text:span text:style-name="T1">Шамбыр</text:span></text:span><text:span text:style-name="Основной_20_шрифт_20_абзаца"><text:span text:style-name="T9"> </text:span></text:span><text:span text:style-name="Основной_20_шрифт_20_абзаца"><text:span text:style-name="T6">— Бамбук — </text:span></text:span><text:span text:style-name="Основной_20_шрифт_20_абзаца"><text:span text:style-name="T15">Bambusa</text:span></text:span><text:span text:style-name="Основной_20_шрифт_20_абзаца"><text:span text:style-name="T16"> </text:span></text:span><text:span text:style-name="Основной_20_шрифт_20_абзаца"><text:span text:style-name="T15">Schred</text:span></text:span><text:span text:style-name="Основной_20_шрифт_20_абзаца"><text:span text:style-name="T6">.</text:span></text:span></text:p>
      <text:p text:style-name="P1">Уапшы КъамышхIагIа.</text:p>
      <text:p text:style-name="P1"/>
      <text:p text:style-name="P7"><text:span text:style-name="Основной_20_шрифт_20_абзаца"><text:span text:style-name="T1">Шамкьашвыга</text:span></text:span><text:span text:style-name="Основной_20_шрифт_20_абзаца"><text:span text:style-name="T9"> </text:span></text:span><text:span text:style-name="Основной_20_шрифт_20_абзаца"><text:span text:style-name="T6">— Жестер слабительный — </text:span></text:span><text:span text:style-name="Основной_20_шрифт_20_абзаца"><text:span text:style-name="T15">Rhamnus</text:span></text:span><text:span text:style-name="Основной_20_шрифт_20_абзаца"><text:span text:style-name="T16"> </text:span></text:span><text:span text:style-name="Основной_20_шрифт_20_абзаца"><text:span text:style-name="T15">cathar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Сильно ветвистый, раскидистый кустарник или небольшое деревце высотой до 8 м. Ветви колючие, кора красновато-серая. Листья супротивные, яйцевидные, по краям зубчатые.</text:p>
      <text:p text:style-name="P1">Плоды — черные, блестящие, шаровидные, ягодообразные костянки. Цветет в мае-июне, плодоносит в августе-сентябре.</text:p>
      <text:p text:style-name="P1">В медицине используют зрелые плоды.</text:p>
      <text:p text:style-name="P1">В КЧР встречается часто в лесах среднегорного пояса.</text:p>
      <text:p text:style-name="P1">Декоративен.</text:p>
      <text:p text:style-name="P1"><text:soft-page-break/>Медонос.</text:p>
      <text:p text:style-name="P1">Абазины отвар и настой плодов принимают при запорах по 1 стакану 2 раза в день после еды, утром и вечером.</text:p>
      <text:p text:style-name="P1"/>
      <text:p text:style-name="P7"><text:span text:style-name="Основной_20_шрифт_20_абзаца"><text:span text:style-name="T1">ШачIвы</text:span></text:span><text:span text:style-name="Основной_20_шрифт_20_абзаца"><text:span text:style-name="T6"> — Липа — </text:span></text:span><text:span text:style-name="Основной_20_шрифт_20_абзаца"><text:span text:style-name="T15">Ti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ачIвы.</text:p>
      <text:p text:style-name="P1"/>
      <text:p text:style-name="P7"><text:span text:style-name="Основной_20_шрифт_20_абзаца"><text:span text:style-name="T1">Шейтанхъырбыз</text:span></text:span><text:span text:style-name="Основной_20_шрифт_20_абзаца"><text:span text:style-name="T6"> — Бешеный огурец — </text:span></text:span><text:span text:style-name="Основной_20_шрифт_20_абзаца"><text:span text:style-name="T15">Eckballium</text:span></text:span><text:span text:style-name="Основной_20_шрифт_20_абзаца"><text:span text:style-name="T16"> </text:span></text:span><text:span text:style-name="Основной_20_шрифт_20_абзаца"><text:span text:style-name="T15">elater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Rich</text:span></text:span><text:span text:style-name="Основной_20_шрифт_20_абзаца"><text:span text:style-name="T6">.</text:span></text:span></text:p>
      <text:p text:style-name="P1">Уапшы Рхъакъаб.</text:p>
      <text:p text:style-name="P1"/>
      <text:p text:style-name="P7"><text:span text:style-name="Основной_20_шрифт_20_абзаца"><text:span text:style-name="T1">а-Шимха</text:span></text:span><text:span text:style-name="Основной_20_шрифт_20_абзаца"><text:span text:style-name="T6"> (абх.) — Лавровишня аптечная — </text:span></text:span><text:span text:style-name="Основной_20_шрифт_20_абзаца"><text:span text:style-name="T15">Laurocerasus</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Roem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11.</text:span></text:span></text:p>
      <text:p text:style-name="P1">Кустарник со стелющимися, реже прямостоячими стволами до 5 м высотой.</text:p>
      <text:p text:style-name="P1">Листья короткочерешковые, продолговатые, кожистые, вечнозеленые. Цветки белые до 8 мм в диаметре.</text:p>
      <text:p text:style-name="P1">Плоды — костянки шаровидные, почти черные. Цветет в апреле-июле, плоды созревают в июне-сентябре в зависимости от высоты над уровнем моря.</text:p>
      <text:p text:style-name="P1">Растет на влажных склонах, в долинах.</text:p>
      <text:p text:style-name="P1">Медонос.</text:p>
      <text:p text:style-name="P1">Находит применение в народной медицине.</text:p>
      <text:p text:style-name="P1"/>
      <text:p text:style-name="P7"><text:span text:style-name="Основной_20_шрифт_20_абзаца"><text:span text:style-name="T1">Шитангвыр</text:span></text:span><text:span text:style-name="Основной_20_шрифт_20_абзаца"><text:span text:style-name="T6"> —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ажвхъабра.</text:p>
      <text:p text:style-name="P1"/>
      <text:p text:style-name="P7"><text:span text:style-name="Основной_20_шрифт_20_абзаца"><text:span text:style-name="T1">Шитандзылу</text:span></text:span><text:span text:style-name="Основной_20_шрифт_20_абзаца"><text:span text:style-name="T6"> — Герань луговая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до 30 — 60 см высотой. Стебель прямостоячий. Корневище длинное, толстое. Листья разделены на дольки.</text:p>
      <text:p text:style-name="P1">Цветет в мае-июле. Цветы собраны в верхушечное щитковидное соцветие. Лепестки фиолетовые, реже белые.</text:p>
      <text:p text:style-name="P1">Растет в КЧР в лесах и на лугах от горного до субальпийского пояса.</text:p>
      <text:p text:style-name="P1"/>
      <text:p text:style-name="P7"><text:span text:style-name="Основной_20_шрифт_20_абзаца"><text:span text:style-name="T1">Шитанжвумп</text:span></text:span><text:span text:style-name="Основной_20_шрифт_20_абзаца"><text:span text:style-name="T6"> — Купена лекарственная — </text:span></text:span><text:span text:style-name="Основной_20_шрифт_20_абзаца"><text:span text:style-name="T15">Polygonat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All</text:span></text:span><text:span text:style-name="Основной_20_шрифт_20_абзаца"><text:span text:style-name="T6">. </text:span></text:span><text:span text:style-name="Основной_20_шрифт_20_абзаца"><text:span text:style-name="T7">Рис. 212.</text:span></text:span></text:p>
      <text:p text:style-name="P1">Многолетнее корневищное растение до 20 — 40 см высотой. Стебель гранистый. Листья продолговатые, снизу опушенные. Цветет в мае-июне. Цветки белые, плод — ягода.</text:p>
      <text:p text:style-name="P1">Растет в лесах и кустарниках среднегорья.</text:p>
      <text:p text:style-name="P1"/>
      <text:p text:style-name="P7"><text:span text:style-name="Основной_20_шрифт_20_абзаца"><text:span text:style-name="T1">Шитанкъвыд</text:span></text:span><text:span text:style-name="Основной_20_шрифт_20_абзаца"><text:span text:style-name="T6"> — Вьюнок полевой —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arvens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ыдхIвра.</text:p>
      <text:p text:style-name="P1"/>
      <text:p text:style-name="P7"><text:span text:style-name="Основной_20_шрифт_20_абзаца"><text:span text:style-name="T1">ШитанкIыкIа</text:span></text:span><text:span text:style-name="Основной_20_шрифт_20_абзаца"><text:span text:style-name="T6"> — Молочай — </text:span></text:span><text:span text:style-name="Основной_20_шрифт_20_абзаца"><text:span text:style-name="T15">Euphorb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13.</text:span></text:span></text:p>
      <text:p text:style-name="P1">В этот род включаются деревянистые и травянистые виды. Молочай травянистый (одно и многолетние виды) часто является сорняком, ядовит. Стебли у однолетних видов ветвятся, до 10 — 15 см высоты, у многолетних растут пучками (50 — 150 см высоты), в нижней части одревесиневшие. Цветки зеленые, листья узколанцетные, плодики трехгнездные, семена зеленовато-желтые.</text:p>
      <text:p text:style-name="P1">В КЧР встречаются возле дорог, по полям, огородам, степям. У многих видов в стеблях и листьях сок молочного цвета.</text:p>
      <text:p text:style-name="P1"/>
      <text:p text:style-name="P7"><text:span text:style-name="Основной_20_шрифт_20_абзаца"><text:span text:style-name="T1">ШитанкIыкIа</text:span></text:span><text:span text:style-name="Основной_20_шрифт_20_абзаца"><text:span text:style-name="T9"> </text:span></text:span><text:span text:style-name="Основной_20_шрифт_20_абзаца"><text:span text:style-name="T6">— Бодяк полевой, осот розовый — </text:span></text:span><text:span text:style-name="Основной_20_шрифт_20_абзаца"><text:span text:style-name="T16">С</text:span></text:span><text:span text:style-name="Основной_20_шрифт_20_абзаца"><text:span text:style-name="T15">irsium</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text:span></text:span></text:p>
      <text:p text:style-name="P1">Многолетнее травянистое растение высотой до 150 см. Листья перистолопастные. Главный корень проникает в почву на 4 — 5 м, от него на разной глубине отходят горизонтальные корни.</text:p>
      <text:p text:style-name="P1">Размножается семенами, корнеотпрысками. Растет как полевой сорняк. Растение заносное, злостный сорняк.</text:p>
      <text:p text:style-name="P1"/>
      <text:p text:style-name="P7"><text:span text:style-name="Основной_20_шрифт_20_абзаца"><text:span text:style-name="T1">ШитанкIыкIа</text:span></text:span><text:span text:style-name="Основной_20_шрифт_20_абзаца"><text:span text:style-name="T9"> </text:span></text:span><text:span text:style-name="Основной_20_шрифт_20_абзаца"><text:span text:style-name="T6">— Осот огородный — </text:span></text:span><text:span text:style-name="Основной_20_шрифт_20_абзаца"><text:span text:style-name="T15">Sonchus</text:span></text:span><text:span text:style-name="Основной_20_шрифт_20_абзаца"><text:span text:style-name="T16"> </text:span></text:span><text:span text:style-name="Основной_20_шрифт_20_абзаца"><text:span text:style-name="T15">olerac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text:soft-page-break/>Уапшы МыжвкIыкIа.</text:p>
      <text:p text:style-name="P1"/>
      <text:p text:style-name="P7"><text:span text:style-name="Основной_20_шрифт_20_абзаца"><text:span text:style-name="T1">Шитанльульа</text:span></text:span><text:span text:style-name="Основной_20_шрифт_20_абзаца"><text:span text:style-name="T9"> </text:span></text:span><text:span text:style-name="Основной_20_шрифт_20_абзаца"><text:span text:style-name="T6">— Фелипея красная — </text:span></text:span><text:span text:style-name="Основной_20_шрифт_20_абзаца"><text:span text:style-name="T15">Phelypaea</text:span></text:span><text:span text:style-name="Основной_20_шрифт_20_абзаца"><text:span text:style-name="T16"> </text:span></text:span><text:span text:style-name="Основной_20_шрифт_20_абзаца"><text:span text:style-name="T15">coccinea</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16">.) </text:span></text:span><text:span text:style-name="Основной_20_шрифт_20_абзаца"><text:span text:style-name="T15">Poir</text:span></text:span><text:span text:style-name="Основной_20_шрифт_20_абзаца"><text:span text:style-name="T6">.</text:span></text:span></text:p>
      <text:p text:style-name="P1">Многолетнее растение до 40 см высотой. Стебель прямой безлистный, на нем 1 — 2 крупных цветка. Венчик ярко-красный, в зеве с двумя бархатисто-черными складками. Чешуи яйцевидные, стеблеобъемлющие. Цветет в июне-июле.</text:p>
      <text:p text:style-name="P1">Растет на лугах, сенокосах, на опушках, обычно паразитирует медуницу. Поднимается до среднегорного пояса.</text:p>
      <text:p text:style-name="P1"/>
      <text:p text:style-name="P7"><text:span text:style-name="Основной_20_шрифт_20_абзаца"><text:span text:style-name="T1">ШитансахIат</text:span></text:span><text:span text:style-name="Основной_20_шрифт_20_абзаца"><text:span text:style-name="T9"> </text:span></text:span><text:span text:style-name="Основной_20_шрифт_20_абзаца"><text:span text:style-name="T6">— Герань — </text:span></text:span><text:span text:style-name="Основной_20_шрифт_20_абзаца"><text:span text:style-name="T15">Geran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вырмыджь.</text:p>
      <text:p text:style-name="P1"/>
      <text:p text:style-name="P7"><text:span text:style-name="Основной_20_шрифт_20_абзаца"><text:span text:style-name="T1">Шитанраса</text:span></text:span><text:span text:style-name="Основной_20_шрифт_20_абзаца"><text:span text:style-name="T9"> </text:span></text:span><text:span text:style-name="Основной_20_шрифт_20_абзаца"><text:span text:style-name="T6">— Водяной орех плавающий, рогульки, чилим, водяной каштан — </text:span></text:span><text:span text:style-name="Основной_20_шрифт_20_абзаца"><text:span text:style-name="T15">Trapa</text:span></text:span><text:span text:style-name="Основной_20_шрифт_20_абзаца"><text:span text:style-name="T16"> </text:span></text:span><text:span text:style-name="Основной_20_шрифт_20_абзаца"><text:span text:style-name="T15">nata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Однолетнее водное растение 1 — 1,5 м длиной. Листья двух типов: подводные — линейные, рано опадающие и плавающие — ромбические с развитой пластинкой, собраны розеткой. Цветет в июне-июле.</text:p>
      <text:p text:style-name="P1">Очень ценное пищевое растение, содержащее в плодах большое количество крахмала.</text:p>
      <text:p text:style-name="P1"/>
      <text:p text:style-name="P7"><text:span text:style-name="Основной_20_шрифт_20_абзаца"><text:span text:style-name="T1">Шитанхшлакта</text:span></text:span><text:span text:style-name="Основной_20_шрифт_20_абзаца"><text:span text:style-name="T9"> </text:span></text:span><text:span text:style-name="Основной_20_шрифт_20_абзаца"><text:span text:style-name="T6">— Бодяк полевой — </text:span></text:span><text:span text:style-name="Основной_20_шрифт_20_абзаца"><text:span text:style-name="T15">Cirsium</text:span></text:span><text:span text:style-name="Основной_20_шрифт_20_абзаца"><text:span text:style-name="T16"> </text:span></text:span><text:span text:style-name="Основной_20_шрифт_20_абзаца"><text:span text:style-name="T15">arvens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Scop</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214</text:span></text:span><text:span text:style-name="Основной_20_шрифт_20_абзаца"><text:span text:style-name="T6">.</text:span></text:span></text:p>
      <text:p text:style-name="P1">Уапшы ШитанкIыкIа.</text:p>
      <text:p text:style-name="P1"/>
      <text:p text:style-name="P7"><text:span text:style-name="Основной_20_шрифт_20_абзаца"><text:span text:style-name="T1">Шитанхшы</text:span></text:span><text:span text:style-name="Основной_20_шрифт_20_абзаца"><text:span text:style-name="T9"> </text:span></text:span><text:span text:style-name="Основной_20_шрифт_20_абзаца"><text:span text:style-name="T6">— Молочай — </text:span></text:span><text:span text:style-name="Основной_20_шрифт_20_абзаца"><text:span text:style-name="T15">Euphorb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итанкIыкIа.</text:p>
      <text:p text:style-name="P1"/>
      <text:p text:style-name="P7"><text:span text:style-name="Основной_20_шрифт_20_абзаца"><text:span text:style-name="T1">Шитанхырбыз</text:span></text:span><text:span text:style-name="Основной_20_шрифт_20_абзаца"><text:span text:style-name="T9"> — </text:span></text:span><text:span text:style-name="Основной_20_шрифт_20_абзаца"><text:span text:style-name="T6">Бешеный огурец — </text:span></text:span><text:span text:style-name="Основной_20_шрифт_20_абзаца"><text:span text:style-name="T15">Eckballium</text:span></text:span><text:span text:style-name="Основной_20_шрифт_20_абзаца"><text:span text:style-name="T16"> </text:span></text:span><text:span text:style-name="Основной_20_шрифт_20_абзаца"><text:span text:style-name="T15">elaterium</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Rich</text:span></text:span><text:span text:style-name="Основной_20_шрифт_20_абзаца"><text:span text:style-name="T6">.</text:span></text:span></text:p>
      <text:p text:style-name="P1">Уапшы Рхъакъаб.</text:p>
      <text:p text:style-name="P1"/>
      <text:p text:style-name="P7"><text:span text:style-name="Основной_20_шрифт_20_абзаца"><text:span text:style-name="T1">Шитанхъа</text:span></text:span><text:span text:style-name="Основной_20_шрифт_20_абзаца"><text:span text:style-name="T9"> </text:span></text:span><text:span text:style-name="Основной_20_шрифт_20_абзаца"><text:span text:style-name="T6">— Чистотел большой — </text:span></text:span><text:span text:style-name="Основной_20_шрифт_20_абзаца"><text:span text:style-name="T15">Chelidonium</text:span></text:span><text:span text:style-name="Основной_20_шрифт_20_абзаца"><text:span text:style-name="T16"> </text:span></text:span><text:span text:style-name="Основной_20_шрифт_20_абзаца"><text:span text:style-name="T15">maj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КъвыйхIвра.</text:p>
      <text:p text:style-name="P1"/>
      <text:p text:style-name="P7"><text:span text:style-name="Основной_20_шрифт_20_абзаца"><text:span text:style-name="T1">Шитанхъабра</text:span></text:span><text:span text:style-name="Основной_20_шрифт_20_абзаца"><text:span text:style-name="T9"> — </text:span></text:span><text:span text:style-name="Основной_20_шрифт_20_абзаца"><text:span text:style-name="T6">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ажвхъабра.</text:p>
      <text:p text:style-name="P1"/>
      <text:p text:style-name="P7"><text:span text:style-name="Основной_20_шрифт_20_абзаца"><text:span text:style-name="T1">ШитанхIвра</text:span></text:span><text:span text:style-name="Основной_20_шрифт_20_абзаца"><text:span text:style-name="T9"> — </text:span></text:span><text:span text:style-name="Основной_20_шрифт_20_абзаца"><text:span text:style-name="T6">Бешеный огурец — </text:span></text:span><text:span text:style-name="Основной_20_шрифт_20_абзаца"><text:span text:style-name="T15">Eckballium</text:span></text:span><text:span text:style-name="Основной_20_шрифт_20_абзаца"><text:span text:style-name="T16"> </text:span></text:span><text:span text:style-name="Основной_20_шрифт_20_абзаца"><text:span text:style-name="T15">elaterium</text:span></text:span><text:span text:style-name="Основной_20_шрифт_20_абзаца"><text:span text:style-name="T16"> </text:span></text:span><text:span text:style-name="Основной_20_шрифт_20_абзаца"><text:span text:style-name="T15">A</text:span></text:span><text:span text:style-name="Основной_20_шрифт_20_абзаца"><text:span text:style-name="T16">. </text:span></text:span><text:span text:style-name="Основной_20_шрифт_20_абзаца"><text:span text:style-name="T15">Rich</text:span></text:span><text:span text:style-name="Основной_20_шрифт_20_абзаца"><text:span text:style-name="T6">.</text:span></text:span></text:p>
      <text:p text:style-name="P1">Уапшы Рхъакъаб.</text:p>
      <text:p text:style-name="P1"/>
      <text:p text:style-name="P7"><text:span text:style-name="Основной_20_шрифт_20_абзаца"><text:span text:style-name="T1">ШитаншIахъа</text:span></text:span><text:span text:style-name="Основной_20_шрифт_20_абзаца"><text:span text:style-name="T9"> </text:span></text:span><text:span text:style-name="Основной_20_шрифт_20_абзаца"><text:span text:style-name="T6">—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ШитанщапI</text:span></text:span><text:span text:style-name="Основной_20_шрифт_20_абзаца"><text:span text:style-name="T9"> </text:span></text:span><text:span text:style-name="Основной_20_шрифт_20_абзаца"><text:span text:style-name="T6">— Первоцвет мучнистый — </text:span></text:span><text:span text:style-name="Основной_20_шрифт_20_абзаца"><text:span text:style-name="T15">Primula</text:span></text:span><text:span text:style-name="Основной_20_шрифт_20_абзаца"><text:span text:style-name="T16"> </text:span></text:span><text:span text:style-name="Основной_20_шрифт_20_абзаца"><text:span text:style-name="T15">farin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15.</text:span></text:span></text:p>
      <text:p text:style-name="P1">Травянистый многолетник до 20 см высотой. Венчик светло-желтый, соцветие прямое. Листья при основании постепенно суженные. Цветет в мае — первой половине июля.</text:p>
      <text:p text:style-name="P1">Произрастает в высокогорьях среди редкостойных лесов, реже на равнине по лугам, склонам и лесным опушкам.</text:p>
      <text:p text:style-name="P1">В листьях содержатся витамины, весной молодые листья употребляются в пищу в свежем виде для салатов.</text:p>
      <text:p text:style-name="P1"/>
      <text:p text:style-name="P7"><text:span text:style-name="Основной_20_шрифт_20_абзаца"><text:span text:style-name="T1">ШитанщапI</text:span></text:span><text:span text:style-name="Основной_20_шрифт_20_абзаца"><text:span text:style-name="T9"> </text:span></text:span><text:span text:style-name="Основной_20_шрифт_20_абзаца"><text:span text:style-name="T6">— Первоцвет крупночашечный, баранчики, петушки — </text:span></text:span><text:span text:style-name="Основной_20_шрифт_20_абзаца"><text:span text:style-name="T15">Primula</text:span></text:span><text:span text:style-name="Основной_20_шрифт_20_абзаца"><text:span text:style-name="T16"> </text:span></text:span><text:span text:style-name="Основной_20_шрифт_20_абзаца"><text:span text:style-name="T15">macrocalyx</text:span></text:span><text:span text:style-name="Основной_20_шрифт_20_абзаца"><text:span text:style-name="T16"> </text:span></text:span><text:span text:style-name="Основной_20_шрифт_20_абзаца"><text:span text:style-name="T15">Bunge</text:span></text:span><text:span text:style-name="Основной_20_шрифт_20_абзаца"><text:span text:style-name="T6">.</text:span></text:span></text:p>
      <text:p text:style-name="P1">Травянистый многолетник до 12 — 30 см высотой. Венчик желтый, соцветие обычно однобокое. Листья при основании сужены. Цветет в мае — июне.</text:p>
      <text:p text:style-name="P1">Растет в лесах, на лесных опушках, полянах, лугах, среди кустарников.</text:p>
      <text:p text:style-name="P7"><text:span text:style-name="Основной_20_шрифт_20_абзаца"><text:span text:style-name="T6">В Англии и Голландии с давних пор листья используют в пищу для салатов и первоцвет </text:span></text:span><text:soft-page-break/><text:span text:style-name="Основной_20_шрифт_20_абзаца"><text:span text:style-name="T6">выращивают на огородах. Листья богаты каротином, витаминами </text:span></text:span><text:span text:style-name="Основной_20_шрифт_20_абзаца"><text:span text:style-name="T12">C</text:span></text:span><text:span text:style-name="Основной_20_шрифт_20_абзаца"><text:span text:style-name="T6">, </text:span></text:span><text:span text:style-name="Основной_20_шрифт_20_абзаца"><text:span text:style-name="T12">E</text:span></text:span><text:span text:style-name="Основной_20_шрифт_20_абзаца"><text:span text:style-name="T6">.</text:span></text:span></text:p>
      <text:p text:style-name="P1"/>
      <text:p text:style-name="P7"><text:span text:style-name="Основной_20_шрифт_20_абзаца"><text:span text:style-name="T1">ШитанщапI</text:span></text:span><text:span text:style-name="Основной_20_шрифт_20_абзаца"><text:span text:style-name="T9"> </text:span></text:span><text:span text:style-name="Основной_20_шрифт_20_абзаца"><text:span text:style-name="T6">— Первоцвет — </text:span></text:span><text:span text:style-name="Основной_20_шрифт_20_абзаца"><text:span text:style-name="T15">Prim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16.</text:span></text:span></text:p>
      <text:p text:style-name="P7"><text:span text:style-name="Основной_20_шрифт_20_абзаца"><text:span text:style-name="T9">В </text:span></text:span><text:span text:style-name="Основной_20_шрифт_20_абзаца"><text:span text:style-name="T6">род первоцвета входят несколько видов. Это травянистые, многолетние растения, достигающие высотой от 5 до 40 см. Корневая система развита хорошо. Стебли укороченные. Листья постепенно суженные в черешок, выходящие из основания стебля пучками.</text:span></text:span></text:p>
      <text:p text:style-name="P1">Цветочная стрелка обычно безлистная, цветки мелкие в соцветиях или одиночные. Окраска венчика от белого до фиолетового.</text:p>
      <text:p text:style-name="P1">Цветут с марта по июнь.</text:p>
      <text:p text:style-name="P1">Растут на скалах, в лесах, на лугах, осыпях.</text:p>
      <text:p text:style-name="P1">Многие виды имеют декоративное значение. Есть и медоносы.</text:p>
      <text:p text:style-name="P1"/>
      <text:p text:style-name="P7"><text:span text:style-name="Основной_20_шрифт_20_абзаца"><text:span text:style-name="T1">Штгвын</text:span></text:span><text:span text:style-name="Основной_20_шрифт_20_абзаца"><text:span text:style-name="T9"> </text:span></text:span><text:span text:style-name="Основной_20_шрифт_20_абзаца"><text:span text:style-name="T6">— Луговик дернистый, щучка — </text:span></text:span><text:span text:style-name="Основной_20_шрифт_20_абзаца"><text:span text:style-name="T15">Deschampsia</text:span></text:span><text:span text:style-name="Основной_20_шрифт_20_абзаца"><text:span text:style-name="T16"> </text:span></text:span><text:span text:style-name="Основной_20_шрифт_20_абзаца"><text:span text:style-name="T15">caespit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Beauv</text:span></text:span><text:span text:style-name="Основной_20_шрифт_20_абзаца"><text:span text:style-name="T6">.</text:span></text:span></text:p>
      <text:p text:style-name="P1">Кормовое многолетнее растение высотой до 40 — 150 см. Листья узколинейные, жесткие. Метелка раскидистая. Образует дерновинки, очень плотные.</text:p>
      <text:p text:style-name="P1">Растет на лугах, быстро отрастает после скашивания и стравливания. Хорошо реагирует на выпас. Молодые растения хорошо поедают скот. После цветения грубеет и дает малоценный корм.</text:p>
      <text:p text:style-name="P1"/>
      <text:p text:style-name="P7"><text:span text:style-name="Основной_20_шрифт_20_абзаца"><text:span text:style-name="T1">Штым</text:span></text:span><text:span text:style-name="Основной_20_шрифт_20_абзаца"><text:span text:style-name="T9"> </text:span></text:span><text:span text:style-name="Основной_20_шрифт_20_абзаца"><text:span text:style-name="T6">— Осока — </text:span></text:span><text:span text:style-name="Основной_20_шрифт_20_абзаца"><text:span text:style-name="T15">Carex</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17.</text:span></text:span></text:p>
      <text:p text:style-name="P1">Уапшы Аштым.</text:p>
      <text:p text:style-name="P1"/>
      <text:p text:style-name="P7"><text:span text:style-name="Основной_20_шрифт_20_абзаца"><text:span text:style-name="T1">а-Шхардац</text:span></text:span><text:span text:style-name="Основной_20_шрифт_20_абзаца"><text:span text:style-name="T9"> </text:span></text:span><text:span text:style-name="Основной_20_шрифт_20_абзаца"><text:span text:style-name="T6">(абх.) — Горец мясокрасный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carneum</text:span></text:span><text:span text:style-name="Основной_20_шрифт_20_абзаца"><text:span text:style-name="T16"> </text:span></text:span><text:span text:style-name="Основной_20_шрифт_20_абзаца"><text:span text:style-name="T15">C</text:span></text:span><text:span text:style-name="Основной_20_шрифт_20_абзаца"><text:span text:style-name="T16">. </text:span></text:span><text:span text:style-name="Основной_20_шрифт_20_абзаца"><text:span text:style-name="T15">Koch</text:span></text:span><text:span text:style-name="Основной_20_шрифт_20_абзаца"><text:span text:style-name="T6">.</text:span></text:span></text:p>
      <text:p text:style-name="P1"/>
      <text:p text:style-name="P7"><text:span text:style-name="Основной_20_шрифт_20_абзаца"><text:span text:style-name="T1">Шч</text:span></text:span><text:span text:style-name="Основной_20_шрифт_20_абзаца"><text:span text:style-name="T5">I</text:span></text:span><text:span text:style-name="Основной_20_шрифт_20_абзаца"><text:span text:style-name="T1">вы</text:span></text:span><text:span text:style-name="Основной_20_шрифт_20_абзаца"><text:span text:style-name="T13"> — </text:span></text:span><text:span text:style-name="Основной_20_шрифт_20_абзаца"><text:span text:style-name="T9">Бук</text:span></text:span><text:span text:style-name="Основной_20_шрифт_20_абзаца"><text:span text:style-name="T13"> </text:span></text:span><text:span text:style-name="Основной_20_шрифт_20_абзаца"><text:span text:style-name="T9">восточный</text:span></text:span><text:span text:style-name="Основной_20_шрифт_20_абзаца"><text:span text:style-name="T13"> </text:span></text:span><text:span text:style-name="Основной_20_шрифт_20_абзаца"><text:span text:style-name="T21">— </text:span></text:span><text:span text:style-name="Основной_20_шрифт_20_абзаца"><text:span text:style-name="T15">Fagus orientalis Lipsky</text:span></text:span><text:span text:style-name="Основной_20_шрифт_20_абзаца"><text:span text:style-name="T13">.</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Швч</text:span></text:span><text:span text:style-name="Основной_20_шрифт_20_абзаца"><text:span text:style-name="T12">I</text:span></text:span><text:span text:style-name="Основной_20_шрифт_20_абзаца"><text:span text:style-name="T6">вы</text:span></text:span><text:span text:style-name="Основной_20_шрифт_20_абзаца"><text:span text:style-name="T12">.</text:span></text:span></text:p>
      <text:p text:style-name="P6"/>
      <text:p text:style-name="P7"><text:span text:style-name="Основной_20_шрифт_20_абзаца"><text:span text:style-name="T1">Шш</text:span></text:span><text:span text:style-name="Основной_20_шрифт_20_абзаца"><text:span text:style-name="T5">I</text:span></text:span><text:span text:style-name="Основной_20_шрифт_20_абзаца"><text:span text:style-name="T1">ы</text:span></text:span><text:span text:style-name="Основной_20_шрифт_20_абзаца"><text:span text:style-name="T13"> — </text:span></text:span><text:span text:style-name="Основной_20_шрифт_20_абзаца"><text:span text:style-name="T9">Бук</text:span></text:span><text:span text:style-name="Основной_20_шрифт_20_абзаца"><text:span text:style-name="T13"> </text:span></text:span><text:span text:style-name="Основной_20_шрифт_20_абзаца"><text:span text:style-name="T9">восточный</text:span></text:span><text:span text:style-name="Основной_20_шрифт_20_абзаца"><text:span text:style-name="T13"> — </text:span></text:span><text:span text:style-name="Основной_20_шрифт_20_абзаца"><text:span text:style-name="T15">Fagus orientalis Lipsky</text:span></text:span><text:span text:style-name="Основной_20_шрифт_20_абзаца"><text:span text:style-name="T13">.</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Швч</text:span></text:span><text:span text:style-name="Основной_20_шрифт_20_абзаца"><text:span text:style-name="T12">I</text:span></text:span><text:span text:style-name="Основной_20_шрифт_20_абзаца"><text:span text:style-name="T6">вы</text:span></text:span><text:span text:style-name="Основной_20_шрифт_20_абзаца"><text:span text:style-name="T12">.</text:span></text:span></text:p>
      <text:p text:style-name="P6"/>
      <text:p text:style-name="P7"><text:span text:style-name="Основной_20_шрифт_20_абзаца"><text:span text:style-name="T1">Шыга</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Жестер</text:span></text:span><text:span text:style-name="Основной_20_шрифт_20_абзаца"><text:span text:style-name="T12"> </text:span></text:span><text:span text:style-name="Основной_20_шрифт_20_абзаца"><text:span text:style-name="T6">слабительный</text:span></text:span><text:span text:style-name="Основной_20_шрифт_20_абзаца"><text:span text:style-name="T12"> — </text:span></text:span><text:span text:style-name="Основной_20_шрифт_20_абзаца"><text:span text:style-name="T15">Rhamnus cathartica 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Швыга</text:span></text:span><text:span text:style-name="Основной_20_шрифт_20_абзаца"><text:span text:style-name="T12">.</text:span></text:span></text:p>
      <text:p text:style-name="P6"/>
      <text:p text:style-name="P7"><text:span text:style-name="Основной_20_шрифт_20_абзаца"><text:span text:style-name="T1">Шык</text:span></text:span><text:span text:style-name="Основной_20_шрифт_20_абзаца"><text:span text:style-name="T5">I</text:span></text:span><text:span text:style-name="Основной_20_шрифт_20_абзаца"><text:span text:style-name="T1">вурт</text:span></text:span><text:span text:style-name="Основной_20_шрифт_20_абзаца"><text:span text:style-name="T5">I</text:span></text:span><text:span text:style-name="Основной_20_шрифт_20_абзаца"><text:span text:style-name="T1">ым</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Сибирский</text:span></text:span><text:span text:style-name="Основной_20_шрифт_20_абзаца"><text:span text:style-name="T12"> </text:span></text:span><text:span text:style-name="Основной_20_шрифт_20_абзаца"><text:span text:style-name="T6">кедр</text:span></text:span><text:span text:style-name="Основной_20_шрифт_20_абзаца"><text:span text:style-name="T12">, </text:span></text:span><text:span text:style-name="Основной_20_шрифт_20_абзаца"><text:span text:style-name="T6">сосна</text:span></text:span><text:span text:style-name="Основной_20_шрифт_20_абзаца"><text:span text:style-name="T12"> </text:span></text:span><text:span text:style-name="Основной_20_шрифт_20_абзаца"><text:span text:style-name="T6">сибирская</text:span></text:span><text:span text:style-name="Основной_20_шрифт_20_абзаца"><text:span text:style-name="T12"> — </text:span></text:span><text:span text:style-name="Основной_20_шрифт_20_абзаца"><text:span text:style-name="T15">Pinus sibirica (Rupr) Mayr</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Сбырмзаг</text:span></text:span><text:span text:style-name="Основной_20_шрифт_20_абзаца"><text:span text:style-name="T12">I</text:span></text:span><text:span text:style-name="Основной_20_шрифт_20_абзаца"><text:span text:style-name="T6">в</text:span></text:span><text:span text:style-name="Основной_20_шрифт_20_абзаца"><text:span text:style-name="T12">.</text:span></text:span></text:p>
      <text:p text:style-name="P6"/>
      <text:p text:style-name="P7"><text:span text:style-name="Основной_20_шрифт_20_абзаца"><text:span text:style-name="T1">Шымра</text:span></text:span><text:span text:style-name="Основной_20_шрифт_20_абзаца"><text:span text:style-name="T13"> </text:span></text:span><text:span text:style-name="Основной_20_шрифт_20_абзаца"><text:span text:style-name="T12">— </text:span></text:span><text:span text:style-name="Основной_20_шрифт_20_абзаца"><text:span text:style-name="T6">Гречишка</text:span></text:span><text:span text:style-name="Основной_20_шрифт_20_абзаца"><text:span text:style-name="T12">, </text:span></text:span><text:span text:style-name="Основной_20_шрифт_20_абзаца"><text:span text:style-name="T6">горец</text:span></text:span><text:span text:style-name="Основной_20_шрифт_20_абзаца"><text:span text:style-name="T12"> — </text:span></text:span><text:span text:style-name="Основной_20_шрифт_20_абзаца"><text:span text:style-name="T15">Polygonum L</text:span></text:span><text:span text:style-name="Основной_20_шрифт_20_абзаца"><text:span text:style-name="T12">.</text:span></text:span></text:p>
      <text:p text:style-name="P1">В род горец включаются многолетние травянистые растения. Стебли прямостоячие, кроме двух видов. Листья при основании черешка с пленчатым раструбом, охватывающим стебель. Околоцветник обычно окрашенный. Плод — трехгранная семянка.</text:p>
      <text:p text:style-name="P1">Удовлетворительно поедаются скотом. Есть среди них лекарственные и медоносные растения.</text:p>
      <text:p text:style-name="P1"/>
      <text:p text:style-name="P7"><text:span text:style-name="Основной_20_шрифт_20_абзаца"><text:span text:style-name="T1">Шырдза</text:span></text:span><text:span text:style-name="Основной_20_шрифт_20_абзаца"><text:span text:style-name="T9"> </text:span></text:span><text:span text:style-name="Основной_20_шрифт_20_абзаца"><text:span text:style-name="T6">— Просо посевное — </text:span></text:span><text:span text:style-name="Основной_20_шрифт_20_абзаца"><text:span text:style-name="T15">Panicum</text:span></text:span><text:span text:style-name="Основной_20_шрифт_20_абзаца"><text:span text:style-name="T16"> </text:span></text:span><text:span text:style-name="Основной_20_шрифт_20_абзаца"><text:span text:style-name="T15">miliac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Однолетнее культурное растение. Корневая система хорошо развита. Стебель — полая соломина. Высота стебля от 75 до 150 см. Листья широкие. Соцветие просо-метелка, достигающая 15 — 25 см и более.</text:p>
      <text:p text:style-name="P1">Просо относится к основным крупяным культурам. Отходы переработки проса на крупу (мучка, мучель, лузга) идут на корм скоту.</text:p>
      <text:p text:style-name="P1">Просо — одна из древнейших культур. Первичные очаги возделывания Западный Китай и горные районы Монголии, где была известна за 2700 лет до нашей эры.</text:p>
      <text:p text:style-name="P1">Основные районы возделывания — Поволжье, Ростовская, Рязанская области, Казахстан, Западная Сибирь, Северный Кавказ, Украина.</text:p>
      <text:p text:style-name="P1"/>
      <text:p text:style-name="P7"><text:span text:style-name="Основной_20_шрифт_20_абзаца"><text:span text:style-name="T1">Шырдза</text:span></text:span><text:span text:style-name="Основной_20_шрифт_20_абзаца"><text:span text:style-name="T6"> — Просо — </text:span></text:span><text:span text:style-name="Основной_20_шрифт_20_абзаца"><text:span text:style-name="T15">Panic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text:soft-page-break/>Однолетнее растение. Важнейшая крупяная культура. По площади посева просо в КЧР занимает ведущее место.</text:p>
      <text:p text:style-name="P1">Теплолюбивая, светолюбивая, засухоустойчивая культура. По форме метелки просо делится на развесистое, раскидистое, комовое и овальное. Первые два сорта наиболее скороспелы и влаголюбивы.</text:p>
      <text:p text:style-name="P1">Средний урожай проса по республике 20 — 25 ц/га, отдельные хозяйства дают и по 35 — 40 ц/га.</text:p>
      <text:p text:style-name="P1"/>
      <text:p text:style-name="P7"><text:span text:style-name="Основной_20_шрифт_20_абзаца"><text:span text:style-name="T1">Шырдзакырбыджь</text:span></text:span><text:span text:style-name="Основной_20_шрифт_20_абзаца"><text:span text:style-name="T6"> — Бор развесистый — </text:span></text:span><text:span text:style-name="Основной_20_шрифт_20_абзаца"><text:span text:style-name="T15">Milium</text:span></text:span><text:span text:style-name="Основной_20_шрифт_20_абзаца"><text:span text:style-name="T16"> </text:span></text:span><text:span text:style-name="Основной_20_шрифт_20_абзаца"><text:span text:style-name="T15">effus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ТшыхIврауау.</text:p>
      <text:p text:style-name="P1"/>
      <text:p text:style-name="P7"><text:span text:style-name="Основной_20_шрифт_20_абзаца"><text:span text:style-name="T1">ШырдзаквайчIва</text:span></text:span><text:span text:style-name="Основной_20_шрифт_20_абзаца"><text:span text:style-name="T6"> — Просо посевное — </text:span></text:span><text:span text:style-name="Основной_20_шрифт_20_абзаца"><text:span text:style-name="T15">Panicum</text:span></text:span><text:span text:style-name="Основной_20_шрифт_20_абзаца"><text:span text:style-name="T16"> </text:span></text:span><text:span text:style-name="Основной_20_шрифт_20_абзаца"><text:span text:style-name="T15">miliac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ырдза.</text:p>
      <text:p text:style-name="P1"/>
      <text:p text:style-name="P7"><text:span text:style-name="Основной_20_шрифт_20_абзаца"><text:span text:style-name="T1">Шырдзакъапщы</text:span></text:span><text:span text:style-name="Основной_20_шрифт_20_абзаца"><text:span text:style-name="T6"> — Просо посевное — </text:span></text:span><text:span text:style-name="Основной_20_шрифт_20_абзаца"><text:span text:style-name="T15">Panicum</text:span></text:span><text:span text:style-name="Основной_20_шрифт_20_абзаца"><text:span text:style-name="T16"> </text:span></text:span><text:span text:style-name="Основной_20_шрифт_20_абзаца"><text:span text:style-name="T15">miliace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Абазины давно выращивают эту разновидность как крупяную культуру. Засухоустойчива и позднеспела. Зерно плечатое, чаще красной или светло-желтой окраски.</text:p>
      <text:p text:style-name="P1">В хозяйствах республики эта культура занимает немалые площади.</text:p>
      <text:p text:style-name="P1"/>
      <text:p text:style-name="P7"><text:span text:style-name="Основной_20_шрифт_20_абзаца"><text:span text:style-name="T1">Шырдзах</text:span></text:span><text:span text:style-name="Основной_20_шрифт_20_абзаца"><text:span text:style-name="T5">I</text:span></text:span><text:span text:style-name="Основной_20_шрифт_20_абзаца"><text:span text:style-name="T1">вра</text:span></text:span><text:span text:style-name="Основной_20_шрифт_20_абзаца"><text:span text:style-name="T12"> — </text:span></text:span><text:span text:style-name="Основной_20_шрифт_20_абзаца"><text:span text:style-name="T6">Могар</text:span></text:span><text:span text:style-name="Основной_20_шрифт_20_абзаца"><text:span text:style-name="T12"> — </text:span></text:span><text:span text:style-name="Основной_20_шрифт_20_абзаца"><text:span text:style-name="T15">Setaria jtalica var. mogharicum Al</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Чвах</text:span></text:span><text:span text:style-name="Основной_20_шрифт_20_абзаца"><text:span text:style-name="T12">I</text:span></text:span><text:span text:style-name="Основной_20_шрифт_20_абзаца"><text:span text:style-name="T6">вра</text:span></text:span><text:span text:style-name="Основной_20_шрифт_20_абзаца"><text:span text:style-name="T12">.</text:span></text:span></text:p>
      <text:p text:style-name="P6"/>
      <text:p text:style-name="P7"><text:span text:style-name="Основной_20_шрифт_20_абзаца"><text:span text:style-name="T1">Шырдзацыраду</text:span></text:span><text:span text:style-name="Основной_20_шрифт_20_абзаца"><text:span text:style-name="T12"> — </text:span></text:span><text:span text:style-name="Основной_20_шрифт_20_абзаца"><text:span text:style-name="T6">Просо</text:span></text:span><text:span text:style-name="Основной_20_шрифт_20_абзаца"><text:span text:style-name="T12"> </text:span></text:span><text:span text:style-name="Основной_20_шрифт_20_абзаца"><text:span text:style-name="T6">крупноплодное</text:span></text:span><text:span text:style-name="Основной_20_шрифт_20_абзаца"><text:span text:style-name="T12"> — </text:span></text:span><text:span text:style-name="Основной_20_шрифт_20_абзаца"><text:span text:style-name="T15">Panicum macrocarpa vasing</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Къвырмакъ</text:span></text:span><text:span text:style-name="Основной_20_шрифт_20_абзаца"><text:span text:style-name="T12">.</text:span></text:span></text:p>
      <text:p text:style-name="P6"/>
      <text:p text:style-name="P7"><text:span text:style-name="Основной_20_шрифт_20_абзаца"><text:span text:style-name="T1">Швагъьа</text:span></text:span><text:span text:style-name="Основной_20_шрифт_20_абзаца"><text:span text:style-name="T12"> — </text:span></text:span><text:span text:style-name="Основной_20_шрифт_20_абзаца"><text:span text:style-name="T6">Плоды</text:span></text:span><text:span text:style-name="Основной_20_шрифт_20_абзаца"><text:span text:style-name="T12"> </text:span></text:span><text:span text:style-name="Основной_20_шрифт_20_абзаца"><text:span text:style-name="T6">бука</text:span></text:span><text:span text:style-name="Основной_20_шрифт_20_абзаца"><text:span text:style-name="T12"> </text:span></text:span><text:span text:style-name="Основной_20_шрифт_20_абзаца"><text:span text:style-name="T6">восточного</text:span></text:span><text:span text:style-name="Основной_20_шрифт_20_абзаца"><text:span text:style-name="T12"> — </text:span></text:span><text:span text:style-name="Основной_20_шрифт_20_абзаца"><text:span text:style-name="T15">Fagus orientalis Lipsky</text:span></text:span><text:span text:style-name="Основной_20_шрифт_20_абзаца"><text:span text:style-name="T12">. </text:span></text:span><text:span text:style-name="Основной_20_шрифт_20_абзаца"><text:span text:style-name="T7">Рис. 219а.</text:span></text:span></text:p>
      <text:p text:style-name="P1">Плоды ореха коричневые, трехгранные, созревают в сентябре и осыпаются в октябре; орехи в жареном виде используются как семечки: орехи (чинарики) идут в пищу, для получения пищевого и технического масла.</text:p>
      <text:p text:style-name="P1"/>
      <text:p text:style-name="P7"><text:span text:style-name="Основной_20_шрифт_20_абзаца"><text:span text:style-name="T1">ШвараххIвра</text:span></text:span><text:span text:style-name="Основной_20_шрифт_20_абзаца"><text:span text:style-name="T9"> </text:span></text:span><text:span text:style-name="Основной_20_шрифт_20_абзаца"><text:span text:style-name="T6">— Мята длиннолистная — </text:span></text:span><text:span text:style-name="Основной_20_шрифт_20_абзаца"><text:span text:style-name="T15">Mentha</text:span></text:span><text:span text:style-name="Основной_20_шрифт_20_абзаца"><text:span text:style-name="T16"> </text:span></text:span><text:span text:style-name="Основной_20_шрифт_20_абзаца"><text:span text:style-name="T15">long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Уапшы ТшыхIвра.</text:p>
      <text:p text:style-name="P1"/>
      <text:p text:style-name="P7"><text:span text:style-name="Основной_20_шрифт_20_абзаца"><text:span text:style-name="T1">ШвараххIвра</text:span></text:span><text:span text:style-name="Основной_20_шрифт_20_абзаца"><text:span text:style-name="T9"> </text:span></text:span><text:span text:style-name="Основной_20_шрифт_20_абзаца"><text:span text:style-name="T6">— Мох.</text:span></text:span></text:p>
      <text:p text:style-name="P1">Споровые растения, состоящие в основном из облиственных невысоких (до 20 см) тонких стебельков без корней. Размножаются спорами, развивающимися в особых коробочках.</text:p>
      <text:p text:style-name="P1">Растут на земле в сырых местах, в лесах, на лугах, нередко в нижней части деревьев, и на скалах, камнях. На лугах при сильном развитии мешают росту трав, в лесах могут привести к заболачиванию.</text:p>
      <text:p text:style-name="P1">Мхи образуют торф, идут на подстилку скоту, для изготовления строительных плит, иногда как перевязочный дезинфекционный материал.</text:p>
      <text:p text:style-name="P1"/>
      <text:p text:style-name="P7"><text:span text:style-name="Основной_20_шрифт_20_абзаца"><text:span text:style-name="T1">ШварашвутI</text:span></text:span><text:span text:style-name="Основной_20_шрифт_20_абзаца"><text:span text:style-name="T9"> </text:span></text:span><text:span text:style-name="Основной_20_шрифт_20_абзаца"><text:span text:style-name="T6">— Смолевка обыкновенная — </text:span></text:span><text:span text:style-name="Основной_20_шрифт_20_абзаца"><text:span text:style-name="T15">Silene</text:span></text:span><text:span text:style-name="Основной_20_шрифт_20_абзаца"><text:span text:style-name="T16"> </text:span></text:span><text:span text:style-name="Основной_20_шрифт_20_абзаца"><text:span text:style-name="T15">cucubalus</text:span></text:span><text:span text:style-name="Основной_20_шрифт_20_абзаца"><text:span text:style-name="T16"> </text:span></text:span><text:span text:style-name="Основной_20_шрифт_20_абзаца"><text:span text:style-name="T15">Wib</text:span></text:span><text:span text:style-name="Основной_20_шрифт_20_абзаца"><text:span text:style-name="T6">.</text:span></text:span></text:p>
      <text:p text:style-name="P1"/>
      <text:p text:style-name="P7"><text:span text:style-name="Основной_20_шрифт_20_абзаца"><text:span text:style-name="T1">ШварашвутI</text:span></text:span><text:span text:style-name="Основной_20_шрифт_20_абзаца"><text:span text:style-name="T9"> </text:span></text:span><text:span text:style-name="Основной_20_шрифт_20_абзаца"><text:span text:style-name="T6">— Коробочка смолевки обыкновенной — </text:span></text:span><text:span text:style-name="Основной_20_шрифт_20_абзаца"><text:span text:style-name="T15">Silene</text:span></text:span><text:span text:style-name="Основной_20_шрифт_20_абзаца"><text:span text:style-name="T16"> </text:span></text:span><text:span text:style-name="Основной_20_шрифт_20_абзаца"><text:span text:style-name="T15">cucubalus</text:span></text:span><text:span text:style-name="Основной_20_шрифт_20_абзаца"><text:span text:style-name="T16"> </text:span></text:span><text:span text:style-name="Основной_20_шрифт_20_абзаца"><text:span text:style-name="T15">Wib</text:span></text:span><text:span text:style-name="Основной_20_шрифт_20_абзаца"><text:span text:style-name="T6">.</text:span></text:span></text:p>
      <text:p text:style-name="P1"/>
      <text:p text:style-name="P7"><text:span text:style-name="Основной_20_шрифт_20_абзаца"><text:span text:style-name="T1">ШварашвутI</text:span></text:span><text:span text:style-name="Основной_20_шрифт_20_абзаца"><text:span text:style-name="T9"> </text:span></text:span><text:span text:style-name="Основной_20_шрифт_20_абзаца"><text:span text:style-name="T6">— Смолевка повислая, поникающая — </text:span></text:span><text:span text:style-name="Основной_20_шрифт_20_абзаца"><text:span text:style-name="T15">Silene</text:span></text:span><text:span text:style-name="Основной_20_шрифт_20_абзаца"><text:span text:style-name="T16"> </text:span></text:span><text:span text:style-name="Основной_20_шрифт_20_абзаца"><text:span text:style-name="T15">pendu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коративное однолетнее растение до 10 — 30 см высотой. Стебли прямостоячие. Листья вытянутые, покрыты волосками. Цветки на длинных ножках, поникающие, соцветие однобокое. Лепестки красные или розовые.</text:p>
      <text:p text:style-name="P1">Плод — коробочка.</text:p>
      <text:p text:style-name="P1">Растет на полях, в садах, по опушкам в нижнегорном поясе.</text:p>
      <text:p text:style-name="P1">В пищу можно использовать молодые проростки.</text:p>
      <text:p text:style-name="P1"/>
      <text:p text:style-name="P7"><text:soft-page-break/><text:span text:style-name="Основной_20_шрифт_20_абзаца"><text:span text:style-name="T1">ШварашвутI</text:span></text:span><text:span text:style-name="Основной_20_шрифт_20_абзаца"><text:span text:style-name="T9"> </text:span></text:span><text:span text:style-name="Основной_20_шрифт_20_абзаца"><text:span text:style-name="T6">— Белена черная — </text:span></text:span><text:span text:style-name="Основной_20_шрифт_20_абзаца"><text:span text:style-name="T15">Hyoscyamus</text:span></text:span><text:span text:style-name="Основной_20_шрифт_20_абзаца"><text:span text:style-name="T16"> </text:span></text:span><text:span text:style-name="Основной_20_шрифт_20_абзаца"><text:span text:style-name="T15">nige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ахьатхIапа.</text:p>
      <text:p text:style-name="P1"/>
      <text:p text:style-name="P7"><text:span text:style-name="Основной_20_шрифт_20_абзаца"><text:span text:style-name="T1">ШварашвутI</text:span></text:span><text:span text:style-name="Основной_20_шрифт_20_абзаца"><text:span text:style-name="T9"> </text:span></text:span><text:span text:style-name="Основной_20_шрифт_20_абзаца"><text:span text:style-name="T6">— Смолевка — </text:span></text:span><text:span text:style-name="Основной_20_шрифт_20_абзаца"><text:span text:style-name="T15">Silen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18.</text:span></text:span></text:p>
      <text:p text:style-name="P1">Во флоре КЧР встречаются 12 видов смолевки. Однолетники, двухлетники и многолетники высотой до 10 — 60 см. Стебель обычно прямостоячий, листья ланцетные, лопчатые, линейные. Венчик от белого до красного цвета.</text:p>
      <text:p text:style-name="P1">Растут на полях, садах, по опушкам, на скалах, лугах, сухих склонах.</text:p>
      <text:p text:style-name="P1">Многие по своему декоративны.</text:p>
      <text:p text:style-name="P1"/>
      <text:p text:style-name="P7"><text:span text:style-name="Основной_20_шрифт_20_абзаца"><text:span text:style-name="T1">ШварашвутIхвыц</text:span></text:span><text:span text:style-name="Основной_20_шрифт_20_абзаца"><text:span text:style-name="T9"> </text:span></text:span><text:span text:style-name="Основной_20_шрифт_20_абзаца"><text:span text:style-name="T6">— Смолевка маленькая — </text:span></text:span><text:span text:style-name="Основной_20_шрифт_20_абзаца"><text:span text:style-name="T15">Silene</text:span></text:span><text:span text:style-name="Основной_20_шрифт_20_абзаца"><text:span text:style-name="T16"> </text:span></text:span><text:span text:style-name="Основной_20_шрифт_20_абзаца"><text:span text:style-name="T15">pygmaea</text:span></text:span><text:span text:style-name="Основной_20_шрифт_20_абзаца"><text:span text:style-name="T16"> </text:span></text:span><text:span text:style-name="Основной_20_шрифт_20_абзаца"><text:span text:style-name="T15">Adam</text:span></text:span><text:span text:style-name="Основной_20_шрифт_20_абзаца"><text:span text:style-name="T6">. </text:span></text:span><text:span text:style-name="Основной_20_шрифт_20_абзаца"><text:span text:style-name="T7">Рис. 219.</text:span></text:span></text:p>
      <text:p text:style-name="P1">Многолетнее травянистое растение до 8 — 20 см высотой. Стебель прямостоячий, листья сидячие, округлые, чаще ланцетовидные. Лепестки розово-пурпурные, разрезанные. Цветет в июне-июле. Плод — коробочка.</text:p>
      <text:p text:style-name="P1">Растет на скалах высокогорий, обычно в составе петрофитов (скальных растений).</text:p>
      <text:p text:style-name="P1"/>
      <text:p text:style-name="P7"><text:span text:style-name="Основной_20_шрифт_20_абзаца"><text:span text:style-name="T1">Швгъырыб</text:span></text:span><text:span text:style-name="Основной_20_шрифт_20_абзаца"><text:span text:style-name="T9"> </text:span></text:span><text:span text:style-name="Основной_20_шрифт_20_абзаца"><text:span text:style-name="T6">— Крыжовник обыкновенный — </text:span></text:span><text:span text:style-name="Основной_20_шрифт_20_абзаца"><text:span text:style-name="T15">Grossularia</text:span></text:span><text:span text:style-name="Основной_20_шрифт_20_абзаца"><text:span text:style-name="T16"> </text:span></text:span><text:span text:style-name="Основной_20_шрифт_20_абзаца"><text:span text:style-name="T15">recli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 </text:span></text:span><text:span text:style-name="Основной_20_шрифт_20_абзаца"><text:span text:style-name="T7">Рис. 220.</text:span></text:span></text:p>
      <text:p text:style-name="P7"><text:span text:style-name="Основной_20_шрифт_20_абзаца"><text:span text:style-name="T6">Кустарник до 100 см высотой, цветет в мае — июне, плоды созревают в июле — августе; растет в горах на сухих склонах, каменистых осыпях. Культивируется повсеместно ради ягод; плоды (ягоды) вкусные и питательные; в них содержится сахар (до 13,5%). Кислоты — лимонная, яблочная (до 2%), пиктиновые вещества (более 1%), витамины </text:span></text:span><text:span text:style-name="Основной_20_шрифт_20_абзаца"><text:span text:style-name="T12">C</text:span></text:span><text:span text:style-name="Основной_20_шрифт_20_абзаца"><text:span text:style-name="T6"> (54%), </text:span></text:span><text:span text:style-name="Основной_20_шрифт_20_абзаца"><text:span text:style-name="T12">P</text:span></text:span><text:span text:style-name="Основной_20_шрифт_20_абзаца"><text:span text:style-name="T6"> (0,5%); их едят сырыми, получают из них варенья, компоты, сиропы и кисели.</text:span></text:span></text:p>
      <text:p text:style-name="P1">Родина: Кавказ, Северная Америка, Европа.</text:p>
      <text:p text:style-name="P1"/>
      <text:p text:style-name="P7"><text:span text:style-name="Основной_20_шрифт_20_абзаца"><text:span text:style-name="T1">Швгъырыб</text:span></text:span><text:span text:style-name="Основной_20_шрифт_20_абзаца"><text:span text:style-name="T9"> </text:span></text:span><text:span text:style-name="Основной_20_шрифт_20_абзаца"><text:span text:style-name="T6">— Плод крыжовника отклоненного — </text:span></text:span><text:span text:style-name="Основной_20_шрифт_20_абзаца"><text:span text:style-name="T15">Grossularia</text:span></text:span><text:span text:style-name="Основной_20_шрифт_20_абзаца"><text:span text:style-name="T16"> </text:span></text:span><text:span text:style-name="Основной_20_шрифт_20_абзаца"><text:span text:style-name="T15">recli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
      <text:p text:style-name="P7"><text:span text:style-name="Основной_20_шрифт_20_абзаца"><text:span text:style-name="T1">Швзар</text:span></text:span><text:span text:style-name="Основной_20_шрифт_20_абзаца"><text:span text:style-name="T9"> </text:span></text:span><text:span text:style-name="Основной_20_шрифт_20_абзаца"><text:span text:style-name="T6">— Ситник развесистый — </text:span></text:span><text:span text:style-name="Основной_20_шрифт_20_абзаца"><text:span text:style-name="T15">Juncus</text:span></text:span><text:span text:style-name="Основной_20_шрифт_20_абзаца"><text:span text:style-name="T16"> </text:span></text:span><text:span text:style-name="Основной_20_шрифт_20_абзаца"><text:span text:style-name="T15">effu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ыткъахIвра.</text:p>
      <text:p text:style-name="P1"/>
      <text:p text:style-name="P7"><text:span text:style-name="Основной_20_шрифт_20_абзаца"><text:span text:style-name="T1">Швзар</text:span></text:span><text:span text:style-name="Основной_20_шрифт_20_абзаца"><text:span text:style-name="T9"> </text:span></text:span><text:span text:style-name="Основной_20_шрифт_20_абзаца"><text:span text:style-name="T6">— Ситник — </text:span></text:span><text:span text:style-name="Основной_20_шрифт_20_абзаца"><text:span text:style-name="T15">Junc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ПсыткъахIвра.</text:p>
      <text:p text:style-name="P7"><text:span text:style-name="Основной_20_шрифт_20_абзаца"><text:span text:style-name="T9">В </text:span></text:span><text:span text:style-name="Основной_20_шрифт_20_абзаца"><text:span text:style-name="T6">род ситник входят многочисленные виды. Это в основном многолетние травянистые растения. Стебли прямостоячие, листья линейные, корневая система твердая. У большинства видов листья и стебли покрыты волосками.</text:span></text:span></text:p>
      <text:p text:style-name="P1">Кормового значения они не имеют.</text:p>
      <text:p text:style-name="P1">Растут по долинам речек, на сырых лугах, лужайках, на влажных местах.</text:p>
      <text:p text:style-name="P1"/>
      <text:p text:style-name="P7"><text:span text:style-name="Основной_20_шрифт_20_абзаца"><text:span text:style-name="T1">а-Швирыдзим</text:span></text:span><text:span text:style-name="Основной_20_шрифт_20_абзаца"><text:span text:style-name="T9"> </text:span></text:span><text:span text:style-name="Основной_20_шрифт_20_абзаца"><text:span text:style-name="T6">(абх.) — Чистец весенний — </text:span></text:span><text:span text:style-name="Основной_20_шрифт_20_абзаца"><text:span text:style-name="T15">Ficaria</text:span></text:span><text:span text:style-name="Основной_20_шрифт_20_абзаца"><text:span text:style-name="T16"> </text:span></text:span><text:span text:style-name="Основной_20_шрифт_20_абзаца"><text:span text:style-name="T15">verna</text:span></text:span><text:span text:style-name="Основной_20_шрифт_20_абзаца"><text:span text:style-name="T16"> </text:span></text:span><text:span text:style-name="Основной_20_шрифт_20_абзаца"><text:span text:style-name="T15">Huds</text:span></text:span><text:span text:style-name="Основной_20_шрифт_20_абзаца"><text:span text:style-name="T6">.</text:span></text:span></text:p>
      <text:p text:style-name="P1">Уапшы Азпкъына.</text:p>
      <text:p text:style-name="P1"/>
      <text:p text:style-name="P7"><text:span text:style-name="Основной_20_шрифт_20_абзаца"><text:span text:style-name="T1">Швокъвыд</text:span></text:span><text:span text:style-name="Основной_20_шрифт_20_абзаца"><text:span text:style-name="T9"> </text:span></text:span><text:span text:style-name="Основной_20_шрифт_20_абзаца"><text:span text:style-name="T6">— Черемуха — </text:span></text:span><text:span text:style-name="Основной_20_шрифт_20_абзаца"><text:span text:style-name="T15">Padus</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Деревья и кустарники. Листья овальные, очередные. Цветки в кистях белые, сильно пахучие. Плод — костянка черная, красная или желтая.</text:p>
      <text:p text:style-name="P1">Плоды костянки у большинства видов съедобны, богаты дубильными веществами и применяется в народной медицине как вяжущее средство.</text:p>
      <text:p text:style-name="P1">Хорошие медоносы.</text:p>
      <text:p text:style-name="P1">Все виды декоративны. Используются для одиночных и групповых посадок, для озеленения склонов, оврагов. Неприхотливы, засухоустойчивы. Размножаются семенами.</text:p>
      <text:p text:style-name="P1"/>
      <text:p text:style-name="P7"><text:span text:style-name="Основной_20_шрифт_20_абзаца"><text:span text:style-name="T1">ШврахIвра</text:span></text:span><text:span text:style-name="Основной_20_шрифт_20_абзаца"><text:span text:style-name="T9"> </text:span></text:span><text:span text:style-name="Основной_20_шрифт_20_абзаца"><text:span text:style-name="T6">— Донник лекарственный, донник желтый — </text:span></text:span><text:span text:style-name="Основной_20_шрифт_20_абзаца"><text:span text:style-name="T15">Melilotus</text:span></text:span><text:span text:style-name="Основной_20_шрифт_20_абзаца"><text:span text:style-name="T16"> </text:span></text:span><text:span text:style-name="Основной_20_шрифт_20_абзаца"><text:span text:style-name="T15">officinal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дзагIвгIважь.</text:p>
      <text:p text:style-name="P1"/>
      <text:p text:style-name="P7"><text:span text:style-name="Основной_20_шрифт_20_абзаца"><text:span text:style-name="T1">Швхай</text:span></text:span><text:span text:style-name="Основной_20_шрифт_20_абзаца"><text:span text:style-name="T9"> — Плод крыжовника отклоненного — </text:span></text:span><text:span text:style-name="Основной_20_шрифт_20_абзаца"><text:span text:style-name="T15">Grossularia</text:span></text:span><text:span text:style-name="Основной_20_шрифт_20_абзаца"><text:span text:style-name="T16"> </text:span></text:span><text:span text:style-name="Основной_20_шрифт_20_абзаца"><text:span text:style-name="T15">recli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9">.</text:span></text:span></text:p>
      <text:p text:style-name="P1"/>
      <text:p text:style-name="P7"><text:soft-page-break/><text:span text:style-name="Основной_20_шрифт_20_абзаца"><text:span text:style-name="T1">Швхай</text:span></text:span><text:span text:style-name="Основной_20_шрифт_20_абзаца"><text:span text:style-name="T9"> — Крыжовник отклоненный — </text:span></text:span><text:span text:style-name="Основной_20_шрифт_20_абзаца"><text:span text:style-name="T15">Grossularia</text:span></text:span><text:span text:style-name="Основной_20_шрифт_20_абзаца"><text:span text:style-name="T16"> </text:span></text:span><text:span text:style-name="Основной_20_шрифт_20_абзаца"><text:span text:style-name="T15">recli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9">.</text:span></text:span></text:p>
      <text:p text:style-name="P1">Уапшы Швгъырыб.</text:p>
      <text:p text:style-name="P1"/>
      <text:p text:style-name="P7"><text:span text:style-name="Основной_20_шрифт_20_абзаца"><text:span text:style-name="T1">Швхар</text:span></text:span><text:span text:style-name="Основной_20_шрифт_20_абзаца"><text:span text:style-name="T9"> </text:span></text:span><text:span text:style-name="Основной_20_шрифт_20_абзаца"><text:span text:style-name="T6">— Колподиум — </text:span></text:span><text:span text:style-name="Основной_20_шрифт_20_абзаца"><text:span text:style-name="T15">Colpodium</text:span></text:span><text:span text:style-name="Основной_20_шрифт_20_абзаца"><text:span text:style-name="T16"> </text:span></text:span><text:span text:style-name="Основной_20_шрифт_20_абзаца"><text:span text:style-name="T15">Trin</text:span></text:span><text:span text:style-name="Основной_20_шрифт_20_абзаца"><text:span text:style-name="T6">.</text:span></text:span></text:p>
      <text:p text:style-name="P1">Во флоре КЧР четыре вида колподиума, все многолетники до 10 — 40 см высотой, хорошие кормовые растения. Дают отличное сено. Цветут в июне — июле. Колоски 2 — 3-цветковые, реже 1 цветковые.</text:p>
      <text:p text:style-name="P1">Растет на влажных лугах, каменистых местах, все четыре вида — представители высокогорного пояса.</text:p>
      <text:p text:style-name="P1"/>
      <text:p text:style-name="P7"><text:span text:style-name="Основной_20_шрифт_20_абзаца"><text:span text:style-name="T1">Швхрыб</text:span></text:span><text:span text:style-name="Основной_20_шрифт_20_абзаца"><text:span text:style-name="T9"> — Крыжовник отклоненный — </text:span></text:span><text:span text:style-name="Основной_20_шрифт_20_абзаца"><text:span text:style-name="T15">Grossularia</text:span></text:span><text:span text:style-name="Основной_20_шрифт_20_абзаца"><text:span text:style-name="T16"> </text:span></text:span><text:span text:style-name="Основной_20_шрифт_20_абзаца"><text:span text:style-name="T15">recli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9">.</text:span></text:span></text:p>
      <text:p text:style-name="P1">Уапшы Швгъырыб.</text:p>
      <text:p text:style-name="P1"/>
      <text:p text:style-name="P7"><text:span text:style-name="Основной_20_шрифт_20_абзаца"><text:span text:style-name="T1">Швхы</text:span></text:span><text:span text:style-name="Основной_20_шрифт_20_абзаца"><text:span text:style-name="T9"> — Морковь посевная — </text:span></text:span><text:span text:style-name="Основной_20_шрифт_20_абзаца"><text:span text:style-name="T15">Daucus</text:span></text:span><text:span text:style-name="Основной_20_шрифт_20_абзаца"><text:span text:style-name="T16"> </text:span></text:span><text:span text:style-name="Основной_20_шрифт_20_абзаца"><text:span text:style-name="T15">carlo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Двухлетнее овощное и кормовое растение, образует в 1-й год розетку перисторассеченных листьев и корнеплод, состоящий из 2 слоев: внешнего (коры), более нежного и сладкого и внутреннего (древесины) с более светлой окраской и грубого по строению.</text:p>
      <text:p text:style-name="P1">На 2-й год вновь образует розетку листьев, разветвленные стебли, цветки и семена.</text:p>
      <text:p text:style-name="P1">В КЧР выращивается повсеместно, холодостойка, влаголюбива. Высевают рано весной и под зиму.</text:p>
      <text:p text:style-name="P1"/>
      <text:p text:style-name="P7"><text:span text:style-name="Основной_20_шрифт_20_абзаца"><text:span text:style-name="T1">Швхыщайдза</text:span></text:span><text:span text:style-name="Основной_20_шрифт_20_абзаца"><text:span text:style-name="T6"> — Сельдерей </text:span></text:span><text:span text:style-name="Основной_20_шрифт_20_абзаца"><text:span text:style-name="T9">пахучий </text:span></text:span><text:span text:style-name="Основной_20_шрифт_20_абзаца"><text:span text:style-name="T6">— </text:span></text:span><text:span text:style-name="Основной_20_шрифт_20_абзаца"><text:span text:style-name="T15">Apium</text:span></text:span><text:span text:style-name="Основной_20_шрифт_20_абзаца"><text:span text:style-name="T16"> </text:span></text:span><text:span text:style-name="Основной_20_шрифт_20_абзаца"><text:span text:style-name="T15">graveol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вухлетнее овощное растение до 30 — 60 см высотой. Корень реповидный у культурных форм, а у дикорастущих — веретеновидный. Листья надрезанные. Плоды до 2 мм длины.</text:p>
      <text:p text:style-name="P1">Выращивается ради толстых мясистых корнеплодов и листьев с приятным запахом, употребляется как приправа в супах и других кушаньях.</text:p>
      <text:p text:style-name="P1">Разводится рассадой. Имеется две формы — корневой и листовой.</text:p>
      <text:p text:style-name="P1"/>
      <text:p text:style-name="P7"><text:span text:style-name="Основной_20_шрифт_20_абзаца"><text:span text:style-name="T1">Швхыщайдза</text:span></text:span><text:span text:style-name="Основной_20_шрифт_20_абзаца"><text:span text:style-name="T6"> — Тмин обыкновенный — </text:span></text:span><text:span text:style-name="Основной_20_шрифт_20_абзаца"><text:span text:style-name="T15">Carum</text:span></text:span><text:span text:style-name="Основной_20_шрифт_20_абзаца"><text:span text:style-name="T16"> </text:span></text:span><text:span text:style-name="Основной_20_шрифт_20_абзаца"><text:span text:style-name="T15">carvi</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иногда двухлетнее растение до 30 — 80 см высотой, гладкое. Пластинка листа до 15 см длиной и 8 см шириной, дважды перистая. Венчик белый или розовый. Цветет с июня до начала августа.</text:p>
      <text:p text:style-name="P1">Растет на сухих лугах и по их опушкам, около жилья, вдоль дорог, на полях.</text:p>
      <text:p text:style-name="P1">Съедобны корни и очищенные от кожицы молодые сочные стебли. Семена представляют древнейшую пряность Европы.</text:p>
      <text:p text:style-name="P1"/>
      <text:p text:style-name="P7"><text:span text:style-name="Основной_20_шрифт_20_абзаца"><text:span text:style-name="T1">Швхьар</text:span></text:span><text:span text:style-name="Основной_20_шрифт_20_абзаца"><text:span text:style-name="T6"> — Погремок большой — </text:span></text:span><text:span text:style-name="Основной_20_шрифт_20_абзаца"><text:span text:style-name="T15">Rhinanthus</text:span></text:span><text:span text:style-name="Основной_20_шрифт_20_абзаца"><text:span text:style-name="T16"> </text:span></text:span><text:span text:style-name="Основной_20_шрифт_20_абзаца"><text:span text:style-name="T15">major</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 </text:span></text:span><text:span text:style-name="Основной_20_шрифт_20_абзаца"><text:span text:style-name="T7">Рис. 220а.</text:span></text:span></text:p>
      <text:p text:style-name="P1">Уапшы Швхар.</text:p>
      <text:p text:style-name="P1"/>
      <text:p text:style-name="P7"><text:span text:style-name="Основной_20_шрифт_20_абзаца"><text:span text:style-name="T1">ШвчIвы</text:span></text:span><text:span text:style-name="Основной_20_шрифт_20_абзаца"><text:span text:style-name="T6"> — Бук восточный — </text:span></text:span><text:span text:style-name="Основной_20_шрифт_20_абзаца"><text:span text:style-name="T15">Fagus</text:span></text:span><text:span text:style-name="Основной_20_шрифт_20_абзаца"><text:span text:style-name="T16"> </text:span></text:span><text:span text:style-name="Основной_20_шрифт_20_абзаца"><text:span text:style-name="T15">orientalis</text:span></text:span><text:span text:style-name="Основной_20_шрифт_20_абзаца"><text:span text:style-name="T16"> </text:span></text:span><text:span text:style-name="Основной_20_шрифт_20_абзаца"><text:span text:style-name="T15">Lipsky</text:span></text:span><text:span text:style-name="Основной_20_шрифт_20_абзаца"><text:span text:style-name="T9">. </text:span></text:span><text:span text:style-name="Основной_20_шрифт_20_абзаца"><text:span text:style-name="T7">Рис. 221.</text:span></text:span></text:p>
      <text:p text:style-name="P1">Это единственный вид, который растет в наших лесах, дерево достигает до 50 м высоты, молодые побеги опушенные, светло-коричневые; кора ствола темно-серая; листья яйцевидные 5 — 15 см длины, черешки волосистые до 2 см длины.</text:p>
      <text:p text:style-name="P1">Плоды — трехгранные орехи, идут в пищу, получают пищевое и техническое масла, древесину издавна абазины используют как дрова, на изготовление паркета и мебели.</text:p>
      <text:p text:style-name="P1">Родина: Крым, Кавказ, Малая и Передняя Азия.</text:p>
      <text:p text:style-name="P1">В КЧР встречается повсеместно от предгорий до высокогорий.</text:p>
      <text:p text:style-name="P1"/>
      <text:p text:style-name="P7"><text:span text:style-name="Основной_20_шрифт_20_абзаца"><text:span text:style-name="T1">Швш</text:span></text:span><text:span text:style-name="Основной_20_шрифт_20_абзаца"><text:span text:style-name="T5">I</text:span></text:span><text:span text:style-name="Основной_20_шрифт_20_абзаца"><text:span text:style-name="T1">ы</text:span></text:span><text:span text:style-name="Основной_20_шрифт_20_абзаца"><text:span text:style-name="T12"> — </text:span></text:span><text:span text:style-name="Основной_20_шрифт_20_абзаца"><text:span text:style-name="T6">Бук</text:span></text:span><text:span text:style-name="Основной_20_шрифт_20_абзаца"><text:span text:style-name="T12"> </text:span></text:span><text:span text:style-name="Основной_20_шрифт_20_абзаца"><text:span text:style-name="T6">восточный</text:span></text:span><text:span text:style-name="Основной_20_шрифт_20_абзаца"><text:span text:style-name="T12"> — </text:span></text:span><text:span text:style-name="Основной_20_шрифт_20_абзаца"><text:span text:style-name="T15">Fagus orientalis Lipsky</text:span></text:span><text:span text:style-name="Основной_20_шрифт_20_абзаца"><text:span text:style-name="T12">.</text:span></text:span></text:p>
      <text:p text:style-name="P7"><text:span text:style-name="Основной_20_шрифт_20_абзаца"><text:span text:style-name="T6">Уапшы</text:span></text:span><text:span text:style-name="Основной_20_шрифт_20_абзаца"><text:span text:style-name="T12"> </text:span></text:span><text:span text:style-name="Основной_20_шрифт_20_абзаца"><text:span text:style-name="T6">Швч</text:span></text:span><text:span text:style-name="Основной_20_шрифт_20_абзаца"><text:span text:style-name="T12">I</text:span></text:span><text:span text:style-name="Основной_20_шрифт_20_абзаца"><text:span text:style-name="T6">вы</text:span></text:span><text:span text:style-name="Основной_20_шрифт_20_абзаца"><text:span text:style-name="T12">.</text:span></text:span></text:p>
      <text:p text:style-name="P6"/>
      <text:p text:style-name="P7"><text:span text:style-name="Основной_20_шрифт_20_абзаца"><text:span text:style-name="T1">Швыга</text:span></text:span><text:span text:style-name="Основной_20_шрифт_20_абзаца"><text:span text:style-name="T12"> — </text:span></text:span><text:span text:style-name="Основной_20_шрифт_20_абзаца"><text:span text:style-name="T6">Шафран</text:span></text:span><text:span text:style-name="Основной_20_шрифт_20_абзаца"><text:span text:style-name="T12"> — </text:span></text:span><text:span text:style-name="Основной_20_шрифт_20_абзаца"><text:span text:style-name="T15">Crocus L</text:span></text:span><text:span text:style-name="Основной_20_шрифт_20_абзаца"><text:span text:style-name="T12">.</text:span></text:span></text:p>
      <text:p text:style-name="P1">Во флоре КЧР встречается 3 вида шафрана: сетчатый, красивый и Шарояна. Все многолетники 5 — 25 см высотой, красиво цветущие. Шафран сетчатый цветет весной (в марте — <text:soft-page-break/>апреле), остальные виды цветут осенью — в сентябре — октябре.</text:p>
      <text:p text:style-name="P1">Растет на сухих травянистых склонах и в кустарниках. Декоративен.</text:p>
      <text:p text:style-name="P1"/>
      <text:p text:style-name="P7"><text:span text:style-name="Основной_20_шрифт_20_абзаца"><text:span text:style-name="T1">ШвыгахIвра</text:span></text:span><text:span text:style-name="Основной_20_шрифт_20_абзаца"><text:span text:style-name="T6"> — Пупавка желтая — </text:span></text:span><text:span text:style-name="Основной_20_шрифт_20_абзаца"><text:span text:style-name="T15">Anthemis</text:span></text:span><text:span text:style-name="Основной_20_шрифт_20_абзаца"><text:span text:style-name="T16"> </text:span></text:span><text:span text:style-name="Основной_20_шрифт_20_абзаца"><text:span text:style-name="T15">tinctor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сорное растение высотой 20 — 60 см. Стебли прямостоячие, листья линейновидные. Соцветие — корзинка.</text:p>
      <text:p text:style-name="P1">Растет на полях в посевах многолетних трав, на пустырях, возле дорог.</text:p>
      <text:p text:style-name="P1"/>
      <text:p text:style-name="P7"><text:span text:style-name="Основной_20_шрифт_20_абзаца"><text:span text:style-name="T1">ШIахъашыга</text:span></text:span><text:span text:style-name="Основной_20_шрифт_20_абзаца"><text:span text:style-name="T6"> — Пион тонколистный — </text:span></text:span><text:span text:style-name="Основной_20_шрифт_20_абзаца"><text:span text:style-name="T15">Paeonia</text:span></text:span><text:span text:style-name="Основной_20_шрифт_20_абзаца"><text:span text:style-name="T16"> </text:span></text:span><text:span text:style-name="Основной_20_шрифт_20_абзаца"><text:span text:style-name="T15">tenuifol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Декоративное многолетнее растение до 10 — 15 см высотой. Листья до 2 мм шириной, голые. Венчик крупный, темно-красный. Цветет в апреле — мае.</text:p>
      <text:p text:style-name="P1">Растет на степных склонах, лугах. Пион нуждается в охране, так как очень декоративен и в больших количествах уничтожается на букеты.</text:p>
      <text:p text:style-name="P1"/>
      <text:p text:style-name="P7"><text:span text:style-name="Основной_20_шрифт_20_абзаца"><text:span text:style-name="T1">ШIахърыхIа</text:span></text:span><text:span text:style-name="Основной_20_шрифт_20_абзаца"><text:span text:style-name="T6"> — Чистец лесной — </text:span></text:span><text:span text:style-name="Основной_20_шрифт_20_абзаца"><text:span text:style-name="T15">Stachys</text:span></text:span><text:span text:style-name="Основной_20_шрифт_20_абзаца"><text:span text:style-name="T16"> </text:span></text:span><text:span text:style-name="Основной_20_шрифт_20_абзаца"><text:span text:style-name="T15">sylvatic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22.</text:span></text:span></text:p>
      <text:p text:style-name="P1">Медоносное травянистое растение до 40 — 120 см высотой. Стебли прямостоячие. Листья тонкие, сердцевидные, черешковые. Многолетник, цветет в июне — июле, цветки красные или розовато-лиловые.</text:p>
      <text:p text:style-name="P1">Растет в лесах, на полянах, на лесных опушках.</text:p>
      <text:p text:style-name="P1">Съедобны клубни, которые используют в пищу как картофель, пригодны и для приготовления муки.</text:p>
      <text:p text:style-name="P1"/>
      <text:p text:style-name="P7"><text:span text:style-name="Основной_20_шрифт_20_абзаца"><text:span text:style-name="T1">ШIрыкIва</text:span></text:span><text:span text:style-name="Основной_20_шрифт_20_абзаца"><text:span text:style-name="T6"> — Топинамбур, земляная груша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tubero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7"><text:span text:style-name="Основной_20_шрифт_20_абзаца"><text:span text:style-name="T6">Родственное подсолнечнику, клубненосное многолетнее растениие. Стебли прямые. Нижние листья супротивные, яйцевидные, верхние очередные ланцетовидные. Корзинки до 5 см диам., цветки желтые. Клубни содержат до 20% растворимого углевода, витамина </text:span></text:span><text:span text:style-name="Основной_20_шрифт_20_абзаца"><text:span text:style-name="T12">B</text:span></text:span><text:span text:style-name="Основной_20_шрифт_20_абзаца"><text:span text:style-name="T6">1, белок и являются прекрасным кормом для животных, а также сырьем для получения сахара и спирта. Стебли и листья хорошо силосуются. Сажают ранней весной или под зиму. Клубни выкапывают осенью, в пищу употребляются клубни и в сыром виде. На силос убирают при массовом цветении.</text:span></text:span></text:p>
      <text:p text:style-name="P1"/>
      <text:p text:style-name="P7"><text:span text:style-name="Основной_20_шрифт_20_абзаца"><text:span text:style-name="T1">ШIылажвумпду</text:span></text:span><text:span text:style-name="Основной_20_шрифт_20_абзаца"><text:span text:style-name="T6"> — Клубника дикая — </text:span></text:span><text:span text:style-name="Основной_20_шрифт_20_абзаца"><text:span text:style-name="T15">Fragaria</text:span></text:span><text:span text:style-name="Основной_20_шрифт_20_абзаца"><text:span text:style-name="T16"> </text:span></text:span><text:span text:style-name="Основной_20_шрифт_20_абзаца"><text:span text:style-name="T15">coll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роме земляники дикой, имеются много культурных сортов, известных под названием «виктории» клубники. Дикая клубника относится к видам земляники большой и земляники лесной.</text:p>
      <text:p text:style-name="P1">Они имеют тройчатые листья и длинные побеги (усы). Плоды — семянки, расположены на разросшемся мясистом цветоложе (ложный плод). Ложные плоды находят такое же применение, что и плоды ложные земляники лесной.</text:p>
      <text:p text:style-name="P1"/>
      <text:p text:style-name="P7"><text:span text:style-name="Основной_20_шрифт_20_абзаца"><text:span text:style-name="T1">ШIырыкIва</text:span></text:span><text:span text:style-name="Основной_20_шрифт_20_абзаца"><text:span text:style-name="T9"> </text:span></text:span><text:span text:style-name="Основной_20_шрифт_20_абзаца"><text:span text:style-name="T6">— Топинамбур, земляная груша — </text:span></text:span><text:span text:style-name="Основной_20_шрифт_20_абзаца"><text:span text:style-name="T15">Helianthus</text:span></text:span><text:span text:style-name="Основной_20_шрифт_20_абзаца"><text:span text:style-name="T16"> </text:span></text:span><text:span text:style-name="Основной_20_шрифт_20_абзаца"><text:span text:style-name="T15">tuberos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IрыкIва.</text:p>
      <text:p text:style-name="P1"/>
      <text:p text:style-name="P7"><text:span text:style-name="Основной_20_шрифт_20_абзаца"><text:span text:style-name="T1">Щайдзада</text:span></text:span><text:span text:style-name="Основной_20_шрифт_20_абзаца"><text:span text:style-name="T9"> </text:span></text:span><text:span text:style-name="Основной_20_шрифт_20_абзаца"><text:span text:style-name="T6">— Погремок, звонец — </text:span></text:span><text:span text:style-name="Основной_20_шрифт_20_абзаца"><text:span text:style-name="T15">Rhinantes</text:span></text:span><text:span text:style-name="Основной_20_шрифт_20_абзаца"><text:span text:style-name="T16"> </text:span></text:span><text:span text:style-name="Основной_20_шрифт_20_абзаца"><text:span text:style-name="T15">Zinn</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Гъьанджь.</text:p>
      <text:p text:style-name="P1"/>
      <text:p text:style-name="P7"><text:span text:style-name="Основной_20_шрифт_20_абзаца"><text:span text:style-name="T1">ЩайдзаквайчIва</text:span></text:span><text:span text:style-name="Основной_20_шрифт_20_абзаца"><text:span text:style-name="T9"> — Чернокорень лекарственный — </text:span></text:span><text:span text:style-name="Основной_20_шрифт_20_абзаца"><text:span text:style-name="T15">Cynogloss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ХъвшвгIважь.</text:span></text:span></text:p>
      <text:p text:style-name="P1"/>
      <text:p text:style-name="P7"><text:span text:style-name="Основной_20_шрифт_20_абзаца"><text:span text:style-name="T1">Щайдзапшдза</text:span></text:span><text:span text:style-name="Основной_20_шрифт_20_абзаца"><text:span text:style-name="T6"> — Чернокорень лекарственный — </text:span></text:span><text:span text:style-name="Основной_20_шрифт_20_абзаца"><text:span text:style-name="T15">Cynogloss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швгIважь.</text:p>
      <text:p text:style-name="P1"/>
      <text:p text:style-name="P7"><text:span text:style-name="Основной_20_шрифт_20_абзаца"><text:span text:style-name="T1">Щайдзапышвт</text:span></text:span><text:span text:style-name="Основной_20_шрифт_20_абзаца"><text:span text:style-name="T9"> </text:span></text:span><text:span text:style-name="Основной_20_шрифт_20_абзаца"><text:span text:style-name="T6">— Белокрыльник — </text:span></text:span><text:span text:style-name="Основной_20_шрифт_20_абзаца"><text:span text:style-name="T15">Call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text:span></text:span><text:span text:style-name="Основной_20_шрифт_20_абзаца"><text:span text:style-name="T7">223.</text:span></text:span></text:p>
      <text:p text:style-name="P1">Многолетнее растение. Стебель с толстым, ползучим, членистым корневищем. Листья длинночерешковые, сердцевидные, блестящие. Цветки мелкие, расположены в соцветии в виде початка.</text:p>
      <text:p text:style-name="P7"><text:soft-page-break/><text:span text:style-name="Основной_20_шрифт_20_абзаца"><text:span text:style-name="T9">Растет по берегам рек, болот.</text:span></text:span></text:p>
      <text:p text:style-name="P1"/>
      <text:p text:style-name="P7"><text:span text:style-name="Основной_20_шрифт_20_абзаца"><text:span text:style-name="T1">Щайдзахвышхва</text:span></text:span><text:span text:style-name="Основной_20_шрифт_20_абзаца"><text:span text:style-name="T9"> </text:span></text:span><text:span text:style-name="Основной_20_шрифт_20_абзаца"><text:span text:style-name="T6">— Чернокорень лекарственный — </text:span></text:span><text:span text:style-name="Основной_20_шрифт_20_абзаца"><text:span text:style-name="T15">Cynoglossum</text:span></text:span><text:span text:style-name="Основной_20_шрифт_20_абзаца"><text:span text:style-name="T16"> </text:span></text:span><text:span text:style-name="Основной_20_шрифт_20_абзаца"><text:span text:style-name="T15">officina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Хъвшвкъапщы.</text:p>
      <text:p text:style-name="P1"/>
      <text:p text:style-name="P7"><text:span text:style-name="Основной_20_шрифт_20_абзаца"><text:span text:style-name="T1">Щалхга</text:span></text:span><text:span text:style-name="Основной_20_шрифт_20_абзаца"><text:span text:style-name="T9"> — Лютик — </text:span></text:span><text:span text:style-name="Основной_20_шрифт_20_абзаца"><text:span text:style-name="T15">Ranunc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Цыр-Цыр. Щатцага.</text:p>
      <text:p text:style-name="P1"/>
      <text:p text:style-name="P7"><text:span text:style-name="Основной_20_шрифт_20_абзаца"><text:span text:style-name="T1">ЩапIблахъ</text:span></text:span><text:span text:style-name="Основной_20_шрифт_20_абзаца"><text:span text:style-name="T9"> </text:span></text:span><text:span text:style-name="Основной_20_шрифт_20_абзаца"><text:span text:style-name="T6">— Резуха кавказская — </text:span></text:span><text:span text:style-name="Основной_20_шрифт_20_абзаца"><text:span text:style-name="T15">Arabis</text:span></text:span><text:span text:style-name="Основной_20_шрифт_20_абзаца"><text:span text:style-name="T16"> </text:span></text:span><text:span text:style-name="Основной_20_шрифт_20_абзаца"><text:span text:style-name="T15">caucasica</text:span></text:span><text:span text:style-name="Основной_20_шрифт_20_абзаца"><text:span text:style-name="T16"> </text:span></text:span><text:span text:style-name="Основной_20_шрифт_20_абзаца"><text:span text:style-name="T15">Willd</text:span></text:span><text:span text:style-name="Основной_20_шрифт_20_абзаца"><text:span text:style-name="T9">.</text:span></text:span></text:p>
      <text:p text:style-name="P1">Уапшы Мхвы.</text:p>
      <text:p text:style-name="P1"/>
      <text:p text:style-name="P7"><text:span text:style-name="Основной_20_шрифт_20_абзаца"><text:span text:style-name="T1">ЩапIблахъ</text:span></text:span><text:span text:style-name="Основной_20_шрифт_20_абзаца"><text:span text:style-name="T9"> </text:span></text:span><text:span text:style-name="Основной_20_шрифт_20_абзаца"><text:span text:style-name="T6">— </text:span></text:span><text:span text:style-name="Основной_20_шрифт_20_абзаца"><text:span text:style-name="T9">Кирказон </text:span></text:span><text:span text:style-name="Основной_20_шрифт_20_абзаца"><text:span text:style-name="T6">— </text:span></text:span><text:span text:style-name="Основной_20_шрифт_20_абзаца"><text:span text:style-name="T15">Aristolochi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Стебель прямостоячий или немного извилистый высотой до 70 см. Листья очередные, сердцевидные, цельнокрайние, черешковые. Цветки светло-желтые, изогнутые. Плод — висячая грушевидная коробочка.</text:p>
      <text:p text:style-name="P1">Встречается в лесах, среди кустарников, на лугах, по берегам, оврагам.</text:p>
      <text:p text:style-name="P1"/>
      <text:p text:style-name="P7"><text:span text:style-name="Основной_20_шрифт_20_абзаца"><text:span text:style-name="T1">ЩапIсыргвыцIамгъы</text:span></text:span><text:span text:style-name="Основной_20_шрифт_20_абзаца"><text:span text:style-name="T6"> — Колючник обыкновенный — </text:span></text:span><text:span text:style-name="Основной_20_шрифт_20_абзаца"><text:span text:style-name="T15">Carlin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Джьаугьальа.</text:p>
      <text:p text:style-name="P1"/>
      <text:p text:style-name="P7"><text:span text:style-name="Основной_20_шрифт_20_абзаца"><text:span text:style-name="T1">ЩапIцIагIв</text:span></text:span><text:span text:style-name="Основной_20_шрифт_20_абзаца"><text:span text:style-name="T6"> — Колерия — </text:span></text:span><text:span text:style-name="Основной_20_шрифт_20_абзаца"><text:span text:style-name="T15">Koeleria</text:span></text:span><text:span text:style-name="Основной_20_шрифт_20_абзаца"><text:span text:style-name="T16"> </text:span></text:span><text:span text:style-name="Основной_20_шрифт_20_абзаца"><text:span text:style-name="T15">Pors</text:span></text:span><text:span text:style-name="Основной_20_шрифт_20_абзаца"><text:span text:style-name="T6">.</text:span></text:span></text:p>
      <text:p text:style-name="P1">Высокогорный многолетник высотой до 20 — 80 см. Во флоре КЧР четыре вида, весной хорошо поедаются всеми видами животных, летом — плохо. Стебли прямые, иногда кустовые, опушенные. Цветут в мае — июне.</text:p>
      <text:p text:style-name="P1">Метелка рыхлая, прерванная. Колоски обычно 2 — 3 цветковые.</text:p>
      <text:p text:style-name="P1">Растут на лугах, каменистых местах, скалах.</text:p>
      <text:p text:style-name="P1"/>
      <text:p text:style-name="P7"><text:span text:style-name="Основной_20_шрифт_20_абзаца"><text:span text:style-name="T1">ЩапIцIахьмыгъ</text:span></text:span><text:span text:style-name="Основной_20_шрифт_20_абзаца"><text:span text:style-name="T9"> </text:span></text:span><text:span text:style-name="Основной_20_шрифт_20_абзаца"><text:span text:style-name="T6">— Колючник обыкновенный — </text:span></text:span><text:span text:style-name="Основной_20_шрифт_20_абзаца"><text:span text:style-name="T15">Carlina</text:span></text:span><text:span text:style-name="Основной_20_шрифт_20_абзаца"><text:span text:style-name="T16"> </text:span></text:span><text:span text:style-name="Основной_20_шрифт_20_абзаца"><text:span text:style-name="T15">vulga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Джьаугьальа.</text:p>
      <text:p text:style-name="P1"/>
      <text:p text:style-name="P7"><text:span text:style-name="Основной_20_шрифт_20_абзаца"><text:span text:style-name="T1">ЩапIшкIвокIва</text:span></text:span><text:span text:style-name="Основной_20_шрифт_20_абзаца"><text:span text:style-name="T9"> </text:span></text:span><text:span text:style-name="Основной_20_шрифт_20_абзаца"><text:span text:style-name="T6">—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Тажвхъабра.</text:p>
      <text:p text:style-name="P1"/>
      <text:p text:style-name="P7"><text:span text:style-name="Основной_20_шрифт_20_абзаца"><text:span text:style-name="T1">Щатахъыхга</text:span></text:span><text:span text:style-name="Основной_20_шрифт_20_абзаца"><text:span text:style-name="T9"> </text:span></text:span><text:span text:style-name="Основной_20_шрифт_20_абзаца"><text:span text:style-name="T6">— Мальва мавританская, просвирник мавританский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mauritia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Абазаъашы.</text:p>
      <text:p text:style-name="P1"/>
      <text:p text:style-name="P7"><text:span text:style-name="Основной_20_шрифт_20_абзаца"><text:span text:style-name="T1">Щатцага</text:span></text:span><text:span text:style-name="Основной_20_шрифт_20_абзаца"><text:span text:style-name="T9"> </text:span></text:span><text:span text:style-name="Основной_20_шрифт_20_абзаца"><text:span text:style-name="T6">— Лютик — </text:span></text:span><text:span text:style-name="Основной_20_шрифт_20_абзаца"><text:span text:style-name="T15">Ranunc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24.</text:span></text:span></text:p>
      <text:p text:style-name="P7"><text:span text:style-name="Основной_20_шрифт_20_абзаца"><text:span text:style-name="T19">Виды этого </text:span></text:span><text:span text:style-name="Основной_20_шрифт_20_абзаца"><text:span text:style-name="T6">рода являются многолетними травянистыми растениями. В КЧР растут более 15 видов; у них стебли прямостоячие или ползучие, ветвистые, листья широкие, очередные, у некоторых они тройчатые и прикорневые. Цветки ярко-желтые; размножаются семенами; как корм животным не идет, многие — ядовитые растения.</text:span></text:span></text:p>
      <text:p text:style-name="P1">Встречаются на лугах, полях, огородах, на пониженных местах, сенокосах.</text:p>
      <text:p text:style-name="P1"/>
      <text:p text:style-name="P7"><text:span text:style-name="Основной_20_шрифт_20_абзаца"><text:span text:style-name="T1">ЩацахIвра</text:span></text:span><text:span text:style-name="Основной_20_шрифт_20_абзаца"><text:span text:style-name="T9"> </text:span></text:span><text:span text:style-name="Основной_20_шрифт_20_абзаца"><text:span text:style-name="T6">— Растительное сообщество, состоящее из различных видов. Явление это, т. е. сожительство носит исторический характер. В это сообщество входят низкорослые виды растений, как мятлик луковичный, мятлик лежачий, овсяница приземистая, многие другие кустообразующие злаки, осоки.</text:span></text:span></text:p>
      <text:p text:style-name="P1"/>
      <text:p text:style-name="P7"><text:span text:style-name="Основной_20_шрифт_20_абзаца"><text:span text:style-name="T1">ЩацахIвра</text:span></text:span><text:span text:style-name="Основной_20_шрифт_20_абзаца"><text:span text:style-name="T9"> </text:span></text:span><text:span text:style-name="Основной_20_шрифт_20_абзаца"><text:span text:style-name="T6">— Овсяница приземистая — </text:span></text:span><text:span text:style-name="Основной_20_шрифт_20_абзаца"><text:span text:style-name="T15">Festuca</text:span></text:span><text:span text:style-name="Основной_20_шрифт_20_абзаца"><text:span text:style-name="T16"> </text:span></text:span><text:span text:style-name="Основной_20_шрифт_20_абзаца"><text:span text:style-name="T15">supina</text:span></text:span><text:span text:style-name="Основной_20_шрифт_20_абзаца"><text:span text:style-name="T16"> </text:span></text:span><text:span text:style-name="Основной_20_шрифт_20_абзаца"><text:span text:style-name="T15">Schur</text:span></text:span><text:span text:style-name="Основной_20_шрифт_20_абзаца"><text:span text:style-name="T6">.</text:span></text:span></text:p>
      <text:p text:style-name="P1">Низкорослое до 10 см высотой, травянистое растение. Стебель ветвистый. Корневая система мочковатая с множеством расходящих в стороны корней. Листья слегка шероховатые, узкие. Метелка зеленовато-фиолетовая.</text:p>
      <text:p text:style-name="P1">Растет на открытых местах, декоративна.</text:p>
      <text:p text:style-name="P1"/>
      <text:p text:style-name="P7"><text:soft-page-break/><text:span text:style-name="Основной_20_шрифт_20_абзаца"><text:span text:style-name="T1">ЩацахIвра</text:span></text:span><text:span text:style-name="Основной_20_шрифт_20_абзаца"><text:span text:style-name="T9"> </text:span></text:span><text:span text:style-name="Основной_20_шрифт_20_абзаца"><text:span text:style-name="T6">— Мятлик луковичный — </text:span></text:span><text:span text:style-name="Основной_20_шрифт_20_абзаца"><text:span text:style-name="T15">Poa</text:span></text:span><text:span text:style-name="Основной_20_шрифт_20_абзаца"><text:span text:style-name="T16"> </text:span></text:span><text:span text:style-name="Основной_20_шрифт_20_абзаца"><text:span text:style-name="T15">bulbos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Низкорослое до 7 см высотой, многолетнее растение. Стебли при основании с луковицеобразными утолщениями. Метелка густая. Цветет в апреле — июле.</text:p>
      <text:p text:style-name="P1">Растет в низменностях, на сырых и хорошо прогреваемых местах.</text:p>
      <text:p text:style-name="P1"/>
      <text:p text:style-name="P7"><text:span text:style-name="Основной_20_шрифт_20_абзаца"><text:span text:style-name="T1">ЩашIарысга</text:span></text:span><text:span text:style-name="Основной_20_шрифт_20_абзаца"><text:span text:style-name="T9"> </text:span></text:span><text:span text:style-name="Основной_20_шрифт_20_абзаца"><text:span text:style-name="T6">— Пастушья сумка — </text:span></text:span><text:span text:style-name="Основной_20_шрифт_20_абзаца"><text:span text:style-name="T15">Capsella</text:span></text:span><text:span text:style-name="Основной_20_шрифт_20_абзаца"><text:span text:style-name="T16"> </text:span></text:span><text:span text:style-name="Основной_20_шрифт_20_абзаца"><text:span text:style-name="T15">bursa</text:span></text:span><text:span text:style-name="Основной_20_шрифт_20_абзаца"><text:span text:style-name="T16"> </text:span></text:span><text:span text:style-name="Основной_20_шрифт_20_абзаца"><text:span text:style-name="T15">pastori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edic</text:span></text:span><text:span text:style-name="Основной_20_шрифт_20_абзаца"><text:span text:style-name="T6">.</text:span></text:span></text:p>
      <text:p text:style-name="P1">Абазины настой пастушьей сумки используют как кровоостанавливающее средство. В медицине препараты ее применяют в качестве кровоостанавливающего средства при легочных, почечных, маточных, желудочно-кишечных кровотечениях.</text:p>
      <text:p text:style-name="P1"/>
      <text:p text:style-name="P7"><text:span text:style-name="Основной_20_шрифт_20_абзаца"><text:span text:style-name="T1">ЩашIарысга</text:span></text:span><text:span text:style-name="Основной_20_шрифт_20_абзаца"><text:span text:style-name="T9"> — Г</text:span></text:span><text:span text:style-name="Основной_20_шрифт_20_абзаца"><text:span text:style-name="T6">орец птичий, гречишка птичья, спорыш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avicul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 давних пор абазины широко использовали настои и отвары гречишки при маточных, кишечных и геморроидальных кровотечениях.</text:p>
      <text:p text:style-name="P1"/>
      <text:p text:style-name="P7"><text:span text:style-name="Основной_20_шрифт_20_абзаца"><text:span text:style-name="T1">ЩашIарысга</text:span></text:span><text:span text:style-name="Основной_20_шрифт_20_абзаца"><text:span text:style-name="T9"> </text:span></text:span><text:span text:style-name="Основной_20_шрифт_20_абзаца"><text:span text:style-name="T6">— Тысячелистник обыкновенный — </text:span></text:span><text:span text:style-name="Основной_20_шрифт_20_абзаца"><text:span text:style-name="T15">Achillea</text:span></text:span><text:span text:style-name="Основной_20_шрифт_20_абзаца"><text:span text:style-name="T16"> </text:span></text:span><text:span text:style-name="Основной_20_шрифт_20_абзаца"><text:span text:style-name="T15">millifol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С давних пор абазины делают клизмы с настоем тысячелистника при геморроидальных кровотечениях.</text:p>
      <text:p text:style-name="P1"/>
      <text:p text:style-name="P7"><text:span text:style-name="Основной_20_шрифт_20_абзаца"><text:span text:style-name="T1">ЩашIарысга</text:span></text:span><text:span text:style-name="Основной_20_шрифт_20_абзаца"><text:span text:style-name="T9"> </text:span></text:span><text:span text:style-name="Основной_20_шрифт_20_абзаца"><text:span text:style-name="T6">— Крапива жгучая — </text:span></text:span><text:span text:style-name="Основной_20_шрифт_20_абзаца"><text:span text:style-name="T15">Urtica</text:span></text:span><text:span text:style-name="Основной_20_шрифт_20_абзаца"><text:span text:style-name="T16"> </text:span></text:span><text:span text:style-name="Основной_20_шрифт_20_абзаца"><text:span text:style-name="T15">uren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Щтапха</text:span></text:span><text:span text:style-name="Основной_20_шрифт_20_абзаца"><text:span text:style-name="T9"> </text:span></text:span><text:span text:style-name="Основной_20_шрифт_20_абзаца"><text:span text:style-name="T6">— Бальзамин, недотрога бальзаминовая — </text:span></text:span><text:span text:style-name="Основной_20_шрифт_20_абзаца"><text:span text:style-name="T15">Jmpatiens</text:span></text:span><text:span text:style-name="Основной_20_шрифт_20_абзаца"><text:span text:style-name="T16"> </text:span></text:span><text:span text:style-name="Основной_20_шрифт_20_абзаца"><text:span text:style-name="T15">balsam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7">.</text:span></text:span></text:p>
      <text:p text:style-name="P1">Уапшы Пкъына.</text:p>
      <text:p text:style-name="P1"/>
      <text:p text:style-name="P7"><text:span text:style-name="Основной_20_шрифт_20_абзаца"><text:span text:style-name="T1">Щхай</text:span></text:span><text:span text:style-name="Основной_20_шрифт_20_абзаца"><text:span text:style-name="T9"> </text:span></text:span><text:span text:style-name="Основной_20_шрифт_20_абзаца"><text:span text:style-name="T6">— Можжевельник — </text:span></text:span><text:span text:style-name="Основной_20_шрифт_20_абзаца"><text:span text:style-name="T15">Juniper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о флоре КЧР встречается четыре вида можжевельника. В их числе кустарники и деревья.</text:p>
      <text:p text:style-name="P1">Растет на скалах, каменистых местах, щебнистых склонах. Деревянистые виды дают ценную древесину, декоративны.</text:p>
      <text:p text:style-name="P1"/>
      <text:p text:style-name="P7"><text:span text:style-name="Основной_20_шрифт_20_абзаца"><text:span text:style-name="T1">Щхарпсыга</text:span></text:span><text:span text:style-name="Основной_20_шрифт_20_абзаца"><text:span text:style-name="T6"> — Ломонос виноградолистный — </text:span></text:span><text:span text:style-name="Основной_20_шрифт_20_абзаца"><text:span text:style-name="T15">Clematis</text:span></text:span><text:span text:style-name="Основной_20_шрифт_20_абзаца"><text:span text:style-name="T16"> </text:span></text:span><text:span text:style-name="Основной_20_шрифт_20_абзаца"><text:span text:style-name="T15">vitalb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8">Рис. 225.</text:span></text:span></text:p>
      <text:p text:style-name="P1">Деревянистая лиана до 10 м высотой. Листья с лопостями, похоже на листья винограда. Цветет в июне — июле, плодоносит в сентябре.</text:p>
      <text:p text:style-name="P1">Растение ядовитое, медоносное, декоративное. Растет у изгородей, в лесах и кустарниках.</text:p>
      <text:p text:style-name="P1"/>
      <text:p text:style-name="P7"><text:span text:style-name="Основной_20_шрифт_20_абзаца"><text:span text:style-name="T1">ЩхахIвра</text:span></text:span><text:span text:style-name="Основной_20_шрифт_20_абзаца"><text:span text:style-name="T6"> — Экспарцет — </text:span></text:span><text:span text:style-name="Основной_20_шрифт_20_абзаца"><text:span text:style-name="T15">Onobrychis</text:span></text:span><text:span text:style-name="Основной_20_шрифт_20_абзаца"><text:span text:style-name="T16"> </text:span></text:span><text:span text:style-name="Основной_20_шрифт_20_абзаца"><text:span text:style-name="T15">Gaerth</text:span></text:span><text:span text:style-name="Основной_20_шрифт_20_абзаца"><text:span text:style-name="T6">.</text:span></text:span></text:p>
      <text:p text:style-name="P1">Многолетнее растение с непарноперистыми листьями. Около 8 видов экспарцетов встречаются во флоре КЧР Все они являются ценными кормовыми растениями и отличные медоносы. Накопляя корневые остатки, они улучшают структуру почвы.</text:p>
      <text:p text:style-name="P1">В культуре используют главным образом 3 вида: Э. Закавказский, двуукосное, многолетнее; наименее зимостойкое из видов экспарцета растение; Э. посевной и Э. песчаный.</text:p>
      <text:p text:style-name="P1"/>
      <text:p text:style-name="P7"><text:span text:style-name="Основной_20_шрифт_20_абзаца"><text:span text:style-name="T1">ЩхахIвра</text:span></text:span><text:span text:style-name="Основной_20_шрифт_20_абзаца"><text:span text:style-name="T6"> — Вязель корончатый — </text:span></text:span><text:span text:style-name="Основной_20_шрифт_20_абзаца"><text:span text:style-name="T15">Coronilla</text:span></text:span><text:span text:style-name="Основной_20_шрифт_20_абзаца"><text:span text:style-name="T16"> </text:span></text:span><text:span text:style-name="Основной_20_шрифт_20_абзаца"><text:span text:style-name="T15">coro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26.</text:span></text:span></text:p>
      <text:p text:style-name="P1">Растение сизое. Стебли прямые. Кисть 10 — 20 цветковая. Листья из 9 — 13 листочков. Венчик около 10 мм длины. Высота 25 — 50 см. Многолетник, цветет с мая по август. Встречается в лесах и кустарниках. Ценное кормовое растение.</text:p>
      <text:p text:style-name="P1">Растение медоносное, декоративное.</text:p>
      <text:p text:style-name="P1"/>
      <text:p text:style-name="P7"><text:span text:style-name="Основной_20_шрифт_20_абзаца"><text:span text:style-name="T1">ЩхахIвра</text:span></text:span><text:span text:style-name="Основной_20_шрифт_20_абзаца"><text:span text:style-name="T6"> — Смолевка — </text:span></text:span><text:span text:style-name="Основной_20_шрифт_20_абзаца"><text:span text:style-name="T15">Silen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ШварашвутI.</text:p>
      <text:p text:style-name="P1"/>
      <text:p text:style-name="P7"><text:span text:style-name="Основной_20_шрифт_20_абзаца"><text:span text:style-name="T1">Щхах</text:span></text:span><text:span text:style-name="Основной_20_шрифт_20_абзаца"><text:span text:style-name="T5">I</text:span></text:span><text:span text:style-name="Основной_20_шрифт_20_абзаца"><text:span text:style-name="T1">вра</text:span></text:span><text:span text:style-name="Основной_20_шрифт_20_абзаца"><text:span text:style-name="T12"> — </text:span></text:span><text:span text:style-name="Основной_20_шрифт_20_абзаца"><text:span text:style-name="T6">Вязель</text:span></text:span><text:span text:style-name="Основной_20_шрифт_20_абзаца"><text:span text:style-name="T12"> </text:span></text:span><text:span text:style-name="Основной_20_шрифт_20_абзаца"><text:span text:style-name="T6">восточный</text:span></text:span><text:span text:style-name="Основной_20_шрифт_20_абзаца"><text:span text:style-name="T12"> — </text:span></text:span><text:span text:style-name="Основной_20_шрифт_20_абзаца"><text:span text:style-name="T15">Coronilla orientalis Mill</text:span></text:span><text:span text:style-name="Основной_20_шрифт_20_абзаца"><text:span text:style-name="T12">.</text:span></text:span></text:p>
      <text:p text:style-name="P1">Многолетнее травянистое растение до 20 — 50 см высотой. Стебли прямые со стержневым корнем, растение сизое. Листья сложные из 9 — 13 листочков. Цветет в мае — июле. Венчик желтый около 10 мм длины.</text:p>
      <text:p text:style-name="P1">В КЧР растет лишь только в лесах и кустарниках.</text:p>
      <text:p text:style-name="P1"><text:soft-page-break/>Удовлетворительно поедается скотом.</text:p>
      <text:p text:style-name="P1"/>
      <text:p text:style-name="P7"><text:span text:style-name="Основной_20_шрифт_20_абзаца"><text:span text:style-name="T1">ЩхацIычв</text:span></text:span><text:span text:style-name="Основной_20_шрифт_20_абзаца"><text:span text:style-name="T6"> — Синяк обыкновенный — </text:span></text:span><text:span text:style-name="Основной_20_шрифт_20_абзаца"><text:span text:style-name="T15">Echi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 227.</text:span></text:span></text:p>
      <text:p text:style-name="P1">Уапшы хIвратлакъыца.</text:p>
      <text:p text:style-name="P1"/>
      <text:p text:style-name="P7"><text:span text:style-name="Основной_20_шрифт_20_абзаца"><text:span text:style-name="T1">Щхей</text:span></text:span><text:span text:style-name="Основной_20_шрифт_20_абзаца"><text:span text:style-name="T6"> — Крыжовник отклоненный, крыжовник обыкновенный — </text:span></text:span><text:span text:style-name="Основной_20_шрифт_20_абзаца"><text:span text:style-name="T15">Grossularia</text:span></text:span><text:span text:style-name="Основной_20_шрифт_20_абзаца"><text:span text:style-name="T16"> </text:span></text:span><text:span text:style-name="Основной_20_шрифт_20_абзаца"><text:span text:style-name="T15">reclinat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Уапшы Швгъырыб.</text:p>
      <text:p text:style-name="P1"/>
      <text:p text:style-name="P7"><text:span text:style-name="Основной_20_шрифт_20_абзаца"><text:span text:style-name="T1">Щхъагъьаса</text:span></text:span><text:span text:style-name="Основной_20_шрифт_20_абзаца"><text:span text:style-name="T6"> — Клен Траутфеттера — </text:span></text:span><text:span text:style-name="Основной_20_шрифт_20_абзаца"><text:span text:style-name="T15">Acer</text:span></text:span><text:span text:style-name="Основной_20_шрифт_20_абзаца"><text:span text:style-name="T16"> </text:span></text:span><text:span text:style-name="Основной_20_шрифт_20_абзаца"><text:span text:style-name="T15">trautvetteri</text:span></text:span><text:span text:style-name="Основной_20_шрифт_20_абзаца"><text:span text:style-name="T16"> </text:span></text:span><text:span text:style-name="Основной_20_шрифт_20_абзаца"><text:span text:style-name="T15">Medw</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Высокое дерево до 20 м высотой, растет в горных лесах; листья крупные, лопастные, лопасти листьев со многими зубцами; листья снизу желтоватые.</text:p>
      <text:p text:style-name="P1">Древесина очень твердая, абазины из нее получают (делают) ручки для топора, сани, лыжи и многое другое (мебель).</text:p>
      <text:p text:style-name="P1"/>
      <text:p text:style-name="P7"><text:span text:style-name="Основной_20_шрифт_20_абзаца"><text:span text:style-name="T1">Щхъаджыш</text:span></text:span><text:span text:style-name="Основной_20_шрифт_20_абзаца"><text:span text:style-name="T9"> </text:span></text:span><text:span text:style-name="Основной_20_шрифт_20_абзаца"><text:span text:style-name="T6">— Лук скальный — </text:span></text:span><text:span text:style-name="Основной_20_шрифт_20_абзаца"><text:span text:style-name="T15">Allium</text:span></text:span><text:span text:style-name="Основной_20_шрифт_20_абзаца"><text:span text:style-name="T16"> </text:span></text:span><text:span text:style-name="Основной_20_шрифт_20_абзаца"><text:span text:style-name="T15">saxatil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высотой до 10 — 15 см. Цветет в июле — августе, листья длинные, листья цветка белые или бледно-розовые с красноватой средней жилкой. Цветоножки в 3 — 4 раза длиннее околоцветника.</text:p>
      <text:p text:style-name="P1">Растет на скалах.</text:p>
      <text:p text:style-name="P1"/>
      <text:p text:style-name="P7"><text:span text:style-name="Основной_20_шрифт_20_абзаца"><text:span text:style-name="T1">ЩхъадзыхIвы</text:span></text:span><text:span text:style-name="Основной_20_шрифт_20_абзаца"><text:span text:style-name="T9"> </text:span></text:span><text:span text:style-name="Основной_20_шрифт_20_абзаца"><text:span text:style-name="T6">— Жестер мелкоплодный — </text:span></text:span><text:span text:style-name="Основной_20_шрифт_20_абзаца"><text:span text:style-name="T15">Rhamnus</text:span></text:span><text:span text:style-name="Основной_20_шрифт_20_абзаца"><text:span text:style-name="T16"> </text:span></text:span><text:span text:style-name="Основной_20_шрифт_20_абзаца"><text:span text:style-name="T15">microcarpa</text:span></text:span><text:span text:style-name="Основной_20_шрифт_20_абзаца"><text:span text:style-name="T16"> </text:span></text:span><text:span text:style-name="Основной_20_шрифт_20_абзаца"><text:span text:style-name="T15">Boiss</text:span></text:span><text:span text:style-name="Основной_20_шрифт_20_абзаца"><text:span text:style-name="T16"> (</text:span></text:span><text:span text:style-name="Основной_20_шрифт_20_абзаца"><text:span text:style-name="T15">Rh</text:span></text:span><text:span text:style-name="Основной_20_шрифт_20_абзаца"><text:span text:style-name="T16">. </text:span></text:span><text:span text:style-name="Основной_20_шрифт_20_абзаца"><text:span text:style-name="T15">cordata</text:span></text:span><text:span text:style-name="Основной_20_шрифт_20_абзаца"><text:span text:style-name="T16"> </text:span></text:span><text:span text:style-name="Основной_20_шрифт_20_абзаца"><text:span text:style-name="T15">medw</text:span></text:span><text:span text:style-name="Основной_20_шрифт_20_абзаца"><text:span text:style-name="T16">.)</text:span></text:span><text:span text:style-name="Основной_20_шрифт_20_абзаца"><text:span text:style-name="T6">.</text:span></text:span></text:p>
      <text:p text:style-name="P1">Высокогорный кустарник до 30 см высотой. Листья мелкие, округлые. Цветет в мае — июне, плоды созревают в сентябре. По цвету плоды черные до 4 мм длины.</text:p>
      <text:p text:style-name="P1">Растет в трещинах скал субальпийского и альпийского пояса.</text:p>
      <text:p text:style-name="P1"/>
      <text:p text:style-name="P7"><text:span text:style-name="Основной_20_шрифт_20_абзаца"><text:span text:style-name="T1">Щхъакъарамфиль</text:span></text:span><text:span text:style-name="Основной_20_шрифт_20_абзаца"><text:span text:style-name="T9"> </text:span></text:span><text:span text:style-name="Основной_20_шрифт_20_абзаца"><text:span text:style-name="T6">— </text:span></text:span><text:span text:style-name="Основной_20_шрифт_20_абзаца"><text:span text:style-name="T9">Г</text:span></text:span><text:span text:style-name="Основной_20_шрифт_20_абзаца"><text:span text:style-name="T6">воздика скальная — </text:span></text:span><text:span text:style-name="Основной_20_шрифт_20_абзаца"><text:span text:style-name="T15">Dianthus</text:span></text:span><text:span text:style-name="Основной_20_шрифт_20_абзаца"><text:span text:style-name="T16"> </text:span></text:span><text:span text:style-name="Основной_20_шрифт_20_абзаца"><text:span text:style-name="T15">Petraeus</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text:span></text:span></text:p>
      <text:p text:style-name="P1">Многолетник 20 — 40 см высотой. Листья узкие, нитевидные. Цветки одиночные, сидят на верхушках многочисленных стеблей. Цветет в июне — июле.</text:p>
      <text:p text:style-name="P1">Растет на лугах, на щебнистых местах субальпийского пояса. Декоративна, заслуживает введения в культуру.</text:p>
      <text:p text:style-name="P1"/>
      <text:p text:style-name="P7"><text:span text:style-name="Основной_20_шрифт_20_абзаца"><text:span text:style-name="T1">Щхъакъармыш</text:span></text:span><text:span text:style-name="Основной_20_шрифт_20_абзаца"><text:span text:style-name="T9"> </text:span></text:span><text:span text:style-name="Основной_20_шрифт_20_абзаца"><text:span text:style-name="T6">— Незабудка альпийская — </text:span></text:span><text:span text:style-name="Основной_20_шрифт_20_абзаца"><text:span text:style-name="T15">Myosotis</text:span></text:span><text:span text:style-name="Основной_20_шрифт_20_абзаца"><text:span text:style-name="T16"> </text:span></text:span><text:span text:style-name="Основной_20_шрифт_20_абзаца"><text:span text:style-name="T15">alpestris</text:span></text:span><text:span text:style-name="Основной_20_шрифт_20_абзаца"><text:span text:style-name="T16"> </text:span></text:span><text:span text:style-name="Основной_20_шрифт_20_абзаца"><text:span text:style-name="T15">Schmidt</text:span></text:span><text:span text:style-name="Основной_20_шрифт_20_абзаца"><text:span text:style-name="T6">.</text:span></text:span></text:p>
      <text:p text:style-name="P1">Травянистый многолетник до 10 — 20 см высотой. Цветки темно-голубые. Цветет в июне — июле.</text:p>
      <text:p text:style-name="P1">Растет в высокогорной части, чаще встречается на лугах, редко выходит на каменистых склонах.</text:p>
      <text:p text:style-name="P1">Декоративна. Заслуживает введения в культуру. Засухоустойчива.</text:p>
      <text:p text:style-name="P1"/>
      <text:p text:style-name="P7"><text:span text:style-name="Основной_20_шрифт_20_абзаца"><text:span text:style-name="T1">ЩхъакъвашвхIа</text:span></text:span><text:span text:style-name="Основной_20_шрифт_20_абзаца"><text:span text:style-name="T9"> </text:span></text:span><text:span text:style-name="Основной_20_шрифт_20_абзаца"><text:span text:style-name="T6">— Мак горный — </text:span></text:span><text:span text:style-name="Основной_20_шрифт_20_абзаца"><text:span text:style-name="T15">Papaver</text:span></text:span><text:span text:style-name="Основной_20_шрифт_20_абзаца"><text:span text:style-name="T16"> </text:span></text:span><text:span text:style-name="Основной_20_шрифт_20_абзаца"><text:span text:style-name="T15">oreophilum</text:span></text:span><text:span text:style-name="Основной_20_шрифт_20_абзаца"><text:span text:style-name="T16"> </text:span></text:span><text:span text:style-name="Основной_20_шрифт_20_абзаца"><text:span text:style-name="T15">Rupr</text:span></text:span><text:span text:style-name="Основной_20_шрифт_20_абзаца"><text:span text:style-name="T6">.</text:span></text:span></text:p>
      <text:p text:style-name="P1">Многолетник с деревянистым основанием стебля высотой до 10 — 20 см. Цветоносы длинные, обычно с двумя цветками. Лепестки кирпично-красные. Коробочка слаборебристая.</text:p>
      <text:p text:style-name="P1">В КЧР растет на лугах и каменистых местах субальпийского и альпийского пояса.</text:p>
      <text:p text:style-name="P1"/>
      <text:p text:style-name="P7"><text:span text:style-name="Основной_20_шрифт_20_абзаца"><text:span text:style-name="T1">Щхъамыгърий</text:span></text:span><text:span text:style-name="Основной_20_шрифт_20_абзаца"><text:span text:style-name="T6"> — Ежевика кавказская — </text:span></text:span><text:span text:style-name="Основной_20_шрифт_20_абзаца"><text:span text:style-name="T15">Rubus</text:span></text:span><text:span text:style-name="Основной_20_шрифт_20_абзаца"><text:span text:style-name="T16"> </text:span></text:span><text:span text:style-name="Основной_20_шрифт_20_абзаца"><text:span text:style-name="T15">caucasicus</text:span></text:span><text:span text:style-name="Основной_20_шрифт_20_абзаца"><text:span text:style-name="T16"> </text:span></text:span><text:span text:style-name="Основной_20_шрифт_20_абзаца"><text:span text:style-name="T15">Focke</text:span></text:span><text:span text:style-name="Основной_20_шрифт_20_абзаца"><text:span text:style-name="T6">.</text:span></text:span></text:p>
      <text:p text:style-name="P1">Полукустарник с дугообразно изогнутыми или почти лежачими на верхушке ветвящимися и укореняющимися побегами. Встречается по Лабе и Белой (окрестности Хамышки). Плоды широкояйцевидные до 1 см длиной, зрелые — черные без налета. Декоративна. Может использоваться для создания подлеска, закрепления склонов. Тенелюбива, засуху переносит плохо. Размножается семенами, корневыми черенками и ускоренными верхушками стеблей.</text:p>
      <text:p text:style-name="P1"/>
      <text:p text:style-name="P7"><text:span text:style-name="Основной_20_шрифт_20_абзаца"><text:span text:style-name="T1">Щхъаназ</text:span></text:span><text:span text:style-name="Основной_20_шрифт_20_абзаца"><text:span text:style-name="T6"> — Сосна горная — </text:span></text:span><text:span text:style-name="Основной_20_шрифт_20_абзаца"><text:span text:style-name="T15">Pinus</text:span></text:span><text:span text:style-name="Основной_20_шрифт_20_абзаца"><text:span text:style-name="T16"> </text:span></text:span><text:span text:style-name="Основной_20_шрифт_20_абзаца"><text:span text:style-name="T15">montana</text:span></text:span><text:span text:style-name="Основной_20_шрифт_20_абзаца"><text:span text:style-name="T16"> </text:span></text:span><text:span text:style-name="Основной_20_шрифт_20_абзаца"><text:span text:style-name="T15">Mill</text:span></text:span><text:span text:style-name="Основной_20_шрифт_20_абзаца"><text:span text:style-name="T6">.</text:span></text:span></text:p>
      <text:p text:style-name="P1">Кустарник до 5 м высотой. Молодые побеги серовато-зеленые. Кора ветвей и стволов бурая. <text:soft-page-break/>Хвоя по две, зеленая, несколько скрученная. Шишки вытянутые, зрелые — темно-бурые. Семена бурого цвета.</text:p>
      <text:p text:style-name="P1">Родина: горы Европы.</text:p>
      <text:p text:style-name="P1">В КЧР встречается в горных лесах Отрадно-Кубанской части в виде кустарника с искривленными стволами.</text:p>
      <text:p text:style-name="P1">Пригодна для одиночных и групповых посадок, облесения склонов, оврагов.</text:p>
      <text:p text:style-name="P1">Размножается семенами.</text:p>
      <text:p text:style-name="P1"/>
      <text:p text:style-name="P7"><text:span text:style-name="Основной_20_шрифт_20_абзаца"><text:span text:style-name="T1">Щхъанарат</text:span></text:span><text:span text:style-name="Основной_20_шрифт_20_абзаца"><text:span text:style-name="T6"> — Можжевельник казацкий — </text:span></text:span><text:span text:style-name="Основной_20_шрифт_20_абзаца"><text:span text:style-name="T15">Juniperus</text:span></text:span><text:span text:style-name="Основной_20_шрифт_20_абзаца"><text:span text:style-name="T16"> </text:span></text:span><text:span text:style-name="Основной_20_шрифт_20_абзаца"><text:span text:style-name="T15">sabin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с лежачими ветвями. Побеги молодые темно-зеленоватые. Кора ветвей и стволов красноватая. Хвоя накрест супротивная. Шишкоягоды шаровидные, одиночные.</text:p>
      <text:p text:style-name="P1">Родина: Европа, Кавказ, горы Средней Азии.</text:p>
      <text:p text:style-name="P1">В КЧР встречается по опушкам леса в предгорных и горных районах.</text:p>
      <text:p text:style-name="P1">Декоративен, пригоден для озеленения. Размножается семенами, отводками, черенками. Употребляется на различные мелкие поделки, для оболочки карандашей. Ягоды имеют значение как лекарственное средство, а также при изготовлении пива.</text:p>
      <text:p text:style-name="P1"/>
      <text:p text:style-name="P7"><text:span text:style-name="Основной_20_шрифт_20_абзаца"><text:span text:style-name="T1">Щхъасана</text:span></text:span><text:span text:style-name="Основной_20_шрифт_20_абзаца"><text:span text:style-name="T6"> — Смородина альпийская — </text:span></text:span><text:span text:style-name="Основной_20_шрифт_20_абзаца"><text:span text:style-name="T15">Ribes</text:span></text:span><text:span text:style-name="Основной_20_шрифт_20_абзаца"><text:span text:style-name="T16"> </text:span></text:span><text:span text:style-name="Основной_20_шрифт_20_абзаца"><text:span text:style-name="T15">alpi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Кустарник до 2,5 см высотой.</text:p>
      <text:p text:style-name="P1">Распространена к западу от Теберды до верхнего горного пояса, на скалистых местах. Разводится в культуре как декоративное растение. Используется в одиночных посадках, для живых изгородей, бордюров. Ягоды шаровидные, 7 — 9 мм диаметром, зрелые — красные, голые. Собирают для пищи, варят, употребляют в сыром виде. Размножается семенами, делением куста, отводками и черенками.</text:p>
      <text:p text:style-name="P1"/>
      <text:p text:style-name="P7"><text:span text:style-name="Основной_20_шрифт_20_абзаца"><text:span text:style-name="T1">Щхъатоп</text:span></text:span><text:span text:style-name="Основной_20_шрифт_20_абзаца"><text:span text:style-name="T6"> — Гриб.</text:span></text:span></text:p>
      <text:p text:style-name="P1">Одна из разновидностей грибов, не содержащих хлорофилла и питающихся готовыми органическими веществами дерева. Вегетативное тело состоит из грибницы, на которой образуется плодовое тело. Грибница находится в стволе дерева. Разновидность этого гриба — сапрофит.</text:p>
      <text:p text:style-name="P1"/>
      <text:p text:style-name="P7"><text:span text:style-name="Основной_20_шрифт_20_абзаца"><text:span text:style-name="T1">ЩхъахбгъьыкI</text:span></text:span><text:span text:style-name="Основной_20_шрифт_20_абзаца"><text:span text:style-name="T6"> — Клевер сходны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ambiguum</text:span></text:span><text:span text:style-name="Основной_20_шрифт_20_абзаца"><text:span text:style-name="T16"> </text:span></text:span><text:span text:style-name="Основной_20_шрифт_20_абзаца"><text:span text:style-name="T15">Bieb</text:span></text:span><text:span text:style-name="Основной_20_шрифт_20_абзаца"><text:span text:style-name="T6">. </text:span></text:span><text:span text:style-name="Основной_20_шрифт_20_абзаца"><text:span text:style-name="T7">Рис. 228.</text:span></text:span></text:p>
      <text:p text:style-name="P1">Кормовое, медоносное растение. Стебли до 5 — 40 см высотой. Цветоносные побеги, несущие по 1 — 4 головки на длинных ножках. Головки яйцевидные, венчик белый. Цветет в июне — августе.</text:p>
      <text:p text:style-name="P1">Обычное растение альпийских лугов и ковров, особенно на вытоптанных и унавоженных местах, где образует чистые ценозы.</text:p>
      <text:p text:style-name="P1"/>
      <text:p text:style-name="P7"><text:span text:style-name="Основной_20_шрифт_20_абзаца"><text:span text:style-name="T1">ЩхъахбгъьыкI</text:span></text:span><text:span text:style-name="Основной_20_шрифт_20_абзаца"><text:span text:style-name="T6"> — Клевер горный — </text:span></text:span><text:span text:style-name="Основной_20_шрифт_20_абзаца"><text:span text:style-name="T15">Trifolium</text:span></text:span><text:span text:style-name="Основной_20_шрифт_20_абзаца"><text:span text:style-name="T16"> </text:span></text:span><text:span text:style-name="Основной_20_шрифт_20_абзаца"><text:span text:style-name="T15">monta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травянистое растение высотой до 20 — 30 см. Стебель прямостоячий, все растение опушенное. Венчик белый, позднее буровато-желтый. Головка 15 — 25 мм в диаметре.</text:p>
      <text:p text:style-name="P1">Растет на лугах и в особенности на субальпийских лугах. Отлично поедается всеми видами скота. Медоносное растение.</text:p>
      <text:p text:style-name="P1"/>
      <text:p text:style-name="P7"><text:span text:style-name="Основной_20_шрифт_20_абзаца"><text:span text:style-name="T1">ЩхъахIврачвкъьа</text:span></text:span><text:span text:style-name="Основной_20_шрифт_20_абзаца"><text:span text:style-name="T6"> — Горец горный, альпийский, гречиха кислая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alpium</text:span></text:span><text:span text:style-name="Основной_20_шрифт_20_абзаца"><text:span text:style-name="T16"> </text:span></text:span><text:span text:style-name="Основной_20_шрифт_20_абзаца"><text:span text:style-name="T15">All</text:span></text:span><text:span text:style-name="Основной_20_шрифт_20_абзаца"><text:span text:style-name="T6">.</text:span></text:span></text:p>
      <text:p text:style-name="P1">Корневищный многолетник до 15 — 70 см высотой. Листья короткочерешковые, ланцетные. Цветки белые, собраны в кистях на безлистной метелке. Цветет в конце мая — августе.</text:p>
      <text:p text:style-name="P1">Растет на лугах, в луговых степях, на опушках, старых залежах.</text:p>
      <text:p text:style-name="P1">В пищу употребляются молодые стебли. Они идут для начинки пирогов, для зеленых щей, салатов.</text:p>
      <text:p text:style-name="P1"/>
      <text:p text:style-name="P7"><text:span text:style-name="Основной_20_шрифт_20_абзаца"><text:span text:style-name="T1">ЩхъацаранчIв</text:span></text:span><text:span text:style-name="Основной_20_шрифт_20_абзаца"><text:span text:style-name="T6"> — Щавель альпийский — </text:span></text:span><text:span text:style-name="Основной_20_шрифт_20_абзаца"><text:span text:style-name="T15">Rumex</text:span></text:span><text:span text:style-name="Основной_20_шрифт_20_абзаца"><text:span text:style-name="T16"> </text:span></text:span><text:span text:style-name="Основной_20_шрифт_20_абзаца"><text:span text:style-name="T15">alpin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ик высотой до 1,5 м с очень толстыми корневищами. Листья широкояйцевидные, кверху тупые, с сердцевидным основанием. Семянка кверху и книзу суженная.</text:p>
      <text:p text:style-name="P1"><text:soft-page-break/>Растение высокогорий, в КЧР растет на альпийских и субальпийских лугах, особенно на тырлах.</text:p>
      <text:p text:style-name="P1"/>
      <text:p text:style-name="P7"><text:span text:style-name="Основной_20_шрифт_20_абзаца"><text:span text:style-name="T1">Щхъачай</text:span></text:span><text:span text:style-name="Основной_20_шрифт_20_абзаца"><text:span text:style-name="T6"> — Рододендрон кавказский — </text:span></text:span><text:span text:style-name="Основной_20_шрифт_20_абзаца"><text:span text:style-name="T15">Rhododendron</text:span></text:span><text:span text:style-name="Основной_20_шрифт_20_абзаца"><text:span text:style-name="T16"> </text:span></text:span><text:span text:style-name="Основной_20_шрифт_20_абзаца"><text:span text:style-name="T15">caucasicum</text:span></text:span><text:span text:style-name="Основной_20_шрифт_20_абзаца"><text:span text:style-name="T16"> </text:span></text:span><text:span text:style-name="Основной_20_шрифт_20_абзаца"><text:span text:style-name="T15">Pall</text:span></text:span><text:span text:style-name="Основной_20_шрифт_20_абзаца"><text:span text:style-name="T6">.</text:span></text:span></text:p>
      <text:p text:style-name="P1"/>
      <text:p text:style-name="P7"><text:span text:style-name="Основной_20_шрифт_20_абзаца"><text:span text:style-name="T1">Ъан-анпса</text:span></text:span><text:span text:style-name="Основной_20_шрифт_20_абзаца"><text:span text:style-name="T6"> — Мать-и-мачеха обыкновенная — </text:span></text:span><text:span text:style-name="Основной_20_шрифт_20_абзаца"><text:span text:style-name="T15">Tussilago</text:span></text:span><text:span text:style-name="Основной_20_шрифт_20_абзаца"><text:span text:style-name="T16"> </text:span></text:span><text:span text:style-name="Основной_20_шрифт_20_абзаца"><text:span text:style-name="T15">farfar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Растение с длинным подземным корневищем, из которого ранней весной вырастают цветущие стебли, а позже прикорневые листья. Цветочный стебель покрыт белыми волосками и многочисленными, часто буроватыми чешуйчатыми листочками, прижатыми к стеблю. Цветки желтые, собранные в небольшие соцветия — корзинки. Прикорневые листья появляются после окончания цветения, сердцевидно-зубчатые; молодые с обеих сторон в защиту от холода и сухого ветра покрыты беловойлочным пушком. Плоды с волосками. Зацветает ранней весной и долго цветет. Растет на глинистых и песчаных почвах, на степных склонах, в оврагах.</text:p>
      <text:p text:style-name="P1">Медоносное и лекарственное растение.</text:p>
      <text:p text:style-name="P1"/>
      <text:p text:style-name="P7"><text:span text:style-name="Основной_20_шрифт_20_абзаца"><text:span text:style-name="T1">Ъашвы</text:span></text:span><text:span text:style-name="Основной_20_шрифт_20_абзаца"><text:span text:style-name="T6"> — Мальва, просвирник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Уапшы Матахъвай.</text:p>
      <text:p text:style-name="P1"/>
      <text:p text:style-name="P7"><text:span text:style-name="Основной_20_шрифт_20_абзаца"><text:span text:style-name="T1">Ъашхва</text:span></text:span><text:span text:style-name="Основной_20_шрифт_20_абзаца"><text:span text:style-name="T6"> — Колокольчик Малеева — </text:span></text:span><text:span text:style-name="Основной_20_шрифт_20_абзаца"><text:span text:style-name="T15">Campanula</text:span></text:span><text:span text:style-name="Основной_20_шрифт_20_абзаца"><text:span text:style-name="T16"> </text:span></text:span><text:span text:style-name="Основной_20_шрифт_20_абзаца"><text:span text:style-name="T15">maleevii</text:span></text:span><text:span text:style-name="Основной_20_шрифт_20_абзаца"><text:span text:style-name="T16"> </text:span></text:span><text:span text:style-name="Основной_20_шрифт_20_абзаца"><text:span text:style-name="T15">Fed</text:span></text:span><text:span text:style-name="Основной_20_шрифт_20_абзаца"><text:span text:style-name="T6">.</text:span></text:span></text:p>
      <text:p text:style-name="P1">Многолетнее растение среднегорного пояса высотой около 50 см. Стебель крепкий, прямой, жестковолосистый. Листья яйцевидные, острые, нижние черешковые. Цветет в июле — августе. Соцветие верхушечное, головчатое.</text:p>
      <text:p text:style-name="P1">Растет на лугах, лесных полянах, по опушкам леса.</text:p>
      <text:p text:style-name="P1"/>
      <text:p text:style-name="P7"><text:span text:style-name="Основной_20_шрифт_20_абзаца"><text:span text:style-name="T1">Ъашвгьагьахвыц</text:span></text:span><text:span text:style-name="Основной_20_шрифт_20_абзаца"><text:span text:style-name="T6"> — Мальва приземистая, просвирник приземистый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pusilla</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Медоносное однолетнее растение до 10 — 30 см высотой. Стебли приподнимающиеся. Листья округлые с выемкой у черешка. Цветки белые, мелкие. Цветет в апреле — июле. Плоды округлые, слабо опушенные.</text:p>
      <text:p text:style-name="P1">Растет повсеместно, обычно на сорных местах, вдоль дорог, у жилья, от низменности до среднегорья. Растение медоносное.</text:p>
      <text:p text:style-name="P1"/>
      <text:p text:style-name="P7"><text:span text:style-name="Основной_20_шрифт_20_абзаца"><text:span text:style-name="T1">Ъашгьажьхвыц</text:span></text:span><text:span text:style-name="Основной_20_шрифт_20_абзаца"><text:span text:style-name="T6"> — Мальва приземистая, просвирник приземистый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pusilla</text:span></text:span><text:span text:style-name="Основной_20_шрифт_20_абзаца"><text:span text:style-name="T16"> </text:span></text:span><text:span text:style-name="Основной_20_шрифт_20_абзаца"><text:span text:style-name="T15">Smith</text:span></text:span><text:span text:style-name="Основной_20_шрифт_20_абзаца"><text:span text:style-name="T6">.</text:span></text:span></text:p>
      <text:p text:style-name="P1">Уапшы Ъашвгьагьахвыц.</text:p>
      <text:p text:style-name="P1"/>
      <text:p text:style-name="P7"><text:span text:style-name="Основной_20_шрифт_20_абзаца"><text:span text:style-name="T1">ЪашвыхIвра</text:span></text:span><text:span text:style-name="Основной_20_шрифт_20_абзаца"><text:span text:style-name="T9"> — Мальва, просвирник — </text:span></text:span><text:span text:style-name="Основной_20_шрифт_20_абзаца"><text:span text:style-name="T15">Malv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7"><text:span text:style-name="Основной_20_шрифт_20_абзаца"><text:span text:style-name="T9">Уапшы Матахъвай.</text:span></text:span></text:p>
      <text:p text:style-name="P1"/>
      <text:p text:style-name="P7"><text:span text:style-name="Основной_20_шрифт_20_абзаца"><text:span text:style-name="T1">Тлакъыца</text:span></text:span><text:span text:style-name="Основной_20_шрифт_20_абзаца"><text:span text:style-name="T9"> </text:span></text:span><text:span text:style-name="Основной_20_шрифт_20_абзаца"><text:span text:style-name="T6">— Ковыль — </text:span></text:span><text:span text:style-name="Основной_20_шрифт_20_абзаца"><text:span text:style-name="T15">Stipa</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Уапшы Тажвхъабра.</text:p>
      <text:p text:style-name="P1"/>
      <text:p text:style-name="P7"><text:span text:style-name="Основной_20_шрифт_20_абзаца"><text:span text:style-name="T1">Тлакъыца</text:span></text:span><text:span text:style-name="Основной_20_шрифт_20_абзаца"><text:span text:style-name="T9"> </text:span></text:span><text:span text:style-name="Основной_20_шрифт_20_абзаца"><text:span text:style-name="T6">— Колокольчик высокий — </text:span></text:span><text:span text:style-name="Основной_20_шрифт_20_абзаца"><text:span text:style-name="T15">Campanula</text:span></text:span><text:span text:style-name="Основной_20_шрифт_20_абзаца"><text:span text:style-name="T16"> </text:span></text:span><text:span text:style-name="Основной_20_шрифт_20_абзаца"><text:span text:style-name="T15">elatior</text:span></text:span><text:span text:style-name="Основной_20_шрифт_20_абзаца"><text:span text:style-name="T16"> (</text:span></text:span><text:span text:style-name="Основной_20_шрифт_20_абзаца"><text:span text:style-name="T15">Fomin</text:span></text:span><text:span text:style-name="Основной_20_шрифт_20_абзаца"><text:span text:style-name="T16">.) </text:span></text:span><text:span text:style-name="Основной_20_шрифт_20_абзаца"><text:span text:style-name="T15">Grosch</text:span></text:span><text:span text:style-name="Основной_20_шрифт_20_абзаца"><text:span text:style-name="T6">.</text:span></text:span></text:p>
      <text:p text:style-name="P1">Многолетнее травянистое растение до 40 — 60 см высотой. Стебель прямостоячий. Нижние стеблевые листья лопчатые. Цветет в мае — июле. Соцветие узкое, обычно кистевидное. Венчик узкоколокольчатый.</text:p>
      <text:p text:style-name="P1">Растет на лугах в низменной и среднегорной поясах.</text:p>
      <text:p text:style-name="P1"/>
      <text:p text:style-name="P7"><text:span text:style-name="Основной_20_шрифт_20_абзаца"><text:span text:style-name="T1">ТларыхI</text:span></text:span><text:span text:style-name="Основной_20_шрифт_20_абзаца"><text:span text:style-name="T9"> </text:span></text:span><text:span text:style-name="Основной_20_шрифт_20_абзаца"><text:span text:style-name="T6">— Синяк обыкновенный — </text:span></text:span><text:span text:style-name="Основной_20_шрифт_20_абзаца"><text:span text:style-name="T15">Echium</text:span></text:span><text:span text:style-name="Основной_20_шрифт_20_абзаца"><text:span text:style-name="T16"> </text:span></text:span><text:span text:style-name="Основной_20_шрифт_20_абзаца"><text:span text:style-name="T15">vulgare</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
      <text:p text:style-name="P7"><text:span text:style-name="Основной_20_шрифт_20_абзаца"><text:span text:style-name="T1">ТлатхIвей</text:span></text:span><text:span text:style-name="Основной_20_шрифт_20_абзаца"><text:span text:style-name="T9"> </text:span></text:span><text:span text:style-name="Основной_20_шрифт_20_абзаца"><text:span text:style-name="T6">— Гречишка вьюнковая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convolvul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9">.</text:span></text:span></text:p>
      <text:p text:style-name="P1">Однолетнее ядовитое растение высотой до 1 м. Стебли слабые, вьющиеся. Цветет в июне — августе, расположены цветки по 3 — 6 в пазушных пучках.</text:p>
      <text:p text:style-name="P1">Растет в посевах, на песках, галечниках среднегорной части.</text:p>
      <text:p text:style-name="P1"/>
      <text:p text:style-name="P7"><text:span text:style-name="Основной_20_шрифт_20_абзаца"><text:span text:style-name="T1">ТлатхIвей</text:span></text:span><text:span text:style-name="Основной_20_шрифт_20_абзаца"><text:span text:style-name="T9"> </text:span></text:span><text:span text:style-name="Основной_20_шрифт_20_абзаца"><text:span text:style-name="T6">— Плеть вьющихся растений.</text:span></text:span></text:p>
      <text:p text:style-name="P1"><text:soft-page-break/></text:p>
      <text:p text:style-name="P7"><text:span text:style-name="Основной_20_шрифт_20_абзаца"><text:span text:style-name="T1">Тлахц</text:span></text:span><text:span text:style-name="Основной_20_шрифт_20_абзаца"><text:span text:style-name="T6"> — Годичные побеги или ответвления многих кустарниковых растений.</text:span></text:span></text:p>
      <text:p text:style-name="P1"/>
      <text:p text:style-name="P7"><text:span text:style-name="Основной_20_шрифт_20_абзаца"><text:span text:style-name="T1">Тлахъц</text:span></text:span><text:span text:style-name="Основной_20_шрифт_20_абзаца"><text:span text:style-name="T9"> — </text:span></text:span><text:span text:style-name="Основной_20_шрифт_20_абзаца"><text:span text:style-name="T6">Вьюнок, березка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 </text:span></text:span><text:span text:style-name="Основной_20_шрифт_20_абзаца"><text:span text:style-name="T7">Рис</text:span></text:span><text:span text:style-name="Основной_20_шрифт_20_абзаца"><text:span text:style-name="T6">. 229.</text:span></text:span></text:p>
      <text:p text:style-name="P1">Во флоре КЧР видов этого рода более четырех. Это многолетние, вьющиеся растения. Корни уходят глубоко, сильно ветвятся.</text:p>
      <text:p text:style-name="P1">Размножается семенами и вегетативно. Обвивая растения и иную опору, выносят листья на свет.</text:p>
      <text:p text:style-name="P1">Среда обитания различная.</text:p>
      <text:p text:style-name="P1"/>
      <text:p text:style-name="P7"><text:span text:style-name="Основной_20_шрифт_20_абзаца"><text:span text:style-name="T1">ТлахъцбыгъьцIагIв</text:span></text:span><text:span text:style-name="Основной_20_шрифт_20_абзаца"><text:span text:style-name="T6"> — Вьюнок узколистный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lineatus</text:span></text:span><text:span text:style-name="Основной_20_шрифт_20_абзаца"><text:span text:style-name="T16"> </text:span></text:span><text:span text:style-name="Основной_20_шрифт_20_абзаца"><text:span text:style-name="T15">L</text:span></text:span><text:span text:style-name="Основной_20_шрифт_20_абзаца"><text:span text:style-name="T6">.</text:span></text:span></text:p>
      <text:p text:style-name="P1">Многолетнее растение, серебристое от опушения волосками. Цветет в мае — июле, венчик розовый или белый. Листья линейно-продолговатые.</text:p>
      <text:p text:style-name="P1">Растет на сухих склонах среднегорной части. Растение кормовое.</text:p>
      <text:p text:style-name="P1"/>
      <text:p text:style-name="P7"><text:span text:style-name="Основной_20_шрифт_20_абзаца"><text:span text:style-name="T1">Тлахъыц</text:span></text:span><text:span text:style-name="Основной_20_шрифт_20_абзаца"><text:span text:style-name="T6"> — Вьюнок волосистый — </text:span></text:span><text:span text:style-name="Основной_20_шрифт_20_абзаца"><text:span text:style-name="T15">Polygonum</text:span></text:span><text:span text:style-name="Основной_20_шрифт_20_абзаца"><text:span text:style-name="T16"> </text:span></text:span><text:span text:style-name="Основной_20_шрифт_20_абзаца"><text:span text:style-name="T15">hirsutus</text:span></text:span><text:span text:style-name="Основной_20_шрифт_20_абзаца"><text:span text:style-name="T16"> </text:span></text:span><text:span text:style-name="Основной_20_шрифт_20_абзаца"><text:span text:style-name="T15">Stev</text:span></text:span><text:span text:style-name="Основной_20_шрифт_20_абзаца"><text:span text:style-name="T6">.</text:span></text:span></text:p>
      <text:p text:style-name="P1">Все растение мохнато-волосистое высотой до 1 м. Корневая система развита. Листья узкие. Цветет в июне — июле. Венчик белый, реже розовый.</text:p>
      <text:p text:style-name="P7"><text:span text:style-name="Основной_20_шрифт_20_абзаца"><text:span text:style-name="T6">Растет на полях, садах, заборах. Не выходит за пределы нижнего горного пояса.</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Unicode MS" svg:font-family="'Arial Unicode M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Unicode MS" fo:font-size="10pt" fo:letter-spacing="normal" fo:language="ru" fo:country="RU" fo:font-style="normal" style:text-underline-style="none" fo:font-weight="normal" style:letter-kerning="false" style:font-name-asian="Arial Unicode MS" style:font-size-asian="10pt" style:language-asian="ru" style:country-asian="RU" style:font-style-asian="normal" style:font-weight-asian="normal" style:font-name-complex="Arial Unicode M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Unicode MS" fo:font-size="10pt" fo:letter-spacing="normal" fo:language="ru" fo:country="RU" fo:font-style="normal" style:text-underline-style="none" fo:font-weight="normal" style:letter-kerning="false" fo:background-color="transparent" style:font-name-asian="Arial Unicode MS" style:font-size-asian="10pt" style:language-asian="ru" style:country-asian="RU" style:font-style-asian="normal" style:font-weight-asian="normal" style:font-name-complex="Arial Unicode M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Обычный" style:family="paragraph">
      <style:paragraph-properties fo:orphans="0" fo:widows="0" fo:hyphenation-ladder-count="no-limit"/>
      <style:text-properties fo:color="#000000" fo:font-size="12pt" style:font-size-asian="12pt" style:font-size-complex="12pt" style:language-complex="ru" style:country-complex="RU" fo:hyphenate="false"/>
    </style:style>
    <style:style style:name="Основной_20_шрифт_20_абзаца" style:display-name="Основной шрифт абзаца" style:family="text"/>
    <style:style style:name="Гиперссылка" style:family="text">
      <style:text-properties fo:color="#0066cc"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1.501cm" fo:margin-left="2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Admin</meta:initial-creator>
    <meta:creation-date>2015-06-18T05:36:00Z</meta:creation-date>
    <dc:date>2015-07-07T10:18:57.448000000</dc:date>
    <meta:editing-cycles>175</meta:editing-cycles>
    <meta:editing-duration>PT14H9M4S</meta:editing-duration>
    <meta:document-statistic meta:table-count="0" meta:image-count="0" meta:object-count="0" meta:page-count="151" meta:paragraph-count="4393" meta:word-count="49317" meta:character-count="371130" meta:non-whitespace-character-count="321951"/>
    <meta:template xlink:type="simple" xlink:actuate="onRequest" xlink:title="" xlink:href="Normal"/>
  </office:meta>
</office:document-meta>
</file>